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ff0000" draw:marker-start-width="0.196cm" draw:marker-end-width="0.196cm" draw:fill="none" fo:padding-top="0cm" fo:padding-bottom="0cm" fo:padding-left="0cm" fo:padding-right="0cm"/>
    </style:style>
    <style:style style:name="gr2"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objectwithoutfill">
      <style:graphic-properties draw:stroke="solid" svg:stroke-width="0cm" svg:stroke-color="#ff0000" draw:marker-start-width="0.2cm" draw:marker-end-width="0.2cm" draw:fill="none" draw:textarea-vertical-align="middle" fo:padding-top="0.125cm" fo:padding-bottom="0.125cm" fo:padding-left="0.25cm" fo:padding-right="0.25cm"/>
    </style:style>
    <style:style style:name="gr1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3"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4"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5"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6"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0"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1" style:family="graphic" style:parent-style-name="standard" style:list-style-name="L1">
      <style:graphic-properties draw:stroke="solid" draw:stroke-dash="Dashed_20__28_var_29__20_1" svg:stroke-width="0cm" svg:stroke-color="#ff0000" draw:marker-start="" draw:marker-start-width="0.148cm" draw:marker-start-center="false" draw:marker-end="" draw:marker-end-width="0.148cm" draw:marker-end-center="false" svg:stroke-opacity="100%" draw:stroke-linejoin="miter"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standard" style:list-style-name="L1">
      <style:graphic-properties draw:stroke="solid" svg:stroke-width="0cm" svg:stroke-color="#ff0000" draw:marker-start="" draw:marker-start-width="0.148cm" draw:marker-start-center="false" draw:marker-end="" draw:marker-end-width="0.148cm" draw:marker-end-center="false" svg:stroke-opacity="100%" draw:stroke-linejoin="miter" svg:stroke-linecap="butt" draw:fill="none" draw:fill-color="#179bd8"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08cm" fo:padding-bottom="0.108cm" fo:padding-left="0.233cm" fo:padding-right="0.23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P1"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18pt" style:language-asian="zh" style:country-asian="CN" style:font-style-asian="normal" style:font-weight-asian="normal" style:font-name-complex="Arial Unicode M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g>
            <draw:g>
              <draw:g>
                <draw:line draw:style-name="gr1" draw:layer="layout" svg:x1="0.5cm" svg:y1="8.501cm" svg:x2="1.299cm" svg:y2="8.501cm">
                  <text:p/>
                </draw:line>
                <draw:line draw:style-name="gr1" draw:layer="layout" svg:x1="1.299cm" svg:y1="8.2cm" svg:x2="1.299cm" svg:y2="8.501cm">
                  <text:p/>
                </draw:line>
                <draw:line draw:style-name="gr1" draw:layer="layout" svg:x1="1.299cm" svg:y1="8.2cm" svg:x2="2.1cm" svg:y2="8.2cm">
                  <text:p/>
                </draw:line>
                <draw:line draw:style-name="gr1" draw:layer="layout" svg:x1="2.1cm" svg:y1="8.2cm" svg:x2="2.1cm" svg:y2="8.501cm">
                  <text:p/>
                </draw:line>
                <draw:line draw:style-name="gr1" draw:layer="layout" svg:x1="2.1cm" svg:y1="8.501cm" svg:x2="2.899cm" svg:y2="8.501cm">
                  <text:p/>
                </draw:line>
                <draw:line draw:style-name="gr1" draw:layer="layout" svg:x1="2.899cm" svg:y1="8.2cm" svg:x2="2.899cm" svg:y2="8.501cm">
                  <text:p/>
                </draw:line>
                <draw:line draw:style-name="gr1" draw:layer="layout" svg:x1="2.899cm" svg:y1="8.2cm" svg:x2="3.699cm" svg:y2="8.2cm">
                  <text:p/>
                </draw:line>
                <draw:line draw:style-name="gr1" draw:layer="layout" svg:x1="3.699cm" svg:y1="8.2cm" svg:x2="3.699cm" svg:y2="8.501cm">
                  <text:p/>
                </draw:line>
                <draw:line draw:style-name="gr1" draw:layer="layout" svg:x1="3.699cm" svg:y1="8.501cm" svg:x2="4.199cm" svg:y2="8.501cm">
                  <text:p/>
                </draw:line>
                <draw:line draw:style-name="gr1" draw:layer="layout" svg:x1="0.5cm" svg:y1="4.5cm" svg:x2="1.299cm" svg:y2="4.5cm">
                  <text:p/>
                </draw:line>
                <draw:line draw:style-name="gr1" draw:layer="layout" svg:x1="1.299cm" svg:y1="4.5cm" svg:x2="1.299cm" svg:y2="4.801cm">
                  <text:p/>
                </draw:line>
                <draw:line draw:style-name="gr1" draw:layer="layout" svg:x1="1.299cm" svg:y1="4.801cm" svg:x2="2.1cm" svg:y2="4.801cm">
                  <text:p/>
                </draw:line>
                <draw:line draw:style-name="gr1" draw:layer="layout" svg:x1="2.1cm" svg:y1="4.5cm" svg:x2="2.1cm" svg:y2="4.801cm">
                  <text:p/>
                </draw:line>
                <draw:line draw:style-name="gr1" draw:layer="layout" svg:x1="2.1cm" svg:y1="4.5cm" svg:x2="2.899cm" svg:y2="4.5cm">
                  <text:p/>
                </draw:line>
                <draw:line draw:style-name="gr1" draw:layer="layout" svg:x1="2.899cm" svg:y1="4.5cm" svg:x2="2.899cm" svg:y2="4.801cm">
                  <text:p/>
                </draw:line>
                <draw:line draw:style-name="gr1" draw:layer="layout" svg:x1="2.899cm" svg:y1="4.801cm" svg:x2="3.699cm" svg:y2="4.801cm">
                  <text:p/>
                </draw:line>
                <draw:line draw:style-name="gr1" draw:layer="layout" svg:x1="3.699cm" svg:y1="4.5cm" svg:x2="3.699cm" svg:y2="4.801cm">
                  <text:p/>
                </draw:line>
                <draw:line draw:style-name="gr1" draw:layer="layout" svg:x1="3.699cm" svg:y1="4.5cm" svg:x2="4.199cm" svg:y2="4.5cm">
                  <text:p/>
                </draw:line>
                <draw:line draw:style-name="gr1" draw:layer="layout" svg:x1="0.5cm" svg:y1="8.501cm" svg:x2="0.5cm" svg:y2="7.701cm">
                  <text:p/>
                </draw:line>
                <draw:line draw:style-name="gr1" draw:layer="layout" svg:x1="0.799cm" svg:y1="7.701cm" svg:x2="0.5cm" svg:y2="7.701cm">
                  <text:p/>
                </draw:line>
                <draw:line draw:style-name="gr1" draw:layer="layout" svg:x1="0.799cm" svg:y1="7.701cm" svg:x2="0.799cm" svg:y2="6.9cm">
                  <text:p/>
                </draw:line>
                <draw:line draw:style-name="gr1" draw:layer="layout" svg:x1="0.799cm" svg:y1="6.9cm" svg:x2="0.5cm" svg:y2="6.9cm">
                  <text:p/>
                </draw:line>
                <draw:line draw:style-name="gr1" draw:layer="layout" svg:x1="0.5cm" svg:y1="6.9cm" svg:x2="0.5cm" svg:y2="6.101cm">
                  <text:p/>
                </draw:line>
                <draw:line draw:style-name="gr1" draw:layer="layout" svg:x1="0.799cm" svg:y1="6.101cm" svg:x2="0.5cm" svg:y2="6.101cm">
                  <text:p/>
                </draw:line>
                <draw:line draw:style-name="gr1" draw:layer="layout" svg:x1="0.799cm" svg:y1="6.101cm" svg:x2="0.799cm" svg:y2="5.301cm">
                  <text:p/>
                </draw:line>
                <draw:line draw:style-name="gr1" draw:layer="layout" svg:x1="0.799cm" svg:y1="5.301cm" svg:x2="0.5cm" svg:y2="5.301cm">
                  <text:p/>
                </draw:line>
                <draw:line draw:style-name="gr1" draw:layer="layout" svg:x1="0.5cm" svg:y1="5.301cm" svg:x2="0.5cm" svg:y2="4.5cm">
                  <text:p/>
                </draw:line>
                <draw:line draw:style-name="gr1" draw:layer="layout" svg:x1="4.199cm" svg:y1="8.501cm" svg:x2="4.199cm" svg:y2="7.701cm">
                  <text:p/>
                </draw:line>
                <draw:line draw:style-name="gr1" draw:layer="layout" svg:x1="4.5cm" svg:y1="7.701cm" svg:x2="4.199cm" svg:y2="7.701cm">
                  <text:p/>
                </draw:line>
                <draw:line draw:style-name="gr1" draw:layer="layout" svg:x1="4.5cm" svg:y1="7.701cm" svg:x2="4.5cm" svg:y2="6.9cm">
                  <text:p/>
                </draw:line>
                <draw:line draw:style-name="gr1" draw:layer="layout" svg:x1="4.5cm" svg:y1="6.9cm" svg:x2="4.199cm" svg:y2="6.9cm">
                  <text:p/>
                </draw:line>
                <draw:line draw:style-name="gr1" draw:layer="layout" svg:x1="4.199cm" svg:y1="6.9cm" svg:x2="4.199cm" svg:y2="6.101cm">
                  <text:p/>
                </draw:line>
                <draw:line draw:style-name="gr1" draw:layer="layout" svg:x1="4.5cm" svg:y1="6.101cm" svg:x2="4.199cm" svg:y2="6.101cm">
                  <text:p/>
                </draw:line>
                <draw:line draw:style-name="gr1" draw:layer="layout" svg:x1="4.5cm" svg:y1="6.101cm" svg:x2="4.5cm" svg:y2="5.301cm">
                  <text:p/>
                </draw:line>
                <draw:line draw:style-name="gr1" draw:layer="layout" svg:x1="4.5cm" svg:y1="5.301cm" svg:x2="4.199cm" svg:y2="5.301cm">
                  <text:p/>
                </draw:line>
                <draw:line draw:style-name="gr1" draw:layer="layout" svg:x1="4.199cm" svg:y1="5.301cm" svg:x2="4.199cm" svg:y2="4.5cm">
                  <text:p/>
                </draw:line>
              </draw:g>
              <draw:line draw:style-name="gr1" draw:layer="layout" svg:x1="0.801cm" svg:y1="4.199cm" svg:x2="1.3cm" svg:y2="4.199cm">
                <text:p/>
              </draw:line>
              <draw:line draw:style-name="gr1" draw:layer="layout" svg:x1="1.3cm" svg:y1="4.199cm" svg:x2="1.3cm" svg:y2="4.5cm">
                <text:p/>
              </draw:line>
              <draw:line draw:style-name="gr1" draw:layer="layout" svg:x1="1.3cm" svg:y1="4.5cm" svg:x2="2.101cm" svg:y2="4.5cm">
                <text:p/>
              </draw:line>
              <draw:line draw:style-name="gr1" draw:layer="layout" svg:x1="2.101cm" svg:y1="4.199cm" svg:x2="2.101cm" svg:y2="4.5cm">
                <text:p/>
              </draw:line>
              <draw:line draw:style-name="gr1" draw:layer="layout" svg:x1="2.101cm" svg:y1="4.199cm" svg:x2="2.9cm" svg:y2="4.199cm">
                <text:p/>
              </draw:line>
              <draw:line draw:style-name="gr1" draw:layer="layout" svg:x1="2.9cm" svg:y1="4.199cm" svg:x2="2.9cm" svg:y2="4.5cm">
                <text:p/>
              </draw:line>
              <draw:line draw:style-name="gr1" draw:layer="layout" svg:x1="2.9cm" svg:y1="4.5cm" svg:x2="3.7cm" svg:y2="4.5cm">
                <text:p/>
              </draw:line>
              <draw:line draw:style-name="gr1" draw:layer="layout" svg:x1="3.7cm" svg:y1="4.199cm" svg:x2="3.7cm" svg:y2="4.5cm">
                <text:p/>
              </draw:line>
              <draw:line draw:style-name="gr1" draw:layer="layout" svg:x1="3.7cm" svg:y1="4.199cm" svg:x2="4.2cm" svg:y2="4.199cm">
                <text:p/>
              </draw:line>
              <draw:line draw:style-name="gr1" draw:layer="layout" svg:x1="0.801cm" svg:y1="0.8cm" svg:x2="1.3cm" svg:y2="0.8cm">
                <text:p/>
              </draw:line>
              <draw:line draw:style-name="gr1" draw:layer="layout" svg:x1="1.3cm" svg:y1="0.499cm" svg:x2="1.3cm" svg:y2="0.8cm">
                <text:p/>
              </draw:line>
              <draw:line draw:style-name="gr1" draw:layer="layout" svg:x1="1.3cm" svg:y1="0.499cm" svg:x2="2.101cm" svg:y2="0.499cm">
                <text:p/>
              </draw:line>
              <draw:line draw:style-name="gr1" draw:layer="layout" svg:x1="2.101cm" svg:y1="0.499cm" svg:x2="2.101cm" svg:y2="0.8cm">
                <text:p/>
              </draw:line>
              <draw:line draw:style-name="gr1" draw:layer="layout" svg:x1="2.101cm" svg:y1="0.8cm" svg:x2="2.9cm" svg:y2="0.8cm">
                <text:p/>
              </draw:line>
              <draw:line draw:style-name="gr1" draw:layer="layout" svg:x1="2.9cm" svg:y1="0.499cm" svg:x2="2.9cm" svg:y2="0.8cm">
                <text:p/>
              </draw:line>
              <draw:line draw:style-name="gr1" draw:layer="layout" svg:x1="2.9cm" svg:y1="0.499cm" svg:x2="3.7cm" svg:y2="0.499cm">
                <text:p/>
              </draw:line>
              <draw:line draw:style-name="gr1" draw:layer="layout" svg:x1="3.7cm" svg:y1="0.499cm" svg:x2="3.7cm" svg:y2="0.8cm">
                <text:p/>
              </draw:line>
              <draw:line draw:style-name="gr1" draw:layer="layout" svg:x1="3.7cm" svg:y1="0.8cm" svg:x2="4.2cm" svg:y2="0.8cm">
                <text:p/>
              </draw:line>
              <draw:line draw:style-name="gr1" draw:layer="layout" svg:x1="0.801cm" svg:y1="4.199cm" svg:x2="0.801cm" svg:y2="3.7cm">
                <text:p/>
              </draw:line>
              <draw:line draw:style-name="gr1" draw:layer="layout" svg:x1="0.801cm" svg:y1="3.7cm" svg:x2="0.5cm" svg:y2="3.7cm">
                <text:p/>
              </draw:line>
              <draw:line draw:style-name="gr1" draw:layer="layout" svg:x1="0.5cm" svg:y1="3.7cm" svg:x2="0.5cm" svg:y2="2.899cm">
                <text:p/>
              </draw:line>
              <draw:line draw:style-name="gr1" draw:layer="layout" svg:x1="0.801cm" svg:y1="2.899cm" svg:x2="0.5cm" svg:y2="2.899cm">
                <text:p/>
              </draw:line>
              <draw:line draw:style-name="gr1" draw:layer="layout" svg:x1="0.801cm" svg:y1="2.899cm" svg:x2="0.801cm" svg:y2="2.1cm">
                <text:p/>
              </draw:line>
              <draw:line draw:style-name="gr1" draw:layer="layout" svg:x1="0.801cm" svg:y1="2.1cm" svg:x2="0.5cm" svg:y2="2.1cm">
                <text:p/>
              </draw:line>
              <draw:line draw:style-name="gr1" draw:layer="layout" svg:x1="0.5cm" svg:y1="2.1cm" svg:x2="0.5cm" svg:y2="1.3cm">
                <text:p/>
              </draw:line>
              <draw:line draw:style-name="gr1" draw:layer="layout" svg:x1="0.801cm" svg:y1="1.3cm" svg:x2="0.5cm" svg:y2="1.3cm">
                <text:p/>
              </draw:line>
              <draw:line draw:style-name="gr1" draw:layer="layout" svg:x1="0.801cm" svg:y1="1.3cm" svg:x2="0.801cm" svg:y2="0.8cm">
                <text:p/>
              </draw:line>
              <draw:line draw:style-name="gr1" draw:layer="layout" svg:x1="4.2cm" svg:y1="4.199cm" svg:x2="4.2cm" svg:y2="3.7cm">
                <text:p/>
              </draw:line>
              <draw:line draw:style-name="gr1" draw:layer="layout" svg:x1="4.501cm" svg:y1="3.7cm" svg:x2="4.2cm" svg:y2="3.7cm">
                <text:p/>
              </draw:line>
              <draw:line draw:style-name="gr1" draw:layer="layout" svg:x1="4.501cm" svg:y1="3.7cm" svg:x2="4.501cm" svg:y2="2.899cm">
                <text:p/>
              </draw:line>
              <draw:line draw:style-name="gr1" draw:layer="layout" svg:x1="4.501cm" svg:y1="2.899cm" svg:x2="4.2cm" svg:y2="2.899cm">
                <text:p/>
              </draw:line>
              <draw:line draw:style-name="gr1" draw:layer="layout" svg:x1="4.2cm" svg:y1="2.899cm" svg:x2="4.2cm" svg:y2="2.1cm">
                <text:p/>
              </draw:line>
              <draw:line draw:style-name="gr1" draw:layer="layout" svg:x1="4.501cm" svg:y1="2.1cm" svg:x2="4.2cm" svg:y2="2.1cm">
                <text:p/>
              </draw:line>
              <draw:line draw:style-name="gr1" draw:layer="layout" svg:x1="4.501cm" svg:y1="2.1cm" svg:x2="4.501cm" svg:y2="1.3cm">
                <text:p/>
              </draw:line>
              <draw:line draw:style-name="gr1" draw:layer="layout" svg:x1="4.501cm" svg:y1="1.3cm" svg:x2="4.2cm" svg:y2="1.3cm">
                <text:p/>
              </draw:line>
              <draw:line draw:style-name="gr1" draw:layer="layout" svg:x1="4.2cm" svg:y1="1.3cm" svg:x2="4.2cm" svg:y2="0.8cm">
                <text:p/>
              </draw:line>
              <draw:g>
                <draw:path draw:style-name="gr2" draw:text-style-name="P1" draw:layer="layout" svg:width="0.726cm" svg:height="0.641cm" svg:x="1cm" svg:y="5.69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3" draw:text-style-name="P1" draw:layer="layout" svg:width="0.698cm" svg:height="0.62cm" svg:x="1.872cm" svg:y="5.701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4" draw:text-style-name="P1" draw:layer="layout" svg:width="0.316cm" svg:height="0.157cm" svg:x="2.029cm" svg:y="5.805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5" draw:text-style-name="P1" draw:layer="layout" svg:width="0.591cm" svg:height="0.62cm" svg:x="2.656cm" svg:y="5.701cm" svg:viewBox="0 0 592 621" draw:points="0,621 0,0 576,0 576,105 157,105 157,243 547,243 547,347 157,347 157,516 592,516 592,621">
                  <text:p/>
                </draw:polygon>
                <draw:polygon draw:style-name="gr6" draw:text-style-name="P1" draw:layer="layout" svg:width="0.616cm" svg:height="0.62cm" svg:x="3.383cm" svg:y="5.701cm" svg:viewBox="0 0 617 621" draw:points="0,621 0,0 153,0 471,415 471,0 617,0 617,621 459,621 146,216 146,621">
                  <text:p/>
                </draw:polygon>
                <draw:path draw:style-name="gr7" draw:text-style-name="P1" draw:layer="layout" svg:width="0.753cm" svg:height="0.641cm" svg:x="1.028cm" svg:y="6.658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8" draw:text-style-name="P1" draw:layer="layout" svg:width="0.65cm" svg:height="0.62cm" svg:x="1.905cm" svg:y="6.669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9" draw:text-style-name="P1" draw:layer="layout" svg:width="0.546cm" svg:height="0.615cm" svg:x="2.693cm" svg:y="6.673cm" svg:viewBox="0 0 547 616" draw:points="0,616 0,0 157,0 157,511 547,511 547,616">
                  <text:p/>
                </draw:polygon>
                <draw:polygon draw:style-name="gr10" draw:text-style-name="P1" draw:layer="layout" svg:width="0.591cm" svg:height="0.62cm" svg:x="3.353cm" svg:y="6.669cm" svg:viewBox="0 0 592 621" draw:points="0,621 0,0 576,0 576,105 157,105 157,243 547,243 547,347 157,347 157,516 592,516 592,621">
                  <text:p/>
                </draw:polygon>
                <draw:line draw:style-name="gr11" draw:text-style-name="P2" draw:layer="layout" svg:x1="2.03cm" svg:y1="5.806cm" svg:x2="2.03cm" svg:y2="5.964cm">
                  <text:p/>
                </draw:line>
                <draw:line draw:style-name="gr11" draw:text-style-name="P2" draw:layer="layout" svg:x1="1.872cm" svg:y1="6.322cm" svg:x2="2.029cm" svg:y2="6.322cm">
                  <text:p/>
                </draw:line>
                <draw:line draw:style-name="gr11" draw:text-style-name="P2" draw:layer="layout" svg:x1="1.389cm" svg:y1="6.094cm" svg:x2="1.569cm" svg:y2="6.094cm">
                  <text:p/>
                </draw:line>
                <draw:line draw:style-name="gr11" draw:text-style-name="P2" draw:layer="layout" svg:x1="1.906cm" svg:y1="6.661cm" svg:x2="1.906cm" svg:y2="7.291cm">
                  <text:p/>
                </draw:line>
                <draw:line draw:style-name="gr11" draw:text-style-name="P2" draw:layer="layout" svg:x1="2.062cm" svg:y1="6.771cm" svg:x2="2.152cm" svg:y2="6.771cm">
                  <text:p/>
                </draw:line>
                <draw:line draw:style-name="gr11" draw:text-style-name="P2" draw:layer="layout" svg:x1="2.062cm" svg:y1="6.771cm" svg:x2="2.152cm" svg:y2="6.771cm">
                  <text:p/>
                </draw:line>
                <draw:line draw:style-name="gr11" draw:text-style-name="P2" draw:layer="layout" svg:x1="2.062cm" svg:y1="7.02cm" svg:x2="2.197cm" svg:y2="7.02cm">
                  <text:p/>
                </draw:line>
              </draw:g>
              <draw:path draw:style-name="gr12" draw:text-style-name="P1" draw:layer="layout" svg:width="2.399cm" svg:height="2.559cm" svg:x="1.3cm" svg:y="1.24cm" svg:viewBox="0 0 2400 2560" svg:d="M1188 0c-587 0-1076 417-1188 970h489c100-286 372-491 692-491 406 0 734 329 734 734s-328 734-734 734c-320 0-593-205-693-492h-42-446c0 0 0 90 0 608s446 497 446 497v-390c205 159 462 254 742 254 669 0 1212-543 1212-1212s-543-1212-1212-1212z">
                <text:p/>
              </draw:path>
              <draw:g>
                <draw:line draw:style-name="gr1" draw:layer="layout" svg:x1="4.2cm" svg:y1="8.501cm" svg:x2="4.999cm" svg:y2="8.501cm">
                  <text:p/>
                </draw:line>
                <draw:line draw:style-name="gr1" draw:layer="layout" svg:x1="4.999cm" svg:y1="8.2cm" svg:x2="4.999cm" svg:y2="8.501cm">
                  <text:p/>
                </draw:line>
                <draw:line draw:style-name="gr1" draw:layer="layout" svg:x1="4.999cm" svg:y1="8.2cm" svg:x2="5.8cm" svg:y2="8.2cm">
                  <text:p/>
                </draw:line>
                <draw:line draw:style-name="gr1" draw:layer="layout" svg:x1="5.8cm" svg:y1="8.2cm" svg:x2="5.8cm" svg:y2="8.501cm">
                  <text:p/>
                </draw:line>
                <draw:line draw:style-name="gr1" draw:layer="layout" svg:x1="5.8cm" svg:y1="8.501cm" svg:x2="6.599cm" svg:y2="8.501cm">
                  <text:p/>
                </draw:line>
                <draw:line draw:style-name="gr1" draw:layer="layout" svg:x1="6.599cm" svg:y1="8.2cm" svg:x2="6.599cm" svg:y2="8.501cm">
                  <text:p/>
                </draw:line>
                <draw:line draw:style-name="gr1" draw:layer="layout" svg:x1="6.599cm" svg:y1="8.2cm" svg:x2="7.399cm" svg:y2="8.2cm">
                  <text:p/>
                </draw:line>
                <draw:line draw:style-name="gr1" draw:layer="layout" svg:x1="7.399cm" svg:y1="8.2cm" svg:x2="7.399cm" svg:y2="8.501cm">
                  <text:p/>
                </draw:line>
                <draw:line draw:style-name="gr1" draw:layer="layout" svg:x1="7.399cm" svg:y1="8.501cm" svg:x2="7.899cm" svg:y2="8.501cm">
                  <text:p/>
                </draw:line>
                <draw:line draw:style-name="gr1" draw:layer="layout" svg:x1="4.2cm" svg:y1="4.5cm" svg:x2="4.999cm" svg:y2="4.5cm">
                  <text:p/>
                </draw:line>
                <draw:line draw:style-name="gr1" draw:layer="layout" svg:x1="4.999cm" svg:y1="4.5cm" svg:x2="4.999cm" svg:y2="4.801cm">
                  <text:p/>
                </draw:line>
                <draw:line draw:style-name="gr1" draw:layer="layout" svg:x1="4.999cm" svg:y1="4.801cm" svg:x2="5.8cm" svg:y2="4.801cm">
                  <text:p/>
                </draw:line>
                <draw:line draw:style-name="gr1" draw:layer="layout" svg:x1="5.8cm" svg:y1="4.5cm" svg:x2="5.8cm" svg:y2="4.801cm">
                  <text:p/>
                </draw:line>
                <draw:line draw:style-name="gr1" draw:layer="layout" svg:x1="5.8cm" svg:y1="4.5cm" svg:x2="6.599cm" svg:y2="4.5cm">
                  <text:p/>
                </draw:line>
                <draw:line draw:style-name="gr1" draw:layer="layout" svg:x1="6.599cm" svg:y1="4.5cm" svg:x2="6.599cm" svg:y2="4.801cm">
                  <text:p/>
                </draw:line>
                <draw:line draw:style-name="gr1" draw:layer="layout" svg:x1="6.599cm" svg:y1="4.801cm" svg:x2="7.399cm" svg:y2="4.801cm">
                  <text:p/>
                </draw:line>
                <draw:line draw:style-name="gr1" draw:layer="layout" svg:x1="7.399cm" svg:y1="4.5cm" svg:x2="7.399cm" svg:y2="4.801cm">
                  <text:p/>
                </draw:line>
                <draw:line draw:style-name="gr1" draw:layer="layout" svg:x1="7.399cm" svg:y1="4.5cm" svg:x2="7.899cm" svg:y2="4.5cm">
                  <text:p/>
                </draw:line>
                <draw:line draw:style-name="gr1" draw:layer="layout" svg:x1="7.899cm" svg:y1="8.501cm" svg:x2="7.899cm" svg:y2="7.701cm">
                  <text:p/>
                </draw:line>
                <draw:line draw:style-name="gr1" draw:layer="layout" svg:x1="8.2cm" svg:y1="7.701cm" svg:x2="7.899cm" svg:y2="7.701cm">
                  <text:p/>
                </draw:line>
                <draw:line draw:style-name="gr1" draw:layer="layout" svg:x1="8.2cm" svg:y1="7.701cm" svg:x2="8.2cm" svg:y2="6.9cm">
                  <text:p/>
                </draw:line>
                <draw:line draw:style-name="gr1" draw:layer="layout" svg:x1="8.2cm" svg:y1="6.9cm" svg:x2="7.899cm" svg:y2="6.9cm">
                  <text:p/>
                </draw:line>
                <draw:line draw:style-name="gr1" draw:layer="layout" svg:x1="7.899cm" svg:y1="6.9cm" svg:x2="7.899cm" svg:y2="6.101cm">
                  <text:p/>
                </draw:line>
                <draw:line draw:style-name="gr1" draw:layer="layout" svg:x1="8.2cm" svg:y1="6.101cm" svg:x2="7.899cm" svg:y2="6.101cm">
                  <text:p/>
                </draw:line>
                <draw:line draw:style-name="gr1" draw:layer="layout" svg:x1="8.2cm" svg:y1="6.101cm" svg:x2="8.2cm" svg:y2="5.301cm">
                  <text:p/>
                </draw:line>
                <draw:line draw:style-name="gr1" draw:layer="layout" svg:x1="8.2cm" svg:y1="5.301cm" svg:x2="7.899cm" svg:y2="5.301cm">
                  <text:p/>
                </draw:line>
                <draw:line draw:style-name="gr1" draw:layer="layout" svg:x1="7.899cm" svg:y1="5.301cm" svg:x2="7.899cm" svg:y2="4.5cm">
                  <text:p/>
                </draw:line>
              </draw:g>
              <draw:g>
                <draw:line draw:style-name="gr1" draw:layer="layout" svg:x1="7.9cm" svg:y1="8.5cm" svg:x2="8.699cm" svg:y2="8.5cm">
                  <text:p/>
                </draw:line>
                <draw:line draw:style-name="gr1" draw:layer="layout" svg:x1="8.699cm" svg:y1="8.199cm" svg:x2="8.699cm" svg:y2="8.5cm">
                  <text:p/>
                </draw:line>
                <draw:line draw:style-name="gr1" draw:layer="layout" svg:x1="8.699cm" svg:y1="8.199cm" svg:x2="9.5cm" svg:y2="8.199cm">
                  <text:p/>
                </draw:line>
                <draw:line draw:style-name="gr1" draw:layer="layout" svg:x1="9.5cm" svg:y1="8.199cm" svg:x2="9.5cm" svg:y2="8.5cm">
                  <text:p/>
                </draw:line>
                <draw:line draw:style-name="gr1" draw:layer="layout" svg:x1="9.5cm" svg:y1="8.5cm" svg:x2="10.299cm" svg:y2="8.5cm">
                  <text:p/>
                </draw:line>
                <draw:line draw:style-name="gr1" draw:layer="layout" svg:x1="10.299cm" svg:y1="8.199cm" svg:x2="10.299cm" svg:y2="8.5cm">
                  <text:p/>
                </draw:line>
                <draw:line draw:style-name="gr1" draw:layer="layout" svg:x1="10.299cm" svg:y1="8.199cm" svg:x2="11.099cm" svg:y2="8.199cm">
                  <text:p/>
                </draw:line>
                <draw:line draw:style-name="gr1" draw:layer="layout" svg:x1="11.099cm" svg:y1="8.199cm" svg:x2="11.099cm" svg:y2="8.5cm">
                  <text:p/>
                </draw:line>
                <draw:line draw:style-name="gr1" draw:layer="layout" svg:x1="11.099cm" svg:y1="8.5cm" svg:x2="11.599cm" svg:y2="8.5cm">
                  <text:p/>
                </draw:line>
                <draw:line draw:style-name="gr1" draw:layer="layout" svg:x1="7.9cm" svg:y1="4.499cm" svg:x2="8.699cm" svg:y2="4.499cm">
                  <text:p/>
                </draw:line>
                <draw:line draw:style-name="gr1" draw:layer="layout" svg:x1="8.699cm" svg:y1="4.499cm" svg:x2="8.699cm" svg:y2="4.8cm">
                  <text:p/>
                </draw:line>
                <draw:line draw:style-name="gr1" draw:layer="layout" svg:x1="8.699cm" svg:y1="4.8cm" svg:x2="9.5cm" svg:y2="4.8cm">
                  <text:p/>
                </draw:line>
                <draw:line draw:style-name="gr1" draw:layer="layout" svg:x1="9.5cm" svg:y1="4.499cm" svg:x2="9.5cm" svg:y2="4.8cm">
                  <text:p/>
                </draw:line>
                <draw:line draw:style-name="gr1" draw:layer="layout" svg:x1="9.5cm" svg:y1="4.499cm" svg:x2="10.299cm" svg:y2="4.499cm">
                  <text:p/>
                </draw:line>
                <draw:line draw:style-name="gr1" draw:layer="layout" svg:x1="10.299cm" svg:y1="4.499cm" svg:x2="10.299cm" svg:y2="4.8cm">
                  <text:p/>
                </draw:line>
                <draw:line draw:style-name="gr1" draw:layer="layout" svg:x1="10.299cm" svg:y1="4.8cm" svg:x2="11.099cm" svg:y2="4.8cm">
                  <text:p/>
                </draw:line>
                <draw:line draw:style-name="gr1" draw:layer="layout" svg:x1="11.099cm" svg:y1="4.499cm" svg:x2="11.099cm" svg:y2="4.8cm">
                  <text:p/>
                </draw:line>
                <draw:line draw:style-name="gr1" draw:layer="layout" svg:x1="11.099cm" svg:y1="4.499cm" svg:x2="11.599cm" svg:y2="4.499cm">
                  <text:p/>
                </draw:line>
                <draw:line draw:style-name="gr1" draw:layer="layout" svg:x1="11.599cm" svg:y1="8.5cm" svg:x2="11.599cm" svg:y2="7.7cm">
                  <text:p/>
                </draw:line>
                <draw:line draw:style-name="gr1" draw:layer="layout" svg:x1="11.9cm" svg:y1="7.7cm" svg:x2="11.599cm" svg:y2="7.7cm">
                  <text:p/>
                </draw:line>
                <draw:line draw:style-name="gr1" draw:layer="layout" svg:x1="11.9cm" svg:y1="7.7cm" svg:x2="11.9cm" svg:y2="6.899cm">
                  <text:p/>
                </draw:line>
                <draw:line draw:style-name="gr1" draw:layer="layout" svg:x1="11.9cm" svg:y1="6.899cm" svg:x2="11.599cm" svg:y2="6.899cm">
                  <text:p/>
                </draw:line>
                <draw:line draw:style-name="gr1" draw:layer="layout" svg:x1="11.599cm" svg:y1="6.899cm" svg:x2="11.599cm" svg:y2="6.1cm">
                  <text:p/>
                </draw:line>
                <draw:line draw:style-name="gr1" draw:layer="layout" svg:x1="11.9cm" svg:y1="6.1cm" svg:x2="11.599cm" svg:y2="6.1cm">
                  <text:p/>
                </draw:line>
                <draw:line draw:style-name="gr1" draw:layer="layout" svg:x1="11.9cm" svg:y1="6.1cm" svg:x2="11.9cm" svg:y2="5.3cm">
                  <text:p/>
                </draw:line>
                <draw:line draw:style-name="gr1" draw:layer="layout" svg:x1="11.9cm" svg:y1="5.3cm" svg:x2="11.599cm" svg:y2="5.3cm">
                  <text:p/>
                </draw:line>
                <draw:line draw:style-name="gr1" draw:layer="layout" svg:x1="11.599cm" svg:y1="5.3cm" svg:x2="11.599cm" svg:y2="4.499cm">
                  <text:p/>
                </draw:line>
              </draw:g>
              <draw:g>
                <draw:path draw:style-name="gr13" draw:text-style-name="P1" draw:layer="layout" svg:width="0.726cm" svg:height="0.641cm" svg:x="8.4cm" svg:y="5.7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14" draw:text-style-name="P1" draw:layer="layout" svg:width="0.698cm" svg:height="0.62cm" svg:x="9.272cm" svg:y="5.711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15" draw:text-style-name="P1" draw:layer="layout" svg:width="0.316cm" svg:height="0.157cm" svg:x="9.429cm" svg:y="5.815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16" draw:text-style-name="P1" draw:layer="layout" svg:width="0.591cm" svg:height="0.62cm" svg:x="10.056cm" svg:y="5.711cm" svg:viewBox="0 0 592 621" draw:points="0,621 0,0 576,0 576,105 157,105 157,243 547,243 547,347 157,347 157,516 592,516 592,621">
                  <text:p/>
                </draw:polygon>
                <draw:polygon draw:style-name="gr17" draw:text-style-name="P1" draw:layer="layout" svg:width="0.616cm" svg:height="0.62cm" svg:x="10.783cm" svg:y="5.711cm" svg:viewBox="0 0 617 621" draw:points="0,621 0,0 153,0 471,415 471,0 617,0 617,621 459,621 146,216 146,621">
                  <text:p/>
                </draw:polygon>
                <draw:path draw:style-name="gr18" draw:text-style-name="P1" draw:layer="layout" svg:width="0.753cm" svg:height="0.641cm" svg:x="8.428cm" svg:y="6.668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19" draw:text-style-name="P1" draw:layer="layout" svg:width="0.65cm" svg:height="0.62cm" svg:x="9.305cm" svg:y="6.679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20" draw:text-style-name="P1" draw:layer="layout" svg:width="0.546cm" svg:height="0.615cm" svg:x="10.093cm" svg:y="6.683cm" svg:viewBox="0 0 547 616" draw:points="0,616 0,0 157,0 157,511 547,511 547,616">
                  <text:p/>
                </draw:polygon>
                <draw:polygon draw:style-name="gr21" draw:text-style-name="P1" draw:layer="layout" svg:width="0.591cm" svg:height="0.62cm" svg:x="10.753cm" svg:y="6.679cm" svg:viewBox="0 0 592 621" draw:points="0,621 0,0 576,0 576,105 157,105 157,243 547,243 547,347 157,347 157,516 592,516 592,621">
                  <text:p/>
                </draw:polygon>
                <draw:line draw:style-name="gr11" draw:text-style-name="P2" draw:layer="layout" svg:x1="9.43cm" svg:y1="5.816cm" svg:x2="9.43cm" svg:y2="5.974cm">
                  <text:p/>
                </draw:line>
                <draw:line draw:style-name="gr11" draw:text-style-name="P2" draw:layer="layout" svg:x1="9.272cm" svg:y1="6.332cm" svg:x2="9.429cm" svg:y2="6.332cm">
                  <text:p/>
                </draw:line>
                <draw:line draw:style-name="gr11" draw:text-style-name="P2" draw:layer="layout" svg:x1="8.789cm" svg:y1="6.104cm" svg:x2="8.969cm" svg:y2="6.104cm">
                  <text:p/>
                </draw:line>
                <draw:line draw:style-name="gr11" draw:text-style-name="P2" draw:layer="layout" svg:x1="9.306cm" svg:y1="6.671cm" svg:x2="9.306cm" svg:y2="7.301cm">
                  <text:p/>
                </draw:line>
                <draw:line draw:style-name="gr11" draw:text-style-name="P2" draw:layer="layout" svg:x1="9.462cm" svg:y1="6.781cm" svg:x2="9.552cm" svg:y2="6.781cm">
                  <text:p/>
                </draw:line>
                <draw:line draw:style-name="gr11" draw:text-style-name="P2" draw:layer="layout" svg:x1="9.462cm" svg:y1="6.781cm" svg:x2="9.552cm" svg:y2="6.781cm">
                  <text:p/>
                </draw:line>
                <draw:line draw:style-name="gr11" draw:text-style-name="P2" draw:layer="layout" svg:x1="9.462cm" svg:y1="7.03cm" svg:x2="9.597cm" svg:y2="7.03cm">
                  <text:p/>
                </draw:line>
              </draw:g>
              <draw:g>
                <draw:line draw:style-name="gr1" draw:layer="layout" svg:x1="8.2cm" svg:y1="4.5cm" svg:x2="8.999cm" svg:y2="4.5cm">
                  <text:p/>
                </draw:line>
                <draw:line draw:style-name="gr1" draw:layer="layout" svg:x1="8.999cm" svg:y1="4.199cm" svg:x2="8.999cm" svg:y2="4.5cm">
                  <text:p/>
                </draw:line>
                <draw:line draw:style-name="gr1" draw:layer="layout" svg:x1="8.999cm" svg:y1="4.199cm" svg:x2="9.8cm" svg:y2="4.199cm">
                  <text:p/>
                </draw:line>
                <draw:line draw:style-name="gr1" draw:layer="layout" svg:x1="9.8cm" svg:y1="4.199cm" svg:x2="9.8cm" svg:y2="4.5cm">
                  <text:p/>
                </draw:line>
                <draw:line draw:style-name="gr1" draw:layer="layout" svg:x1="9.8cm" svg:y1="4.5cm" svg:x2="10.599cm" svg:y2="4.5cm">
                  <text:p/>
                </draw:line>
                <draw:line draw:style-name="gr1" draw:layer="layout" svg:x1="10.599cm" svg:y1="4.199cm" svg:x2="10.599cm" svg:y2="4.5cm">
                  <text:p/>
                </draw:line>
                <draw:line draw:style-name="gr1" draw:layer="layout" svg:x1="10.599cm" svg:y1="4.199cm" svg:x2="11.399cm" svg:y2="4.199cm">
                  <text:p/>
                </draw:line>
                <draw:line draw:style-name="gr1" draw:layer="layout" svg:x1="11.399cm" svg:y1="4.199cm" svg:x2="11.399cm" svg:y2="4.5cm">
                  <text:p/>
                </draw:line>
                <draw:line draw:style-name="gr1" draw:layer="layout" svg:x1="11.399cm" svg:y1="4.5cm" svg:x2="11.899cm" svg:y2="4.5cm">
                  <text:p/>
                </draw:line>
                <draw:line draw:style-name="gr1" draw:layer="layout" svg:x1="8.2cm" svg:y1="0.499cm" svg:x2="8.999cm" svg:y2="0.499cm">
                  <text:p/>
                </draw:line>
                <draw:line draw:style-name="gr1" draw:layer="layout" svg:x1="8.999cm" svg:y1="0.499cm" svg:x2="8.999cm" svg:y2="0.8cm">
                  <text:p/>
                </draw:line>
                <draw:line draw:style-name="gr1" draw:layer="layout" svg:x1="8.999cm" svg:y1="0.8cm" svg:x2="9.8cm" svg:y2="0.8cm">
                  <text:p/>
                </draw:line>
                <draw:line draw:style-name="gr1" draw:layer="layout" svg:x1="9.8cm" svg:y1="0.499cm" svg:x2="9.8cm" svg:y2="0.8cm">
                  <text:p/>
                </draw:line>
                <draw:line draw:style-name="gr1" draw:layer="layout" svg:x1="9.8cm" svg:y1="0.499cm" svg:x2="10.599cm" svg:y2="0.499cm">
                  <text:p/>
                </draw:line>
                <draw:line draw:style-name="gr1" draw:layer="layout" svg:x1="10.599cm" svg:y1="0.499cm" svg:x2="10.599cm" svg:y2="0.8cm">
                  <text:p/>
                </draw:line>
                <draw:line draw:style-name="gr1" draw:layer="layout" svg:x1="10.599cm" svg:y1="0.8cm" svg:x2="11.399cm" svg:y2="0.8cm">
                  <text:p/>
                </draw:line>
                <draw:line draw:style-name="gr1" draw:layer="layout" svg:x1="11.399cm" svg:y1="0.499cm" svg:x2="11.399cm" svg:y2="0.8cm">
                  <text:p/>
                </draw:line>
                <draw:line draw:style-name="gr1" draw:layer="layout" svg:x1="11.399cm" svg:y1="0.499cm" svg:x2="11.899cm" svg:y2="0.499cm">
                  <text:p/>
                </draw:line>
                <draw:line draw:style-name="gr1" draw:layer="layout" svg:x1="8.2cm" svg:y1="4.5cm" svg:x2="8.2cm" svg:y2="3.7cm">
                  <text:p/>
                </draw:line>
                <draw:line draw:style-name="gr1" draw:layer="layout" svg:x1="8.499cm" svg:y1="3.7cm" svg:x2="8.2cm" svg:y2="3.7cm">
                  <text:p/>
                </draw:line>
                <draw:line draw:style-name="gr1" draw:layer="layout" svg:x1="8.499cm" svg:y1="3.7cm" svg:x2="8.499cm" svg:y2="2.899cm">
                  <text:p/>
                </draw:line>
                <draw:line draw:style-name="gr1" draw:layer="layout" svg:x1="8.499cm" svg:y1="2.899cm" svg:x2="8.2cm" svg:y2="2.899cm">
                  <text:p/>
                </draw:line>
                <draw:line draw:style-name="gr1" draw:layer="layout" svg:x1="8.2cm" svg:y1="2.899cm" svg:x2="8.2cm" svg:y2="2.1cm">
                  <text:p/>
                </draw:line>
                <draw:line draw:style-name="gr1" draw:layer="layout" svg:x1="8.499cm" svg:y1="2.1cm" svg:x2="8.2cm" svg:y2="2.1cm">
                  <text:p/>
                </draw:line>
                <draw:line draw:style-name="gr1" draw:layer="layout" svg:x1="8.499cm" svg:y1="2.1cm" svg:x2="8.499cm" svg:y2="1.3cm">
                  <text:p/>
                </draw:line>
                <draw:line draw:style-name="gr1" draw:layer="layout" svg:x1="8.499cm" svg:y1="1.3cm" svg:x2="8.2cm" svg:y2="1.3cm">
                  <text:p/>
                </draw:line>
                <draw:line draw:style-name="gr1" draw:layer="layout" svg:x1="8.2cm" svg:y1="1.3cm" svg:x2="8.2cm" svg:y2="0.499cm">
                  <text:p/>
                </draw:line>
                <draw:line draw:style-name="gr1" draw:layer="layout" svg:x1="11.899cm" svg:y1="4.5cm" svg:x2="11.899cm" svg:y2="3.7cm">
                  <text:p/>
                </draw:line>
                <draw:line draw:style-name="gr1" draw:layer="layout" svg:x1="12.2cm" svg:y1="3.7cm" svg:x2="11.899cm" svg:y2="3.7cm">
                  <text:p/>
                </draw:line>
                <draw:line draw:style-name="gr1" draw:layer="layout" svg:x1="12.2cm" svg:y1="3.7cm" svg:x2="12.2cm" svg:y2="2.899cm">
                  <text:p/>
                </draw:line>
                <draw:line draw:style-name="gr1" draw:layer="layout" svg:x1="12.2cm" svg:y1="2.899cm" svg:x2="11.899cm" svg:y2="2.899cm">
                  <text:p/>
                </draw:line>
                <draw:line draw:style-name="gr1" draw:layer="layout" svg:x1="11.899cm" svg:y1="2.899cm" svg:x2="11.899cm" svg:y2="2.1cm">
                  <text:p/>
                </draw:line>
                <draw:line draw:style-name="gr1" draw:layer="layout" svg:x1="12.2cm" svg:y1="2.1cm" svg:x2="11.899cm" svg:y2="2.1cm">
                  <text:p/>
                </draw:line>
                <draw:line draw:style-name="gr1" draw:layer="layout" svg:x1="12.2cm" svg:y1="2.1cm" svg:x2="12.2cm" svg:y2="1.3cm">
                  <text:p/>
                </draw:line>
                <draw:line draw:style-name="gr1" draw:layer="layout" svg:x1="12.2cm" svg:y1="1.3cm" svg:x2="11.899cm" svg:y2="1.3cm">
                  <text:p/>
                </draw:line>
                <draw:line draw:style-name="gr1" draw:layer="layout" svg:x1="11.899cm" svg:y1="1.3cm" svg:x2="11.899cm" svg:y2="0.499cm">
                  <text:p/>
                </draw:line>
              </draw:g>
              <draw:line draw:style-name="gr1" draw:layer="layout" svg:x1="4.802cm" svg:y1="4.2cm" svg:x2="5.301cm" svg:y2="4.2cm">
                <text:p/>
              </draw:line>
              <draw:line draw:style-name="gr1" draw:layer="layout" svg:x1="5.301cm" svg:y1="4.2cm" svg:x2="5.301cm" svg:y2="4.501cm">
                <text:p/>
              </draw:line>
              <draw:line draw:style-name="gr1" draw:layer="layout" svg:x1="5.301cm" svg:y1="4.501cm" svg:x2="6.102cm" svg:y2="4.501cm">
                <text:p/>
              </draw:line>
              <draw:line draw:style-name="gr1" draw:layer="layout" svg:x1="6.102cm" svg:y1="4.2cm" svg:x2="6.102cm" svg:y2="4.501cm">
                <text:p/>
              </draw:line>
              <draw:line draw:style-name="gr1" draw:layer="layout" svg:x1="6.102cm" svg:y1="4.2cm" svg:x2="6.901cm" svg:y2="4.2cm">
                <text:p/>
              </draw:line>
              <draw:line draw:style-name="gr1" draw:layer="layout" svg:x1="6.901cm" svg:y1="4.2cm" svg:x2="6.901cm" svg:y2="4.501cm">
                <text:p/>
              </draw:line>
              <draw:line draw:style-name="gr1" draw:layer="layout" svg:x1="6.901cm" svg:y1="4.501cm" svg:x2="7.701cm" svg:y2="4.501cm">
                <text:p/>
              </draw:line>
              <draw:line draw:style-name="gr1" draw:layer="layout" svg:x1="7.701cm" svg:y1="4.2cm" svg:x2="7.701cm" svg:y2="4.501cm">
                <text:p/>
              </draw:line>
              <draw:line draw:style-name="gr1" draw:layer="layout" svg:x1="7.701cm" svg:y1="4.2cm" svg:x2="8.201cm" svg:y2="4.2cm">
                <text:p/>
              </draw:line>
              <draw:line draw:style-name="gr1" draw:layer="layout" svg:x1="4.802cm" svg:y1="0.801cm" svg:x2="5.301cm" svg:y2="0.801cm">
                <text:p/>
              </draw:line>
              <draw:line draw:style-name="gr1" draw:layer="layout" svg:x1="5.301cm" svg:y1="0.5cm" svg:x2="5.301cm" svg:y2="0.801cm">
                <text:p/>
              </draw:line>
              <draw:line draw:style-name="gr1" draw:layer="layout" svg:x1="5.301cm" svg:y1="0.5cm" svg:x2="6.102cm" svg:y2="0.5cm">
                <text:p/>
              </draw:line>
              <draw:line draw:style-name="gr1" draw:layer="layout" svg:x1="6.102cm" svg:y1="0.5cm" svg:x2="6.102cm" svg:y2="0.801cm">
                <text:p/>
              </draw:line>
              <draw:line draw:style-name="gr1" draw:layer="layout" svg:x1="6.102cm" svg:y1="0.801cm" svg:x2="6.901cm" svg:y2="0.801cm">
                <text:p/>
              </draw:line>
              <draw:line draw:style-name="gr1" draw:layer="layout" svg:x1="6.901cm" svg:y1="0.5cm" svg:x2="6.901cm" svg:y2="0.801cm">
                <text:p/>
              </draw:line>
              <draw:line draw:style-name="gr1" draw:layer="layout" svg:x1="6.901cm" svg:y1="0.5cm" svg:x2="7.701cm" svg:y2="0.5cm">
                <text:p/>
              </draw:line>
              <draw:line draw:style-name="gr1" draw:layer="layout" svg:x1="7.701cm" svg:y1="0.5cm" svg:x2="7.701cm" svg:y2="0.801cm">
                <text:p/>
              </draw:line>
              <draw:line draw:style-name="gr1" draw:layer="layout" svg:x1="7.701cm" svg:y1="0.801cm" svg:x2="8.201cm" svg:y2="0.801cm">
                <text:p/>
              </draw:line>
              <draw:line draw:style-name="gr1" draw:layer="layout" svg:x1="4.802cm" svg:y1="4.2cm" svg:x2="4.802cm" svg:y2="3.701cm">
                <text:p/>
              </draw:line>
              <draw:line draw:style-name="gr1" draw:layer="layout" svg:x1="4.802cm" svg:y1="3.701cm" svg:x2="4.501cm" svg:y2="3.701cm">
                <text:p/>
              </draw:line>
              <draw:line draw:style-name="gr1" draw:layer="layout" svg:x1="4.501cm" svg:y1="3.701cm" svg:x2="4.501cm" svg:y2="2.9cm">
                <text:p/>
              </draw:line>
              <draw:line draw:style-name="gr1" draw:layer="layout" svg:x1="4.802cm" svg:y1="2.9cm" svg:x2="4.501cm" svg:y2="2.9cm">
                <text:p/>
              </draw:line>
              <draw:line draw:style-name="gr1" draw:layer="layout" svg:x1="4.802cm" svg:y1="2.9cm" svg:x2="4.802cm" svg:y2="2.101cm">
                <text:p/>
              </draw:line>
              <draw:line draw:style-name="gr1" draw:layer="layout" svg:x1="4.802cm" svg:y1="2.101cm" svg:x2="4.501cm" svg:y2="2.101cm">
                <text:p/>
              </draw:line>
              <draw:line draw:style-name="gr1" draw:layer="layout" svg:x1="4.501cm" svg:y1="2.101cm" svg:x2="4.501cm" svg:y2="1.301cm">
                <text:p/>
              </draw:line>
              <draw:line draw:style-name="gr1" draw:layer="layout" svg:x1="4.802cm" svg:y1="1.301cm" svg:x2="4.501cm" svg:y2="1.301cm">
                <text:p/>
              </draw:line>
              <draw:line draw:style-name="gr1" draw:layer="layout" svg:x1="4.802cm" svg:y1="1.301cm" svg:x2="4.802cm" svg:y2="0.801cm">
                <text:p/>
              </draw:line>
              <draw:line draw:style-name="gr1" draw:layer="layout" svg:x1="8.201cm" svg:y1="4.2cm" svg:x2="8.201cm" svg:y2="3.701cm">
                <text:p/>
              </draw:line>
              <draw:line draw:style-name="gr1" draw:layer="layout" svg:x1="8.502cm" svg:y1="3.701cm" svg:x2="8.201cm" svg:y2="3.701cm">
                <text:p/>
              </draw:line>
              <draw:line draw:style-name="gr1" draw:layer="layout" svg:x1="8.502cm" svg:y1="3.701cm" svg:x2="8.502cm" svg:y2="2.9cm">
                <text:p/>
              </draw:line>
              <draw:line draw:style-name="gr1" draw:layer="layout" svg:x1="8.502cm" svg:y1="2.9cm" svg:x2="8.201cm" svg:y2="2.9cm">
                <text:p/>
              </draw:line>
              <draw:line draw:style-name="gr1" draw:layer="layout" svg:x1="8.201cm" svg:y1="2.9cm" svg:x2="8.201cm" svg:y2="2.101cm">
                <text:p/>
              </draw:line>
              <draw:line draw:style-name="gr1" draw:layer="layout" svg:x1="8.502cm" svg:y1="2.101cm" svg:x2="8.201cm" svg:y2="2.101cm">
                <text:p/>
              </draw:line>
              <draw:line draw:style-name="gr1" draw:layer="layout" svg:x1="8.502cm" svg:y1="2.101cm" svg:x2="8.502cm" svg:y2="1.301cm">
                <text:p/>
              </draw:line>
              <draw:line draw:style-name="gr1" draw:layer="layout" svg:x1="8.502cm" svg:y1="1.301cm" svg:x2="8.201cm" svg:y2="1.301cm">
                <text:p/>
              </draw:line>
              <draw:line draw:style-name="gr1" draw:layer="layout" svg:x1="8.201cm" svg:y1="1.301cm" svg:x2="8.201cm" svg:y2="0.801cm">
                <text:p/>
              </draw:line>
              <draw:path draw:style-name="gr22" draw:text-style-name="P1" draw:layer="layout" svg:width="2.399cm" svg:height="2.559cm" svg:x="5.301cm" svg:y="1.241cm" svg:viewBox="0 0 2400 2560" svg:d="M1188 0c-587 0-1076 417-1188 970h489c100-286 372-491 692-491 406 0 734 329 734 734s-328 734-734 734c-320 0-593-205-693-492h-42-446c0 0 0 90 0 608s446 497 446 497v-390c205 159 462 254 742 254 669 0 1212-543 1212-1212s-543-1212-1212-1212z">
                <text:p/>
              </draw:path>
            </draw:g>
            <draw:g>
              <draw:g>
                <draw:line draw:style-name="gr1" draw:layer="layout" svg:x1="12.2cm" svg:y1="8.5cm" svg:x2="12.999cm" svg:y2="8.5cm">
                  <text:p/>
                </draw:line>
                <draw:line draw:style-name="gr1" draw:layer="layout" svg:x1="12.999cm" svg:y1="8.199cm" svg:x2="12.999cm" svg:y2="8.5cm">
                  <text:p/>
                </draw:line>
                <draw:line draw:style-name="gr1" draw:layer="layout" svg:x1="12.999cm" svg:y1="8.199cm" svg:x2="13.8cm" svg:y2="8.199cm">
                  <text:p/>
                </draw:line>
                <draw:line draw:style-name="gr1" draw:layer="layout" svg:x1="13.8cm" svg:y1="8.199cm" svg:x2="13.8cm" svg:y2="8.5cm">
                  <text:p/>
                </draw:line>
                <draw:line draw:style-name="gr1" draw:layer="layout" svg:x1="13.8cm" svg:y1="8.5cm" svg:x2="14.599cm" svg:y2="8.5cm">
                  <text:p/>
                </draw:line>
                <draw:line draw:style-name="gr1" draw:layer="layout" svg:x1="14.599cm" svg:y1="8.199cm" svg:x2="14.599cm" svg:y2="8.5cm">
                  <text:p/>
                </draw:line>
                <draw:line draw:style-name="gr1" draw:layer="layout" svg:x1="14.599cm" svg:y1="8.199cm" svg:x2="15.399cm" svg:y2="8.199cm">
                  <text:p/>
                </draw:line>
                <draw:line draw:style-name="gr1" draw:layer="layout" svg:x1="15.399cm" svg:y1="8.199cm" svg:x2="15.399cm" svg:y2="8.5cm">
                  <text:p/>
                </draw:line>
                <draw:line draw:style-name="gr1" draw:layer="layout" svg:x1="15.399cm" svg:y1="8.5cm" svg:x2="15.899cm" svg:y2="8.5cm">
                  <text:p/>
                </draw:line>
                <draw:line draw:style-name="gr1" draw:layer="layout" svg:x1="12.2cm" svg:y1="4.499cm" svg:x2="12.999cm" svg:y2="4.499cm">
                  <text:p/>
                </draw:line>
                <draw:line draw:style-name="gr1" draw:layer="layout" svg:x1="12.999cm" svg:y1="4.499cm" svg:x2="12.999cm" svg:y2="4.8cm">
                  <text:p/>
                </draw:line>
                <draw:line draw:style-name="gr1" draw:layer="layout" svg:x1="12.999cm" svg:y1="4.8cm" svg:x2="13.8cm" svg:y2="4.8cm">
                  <text:p/>
                </draw:line>
                <draw:line draw:style-name="gr1" draw:layer="layout" svg:x1="13.8cm" svg:y1="4.499cm" svg:x2="13.8cm" svg:y2="4.8cm">
                  <text:p/>
                </draw:line>
                <draw:line draw:style-name="gr1" draw:layer="layout" svg:x1="13.8cm" svg:y1="4.499cm" svg:x2="14.599cm" svg:y2="4.499cm">
                  <text:p/>
                </draw:line>
                <draw:line draw:style-name="gr1" draw:layer="layout" svg:x1="14.599cm" svg:y1="4.499cm" svg:x2="14.599cm" svg:y2="4.8cm">
                  <text:p/>
                </draw:line>
                <draw:line draw:style-name="gr1" draw:layer="layout" svg:x1="14.599cm" svg:y1="4.8cm" svg:x2="15.399cm" svg:y2="4.8cm">
                  <text:p/>
                </draw:line>
                <draw:line draw:style-name="gr1" draw:layer="layout" svg:x1="15.399cm" svg:y1="4.499cm" svg:x2="15.399cm" svg:y2="4.8cm">
                  <text:p/>
                </draw:line>
                <draw:line draw:style-name="gr1" draw:layer="layout" svg:x1="15.399cm" svg:y1="4.499cm" svg:x2="15.899cm" svg:y2="4.499cm">
                  <text:p/>
                </draw:line>
                <draw:line draw:style-name="gr1" draw:layer="layout" svg:x1="12.2cm" svg:y1="8.5cm" svg:x2="12.2cm" svg:y2="7.7cm">
                  <text:p/>
                </draw:line>
                <draw:line draw:style-name="gr1" draw:layer="layout" svg:x1="12.499cm" svg:y1="7.7cm" svg:x2="12.2cm" svg:y2="7.7cm">
                  <text:p/>
                </draw:line>
                <draw:line draw:style-name="gr1" draw:layer="layout" svg:x1="12.499cm" svg:y1="7.7cm" svg:x2="12.499cm" svg:y2="6.899cm">
                  <text:p/>
                </draw:line>
                <draw:line draw:style-name="gr1" draw:layer="layout" svg:x1="12.499cm" svg:y1="6.899cm" svg:x2="12.2cm" svg:y2="6.899cm">
                  <text:p/>
                </draw:line>
                <draw:line draw:style-name="gr1" draw:layer="layout" svg:x1="12.2cm" svg:y1="6.899cm" svg:x2="12.2cm" svg:y2="6.1cm">
                  <text:p/>
                </draw:line>
                <draw:line draw:style-name="gr1" draw:layer="layout" svg:x1="12.499cm" svg:y1="6.1cm" svg:x2="12.2cm" svg:y2="6.1cm">
                  <text:p/>
                </draw:line>
                <draw:line draw:style-name="gr1" draw:layer="layout" svg:x1="12.499cm" svg:y1="6.1cm" svg:x2="12.499cm" svg:y2="5.3cm">
                  <text:p/>
                </draw:line>
                <draw:line draw:style-name="gr1" draw:layer="layout" svg:x1="12.499cm" svg:y1="5.3cm" svg:x2="12.2cm" svg:y2="5.3cm">
                  <text:p/>
                </draw:line>
                <draw:line draw:style-name="gr1" draw:layer="layout" svg:x1="12.2cm" svg:y1="5.3cm" svg:x2="12.2cm" svg:y2="4.499cm">
                  <text:p/>
                </draw:line>
                <draw:line draw:style-name="gr1" draw:layer="layout" svg:x1="15.899cm" svg:y1="8.5cm" svg:x2="15.899cm" svg:y2="7.7cm">
                  <text:p/>
                </draw:line>
                <draw:line draw:style-name="gr1" draw:layer="layout" svg:x1="16.2cm" svg:y1="7.7cm" svg:x2="15.899cm" svg:y2="7.7cm">
                  <text:p/>
                </draw:line>
                <draw:line draw:style-name="gr1" draw:layer="layout" svg:x1="16.2cm" svg:y1="7.7cm" svg:x2="16.2cm" svg:y2="6.899cm">
                  <text:p/>
                </draw:line>
                <draw:line draw:style-name="gr1" draw:layer="layout" svg:x1="16.2cm" svg:y1="6.899cm" svg:x2="15.899cm" svg:y2="6.899cm">
                  <text:p/>
                </draw:line>
                <draw:line draw:style-name="gr1" draw:layer="layout" svg:x1="15.899cm" svg:y1="6.899cm" svg:x2="15.899cm" svg:y2="6.1cm">
                  <text:p/>
                </draw:line>
                <draw:line draw:style-name="gr1" draw:layer="layout" svg:x1="16.2cm" svg:y1="6.1cm" svg:x2="15.899cm" svg:y2="6.1cm">
                  <text:p/>
                </draw:line>
                <draw:line draw:style-name="gr1" draw:layer="layout" svg:x1="16.2cm" svg:y1="6.1cm" svg:x2="16.2cm" svg:y2="5.3cm">
                  <text:p/>
                </draw:line>
                <draw:line draw:style-name="gr1" draw:layer="layout" svg:x1="16.2cm" svg:y1="5.3cm" svg:x2="15.899cm" svg:y2="5.3cm">
                  <text:p/>
                </draw:line>
                <draw:line draw:style-name="gr1" draw:layer="layout" svg:x1="15.899cm" svg:y1="5.3cm" svg:x2="15.899cm" svg:y2="4.499cm">
                  <text:p/>
                </draw:line>
              </draw:g>
              <draw:line draw:style-name="gr1" draw:layer="layout" svg:x1="12.501cm" svg:y1="4.198cm" svg:x2="13cm" svg:y2="4.198cm">
                <text:p/>
              </draw:line>
              <draw:line draw:style-name="gr1" draw:layer="layout" svg:x1="13cm" svg:y1="4.198cm" svg:x2="13cm" svg:y2="4.499cm">
                <text:p/>
              </draw:line>
              <draw:line draw:style-name="gr1" draw:layer="layout" svg:x1="13cm" svg:y1="4.499cm" svg:x2="13.801cm" svg:y2="4.499cm">
                <text:p/>
              </draw:line>
              <draw:line draw:style-name="gr1" draw:layer="layout" svg:x1="13.801cm" svg:y1="4.198cm" svg:x2="13.801cm" svg:y2="4.499cm">
                <text:p/>
              </draw:line>
              <draw:line draw:style-name="gr1" draw:layer="layout" svg:x1="13.801cm" svg:y1="4.198cm" svg:x2="14.6cm" svg:y2="4.198cm">
                <text:p/>
              </draw:line>
              <draw:line draw:style-name="gr1" draw:layer="layout" svg:x1="14.6cm" svg:y1="4.198cm" svg:x2="14.6cm" svg:y2="4.499cm">
                <text:p/>
              </draw:line>
              <draw:line draw:style-name="gr1" draw:layer="layout" svg:x1="14.6cm" svg:y1="4.499cm" svg:x2="15.4cm" svg:y2="4.499cm">
                <text:p/>
              </draw:line>
              <draw:line draw:style-name="gr1" draw:layer="layout" svg:x1="15.4cm" svg:y1="4.198cm" svg:x2="15.4cm" svg:y2="4.499cm">
                <text:p/>
              </draw:line>
              <draw:line draw:style-name="gr1" draw:layer="layout" svg:x1="15.4cm" svg:y1="4.198cm" svg:x2="15.9cm" svg:y2="4.198cm">
                <text:p/>
              </draw:line>
              <draw:line draw:style-name="gr1" draw:layer="layout" svg:x1="12.501cm" svg:y1="0.799cm" svg:x2="13cm" svg:y2="0.799cm">
                <text:p/>
              </draw:line>
              <draw:line draw:style-name="gr1" draw:layer="layout" svg:x1="13cm" svg:y1="0.498cm" svg:x2="13cm" svg:y2="0.799cm">
                <text:p/>
              </draw:line>
              <draw:line draw:style-name="gr1" draw:layer="layout" svg:x1="13cm" svg:y1="0.498cm" svg:x2="13.801cm" svg:y2="0.498cm">
                <text:p/>
              </draw:line>
              <draw:line draw:style-name="gr1" draw:layer="layout" svg:x1="13.801cm" svg:y1="0.498cm" svg:x2="13.801cm" svg:y2="0.799cm">
                <text:p/>
              </draw:line>
              <draw:line draw:style-name="gr1" draw:layer="layout" svg:x1="13.801cm" svg:y1="0.799cm" svg:x2="14.6cm" svg:y2="0.799cm">
                <text:p/>
              </draw:line>
              <draw:line draw:style-name="gr1" draw:layer="layout" svg:x1="14.6cm" svg:y1="0.498cm" svg:x2="14.6cm" svg:y2="0.799cm">
                <text:p/>
              </draw:line>
              <draw:line draw:style-name="gr1" draw:layer="layout" svg:x1="14.6cm" svg:y1="0.498cm" svg:x2="15.4cm" svg:y2="0.498cm">
                <text:p/>
              </draw:line>
              <draw:line draw:style-name="gr1" draw:layer="layout" svg:x1="15.4cm" svg:y1="0.498cm" svg:x2="15.4cm" svg:y2="0.799cm">
                <text:p/>
              </draw:line>
              <draw:line draw:style-name="gr1" draw:layer="layout" svg:x1="15.4cm" svg:y1="0.799cm" svg:x2="15.9cm" svg:y2="0.799cm">
                <text:p/>
              </draw:line>
              <draw:line draw:style-name="gr1" draw:layer="layout" svg:x1="12.501cm" svg:y1="4.198cm" svg:x2="12.501cm" svg:y2="3.699cm">
                <text:p/>
              </draw:line>
              <draw:line draw:style-name="gr1" draw:layer="layout" svg:x1="12.501cm" svg:y1="3.699cm" svg:x2="12.2cm" svg:y2="3.699cm">
                <text:p/>
              </draw:line>
              <draw:line draw:style-name="gr1" draw:layer="layout" svg:x1="12.2cm" svg:y1="3.699cm" svg:x2="12.2cm" svg:y2="2.898cm">
                <text:p/>
              </draw:line>
              <draw:line draw:style-name="gr1" draw:layer="layout" svg:x1="12.501cm" svg:y1="2.898cm" svg:x2="12.2cm" svg:y2="2.898cm">
                <text:p/>
              </draw:line>
              <draw:line draw:style-name="gr1" draw:layer="layout" svg:x1="12.501cm" svg:y1="2.898cm" svg:x2="12.501cm" svg:y2="2.099cm">
                <text:p/>
              </draw:line>
              <draw:line draw:style-name="gr1" draw:layer="layout" svg:x1="12.501cm" svg:y1="2.099cm" svg:x2="12.2cm" svg:y2="2.099cm">
                <text:p/>
              </draw:line>
              <draw:line draw:style-name="gr1" draw:layer="layout" svg:x1="12.2cm" svg:y1="2.099cm" svg:x2="12.2cm" svg:y2="1.299cm">
                <text:p/>
              </draw:line>
              <draw:line draw:style-name="gr1" draw:layer="layout" svg:x1="12.501cm" svg:y1="1.299cm" svg:x2="12.2cm" svg:y2="1.299cm">
                <text:p/>
              </draw:line>
              <draw:line draw:style-name="gr1" draw:layer="layout" svg:x1="12.501cm" svg:y1="1.299cm" svg:x2="12.501cm" svg:y2="0.799cm">
                <text:p/>
              </draw:line>
              <draw:line draw:style-name="gr1" draw:layer="layout" svg:x1="15.9cm" svg:y1="4.198cm" svg:x2="15.9cm" svg:y2="3.699cm">
                <text:p/>
              </draw:line>
              <draw:line draw:style-name="gr1" draw:layer="layout" svg:x1="16.201cm" svg:y1="3.699cm" svg:x2="15.9cm" svg:y2="3.699cm">
                <text:p/>
              </draw:line>
              <draw:line draw:style-name="gr1" draw:layer="layout" svg:x1="16.201cm" svg:y1="3.699cm" svg:x2="16.201cm" svg:y2="2.898cm">
                <text:p/>
              </draw:line>
              <draw:line draw:style-name="gr1" draw:layer="layout" svg:x1="16.201cm" svg:y1="2.898cm" svg:x2="15.9cm" svg:y2="2.898cm">
                <text:p/>
              </draw:line>
              <draw:line draw:style-name="gr1" draw:layer="layout" svg:x1="15.9cm" svg:y1="2.898cm" svg:x2="15.9cm" svg:y2="2.099cm">
                <text:p/>
              </draw:line>
              <draw:line draw:style-name="gr1" draw:layer="layout" svg:x1="16.201cm" svg:y1="2.099cm" svg:x2="15.9cm" svg:y2="2.099cm">
                <text:p/>
              </draw:line>
              <draw:line draw:style-name="gr1" draw:layer="layout" svg:x1="16.201cm" svg:y1="2.099cm" svg:x2="16.201cm" svg:y2="1.299cm">
                <text:p/>
              </draw:line>
              <draw:line draw:style-name="gr1" draw:layer="layout" svg:x1="16.201cm" svg:y1="1.299cm" svg:x2="15.9cm" svg:y2="1.299cm">
                <text:p/>
              </draw:line>
              <draw:line draw:style-name="gr1" draw:layer="layout" svg:x1="15.9cm" svg:y1="1.299cm" svg:x2="15.9cm" svg:y2="0.799cm">
                <text:p/>
              </draw:line>
              <draw:g>
                <draw:path draw:style-name="gr23" draw:text-style-name="P1" draw:layer="layout" svg:width="0.726cm" svg:height="0.641cm" svg:x="12.7cm" svg:y="5.689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24" draw:text-style-name="P1" draw:layer="layout" svg:width="0.698cm" svg:height="0.62cm" svg:x="13.572cm" svg:y="5.7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25" draw:text-style-name="P1" draw:layer="layout" svg:width="0.316cm" svg:height="0.157cm" svg:x="13.729cm" svg:y="5.804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26" draw:text-style-name="P1" draw:layer="layout" svg:width="0.591cm" svg:height="0.62cm" svg:x="14.356cm" svg:y="5.7cm" svg:viewBox="0 0 592 621" draw:points="0,621 0,0 576,0 576,105 157,105 157,243 547,243 547,347 157,347 157,516 592,516 592,621">
                  <text:p/>
                </draw:polygon>
                <draw:polygon draw:style-name="gr27" draw:text-style-name="P1" draw:layer="layout" svg:width="0.616cm" svg:height="0.62cm" svg:x="15.083cm" svg:y="5.7cm" svg:viewBox="0 0 617 621" draw:points="0,621 0,0 153,0 471,415 471,0 617,0 617,621 459,621 146,216 146,621">
                  <text:p/>
                </draw:polygon>
                <draw:path draw:style-name="gr28" draw:text-style-name="P1" draw:layer="layout" svg:width="0.753cm" svg:height="0.641cm" svg:x="12.728cm" svg:y="6.657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29" draw:text-style-name="P1" draw:layer="layout" svg:width="0.65cm" svg:height="0.62cm" svg:x="13.605cm" svg:y="6.668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30" draw:text-style-name="P1" draw:layer="layout" svg:width="0.546cm" svg:height="0.615cm" svg:x="14.393cm" svg:y="6.672cm" svg:viewBox="0 0 547 616" draw:points="0,616 0,0 157,0 157,511 547,511 547,616">
                  <text:p/>
                </draw:polygon>
                <draw:polygon draw:style-name="gr31" draw:text-style-name="P1" draw:layer="layout" svg:width="0.591cm" svg:height="0.62cm" svg:x="15.053cm" svg:y="6.668cm" svg:viewBox="0 0 592 621" draw:points="0,621 0,0 576,0 576,105 157,105 157,243 547,243 547,347 157,347 157,516 592,516 592,621">
                  <text:p/>
                </draw:polygon>
                <draw:line draw:style-name="gr11" draw:text-style-name="P2" draw:layer="layout" svg:x1="13.73cm" svg:y1="5.805cm" svg:x2="13.73cm" svg:y2="5.963cm">
                  <text:p/>
                </draw:line>
                <draw:line draw:style-name="gr11" draw:text-style-name="P2" draw:layer="layout" svg:x1="13.572cm" svg:y1="6.321cm" svg:x2="13.729cm" svg:y2="6.321cm">
                  <text:p/>
                </draw:line>
                <draw:line draw:style-name="gr11" draw:text-style-name="P2" draw:layer="layout" svg:x1="13.089cm" svg:y1="6.093cm" svg:x2="13.269cm" svg:y2="6.093cm">
                  <text:p/>
                </draw:line>
                <draw:line draw:style-name="gr11" draw:text-style-name="P2" draw:layer="layout" svg:x1="13.606cm" svg:y1="6.66cm" svg:x2="13.606cm" svg:y2="7.29cm">
                  <text:p/>
                </draw:line>
                <draw:line draw:style-name="gr11" draw:text-style-name="P2" draw:layer="layout" svg:x1="13.762cm" svg:y1="6.77cm" svg:x2="13.852cm" svg:y2="6.77cm">
                  <text:p/>
                </draw:line>
                <draw:line draw:style-name="gr11" draw:text-style-name="P2" draw:layer="layout" svg:x1="13.762cm" svg:y1="6.77cm" svg:x2="13.852cm" svg:y2="6.77cm">
                  <text:p/>
                </draw:line>
                <draw:line draw:style-name="gr11" draw:text-style-name="P2" draw:layer="layout" svg:x1="13.762cm" svg:y1="7.019cm" svg:x2="13.897cm" svg:y2="7.019cm">
                  <text:p/>
                </draw:line>
              </draw:g>
              <draw:path draw:style-name="gr32" draw:text-style-name="P1" draw:layer="layout" svg:width="2.399cm" svg:height="2.559cm" svg:x="13cm" svg:y="1.239cm" svg:viewBox="0 0 2400 2560" svg:d="M1188 0c-587 0-1076 417-1188 970h489c100-286 372-491 692-491 406 0 734 329 734 734s-328 734-734 734c-320 0-593-205-693-492h-42-446c0 0 0 90 0 608s446 497 446 497v-390c205 159 462 254 742 254 669 0 1212-543 1212-1212s-543-1212-1212-1212z">
                <text:p/>
              </draw:path>
              <draw:g>
                <draw:line draw:style-name="gr1" draw:layer="layout" svg:x1="15.9cm" svg:y1="8.5cm" svg:x2="16.699cm" svg:y2="8.5cm">
                  <text:p/>
                </draw:line>
                <draw:line draw:style-name="gr1" draw:layer="layout" svg:x1="16.699cm" svg:y1="8.199cm" svg:x2="16.699cm" svg:y2="8.5cm">
                  <text:p/>
                </draw:line>
                <draw:line draw:style-name="gr1" draw:layer="layout" svg:x1="16.699cm" svg:y1="8.199cm" svg:x2="17.5cm" svg:y2="8.199cm">
                  <text:p/>
                </draw:line>
                <draw:line draw:style-name="gr1" draw:layer="layout" svg:x1="17.5cm" svg:y1="8.199cm" svg:x2="17.5cm" svg:y2="8.5cm">
                  <text:p/>
                </draw:line>
                <draw:line draw:style-name="gr1" draw:layer="layout" svg:x1="17.5cm" svg:y1="8.5cm" svg:x2="18.299cm" svg:y2="8.5cm">
                  <text:p/>
                </draw:line>
                <draw:line draw:style-name="gr1" draw:layer="layout" svg:x1="18.299cm" svg:y1="8.199cm" svg:x2="18.299cm" svg:y2="8.5cm">
                  <text:p/>
                </draw:line>
                <draw:line draw:style-name="gr1" draw:layer="layout" svg:x1="18.299cm" svg:y1="8.199cm" svg:x2="19.099cm" svg:y2="8.199cm">
                  <text:p/>
                </draw:line>
                <draw:line draw:style-name="gr1" draw:layer="layout" svg:x1="19.099cm" svg:y1="8.199cm" svg:x2="19.099cm" svg:y2="8.5cm">
                  <text:p/>
                </draw:line>
                <draw:line draw:style-name="gr1" draw:layer="layout" svg:x1="19.099cm" svg:y1="8.5cm" svg:x2="19.599cm" svg:y2="8.5cm">
                  <text:p/>
                </draw:line>
                <draw:line draw:style-name="gr1" draw:layer="layout" svg:x1="15.9cm" svg:y1="4.499cm" svg:x2="16.699cm" svg:y2="4.499cm">
                  <text:p/>
                </draw:line>
                <draw:line draw:style-name="gr1" draw:layer="layout" svg:x1="16.699cm" svg:y1="4.499cm" svg:x2="16.699cm" svg:y2="4.8cm">
                  <text:p/>
                </draw:line>
                <draw:line draw:style-name="gr1" draw:layer="layout" svg:x1="16.699cm" svg:y1="4.8cm" svg:x2="17.5cm" svg:y2="4.8cm">
                  <text:p/>
                </draw:line>
                <draw:line draw:style-name="gr1" draw:layer="layout" svg:x1="17.5cm" svg:y1="4.499cm" svg:x2="17.5cm" svg:y2="4.8cm">
                  <text:p/>
                </draw:line>
                <draw:line draw:style-name="gr1" draw:layer="layout" svg:x1="17.5cm" svg:y1="4.499cm" svg:x2="18.299cm" svg:y2="4.499cm">
                  <text:p/>
                </draw:line>
                <draw:line draw:style-name="gr1" draw:layer="layout" svg:x1="18.299cm" svg:y1="4.499cm" svg:x2="18.299cm" svg:y2="4.8cm">
                  <text:p/>
                </draw:line>
                <draw:line draw:style-name="gr1" draw:layer="layout" svg:x1="18.299cm" svg:y1="4.8cm" svg:x2="19.099cm" svg:y2="4.8cm">
                  <text:p/>
                </draw:line>
                <draw:line draw:style-name="gr1" draw:layer="layout" svg:x1="19.099cm" svg:y1="4.499cm" svg:x2="19.099cm" svg:y2="4.8cm">
                  <text:p/>
                </draw:line>
                <draw:line draw:style-name="gr1" draw:layer="layout" svg:x1="19.099cm" svg:y1="4.499cm" svg:x2="19.599cm" svg:y2="4.499cm">
                  <text:p/>
                </draw:line>
                <draw:line draw:style-name="gr1" draw:layer="layout" svg:x1="19.599cm" svg:y1="8.5cm" svg:x2="19.599cm" svg:y2="7.7cm">
                  <text:p/>
                </draw:line>
                <draw:line draw:style-name="gr1" draw:layer="layout" svg:x1="19.9cm" svg:y1="7.7cm" svg:x2="19.599cm" svg:y2="7.7cm">
                  <text:p/>
                </draw:line>
                <draw:line draw:style-name="gr1" draw:layer="layout" svg:x1="19.9cm" svg:y1="7.7cm" svg:x2="19.9cm" svg:y2="6.899cm">
                  <text:p/>
                </draw:line>
                <draw:line draw:style-name="gr1" draw:layer="layout" svg:x1="19.9cm" svg:y1="6.899cm" svg:x2="19.599cm" svg:y2="6.899cm">
                  <text:p/>
                </draw:line>
                <draw:line draw:style-name="gr1" draw:layer="layout" svg:x1="19.599cm" svg:y1="6.899cm" svg:x2="19.599cm" svg:y2="6.1cm">
                  <text:p/>
                </draw:line>
                <draw:line draw:style-name="gr1" draw:layer="layout" svg:x1="19.9cm" svg:y1="6.1cm" svg:x2="19.599cm" svg:y2="6.1cm">
                  <text:p/>
                </draw:line>
                <draw:line draw:style-name="gr1" draw:layer="layout" svg:x1="19.9cm" svg:y1="6.1cm" svg:x2="19.9cm" svg:y2="5.3cm">
                  <text:p/>
                </draw:line>
                <draw:line draw:style-name="gr1" draw:layer="layout" svg:x1="19.9cm" svg:y1="5.3cm" svg:x2="19.599cm" svg:y2="5.3cm">
                  <text:p/>
                </draw:line>
                <draw:line draw:style-name="gr1" draw:layer="layout" svg:x1="19.599cm" svg:y1="5.3cm" svg:x2="19.599cm" svg:y2="4.499cm">
                  <text:p/>
                </draw:line>
              </draw:g>
              <draw:g>
                <draw:line draw:style-name="gr1" draw:layer="layout" svg:x1="19.6cm" svg:y1="8.499cm" svg:x2="20.399cm" svg:y2="8.499cm">
                  <text:p/>
                </draw:line>
                <draw:line draw:style-name="gr1" draw:layer="layout" svg:x1="20.399cm" svg:y1="8.198cm" svg:x2="20.399cm" svg:y2="8.499cm">
                  <text:p/>
                </draw:line>
                <draw:line draw:style-name="gr1" draw:layer="layout" svg:x1="20.399cm" svg:y1="8.198cm" svg:x2="21.2cm" svg:y2="8.198cm">
                  <text:p/>
                </draw:line>
                <draw:line draw:style-name="gr1" draw:layer="layout" svg:x1="21.2cm" svg:y1="8.198cm" svg:x2="21.2cm" svg:y2="8.499cm">
                  <text:p/>
                </draw:line>
                <draw:line draw:style-name="gr1" draw:layer="layout" svg:x1="21.2cm" svg:y1="8.499cm" svg:x2="21.999cm" svg:y2="8.499cm">
                  <text:p/>
                </draw:line>
                <draw:line draw:style-name="gr1" draw:layer="layout" svg:x1="21.999cm" svg:y1="8.198cm" svg:x2="21.999cm" svg:y2="8.499cm">
                  <text:p/>
                </draw:line>
                <draw:line draw:style-name="gr1" draw:layer="layout" svg:x1="21.999cm" svg:y1="8.198cm" svg:x2="22.799cm" svg:y2="8.198cm">
                  <text:p/>
                </draw:line>
                <draw:line draw:style-name="gr1" draw:layer="layout" svg:x1="22.799cm" svg:y1="8.198cm" svg:x2="22.799cm" svg:y2="8.499cm">
                  <text:p/>
                </draw:line>
                <draw:line draw:style-name="gr1" draw:layer="layout" svg:x1="22.799cm" svg:y1="8.499cm" svg:x2="23.299cm" svg:y2="8.499cm">
                  <text:p/>
                </draw:line>
                <draw:line draw:style-name="gr1" draw:layer="layout" svg:x1="19.6cm" svg:y1="4.498cm" svg:x2="20.399cm" svg:y2="4.498cm">
                  <text:p/>
                </draw:line>
                <draw:line draw:style-name="gr1" draw:layer="layout" svg:x1="20.399cm" svg:y1="4.498cm" svg:x2="20.399cm" svg:y2="4.799cm">
                  <text:p/>
                </draw:line>
                <draw:line draw:style-name="gr1" draw:layer="layout" svg:x1="20.399cm" svg:y1="4.799cm" svg:x2="21.2cm" svg:y2="4.799cm">
                  <text:p/>
                </draw:line>
                <draw:line draw:style-name="gr1" draw:layer="layout" svg:x1="21.2cm" svg:y1="4.498cm" svg:x2="21.2cm" svg:y2="4.799cm">
                  <text:p/>
                </draw:line>
                <draw:line draw:style-name="gr1" draw:layer="layout" svg:x1="21.2cm" svg:y1="4.498cm" svg:x2="21.999cm" svg:y2="4.498cm">
                  <text:p/>
                </draw:line>
                <draw:line draw:style-name="gr1" draw:layer="layout" svg:x1="21.999cm" svg:y1="4.498cm" svg:x2="21.999cm" svg:y2="4.799cm">
                  <text:p/>
                </draw:line>
                <draw:line draw:style-name="gr1" draw:layer="layout" svg:x1="21.999cm" svg:y1="4.799cm" svg:x2="22.799cm" svg:y2="4.799cm">
                  <text:p/>
                </draw:line>
                <draw:line draw:style-name="gr1" draw:layer="layout" svg:x1="22.799cm" svg:y1="4.498cm" svg:x2="22.799cm" svg:y2="4.799cm">
                  <text:p/>
                </draw:line>
                <draw:line draw:style-name="gr1" draw:layer="layout" svg:x1="22.799cm" svg:y1="4.498cm" svg:x2="23.299cm" svg:y2="4.498cm">
                  <text:p/>
                </draw:line>
                <draw:line draw:style-name="gr1" draw:layer="layout" svg:x1="23.299cm" svg:y1="8.499cm" svg:x2="23.299cm" svg:y2="7.699cm">
                  <text:p/>
                </draw:line>
                <draw:line draw:style-name="gr1" draw:layer="layout" svg:x1="23.6cm" svg:y1="7.699cm" svg:x2="23.299cm" svg:y2="7.699cm">
                  <text:p/>
                </draw:line>
                <draw:line draw:style-name="gr1" draw:layer="layout" svg:x1="23.6cm" svg:y1="7.699cm" svg:x2="23.6cm" svg:y2="6.898cm">
                  <text:p/>
                </draw:line>
                <draw:line draw:style-name="gr1" draw:layer="layout" svg:x1="23.6cm" svg:y1="6.898cm" svg:x2="23.299cm" svg:y2="6.898cm">
                  <text:p/>
                </draw:line>
                <draw:line draw:style-name="gr1" draw:layer="layout" svg:x1="23.299cm" svg:y1="6.898cm" svg:x2="23.299cm" svg:y2="6.099cm">
                  <text:p/>
                </draw:line>
                <draw:line draw:style-name="gr1" draw:layer="layout" svg:x1="23.6cm" svg:y1="6.099cm" svg:x2="23.299cm" svg:y2="6.099cm">
                  <text:p/>
                </draw:line>
                <draw:line draw:style-name="gr1" draw:layer="layout" svg:x1="23.6cm" svg:y1="6.099cm" svg:x2="23.6cm" svg:y2="5.299cm">
                  <text:p/>
                </draw:line>
                <draw:line draw:style-name="gr1" draw:layer="layout" svg:x1="23.6cm" svg:y1="5.299cm" svg:x2="23.299cm" svg:y2="5.299cm">
                  <text:p/>
                </draw:line>
                <draw:line draw:style-name="gr1" draw:layer="layout" svg:x1="23.299cm" svg:y1="5.299cm" svg:x2="23.299cm" svg:y2="4.498cm">
                  <text:p/>
                </draw:line>
              </draw:g>
              <draw:g>
                <draw:path draw:style-name="gr33" draw:text-style-name="P1" draw:layer="layout" svg:width="0.726cm" svg:height="0.641cm" svg:x="20.1cm" svg:y="5.699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34" draw:text-style-name="P1" draw:layer="layout" svg:width="0.698cm" svg:height="0.62cm" svg:x="20.972cm" svg:y="5.71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35" draw:text-style-name="P1" draw:layer="layout" svg:width="0.316cm" svg:height="0.157cm" svg:x="21.129cm" svg:y="5.814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36" draw:text-style-name="P1" draw:layer="layout" svg:width="0.591cm" svg:height="0.62cm" svg:x="21.756cm" svg:y="5.71cm" svg:viewBox="0 0 592 621" draw:points="0,621 0,0 576,0 576,105 157,105 157,243 547,243 547,347 157,347 157,516 592,516 592,621">
                  <text:p/>
                </draw:polygon>
                <draw:polygon draw:style-name="gr37" draw:text-style-name="P1" draw:layer="layout" svg:width="0.616cm" svg:height="0.62cm" svg:x="22.483cm" svg:y="5.71cm" svg:viewBox="0 0 617 621" draw:points="0,621 0,0 153,0 471,415 471,0 617,0 617,621 459,621 146,216 146,621">
                  <text:p/>
                </draw:polygon>
                <draw:path draw:style-name="gr38" draw:text-style-name="P1" draw:layer="layout" svg:width="0.753cm" svg:height="0.641cm" svg:x="20.128cm" svg:y="6.667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39" draw:text-style-name="P1" draw:layer="layout" svg:width="0.65cm" svg:height="0.62cm" svg:x="21.005cm" svg:y="6.678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40" draw:text-style-name="P1" draw:layer="layout" svg:width="0.546cm" svg:height="0.615cm" svg:x="21.793cm" svg:y="6.682cm" svg:viewBox="0 0 547 616" draw:points="0,616 0,0 157,0 157,511 547,511 547,616">
                  <text:p/>
                </draw:polygon>
                <draw:polygon draw:style-name="gr41" draw:text-style-name="P1" draw:layer="layout" svg:width="0.591cm" svg:height="0.62cm" svg:x="22.453cm" svg:y="6.678cm" svg:viewBox="0 0 592 621" draw:points="0,621 0,0 576,0 576,105 157,105 157,243 547,243 547,347 157,347 157,516 592,516 592,621">
                  <text:p/>
                </draw:polygon>
                <draw:line draw:style-name="gr11" draw:text-style-name="P2" draw:layer="layout" svg:x1="21.13cm" svg:y1="5.815cm" svg:x2="21.13cm" svg:y2="5.973cm">
                  <text:p/>
                </draw:line>
                <draw:line draw:style-name="gr11" draw:text-style-name="P2" draw:layer="layout" svg:x1="20.972cm" svg:y1="6.331cm" svg:x2="21.129cm" svg:y2="6.331cm">
                  <text:p/>
                </draw:line>
                <draw:line draw:style-name="gr11" draw:text-style-name="P2" draw:layer="layout" svg:x1="20.489cm" svg:y1="6.103cm" svg:x2="20.669cm" svg:y2="6.103cm">
                  <text:p/>
                </draw:line>
                <draw:line draw:style-name="gr11" draw:text-style-name="P2" draw:layer="layout" svg:x1="21.006cm" svg:y1="6.67cm" svg:x2="21.006cm" svg:y2="7.3cm">
                  <text:p/>
                </draw:line>
                <draw:line draw:style-name="gr11" draw:text-style-name="P2" draw:layer="layout" svg:x1="21.162cm" svg:y1="6.78cm" svg:x2="21.252cm" svg:y2="6.78cm">
                  <text:p/>
                </draw:line>
                <draw:line draw:style-name="gr11" draw:text-style-name="P2" draw:layer="layout" svg:x1="21.162cm" svg:y1="6.78cm" svg:x2="21.252cm" svg:y2="6.78cm">
                  <text:p/>
                </draw:line>
                <draw:line draw:style-name="gr11" draw:text-style-name="P2" draw:layer="layout" svg:x1="21.162cm" svg:y1="7.029cm" svg:x2="21.297cm" svg:y2="7.029cm">
                  <text:p/>
                </draw:line>
              </draw:g>
              <draw:g>
                <draw:line draw:style-name="gr1" draw:layer="layout" svg:x1="19.9cm" svg:y1="4.499cm" svg:x2="20.699cm" svg:y2="4.499cm">
                  <text:p/>
                </draw:line>
                <draw:line draw:style-name="gr1" draw:layer="layout" svg:x1="20.699cm" svg:y1="4.198cm" svg:x2="20.699cm" svg:y2="4.499cm">
                  <text:p/>
                </draw:line>
                <draw:line draw:style-name="gr1" draw:layer="layout" svg:x1="20.699cm" svg:y1="4.198cm" svg:x2="21.5cm" svg:y2="4.198cm">
                  <text:p/>
                </draw:line>
                <draw:line draw:style-name="gr1" draw:layer="layout" svg:x1="21.5cm" svg:y1="4.198cm" svg:x2="21.5cm" svg:y2="4.499cm">
                  <text:p/>
                </draw:line>
                <draw:line draw:style-name="gr1" draw:layer="layout" svg:x1="21.5cm" svg:y1="4.499cm" svg:x2="22.299cm" svg:y2="4.499cm">
                  <text:p/>
                </draw:line>
                <draw:line draw:style-name="gr1" draw:layer="layout" svg:x1="22.299cm" svg:y1="4.198cm" svg:x2="22.299cm" svg:y2="4.499cm">
                  <text:p/>
                </draw:line>
                <draw:line draw:style-name="gr1" draw:layer="layout" svg:x1="22.299cm" svg:y1="4.198cm" svg:x2="23.099cm" svg:y2="4.198cm">
                  <text:p/>
                </draw:line>
                <draw:line draw:style-name="gr1" draw:layer="layout" svg:x1="23.099cm" svg:y1="4.198cm" svg:x2="23.099cm" svg:y2="4.499cm">
                  <text:p/>
                </draw:line>
                <draw:line draw:style-name="gr1" draw:layer="layout" svg:x1="23.099cm" svg:y1="4.499cm" svg:x2="23.599cm" svg:y2="4.499cm">
                  <text:p/>
                </draw:line>
                <draw:line draw:style-name="gr1" draw:layer="layout" svg:x1="19.9cm" svg:y1="0.498cm" svg:x2="20.699cm" svg:y2="0.498cm">
                  <text:p/>
                </draw:line>
                <draw:line draw:style-name="gr1" draw:layer="layout" svg:x1="20.699cm" svg:y1="0.498cm" svg:x2="20.699cm" svg:y2="0.799cm">
                  <text:p/>
                </draw:line>
                <draw:line draw:style-name="gr1" draw:layer="layout" svg:x1="20.699cm" svg:y1="0.799cm" svg:x2="21.5cm" svg:y2="0.799cm">
                  <text:p/>
                </draw:line>
                <draw:line draw:style-name="gr1" draw:layer="layout" svg:x1="21.5cm" svg:y1="0.498cm" svg:x2="21.5cm" svg:y2="0.799cm">
                  <text:p/>
                </draw:line>
                <draw:line draw:style-name="gr1" draw:layer="layout" svg:x1="21.5cm" svg:y1="0.498cm" svg:x2="22.299cm" svg:y2="0.498cm">
                  <text:p/>
                </draw:line>
                <draw:line draw:style-name="gr1" draw:layer="layout" svg:x1="22.299cm" svg:y1="0.498cm" svg:x2="22.299cm" svg:y2="0.799cm">
                  <text:p/>
                </draw:line>
                <draw:line draw:style-name="gr1" draw:layer="layout" svg:x1="22.299cm" svg:y1="0.799cm" svg:x2="23.099cm" svg:y2="0.799cm">
                  <text:p/>
                </draw:line>
                <draw:line draw:style-name="gr1" draw:layer="layout" svg:x1="23.099cm" svg:y1="0.498cm" svg:x2="23.099cm" svg:y2="0.799cm">
                  <text:p/>
                </draw:line>
                <draw:line draw:style-name="gr1" draw:layer="layout" svg:x1="23.099cm" svg:y1="0.498cm" svg:x2="23.599cm" svg:y2="0.498cm">
                  <text:p/>
                </draw:line>
                <draw:line draw:style-name="gr1" draw:layer="layout" svg:x1="19.9cm" svg:y1="4.499cm" svg:x2="19.9cm" svg:y2="3.699cm">
                  <text:p/>
                </draw:line>
                <draw:line draw:style-name="gr1" draw:layer="layout" svg:x1="20.199cm" svg:y1="3.699cm" svg:x2="19.9cm" svg:y2="3.699cm">
                  <text:p/>
                </draw:line>
                <draw:line draw:style-name="gr1" draw:layer="layout" svg:x1="20.199cm" svg:y1="3.699cm" svg:x2="20.199cm" svg:y2="2.898cm">
                  <text:p/>
                </draw:line>
                <draw:line draw:style-name="gr1" draw:layer="layout" svg:x1="20.199cm" svg:y1="2.898cm" svg:x2="19.9cm" svg:y2="2.898cm">
                  <text:p/>
                </draw:line>
                <draw:line draw:style-name="gr1" draw:layer="layout" svg:x1="19.9cm" svg:y1="2.898cm" svg:x2="19.9cm" svg:y2="2.099cm">
                  <text:p/>
                </draw:line>
                <draw:line draw:style-name="gr1" draw:layer="layout" svg:x1="20.199cm" svg:y1="2.099cm" svg:x2="19.9cm" svg:y2="2.099cm">
                  <text:p/>
                </draw:line>
                <draw:line draw:style-name="gr1" draw:layer="layout" svg:x1="20.199cm" svg:y1="2.099cm" svg:x2="20.199cm" svg:y2="1.299cm">
                  <text:p/>
                </draw:line>
                <draw:line draw:style-name="gr1" draw:layer="layout" svg:x1="20.199cm" svg:y1="1.299cm" svg:x2="19.9cm" svg:y2="1.299cm">
                  <text:p/>
                </draw:line>
                <draw:line draw:style-name="gr1" draw:layer="layout" svg:x1="19.9cm" svg:y1="1.299cm" svg:x2="19.9cm" svg:y2="0.498cm">
                  <text:p/>
                </draw:line>
                <draw:line draw:style-name="gr1" draw:layer="layout" svg:x1="23.599cm" svg:y1="4.499cm" svg:x2="23.599cm" svg:y2="3.699cm">
                  <text:p/>
                </draw:line>
                <draw:line draw:style-name="gr1" draw:layer="layout" svg:x1="23.9cm" svg:y1="3.699cm" svg:x2="23.599cm" svg:y2="3.699cm">
                  <text:p/>
                </draw:line>
                <draw:line draw:style-name="gr1" draw:layer="layout" svg:x1="23.9cm" svg:y1="3.699cm" svg:x2="23.9cm" svg:y2="2.898cm">
                  <text:p/>
                </draw:line>
                <draw:line draw:style-name="gr1" draw:layer="layout" svg:x1="23.9cm" svg:y1="2.898cm" svg:x2="23.599cm" svg:y2="2.898cm">
                  <text:p/>
                </draw:line>
                <draw:line draw:style-name="gr1" draw:layer="layout" svg:x1="23.599cm" svg:y1="2.898cm" svg:x2="23.599cm" svg:y2="2.099cm">
                  <text:p/>
                </draw:line>
                <draw:line draw:style-name="gr1" draw:layer="layout" svg:x1="23.9cm" svg:y1="2.099cm" svg:x2="23.599cm" svg:y2="2.099cm">
                  <text:p/>
                </draw:line>
                <draw:line draw:style-name="gr1" draw:layer="layout" svg:x1="23.9cm" svg:y1="2.099cm" svg:x2="23.9cm" svg:y2="1.299cm">
                  <text:p/>
                </draw:line>
                <draw:line draw:style-name="gr1" draw:layer="layout" svg:x1="23.9cm" svg:y1="1.299cm" svg:x2="23.599cm" svg:y2="1.299cm">
                  <text:p/>
                </draw:line>
                <draw:line draw:style-name="gr1" draw:layer="layout" svg:x1="23.599cm" svg:y1="1.299cm" svg:x2="23.599cm" svg:y2="0.498cm">
                  <text:p/>
                </draw:line>
              </draw:g>
              <draw:line draw:style-name="gr1" draw:layer="layout" svg:x1="16.502cm" svg:y1="4.199cm" svg:x2="17.001cm" svg:y2="4.199cm">
                <text:p/>
              </draw:line>
              <draw:line draw:style-name="gr1" draw:layer="layout" svg:x1="17.001cm" svg:y1="4.199cm" svg:x2="17.001cm" svg:y2="4.5cm">
                <text:p/>
              </draw:line>
              <draw:line draw:style-name="gr1" draw:layer="layout" svg:x1="17.001cm" svg:y1="4.5cm" svg:x2="17.802cm" svg:y2="4.5cm">
                <text:p/>
              </draw:line>
              <draw:line draw:style-name="gr1" draw:layer="layout" svg:x1="17.802cm" svg:y1="4.199cm" svg:x2="17.802cm" svg:y2="4.5cm">
                <text:p/>
              </draw:line>
              <draw:line draw:style-name="gr1" draw:layer="layout" svg:x1="17.802cm" svg:y1="4.199cm" svg:x2="18.601cm" svg:y2="4.199cm">
                <text:p/>
              </draw:line>
              <draw:line draw:style-name="gr1" draw:layer="layout" svg:x1="18.601cm" svg:y1="4.199cm" svg:x2="18.601cm" svg:y2="4.5cm">
                <text:p/>
              </draw:line>
              <draw:line draw:style-name="gr1" draw:layer="layout" svg:x1="18.601cm" svg:y1="4.5cm" svg:x2="19.401cm" svg:y2="4.5cm">
                <text:p/>
              </draw:line>
              <draw:line draw:style-name="gr1" draw:layer="layout" svg:x1="19.401cm" svg:y1="4.199cm" svg:x2="19.401cm" svg:y2="4.5cm">
                <text:p/>
              </draw:line>
              <draw:line draw:style-name="gr1" draw:layer="layout" svg:x1="19.401cm" svg:y1="4.199cm" svg:x2="19.901cm" svg:y2="4.199cm">
                <text:p/>
              </draw:line>
              <draw:line draw:style-name="gr1" draw:layer="layout" svg:x1="16.502cm" svg:y1="0.8cm" svg:x2="17.001cm" svg:y2="0.8cm">
                <text:p/>
              </draw:line>
              <draw:line draw:style-name="gr1" draw:layer="layout" svg:x1="17.001cm" svg:y1="0.499cm" svg:x2="17.001cm" svg:y2="0.8cm">
                <text:p/>
              </draw:line>
              <draw:line draw:style-name="gr1" draw:layer="layout" svg:x1="17.001cm" svg:y1="0.499cm" svg:x2="17.802cm" svg:y2="0.499cm">
                <text:p/>
              </draw:line>
              <draw:line draw:style-name="gr1" draw:layer="layout" svg:x1="17.802cm" svg:y1="0.499cm" svg:x2="17.802cm" svg:y2="0.8cm">
                <text:p/>
              </draw:line>
              <draw:line draw:style-name="gr1" draw:layer="layout" svg:x1="17.802cm" svg:y1="0.8cm" svg:x2="18.601cm" svg:y2="0.8cm">
                <text:p/>
              </draw:line>
              <draw:line draw:style-name="gr1" draw:layer="layout" svg:x1="18.601cm" svg:y1="0.499cm" svg:x2="18.601cm" svg:y2="0.8cm">
                <text:p/>
              </draw:line>
              <draw:line draw:style-name="gr1" draw:layer="layout" svg:x1="18.601cm" svg:y1="0.499cm" svg:x2="19.401cm" svg:y2="0.499cm">
                <text:p/>
              </draw:line>
              <draw:line draw:style-name="gr1" draw:layer="layout" svg:x1="19.401cm" svg:y1="0.499cm" svg:x2="19.401cm" svg:y2="0.8cm">
                <text:p/>
              </draw:line>
              <draw:line draw:style-name="gr1" draw:layer="layout" svg:x1="19.401cm" svg:y1="0.8cm" svg:x2="19.901cm" svg:y2="0.8cm">
                <text:p/>
              </draw:line>
              <draw:line draw:style-name="gr1" draw:layer="layout" svg:x1="16.502cm" svg:y1="4.199cm" svg:x2="16.502cm" svg:y2="3.7cm">
                <text:p/>
              </draw:line>
              <draw:line draw:style-name="gr1" draw:layer="layout" svg:x1="16.502cm" svg:y1="3.7cm" svg:x2="16.201cm" svg:y2="3.7cm">
                <text:p/>
              </draw:line>
              <draw:line draw:style-name="gr1" draw:layer="layout" svg:x1="16.201cm" svg:y1="3.7cm" svg:x2="16.201cm" svg:y2="2.899cm">
                <text:p/>
              </draw:line>
              <draw:line draw:style-name="gr1" draw:layer="layout" svg:x1="16.502cm" svg:y1="2.899cm" svg:x2="16.201cm" svg:y2="2.899cm">
                <text:p/>
              </draw:line>
              <draw:line draw:style-name="gr1" draw:layer="layout" svg:x1="16.502cm" svg:y1="2.899cm" svg:x2="16.502cm" svg:y2="2.1cm">
                <text:p/>
              </draw:line>
              <draw:line draw:style-name="gr1" draw:layer="layout" svg:x1="16.502cm" svg:y1="2.1cm" svg:x2="16.201cm" svg:y2="2.1cm">
                <text:p/>
              </draw:line>
              <draw:line draw:style-name="gr1" draw:layer="layout" svg:x1="16.201cm" svg:y1="2.1cm" svg:x2="16.201cm" svg:y2="1.3cm">
                <text:p/>
              </draw:line>
              <draw:line draw:style-name="gr1" draw:layer="layout" svg:x1="16.502cm" svg:y1="1.3cm" svg:x2="16.201cm" svg:y2="1.3cm">
                <text:p/>
              </draw:line>
              <draw:line draw:style-name="gr1" draw:layer="layout" svg:x1="16.502cm" svg:y1="1.3cm" svg:x2="16.502cm" svg:y2="0.8cm">
                <text:p/>
              </draw:line>
              <draw:line draw:style-name="gr1" draw:layer="layout" svg:x1="19.901cm" svg:y1="4.199cm" svg:x2="19.901cm" svg:y2="3.7cm">
                <text:p/>
              </draw:line>
              <draw:line draw:style-name="gr1" draw:layer="layout" svg:x1="20.202cm" svg:y1="3.7cm" svg:x2="19.901cm" svg:y2="3.7cm">
                <text:p/>
              </draw:line>
              <draw:line draw:style-name="gr1" draw:layer="layout" svg:x1="20.202cm" svg:y1="3.7cm" svg:x2="20.202cm" svg:y2="2.899cm">
                <text:p/>
              </draw:line>
              <draw:line draw:style-name="gr1" draw:layer="layout" svg:x1="20.202cm" svg:y1="2.899cm" svg:x2="19.901cm" svg:y2="2.899cm">
                <text:p/>
              </draw:line>
              <draw:line draw:style-name="gr1" draw:layer="layout" svg:x1="19.901cm" svg:y1="2.899cm" svg:x2="19.901cm" svg:y2="2.1cm">
                <text:p/>
              </draw:line>
              <draw:line draw:style-name="gr1" draw:layer="layout" svg:x1="20.202cm" svg:y1="2.1cm" svg:x2="19.901cm" svg:y2="2.1cm">
                <text:p/>
              </draw:line>
              <draw:line draw:style-name="gr1" draw:layer="layout" svg:x1="20.202cm" svg:y1="2.1cm" svg:x2="20.202cm" svg:y2="1.3cm">
                <text:p/>
              </draw:line>
              <draw:line draw:style-name="gr1" draw:layer="layout" svg:x1="20.202cm" svg:y1="1.3cm" svg:x2="19.901cm" svg:y2="1.3cm">
                <text:p/>
              </draw:line>
              <draw:line draw:style-name="gr1" draw:layer="layout" svg:x1="19.901cm" svg:y1="1.3cm" svg:x2="19.901cm" svg:y2="0.8cm">
                <text:p/>
              </draw:line>
              <draw:path draw:style-name="gr42" draw:text-style-name="P1" draw:layer="layout" svg:width="2.399cm" svg:height="2.559cm" svg:x="17.001cm" svg:y="1.24cm" svg:viewBox="0 0 2400 2560" svg:d="M1188 0c-587 0-1076 417-1188 970h489c100-286 372-491 692-491 406 0 734 329 734 734s-328 734-734 734c-320 0-593-205-693-492h-42-446c0 0 0 90 0 608s446 497 446 497v-390c205 159 462 254 742 254 669 0 1212-543 1212-1212s-543-1212-1212-1212z">
                <text:p/>
              </draw:path>
            </draw:g>
            <draw:g>
              <draw:g>
                <draw:line draw:style-name="gr1" draw:layer="layout" svg:x1="23.9cm" svg:y1="8.5cm" svg:x2="24.699cm" svg:y2="8.5cm">
                  <text:p/>
                </draw:line>
                <draw:line draw:style-name="gr1" draw:layer="layout" svg:x1="24.699cm" svg:y1="8.199cm" svg:x2="24.699cm" svg:y2="8.5cm">
                  <text:p/>
                </draw:line>
                <draw:line draw:style-name="gr1" draw:layer="layout" svg:x1="24.699cm" svg:y1="8.199cm" svg:x2="25.5cm" svg:y2="8.199cm">
                  <text:p/>
                </draw:line>
                <draw:line draw:style-name="gr1" draw:layer="layout" svg:x1="25.5cm" svg:y1="8.199cm" svg:x2="25.5cm" svg:y2="8.5cm">
                  <text:p/>
                </draw:line>
                <draw:line draw:style-name="gr1" draw:layer="layout" svg:x1="25.5cm" svg:y1="8.5cm" svg:x2="26.299cm" svg:y2="8.5cm">
                  <text:p/>
                </draw:line>
                <draw:line draw:style-name="gr1" draw:layer="layout" svg:x1="26.299cm" svg:y1="8.199cm" svg:x2="26.299cm" svg:y2="8.5cm">
                  <text:p/>
                </draw:line>
                <draw:line draw:style-name="gr1" draw:layer="layout" svg:x1="26.299cm" svg:y1="8.199cm" svg:x2="27.099cm" svg:y2="8.199cm">
                  <text:p/>
                </draw:line>
                <draw:line draw:style-name="gr1" draw:layer="layout" svg:x1="27.099cm" svg:y1="8.199cm" svg:x2="27.099cm" svg:y2="8.5cm">
                  <text:p/>
                </draw:line>
                <draw:line draw:style-name="gr1" draw:layer="layout" svg:x1="27.099cm" svg:y1="8.5cm" svg:x2="27.599cm" svg:y2="8.5cm">
                  <text:p/>
                </draw:line>
                <draw:line draw:style-name="gr1" draw:layer="layout" svg:x1="23.9cm" svg:y1="4.499cm" svg:x2="24.699cm" svg:y2="4.499cm">
                  <text:p/>
                </draw:line>
                <draw:line draw:style-name="gr1" draw:layer="layout" svg:x1="24.699cm" svg:y1="4.499cm" svg:x2="24.699cm" svg:y2="4.8cm">
                  <text:p/>
                </draw:line>
                <draw:line draw:style-name="gr1" draw:layer="layout" svg:x1="24.699cm" svg:y1="4.8cm" svg:x2="25.5cm" svg:y2="4.8cm">
                  <text:p/>
                </draw:line>
                <draw:line draw:style-name="gr1" draw:layer="layout" svg:x1="25.5cm" svg:y1="4.499cm" svg:x2="25.5cm" svg:y2="4.8cm">
                  <text:p/>
                </draw:line>
                <draw:line draw:style-name="gr1" draw:layer="layout" svg:x1="25.5cm" svg:y1="4.499cm" svg:x2="26.299cm" svg:y2="4.499cm">
                  <text:p/>
                </draw:line>
                <draw:line draw:style-name="gr1" draw:layer="layout" svg:x1="26.299cm" svg:y1="4.499cm" svg:x2="26.299cm" svg:y2="4.8cm">
                  <text:p/>
                </draw:line>
                <draw:line draw:style-name="gr1" draw:layer="layout" svg:x1="26.299cm" svg:y1="4.8cm" svg:x2="27.099cm" svg:y2="4.8cm">
                  <text:p/>
                </draw:line>
                <draw:line draw:style-name="gr1" draw:layer="layout" svg:x1="27.099cm" svg:y1="4.499cm" svg:x2="27.099cm" svg:y2="4.8cm">
                  <text:p/>
                </draw:line>
                <draw:line draw:style-name="gr1" draw:layer="layout" svg:x1="27.099cm" svg:y1="4.499cm" svg:x2="27.599cm" svg:y2="4.499cm">
                  <text:p/>
                </draw:line>
                <draw:line draw:style-name="gr1" draw:layer="layout" svg:x1="23.9cm" svg:y1="8.5cm" svg:x2="23.9cm" svg:y2="7.7cm">
                  <text:p/>
                </draw:line>
                <draw:line draw:style-name="gr1" draw:layer="layout" svg:x1="24.199cm" svg:y1="7.7cm" svg:x2="23.9cm" svg:y2="7.7cm">
                  <text:p/>
                </draw:line>
                <draw:line draw:style-name="gr1" draw:layer="layout" svg:x1="24.199cm" svg:y1="7.7cm" svg:x2="24.199cm" svg:y2="6.899cm">
                  <text:p/>
                </draw:line>
                <draw:line draw:style-name="gr1" draw:layer="layout" svg:x1="24.199cm" svg:y1="6.899cm" svg:x2="23.9cm" svg:y2="6.899cm">
                  <text:p/>
                </draw:line>
                <draw:line draw:style-name="gr1" draw:layer="layout" svg:x1="23.9cm" svg:y1="6.899cm" svg:x2="23.9cm" svg:y2="6.1cm">
                  <text:p/>
                </draw:line>
                <draw:line draw:style-name="gr1" draw:layer="layout" svg:x1="24.199cm" svg:y1="6.1cm" svg:x2="23.9cm" svg:y2="6.1cm">
                  <text:p/>
                </draw:line>
                <draw:line draw:style-name="gr1" draw:layer="layout" svg:x1="24.199cm" svg:y1="6.1cm" svg:x2="24.199cm" svg:y2="5.3cm">
                  <text:p/>
                </draw:line>
                <draw:line draw:style-name="gr1" draw:layer="layout" svg:x1="24.199cm" svg:y1="5.3cm" svg:x2="23.9cm" svg:y2="5.3cm">
                  <text:p/>
                </draw:line>
                <draw:line draw:style-name="gr1" draw:layer="layout" svg:x1="23.9cm" svg:y1="5.3cm" svg:x2="23.9cm" svg:y2="4.499cm">
                  <text:p/>
                </draw:line>
                <draw:line draw:style-name="gr1" draw:layer="layout" svg:x1="27.599cm" svg:y1="8.5cm" svg:x2="27.599cm" svg:y2="7.7cm">
                  <text:p/>
                </draw:line>
                <draw:line draw:style-name="gr1" draw:layer="layout" svg:x1="27.9cm" svg:y1="7.7cm" svg:x2="27.599cm" svg:y2="7.7cm">
                  <text:p/>
                </draw:line>
                <draw:line draw:style-name="gr1" draw:layer="layout" svg:x1="27.9cm" svg:y1="7.7cm" svg:x2="27.9cm" svg:y2="6.899cm">
                  <text:p/>
                </draw:line>
                <draw:line draw:style-name="gr1" draw:layer="layout" svg:x1="27.9cm" svg:y1="6.899cm" svg:x2="27.599cm" svg:y2="6.899cm">
                  <text:p/>
                </draw:line>
                <draw:line draw:style-name="gr1" draw:layer="layout" svg:x1="27.599cm" svg:y1="6.899cm" svg:x2="27.599cm" svg:y2="6.1cm">
                  <text:p/>
                </draw:line>
                <draw:line draw:style-name="gr1" draw:layer="layout" svg:x1="27.9cm" svg:y1="6.1cm" svg:x2="27.599cm" svg:y2="6.1cm">
                  <text:p/>
                </draw:line>
                <draw:line draw:style-name="gr1" draw:layer="layout" svg:x1="27.9cm" svg:y1="6.1cm" svg:x2="27.9cm" svg:y2="5.3cm">
                  <text:p/>
                </draw:line>
                <draw:line draw:style-name="gr1" draw:layer="layout" svg:x1="27.9cm" svg:y1="5.3cm" svg:x2="27.599cm" svg:y2="5.3cm">
                  <text:p/>
                </draw:line>
                <draw:line draw:style-name="gr1" draw:layer="layout" svg:x1="27.599cm" svg:y1="5.3cm" svg:x2="27.599cm" svg:y2="4.499cm">
                  <text:p/>
                </draw:line>
              </draw:g>
              <draw:line draw:style-name="gr1" draw:layer="layout" svg:x1="24.201cm" svg:y1="4.198cm" svg:x2="24.7cm" svg:y2="4.198cm">
                <text:p/>
              </draw:line>
              <draw:line draw:style-name="gr1" draw:layer="layout" svg:x1="24.7cm" svg:y1="4.198cm" svg:x2="24.7cm" svg:y2="4.499cm">
                <text:p/>
              </draw:line>
              <draw:line draw:style-name="gr1" draw:layer="layout" svg:x1="24.7cm" svg:y1="4.499cm" svg:x2="25.501cm" svg:y2="4.499cm">
                <text:p/>
              </draw:line>
              <draw:line draw:style-name="gr1" draw:layer="layout" svg:x1="25.501cm" svg:y1="4.198cm" svg:x2="25.501cm" svg:y2="4.499cm">
                <text:p/>
              </draw:line>
              <draw:line draw:style-name="gr1" draw:layer="layout" svg:x1="25.501cm" svg:y1="4.198cm" svg:x2="26.3cm" svg:y2="4.198cm">
                <text:p/>
              </draw:line>
              <draw:line draw:style-name="gr1" draw:layer="layout" svg:x1="26.3cm" svg:y1="4.198cm" svg:x2="26.3cm" svg:y2="4.499cm">
                <text:p/>
              </draw:line>
              <draw:line draw:style-name="gr1" draw:layer="layout" svg:x1="26.3cm" svg:y1="4.499cm" svg:x2="27.1cm" svg:y2="4.499cm">
                <text:p/>
              </draw:line>
              <draw:line draw:style-name="gr1" draw:layer="layout" svg:x1="27.1cm" svg:y1="4.198cm" svg:x2="27.1cm" svg:y2="4.499cm">
                <text:p/>
              </draw:line>
              <draw:line draw:style-name="gr1" draw:layer="layout" svg:x1="27.1cm" svg:y1="4.198cm" svg:x2="27.6cm" svg:y2="4.198cm">
                <text:p/>
              </draw:line>
              <draw:line draw:style-name="gr1" draw:layer="layout" svg:x1="24.201cm" svg:y1="0.799cm" svg:x2="24.7cm" svg:y2="0.799cm">
                <text:p/>
              </draw:line>
              <draw:line draw:style-name="gr1" draw:layer="layout" svg:x1="24.7cm" svg:y1="0.498cm" svg:x2="24.7cm" svg:y2="0.799cm">
                <text:p/>
              </draw:line>
              <draw:line draw:style-name="gr1" draw:layer="layout" svg:x1="24.7cm" svg:y1="0.498cm" svg:x2="25.501cm" svg:y2="0.498cm">
                <text:p/>
              </draw:line>
              <draw:line draw:style-name="gr1" draw:layer="layout" svg:x1="25.501cm" svg:y1="0.498cm" svg:x2="25.501cm" svg:y2="0.799cm">
                <text:p/>
              </draw:line>
              <draw:line draw:style-name="gr1" draw:layer="layout" svg:x1="25.501cm" svg:y1="0.799cm" svg:x2="26.3cm" svg:y2="0.799cm">
                <text:p/>
              </draw:line>
              <draw:line draw:style-name="gr1" draw:layer="layout" svg:x1="26.3cm" svg:y1="0.498cm" svg:x2="26.3cm" svg:y2="0.799cm">
                <text:p/>
              </draw:line>
              <draw:line draw:style-name="gr1" draw:layer="layout" svg:x1="26.3cm" svg:y1="0.498cm" svg:x2="27.1cm" svg:y2="0.498cm">
                <text:p/>
              </draw:line>
              <draw:line draw:style-name="gr1" draw:layer="layout" svg:x1="27.1cm" svg:y1="0.498cm" svg:x2="27.1cm" svg:y2="0.799cm">
                <text:p/>
              </draw:line>
              <draw:line draw:style-name="gr1" draw:layer="layout" svg:x1="27.1cm" svg:y1="0.799cm" svg:x2="27.6cm" svg:y2="0.799cm">
                <text:p/>
              </draw:line>
              <draw:line draw:style-name="gr1" draw:layer="layout" svg:x1="24.201cm" svg:y1="4.198cm" svg:x2="24.201cm" svg:y2="3.699cm">
                <text:p/>
              </draw:line>
              <draw:line draw:style-name="gr1" draw:layer="layout" svg:x1="24.201cm" svg:y1="3.699cm" svg:x2="23.9cm" svg:y2="3.699cm">
                <text:p/>
              </draw:line>
              <draw:line draw:style-name="gr1" draw:layer="layout" svg:x1="23.9cm" svg:y1="3.699cm" svg:x2="23.9cm" svg:y2="2.898cm">
                <text:p/>
              </draw:line>
              <draw:line draw:style-name="gr1" draw:layer="layout" svg:x1="24.201cm" svg:y1="2.898cm" svg:x2="23.9cm" svg:y2="2.898cm">
                <text:p/>
              </draw:line>
              <draw:line draw:style-name="gr1" draw:layer="layout" svg:x1="24.201cm" svg:y1="2.898cm" svg:x2="24.201cm" svg:y2="2.099cm">
                <text:p/>
              </draw:line>
              <draw:line draw:style-name="gr1" draw:layer="layout" svg:x1="24.201cm" svg:y1="2.099cm" svg:x2="23.9cm" svg:y2="2.099cm">
                <text:p/>
              </draw:line>
              <draw:line draw:style-name="gr1" draw:layer="layout" svg:x1="23.9cm" svg:y1="2.099cm" svg:x2="23.9cm" svg:y2="1.299cm">
                <text:p/>
              </draw:line>
              <draw:line draw:style-name="gr1" draw:layer="layout" svg:x1="24.201cm" svg:y1="1.299cm" svg:x2="23.9cm" svg:y2="1.299cm">
                <text:p/>
              </draw:line>
              <draw:line draw:style-name="gr1" draw:layer="layout" svg:x1="24.201cm" svg:y1="1.299cm" svg:x2="24.201cm" svg:y2="0.799cm">
                <text:p/>
              </draw:line>
              <draw:line draw:style-name="gr1" draw:layer="layout" svg:x1="27.6cm" svg:y1="4.198cm" svg:x2="27.6cm" svg:y2="3.699cm">
                <text:p/>
              </draw:line>
              <draw:line draw:style-name="gr1" draw:layer="layout" svg:x1="27.901cm" svg:y1="3.699cm" svg:x2="27.6cm" svg:y2="3.699cm">
                <text:p/>
              </draw:line>
              <draw:line draw:style-name="gr1" draw:layer="layout" svg:x1="27.901cm" svg:y1="3.699cm" svg:x2="27.901cm" svg:y2="2.898cm">
                <text:p/>
              </draw:line>
              <draw:line draw:style-name="gr1" draw:layer="layout" svg:x1="27.901cm" svg:y1="2.898cm" svg:x2="27.6cm" svg:y2="2.898cm">
                <text:p/>
              </draw:line>
              <draw:line draw:style-name="gr1" draw:layer="layout" svg:x1="27.6cm" svg:y1="2.898cm" svg:x2="27.6cm" svg:y2="2.099cm">
                <text:p/>
              </draw:line>
              <draw:line draw:style-name="gr1" draw:layer="layout" svg:x1="27.901cm" svg:y1="2.099cm" svg:x2="27.6cm" svg:y2="2.099cm">
                <text:p/>
              </draw:line>
              <draw:line draw:style-name="gr1" draw:layer="layout" svg:x1="27.901cm" svg:y1="2.099cm" svg:x2="27.901cm" svg:y2="1.299cm">
                <text:p/>
              </draw:line>
              <draw:line draw:style-name="gr1" draw:layer="layout" svg:x1="27.901cm" svg:y1="1.299cm" svg:x2="27.6cm" svg:y2="1.299cm">
                <text:p/>
              </draw:line>
              <draw:line draw:style-name="gr1" draw:layer="layout" svg:x1="27.6cm" svg:y1="1.299cm" svg:x2="27.6cm" svg:y2="0.799cm">
                <text:p/>
              </draw:line>
              <draw:g>
                <draw:path draw:style-name="gr43" draw:text-style-name="P1" draw:layer="layout" svg:width="0.726cm" svg:height="0.641cm" svg:x="24.4cm" svg:y="5.689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44" draw:text-style-name="P1" draw:layer="layout" svg:width="0.698cm" svg:height="0.62cm" svg:x="25.272cm" svg:y="5.7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45" draw:text-style-name="P1" draw:layer="layout" svg:width="0.316cm" svg:height="0.157cm" svg:x="25.429cm" svg:y="5.804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46" draw:text-style-name="P1" draw:layer="layout" svg:width="0.591cm" svg:height="0.62cm" svg:x="26.056cm" svg:y="5.7cm" svg:viewBox="0 0 592 621" draw:points="0,621 0,0 576,0 576,105 157,105 157,243 547,243 547,347 157,347 157,516 592,516 592,621">
                  <text:p/>
                </draw:polygon>
                <draw:polygon draw:style-name="gr47" draw:text-style-name="P1" draw:layer="layout" svg:width="0.616cm" svg:height="0.62cm" svg:x="26.783cm" svg:y="5.7cm" svg:viewBox="0 0 617 621" draw:points="0,621 0,0 153,0 471,415 471,0 617,0 617,621 459,621 146,216 146,621">
                  <text:p/>
                </draw:polygon>
                <draw:path draw:style-name="gr48" draw:text-style-name="P1" draw:layer="layout" svg:width="0.753cm" svg:height="0.641cm" svg:x="24.428cm" svg:y="6.657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49" draw:text-style-name="P1" draw:layer="layout" svg:width="0.65cm" svg:height="0.62cm" svg:x="25.305cm" svg:y="6.668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50" draw:text-style-name="P1" draw:layer="layout" svg:width="0.546cm" svg:height="0.615cm" svg:x="26.093cm" svg:y="6.672cm" svg:viewBox="0 0 547 616" draw:points="0,616 0,0 157,0 157,511 547,511 547,616">
                  <text:p/>
                </draw:polygon>
                <draw:polygon draw:style-name="gr51" draw:text-style-name="P1" draw:layer="layout" svg:width="0.591cm" svg:height="0.62cm" svg:x="26.753cm" svg:y="6.668cm" svg:viewBox="0 0 592 621" draw:points="0,621 0,0 576,0 576,105 157,105 157,243 547,243 547,347 157,347 157,516 592,516 592,621">
                  <text:p/>
                </draw:polygon>
                <draw:line draw:style-name="gr11" draw:text-style-name="P2" draw:layer="layout" svg:x1="25.43cm" svg:y1="5.805cm" svg:x2="25.43cm" svg:y2="5.963cm">
                  <text:p/>
                </draw:line>
                <draw:line draw:style-name="gr11" draw:text-style-name="P2" draw:layer="layout" svg:x1="25.272cm" svg:y1="6.321cm" svg:x2="25.429cm" svg:y2="6.321cm">
                  <text:p/>
                </draw:line>
                <draw:line draw:style-name="gr11" draw:text-style-name="P2" draw:layer="layout" svg:x1="24.789cm" svg:y1="6.093cm" svg:x2="24.969cm" svg:y2="6.093cm">
                  <text:p/>
                </draw:line>
                <draw:line draw:style-name="gr11" draw:text-style-name="P2" draw:layer="layout" svg:x1="25.306cm" svg:y1="6.66cm" svg:x2="25.306cm" svg:y2="7.29cm">
                  <text:p/>
                </draw:line>
                <draw:line draw:style-name="gr11" draw:text-style-name="P2" draw:layer="layout" svg:x1="25.462cm" svg:y1="6.77cm" svg:x2="25.552cm" svg:y2="6.77cm">
                  <text:p/>
                </draw:line>
                <draw:line draw:style-name="gr11" draw:text-style-name="P2" draw:layer="layout" svg:x1="25.462cm" svg:y1="6.77cm" svg:x2="25.552cm" svg:y2="6.77cm">
                  <text:p/>
                </draw:line>
                <draw:line draw:style-name="gr11" draw:text-style-name="P2" draw:layer="layout" svg:x1="25.462cm" svg:y1="7.019cm" svg:x2="25.597cm" svg:y2="7.019cm">
                  <text:p/>
                </draw:line>
              </draw:g>
              <draw:path draw:style-name="gr52" draw:text-style-name="P1" draw:layer="layout" svg:width="2.399cm" svg:height="2.559cm" svg:x="24.7cm" svg:y="1.239cm" svg:viewBox="0 0 2400 2560" svg:d="M1188 0c-587 0-1076 417-1188 970h489c100-286 372-491 692-491 406 0 734 329 734 734s-328 734-734 734c-320 0-593-205-693-492h-42-446c0 0 0 90 0 608s446 497 446 497v-390c205 159 462 254 742 254 669 0 1212-543 1212-1212s-543-1212-1212-1212z">
                <text:p/>
              </draw:path>
              <draw:g>
                <draw:line draw:style-name="gr1" draw:layer="layout" svg:x1="27.6cm" svg:y1="8.5cm" svg:x2="28.399cm" svg:y2="8.5cm">
                  <text:p/>
                </draw:line>
                <draw:line draw:style-name="gr1" draw:layer="layout" svg:x1="28.399cm" svg:y1="8.199cm" svg:x2="28.399cm" svg:y2="8.5cm">
                  <text:p/>
                </draw:line>
                <draw:line draw:style-name="gr1" draw:layer="layout" svg:x1="28.399cm" svg:y1="8.199cm" svg:x2="29.2cm" svg:y2="8.199cm">
                  <text:p/>
                </draw:line>
                <draw:line draw:style-name="gr1" draw:layer="layout" svg:x1="29.2cm" svg:y1="8.199cm" svg:x2="29.2cm" svg:y2="8.5cm">
                  <text:p/>
                </draw:line>
                <draw:line draw:style-name="gr1" draw:layer="layout" svg:x1="29.2cm" svg:y1="8.5cm" svg:x2="29.999cm" svg:y2="8.5cm">
                  <text:p/>
                </draw:line>
                <draw:line draw:style-name="gr1" draw:layer="layout" svg:x1="29.999cm" svg:y1="8.199cm" svg:x2="29.999cm" svg:y2="8.5cm">
                  <text:p/>
                </draw:line>
                <draw:line draw:style-name="gr1" draw:layer="layout" svg:x1="29.999cm" svg:y1="8.199cm" svg:x2="30.799cm" svg:y2="8.199cm">
                  <text:p/>
                </draw:line>
                <draw:line draw:style-name="gr1" draw:layer="layout" svg:x1="30.799cm" svg:y1="8.199cm" svg:x2="30.799cm" svg:y2="8.5cm">
                  <text:p/>
                </draw:line>
                <draw:line draw:style-name="gr1" draw:layer="layout" svg:x1="30.799cm" svg:y1="8.5cm" svg:x2="31.299cm" svg:y2="8.5cm">
                  <text:p/>
                </draw:line>
                <draw:line draw:style-name="gr1" draw:layer="layout" svg:x1="27.6cm" svg:y1="4.499cm" svg:x2="28.399cm" svg:y2="4.499cm">
                  <text:p/>
                </draw:line>
                <draw:line draw:style-name="gr1" draw:layer="layout" svg:x1="28.399cm" svg:y1="4.499cm" svg:x2="28.399cm" svg:y2="4.8cm">
                  <text:p/>
                </draw:line>
                <draw:line draw:style-name="gr1" draw:layer="layout" svg:x1="28.399cm" svg:y1="4.8cm" svg:x2="29.2cm" svg:y2="4.8cm">
                  <text:p/>
                </draw:line>
                <draw:line draw:style-name="gr1" draw:layer="layout" svg:x1="29.2cm" svg:y1="4.499cm" svg:x2="29.2cm" svg:y2="4.8cm">
                  <text:p/>
                </draw:line>
                <draw:line draw:style-name="gr1" draw:layer="layout" svg:x1="29.2cm" svg:y1="4.499cm" svg:x2="29.999cm" svg:y2="4.499cm">
                  <text:p/>
                </draw:line>
                <draw:line draw:style-name="gr1" draw:layer="layout" svg:x1="29.999cm" svg:y1="4.499cm" svg:x2="29.999cm" svg:y2="4.8cm">
                  <text:p/>
                </draw:line>
                <draw:line draw:style-name="gr1" draw:layer="layout" svg:x1="29.999cm" svg:y1="4.8cm" svg:x2="30.799cm" svg:y2="4.8cm">
                  <text:p/>
                </draw:line>
                <draw:line draw:style-name="gr1" draw:layer="layout" svg:x1="30.799cm" svg:y1="4.499cm" svg:x2="30.799cm" svg:y2="4.8cm">
                  <text:p/>
                </draw:line>
                <draw:line draw:style-name="gr1" draw:layer="layout" svg:x1="30.799cm" svg:y1="4.499cm" svg:x2="31.299cm" svg:y2="4.499cm">
                  <text:p/>
                </draw:line>
                <draw:line draw:style-name="gr1" draw:layer="layout" svg:x1="31.299cm" svg:y1="8.5cm" svg:x2="31.299cm" svg:y2="7.7cm">
                  <text:p/>
                </draw:line>
                <draw:line draw:style-name="gr1" draw:layer="layout" svg:x1="31.6cm" svg:y1="7.7cm" svg:x2="31.299cm" svg:y2="7.7cm">
                  <text:p/>
                </draw:line>
                <draw:line draw:style-name="gr1" draw:layer="layout" svg:x1="31.6cm" svg:y1="7.7cm" svg:x2="31.6cm" svg:y2="6.899cm">
                  <text:p/>
                </draw:line>
                <draw:line draw:style-name="gr1" draw:layer="layout" svg:x1="31.6cm" svg:y1="6.899cm" svg:x2="31.299cm" svg:y2="6.899cm">
                  <text:p/>
                </draw:line>
                <draw:line draw:style-name="gr1" draw:layer="layout" svg:x1="31.299cm" svg:y1="6.899cm" svg:x2="31.299cm" svg:y2="6.1cm">
                  <text:p/>
                </draw:line>
                <draw:line draw:style-name="gr1" draw:layer="layout" svg:x1="31.6cm" svg:y1="6.1cm" svg:x2="31.299cm" svg:y2="6.1cm">
                  <text:p/>
                </draw:line>
                <draw:line draw:style-name="gr1" draw:layer="layout" svg:x1="31.6cm" svg:y1="6.1cm" svg:x2="31.6cm" svg:y2="5.3cm">
                  <text:p/>
                </draw:line>
                <draw:line draw:style-name="gr1" draw:layer="layout" svg:x1="31.6cm" svg:y1="5.3cm" svg:x2="31.299cm" svg:y2="5.3cm">
                  <text:p/>
                </draw:line>
                <draw:line draw:style-name="gr1" draw:layer="layout" svg:x1="31.299cm" svg:y1="5.3cm" svg:x2="31.299cm" svg:y2="4.499cm">
                  <text:p/>
                </draw:line>
              </draw:g>
              <draw:g>
                <draw:line draw:style-name="gr1" draw:layer="layout" svg:x1="31.3cm" svg:y1="8.499cm" svg:x2="32.099cm" svg:y2="8.499cm">
                  <text:p/>
                </draw:line>
                <draw:line draw:style-name="gr1" draw:layer="layout" svg:x1="32.099cm" svg:y1="8.198cm" svg:x2="32.099cm" svg:y2="8.499cm">
                  <text:p/>
                </draw:line>
                <draw:line draw:style-name="gr1" draw:layer="layout" svg:x1="32.099cm" svg:y1="8.198cm" svg:x2="32.9cm" svg:y2="8.198cm">
                  <text:p/>
                </draw:line>
                <draw:line draw:style-name="gr1" draw:layer="layout" svg:x1="32.9cm" svg:y1="8.198cm" svg:x2="32.9cm" svg:y2="8.499cm">
                  <text:p/>
                </draw:line>
                <draw:line draw:style-name="gr1" draw:layer="layout" svg:x1="32.9cm" svg:y1="8.499cm" svg:x2="33.699cm" svg:y2="8.499cm">
                  <text:p/>
                </draw:line>
                <draw:line draw:style-name="gr1" draw:layer="layout" svg:x1="33.699cm" svg:y1="8.198cm" svg:x2="33.699cm" svg:y2="8.499cm">
                  <text:p/>
                </draw:line>
                <draw:line draw:style-name="gr1" draw:layer="layout" svg:x1="33.699cm" svg:y1="8.198cm" svg:x2="34.499cm" svg:y2="8.198cm">
                  <text:p/>
                </draw:line>
                <draw:line draw:style-name="gr1" draw:layer="layout" svg:x1="34.499cm" svg:y1="8.198cm" svg:x2="34.499cm" svg:y2="8.499cm">
                  <text:p/>
                </draw:line>
                <draw:line draw:style-name="gr1" draw:layer="layout" svg:x1="34.499cm" svg:y1="8.499cm" svg:x2="34.999cm" svg:y2="8.499cm">
                  <text:p/>
                </draw:line>
                <draw:line draw:style-name="gr1" draw:layer="layout" svg:x1="31.3cm" svg:y1="4.498cm" svg:x2="32.099cm" svg:y2="4.498cm">
                  <text:p/>
                </draw:line>
                <draw:line draw:style-name="gr1" draw:layer="layout" svg:x1="32.099cm" svg:y1="4.498cm" svg:x2="32.099cm" svg:y2="4.799cm">
                  <text:p/>
                </draw:line>
                <draw:line draw:style-name="gr1" draw:layer="layout" svg:x1="32.099cm" svg:y1="4.799cm" svg:x2="32.9cm" svg:y2="4.799cm">
                  <text:p/>
                </draw:line>
                <draw:line draw:style-name="gr1" draw:layer="layout" svg:x1="32.9cm" svg:y1="4.498cm" svg:x2="32.9cm" svg:y2="4.799cm">
                  <text:p/>
                </draw:line>
                <draw:line draw:style-name="gr1" draw:layer="layout" svg:x1="32.9cm" svg:y1="4.498cm" svg:x2="33.699cm" svg:y2="4.498cm">
                  <text:p/>
                </draw:line>
                <draw:line draw:style-name="gr1" draw:layer="layout" svg:x1="33.699cm" svg:y1="4.498cm" svg:x2="33.699cm" svg:y2="4.799cm">
                  <text:p/>
                </draw:line>
                <draw:line draw:style-name="gr1" draw:layer="layout" svg:x1="33.699cm" svg:y1="4.799cm" svg:x2="34.499cm" svg:y2="4.799cm">
                  <text:p/>
                </draw:line>
                <draw:line draw:style-name="gr1" draw:layer="layout" svg:x1="34.499cm" svg:y1="4.498cm" svg:x2="34.499cm" svg:y2="4.799cm">
                  <text:p/>
                </draw:line>
                <draw:line draw:style-name="gr1" draw:layer="layout" svg:x1="34.499cm" svg:y1="4.498cm" svg:x2="34.999cm" svg:y2="4.498cm">
                  <text:p/>
                </draw:line>
                <draw:line draw:style-name="gr1" draw:layer="layout" svg:x1="34.999cm" svg:y1="8.499cm" svg:x2="34.999cm" svg:y2="7.699cm">
                  <text:p/>
                </draw:line>
                <draw:line draw:style-name="gr1" draw:layer="layout" svg:x1="35.3cm" svg:y1="7.699cm" svg:x2="34.999cm" svg:y2="7.699cm">
                  <text:p/>
                </draw:line>
                <draw:line draw:style-name="gr1" draw:layer="layout" svg:x1="35.3cm" svg:y1="7.699cm" svg:x2="35.3cm" svg:y2="6.898cm">
                  <text:p/>
                </draw:line>
                <draw:line draw:style-name="gr1" draw:layer="layout" svg:x1="35.3cm" svg:y1="6.898cm" svg:x2="34.999cm" svg:y2="6.898cm">
                  <text:p/>
                </draw:line>
                <draw:line draw:style-name="gr1" draw:layer="layout" svg:x1="34.999cm" svg:y1="6.898cm" svg:x2="34.999cm" svg:y2="6.099cm">
                  <text:p/>
                </draw:line>
                <draw:line draw:style-name="gr1" draw:layer="layout" svg:x1="35.3cm" svg:y1="6.099cm" svg:x2="34.999cm" svg:y2="6.099cm">
                  <text:p/>
                </draw:line>
                <draw:line draw:style-name="gr1" draw:layer="layout" svg:x1="35.3cm" svg:y1="6.099cm" svg:x2="35.3cm" svg:y2="5.299cm">
                  <text:p/>
                </draw:line>
                <draw:line draw:style-name="gr1" draw:layer="layout" svg:x1="35.3cm" svg:y1="5.299cm" svg:x2="34.999cm" svg:y2="5.299cm">
                  <text:p/>
                </draw:line>
                <draw:line draw:style-name="gr1" draw:layer="layout" svg:x1="34.999cm" svg:y1="5.299cm" svg:x2="34.999cm" svg:y2="4.498cm">
                  <text:p/>
                </draw:line>
              </draw:g>
              <draw:g>
                <draw:path draw:style-name="gr53" draw:text-style-name="P1" draw:layer="layout" svg:width="0.726cm" svg:height="0.641cm" svg:x="31.8cm" svg:y="5.699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54" draw:text-style-name="P1" draw:layer="layout" svg:width="0.698cm" svg:height="0.62cm" svg:x="32.672cm" svg:y="5.71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55" draw:text-style-name="P1" draw:layer="layout" svg:width="0.316cm" svg:height="0.157cm" svg:x="32.829cm" svg:y="5.814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56" draw:text-style-name="P1" draw:layer="layout" svg:width="0.591cm" svg:height="0.62cm" svg:x="33.456cm" svg:y="5.71cm" svg:viewBox="0 0 592 621" draw:points="0,621 0,0 576,0 576,105 157,105 157,243 547,243 547,347 157,347 157,516 592,516 592,621">
                  <text:p/>
                </draw:polygon>
                <draw:polygon draw:style-name="gr57" draw:text-style-name="P1" draw:layer="layout" svg:width="0.616cm" svg:height="0.62cm" svg:x="34.183cm" svg:y="5.71cm" svg:viewBox="0 0 617 621" draw:points="0,621 0,0 153,0 471,415 471,0 617,0 617,621 459,621 146,216 146,621">
                  <text:p/>
                </draw:polygon>
                <draw:path draw:style-name="gr58" draw:text-style-name="P1" draw:layer="layout" svg:width="0.753cm" svg:height="0.641cm" svg:x="31.828cm" svg:y="6.667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59" draw:text-style-name="P1" draw:layer="layout" svg:width="0.65cm" svg:height="0.62cm" svg:x="32.705cm" svg:y="6.678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60" draw:text-style-name="P1" draw:layer="layout" svg:width="0.546cm" svg:height="0.615cm" svg:x="33.493cm" svg:y="6.682cm" svg:viewBox="0 0 547 616" draw:points="0,616 0,0 157,0 157,511 547,511 547,616">
                  <text:p/>
                </draw:polygon>
                <draw:polygon draw:style-name="gr61" draw:text-style-name="P1" draw:layer="layout" svg:width="0.591cm" svg:height="0.62cm" svg:x="34.153cm" svg:y="6.678cm" svg:viewBox="0 0 592 621" draw:points="0,621 0,0 576,0 576,105 157,105 157,243 547,243 547,347 157,347 157,516 592,516 592,621">
                  <text:p/>
                </draw:polygon>
                <draw:line draw:style-name="gr11" draw:text-style-name="P2" draw:layer="layout" svg:x1="32.83cm" svg:y1="5.815cm" svg:x2="32.83cm" svg:y2="5.973cm">
                  <text:p/>
                </draw:line>
                <draw:line draw:style-name="gr11" draw:text-style-name="P2" draw:layer="layout" svg:x1="32.672cm" svg:y1="6.331cm" svg:x2="32.829cm" svg:y2="6.331cm">
                  <text:p/>
                </draw:line>
                <draw:line draw:style-name="gr11" draw:text-style-name="P2" draw:layer="layout" svg:x1="32.189cm" svg:y1="6.103cm" svg:x2="32.369cm" svg:y2="6.103cm">
                  <text:p/>
                </draw:line>
                <draw:line draw:style-name="gr11" draw:text-style-name="P2" draw:layer="layout" svg:x1="32.706cm" svg:y1="6.67cm" svg:x2="32.706cm" svg:y2="7.3cm">
                  <text:p/>
                </draw:line>
                <draw:line draw:style-name="gr11" draw:text-style-name="P2" draw:layer="layout" svg:x1="32.862cm" svg:y1="6.78cm" svg:x2="32.952cm" svg:y2="6.78cm">
                  <text:p/>
                </draw:line>
                <draw:line draw:style-name="gr11" draw:text-style-name="P2" draw:layer="layout" svg:x1="32.862cm" svg:y1="6.78cm" svg:x2="32.952cm" svg:y2="6.78cm">
                  <text:p/>
                </draw:line>
                <draw:line draw:style-name="gr11" draw:text-style-name="P2" draw:layer="layout" svg:x1="32.862cm" svg:y1="7.029cm" svg:x2="32.997cm" svg:y2="7.029cm">
                  <text:p/>
                </draw:line>
              </draw:g>
              <draw:g>
                <draw:line draw:style-name="gr1" draw:layer="layout" svg:x1="31.6cm" svg:y1="4.499cm" svg:x2="32.399cm" svg:y2="4.499cm">
                  <text:p/>
                </draw:line>
                <draw:line draw:style-name="gr1" draw:layer="layout" svg:x1="32.399cm" svg:y1="4.198cm" svg:x2="32.399cm" svg:y2="4.499cm">
                  <text:p/>
                </draw:line>
                <draw:line draw:style-name="gr1" draw:layer="layout" svg:x1="32.399cm" svg:y1="4.198cm" svg:x2="33.2cm" svg:y2="4.198cm">
                  <text:p/>
                </draw:line>
                <draw:line draw:style-name="gr1" draw:layer="layout" svg:x1="33.2cm" svg:y1="4.198cm" svg:x2="33.2cm" svg:y2="4.499cm">
                  <text:p/>
                </draw:line>
                <draw:line draw:style-name="gr1" draw:layer="layout" svg:x1="33.2cm" svg:y1="4.499cm" svg:x2="33.999cm" svg:y2="4.499cm">
                  <text:p/>
                </draw:line>
                <draw:line draw:style-name="gr1" draw:layer="layout" svg:x1="33.999cm" svg:y1="4.198cm" svg:x2="33.999cm" svg:y2="4.499cm">
                  <text:p/>
                </draw:line>
                <draw:line draw:style-name="gr1" draw:layer="layout" svg:x1="33.999cm" svg:y1="4.198cm" svg:x2="34.799cm" svg:y2="4.198cm">
                  <text:p/>
                </draw:line>
                <draw:line draw:style-name="gr1" draw:layer="layout" svg:x1="34.799cm" svg:y1="4.198cm" svg:x2="34.799cm" svg:y2="4.499cm">
                  <text:p/>
                </draw:line>
                <draw:line draw:style-name="gr1" draw:layer="layout" svg:x1="34.799cm" svg:y1="4.499cm" svg:x2="35.299cm" svg:y2="4.499cm">
                  <text:p/>
                </draw:line>
                <draw:line draw:style-name="gr1" draw:layer="layout" svg:x1="31.6cm" svg:y1="0.498cm" svg:x2="32.399cm" svg:y2="0.498cm">
                  <text:p/>
                </draw:line>
                <draw:line draw:style-name="gr1" draw:layer="layout" svg:x1="32.399cm" svg:y1="0.498cm" svg:x2="32.399cm" svg:y2="0.799cm">
                  <text:p/>
                </draw:line>
                <draw:line draw:style-name="gr1" draw:layer="layout" svg:x1="32.399cm" svg:y1="0.799cm" svg:x2="33.2cm" svg:y2="0.799cm">
                  <text:p/>
                </draw:line>
                <draw:line draw:style-name="gr1" draw:layer="layout" svg:x1="33.2cm" svg:y1="0.498cm" svg:x2="33.2cm" svg:y2="0.799cm">
                  <text:p/>
                </draw:line>
                <draw:line draw:style-name="gr1" draw:layer="layout" svg:x1="33.2cm" svg:y1="0.498cm" svg:x2="33.999cm" svg:y2="0.498cm">
                  <text:p/>
                </draw:line>
                <draw:line draw:style-name="gr1" draw:layer="layout" svg:x1="33.999cm" svg:y1="0.498cm" svg:x2="33.999cm" svg:y2="0.799cm">
                  <text:p/>
                </draw:line>
                <draw:line draw:style-name="gr1" draw:layer="layout" svg:x1="33.999cm" svg:y1="0.799cm" svg:x2="34.799cm" svg:y2="0.799cm">
                  <text:p/>
                </draw:line>
                <draw:line draw:style-name="gr1" draw:layer="layout" svg:x1="34.799cm" svg:y1="0.498cm" svg:x2="34.799cm" svg:y2="0.799cm">
                  <text:p/>
                </draw:line>
                <draw:line draw:style-name="gr1" draw:layer="layout" svg:x1="34.799cm" svg:y1="0.498cm" svg:x2="35.299cm" svg:y2="0.498cm">
                  <text:p/>
                </draw:line>
                <draw:line draw:style-name="gr1" draw:layer="layout" svg:x1="31.6cm" svg:y1="4.499cm" svg:x2="31.6cm" svg:y2="3.699cm">
                  <text:p/>
                </draw:line>
                <draw:line draw:style-name="gr1" draw:layer="layout" svg:x1="31.899cm" svg:y1="3.699cm" svg:x2="31.6cm" svg:y2="3.699cm">
                  <text:p/>
                </draw:line>
                <draw:line draw:style-name="gr1" draw:layer="layout" svg:x1="31.899cm" svg:y1="3.699cm" svg:x2="31.899cm" svg:y2="2.898cm">
                  <text:p/>
                </draw:line>
                <draw:line draw:style-name="gr1" draw:layer="layout" svg:x1="31.899cm" svg:y1="2.898cm" svg:x2="31.6cm" svg:y2="2.898cm">
                  <text:p/>
                </draw:line>
                <draw:line draw:style-name="gr1" draw:layer="layout" svg:x1="31.6cm" svg:y1="2.898cm" svg:x2="31.6cm" svg:y2="2.099cm">
                  <text:p/>
                </draw:line>
                <draw:line draw:style-name="gr1" draw:layer="layout" svg:x1="31.899cm" svg:y1="2.099cm" svg:x2="31.6cm" svg:y2="2.099cm">
                  <text:p/>
                </draw:line>
                <draw:line draw:style-name="gr1" draw:layer="layout" svg:x1="31.899cm" svg:y1="2.099cm" svg:x2="31.899cm" svg:y2="1.299cm">
                  <text:p/>
                </draw:line>
                <draw:line draw:style-name="gr1" draw:layer="layout" svg:x1="31.899cm" svg:y1="1.299cm" svg:x2="31.6cm" svg:y2="1.299cm">
                  <text:p/>
                </draw:line>
                <draw:line draw:style-name="gr1" draw:layer="layout" svg:x1="31.6cm" svg:y1="1.299cm" svg:x2="31.6cm" svg:y2="0.498cm">
                  <text:p/>
                </draw:line>
                <draw:line draw:style-name="gr1" draw:layer="layout" svg:x1="35.299cm" svg:y1="4.499cm" svg:x2="35.299cm" svg:y2="3.699cm">
                  <text:p/>
                </draw:line>
                <draw:line draw:style-name="gr1" draw:layer="layout" svg:x1="35.6cm" svg:y1="3.699cm" svg:x2="35.299cm" svg:y2="3.699cm">
                  <text:p/>
                </draw:line>
                <draw:line draw:style-name="gr1" draw:layer="layout" svg:x1="35.6cm" svg:y1="3.699cm" svg:x2="35.6cm" svg:y2="2.898cm">
                  <text:p/>
                </draw:line>
                <draw:line draw:style-name="gr1" draw:layer="layout" svg:x1="35.6cm" svg:y1="2.898cm" svg:x2="35.299cm" svg:y2="2.898cm">
                  <text:p/>
                </draw:line>
                <draw:line draw:style-name="gr1" draw:layer="layout" svg:x1="35.299cm" svg:y1="2.898cm" svg:x2="35.299cm" svg:y2="2.099cm">
                  <text:p/>
                </draw:line>
                <draw:line draw:style-name="gr1" draw:layer="layout" svg:x1="35.6cm" svg:y1="2.099cm" svg:x2="35.299cm" svg:y2="2.099cm">
                  <text:p/>
                </draw:line>
                <draw:line draw:style-name="gr1" draw:layer="layout" svg:x1="35.6cm" svg:y1="2.099cm" svg:x2="35.6cm" svg:y2="1.299cm">
                  <text:p/>
                </draw:line>
                <draw:line draw:style-name="gr1" draw:layer="layout" svg:x1="35.6cm" svg:y1="1.299cm" svg:x2="35.299cm" svg:y2="1.299cm">
                  <text:p/>
                </draw:line>
                <draw:line draw:style-name="gr1" draw:layer="layout" svg:x1="35.299cm" svg:y1="1.299cm" svg:x2="35.299cm" svg:y2="0.498cm">
                  <text:p/>
                </draw:line>
              </draw:g>
              <draw:line draw:style-name="gr1" draw:layer="layout" svg:x1="28.202cm" svg:y1="4.199cm" svg:x2="28.701cm" svg:y2="4.199cm">
                <text:p/>
              </draw:line>
              <draw:line draw:style-name="gr1" draw:layer="layout" svg:x1="28.701cm" svg:y1="4.199cm" svg:x2="28.701cm" svg:y2="4.5cm">
                <text:p/>
              </draw:line>
              <draw:line draw:style-name="gr1" draw:layer="layout" svg:x1="28.701cm" svg:y1="4.5cm" svg:x2="29.502cm" svg:y2="4.5cm">
                <text:p/>
              </draw:line>
              <draw:line draw:style-name="gr1" draw:layer="layout" svg:x1="29.502cm" svg:y1="4.199cm" svg:x2="29.502cm" svg:y2="4.5cm">
                <text:p/>
              </draw:line>
              <draw:line draw:style-name="gr1" draw:layer="layout" svg:x1="29.502cm" svg:y1="4.199cm" svg:x2="30.301cm" svg:y2="4.199cm">
                <text:p/>
              </draw:line>
              <draw:line draw:style-name="gr1" draw:layer="layout" svg:x1="30.301cm" svg:y1="4.199cm" svg:x2="30.301cm" svg:y2="4.5cm">
                <text:p/>
              </draw:line>
              <draw:line draw:style-name="gr1" draw:layer="layout" svg:x1="30.301cm" svg:y1="4.5cm" svg:x2="31.101cm" svg:y2="4.5cm">
                <text:p/>
              </draw:line>
              <draw:line draw:style-name="gr1" draw:layer="layout" svg:x1="31.101cm" svg:y1="4.199cm" svg:x2="31.101cm" svg:y2="4.5cm">
                <text:p/>
              </draw:line>
              <draw:line draw:style-name="gr1" draw:layer="layout" svg:x1="31.101cm" svg:y1="4.199cm" svg:x2="31.601cm" svg:y2="4.199cm">
                <text:p/>
              </draw:line>
              <draw:line draw:style-name="gr1" draw:layer="layout" svg:x1="28.202cm" svg:y1="0.8cm" svg:x2="28.701cm" svg:y2="0.8cm">
                <text:p/>
              </draw:line>
              <draw:line draw:style-name="gr1" draw:layer="layout" svg:x1="28.701cm" svg:y1="0.499cm" svg:x2="28.701cm" svg:y2="0.8cm">
                <text:p/>
              </draw:line>
              <draw:line draw:style-name="gr1" draw:layer="layout" svg:x1="28.701cm" svg:y1="0.499cm" svg:x2="29.502cm" svg:y2="0.499cm">
                <text:p/>
              </draw:line>
              <draw:line draw:style-name="gr1" draw:layer="layout" svg:x1="29.502cm" svg:y1="0.499cm" svg:x2="29.502cm" svg:y2="0.8cm">
                <text:p/>
              </draw:line>
              <draw:line draw:style-name="gr1" draw:layer="layout" svg:x1="29.502cm" svg:y1="0.8cm" svg:x2="30.301cm" svg:y2="0.8cm">
                <text:p/>
              </draw:line>
              <draw:line draw:style-name="gr1" draw:layer="layout" svg:x1="30.301cm" svg:y1="0.499cm" svg:x2="30.301cm" svg:y2="0.8cm">
                <text:p/>
              </draw:line>
              <draw:line draw:style-name="gr1" draw:layer="layout" svg:x1="30.301cm" svg:y1="0.499cm" svg:x2="31.101cm" svg:y2="0.499cm">
                <text:p/>
              </draw:line>
              <draw:line draw:style-name="gr1" draw:layer="layout" svg:x1="31.101cm" svg:y1="0.499cm" svg:x2="31.101cm" svg:y2="0.8cm">
                <text:p/>
              </draw:line>
              <draw:line draw:style-name="gr1" draw:layer="layout" svg:x1="31.101cm" svg:y1="0.8cm" svg:x2="31.601cm" svg:y2="0.8cm">
                <text:p/>
              </draw:line>
              <draw:line draw:style-name="gr1" draw:layer="layout" svg:x1="28.202cm" svg:y1="4.199cm" svg:x2="28.202cm" svg:y2="3.7cm">
                <text:p/>
              </draw:line>
              <draw:line draw:style-name="gr1" draw:layer="layout" svg:x1="28.202cm" svg:y1="3.7cm" svg:x2="27.901cm" svg:y2="3.7cm">
                <text:p/>
              </draw:line>
              <draw:line draw:style-name="gr1" draw:layer="layout" svg:x1="27.901cm" svg:y1="3.7cm" svg:x2="27.901cm" svg:y2="2.899cm">
                <text:p/>
              </draw:line>
              <draw:line draw:style-name="gr1" draw:layer="layout" svg:x1="28.202cm" svg:y1="2.899cm" svg:x2="27.901cm" svg:y2="2.899cm">
                <text:p/>
              </draw:line>
              <draw:line draw:style-name="gr1" draw:layer="layout" svg:x1="28.202cm" svg:y1="2.899cm" svg:x2="28.202cm" svg:y2="2.1cm">
                <text:p/>
              </draw:line>
              <draw:line draw:style-name="gr1" draw:layer="layout" svg:x1="28.202cm" svg:y1="2.1cm" svg:x2="27.901cm" svg:y2="2.1cm">
                <text:p/>
              </draw:line>
              <draw:line draw:style-name="gr1" draw:layer="layout" svg:x1="27.901cm" svg:y1="2.1cm" svg:x2="27.901cm" svg:y2="1.3cm">
                <text:p/>
              </draw:line>
              <draw:line draw:style-name="gr1" draw:layer="layout" svg:x1="28.202cm" svg:y1="1.3cm" svg:x2="27.901cm" svg:y2="1.3cm">
                <text:p/>
              </draw:line>
              <draw:line draw:style-name="gr1" draw:layer="layout" svg:x1="28.202cm" svg:y1="1.3cm" svg:x2="28.202cm" svg:y2="0.8cm">
                <text:p/>
              </draw:line>
              <draw:line draw:style-name="gr1" draw:layer="layout" svg:x1="31.601cm" svg:y1="4.199cm" svg:x2="31.601cm" svg:y2="3.7cm">
                <text:p/>
              </draw:line>
              <draw:line draw:style-name="gr1" draw:layer="layout" svg:x1="31.902cm" svg:y1="3.7cm" svg:x2="31.601cm" svg:y2="3.7cm">
                <text:p/>
              </draw:line>
              <draw:line draw:style-name="gr1" draw:layer="layout" svg:x1="31.902cm" svg:y1="3.7cm" svg:x2="31.902cm" svg:y2="2.899cm">
                <text:p/>
              </draw:line>
              <draw:line draw:style-name="gr1" draw:layer="layout" svg:x1="31.902cm" svg:y1="2.899cm" svg:x2="31.601cm" svg:y2="2.899cm">
                <text:p/>
              </draw:line>
              <draw:line draw:style-name="gr1" draw:layer="layout" svg:x1="31.601cm" svg:y1="2.899cm" svg:x2="31.601cm" svg:y2="2.1cm">
                <text:p/>
              </draw:line>
              <draw:line draw:style-name="gr1" draw:layer="layout" svg:x1="31.902cm" svg:y1="2.1cm" svg:x2="31.601cm" svg:y2="2.1cm">
                <text:p/>
              </draw:line>
              <draw:line draw:style-name="gr1" draw:layer="layout" svg:x1="31.902cm" svg:y1="2.1cm" svg:x2="31.902cm" svg:y2="1.3cm">
                <text:p/>
              </draw:line>
              <draw:line draw:style-name="gr1" draw:layer="layout" svg:x1="31.902cm" svg:y1="1.3cm" svg:x2="31.601cm" svg:y2="1.3cm">
                <text:p/>
              </draw:line>
              <draw:line draw:style-name="gr1" draw:layer="layout" svg:x1="31.601cm" svg:y1="1.3cm" svg:x2="31.601cm" svg:y2="0.8cm">
                <text:p/>
              </draw:line>
              <draw:path draw:style-name="gr62" draw:text-style-name="P1" draw:layer="layout" svg:width="2.399cm" svg:height="2.559cm" svg:x="28.701cm" svg:y="1.24cm" svg:viewBox="0 0 2400 2560" svg:d="M1188 0c-587 0-1076 417-1188 970h489c100-286 372-491 692-491 406 0 734 329 734 734s-328 734-734 734c-320 0-593-205-693-492h-42-446c0 0 0 90 0 608s446 497 446 497v-390c205 159 462 254 742 254 669 0 1212-543 1212-1212s-543-1212-1212-1212z">
                <text:p/>
              </draw:path>
            </draw:g>
            <draw:g>
              <draw:g>
                <draw:line draw:style-name="gr1" draw:layer="layout" svg:x1="35.6cm" svg:y1="8.499cm" svg:x2="36.399cm" svg:y2="8.499cm">
                  <text:p/>
                </draw:line>
                <draw:line draw:style-name="gr1" draw:layer="layout" svg:x1="36.399cm" svg:y1="8.198cm" svg:x2="36.399cm" svg:y2="8.499cm">
                  <text:p/>
                </draw:line>
                <draw:line draw:style-name="gr1" draw:layer="layout" svg:x1="36.399cm" svg:y1="8.198cm" svg:x2="37.2cm" svg:y2="8.198cm">
                  <text:p/>
                </draw:line>
                <draw:line draw:style-name="gr1" draw:layer="layout" svg:x1="37.2cm" svg:y1="8.198cm" svg:x2="37.2cm" svg:y2="8.499cm">
                  <text:p/>
                </draw:line>
                <draw:line draw:style-name="gr1" draw:layer="layout" svg:x1="37.2cm" svg:y1="8.499cm" svg:x2="37.999cm" svg:y2="8.499cm">
                  <text:p/>
                </draw:line>
                <draw:line draw:style-name="gr1" draw:layer="layout" svg:x1="37.999cm" svg:y1="8.198cm" svg:x2="37.999cm" svg:y2="8.499cm">
                  <text:p/>
                </draw:line>
                <draw:line draw:style-name="gr1" draw:layer="layout" svg:x1="37.999cm" svg:y1="8.198cm" svg:x2="38.799cm" svg:y2="8.198cm">
                  <text:p/>
                </draw:line>
                <draw:line draw:style-name="gr1" draw:layer="layout" svg:x1="38.799cm" svg:y1="8.198cm" svg:x2="38.799cm" svg:y2="8.499cm">
                  <text:p/>
                </draw:line>
                <draw:line draw:style-name="gr1" draw:layer="layout" svg:x1="38.799cm" svg:y1="8.499cm" svg:x2="39.299cm" svg:y2="8.499cm">
                  <text:p/>
                </draw:line>
                <draw:line draw:style-name="gr1" draw:layer="layout" svg:x1="35.6cm" svg:y1="4.498cm" svg:x2="36.399cm" svg:y2="4.498cm">
                  <text:p/>
                </draw:line>
                <draw:line draw:style-name="gr1" draw:layer="layout" svg:x1="36.399cm" svg:y1="4.498cm" svg:x2="36.399cm" svg:y2="4.799cm">
                  <text:p/>
                </draw:line>
                <draw:line draw:style-name="gr1" draw:layer="layout" svg:x1="36.399cm" svg:y1="4.799cm" svg:x2="37.2cm" svg:y2="4.799cm">
                  <text:p/>
                </draw:line>
                <draw:line draw:style-name="gr1" draw:layer="layout" svg:x1="37.2cm" svg:y1="4.498cm" svg:x2="37.2cm" svg:y2="4.799cm">
                  <text:p/>
                </draw:line>
                <draw:line draw:style-name="gr1" draw:layer="layout" svg:x1="37.2cm" svg:y1="4.498cm" svg:x2="37.999cm" svg:y2="4.498cm">
                  <text:p/>
                </draw:line>
                <draw:line draw:style-name="gr1" draw:layer="layout" svg:x1="37.999cm" svg:y1="4.498cm" svg:x2="37.999cm" svg:y2="4.799cm">
                  <text:p/>
                </draw:line>
                <draw:line draw:style-name="gr1" draw:layer="layout" svg:x1="37.999cm" svg:y1="4.799cm" svg:x2="38.799cm" svg:y2="4.799cm">
                  <text:p/>
                </draw:line>
                <draw:line draw:style-name="gr1" draw:layer="layout" svg:x1="38.799cm" svg:y1="4.498cm" svg:x2="38.799cm" svg:y2="4.799cm">
                  <text:p/>
                </draw:line>
                <draw:line draw:style-name="gr1" draw:layer="layout" svg:x1="38.799cm" svg:y1="4.498cm" svg:x2="39.299cm" svg:y2="4.498cm">
                  <text:p/>
                </draw:line>
                <draw:line draw:style-name="gr1" draw:layer="layout" svg:x1="35.6cm" svg:y1="8.499cm" svg:x2="35.6cm" svg:y2="7.699cm">
                  <text:p/>
                </draw:line>
                <draw:line draw:style-name="gr1" draw:layer="layout" svg:x1="35.899cm" svg:y1="7.699cm" svg:x2="35.6cm" svg:y2="7.699cm">
                  <text:p/>
                </draw:line>
                <draw:line draw:style-name="gr1" draw:layer="layout" svg:x1="35.899cm" svg:y1="7.699cm" svg:x2="35.899cm" svg:y2="6.898cm">
                  <text:p/>
                </draw:line>
                <draw:line draw:style-name="gr1" draw:layer="layout" svg:x1="35.899cm" svg:y1="6.898cm" svg:x2="35.6cm" svg:y2="6.898cm">
                  <text:p/>
                </draw:line>
                <draw:line draw:style-name="gr1" draw:layer="layout" svg:x1="35.6cm" svg:y1="6.898cm" svg:x2="35.6cm" svg:y2="6.099cm">
                  <text:p/>
                </draw:line>
                <draw:line draw:style-name="gr1" draw:layer="layout" svg:x1="35.899cm" svg:y1="6.099cm" svg:x2="35.6cm" svg:y2="6.099cm">
                  <text:p/>
                </draw:line>
                <draw:line draw:style-name="gr1" draw:layer="layout" svg:x1="35.899cm" svg:y1="6.099cm" svg:x2="35.899cm" svg:y2="5.299cm">
                  <text:p/>
                </draw:line>
                <draw:line draw:style-name="gr1" draw:layer="layout" svg:x1="35.899cm" svg:y1="5.299cm" svg:x2="35.6cm" svg:y2="5.299cm">
                  <text:p/>
                </draw:line>
                <draw:line draw:style-name="gr1" draw:layer="layout" svg:x1="35.6cm" svg:y1="5.299cm" svg:x2="35.6cm" svg:y2="4.498cm">
                  <text:p/>
                </draw:line>
                <draw:line draw:style-name="gr1" draw:layer="layout" svg:x1="39.299cm" svg:y1="8.499cm" svg:x2="39.299cm" svg:y2="7.699cm">
                  <text:p/>
                </draw:line>
                <draw:line draw:style-name="gr1" draw:layer="layout" svg:x1="39.6cm" svg:y1="7.699cm" svg:x2="39.299cm" svg:y2="7.699cm">
                  <text:p/>
                </draw:line>
                <draw:line draw:style-name="gr1" draw:layer="layout" svg:x1="39.6cm" svg:y1="7.699cm" svg:x2="39.6cm" svg:y2="6.898cm">
                  <text:p/>
                </draw:line>
                <draw:line draw:style-name="gr1" draw:layer="layout" svg:x1="39.6cm" svg:y1="6.898cm" svg:x2="39.299cm" svg:y2="6.898cm">
                  <text:p/>
                </draw:line>
                <draw:line draw:style-name="gr1" draw:layer="layout" svg:x1="39.299cm" svg:y1="6.898cm" svg:x2="39.299cm" svg:y2="6.099cm">
                  <text:p/>
                </draw:line>
                <draw:line draw:style-name="gr1" draw:layer="layout" svg:x1="39.6cm" svg:y1="6.099cm" svg:x2="39.299cm" svg:y2="6.099cm">
                  <text:p/>
                </draw:line>
                <draw:line draw:style-name="gr1" draw:layer="layout" svg:x1="39.6cm" svg:y1="6.099cm" svg:x2="39.6cm" svg:y2="5.299cm">
                  <text:p/>
                </draw:line>
                <draw:line draw:style-name="gr1" draw:layer="layout" svg:x1="39.6cm" svg:y1="5.299cm" svg:x2="39.299cm" svg:y2="5.299cm">
                  <text:p/>
                </draw:line>
                <draw:line draw:style-name="gr1" draw:layer="layout" svg:x1="39.299cm" svg:y1="5.299cm" svg:x2="39.299cm" svg:y2="4.498cm">
                  <text:p/>
                </draw:line>
              </draw:g>
              <draw:line draw:style-name="gr1" draw:layer="layout" svg:x1="35.901cm" svg:y1="4.197cm" svg:x2="36.4cm" svg:y2="4.197cm">
                <text:p/>
              </draw:line>
              <draw:line draw:style-name="gr1" draw:layer="layout" svg:x1="36.4cm" svg:y1="4.197cm" svg:x2="36.4cm" svg:y2="4.498cm">
                <text:p/>
              </draw:line>
              <draw:line draw:style-name="gr1" draw:layer="layout" svg:x1="36.4cm" svg:y1="4.498cm" svg:x2="37.201cm" svg:y2="4.498cm">
                <text:p/>
              </draw:line>
              <draw:line draw:style-name="gr1" draw:layer="layout" svg:x1="37.201cm" svg:y1="4.197cm" svg:x2="37.201cm" svg:y2="4.498cm">
                <text:p/>
              </draw:line>
              <draw:line draw:style-name="gr1" draw:layer="layout" svg:x1="37.201cm" svg:y1="4.197cm" svg:x2="38cm" svg:y2="4.197cm">
                <text:p/>
              </draw:line>
              <draw:line draw:style-name="gr1" draw:layer="layout" svg:x1="38cm" svg:y1="4.197cm" svg:x2="38cm" svg:y2="4.498cm">
                <text:p/>
              </draw:line>
              <draw:line draw:style-name="gr1" draw:layer="layout" svg:x1="38cm" svg:y1="4.498cm" svg:x2="38.8cm" svg:y2="4.498cm">
                <text:p/>
              </draw:line>
              <draw:line draw:style-name="gr1" draw:layer="layout" svg:x1="38.8cm" svg:y1="4.197cm" svg:x2="38.8cm" svg:y2="4.498cm">
                <text:p/>
              </draw:line>
              <draw:line draw:style-name="gr1" draw:layer="layout" svg:x1="38.8cm" svg:y1="4.197cm" svg:x2="39.3cm" svg:y2="4.197cm">
                <text:p/>
              </draw:line>
              <draw:line draw:style-name="gr1" draw:layer="layout" svg:x1="35.901cm" svg:y1="0.798cm" svg:x2="36.4cm" svg:y2="0.798cm">
                <text:p/>
              </draw:line>
              <draw:line draw:style-name="gr1" draw:layer="layout" svg:x1="36.4cm" svg:y1="0.497cm" svg:x2="36.4cm" svg:y2="0.798cm">
                <text:p/>
              </draw:line>
              <draw:line draw:style-name="gr1" draw:layer="layout" svg:x1="36.4cm" svg:y1="0.497cm" svg:x2="37.201cm" svg:y2="0.497cm">
                <text:p/>
              </draw:line>
              <draw:line draw:style-name="gr1" draw:layer="layout" svg:x1="37.201cm" svg:y1="0.497cm" svg:x2="37.201cm" svg:y2="0.798cm">
                <text:p/>
              </draw:line>
              <draw:line draw:style-name="gr1" draw:layer="layout" svg:x1="37.201cm" svg:y1="0.798cm" svg:x2="38cm" svg:y2="0.798cm">
                <text:p/>
              </draw:line>
              <draw:line draw:style-name="gr1" draw:layer="layout" svg:x1="38cm" svg:y1="0.497cm" svg:x2="38cm" svg:y2="0.798cm">
                <text:p/>
              </draw:line>
              <draw:line draw:style-name="gr1" draw:layer="layout" svg:x1="38cm" svg:y1="0.497cm" svg:x2="38.8cm" svg:y2="0.497cm">
                <text:p/>
              </draw:line>
              <draw:line draw:style-name="gr1" draw:layer="layout" svg:x1="38.8cm" svg:y1="0.497cm" svg:x2="38.8cm" svg:y2="0.798cm">
                <text:p/>
              </draw:line>
              <draw:line draw:style-name="gr1" draw:layer="layout" svg:x1="38.8cm" svg:y1="0.798cm" svg:x2="39.3cm" svg:y2="0.798cm">
                <text:p/>
              </draw:line>
              <draw:line draw:style-name="gr1" draw:layer="layout" svg:x1="35.901cm" svg:y1="4.197cm" svg:x2="35.901cm" svg:y2="3.698cm">
                <text:p/>
              </draw:line>
              <draw:line draw:style-name="gr1" draw:layer="layout" svg:x1="35.901cm" svg:y1="3.698cm" svg:x2="35.6cm" svg:y2="3.698cm">
                <text:p/>
              </draw:line>
              <draw:line draw:style-name="gr1" draw:layer="layout" svg:x1="35.6cm" svg:y1="3.698cm" svg:x2="35.6cm" svg:y2="2.897cm">
                <text:p/>
              </draw:line>
              <draw:line draw:style-name="gr1" draw:layer="layout" svg:x1="35.901cm" svg:y1="2.897cm" svg:x2="35.6cm" svg:y2="2.897cm">
                <text:p/>
              </draw:line>
              <draw:line draw:style-name="gr1" draw:layer="layout" svg:x1="35.901cm" svg:y1="2.897cm" svg:x2="35.901cm" svg:y2="2.098cm">
                <text:p/>
              </draw:line>
              <draw:line draw:style-name="gr1" draw:layer="layout" svg:x1="35.901cm" svg:y1="2.098cm" svg:x2="35.6cm" svg:y2="2.098cm">
                <text:p/>
              </draw:line>
              <draw:line draw:style-name="gr1" draw:layer="layout" svg:x1="35.6cm" svg:y1="2.098cm" svg:x2="35.6cm" svg:y2="1.298cm">
                <text:p/>
              </draw:line>
              <draw:line draw:style-name="gr1" draw:layer="layout" svg:x1="35.901cm" svg:y1="1.298cm" svg:x2="35.6cm" svg:y2="1.298cm">
                <text:p/>
              </draw:line>
              <draw:line draw:style-name="gr1" draw:layer="layout" svg:x1="35.901cm" svg:y1="1.298cm" svg:x2="35.901cm" svg:y2="0.798cm">
                <text:p/>
              </draw:line>
              <draw:line draw:style-name="gr1" draw:layer="layout" svg:x1="39.3cm" svg:y1="4.197cm" svg:x2="39.3cm" svg:y2="3.698cm">
                <text:p/>
              </draw:line>
              <draw:line draw:style-name="gr1" draw:layer="layout" svg:x1="39.601cm" svg:y1="3.698cm" svg:x2="39.3cm" svg:y2="3.698cm">
                <text:p/>
              </draw:line>
              <draw:line draw:style-name="gr1" draw:layer="layout" svg:x1="39.601cm" svg:y1="3.698cm" svg:x2="39.601cm" svg:y2="2.897cm">
                <text:p/>
              </draw:line>
              <draw:line draw:style-name="gr1" draw:layer="layout" svg:x1="39.601cm" svg:y1="2.897cm" svg:x2="39.3cm" svg:y2="2.897cm">
                <text:p/>
              </draw:line>
              <draw:line draw:style-name="gr1" draw:layer="layout" svg:x1="39.3cm" svg:y1="2.897cm" svg:x2="39.3cm" svg:y2="2.098cm">
                <text:p/>
              </draw:line>
              <draw:line draw:style-name="gr1" draw:layer="layout" svg:x1="39.601cm" svg:y1="2.098cm" svg:x2="39.3cm" svg:y2="2.098cm">
                <text:p/>
              </draw:line>
              <draw:line draw:style-name="gr1" draw:layer="layout" svg:x1="39.601cm" svg:y1="2.098cm" svg:x2="39.601cm" svg:y2="1.298cm">
                <text:p/>
              </draw:line>
              <draw:line draw:style-name="gr1" draw:layer="layout" svg:x1="39.601cm" svg:y1="1.298cm" svg:x2="39.3cm" svg:y2="1.298cm">
                <text:p/>
              </draw:line>
              <draw:line draw:style-name="gr1" draw:layer="layout" svg:x1="39.3cm" svg:y1="1.298cm" svg:x2="39.3cm" svg:y2="0.798cm">
                <text:p/>
              </draw:line>
              <draw:g>
                <draw:path draw:style-name="gr63" draw:text-style-name="P1" draw:layer="layout" svg:width="0.726cm" svg:height="0.641cm" svg:x="36.1cm" svg:y="5.688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64" draw:text-style-name="P1" draw:layer="layout" svg:width="0.698cm" svg:height="0.62cm" svg:x="36.972cm" svg:y="5.699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65" draw:text-style-name="P1" draw:layer="layout" svg:width="0.316cm" svg:height="0.157cm" svg:x="37.129cm" svg:y="5.803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66" draw:text-style-name="P1" draw:layer="layout" svg:width="0.591cm" svg:height="0.62cm" svg:x="37.756cm" svg:y="5.699cm" svg:viewBox="0 0 592 621" draw:points="0,621 0,0 576,0 576,105 157,105 157,243 547,243 547,347 157,347 157,516 592,516 592,621">
                  <text:p/>
                </draw:polygon>
                <draw:polygon draw:style-name="gr67" draw:text-style-name="P1" draw:layer="layout" svg:width="0.616cm" svg:height="0.62cm" svg:x="38.483cm" svg:y="5.699cm" svg:viewBox="0 0 617 621" draw:points="0,621 0,0 153,0 471,415 471,0 617,0 617,621 459,621 146,216 146,621">
                  <text:p/>
                </draw:polygon>
                <draw:path draw:style-name="gr68" draw:text-style-name="P1" draw:layer="layout" svg:width="0.753cm" svg:height="0.641cm" svg:x="36.128cm" svg:y="6.656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69" draw:text-style-name="P1" draw:layer="layout" svg:width="0.65cm" svg:height="0.62cm" svg:x="37.005cm" svg:y="6.667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70" draw:text-style-name="P1" draw:layer="layout" svg:width="0.546cm" svg:height="0.615cm" svg:x="37.793cm" svg:y="6.671cm" svg:viewBox="0 0 547 616" draw:points="0,616 0,0 157,0 157,511 547,511 547,616">
                  <text:p/>
                </draw:polygon>
                <draw:polygon draw:style-name="gr71" draw:text-style-name="P1" draw:layer="layout" svg:width="0.591cm" svg:height="0.62cm" svg:x="38.453cm" svg:y="6.667cm" svg:viewBox="0 0 592 621" draw:points="0,621 0,0 576,0 576,105 157,105 157,243 547,243 547,347 157,347 157,516 592,516 592,621">
                  <text:p/>
                </draw:polygon>
                <draw:line draw:style-name="gr11" draw:text-style-name="P2" draw:layer="layout" svg:x1="37.13cm" svg:y1="5.804cm" svg:x2="37.13cm" svg:y2="5.962cm">
                  <text:p/>
                </draw:line>
                <draw:line draw:style-name="gr11" draw:text-style-name="P2" draw:layer="layout" svg:x1="36.972cm" svg:y1="6.32cm" svg:x2="37.129cm" svg:y2="6.32cm">
                  <text:p/>
                </draw:line>
                <draw:line draw:style-name="gr11" draw:text-style-name="P2" draw:layer="layout" svg:x1="36.489cm" svg:y1="6.092cm" svg:x2="36.669cm" svg:y2="6.092cm">
                  <text:p/>
                </draw:line>
                <draw:line draw:style-name="gr11" draw:text-style-name="P2" draw:layer="layout" svg:x1="37.006cm" svg:y1="6.659cm" svg:x2="37.006cm" svg:y2="7.289cm">
                  <text:p/>
                </draw:line>
                <draw:line draw:style-name="gr11" draw:text-style-name="P2" draw:layer="layout" svg:x1="37.162cm" svg:y1="6.769cm" svg:x2="37.252cm" svg:y2="6.769cm">
                  <text:p/>
                </draw:line>
                <draw:line draw:style-name="gr11" draw:text-style-name="P2" draw:layer="layout" svg:x1="37.162cm" svg:y1="6.769cm" svg:x2="37.252cm" svg:y2="6.769cm">
                  <text:p/>
                </draw:line>
                <draw:line draw:style-name="gr11" draw:text-style-name="P2" draw:layer="layout" svg:x1="37.162cm" svg:y1="7.018cm" svg:x2="37.297cm" svg:y2="7.018cm">
                  <text:p/>
                </draw:line>
              </draw:g>
              <draw:path draw:style-name="gr72" draw:text-style-name="P1" draw:layer="layout" svg:width="2.399cm" svg:height="2.559cm" svg:x="36.4cm" svg:y="1.238cm" svg:viewBox="0 0 2400 2560" svg:d="M1188 0c-587 0-1076 417-1188 970h489c100-286 372-491 692-491 406 0 734 329 734 734s-328 734-734 734c-320 0-593-205-693-492h-42-446c0 0 0 90 0 608s446 497 446 497v-390c205 159 462 254 742 254 669 0 1212-543 1212-1212s-543-1212-1212-1212z">
                <text:p/>
              </draw:path>
              <draw:g>
                <draw:line draw:style-name="gr1" draw:layer="layout" svg:x1="39.3cm" svg:y1="8.499cm" svg:x2="40.099cm" svg:y2="8.499cm">
                  <text:p/>
                </draw:line>
                <draw:line draw:style-name="gr1" draw:layer="layout" svg:x1="40.099cm" svg:y1="8.198cm" svg:x2="40.099cm" svg:y2="8.499cm">
                  <text:p/>
                </draw:line>
                <draw:line draw:style-name="gr1" draw:layer="layout" svg:x1="40.099cm" svg:y1="8.198cm" svg:x2="40.9cm" svg:y2="8.198cm">
                  <text:p/>
                </draw:line>
                <draw:line draw:style-name="gr1" draw:layer="layout" svg:x1="40.9cm" svg:y1="8.198cm" svg:x2="40.9cm" svg:y2="8.499cm">
                  <text:p/>
                </draw:line>
                <draw:line draw:style-name="gr1" draw:layer="layout" svg:x1="40.9cm" svg:y1="8.499cm" svg:x2="41.699cm" svg:y2="8.499cm">
                  <text:p/>
                </draw:line>
                <draw:line draw:style-name="gr1" draw:layer="layout" svg:x1="41.699cm" svg:y1="8.198cm" svg:x2="41.699cm" svg:y2="8.499cm">
                  <text:p/>
                </draw:line>
                <draw:line draw:style-name="gr1" draw:layer="layout" svg:x1="41.699cm" svg:y1="8.198cm" svg:x2="42.499cm" svg:y2="8.198cm">
                  <text:p/>
                </draw:line>
                <draw:line draw:style-name="gr1" draw:layer="layout" svg:x1="42.499cm" svg:y1="8.198cm" svg:x2="42.499cm" svg:y2="8.499cm">
                  <text:p/>
                </draw:line>
                <draw:line draw:style-name="gr1" draw:layer="layout" svg:x1="42.499cm" svg:y1="8.499cm" svg:x2="42.999cm" svg:y2="8.499cm">
                  <text:p/>
                </draw:line>
                <draw:line draw:style-name="gr1" draw:layer="layout" svg:x1="39.3cm" svg:y1="4.498cm" svg:x2="40.099cm" svg:y2="4.498cm">
                  <text:p/>
                </draw:line>
                <draw:line draw:style-name="gr1" draw:layer="layout" svg:x1="40.099cm" svg:y1="4.498cm" svg:x2="40.099cm" svg:y2="4.799cm">
                  <text:p/>
                </draw:line>
                <draw:line draw:style-name="gr1" draw:layer="layout" svg:x1="40.099cm" svg:y1="4.799cm" svg:x2="40.9cm" svg:y2="4.799cm">
                  <text:p/>
                </draw:line>
                <draw:line draw:style-name="gr1" draw:layer="layout" svg:x1="40.9cm" svg:y1="4.498cm" svg:x2="40.9cm" svg:y2="4.799cm">
                  <text:p/>
                </draw:line>
                <draw:line draw:style-name="gr1" draw:layer="layout" svg:x1="40.9cm" svg:y1="4.498cm" svg:x2="41.699cm" svg:y2="4.498cm">
                  <text:p/>
                </draw:line>
                <draw:line draw:style-name="gr1" draw:layer="layout" svg:x1="41.699cm" svg:y1="4.498cm" svg:x2="41.699cm" svg:y2="4.799cm">
                  <text:p/>
                </draw:line>
                <draw:line draw:style-name="gr1" draw:layer="layout" svg:x1="41.699cm" svg:y1="4.799cm" svg:x2="42.499cm" svg:y2="4.799cm">
                  <text:p/>
                </draw:line>
                <draw:line draw:style-name="gr1" draw:layer="layout" svg:x1="42.499cm" svg:y1="4.498cm" svg:x2="42.499cm" svg:y2="4.799cm">
                  <text:p/>
                </draw:line>
                <draw:line draw:style-name="gr1" draw:layer="layout" svg:x1="42.499cm" svg:y1="4.498cm" svg:x2="42.999cm" svg:y2="4.498cm">
                  <text:p/>
                </draw:line>
                <draw:line draw:style-name="gr1" draw:layer="layout" svg:x1="42.999cm" svg:y1="8.499cm" svg:x2="42.999cm" svg:y2="7.699cm">
                  <text:p/>
                </draw:line>
                <draw:line draw:style-name="gr1" draw:layer="layout" svg:x1="43.3cm" svg:y1="7.699cm" svg:x2="42.999cm" svg:y2="7.699cm">
                  <text:p/>
                </draw:line>
                <draw:line draw:style-name="gr1" draw:layer="layout" svg:x1="43.3cm" svg:y1="7.699cm" svg:x2="43.3cm" svg:y2="6.898cm">
                  <text:p/>
                </draw:line>
                <draw:line draw:style-name="gr1" draw:layer="layout" svg:x1="43.3cm" svg:y1="6.898cm" svg:x2="42.999cm" svg:y2="6.898cm">
                  <text:p/>
                </draw:line>
                <draw:line draw:style-name="gr1" draw:layer="layout" svg:x1="42.999cm" svg:y1="6.898cm" svg:x2="42.999cm" svg:y2="6.099cm">
                  <text:p/>
                </draw:line>
                <draw:line draw:style-name="gr1" draw:layer="layout" svg:x1="43.3cm" svg:y1="6.099cm" svg:x2="42.999cm" svg:y2="6.099cm">
                  <text:p/>
                </draw:line>
                <draw:line draw:style-name="gr1" draw:layer="layout" svg:x1="43.3cm" svg:y1="6.099cm" svg:x2="43.3cm" svg:y2="5.299cm">
                  <text:p/>
                </draw:line>
                <draw:line draw:style-name="gr1" draw:layer="layout" svg:x1="43.3cm" svg:y1="5.299cm" svg:x2="42.999cm" svg:y2="5.299cm">
                  <text:p/>
                </draw:line>
                <draw:line draw:style-name="gr1" draw:layer="layout" svg:x1="42.999cm" svg:y1="5.299cm" svg:x2="42.999cm" svg:y2="4.498cm">
                  <text:p/>
                </draw:line>
              </draw:g>
              <draw:g>
                <draw:line draw:style-name="gr1" draw:layer="layout" svg:x1="43cm" svg:y1="8.498cm" svg:x2="43.799cm" svg:y2="8.498cm">
                  <text:p/>
                </draw:line>
                <draw:line draw:style-name="gr1" draw:layer="layout" svg:x1="43.799cm" svg:y1="8.197cm" svg:x2="43.799cm" svg:y2="8.498cm">
                  <text:p/>
                </draw:line>
                <draw:line draw:style-name="gr1" draw:layer="layout" svg:x1="43.799cm" svg:y1="8.197cm" svg:x2="44.6cm" svg:y2="8.197cm">
                  <text:p/>
                </draw:line>
                <draw:line draw:style-name="gr1" draw:layer="layout" svg:x1="44.6cm" svg:y1="8.197cm" svg:x2="44.6cm" svg:y2="8.498cm">
                  <text:p/>
                </draw:line>
                <draw:line draw:style-name="gr1" draw:layer="layout" svg:x1="44.6cm" svg:y1="8.498cm" svg:x2="45.399cm" svg:y2="8.498cm">
                  <text:p/>
                </draw:line>
                <draw:line draw:style-name="gr1" draw:layer="layout" svg:x1="45.399cm" svg:y1="8.197cm" svg:x2="45.399cm" svg:y2="8.498cm">
                  <text:p/>
                </draw:line>
                <draw:line draw:style-name="gr1" draw:layer="layout" svg:x1="45.399cm" svg:y1="8.197cm" svg:x2="46.199cm" svg:y2="8.197cm">
                  <text:p/>
                </draw:line>
                <draw:line draw:style-name="gr1" draw:layer="layout" svg:x1="46.199cm" svg:y1="8.197cm" svg:x2="46.199cm" svg:y2="8.498cm">
                  <text:p/>
                </draw:line>
                <draw:line draw:style-name="gr1" draw:layer="layout" svg:x1="46.199cm" svg:y1="8.498cm" svg:x2="46.699cm" svg:y2="8.498cm">
                  <text:p/>
                </draw:line>
                <draw:line draw:style-name="gr1" draw:layer="layout" svg:x1="43cm" svg:y1="4.497cm" svg:x2="43.799cm" svg:y2="4.497cm">
                  <text:p/>
                </draw:line>
                <draw:line draw:style-name="gr1" draw:layer="layout" svg:x1="43.799cm" svg:y1="4.497cm" svg:x2="43.799cm" svg:y2="4.798cm">
                  <text:p/>
                </draw:line>
                <draw:line draw:style-name="gr1" draw:layer="layout" svg:x1="43.799cm" svg:y1="4.798cm" svg:x2="44.6cm" svg:y2="4.798cm">
                  <text:p/>
                </draw:line>
                <draw:line draw:style-name="gr1" draw:layer="layout" svg:x1="44.6cm" svg:y1="4.497cm" svg:x2="44.6cm" svg:y2="4.798cm">
                  <text:p/>
                </draw:line>
                <draw:line draw:style-name="gr1" draw:layer="layout" svg:x1="44.6cm" svg:y1="4.497cm" svg:x2="45.399cm" svg:y2="4.497cm">
                  <text:p/>
                </draw:line>
                <draw:line draw:style-name="gr1" draw:layer="layout" svg:x1="45.399cm" svg:y1="4.497cm" svg:x2="45.399cm" svg:y2="4.798cm">
                  <text:p/>
                </draw:line>
                <draw:line draw:style-name="gr1" draw:layer="layout" svg:x1="45.399cm" svg:y1="4.798cm" svg:x2="46.199cm" svg:y2="4.798cm">
                  <text:p/>
                </draw:line>
                <draw:line draw:style-name="gr1" draw:layer="layout" svg:x1="46.199cm" svg:y1="4.497cm" svg:x2="46.199cm" svg:y2="4.798cm">
                  <text:p/>
                </draw:line>
                <draw:line draw:style-name="gr1" draw:layer="layout" svg:x1="46.199cm" svg:y1="4.497cm" svg:x2="46.699cm" svg:y2="4.497cm">
                  <text:p/>
                </draw:line>
                <draw:line draw:style-name="gr1" draw:layer="layout" svg:x1="46.699cm" svg:y1="8.498cm" svg:x2="46.699cm" svg:y2="7.698cm">
                  <text:p/>
                </draw:line>
                <draw:line draw:style-name="gr1" draw:layer="layout" svg:x1="47cm" svg:y1="7.698cm" svg:x2="46.699cm" svg:y2="7.698cm">
                  <text:p/>
                </draw:line>
                <draw:line draw:style-name="gr1" draw:layer="layout" svg:x1="47cm" svg:y1="7.698cm" svg:x2="47cm" svg:y2="6.897cm">
                  <text:p/>
                </draw:line>
                <draw:line draw:style-name="gr1" draw:layer="layout" svg:x1="47cm" svg:y1="6.897cm" svg:x2="46.699cm" svg:y2="6.897cm">
                  <text:p/>
                </draw:line>
                <draw:line draw:style-name="gr1" draw:layer="layout" svg:x1="46.699cm" svg:y1="6.897cm" svg:x2="46.699cm" svg:y2="6.098cm">
                  <text:p/>
                </draw:line>
                <draw:line draw:style-name="gr1" draw:layer="layout" svg:x1="47cm" svg:y1="6.098cm" svg:x2="46.699cm" svg:y2="6.098cm">
                  <text:p/>
                </draw:line>
                <draw:line draw:style-name="gr1" draw:layer="layout" svg:x1="47cm" svg:y1="6.098cm" svg:x2="47cm" svg:y2="5.298cm">
                  <text:p/>
                </draw:line>
                <draw:line draw:style-name="gr1" draw:layer="layout" svg:x1="47cm" svg:y1="5.298cm" svg:x2="46.699cm" svg:y2="5.298cm">
                  <text:p/>
                </draw:line>
                <draw:line draw:style-name="gr1" draw:layer="layout" svg:x1="46.699cm" svg:y1="5.298cm" svg:x2="46.699cm" svg:y2="4.497cm">
                  <text:p/>
                </draw:line>
              </draw:g>
              <draw:g>
                <draw:path draw:style-name="gr73" draw:text-style-name="P1" draw:layer="layout" svg:width="0.726cm" svg:height="0.641cm" svg:x="43.5cm" svg:y="5.698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74" draw:text-style-name="P1" draw:layer="layout" svg:width="0.698cm" svg:height="0.62cm" svg:x="44.372cm" svg:y="5.709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75" draw:text-style-name="P1" draw:layer="layout" svg:width="0.316cm" svg:height="0.157cm" svg:x="44.529cm" svg:y="5.813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76" draw:text-style-name="P1" draw:layer="layout" svg:width="0.591cm" svg:height="0.62cm" svg:x="45.156cm" svg:y="5.709cm" svg:viewBox="0 0 592 621" draw:points="0,621 0,0 576,0 576,105 157,105 157,243 547,243 547,347 157,347 157,516 592,516 592,621">
                  <text:p/>
                </draw:polygon>
                <draw:polygon draw:style-name="gr77" draw:text-style-name="P1" draw:layer="layout" svg:width="0.616cm" svg:height="0.62cm" svg:x="45.883cm" svg:y="5.709cm" svg:viewBox="0 0 617 621" draw:points="0,621 0,0 153,0 471,415 471,0 617,0 617,621 459,621 146,216 146,621">
                  <text:p/>
                </draw:polygon>
                <draw:path draw:style-name="gr78" draw:text-style-name="P1" draw:layer="layout" svg:width="0.753cm" svg:height="0.641cm" svg:x="43.528cm" svg:y="6.666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79" draw:text-style-name="P1" draw:layer="layout" svg:width="0.65cm" svg:height="0.62cm" svg:x="44.405cm" svg:y="6.677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80" draw:text-style-name="P1" draw:layer="layout" svg:width="0.546cm" svg:height="0.615cm" svg:x="45.193cm" svg:y="6.681cm" svg:viewBox="0 0 547 616" draw:points="0,616 0,0 157,0 157,511 547,511 547,616">
                  <text:p/>
                </draw:polygon>
                <draw:polygon draw:style-name="gr81" draw:text-style-name="P1" draw:layer="layout" svg:width="0.591cm" svg:height="0.62cm" svg:x="45.853cm" svg:y="6.677cm" svg:viewBox="0 0 592 621" draw:points="0,621 0,0 576,0 576,105 157,105 157,243 547,243 547,347 157,347 157,516 592,516 592,621">
                  <text:p/>
                </draw:polygon>
                <draw:line draw:style-name="gr11" draw:text-style-name="P2" draw:layer="layout" svg:x1="44.53cm" svg:y1="5.814cm" svg:x2="44.53cm" svg:y2="5.972cm">
                  <text:p/>
                </draw:line>
                <draw:line draw:style-name="gr11" draw:text-style-name="P2" draw:layer="layout" svg:x1="44.372cm" svg:y1="6.33cm" svg:x2="44.529cm" svg:y2="6.33cm">
                  <text:p/>
                </draw:line>
                <draw:line draw:style-name="gr11" draw:text-style-name="P2" draw:layer="layout" svg:x1="43.889cm" svg:y1="6.102cm" svg:x2="44.069cm" svg:y2="6.102cm">
                  <text:p/>
                </draw:line>
                <draw:line draw:style-name="gr11" draw:text-style-name="P2" draw:layer="layout" svg:x1="44.406cm" svg:y1="6.669cm" svg:x2="44.406cm" svg:y2="7.299cm">
                  <text:p/>
                </draw:line>
                <draw:line draw:style-name="gr11" draw:text-style-name="P2" draw:layer="layout" svg:x1="44.562cm" svg:y1="6.779cm" svg:x2="44.652cm" svg:y2="6.779cm">
                  <text:p/>
                </draw:line>
                <draw:line draw:style-name="gr11" draw:text-style-name="P2" draw:layer="layout" svg:x1="44.562cm" svg:y1="6.779cm" svg:x2="44.652cm" svg:y2="6.779cm">
                  <text:p/>
                </draw:line>
                <draw:line draw:style-name="gr11" draw:text-style-name="P2" draw:layer="layout" svg:x1="44.562cm" svg:y1="7.028cm" svg:x2="44.697cm" svg:y2="7.028cm">
                  <text:p/>
                </draw:line>
              </draw:g>
              <draw:g>
                <draw:line draw:style-name="gr1" draw:layer="layout" svg:x1="43.3cm" svg:y1="4.498cm" svg:x2="44.099cm" svg:y2="4.498cm">
                  <text:p/>
                </draw:line>
                <draw:line draw:style-name="gr1" draw:layer="layout" svg:x1="44.099cm" svg:y1="4.197cm" svg:x2="44.099cm" svg:y2="4.498cm">
                  <text:p/>
                </draw:line>
                <draw:line draw:style-name="gr1" draw:layer="layout" svg:x1="44.099cm" svg:y1="4.197cm" svg:x2="44.9cm" svg:y2="4.197cm">
                  <text:p/>
                </draw:line>
                <draw:line draw:style-name="gr1" draw:layer="layout" svg:x1="44.9cm" svg:y1="4.197cm" svg:x2="44.9cm" svg:y2="4.498cm">
                  <text:p/>
                </draw:line>
                <draw:line draw:style-name="gr1" draw:layer="layout" svg:x1="44.9cm" svg:y1="4.498cm" svg:x2="45.699cm" svg:y2="4.498cm">
                  <text:p/>
                </draw:line>
                <draw:line draw:style-name="gr1" draw:layer="layout" svg:x1="45.699cm" svg:y1="4.197cm" svg:x2="45.699cm" svg:y2="4.498cm">
                  <text:p/>
                </draw:line>
                <draw:line draw:style-name="gr1" draw:layer="layout" svg:x1="45.699cm" svg:y1="4.197cm" svg:x2="46.499cm" svg:y2="4.197cm">
                  <text:p/>
                </draw:line>
                <draw:line draw:style-name="gr1" draw:layer="layout" svg:x1="46.499cm" svg:y1="4.197cm" svg:x2="46.499cm" svg:y2="4.498cm">
                  <text:p/>
                </draw:line>
                <draw:line draw:style-name="gr1" draw:layer="layout" svg:x1="46.499cm" svg:y1="4.498cm" svg:x2="46.999cm" svg:y2="4.498cm">
                  <text:p/>
                </draw:line>
                <draw:line draw:style-name="gr1" draw:layer="layout" svg:x1="43.3cm" svg:y1="0.497cm" svg:x2="44.099cm" svg:y2="0.497cm">
                  <text:p/>
                </draw:line>
                <draw:line draw:style-name="gr1" draw:layer="layout" svg:x1="44.099cm" svg:y1="0.497cm" svg:x2="44.099cm" svg:y2="0.798cm">
                  <text:p/>
                </draw:line>
                <draw:line draw:style-name="gr1" draw:layer="layout" svg:x1="44.099cm" svg:y1="0.798cm" svg:x2="44.9cm" svg:y2="0.798cm">
                  <text:p/>
                </draw:line>
                <draw:line draw:style-name="gr1" draw:layer="layout" svg:x1="44.9cm" svg:y1="0.497cm" svg:x2="44.9cm" svg:y2="0.798cm">
                  <text:p/>
                </draw:line>
                <draw:line draw:style-name="gr1" draw:layer="layout" svg:x1="44.9cm" svg:y1="0.497cm" svg:x2="45.699cm" svg:y2="0.497cm">
                  <text:p/>
                </draw:line>
                <draw:line draw:style-name="gr1" draw:layer="layout" svg:x1="45.699cm" svg:y1="0.497cm" svg:x2="45.699cm" svg:y2="0.798cm">
                  <text:p/>
                </draw:line>
                <draw:line draw:style-name="gr1" draw:layer="layout" svg:x1="45.699cm" svg:y1="0.798cm" svg:x2="46.499cm" svg:y2="0.798cm">
                  <text:p/>
                </draw:line>
                <draw:line draw:style-name="gr1" draw:layer="layout" svg:x1="46.499cm" svg:y1="0.497cm" svg:x2="46.499cm" svg:y2="0.798cm">
                  <text:p/>
                </draw:line>
                <draw:line draw:style-name="gr1" draw:layer="layout" svg:x1="46.499cm" svg:y1="0.497cm" svg:x2="46.999cm" svg:y2="0.497cm">
                  <text:p/>
                </draw:line>
                <draw:line draw:style-name="gr1" draw:layer="layout" svg:x1="43.3cm" svg:y1="4.498cm" svg:x2="43.3cm" svg:y2="3.698cm">
                  <text:p/>
                </draw:line>
                <draw:line draw:style-name="gr1" draw:layer="layout" svg:x1="43.599cm" svg:y1="3.698cm" svg:x2="43.3cm" svg:y2="3.698cm">
                  <text:p/>
                </draw:line>
                <draw:line draw:style-name="gr1" draw:layer="layout" svg:x1="43.599cm" svg:y1="3.698cm" svg:x2="43.599cm" svg:y2="2.897cm">
                  <text:p/>
                </draw:line>
                <draw:line draw:style-name="gr1" draw:layer="layout" svg:x1="43.599cm" svg:y1="2.897cm" svg:x2="43.3cm" svg:y2="2.897cm">
                  <text:p/>
                </draw:line>
                <draw:line draw:style-name="gr1" draw:layer="layout" svg:x1="43.3cm" svg:y1="2.897cm" svg:x2="43.3cm" svg:y2="2.098cm">
                  <text:p/>
                </draw:line>
                <draw:line draw:style-name="gr1" draw:layer="layout" svg:x1="43.599cm" svg:y1="2.098cm" svg:x2="43.3cm" svg:y2="2.098cm">
                  <text:p/>
                </draw:line>
                <draw:line draw:style-name="gr1" draw:layer="layout" svg:x1="43.599cm" svg:y1="2.098cm" svg:x2="43.599cm" svg:y2="1.298cm">
                  <text:p/>
                </draw:line>
                <draw:line draw:style-name="gr1" draw:layer="layout" svg:x1="43.599cm" svg:y1="1.298cm" svg:x2="43.3cm" svg:y2="1.298cm">
                  <text:p/>
                </draw:line>
                <draw:line draw:style-name="gr1" draw:layer="layout" svg:x1="43.3cm" svg:y1="1.298cm" svg:x2="43.3cm" svg:y2="0.497cm">
                  <text:p/>
                </draw:line>
                <draw:line draw:style-name="gr1" draw:layer="layout" svg:x1="46.999cm" svg:y1="4.498cm" svg:x2="46.999cm" svg:y2="3.698cm">
                  <text:p/>
                </draw:line>
                <draw:line draw:style-name="gr1" draw:layer="layout" svg:x1="47.3cm" svg:y1="3.698cm" svg:x2="46.999cm" svg:y2="3.698cm">
                  <text:p/>
                </draw:line>
                <draw:line draw:style-name="gr1" draw:layer="layout" svg:x1="47.3cm" svg:y1="3.698cm" svg:x2="47.3cm" svg:y2="2.897cm">
                  <text:p/>
                </draw:line>
                <draw:line draw:style-name="gr1" draw:layer="layout" svg:x1="47.3cm" svg:y1="2.897cm" svg:x2="46.999cm" svg:y2="2.897cm">
                  <text:p/>
                </draw:line>
                <draw:line draw:style-name="gr1" draw:layer="layout" svg:x1="46.999cm" svg:y1="2.897cm" svg:x2="46.999cm" svg:y2="2.098cm">
                  <text:p/>
                </draw:line>
                <draw:line draw:style-name="gr1" draw:layer="layout" svg:x1="47.3cm" svg:y1="2.098cm" svg:x2="46.999cm" svg:y2="2.098cm">
                  <text:p/>
                </draw:line>
                <draw:line draw:style-name="gr1" draw:layer="layout" svg:x1="47.3cm" svg:y1="2.098cm" svg:x2="47.3cm" svg:y2="1.298cm">
                  <text:p/>
                </draw:line>
                <draw:line draw:style-name="gr1" draw:layer="layout" svg:x1="47.3cm" svg:y1="1.298cm" svg:x2="46.999cm" svg:y2="1.298cm">
                  <text:p/>
                </draw:line>
                <draw:line draw:style-name="gr1" draw:layer="layout" svg:x1="46.999cm" svg:y1="1.298cm" svg:x2="46.999cm" svg:y2="0.497cm">
                  <text:p/>
                </draw:line>
              </draw:g>
              <draw:line draw:style-name="gr1" draw:layer="layout" svg:x1="39.902cm" svg:y1="4.198cm" svg:x2="40.401cm" svg:y2="4.198cm">
                <text:p/>
              </draw:line>
              <draw:line draw:style-name="gr1" draw:layer="layout" svg:x1="40.401cm" svg:y1="4.198cm" svg:x2="40.401cm" svg:y2="4.499cm">
                <text:p/>
              </draw:line>
              <draw:line draw:style-name="gr1" draw:layer="layout" svg:x1="40.401cm" svg:y1="4.499cm" svg:x2="41.202cm" svg:y2="4.499cm">
                <text:p/>
              </draw:line>
              <draw:line draw:style-name="gr1" draw:layer="layout" svg:x1="41.202cm" svg:y1="4.198cm" svg:x2="41.202cm" svg:y2="4.499cm">
                <text:p/>
              </draw:line>
              <draw:line draw:style-name="gr1" draw:layer="layout" svg:x1="41.202cm" svg:y1="4.198cm" svg:x2="42.001cm" svg:y2="4.198cm">
                <text:p/>
              </draw:line>
              <draw:line draw:style-name="gr1" draw:layer="layout" svg:x1="42.001cm" svg:y1="4.198cm" svg:x2="42.001cm" svg:y2="4.499cm">
                <text:p/>
              </draw:line>
              <draw:line draw:style-name="gr1" draw:layer="layout" svg:x1="42.001cm" svg:y1="4.499cm" svg:x2="42.801cm" svg:y2="4.499cm">
                <text:p/>
              </draw:line>
              <draw:line draw:style-name="gr1" draw:layer="layout" svg:x1="42.801cm" svg:y1="4.198cm" svg:x2="42.801cm" svg:y2="4.499cm">
                <text:p/>
              </draw:line>
              <draw:line draw:style-name="gr1" draw:layer="layout" svg:x1="42.801cm" svg:y1="4.198cm" svg:x2="43.301cm" svg:y2="4.198cm">
                <text:p/>
              </draw:line>
              <draw:line draw:style-name="gr1" draw:layer="layout" svg:x1="39.902cm" svg:y1="0.799cm" svg:x2="40.401cm" svg:y2="0.799cm">
                <text:p/>
              </draw:line>
              <draw:line draw:style-name="gr1" draw:layer="layout" svg:x1="40.401cm" svg:y1="0.498cm" svg:x2="40.401cm" svg:y2="0.799cm">
                <text:p/>
              </draw:line>
              <draw:line draw:style-name="gr1" draw:layer="layout" svg:x1="40.401cm" svg:y1="0.498cm" svg:x2="41.202cm" svg:y2="0.498cm">
                <text:p/>
              </draw:line>
              <draw:line draw:style-name="gr1" draw:layer="layout" svg:x1="41.202cm" svg:y1="0.498cm" svg:x2="41.202cm" svg:y2="0.799cm">
                <text:p/>
              </draw:line>
              <draw:line draw:style-name="gr1" draw:layer="layout" svg:x1="41.202cm" svg:y1="0.799cm" svg:x2="42.001cm" svg:y2="0.799cm">
                <text:p/>
              </draw:line>
              <draw:line draw:style-name="gr1" draw:layer="layout" svg:x1="42.001cm" svg:y1="0.498cm" svg:x2="42.001cm" svg:y2="0.799cm">
                <text:p/>
              </draw:line>
              <draw:line draw:style-name="gr1" draw:layer="layout" svg:x1="42.001cm" svg:y1="0.498cm" svg:x2="42.801cm" svg:y2="0.498cm">
                <text:p/>
              </draw:line>
              <draw:line draw:style-name="gr1" draw:layer="layout" svg:x1="42.801cm" svg:y1="0.498cm" svg:x2="42.801cm" svg:y2="0.799cm">
                <text:p/>
              </draw:line>
              <draw:line draw:style-name="gr1" draw:layer="layout" svg:x1="42.801cm" svg:y1="0.799cm" svg:x2="43.301cm" svg:y2="0.799cm">
                <text:p/>
              </draw:line>
              <draw:line draw:style-name="gr1" draw:layer="layout" svg:x1="39.902cm" svg:y1="4.198cm" svg:x2="39.902cm" svg:y2="3.699cm">
                <text:p/>
              </draw:line>
              <draw:line draw:style-name="gr1" draw:layer="layout" svg:x1="39.902cm" svg:y1="3.699cm" svg:x2="39.601cm" svg:y2="3.699cm">
                <text:p/>
              </draw:line>
              <draw:line draw:style-name="gr1" draw:layer="layout" svg:x1="39.601cm" svg:y1="3.699cm" svg:x2="39.601cm" svg:y2="2.898cm">
                <text:p/>
              </draw:line>
              <draw:line draw:style-name="gr1" draw:layer="layout" svg:x1="39.902cm" svg:y1="2.898cm" svg:x2="39.601cm" svg:y2="2.898cm">
                <text:p/>
              </draw:line>
              <draw:line draw:style-name="gr1" draw:layer="layout" svg:x1="39.902cm" svg:y1="2.898cm" svg:x2="39.902cm" svg:y2="2.099cm">
                <text:p/>
              </draw:line>
              <draw:line draw:style-name="gr1" draw:layer="layout" svg:x1="39.902cm" svg:y1="2.099cm" svg:x2="39.601cm" svg:y2="2.099cm">
                <text:p/>
              </draw:line>
              <draw:line draw:style-name="gr1" draw:layer="layout" svg:x1="39.601cm" svg:y1="2.099cm" svg:x2="39.601cm" svg:y2="1.299cm">
                <text:p/>
              </draw:line>
              <draw:line draw:style-name="gr1" draw:layer="layout" svg:x1="39.902cm" svg:y1="1.299cm" svg:x2="39.601cm" svg:y2="1.299cm">
                <text:p/>
              </draw:line>
              <draw:line draw:style-name="gr1" draw:layer="layout" svg:x1="39.902cm" svg:y1="1.299cm" svg:x2="39.902cm" svg:y2="0.799cm">
                <text:p/>
              </draw:line>
              <draw:line draw:style-name="gr1" draw:layer="layout" svg:x1="43.301cm" svg:y1="4.198cm" svg:x2="43.301cm" svg:y2="3.699cm">
                <text:p/>
              </draw:line>
              <draw:line draw:style-name="gr1" draw:layer="layout" svg:x1="43.602cm" svg:y1="3.699cm" svg:x2="43.301cm" svg:y2="3.699cm">
                <text:p/>
              </draw:line>
              <draw:line draw:style-name="gr1" draw:layer="layout" svg:x1="43.602cm" svg:y1="3.699cm" svg:x2="43.602cm" svg:y2="2.898cm">
                <text:p/>
              </draw:line>
              <draw:line draw:style-name="gr1" draw:layer="layout" svg:x1="43.602cm" svg:y1="2.898cm" svg:x2="43.301cm" svg:y2="2.898cm">
                <text:p/>
              </draw:line>
              <draw:line draw:style-name="gr1" draw:layer="layout" svg:x1="43.301cm" svg:y1="2.898cm" svg:x2="43.301cm" svg:y2="2.099cm">
                <text:p/>
              </draw:line>
              <draw:line draw:style-name="gr1" draw:layer="layout" svg:x1="43.602cm" svg:y1="2.099cm" svg:x2="43.301cm" svg:y2="2.099cm">
                <text:p/>
              </draw:line>
              <draw:line draw:style-name="gr1" draw:layer="layout" svg:x1="43.602cm" svg:y1="2.099cm" svg:x2="43.602cm" svg:y2="1.299cm">
                <text:p/>
              </draw:line>
              <draw:line draw:style-name="gr1" draw:layer="layout" svg:x1="43.602cm" svg:y1="1.299cm" svg:x2="43.301cm" svg:y2="1.299cm">
                <text:p/>
              </draw:line>
              <draw:line draw:style-name="gr1" draw:layer="layout" svg:x1="43.301cm" svg:y1="1.299cm" svg:x2="43.301cm" svg:y2="0.799cm">
                <text:p/>
              </draw:line>
              <draw:path draw:style-name="gr82" draw:text-style-name="P1" draw:layer="layout" svg:width="2.399cm" svg:height="2.559cm" svg:x="40.401cm" svg:y="1.239cm" svg:viewBox="0 0 2400 2560" svg:d="M1188 0c-587 0-1076 417-1188 970h489c100-286 372-491 692-491 406 0 734 329 734 734s-328 734-734 734c-320 0-593-205-693-492h-42-446c0 0 0 90 0 608s446 497 446 497v-390c205 159 462 254 742 254 669 0 1212-543 1212-1212s-543-1212-1212-1212z">
                <text:p/>
              </draw:path>
            </draw:g>
            <draw:g>
              <draw:g>
                <draw:line draw:style-name="gr1" draw:layer="layout" svg:x1="47.3cm" svg:y1="8.502cm" svg:x2="48.099cm" svg:y2="8.502cm">
                  <text:p/>
                </draw:line>
                <draw:line draw:style-name="gr1" draw:layer="layout" svg:x1="48.099cm" svg:y1="8.201cm" svg:x2="48.099cm" svg:y2="8.502cm">
                  <text:p/>
                </draw:line>
                <draw:line draw:style-name="gr1" draw:layer="layout" svg:x1="48.099cm" svg:y1="8.201cm" svg:x2="48.9cm" svg:y2="8.201cm">
                  <text:p/>
                </draw:line>
                <draw:line draw:style-name="gr1" draw:layer="layout" svg:x1="48.9cm" svg:y1="8.201cm" svg:x2="48.9cm" svg:y2="8.502cm">
                  <text:p/>
                </draw:line>
                <draw:line draw:style-name="gr1" draw:layer="layout" svg:x1="48.9cm" svg:y1="8.502cm" svg:x2="49.699cm" svg:y2="8.502cm">
                  <text:p/>
                </draw:line>
                <draw:line draw:style-name="gr1" draw:layer="layout" svg:x1="49.699cm" svg:y1="8.201cm" svg:x2="49.699cm" svg:y2="8.502cm">
                  <text:p/>
                </draw:line>
                <draw:line draw:style-name="gr1" draw:layer="layout" svg:x1="49.699cm" svg:y1="8.201cm" svg:x2="50.499cm" svg:y2="8.201cm">
                  <text:p/>
                </draw:line>
                <draw:line draw:style-name="gr1" draw:layer="layout" svg:x1="50.499cm" svg:y1="8.201cm" svg:x2="50.499cm" svg:y2="8.502cm">
                  <text:p/>
                </draw:line>
                <draw:line draw:style-name="gr1" draw:layer="layout" svg:x1="50.499cm" svg:y1="8.502cm" svg:x2="50.999cm" svg:y2="8.502cm">
                  <text:p/>
                </draw:line>
                <draw:line draw:style-name="gr1" draw:layer="layout" svg:x1="47.3cm" svg:y1="4.501cm" svg:x2="48.099cm" svg:y2="4.501cm">
                  <text:p/>
                </draw:line>
                <draw:line draw:style-name="gr1" draw:layer="layout" svg:x1="48.099cm" svg:y1="4.501cm" svg:x2="48.099cm" svg:y2="4.802cm">
                  <text:p/>
                </draw:line>
                <draw:line draw:style-name="gr1" draw:layer="layout" svg:x1="48.099cm" svg:y1="4.802cm" svg:x2="48.9cm" svg:y2="4.802cm">
                  <text:p/>
                </draw:line>
                <draw:line draw:style-name="gr1" draw:layer="layout" svg:x1="48.9cm" svg:y1="4.501cm" svg:x2="48.9cm" svg:y2="4.802cm">
                  <text:p/>
                </draw:line>
                <draw:line draw:style-name="gr1" draw:layer="layout" svg:x1="48.9cm" svg:y1="4.501cm" svg:x2="49.699cm" svg:y2="4.501cm">
                  <text:p/>
                </draw:line>
                <draw:line draw:style-name="gr1" draw:layer="layout" svg:x1="49.699cm" svg:y1="4.501cm" svg:x2="49.699cm" svg:y2="4.802cm">
                  <text:p/>
                </draw:line>
                <draw:line draw:style-name="gr1" draw:layer="layout" svg:x1="49.699cm" svg:y1="4.802cm" svg:x2="50.499cm" svg:y2="4.802cm">
                  <text:p/>
                </draw:line>
                <draw:line draw:style-name="gr1" draw:layer="layout" svg:x1="50.499cm" svg:y1="4.501cm" svg:x2="50.499cm" svg:y2="4.802cm">
                  <text:p/>
                </draw:line>
                <draw:line draw:style-name="gr1" draw:layer="layout" svg:x1="50.499cm" svg:y1="4.501cm" svg:x2="50.999cm" svg:y2="4.501cm">
                  <text:p/>
                </draw:line>
                <draw:line draw:style-name="gr1" draw:layer="layout" svg:x1="47.3cm" svg:y1="8.502cm" svg:x2="47.3cm" svg:y2="7.702cm">
                  <text:p/>
                </draw:line>
                <draw:line draw:style-name="gr1" draw:layer="layout" svg:x1="47.599cm" svg:y1="7.702cm" svg:x2="47.3cm" svg:y2="7.702cm">
                  <text:p/>
                </draw:line>
                <draw:line draw:style-name="gr1" draw:layer="layout" svg:x1="47.599cm" svg:y1="7.702cm" svg:x2="47.599cm" svg:y2="6.901cm">
                  <text:p/>
                </draw:line>
                <draw:line draw:style-name="gr1" draw:layer="layout" svg:x1="47.599cm" svg:y1="6.901cm" svg:x2="47.3cm" svg:y2="6.901cm">
                  <text:p/>
                </draw:line>
                <draw:line draw:style-name="gr1" draw:layer="layout" svg:x1="47.3cm" svg:y1="6.901cm" svg:x2="47.3cm" svg:y2="6.102cm">
                  <text:p/>
                </draw:line>
                <draw:line draw:style-name="gr1" draw:layer="layout" svg:x1="47.599cm" svg:y1="6.102cm" svg:x2="47.3cm" svg:y2="6.102cm">
                  <text:p/>
                </draw:line>
                <draw:line draw:style-name="gr1" draw:layer="layout" svg:x1="47.599cm" svg:y1="6.102cm" svg:x2="47.599cm" svg:y2="5.302cm">
                  <text:p/>
                </draw:line>
                <draw:line draw:style-name="gr1" draw:layer="layout" svg:x1="47.599cm" svg:y1="5.302cm" svg:x2="47.3cm" svg:y2="5.302cm">
                  <text:p/>
                </draw:line>
                <draw:line draw:style-name="gr1" draw:layer="layout" svg:x1="47.3cm" svg:y1="5.302cm" svg:x2="47.3cm" svg:y2="4.501cm">
                  <text:p/>
                </draw:line>
                <draw:line draw:style-name="gr1" draw:layer="layout" svg:x1="50.999cm" svg:y1="8.502cm" svg:x2="50.999cm" svg:y2="7.702cm">
                  <text:p/>
                </draw:line>
                <draw:line draw:style-name="gr1" draw:layer="layout" svg:x1="51.3cm" svg:y1="7.702cm" svg:x2="50.999cm" svg:y2="7.702cm">
                  <text:p/>
                </draw:line>
                <draw:line draw:style-name="gr1" draw:layer="layout" svg:x1="51.3cm" svg:y1="7.702cm" svg:x2="51.3cm" svg:y2="6.901cm">
                  <text:p/>
                </draw:line>
                <draw:line draw:style-name="gr1" draw:layer="layout" svg:x1="51.3cm" svg:y1="6.901cm" svg:x2="50.999cm" svg:y2="6.901cm">
                  <text:p/>
                </draw:line>
                <draw:line draw:style-name="gr1" draw:layer="layout" svg:x1="50.999cm" svg:y1="6.901cm" svg:x2="50.999cm" svg:y2="6.102cm">
                  <text:p/>
                </draw:line>
                <draw:line draw:style-name="gr1" draw:layer="layout" svg:x1="51.3cm" svg:y1="6.102cm" svg:x2="50.999cm" svg:y2="6.102cm">
                  <text:p/>
                </draw:line>
                <draw:line draw:style-name="gr1" draw:layer="layout" svg:x1="51.3cm" svg:y1="6.102cm" svg:x2="51.3cm" svg:y2="5.302cm">
                  <text:p/>
                </draw:line>
                <draw:line draw:style-name="gr1" draw:layer="layout" svg:x1="51.3cm" svg:y1="5.302cm" svg:x2="50.999cm" svg:y2="5.302cm">
                  <text:p/>
                </draw:line>
                <draw:line draw:style-name="gr1" draw:layer="layout" svg:x1="50.999cm" svg:y1="5.302cm" svg:x2="50.999cm" svg:y2="4.501cm">
                  <text:p/>
                </draw:line>
              </draw:g>
              <draw:line draw:style-name="gr1" draw:layer="layout" svg:x1="47.601cm" svg:y1="4.2cm" svg:x2="48.1cm" svg:y2="4.2cm">
                <text:p/>
              </draw:line>
              <draw:line draw:style-name="gr1" draw:layer="layout" svg:x1="48.1cm" svg:y1="4.2cm" svg:x2="48.1cm" svg:y2="4.501cm">
                <text:p/>
              </draw:line>
              <draw:line draw:style-name="gr1" draw:layer="layout" svg:x1="48.1cm" svg:y1="4.501cm" svg:x2="48.901cm" svg:y2="4.501cm">
                <text:p/>
              </draw:line>
              <draw:line draw:style-name="gr1" draw:layer="layout" svg:x1="48.901cm" svg:y1="4.2cm" svg:x2="48.901cm" svg:y2="4.501cm">
                <text:p/>
              </draw:line>
              <draw:line draw:style-name="gr1" draw:layer="layout" svg:x1="48.901cm" svg:y1="4.2cm" svg:x2="49.7cm" svg:y2="4.2cm">
                <text:p/>
              </draw:line>
              <draw:line draw:style-name="gr1" draw:layer="layout" svg:x1="49.7cm" svg:y1="4.2cm" svg:x2="49.7cm" svg:y2="4.501cm">
                <text:p/>
              </draw:line>
              <draw:line draw:style-name="gr1" draw:layer="layout" svg:x1="49.7cm" svg:y1="4.501cm" svg:x2="50.5cm" svg:y2="4.501cm">
                <text:p/>
              </draw:line>
              <draw:line draw:style-name="gr1" draw:layer="layout" svg:x1="50.5cm" svg:y1="4.2cm" svg:x2="50.5cm" svg:y2="4.501cm">
                <text:p/>
              </draw:line>
              <draw:line draw:style-name="gr1" draw:layer="layout" svg:x1="50.5cm" svg:y1="4.2cm" svg:x2="51cm" svg:y2="4.2cm">
                <text:p/>
              </draw:line>
              <draw:line draw:style-name="gr1" draw:layer="layout" svg:x1="47.601cm" svg:y1="0.801cm" svg:x2="48.1cm" svg:y2="0.801cm">
                <text:p/>
              </draw:line>
              <draw:line draw:style-name="gr1" draw:layer="layout" svg:x1="48.1cm" svg:y1="0.5cm" svg:x2="48.1cm" svg:y2="0.801cm">
                <text:p/>
              </draw:line>
              <draw:line draw:style-name="gr1" draw:layer="layout" svg:x1="48.1cm" svg:y1="0.5cm" svg:x2="48.901cm" svg:y2="0.5cm">
                <text:p/>
              </draw:line>
              <draw:line draw:style-name="gr1" draw:layer="layout" svg:x1="48.901cm" svg:y1="0.5cm" svg:x2="48.901cm" svg:y2="0.801cm">
                <text:p/>
              </draw:line>
              <draw:line draw:style-name="gr1" draw:layer="layout" svg:x1="48.901cm" svg:y1="0.801cm" svg:x2="49.7cm" svg:y2="0.801cm">
                <text:p/>
              </draw:line>
              <draw:line draw:style-name="gr1" draw:layer="layout" svg:x1="49.7cm" svg:y1="0.5cm" svg:x2="49.7cm" svg:y2="0.801cm">
                <text:p/>
              </draw:line>
              <draw:line draw:style-name="gr1" draw:layer="layout" svg:x1="49.7cm" svg:y1="0.5cm" svg:x2="50.5cm" svg:y2="0.5cm">
                <text:p/>
              </draw:line>
              <draw:line draw:style-name="gr1" draw:layer="layout" svg:x1="50.5cm" svg:y1="0.5cm" svg:x2="50.5cm" svg:y2="0.801cm">
                <text:p/>
              </draw:line>
              <draw:line draw:style-name="gr1" draw:layer="layout" svg:x1="50.5cm" svg:y1="0.801cm" svg:x2="51cm" svg:y2="0.801cm">
                <text:p/>
              </draw:line>
              <draw:line draw:style-name="gr1" draw:layer="layout" svg:x1="47.601cm" svg:y1="4.2cm" svg:x2="47.601cm" svg:y2="3.701cm">
                <text:p/>
              </draw:line>
              <draw:line draw:style-name="gr1" draw:layer="layout" svg:x1="47.601cm" svg:y1="3.701cm" svg:x2="47.3cm" svg:y2="3.701cm">
                <text:p/>
              </draw:line>
              <draw:line draw:style-name="gr1" draw:layer="layout" svg:x1="47.3cm" svg:y1="3.701cm" svg:x2="47.3cm" svg:y2="2.9cm">
                <text:p/>
              </draw:line>
              <draw:line draw:style-name="gr1" draw:layer="layout" svg:x1="47.601cm" svg:y1="2.9cm" svg:x2="47.3cm" svg:y2="2.9cm">
                <text:p/>
              </draw:line>
              <draw:line draw:style-name="gr1" draw:layer="layout" svg:x1="47.601cm" svg:y1="2.9cm" svg:x2="47.601cm" svg:y2="2.101cm">
                <text:p/>
              </draw:line>
              <draw:line draw:style-name="gr1" draw:layer="layout" svg:x1="47.601cm" svg:y1="2.101cm" svg:x2="47.3cm" svg:y2="2.101cm">
                <text:p/>
              </draw:line>
              <draw:line draw:style-name="gr1" draw:layer="layout" svg:x1="47.3cm" svg:y1="2.101cm" svg:x2="47.3cm" svg:y2="1.301cm">
                <text:p/>
              </draw:line>
              <draw:line draw:style-name="gr1" draw:layer="layout" svg:x1="47.601cm" svg:y1="1.301cm" svg:x2="47.3cm" svg:y2="1.301cm">
                <text:p/>
              </draw:line>
              <draw:line draw:style-name="gr1" draw:layer="layout" svg:x1="47.601cm" svg:y1="1.301cm" svg:x2="47.601cm" svg:y2="0.801cm">
                <text:p/>
              </draw:line>
              <draw:line draw:style-name="gr1" draw:layer="layout" svg:x1="51cm" svg:y1="4.2cm" svg:x2="51cm" svg:y2="3.701cm">
                <text:p/>
              </draw:line>
              <draw:line draw:style-name="gr1" draw:layer="layout" svg:x1="51.301cm" svg:y1="3.701cm" svg:x2="51cm" svg:y2="3.701cm">
                <text:p/>
              </draw:line>
              <draw:line draw:style-name="gr1" draw:layer="layout" svg:x1="51.301cm" svg:y1="3.701cm" svg:x2="51.301cm" svg:y2="2.9cm">
                <text:p/>
              </draw:line>
              <draw:line draw:style-name="gr1" draw:layer="layout" svg:x1="51.301cm" svg:y1="2.9cm" svg:x2="51cm" svg:y2="2.9cm">
                <text:p/>
              </draw:line>
              <draw:line draw:style-name="gr1" draw:layer="layout" svg:x1="51cm" svg:y1="2.9cm" svg:x2="51cm" svg:y2="2.101cm">
                <text:p/>
              </draw:line>
              <draw:line draw:style-name="gr1" draw:layer="layout" svg:x1="51.301cm" svg:y1="2.101cm" svg:x2="51cm" svg:y2="2.101cm">
                <text:p/>
              </draw:line>
              <draw:line draw:style-name="gr1" draw:layer="layout" svg:x1="51.301cm" svg:y1="2.101cm" svg:x2="51.301cm" svg:y2="1.301cm">
                <text:p/>
              </draw:line>
              <draw:line draw:style-name="gr1" draw:layer="layout" svg:x1="51.301cm" svg:y1="1.301cm" svg:x2="51cm" svg:y2="1.301cm">
                <text:p/>
              </draw:line>
              <draw:line draw:style-name="gr1" draw:layer="layout" svg:x1="51cm" svg:y1="1.301cm" svg:x2="51cm" svg:y2="0.801cm">
                <text:p/>
              </draw:line>
              <draw:g>
                <draw:path draw:style-name="gr83" draw:text-style-name="P1" draw:layer="layout" svg:width="0.726cm" svg:height="0.641cm" svg:x="47.8cm" svg:y="5.691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84" draw:text-style-name="P1" draw:layer="layout" svg:width="0.698cm" svg:height="0.62cm" svg:x="48.672cm" svg:y="5.702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85" draw:text-style-name="P1" draw:layer="layout" svg:width="0.316cm" svg:height="0.157cm" svg:x="48.829cm" svg:y="5.806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86" draw:text-style-name="P1" draw:layer="layout" svg:width="0.591cm" svg:height="0.62cm" svg:x="49.456cm" svg:y="5.702cm" svg:viewBox="0 0 592 621" draw:points="0,621 0,0 576,0 576,105 157,105 157,243 547,243 547,347 157,347 157,516 592,516 592,621">
                  <text:p/>
                </draw:polygon>
                <draw:polygon draw:style-name="gr87" draw:text-style-name="P1" draw:layer="layout" svg:width="0.616cm" svg:height="0.62cm" svg:x="50.183cm" svg:y="5.702cm" svg:viewBox="0 0 617 621" draw:points="0,621 0,0 153,0 471,415 471,0 617,0 617,621 459,621 146,216 146,621">
                  <text:p/>
                </draw:polygon>
                <draw:path draw:style-name="gr88" draw:text-style-name="P1" draw:layer="layout" svg:width="0.753cm" svg:height="0.641cm" svg:x="47.828cm" svg:y="6.659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89" draw:text-style-name="P1" draw:layer="layout" svg:width="0.65cm" svg:height="0.62cm" svg:x="48.705cm" svg:y="6.67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90" draw:text-style-name="P1" draw:layer="layout" svg:width="0.546cm" svg:height="0.615cm" svg:x="49.493cm" svg:y="6.674cm" svg:viewBox="0 0 547 616" draw:points="0,616 0,0 157,0 157,511 547,511 547,616">
                  <text:p/>
                </draw:polygon>
                <draw:polygon draw:style-name="gr91" draw:text-style-name="P1" draw:layer="layout" svg:width="0.591cm" svg:height="0.62cm" svg:x="50.153cm" svg:y="6.67cm" svg:viewBox="0 0 592 621" draw:points="0,621 0,0 576,0 576,105 157,105 157,243 547,243 547,347 157,347 157,516 592,516 592,621">
                  <text:p/>
                </draw:polygon>
                <draw:line draw:style-name="gr11" draw:text-style-name="P2" draw:layer="layout" svg:x1="48.83cm" svg:y1="5.807cm" svg:x2="48.83cm" svg:y2="5.965cm">
                  <text:p/>
                </draw:line>
                <draw:line draw:style-name="gr11" draw:text-style-name="P2" draw:layer="layout" svg:x1="48.672cm" svg:y1="6.323cm" svg:x2="48.829cm" svg:y2="6.323cm">
                  <text:p/>
                </draw:line>
                <draw:line draw:style-name="gr11" draw:text-style-name="P2" draw:layer="layout" svg:x1="48.189cm" svg:y1="6.095cm" svg:x2="48.369cm" svg:y2="6.095cm">
                  <text:p/>
                </draw:line>
                <draw:line draw:style-name="gr11" draw:text-style-name="P2" draw:layer="layout" svg:x1="48.706cm" svg:y1="6.662cm" svg:x2="48.706cm" svg:y2="7.292cm">
                  <text:p/>
                </draw:line>
                <draw:line draw:style-name="gr11" draw:text-style-name="P2" draw:layer="layout" svg:x1="48.862cm" svg:y1="6.772cm" svg:x2="48.952cm" svg:y2="6.772cm">
                  <text:p/>
                </draw:line>
                <draw:line draw:style-name="gr11" draw:text-style-name="P2" draw:layer="layout" svg:x1="48.862cm" svg:y1="6.772cm" svg:x2="48.952cm" svg:y2="6.772cm">
                  <text:p/>
                </draw:line>
                <draw:line draw:style-name="gr11" draw:text-style-name="P2" draw:layer="layout" svg:x1="48.862cm" svg:y1="7.021cm" svg:x2="48.997cm" svg:y2="7.021cm">
                  <text:p/>
                </draw:line>
              </draw:g>
              <draw:path draw:style-name="gr92" draw:text-style-name="P1" draw:layer="layout" svg:width="2.399cm" svg:height="2.559cm" svg:x="48.1cm" svg:y="1.241cm" svg:viewBox="0 0 2400 2560" svg:d="M1188 0c-587 0-1076 417-1188 970h489c100-286 372-491 692-491 406 0 734 329 734 734s-328 734-734 734c-320 0-593-205-693-492h-42-446c0 0 0 90 0 608s446 497 446 497v-390c205 159 462 254 742 254 669 0 1212-543 1212-1212s-543-1212-1212-1212z">
                <text:p/>
              </draw:path>
              <draw:g>
                <draw:line draw:style-name="gr1" draw:layer="layout" svg:x1="51cm" svg:y1="8.502cm" svg:x2="51.799cm" svg:y2="8.502cm">
                  <text:p/>
                </draw:line>
                <draw:line draw:style-name="gr1" draw:layer="layout" svg:x1="51.799cm" svg:y1="8.201cm" svg:x2="51.799cm" svg:y2="8.502cm">
                  <text:p/>
                </draw:line>
                <draw:line draw:style-name="gr1" draw:layer="layout" svg:x1="51.799cm" svg:y1="8.201cm" svg:x2="52.6cm" svg:y2="8.201cm">
                  <text:p/>
                </draw:line>
                <draw:line draw:style-name="gr1" draw:layer="layout" svg:x1="52.6cm" svg:y1="8.201cm" svg:x2="52.6cm" svg:y2="8.502cm">
                  <text:p/>
                </draw:line>
                <draw:line draw:style-name="gr1" draw:layer="layout" svg:x1="52.6cm" svg:y1="8.502cm" svg:x2="53.399cm" svg:y2="8.502cm">
                  <text:p/>
                </draw:line>
                <draw:line draw:style-name="gr1" draw:layer="layout" svg:x1="53.399cm" svg:y1="8.201cm" svg:x2="53.399cm" svg:y2="8.502cm">
                  <text:p/>
                </draw:line>
                <draw:line draw:style-name="gr1" draw:layer="layout" svg:x1="53.399cm" svg:y1="8.201cm" svg:x2="54.199cm" svg:y2="8.201cm">
                  <text:p/>
                </draw:line>
                <draw:line draw:style-name="gr1" draw:layer="layout" svg:x1="54.199cm" svg:y1="8.201cm" svg:x2="54.199cm" svg:y2="8.502cm">
                  <text:p/>
                </draw:line>
                <draw:line draw:style-name="gr1" draw:layer="layout" svg:x1="54.199cm" svg:y1="8.502cm" svg:x2="54.699cm" svg:y2="8.502cm">
                  <text:p/>
                </draw:line>
                <draw:line draw:style-name="gr1" draw:layer="layout" svg:x1="51cm" svg:y1="4.501cm" svg:x2="51.799cm" svg:y2="4.501cm">
                  <text:p/>
                </draw:line>
                <draw:line draw:style-name="gr1" draw:layer="layout" svg:x1="51.799cm" svg:y1="4.501cm" svg:x2="51.799cm" svg:y2="4.802cm">
                  <text:p/>
                </draw:line>
                <draw:line draw:style-name="gr1" draw:layer="layout" svg:x1="51.799cm" svg:y1="4.802cm" svg:x2="52.6cm" svg:y2="4.802cm">
                  <text:p/>
                </draw:line>
                <draw:line draw:style-name="gr1" draw:layer="layout" svg:x1="52.6cm" svg:y1="4.501cm" svg:x2="52.6cm" svg:y2="4.802cm">
                  <text:p/>
                </draw:line>
                <draw:line draw:style-name="gr1" draw:layer="layout" svg:x1="52.6cm" svg:y1="4.501cm" svg:x2="53.399cm" svg:y2="4.501cm">
                  <text:p/>
                </draw:line>
                <draw:line draw:style-name="gr1" draw:layer="layout" svg:x1="53.399cm" svg:y1="4.501cm" svg:x2="53.399cm" svg:y2="4.802cm">
                  <text:p/>
                </draw:line>
                <draw:line draw:style-name="gr1" draw:layer="layout" svg:x1="53.399cm" svg:y1="4.802cm" svg:x2="54.199cm" svg:y2="4.802cm">
                  <text:p/>
                </draw:line>
                <draw:line draw:style-name="gr1" draw:layer="layout" svg:x1="54.199cm" svg:y1="4.501cm" svg:x2="54.199cm" svg:y2="4.802cm">
                  <text:p/>
                </draw:line>
                <draw:line draw:style-name="gr1" draw:layer="layout" svg:x1="54.199cm" svg:y1="4.501cm" svg:x2="54.699cm" svg:y2="4.501cm">
                  <text:p/>
                </draw:line>
                <draw:line draw:style-name="gr1" draw:layer="layout" svg:x1="54.699cm" svg:y1="8.502cm" svg:x2="54.699cm" svg:y2="7.702cm">
                  <text:p/>
                </draw:line>
                <draw:line draw:style-name="gr1" draw:layer="layout" svg:x1="55cm" svg:y1="7.702cm" svg:x2="54.699cm" svg:y2="7.702cm">
                  <text:p/>
                </draw:line>
                <draw:line draw:style-name="gr1" draw:layer="layout" svg:x1="55cm" svg:y1="7.702cm" svg:x2="55cm" svg:y2="6.901cm">
                  <text:p/>
                </draw:line>
                <draw:line draw:style-name="gr1" draw:layer="layout" svg:x1="55cm" svg:y1="6.901cm" svg:x2="54.699cm" svg:y2="6.901cm">
                  <text:p/>
                </draw:line>
                <draw:line draw:style-name="gr1" draw:layer="layout" svg:x1="54.699cm" svg:y1="6.901cm" svg:x2="54.699cm" svg:y2="6.102cm">
                  <text:p/>
                </draw:line>
                <draw:line draw:style-name="gr1" draw:layer="layout" svg:x1="55cm" svg:y1="6.102cm" svg:x2="54.699cm" svg:y2="6.102cm">
                  <text:p/>
                </draw:line>
                <draw:line draw:style-name="gr1" draw:layer="layout" svg:x1="55cm" svg:y1="6.102cm" svg:x2="55cm" svg:y2="5.302cm">
                  <text:p/>
                </draw:line>
                <draw:line draw:style-name="gr1" draw:layer="layout" svg:x1="55cm" svg:y1="5.302cm" svg:x2="54.699cm" svg:y2="5.302cm">
                  <text:p/>
                </draw:line>
                <draw:line draw:style-name="gr1" draw:layer="layout" svg:x1="54.699cm" svg:y1="5.302cm" svg:x2="54.699cm" svg:y2="4.501cm">
                  <text:p/>
                </draw:line>
              </draw:g>
              <draw:g>
                <draw:line draw:style-name="gr1" draw:layer="layout" svg:x1="54.7cm" svg:y1="8.501cm" svg:x2="55.499cm" svg:y2="8.501cm">
                  <text:p/>
                </draw:line>
                <draw:line draw:style-name="gr1" draw:layer="layout" svg:x1="55.499cm" svg:y1="8.2cm" svg:x2="55.499cm" svg:y2="8.501cm">
                  <text:p/>
                </draw:line>
                <draw:line draw:style-name="gr1" draw:layer="layout" svg:x1="55.499cm" svg:y1="8.2cm" svg:x2="56.3cm" svg:y2="8.2cm">
                  <text:p/>
                </draw:line>
                <draw:line draw:style-name="gr1" draw:layer="layout" svg:x1="56.3cm" svg:y1="8.2cm" svg:x2="56.3cm" svg:y2="8.501cm">
                  <text:p/>
                </draw:line>
                <draw:line draw:style-name="gr1" draw:layer="layout" svg:x1="56.3cm" svg:y1="8.501cm" svg:x2="57.099cm" svg:y2="8.501cm">
                  <text:p/>
                </draw:line>
                <draw:line draw:style-name="gr1" draw:layer="layout" svg:x1="57.099cm" svg:y1="8.2cm" svg:x2="57.099cm" svg:y2="8.501cm">
                  <text:p/>
                </draw:line>
                <draw:line draw:style-name="gr1" draw:layer="layout" svg:x1="57.099cm" svg:y1="8.2cm" svg:x2="57.899cm" svg:y2="8.2cm">
                  <text:p/>
                </draw:line>
                <draw:line draw:style-name="gr1" draw:layer="layout" svg:x1="57.899cm" svg:y1="8.2cm" svg:x2="57.899cm" svg:y2="8.501cm">
                  <text:p/>
                </draw:line>
                <draw:line draw:style-name="gr1" draw:layer="layout" svg:x1="57.899cm" svg:y1="8.501cm" svg:x2="58.399cm" svg:y2="8.501cm">
                  <text:p/>
                </draw:line>
                <draw:line draw:style-name="gr1" draw:layer="layout" svg:x1="54.7cm" svg:y1="4.5cm" svg:x2="55.499cm" svg:y2="4.5cm">
                  <text:p/>
                </draw:line>
                <draw:line draw:style-name="gr1" draw:layer="layout" svg:x1="55.499cm" svg:y1="4.5cm" svg:x2="55.499cm" svg:y2="4.801cm">
                  <text:p/>
                </draw:line>
                <draw:line draw:style-name="gr1" draw:layer="layout" svg:x1="55.499cm" svg:y1="4.801cm" svg:x2="56.3cm" svg:y2="4.801cm">
                  <text:p/>
                </draw:line>
                <draw:line draw:style-name="gr1" draw:layer="layout" svg:x1="56.3cm" svg:y1="4.5cm" svg:x2="56.3cm" svg:y2="4.801cm">
                  <text:p/>
                </draw:line>
                <draw:line draw:style-name="gr1" draw:layer="layout" svg:x1="56.3cm" svg:y1="4.5cm" svg:x2="57.099cm" svg:y2="4.5cm">
                  <text:p/>
                </draw:line>
                <draw:line draw:style-name="gr1" draw:layer="layout" svg:x1="57.099cm" svg:y1="4.5cm" svg:x2="57.099cm" svg:y2="4.801cm">
                  <text:p/>
                </draw:line>
                <draw:line draw:style-name="gr1" draw:layer="layout" svg:x1="57.099cm" svg:y1="4.801cm" svg:x2="57.899cm" svg:y2="4.801cm">
                  <text:p/>
                </draw:line>
                <draw:line draw:style-name="gr1" draw:layer="layout" svg:x1="57.899cm" svg:y1="4.5cm" svg:x2="57.899cm" svg:y2="4.801cm">
                  <text:p/>
                </draw:line>
                <draw:line draw:style-name="gr1" draw:layer="layout" svg:x1="57.899cm" svg:y1="4.5cm" svg:x2="58.399cm" svg:y2="4.5cm">
                  <text:p/>
                </draw:line>
                <draw:line draw:style-name="gr1" draw:layer="layout" svg:x1="58.399cm" svg:y1="8.501cm" svg:x2="58.399cm" svg:y2="7.701cm">
                  <text:p/>
                </draw:line>
                <draw:line draw:style-name="gr1" draw:layer="layout" svg:x1="58.7cm" svg:y1="7.701cm" svg:x2="58.399cm" svg:y2="7.701cm">
                  <text:p/>
                </draw:line>
                <draw:line draw:style-name="gr1" draw:layer="layout" svg:x1="58.7cm" svg:y1="7.701cm" svg:x2="58.7cm" svg:y2="6.9cm">
                  <text:p/>
                </draw:line>
                <draw:line draw:style-name="gr1" draw:layer="layout" svg:x1="58.7cm" svg:y1="6.9cm" svg:x2="58.399cm" svg:y2="6.9cm">
                  <text:p/>
                </draw:line>
                <draw:line draw:style-name="gr1" draw:layer="layout" svg:x1="58.399cm" svg:y1="6.9cm" svg:x2="58.399cm" svg:y2="6.101cm">
                  <text:p/>
                </draw:line>
                <draw:line draw:style-name="gr1" draw:layer="layout" svg:x1="58.7cm" svg:y1="6.101cm" svg:x2="58.399cm" svg:y2="6.101cm">
                  <text:p/>
                </draw:line>
                <draw:line draw:style-name="gr1" draw:layer="layout" svg:x1="58.7cm" svg:y1="6.101cm" svg:x2="58.7cm" svg:y2="5.301cm">
                  <text:p/>
                </draw:line>
                <draw:line draw:style-name="gr1" draw:layer="layout" svg:x1="58.7cm" svg:y1="5.301cm" svg:x2="58.399cm" svg:y2="5.301cm">
                  <text:p/>
                </draw:line>
                <draw:line draw:style-name="gr1" draw:layer="layout" svg:x1="58.399cm" svg:y1="5.301cm" svg:x2="58.399cm" svg:y2="4.5cm">
                  <text:p/>
                </draw:line>
              </draw:g>
              <draw:g>
                <draw:path draw:style-name="gr93" draw:text-style-name="P1" draw:layer="layout" svg:width="0.726cm" svg:height="0.641cm" svg:x="55.2cm" svg:y="5.701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94" draw:text-style-name="P1" draw:layer="layout" svg:width="0.698cm" svg:height="0.62cm" svg:x="56.072cm" svg:y="5.712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95" draw:text-style-name="P1" draw:layer="layout" svg:width="0.316cm" svg:height="0.157cm" svg:x="56.229cm" svg:y="5.816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96" draw:text-style-name="P1" draw:layer="layout" svg:width="0.591cm" svg:height="0.62cm" svg:x="56.856cm" svg:y="5.712cm" svg:viewBox="0 0 592 621" draw:points="0,621 0,0 576,0 576,105 157,105 157,243 547,243 547,347 157,347 157,516 592,516 592,621">
                  <text:p/>
                </draw:polygon>
                <draw:polygon draw:style-name="gr97" draw:text-style-name="P1" draw:layer="layout" svg:width="0.616cm" svg:height="0.62cm" svg:x="57.583cm" svg:y="5.712cm" svg:viewBox="0 0 617 621" draw:points="0,621 0,0 153,0 471,415 471,0 617,0 617,621 459,621 146,216 146,621">
                  <text:p/>
                </draw:polygon>
                <draw:path draw:style-name="gr98" draw:text-style-name="P1" draw:layer="layout" svg:width="0.753cm" svg:height="0.641cm" svg:x="55.228cm" svg:y="6.669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99" draw:text-style-name="P1" draw:layer="layout" svg:width="0.65cm" svg:height="0.62cm" svg:x="56.105cm" svg:y="6.68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100" draw:text-style-name="P1" draw:layer="layout" svg:width="0.546cm" svg:height="0.615cm" svg:x="56.893cm" svg:y="6.684cm" svg:viewBox="0 0 547 616" draw:points="0,616 0,0 157,0 157,511 547,511 547,616">
                  <text:p/>
                </draw:polygon>
                <draw:polygon draw:style-name="gr101" draw:text-style-name="P1" draw:layer="layout" svg:width="0.591cm" svg:height="0.62cm" svg:x="57.553cm" svg:y="6.68cm" svg:viewBox="0 0 592 621" draw:points="0,621 0,0 576,0 576,105 157,105 157,243 547,243 547,347 157,347 157,516 592,516 592,621">
                  <text:p/>
                </draw:polygon>
                <draw:line draw:style-name="gr11" draw:text-style-name="P2" draw:layer="layout" svg:x1="56.23cm" svg:y1="5.817cm" svg:x2="56.23cm" svg:y2="5.975cm">
                  <text:p/>
                </draw:line>
                <draw:line draw:style-name="gr11" draw:text-style-name="P2" draw:layer="layout" svg:x1="56.072cm" svg:y1="6.333cm" svg:x2="56.229cm" svg:y2="6.333cm">
                  <text:p/>
                </draw:line>
                <draw:line draw:style-name="gr11" draw:text-style-name="P2" draw:layer="layout" svg:x1="55.589cm" svg:y1="6.105cm" svg:x2="55.769cm" svg:y2="6.105cm">
                  <text:p/>
                </draw:line>
                <draw:line draw:style-name="gr11" draw:text-style-name="P2" draw:layer="layout" svg:x1="56.106cm" svg:y1="6.672cm" svg:x2="56.106cm" svg:y2="7.302cm">
                  <text:p/>
                </draw:line>
                <draw:line draw:style-name="gr11" draw:text-style-name="P2" draw:layer="layout" svg:x1="56.262cm" svg:y1="6.782cm" svg:x2="56.352cm" svg:y2="6.782cm">
                  <text:p/>
                </draw:line>
                <draw:line draw:style-name="gr11" draw:text-style-name="P2" draw:layer="layout" svg:x1="56.262cm" svg:y1="6.782cm" svg:x2="56.352cm" svg:y2="6.782cm">
                  <text:p/>
                </draw:line>
                <draw:line draw:style-name="gr11" draw:text-style-name="P2" draw:layer="layout" svg:x1="56.262cm" svg:y1="7.031cm" svg:x2="56.397cm" svg:y2="7.031cm">
                  <text:p/>
                </draw:line>
              </draw:g>
              <draw:g>
                <draw:line draw:style-name="gr1" draw:layer="layout" svg:x1="55cm" svg:y1="4.501cm" svg:x2="55.799cm" svg:y2="4.501cm">
                  <text:p/>
                </draw:line>
                <draw:line draw:style-name="gr1" draw:layer="layout" svg:x1="55.799cm" svg:y1="4.2cm" svg:x2="55.799cm" svg:y2="4.501cm">
                  <text:p/>
                </draw:line>
                <draw:line draw:style-name="gr1" draw:layer="layout" svg:x1="55.799cm" svg:y1="4.2cm" svg:x2="56.6cm" svg:y2="4.2cm">
                  <text:p/>
                </draw:line>
                <draw:line draw:style-name="gr1" draw:layer="layout" svg:x1="56.6cm" svg:y1="4.2cm" svg:x2="56.6cm" svg:y2="4.501cm">
                  <text:p/>
                </draw:line>
                <draw:line draw:style-name="gr1" draw:layer="layout" svg:x1="56.6cm" svg:y1="4.501cm" svg:x2="57.399cm" svg:y2="4.501cm">
                  <text:p/>
                </draw:line>
                <draw:line draw:style-name="gr1" draw:layer="layout" svg:x1="57.399cm" svg:y1="4.2cm" svg:x2="57.399cm" svg:y2="4.501cm">
                  <text:p/>
                </draw:line>
                <draw:line draw:style-name="gr1" draw:layer="layout" svg:x1="57.399cm" svg:y1="4.2cm" svg:x2="58.199cm" svg:y2="4.2cm">
                  <text:p/>
                </draw:line>
                <draw:line draw:style-name="gr1" draw:layer="layout" svg:x1="58.199cm" svg:y1="4.2cm" svg:x2="58.199cm" svg:y2="4.501cm">
                  <text:p/>
                </draw:line>
                <draw:line draw:style-name="gr1" draw:layer="layout" svg:x1="58.199cm" svg:y1="4.501cm" svg:x2="58.699cm" svg:y2="4.501cm">
                  <text:p/>
                </draw:line>
                <draw:line draw:style-name="gr1" draw:layer="layout" svg:x1="55cm" svg:y1="0.5cm" svg:x2="55.799cm" svg:y2="0.5cm">
                  <text:p/>
                </draw:line>
                <draw:line draw:style-name="gr1" draw:layer="layout" svg:x1="55.799cm" svg:y1="0.5cm" svg:x2="55.799cm" svg:y2="0.801cm">
                  <text:p/>
                </draw:line>
                <draw:line draw:style-name="gr1" draw:layer="layout" svg:x1="55.799cm" svg:y1="0.801cm" svg:x2="56.6cm" svg:y2="0.801cm">
                  <text:p/>
                </draw:line>
                <draw:line draw:style-name="gr1" draw:layer="layout" svg:x1="56.6cm" svg:y1="0.5cm" svg:x2="56.6cm" svg:y2="0.801cm">
                  <text:p/>
                </draw:line>
                <draw:line draw:style-name="gr1" draw:layer="layout" svg:x1="56.6cm" svg:y1="0.5cm" svg:x2="57.399cm" svg:y2="0.5cm">
                  <text:p/>
                </draw:line>
                <draw:line draw:style-name="gr1" draw:layer="layout" svg:x1="57.399cm" svg:y1="0.5cm" svg:x2="57.399cm" svg:y2="0.801cm">
                  <text:p/>
                </draw:line>
                <draw:line draw:style-name="gr1" draw:layer="layout" svg:x1="57.399cm" svg:y1="0.801cm" svg:x2="58.199cm" svg:y2="0.801cm">
                  <text:p/>
                </draw:line>
                <draw:line draw:style-name="gr1" draw:layer="layout" svg:x1="58.199cm" svg:y1="0.5cm" svg:x2="58.199cm" svg:y2="0.801cm">
                  <text:p/>
                </draw:line>
                <draw:line draw:style-name="gr1" draw:layer="layout" svg:x1="58.199cm" svg:y1="0.5cm" svg:x2="58.699cm" svg:y2="0.5cm">
                  <text:p/>
                </draw:line>
                <draw:line draw:style-name="gr1" draw:layer="layout" svg:x1="55cm" svg:y1="4.501cm" svg:x2="55cm" svg:y2="3.701cm">
                  <text:p/>
                </draw:line>
                <draw:line draw:style-name="gr1" draw:layer="layout" svg:x1="55.299cm" svg:y1="3.701cm" svg:x2="55cm" svg:y2="3.701cm">
                  <text:p/>
                </draw:line>
                <draw:line draw:style-name="gr1" draw:layer="layout" svg:x1="55.299cm" svg:y1="3.701cm" svg:x2="55.299cm" svg:y2="2.9cm">
                  <text:p/>
                </draw:line>
                <draw:line draw:style-name="gr1" draw:layer="layout" svg:x1="55.299cm" svg:y1="2.9cm" svg:x2="55cm" svg:y2="2.9cm">
                  <text:p/>
                </draw:line>
                <draw:line draw:style-name="gr1" draw:layer="layout" svg:x1="55cm" svg:y1="2.9cm" svg:x2="55cm" svg:y2="2.101cm">
                  <text:p/>
                </draw:line>
                <draw:line draw:style-name="gr1" draw:layer="layout" svg:x1="55.299cm" svg:y1="2.101cm" svg:x2="55cm" svg:y2="2.101cm">
                  <text:p/>
                </draw:line>
                <draw:line draw:style-name="gr1" draw:layer="layout" svg:x1="55.299cm" svg:y1="2.101cm" svg:x2="55.299cm" svg:y2="1.301cm">
                  <text:p/>
                </draw:line>
                <draw:line draw:style-name="gr1" draw:layer="layout" svg:x1="55.299cm" svg:y1="1.301cm" svg:x2="55cm" svg:y2="1.301cm">
                  <text:p/>
                </draw:line>
                <draw:line draw:style-name="gr1" draw:layer="layout" svg:x1="55cm" svg:y1="1.301cm" svg:x2="55cm" svg:y2="0.5cm">
                  <text:p/>
                </draw:line>
                <draw:line draw:style-name="gr1" draw:layer="layout" svg:x1="58.699cm" svg:y1="4.501cm" svg:x2="58.699cm" svg:y2="3.701cm">
                  <text:p/>
                </draw:line>
                <draw:line draw:style-name="gr1" draw:layer="layout" svg:x1="59cm" svg:y1="3.701cm" svg:x2="58.699cm" svg:y2="3.701cm">
                  <text:p/>
                </draw:line>
                <draw:line draw:style-name="gr1" draw:layer="layout" svg:x1="59cm" svg:y1="3.701cm" svg:x2="59cm" svg:y2="2.9cm">
                  <text:p/>
                </draw:line>
                <draw:line draw:style-name="gr1" draw:layer="layout" svg:x1="59cm" svg:y1="2.9cm" svg:x2="58.699cm" svg:y2="2.9cm">
                  <text:p/>
                </draw:line>
                <draw:line draw:style-name="gr1" draw:layer="layout" svg:x1="58.699cm" svg:y1="2.9cm" svg:x2="58.699cm" svg:y2="2.101cm">
                  <text:p/>
                </draw:line>
                <draw:line draw:style-name="gr1" draw:layer="layout" svg:x1="59cm" svg:y1="2.101cm" svg:x2="58.699cm" svg:y2="2.101cm">
                  <text:p/>
                </draw:line>
                <draw:line draw:style-name="gr1" draw:layer="layout" svg:x1="59cm" svg:y1="2.101cm" svg:x2="59cm" svg:y2="1.301cm">
                  <text:p/>
                </draw:line>
                <draw:line draw:style-name="gr1" draw:layer="layout" svg:x1="59cm" svg:y1="1.301cm" svg:x2="58.699cm" svg:y2="1.301cm">
                  <text:p/>
                </draw:line>
                <draw:line draw:style-name="gr1" draw:layer="layout" svg:x1="58.699cm" svg:y1="1.301cm" svg:x2="58.699cm" svg:y2="0.5cm">
                  <text:p/>
                </draw:line>
              </draw:g>
              <draw:line draw:style-name="gr1" draw:layer="layout" svg:x1="51.602cm" svg:y1="4.201cm" svg:x2="52.101cm" svg:y2="4.201cm">
                <text:p/>
              </draw:line>
              <draw:line draw:style-name="gr1" draw:layer="layout" svg:x1="52.101cm" svg:y1="4.201cm" svg:x2="52.101cm" svg:y2="4.502cm">
                <text:p/>
              </draw:line>
              <draw:line draw:style-name="gr1" draw:layer="layout" svg:x1="52.101cm" svg:y1="4.502cm" svg:x2="52.902cm" svg:y2="4.502cm">
                <text:p/>
              </draw:line>
              <draw:line draw:style-name="gr1" draw:layer="layout" svg:x1="52.902cm" svg:y1="4.201cm" svg:x2="52.902cm" svg:y2="4.502cm">
                <text:p/>
              </draw:line>
              <draw:line draw:style-name="gr1" draw:layer="layout" svg:x1="52.902cm" svg:y1="4.201cm" svg:x2="53.701cm" svg:y2="4.201cm">
                <text:p/>
              </draw:line>
              <draw:line draw:style-name="gr1" draw:layer="layout" svg:x1="53.701cm" svg:y1="4.201cm" svg:x2="53.701cm" svg:y2="4.502cm">
                <text:p/>
              </draw:line>
              <draw:line draw:style-name="gr1" draw:layer="layout" svg:x1="53.701cm" svg:y1="4.502cm" svg:x2="54.501cm" svg:y2="4.502cm">
                <text:p/>
              </draw:line>
              <draw:line draw:style-name="gr1" draw:layer="layout" svg:x1="54.501cm" svg:y1="4.201cm" svg:x2="54.501cm" svg:y2="4.502cm">
                <text:p/>
              </draw:line>
              <draw:line draw:style-name="gr1" draw:layer="layout" svg:x1="54.501cm" svg:y1="4.201cm" svg:x2="55.001cm" svg:y2="4.201cm">
                <text:p/>
              </draw:line>
              <draw:line draw:style-name="gr1" draw:layer="layout" svg:x1="51.602cm" svg:y1="0.802cm" svg:x2="52.101cm" svg:y2="0.802cm">
                <text:p/>
              </draw:line>
              <draw:line draw:style-name="gr1" draw:layer="layout" svg:x1="52.101cm" svg:y1="0.501cm" svg:x2="52.101cm" svg:y2="0.802cm">
                <text:p/>
              </draw:line>
              <draw:line draw:style-name="gr1" draw:layer="layout" svg:x1="52.101cm" svg:y1="0.501cm" svg:x2="52.902cm" svg:y2="0.501cm">
                <text:p/>
              </draw:line>
              <draw:line draw:style-name="gr1" draw:layer="layout" svg:x1="52.902cm" svg:y1="0.501cm" svg:x2="52.902cm" svg:y2="0.802cm">
                <text:p/>
              </draw:line>
              <draw:line draw:style-name="gr1" draw:layer="layout" svg:x1="52.902cm" svg:y1="0.802cm" svg:x2="53.701cm" svg:y2="0.802cm">
                <text:p/>
              </draw:line>
              <draw:line draw:style-name="gr1" draw:layer="layout" svg:x1="53.701cm" svg:y1="0.501cm" svg:x2="53.701cm" svg:y2="0.802cm">
                <text:p/>
              </draw:line>
              <draw:line draw:style-name="gr1" draw:layer="layout" svg:x1="53.701cm" svg:y1="0.501cm" svg:x2="54.501cm" svg:y2="0.501cm">
                <text:p/>
              </draw:line>
              <draw:line draw:style-name="gr1" draw:layer="layout" svg:x1="54.501cm" svg:y1="0.501cm" svg:x2="54.501cm" svg:y2="0.802cm">
                <text:p/>
              </draw:line>
              <draw:line draw:style-name="gr1" draw:layer="layout" svg:x1="54.501cm" svg:y1="0.802cm" svg:x2="55.001cm" svg:y2="0.802cm">
                <text:p/>
              </draw:line>
              <draw:line draw:style-name="gr1" draw:layer="layout" svg:x1="51.602cm" svg:y1="4.201cm" svg:x2="51.602cm" svg:y2="3.702cm">
                <text:p/>
              </draw:line>
              <draw:line draw:style-name="gr1" draw:layer="layout" svg:x1="51.602cm" svg:y1="3.702cm" svg:x2="51.301cm" svg:y2="3.702cm">
                <text:p/>
              </draw:line>
              <draw:line draw:style-name="gr1" draw:layer="layout" svg:x1="51.301cm" svg:y1="3.702cm" svg:x2="51.301cm" svg:y2="2.901cm">
                <text:p/>
              </draw:line>
              <draw:line draw:style-name="gr1" draw:layer="layout" svg:x1="51.602cm" svg:y1="2.901cm" svg:x2="51.301cm" svg:y2="2.901cm">
                <text:p/>
              </draw:line>
              <draw:line draw:style-name="gr1" draw:layer="layout" svg:x1="51.602cm" svg:y1="2.901cm" svg:x2="51.602cm" svg:y2="2.102cm">
                <text:p/>
              </draw:line>
              <draw:line draw:style-name="gr1" draw:layer="layout" svg:x1="51.602cm" svg:y1="2.102cm" svg:x2="51.301cm" svg:y2="2.102cm">
                <text:p/>
              </draw:line>
              <draw:line draw:style-name="gr1" draw:layer="layout" svg:x1="51.301cm" svg:y1="2.102cm" svg:x2="51.301cm" svg:y2="1.302cm">
                <text:p/>
              </draw:line>
              <draw:line draw:style-name="gr1" draw:layer="layout" svg:x1="51.602cm" svg:y1="1.302cm" svg:x2="51.301cm" svg:y2="1.302cm">
                <text:p/>
              </draw:line>
              <draw:line draw:style-name="gr1" draw:layer="layout" svg:x1="51.602cm" svg:y1="1.302cm" svg:x2="51.602cm" svg:y2="0.802cm">
                <text:p/>
              </draw:line>
              <draw:line draw:style-name="gr1" draw:layer="layout" svg:x1="55.001cm" svg:y1="4.201cm" svg:x2="55.001cm" svg:y2="3.702cm">
                <text:p/>
              </draw:line>
              <draw:line draw:style-name="gr1" draw:layer="layout" svg:x1="55.302cm" svg:y1="3.702cm" svg:x2="55.001cm" svg:y2="3.702cm">
                <text:p/>
              </draw:line>
              <draw:line draw:style-name="gr1" draw:layer="layout" svg:x1="55.302cm" svg:y1="3.702cm" svg:x2="55.302cm" svg:y2="2.901cm">
                <text:p/>
              </draw:line>
              <draw:line draw:style-name="gr1" draw:layer="layout" svg:x1="55.302cm" svg:y1="2.901cm" svg:x2="55.001cm" svg:y2="2.901cm">
                <text:p/>
              </draw:line>
              <draw:line draw:style-name="gr1" draw:layer="layout" svg:x1="55.001cm" svg:y1="2.901cm" svg:x2="55.001cm" svg:y2="2.102cm">
                <text:p/>
              </draw:line>
              <draw:line draw:style-name="gr1" draw:layer="layout" svg:x1="55.302cm" svg:y1="2.102cm" svg:x2="55.001cm" svg:y2="2.102cm">
                <text:p/>
              </draw:line>
              <draw:line draw:style-name="gr1" draw:layer="layout" svg:x1="55.302cm" svg:y1="2.102cm" svg:x2="55.302cm" svg:y2="1.302cm">
                <text:p/>
              </draw:line>
              <draw:line draw:style-name="gr1" draw:layer="layout" svg:x1="55.302cm" svg:y1="1.302cm" svg:x2="55.001cm" svg:y2="1.302cm">
                <text:p/>
              </draw:line>
              <draw:line draw:style-name="gr1" draw:layer="layout" svg:x1="55.001cm" svg:y1="1.302cm" svg:x2="55.001cm" svg:y2="0.802cm">
                <text:p/>
              </draw:line>
              <draw:path draw:style-name="gr102" draw:text-style-name="P1" draw:layer="layout" svg:width="2.399cm" svg:height="2.559cm" svg:x="52.101cm" svg:y="1.242cm" svg:viewBox="0 0 2400 2560" svg:d="M1188 0c-587 0-1076 417-1188 970h489c100-286 372-491 692-491 406 0 734 329 734 734s-328 734-734 734c-320 0-593-205-693-492h-42-446c0 0 0 90 0 608s446 497 446 497v-390c205 159 462 254 742 254 669 0 1212-543 1212-1212s-543-1212-1212-1212z">
                <text:p/>
              </draw:path>
            </draw:g>
          </draw:g>
          <draw:g>
            <draw:g>
              <draw:g>
                <draw:line draw:style-name="gr1" draw:layer="layout" svg:x1="0.5cm" svg:y1="16.499cm" svg:x2="1.299cm" svg:y2="16.499cm">
                  <text:p/>
                </draw:line>
                <draw:line draw:style-name="gr1" draw:layer="layout" svg:x1="1.299cm" svg:y1="16.198cm" svg:x2="1.299cm" svg:y2="16.499cm">
                  <text:p/>
                </draw:line>
                <draw:line draw:style-name="gr1" draw:layer="layout" svg:x1="1.299cm" svg:y1="16.198cm" svg:x2="2.1cm" svg:y2="16.198cm">
                  <text:p/>
                </draw:line>
                <draw:line draw:style-name="gr1" draw:layer="layout" svg:x1="2.1cm" svg:y1="16.198cm" svg:x2="2.1cm" svg:y2="16.499cm">
                  <text:p/>
                </draw:line>
                <draw:line draw:style-name="gr1" draw:layer="layout" svg:x1="2.1cm" svg:y1="16.499cm" svg:x2="2.899cm" svg:y2="16.499cm">
                  <text:p/>
                </draw:line>
                <draw:line draw:style-name="gr1" draw:layer="layout" svg:x1="2.899cm" svg:y1="16.198cm" svg:x2="2.899cm" svg:y2="16.499cm">
                  <text:p/>
                </draw:line>
                <draw:line draw:style-name="gr1" draw:layer="layout" svg:x1="2.899cm" svg:y1="16.198cm" svg:x2="3.699cm" svg:y2="16.198cm">
                  <text:p/>
                </draw:line>
                <draw:line draw:style-name="gr1" draw:layer="layout" svg:x1="3.699cm" svg:y1="16.198cm" svg:x2="3.699cm" svg:y2="16.499cm">
                  <text:p/>
                </draw:line>
                <draw:line draw:style-name="gr1" draw:layer="layout" svg:x1="3.699cm" svg:y1="16.499cm" svg:x2="4.199cm" svg:y2="16.499cm">
                  <text:p/>
                </draw:line>
                <draw:line draw:style-name="gr1" draw:layer="layout" svg:x1="0.5cm" svg:y1="12.498cm" svg:x2="1.299cm" svg:y2="12.498cm">
                  <text:p/>
                </draw:line>
                <draw:line draw:style-name="gr1" draw:layer="layout" svg:x1="1.299cm" svg:y1="12.498cm" svg:x2="1.299cm" svg:y2="12.799cm">
                  <text:p/>
                </draw:line>
                <draw:line draw:style-name="gr1" draw:layer="layout" svg:x1="1.299cm" svg:y1="12.799cm" svg:x2="2.1cm" svg:y2="12.799cm">
                  <text:p/>
                </draw:line>
                <draw:line draw:style-name="gr1" draw:layer="layout" svg:x1="2.1cm" svg:y1="12.498cm" svg:x2="2.1cm" svg:y2="12.799cm">
                  <text:p/>
                </draw:line>
                <draw:line draw:style-name="gr1" draw:layer="layout" svg:x1="2.1cm" svg:y1="12.498cm" svg:x2="2.899cm" svg:y2="12.498cm">
                  <text:p/>
                </draw:line>
                <draw:line draw:style-name="gr1" draw:layer="layout" svg:x1="2.899cm" svg:y1="12.498cm" svg:x2="2.899cm" svg:y2="12.799cm">
                  <text:p/>
                </draw:line>
                <draw:line draw:style-name="gr1" draw:layer="layout" svg:x1="2.899cm" svg:y1="12.799cm" svg:x2="3.699cm" svg:y2="12.799cm">
                  <text:p/>
                </draw:line>
                <draw:line draw:style-name="gr1" draw:layer="layout" svg:x1="3.699cm" svg:y1="12.498cm" svg:x2="3.699cm" svg:y2="12.799cm">
                  <text:p/>
                </draw:line>
                <draw:line draw:style-name="gr1" draw:layer="layout" svg:x1="3.699cm" svg:y1="12.498cm" svg:x2="4.199cm" svg:y2="12.498cm">
                  <text:p/>
                </draw:line>
                <draw:line draw:style-name="gr1" draw:layer="layout" svg:x1="0.5cm" svg:y1="16.499cm" svg:x2="0.5cm" svg:y2="15.699cm">
                  <text:p/>
                </draw:line>
                <draw:line draw:style-name="gr1" draw:layer="layout" svg:x1="0.799cm" svg:y1="15.699cm" svg:x2="0.5cm" svg:y2="15.699cm">
                  <text:p/>
                </draw:line>
                <draw:line draw:style-name="gr1" draw:layer="layout" svg:x1="0.799cm" svg:y1="15.699cm" svg:x2="0.799cm" svg:y2="14.898cm">
                  <text:p/>
                </draw:line>
                <draw:line draw:style-name="gr1" draw:layer="layout" svg:x1="0.799cm" svg:y1="14.898cm" svg:x2="0.5cm" svg:y2="14.898cm">
                  <text:p/>
                </draw:line>
                <draw:line draw:style-name="gr1" draw:layer="layout" svg:x1="0.5cm" svg:y1="14.898cm" svg:x2="0.5cm" svg:y2="14.099cm">
                  <text:p/>
                </draw:line>
                <draw:line draw:style-name="gr1" draw:layer="layout" svg:x1="0.799cm" svg:y1="14.099cm" svg:x2="0.5cm" svg:y2="14.099cm">
                  <text:p/>
                </draw:line>
                <draw:line draw:style-name="gr1" draw:layer="layout" svg:x1="0.799cm" svg:y1="14.099cm" svg:x2="0.799cm" svg:y2="13.299cm">
                  <text:p/>
                </draw:line>
                <draw:line draw:style-name="gr1" draw:layer="layout" svg:x1="0.799cm" svg:y1="13.299cm" svg:x2="0.5cm" svg:y2="13.299cm">
                  <text:p/>
                </draw:line>
                <draw:line draw:style-name="gr1" draw:layer="layout" svg:x1="0.5cm" svg:y1="13.299cm" svg:x2="0.5cm" svg:y2="12.498cm">
                  <text:p/>
                </draw:line>
                <draw:line draw:style-name="gr1" draw:layer="layout" svg:x1="4.199cm" svg:y1="16.499cm" svg:x2="4.199cm" svg:y2="15.699cm">
                  <text:p/>
                </draw:line>
                <draw:line draw:style-name="gr1" draw:layer="layout" svg:x1="4.5cm" svg:y1="15.699cm" svg:x2="4.199cm" svg:y2="15.699cm">
                  <text:p/>
                </draw:line>
                <draw:line draw:style-name="gr1" draw:layer="layout" svg:x1="4.5cm" svg:y1="15.699cm" svg:x2="4.5cm" svg:y2="14.898cm">
                  <text:p/>
                </draw:line>
                <draw:line draw:style-name="gr1" draw:layer="layout" svg:x1="4.5cm" svg:y1="14.898cm" svg:x2="4.199cm" svg:y2="14.898cm">
                  <text:p/>
                </draw:line>
                <draw:line draw:style-name="gr1" draw:layer="layout" svg:x1="4.199cm" svg:y1="14.898cm" svg:x2="4.199cm" svg:y2="14.099cm">
                  <text:p/>
                </draw:line>
                <draw:line draw:style-name="gr1" draw:layer="layout" svg:x1="4.5cm" svg:y1="14.099cm" svg:x2="4.199cm" svg:y2="14.099cm">
                  <text:p/>
                </draw:line>
                <draw:line draw:style-name="gr1" draw:layer="layout" svg:x1="4.5cm" svg:y1="14.099cm" svg:x2="4.5cm" svg:y2="13.299cm">
                  <text:p/>
                </draw:line>
                <draw:line draw:style-name="gr1" draw:layer="layout" svg:x1="4.5cm" svg:y1="13.299cm" svg:x2="4.199cm" svg:y2="13.299cm">
                  <text:p/>
                </draw:line>
                <draw:line draw:style-name="gr1" draw:layer="layout" svg:x1="4.199cm" svg:y1="13.299cm" svg:x2="4.199cm" svg:y2="12.498cm">
                  <text:p/>
                </draw:line>
              </draw:g>
              <draw:line draw:style-name="gr1" draw:layer="layout" svg:x1="0.801cm" svg:y1="12.197cm" svg:x2="1.3cm" svg:y2="12.197cm">
                <text:p/>
              </draw:line>
              <draw:line draw:style-name="gr1" draw:layer="layout" svg:x1="1.3cm" svg:y1="12.197cm" svg:x2="1.3cm" svg:y2="12.498cm">
                <text:p/>
              </draw:line>
              <draw:line draw:style-name="gr1" draw:layer="layout" svg:x1="1.3cm" svg:y1="12.498cm" svg:x2="2.101cm" svg:y2="12.498cm">
                <text:p/>
              </draw:line>
              <draw:line draw:style-name="gr1" draw:layer="layout" svg:x1="2.101cm" svg:y1="12.197cm" svg:x2="2.101cm" svg:y2="12.498cm">
                <text:p/>
              </draw:line>
              <draw:line draw:style-name="gr1" draw:layer="layout" svg:x1="2.101cm" svg:y1="12.197cm" svg:x2="2.9cm" svg:y2="12.197cm">
                <text:p/>
              </draw:line>
              <draw:line draw:style-name="gr1" draw:layer="layout" svg:x1="2.9cm" svg:y1="12.197cm" svg:x2="2.9cm" svg:y2="12.498cm">
                <text:p/>
              </draw:line>
              <draw:line draw:style-name="gr1" draw:layer="layout" svg:x1="2.9cm" svg:y1="12.498cm" svg:x2="3.7cm" svg:y2="12.498cm">
                <text:p/>
              </draw:line>
              <draw:line draw:style-name="gr1" draw:layer="layout" svg:x1="3.7cm" svg:y1="12.197cm" svg:x2="3.7cm" svg:y2="12.498cm">
                <text:p/>
              </draw:line>
              <draw:line draw:style-name="gr1" draw:layer="layout" svg:x1="3.7cm" svg:y1="12.197cm" svg:x2="4.2cm" svg:y2="12.197cm">
                <text:p/>
              </draw:line>
              <draw:line draw:style-name="gr1" draw:layer="layout" svg:x1="0.801cm" svg:y1="8.798cm" svg:x2="1.3cm" svg:y2="8.798cm">
                <text:p/>
              </draw:line>
              <draw:line draw:style-name="gr1" draw:layer="layout" svg:x1="1.3cm" svg:y1="8.497cm" svg:x2="1.3cm" svg:y2="8.798cm">
                <text:p/>
              </draw:line>
              <draw:line draw:style-name="gr1" draw:layer="layout" svg:x1="1.3cm" svg:y1="8.497cm" svg:x2="2.101cm" svg:y2="8.497cm">
                <text:p/>
              </draw:line>
              <draw:line draw:style-name="gr1" draw:layer="layout" svg:x1="2.101cm" svg:y1="8.497cm" svg:x2="2.101cm" svg:y2="8.798cm">
                <text:p/>
              </draw:line>
              <draw:line draw:style-name="gr1" draw:layer="layout" svg:x1="2.101cm" svg:y1="8.798cm" svg:x2="2.9cm" svg:y2="8.798cm">
                <text:p/>
              </draw:line>
              <draw:line draw:style-name="gr1" draw:layer="layout" svg:x1="2.9cm" svg:y1="8.497cm" svg:x2="2.9cm" svg:y2="8.798cm">
                <text:p/>
              </draw:line>
              <draw:line draw:style-name="gr1" draw:layer="layout" svg:x1="2.9cm" svg:y1="8.497cm" svg:x2="3.7cm" svg:y2="8.497cm">
                <text:p/>
              </draw:line>
              <draw:line draw:style-name="gr1" draw:layer="layout" svg:x1="3.7cm" svg:y1="8.497cm" svg:x2="3.7cm" svg:y2="8.798cm">
                <text:p/>
              </draw:line>
              <draw:line draw:style-name="gr1" draw:layer="layout" svg:x1="3.7cm" svg:y1="8.798cm" svg:x2="4.2cm" svg:y2="8.798cm">
                <text:p/>
              </draw:line>
              <draw:line draw:style-name="gr1" draw:layer="layout" svg:x1="0.801cm" svg:y1="12.197cm" svg:x2="0.801cm" svg:y2="11.698cm">
                <text:p/>
              </draw:line>
              <draw:line draw:style-name="gr1" draw:layer="layout" svg:x1="0.801cm" svg:y1="11.698cm" svg:x2="0.5cm" svg:y2="11.698cm">
                <text:p/>
              </draw:line>
              <draw:line draw:style-name="gr1" draw:layer="layout" svg:x1="0.5cm" svg:y1="11.698cm" svg:x2="0.5cm" svg:y2="10.897cm">
                <text:p/>
              </draw:line>
              <draw:line draw:style-name="gr1" draw:layer="layout" svg:x1="0.801cm" svg:y1="10.897cm" svg:x2="0.5cm" svg:y2="10.897cm">
                <text:p/>
              </draw:line>
              <draw:line draw:style-name="gr1" draw:layer="layout" svg:x1="0.801cm" svg:y1="10.897cm" svg:x2="0.801cm" svg:y2="10.098cm">
                <text:p/>
              </draw:line>
              <draw:line draw:style-name="gr1" draw:layer="layout" svg:x1="0.801cm" svg:y1="10.098cm" svg:x2="0.5cm" svg:y2="10.098cm">
                <text:p/>
              </draw:line>
              <draw:line draw:style-name="gr1" draw:layer="layout" svg:x1="0.5cm" svg:y1="10.098cm" svg:x2="0.5cm" svg:y2="9.298cm">
                <text:p/>
              </draw:line>
              <draw:line draw:style-name="gr1" draw:layer="layout" svg:x1="0.801cm" svg:y1="9.298cm" svg:x2="0.5cm" svg:y2="9.298cm">
                <text:p/>
              </draw:line>
              <draw:line draw:style-name="gr1" draw:layer="layout" svg:x1="0.801cm" svg:y1="9.298cm" svg:x2="0.801cm" svg:y2="8.798cm">
                <text:p/>
              </draw:line>
              <draw:line draw:style-name="gr1" draw:layer="layout" svg:x1="4.2cm" svg:y1="12.197cm" svg:x2="4.2cm" svg:y2="11.698cm">
                <text:p/>
              </draw:line>
              <draw:line draw:style-name="gr1" draw:layer="layout" svg:x1="4.501cm" svg:y1="11.698cm" svg:x2="4.2cm" svg:y2="11.698cm">
                <text:p/>
              </draw:line>
              <draw:line draw:style-name="gr1" draw:layer="layout" svg:x1="4.501cm" svg:y1="11.698cm" svg:x2="4.501cm" svg:y2="10.897cm">
                <text:p/>
              </draw:line>
              <draw:line draw:style-name="gr1" draw:layer="layout" svg:x1="4.501cm" svg:y1="10.897cm" svg:x2="4.2cm" svg:y2="10.897cm">
                <text:p/>
              </draw:line>
              <draw:line draw:style-name="gr1" draw:layer="layout" svg:x1="4.2cm" svg:y1="10.897cm" svg:x2="4.2cm" svg:y2="10.098cm">
                <text:p/>
              </draw:line>
              <draw:line draw:style-name="gr1" draw:layer="layout" svg:x1="4.501cm" svg:y1="10.098cm" svg:x2="4.2cm" svg:y2="10.098cm">
                <text:p/>
              </draw:line>
              <draw:line draw:style-name="gr1" draw:layer="layout" svg:x1="4.501cm" svg:y1="10.098cm" svg:x2="4.501cm" svg:y2="9.298cm">
                <text:p/>
              </draw:line>
              <draw:line draw:style-name="gr1" draw:layer="layout" svg:x1="4.501cm" svg:y1="9.298cm" svg:x2="4.2cm" svg:y2="9.298cm">
                <text:p/>
              </draw:line>
              <draw:line draw:style-name="gr1" draw:layer="layout" svg:x1="4.2cm" svg:y1="9.298cm" svg:x2="4.2cm" svg:y2="8.798cm">
                <text:p/>
              </draw:line>
              <draw:g>
                <draw:path draw:style-name="gr103" draw:text-style-name="P1" draw:layer="layout" svg:width="0.726cm" svg:height="0.641cm" svg:x="1cm" svg:y="13.688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104" draw:text-style-name="P1" draw:layer="layout" svg:width="0.698cm" svg:height="0.62cm" svg:x="1.872cm" svg:y="13.699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105" draw:text-style-name="P1" draw:layer="layout" svg:width="0.316cm" svg:height="0.157cm" svg:x="2.029cm" svg:y="13.803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106" draw:text-style-name="P1" draw:layer="layout" svg:width="0.591cm" svg:height="0.62cm" svg:x="2.656cm" svg:y="13.699cm" svg:viewBox="0 0 592 621" draw:points="0,621 0,0 576,0 576,105 157,105 157,243 547,243 547,347 157,347 157,516 592,516 592,621">
                  <text:p/>
                </draw:polygon>
                <draw:polygon draw:style-name="gr107" draw:text-style-name="P1" draw:layer="layout" svg:width="0.616cm" svg:height="0.62cm" svg:x="3.383cm" svg:y="13.699cm" svg:viewBox="0 0 617 621" draw:points="0,621 0,0 153,0 471,415 471,0 617,0 617,621 459,621 146,216 146,621">
                  <text:p/>
                </draw:polygon>
                <draw:path draw:style-name="gr108" draw:text-style-name="P1" draw:layer="layout" svg:width="0.753cm" svg:height="0.641cm" svg:x="1.028cm" svg:y="14.656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109" draw:text-style-name="P1" draw:layer="layout" svg:width="0.65cm" svg:height="0.62cm" svg:x="1.905cm" svg:y="14.667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110" draw:text-style-name="P1" draw:layer="layout" svg:width="0.546cm" svg:height="0.615cm" svg:x="2.693cm" svg:y="14.671cm" svg:viewBox="0 0 547 616" draw:points="0,616 0,0 157,0 157,511 547,511 547,616">
                  <text:p/>
                </draw:polygon>
                <draw:polygon draw:style-name="gr111" draw:text-style-name="P1" draw:layer="layout" svg:width="0.591cm" svg:height="0.62cm" svg:x="3.353cm" svg:y="14.667cm" svg:viewBox="0 0 592 621" draw:points="0,621 0,0 576,0 576,105 157,105 157,243 547,243 547,347 157,347 157,516 592,516 592,621">
                  <text:p/>
                </draw:polygon>
                <draw:line draw:style-name="gr11" draw:text-style-name="P2" draw:layer="layout" svg:x1="2.03cm" svg:y1="13.804cm" svg:x2="2.03cm" svg:y2="13.962cm">
                  <text:p/>
                </draw:line>
                <draw:line draw:style-name="gr11" draw:text-style-name="P2" draw:layer="layout" svg:x1="1.872cm" svg:y1="14.32cm" svg:x2="2.029cm" svg:y2="14.32cm">
                  <text:p/>
                </draw:line>
                <draw:line draw:style-name="gr11" draw:text-style-name="P2" draw:layer="layout" svg:x1="1.389cm" svg:y1="14.092cm" svg:x2="1.569cm" svg:y2="14.092cm">
                  <text:p/>
                </draw:line>
                <draw:line draw:style-name="gr11" draw:text-style-name="P2" draw:layer="layout" svg:x1="1.906cm" svg:y1="14.659cm" svg:x2="1.906cm" svg:y2="15.289cm">
                  <text:p/>
                </draw:line>
                <draw:line draw:style-name="gr11" draw:text-style-name="P2" draw:layer="layout" svg:x1="2.062cm" svg:y1="14.769cm" svg:x2="2.152cm" svg:y2="14.769cm">
                  <text:p/>
                </draw:line>
                <draw:line draw:style-name="gr11" draw:text-style-name="P2" draw:layer="layout" svg:x1="2.062cm" svg:y1="14.769cm" svg:x2="2.152cm" svg:y2="14.769cm">
                  <text:p/>
                </draw:line>
                <draw:line draw:style-name="gr11" draw:text-style-name="P2" draw:layer="layout" svg:x1="2.062cm" svg:y1="15.018cm" svg:x2="2.197cm" svg:y2="15.018cm">
                  <text:p/>
                </draw:line>
              </draw:g>
              <draw:path draw:style-name="gr112" draw:text-style-name="P1" draw:layer="layout" svg:width="2.399cm" svg:height="2.559cm" svg:x="1.3cm" svg:y="9.238cm" svg:viewBox="0 0 2400 2560" svg:d="M1188 0c-587 0-1076 417-1188 970h489c100-286 372-491 692-491 406 0 734 329 734 734s-328 734-734 734c-320 0-593-205-693-492h-42-446c0 0 0 90 0 608s446 497 446 497v-390c205 159 462 254 742 254 669 0 1212-543 1212-1212s-543-1212-1212-1212z">
                <text:p/>
              </draw:path>
              <draw:g>
                <draw:line draw:style-name="gr1" draw:layer="layout" svg:x1="4.2cm" svg:y1="16.499cm" svg:x2="4.999cm" svg:y2="16.499cm">
                  <text:p/>
                </draw:line>
                <draw:line draw:style-name="gr1" draw:layer="layout" svg:x1="4.999cm" svg:y1="16.198cm" svg:x2="4.999cm" svg:y2="16.499cm">
                  <text:p/>
                </draw:line>
                <draw:line draw:style-name="gr1" draw:layer="layout" svg:x1="4.999cm" svg:y1="16.198cm" svg:x2="5.8cm" svg:y2="16.198cm">
                  <text:p/>
                </draw:line>
                <draw:line draw:style-name="gr1" draw:layer="layout" svg:x1="5.8cm" svg:y1="16.198cm" svg:x2="5.8cm" svg:y2="16.499cm">
                  <text:p/>
                </draw:line>
                <draw:line draw:style-name="gr1" draw:layer="layout" svg:x1="5.8cm" svg:y1="16.499cm" svg:x2="6.599cm" svg:y2="16.499cm">
                  <text:p/>
                </draw:line>
                <draw:line draw:style-name="gr1" draw:layer="layout" svg:x1="6.599cm" svg:y1="16.198cm" svg:x2="6.599cm" svg:y2="16.499cm">
                  <text:p/>
                </draw:line>
                <draw:line draw:style-name="gr1" draw:layer="layout" svg:x1="6.599cm" svg:y1="16.198cm" svg:x2="7.399cm" svg:y2="16.198cm">
                  <text:p/>
                </draw:line>
                <draw:line draw:style-name="gr1" draw:layer="layout" svg:x1="7.399cm" svg:y1="16.198cm" svg:x2="7.399cm" svg:y2="16.499cm">
                  <text:p/>
                </draw:line>
                <draw:line draw:style-name="gr1" draw:layer="layout" svg:x1="7.399cm" svg:y1="16.499cm" svg:x2="7.899cm" svg:y2="16.499cm">
                  <text:p/>
                </draw:line>
                <draw:line draw:style-name="gr1" draw:layer="layout" svg:x1="4.2cm" svg:y1="12.498cm" svg:x2="4.999cm" svg:y2="12.498cm">
                  <text:p/>
                </draw:line>
                <draw:line draw:style-name="gr1" draw:layer="layout" svg:x1="4.999cm" svg:y1="12.498cm" svg:x2="4.999cm" svg:y2="12.799cm">
                  <text:p/>
                </draw:line>
                <draw:line draw:style-name="gr1" draw:layer="layout" svg:x1="4.999cm" svg:y1="12.799cm" svg:x2="5.8cm" svg:y2="12.799cm">
                  <text:p/>
                </draw:line>
                <draw:line draw:style-name="gr1" draw:layer="layout" svg:x1="5.8cm" svg:y1="12.498cm" svg:x2="5.8cm" svg:y2="12.799cm">
                  <text:p/>
                </draw:line>
                <draw:line draw:style-name="gr1" draw:layer="layout" svg:x1="5.8cm" svg:y1="12.498cm" svg:x2="6.599cm" svg:y2="12.498cm">
                  <text:p/>
                </draw:line>
                <draw:line draw:style-name="gr1" draw:layer="layout" svg:x1="6.599cm" svg:y1="12.498cm" svg:x2="6.599cm" svg:y2="12.799cm">
                  <text:p/>
                </draw:line>
                <draw:line draw:style-name="gr1" draw:layer="layout" svg:x1="6.599cm" svg:y1="12.799cm" svg:x2="7.399cm" svg:y2="12.799cm">
                  <text:p/>
                </draw:line>
                <draw:line draw:style-name="gr1" draw:layer="layout" svg:x1="7.399cm" svg:y1="12.498cm" svg:x2="7.399cm" svg:y2="12.799cm">
                  <text:p/>
                </draw:line>
                <draw:line draw:style-name="gr1" draw:layer="layout" svg:x1="7.399cm" svg:y1="12.498cm" svg:x2="7.899cm" svg:y2="12.498cm">
                  <text:p/>
                </draw:line>
                <draw:line draw:style-name="gr1" draw:layer="layout" svg:x1="7.899cm" svg:y1="16.499cm" svg:x2="7.899cm" svg:y2="15.699cm">
                  <text:p/>
                </draw:line>
                <draw:line draw:style-name="gr1" draw:layer="layout" svg:x1="8.2cm" svg:y1="15.699cm" svg:x2="7.899cm" svg:y2="15.699cm">
                  <text:p/>
                </draw:line>
                <draw:line draw:style-name="gr1" draw:layer="layout" svg:x1="8.2cm" svg:y1="15.699cm" svg:x2="8.2cm" svg:y2="14.898cm">
                  <text:p/>
                </draw:line>
                <draw:line draw:style-name="gr1" draw:layer="layout" svg:x1="8.2cm" svg:y1="14.898cm" svg:x2="7.899cm" svg:y2="14.898cm">
                  <text:p/>
                </draw:line>
                <draw:line draw:style-name="gr1" draw:layer="layout" svg:x1="7.899cm" svg:y1="14.898cm" svg:x2="7.899cm" svg:y2="14.099cm">
                  <text:p/>
                </draw:line>
                <draw:line draw:style-name="gr1" draw:layer="layout" svg:x1="8.2cm" svg:y1="14.099cm" svg:x2="7.899cm" svg:y2="14.099cm">
                  <text:p/>
                </draw:line>
                <draw:line draw:style-name="gr1" draw:layer="layout" svg:x1="8.2cm" svg:y1="14.099cm" svg:x2="8.2cm" svg:y2="13.299cm">
                  <text:p/>
                </draw:line>
                <draw:line draw:style-name="gr1" draw:layer="layout" svg:x1="8.2cm" svg:y1="13.299cm" svg:x2="7.899cm" svg:y2="13.299cm">
                  <text:p/>
                </draw:line>
                <draw:line draw:style-name="gr1" draw:layer="layout" svg:x1="7.899cm" svg:y1="13.299cm" svg:x2="7.899cm" svg:y2="12.498cm">
                  <text:p/>
                </draw:line>
              </draw:g>
              <draw:g>
                <draw:line draw:style-name="gr1" draw:layer="layout" svg:x1="7.9cm" svg:y1="16.498cm" svg:x2="8.699cm" svg:y2="16.498cm">
                  <text:p/>
                </draw:line>
                <draw:line draw:style-name="gr1" draw:layer="layout" svg:x1="8.699cm" svg:y1="16.197cm" svg:x2="8.699cm" svg:y2="16.498cm">
                  <text:p/>
                </draw:line>
                <draw:line draw:style-name="gr1" draw:layer="layout" svg:x1="8.699cm" svg:y1="16.197cm" svg:x2="9.5cm" svg:y2="16.197cm">
                  <text:p/>
                </draw:line>
                <draw:line draw:style-name="gr1" draw:layer="layout" svg:x1="9.5cm" svg:y1="16.197cm" svg:x2="9.5cm" svg:y2="16.498cm">
                  <text:p/>
                </draw:line>
                <draw:line draw:style-name="gr1" draw:layer="layout" svg:x1="9.5cm" svg:y1="16.498cm" svg:x2="10.299cm" svg:y2="16.498cm">
                  <text:p/>
                </draw:line>
                <draw:line draw:style-name="gr1" draw:layer="layout" svg:x1="10.299cm" svg:y1="16.197cm" svg:x2="10.299cm" svg:y2="16.498cm">
                  <text:p/>
                </draw:line>
                <draw:line draw:style-name="gr1" draw:layer="layout" svg:x1="10.299cm" svg:y1="16.197cm" svg:x2="11.099cm" svg:y2="16.197cm">
                  <text:p/>
                </draw:line>
                <draw:line draw:style-name="gr1" draw:layer="layout" svg:x1="11.099cm" svg:y1="16.197cm" svg:x2="11.099cm" svg:y2="16.498cm">
                  <text:p/>
                </draw:line>
                <draw:line draw:style-name="gr1" draw:layer="layout" svg:x1="11.099cm" svg:y1="16.498cm" svg:x2="11.599cm" svg:y2="16.498cm">
                  <text:p/>
                </draw:line>
                <draw:line draw:style-name="gr1" draw:layer="layout" svg:x1="7.9cm" svg:y1="12.497cm" svg:x2="8.699cm" svg:y2="12.497cm">
                  <text:p/>
                </draw:line>
                <draw:line draw:style-name="gr1" draw:layer="layout" svg:x1="8.699cm" svg:y1="12.497cm" svg:x2="8.699cm" svg:y2="12.798cm">
                  <text:p/>
                </draw:line>
                <draw:line draw:style-name="gr1" draw:layer="layout" svg:x1="8.699cm" svg:y1="12.798cm" svg:x2="9.5cm" svg:y2="12.798cm">
                  <text:p/>
                </draw:line>
                <draw:line draw:style-name="gr1" draw:layer="layout" svg:x1="9.5cm" svg:y1="12.497cm" svg:x2="9.5cm" svg:y2="12.798cm">
                  <text:p/>
                </draw:line>
                <draw:line draw:style-name="gr1" draw:layer="layout" svg:x1="9.5cm" svg:y1="12.497cm" svg:x2="10.299cm" svg:y2="12.497cm">
                  <text:p/>
                </draw:line>
                <draw:line draw:style-name="gr1" draw:layer="layout" svg:x1="10.299cm" svg:y1="12.497cm" svg:x2="10.299cm" svg:y2="12.798cm">
                  <text:p/>
                </draw:line>
                <draw:line draw:style-name="gr1" draw:layer="layout" svg:x1="10.299cm" svg:y1="12.798cm" svg:x2="11.099cm" svg:y2="12.798cm">
                  <text:p/>
                </draw:line>
                <draw:line draw:style-name="gr1" draw:layer="layout" svg:x1="11.099cm" svg:y1="12.497cm" svg:x2="11.099cm" svg:y2="12.798cm">
                  <text:p/>
                </draw:line>
                <draw:line draw:style-name="gr1" draw:layer="layout" svg:x1="11.099cm" svg:y1="12.497cm" svg:x2="11.599cm" svg:y2="12.497cm">
                  <text:p/>
                </draw:line>
                <draw:line draw:style-name="gr1" draw:layer="layout" svg:x1="11.599cm" svg:y1="16.498cm" svg:x2="11.599cm" svg:y2="15.698cm">
                  <text:p/>
                </draw:line>
                <draw:line draw:style-name="gr1" draw:layer="layout" svg:x1="11.9cm" svg:y1="15.698cm" svg:x2="11.599cm" svg:y2="15.698cm">
                  <text:p/>
                </draw:line>
                <draw:line draw:style-name="gr1" draw:layer="layout" svg:x1="11.9cm" svg:y1="15.698cm" svg:x2="11.9cm" svg:y2="14.897cm">
                  <text:p/>
                </draw:line>
                <draw:line draw:style-name="gr1" draw:layer="layout" svg:x1="11.9cm" svg:y1="14.897cm" svg:x2="11.599cm" svg:y2="14.897cm">
                  <text:p/>
                </draw:line>
                <draw:line draw:style-name="gr1" draw:layer="layout" svg:x1="11.599cm" svg:y1="14.897cm" svg:x2="11.599cm" svg:y2="14.098cm">
                  <text:p/>
                </draw:line>
                <draw:line draw:style-name="gr1" draw:layer="layout" svg:x1="11.9cm" svg:y1="14.098cm" svg:x2="11.599cm" svg:y2="14.098cm">
                  <text:p/>
                </draw:line>
                <draw:line draw:style-name="gr1" draw:layer="layout" svg:x1="11.9cm" svg:y1="14.098cm" svg:x2="11.9cm" svg:y2="13.298cm">
                  <text:p/>
                </draw:line>
                <draw:line draw:style-name="gr1" draw:layer="layout" svg:x1="11.9cm" svg:y1="13.298cm" svg:x2="11.599cm" svg:y2="13.298cm">
                  <text:p/>
                </draw:line>
                <draw:line draw:style-name="gr1" draw:layer="layout" svg:x1="11.599cm" svg:y1="13.298cm" svg:x2="11.599cm" svg:y2="12.497cm">
                  <text:p/>
                </draw:line>
              </draw:g>
              <draw:g>
                <draw:path draw:style-name="gr113" draw:text-style-name="P1" draw:layer="layout" svg:width="0.726cm" svg:height="0.641cm" svg:x="8.4cm" svg:y="13.698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114" draw:text-style-name="P1" draw:layer="layout" svg:width="0.698cm" svg:height="0.62cm" svg:x="9.272cm" svg:y="13.709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115" draw:text-style-name="P1" draw:layer="layout" svg:width="0.316cm" svg:height="0.157cm" svg:x="9.429cm" svg:y="13.813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116" draw:text-style-name="P1" draw:layer="layout" svg:width="0.591cm" svg:height="0.62cm" svg:x="10.056cm" svg:y="13.709cm" svg:viewBox="0 0 592 621" draw:points="0,621 0,0 576,0 576,105 157,105 157,243 547,243 547,347 157,347 157,516 592,516 592,621">
                  <text:p/>
                </draw:polygon>
                <draw:polygon draw:style-name="gr117" draw:text-style-name="P1" draw:layer="layout" svg:width="0.616cm" svg:height="0.62cm" svg:x="10.783cm" svg:y="13.709cm" svg:viewBox="0 0 617 621" draw:points="0,621 0,0 153,0 471,415 471,0 617,0 617,621 459,621 146,216 146,621">
                  <text:p/>
                </draw:polygon>
                <draw:path draw:style-name="gr118" draw:text-style-name="P1" draw:layer="layout" svg:width="0.753cm" svg:height="0.641cm" svg:x="8.428cm" svg:y="14.666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119" draw:text-style-name="P1" draw:layer="layout" svg:width="0.65cm" svg:height="0.62cm" svg:x="9.305cm" svg:y="14.677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120" draw:text-style-name="P1" draw:layer="layout" svg:width="0.546cm" svg:height="0.615cm" svg:x="10.093cm" svg:y="14.681cm" svg:viewBox="0 0 547 616" draw:points="0,616 0,0 157,0 157,511 547,511 547,616">
                  <text:p/>
                </draw:polygon>
                <draw:polygon draw:style-name="gr121" draw:text-style-name="P1" draw:layer="layout" svg:width="0.591cm" svg:height="0.62cm" svg:x="10.753cm" svg:y="14.677cm" svg:viewBox="0 0 592 621" draw:points="0,621 0,0 576,0 576,105 157,105 157,243 547,243 547,347 157,347 157,516 592,516 592,621">
                  <text:p/>
                </draw:polygon>
                <draw:line draw:style-name="gr11" draw:text-style-name="P2" draw:layer="layout" svg:x1="9.43cm" svg:y1="13.814cm" svg:x2="9.43cm" svg:y2="13.972cm">
                  <text:p/>
                </draw:line>
                <draw:line draw:style-name="gr11" draw:text-style-name="P2" draw:layer="layout" svg:x1="9.272cm" svg:y1="14.33cm" svg:x2="9.429cm" svg:y2="14.33cm">
                  <text:p/>
                </draw:line>
                <draw:line draw:style-name="gr11" draw:text-style-name="P2" draw:layer="layout" svg:x1="8.789cm" svg:y1="14.102cm" svg:x2="8.969cm" svg:y2="14.102cm">
                  <text:p/>
                </draw:line>
                <draw:line draw:style-name="gr11" draw:text-style-name="P2" draw:layer="layout" svg:x1="9.306cm" svg:y1="14.669cm" svg:x2="9.306cm" svg:y2="15.299cm">
                  <text:p/>
                </draw:line>
                <draw:line draw:style-name="gr11" draw:text-style-name="P2" draw:layer="layout" svg:x1="9.462cm" svg:y1="14.779cm" svg:x2="9.552cm" svg:y2="14.779cm">
                  <text:p/>
                </draw:line>
                <draw:line draw:style-name="gr11" draw:text-style-name="P2" draw:layer="layout" svg:x1="9.462cm" svg:y1="14.779cm" svg:x2="9.552cm" svg:y2="14.779cm">
                  <text:p/>
                </draw:line>
                <draw:line draw:style-name="gr11" draw:text-style-name="P2" draw:layer="layout" svg:x1="9.462cm" svg:y1="15.028cm" svg:x2="9.597cm" svg:y2="15.028cm">
                  <text:p/>
                </draw:line>
              </draw:g>
              <draw:g>
                <draw:line draw:style-name="gr1" draw:layer="layout" svg:x1="8.2cm" svg:y1="12.498cm" svg:x2="8.999cm" svg:y2="12.498cm">
                  <text:p/>
                </draw:line>
                <draw:line draw:style-name="gr1" draw:layer="layout" svg:x1="8.999cm" svg:y1="12.197cm" svg:x2="8.999cm" svg:y2="12.498cm">
                  <text:p/>
                </draw:line>
                <draw:line draw:style-name="gr1" draw:layer="layout" svg:x1="8.999cm" svg:y1="12.197cm" svg:x2="9.8cm" svg:y2="12.197cm">
                  <text:p/>
                </draw:line>
                <draw:line draw:style-name="gr1" draw:layer="layout" svg:x1="9.8cm" svg:y1="12.197cm" svg:x2="9.8cm" svg:y2="12.498cm">
                  <text:p/>
                </draw:line>
                <draw:line draw:style-name="gr1" draw:layer="layout" svg:x1="9.8cm" svg:y1="12.498cm" svg:x2="10.599cm" svg:y2="12.498cm">
                  <text:p/>
                </draw:line>
                <draw:line draw:style-name="gr1" draw:layer="layout" svg:x1="10.599cm" svg:y1="12.197cm" svg:x2="10.599cm" svg:y2="12.498cm">
                  <text:p/>
                </draw:line>
                <draw:line draw:style-name="gr1" draw:layer="layout" svg:x1="10.599cm" svg:y1="12.197cm" svg:x2="11.399cm" svg:y2="12.197cm">
                  <text:p/>
                </draw:line>
                <draw:line draw:style-name="gr1" draw:layer="layout" svg:x1="11.399cm" svg:y1="12.197cm" svg:x2="11.399cm" svg:y2="12.498cm">
                  <text:p/>
                </draw:line>
                <draw:line draw:style-name="gr1" draw:layer="layout" svg:x1="11.399cm" svg:y1="12.498cm" svg:x2="11.899cm" svg:y2="12.498cm">
                  <text:p/>
                </draw:line>
                <draw:line draw:style-name="gr1" draw:layer="layout" svg:x1="8.2cm" svg:y1="8.497cm" svg:x2="8.999cm" svg:y2="8.497cm">
                  <text:p/>
                </draw:line>
                <draw:line draw:style-name="gr1" draw:layer="layout" svg:x1="8.999cm" svg:y1="8.497cm" svg:x2="8.999cm" svg:y2="8.798cm">
                  <text:p/>
                </draw:line>
                <draw:line draw:style-name="gr1" draw:layer="layout" svg:x1="8.999cm" svg:y1="8.798cm" svg:x2="9.8cm" svg:y2="8.798cm">
                  <text:p/>
                </draw:line>
                <draw:line draw:style-name="gr1" draw:layer="layout" svg:x1="9.8cm" svg:y1="8.497cm" svg:x2="9.8cm" svg:y2="8.798cm">
                  <text:p/>
                </draw:line>
                <draw:line draw:style-name="gr1" draw:layer="layout" svg:x1="9.8cm" svg:y1="8.497cm" svg:x2="10.599cm" svg:y2="8.497cm">
                  <text:p/>
                </draw:line>
                <draw:line draw:style-name="gr1" draw:layer="layout" svg:x1="10.599cm" svg:y1="8.497cm" svg:x2="10.599cm" svg:y2="8.798cm">
                  <text:p/>
                </draw:line>
                <draw:line draw:style-name="gr1" draw:layer="layout" svg:x1="10.599cm" svg:y1="8.798cm" svg:x2="11.399cm" svg:y2="8.798cm">
                  <text:p/>
                </draw:line>
                <draw:line draw:style-name="gr1" draw:layer="layout" svg:x1="11.399cm" svg:y1="8.497cm" svg:x2="11.399cm" svg:y2="8.798cm">
                  <text:p/>
                </draw:line>
                <draw:line draw:style-name="gr1" draw:layer="layout" svg:x1="11.399cm" svg:y1="8.497cm" svg:x2="11.899cm" svg:y2="8.497cm">
                  <text:p/>
                </draw:line>
                <draw:line draw:style-name="gr1" draw:layer="layout" svg:x1="8.2cm" svg:y1="12.498cm" svg:x2="8.2cm" svg:y2="11.698cm">
                  <text:p/>
                </draw:line>
                <draw:line draw:style-name="gr1" draw:layer="layout" svg:x1="8.499cm" svg:y1="11.698cm" svg:x2="8.2cm" svg:y2="11.698cm">
                  <text:p/>
                </draw:line>
                <draw:line draw:style-name="gr1" draw:layer="layout" svg:x1="8.499cm" svg:y1="11.698cm" svg:x2="8.499cm" svg:y2="10.897cm">
                  <text:p/>
                </draw:line>
                <draw:line draw:style-name="gr1" draw:layer="layout" svg:x1="8.499cm" svg:y1="10.897cm" svg:x2="8.2cm" svg:y2="10.897cm">
                  <text:p/>
                </draw:line>
                <draw:line draw:style-name="gr1" draw:layer="layout" svg:x1="8.2cm" svg:y1="10.897cm" svg:x2="8.2cm" svg:y2="10.098cm">
                  <text:p/>
                </draw:line>
                <draw:line draw:style-name="gr1" draw:layer="layout" svg:x1="8.499cm" svg:y1="10.098cm" svg:x2="8.2cm" svg:y2="10.098cm">
                  <text:p/>
                </draw:line>
                <draw:line draw:style-name="gr1" draw:layer="layout" svg:x1="8.499cm" svg:y1="10.098cm" svg:x2="8.499cm" svg:y2="9.298cm">
                  <text:p/>
                </draw:line>
                <draw:line draw:style-name="gr1" draw:layer="layout" svg:x1="8.499cm" svg:y1="9.298cm" svg:x2="8.2cm" svg:y2="9.298cm">
                  <text:p/>
                </draw:line>
                <draw:line draw:style-name="gr1" draw:layer="layout" svg:x1="8.2cm" svg:y1="9.298cm" svg:x2="8.2cm" svg:y2="8.497cm">
                  <text:p/>
                </draw:line>
                <draw:line draw:style-name="gr1" draw:layer="layout" svg:x1="11.899cm" svg:y1="12.498cm" svg:x2="11.899cm" svg:y2="11.698cm">
                  <text:p/>
                </draw:line>
                <draw:line draw:style-name="gr1" draw:layer="layout" svg:x1="12.2cm" svg:y1="11.698cm" svg:x2="11.899cm" svg:y2="11.698cm">
                  <text:p/>
                </draw:line>
                <draw:line draw:style-name="gr1" draw:layer="layout" svg:x1="12.2cm" svg:y1="11.698cm" svg:x2="12.2cm" svg:y2="10.897cm">
                  <text:p/>
                </draw:line>
                <draw:line draw:style-name="gr1" draw:layer="layout" svg:x1="12.2cm" svg:y1="10.897cm" svg:x2="11.899cm" svg:y2="10.897cm">
                  <text:p/>
                </draw:line>
                <draw:line draw:style-name="gr1" draw:layer="layout" svg:x1="11.899cm" svg:y1="10.897cm" svg:x2="11.899cm" svg:y2="10.098cm">
                  <text:p/>
                </draw:line>
                <draw:line draw:style-name="gr1" draw:layer="layout" svg:x1="12.2cm" svg:y1="10.098cm" svg:x2="11.899cm" svg:y2="10.098cm">
                  <text:p/>
                </draw:line>
                <draw:line draw:style-name="gr1" draw:layer="layout" svg:x1="12.2cm" svg:y1="10.098cm" svg:x2="12.2cm" svg:y2="9.298cm">
                  <text:p/>
                </draw:line>
                <draw:line draw:style-name="gr1" draw:layer="layout" svg:x1="12.2cm" svg:y1="9.298cm" svg:x2="11.899cm" svg:y2="9.298cm">
                  <text:p/>
                </draw:line>
                <draw:line draw:style-name="gr1" draw:layer="layout" svg:x1="11.899cm" svg:y1="9.298cm" svg:x2="11.899cm" svg:y2="8.497cm">
                  <text:p/>
                </draw:line>
              </draw:g>
              <draw:line draw:style-name="gr1" draw:layer="layout" svg:x1="4.802cm" svg:y1="12.198cm" svg:x2="5.301cm" svg:y2="12.198cm">
                <text:p/>
              </draw:line>
              <draw:line draw:style-name="gr1" draw:layer="layout" svg:x1="5.301cm" svg:y1="12.198cm" svg:x2="5.301cm" svg:y2="12.499cm">
                <text:p/>
              </draw:line>
              <draw:line draw:style-name="gr1" draw:layer="layout" svg:x1="5.301cm" svg:y1="12.499cm" svg:x2="6.102cm" svg:y2="12.499cm">
                <text:p/>
              </draw:line>
              <draw:line draw:style-name="gr1" draw:layer="layout" svg:x1="6.102cm" svg:y1="12.198cm" svg:x2="6.102cm" svg:y2="12.499cm">
                <text:p/>
              </draw:line>
              <draw:line draw:style-name="gr1" draw:layer="layout" svg:x1="6.102cm" svg:y1="12.198cm" svg:x2="6.901cm" svg:y2="12.198cm">
                <text:p/>
              </draw:line>
              <draw:line draw:style-name="gr1" draw:layer="layout" svg:x1="6.901cm" svg:y1="12.198cm" svg:x2="6.901cm" svg:y2="12.499cm">
                <text:p/>
              </draw:line>
              <draw:line draw:style-name="gr1" draw:layer="layout" svg:x1="6.901cm" svg:y1="12.499cm" svg:x2="7.701cm" svg:y2="12.499cm">
                <text:p/>
              </draw:line>
              <draw:line draw:style-name="gr1" draw:layer="layout" svg:x1="7.701cm" svg:y1="12.198cm" svg:x2="7.701cm" svg:y2="12.499cm">
                <text:p/>
              </draw:line>
              <draw:line draw:style-name="gr1" draw:layer="layout" svg:x1="7.701cm" svg:y1="12.198cm" svg:x2="8.201cm" svg:y2="12.198cm">
                <text:p/>
              </draw:line>
              <draw:line draw:style-name="gr1" draw:layer="layout" svg:x1="4.802cm" svg:y1="8.799cm" svg:x2="5.301cm" svg:y2="8.799cm">
                <text:p/>
              </draw:line>
              <draw:line draw:style-name="gr1" draw:layer="layout" svg:x1="5.301cm" svg:y1="8.498cm" svg:x2="5.301cm" svg:y2="8.799cm">
                <text:p/>
              </draw:line>
              <draw:line draw:style-name="gr1" draw:layer="layout" svg:x1="5.301cm" svg:y1="8.498cm" svg:x2="6.102cm" svg:y2="8.498cm">
                <text:p/>
              </draw:line>
              <draw:line draw:style-name="gr1" draw:layer="layout" svg:x1="6.102cm" svg:y1="8.498cm" svg:x2="6.102cm" svg:y2="8.799cm">
                <text:p/>
              </draw:line>
              <draw:line draw:style-name="gr1" draw:layer="layout" svg:x1="6.102cm" svg:y1="8.799cm" svg:x2="6.901cm" svg:y2="8.799cm">
                <text:p/>
              </draw:line>
              <draw:line draw:style-name="gr1" draw:layer="layout" svg:x1="6.901cm" svg:y1="8.498cm" svg:x2="6.901cm" svg:y2="8.799cm">
                <text:p/>
              </draw:line>
              <draw:line draw:style-name="gr1" draw:layer="layout" svg:x1="6.901cm" svg:y1="8.498cm" svg:x2="7.701cm" svg:y2="8.498cm">
                <text:p/>
              </draw:line>
              <draw:line draw:style-name="gr1" draw:layer="layout" svg:x1="7.701cm" svg:y1="8.498cm" svg:x2="7.701cm" svg:y2="8.799cm">
                <text:p/>
              </draw:line>
              <draw:line draw:style-name="gr1" draw:layer="layout" svg:x1="7.701cm" svg:y1="8.799cm" svg:x2="8.201cm" svg:y2="8.799cm">
                <text:p/>
              </draw:line>
              <draw:line draw:style-name="gr1" draw:layer="layout" svg:x1="4.802cm" svg:y1="12.198cm" svg:x2="4.802cm" svg:y2="11.699cm">
                <text:p/>
              </draw:line>
              <draw:line draw:style-name="gr1" draw:layer="layout" svg:x1="4.802cm" svg:y1="11.699cm" svg:x2="4.501cm" svg:y2="11.699cm">
                <text:p/>
              </draw:line>
              <draw:line draw:style-name="gr1" draw:layer="layout" svg:x1="4.501cm" svg:y1="11.699cm" svg:x2="4.501cm" svg:y2="10.898cm">
                <text:p/>
              </draw:line>
              <draw:line draw:style-name="gr1" draw:layer="layout" svg:x1="4.802cm" svg:y1="10.898cm" svg:x2="4.501cm" svg:y2="10.898cm">
                <text:p/>
              </draw:line>
              <draw:line draw:style-name="gr1" draw:layer="layout" svg:x1="4.802cm" svg:y1="10.898cm" svg:x2="4.802cm" svg:y2="10.099cm">
                <text:p/>
              </draw:line>
              <draw:line draw:style-name="gr1" draw:layer="layout" svg:x1="4.802cm" svg:y1="10.099cm" svg:x2="4.501cm" svg:y2="10.099cm">
                <text:p/>
              </draw:line>
              <draw:line draw:style-name="gr1" draw:layer="layout" svg:x1="4.501cm" svg:y1="10.099cm" svg:x2="4.501cm" svg:y2="9.299cm">
                <text:p/>
              </draw:line>
              <draw:line draw:style-name="gr1" draw:layer="layout" svg:x1="4.802cm" svg:y1="9.299cm" svg:x2="4.501cm" svg:y2="9.299cm">
                <text:p/>
              </draw:line>
              <draw:line draw:style-name="gr1" draw:layer="layout" svg:x1="4.802cm" svg:y1="9.299cm" svg:x2="4.802cm" svg:y2="8.799cm">
                <text:p/>
              </draw:line>
              <draw:line draw:style-name="gr1" draw:layer="layout" svg:x1="8.201cm" svg:y1="12.198cm" svg:x2="8.201cm" svg:y2="11.699cm">
                <text:p/>
              </draw:line>
              <draw:line draw:style-name="gr1" draw:layer="layout" svg:x1="8.502cm" svg:y1="11.699cm" svg:x2="8.201cm" svg:y2="11.699cm">
                <text:p/>
              </draw:line>
              <draw:line draw:style-name="gr1" draw:layer="layout" svg:x1="8.502cm" svg:y1="11.699cm" svg:x2="8.502cm" svg:y2="10.898cm">
                <text:p/>
              </draw:line>
              <draw:line draw:style-name="gr1" draw:layer="layout" svg:x1="8.502cm" svg:y1="10.898cm" svg:x2="8.201cm" svg:y2="10.898cm">
                <text:p/>
              </draw:line>
              <draw:line draw:style-name="gr1" draw:layer="layout" svg:x1="8.201cm" svg:y1="10.898cm" svg:x2="8.201cm" svg:y2="10.099cm">
                <text:p/>
              </draw:line>
              <draw:line draw:style-name="gr1" draw:layer="layout" svg:x1="8.502cm" svg:y1="10.099cm" svg:x2="8.201cm" svg:y2="10.099cm">
                <text:p/>
              </draw:line>
              <draw:line draw:style-name="gr1" draw:layer="layout" svg:x1="8.502cm" svg:y1="10.099cm" svg:x2="8.502cm" svg:y2="9.299cm">
                <text:p/>
              </draw:line>
              <draw:line draw:style-name="gr1" draw:layer="layout" svg:x1="8.502cm" svg:y1="9.299cm" svg:x2="8.201cm" svg:y2="9.299cm">
                <text:p/>
              </draw:line>
              <draw:line draw:style-name="gr1" draw:layer="layout" svg:x1="8.201cm" svg:y1="9.299cm" svg:x2="8.201cm" svg:y2="8.799cm">
                <text:p/>
              </draw:line>
              <draw:path draw:style-name="gr122" draw:text-style-name="P1" draw:layer="layout" svg:width="2.399cm" svg:height="2.559cm" svg:x="5.301cm" svg:y="9.239cm" svg:viewBox="0 0 2400 2560" svg:d="M1188 0c-587 0-1076 417-1188 970h489c100-286 372-491 692-491 406 0 734 329 734 734s-328 734-734 734c-320 0-593-205-693-492h-42-446c0 0 0 90 0 608s446 497 446 497v-390c205 159 462 254 742 254 669 0 1212-543 1212-1212s-543-1212-1212-1212z">
                <text:p/>
              </draw:path>
            </draw:g>
            <draw:g>
              <draw:g>
                <draw:line draw:style-name="gr1" draw:layer="layout" svg:x1="12.2cm" svg:y1="16.498cm" svg:x2="12.999cm" svg:y2="16.498cm">
                  <text:p/>
                </draw:line>
                <draw:line draw:style-name="gr1" draw:layer="layout" svg:x1="12.999cm" svg:y1="16.197cm" svg:x2="12.999cm" svg:y2="16.498cm">
                  <text:p/>
                </draw:line>
                <draw:line draw:style-name="gr1" draw:layer="layout" svg:x1="12.999cm" svg:y1="16.197cm" svg:x2="13.8cm" svg:y2="16.197cm">
                  <text:p/>
                </draw:line>
                <draw:line draw:style-name="gr1" draw:layer="layout" svg:x1="13.8cm" svg:y1="16.197cm" svg:x2="13.8cm" svg:y2="16.498cm">
                  <text:p/>
                </draw:line>
                <draw:line draw:style-name="gr1" draw:layer="layout" svg:x1="13.8cm" svg:y1="16.498cm" svg:x2="14.599cm" svg:y2="16.498cm">
                  <text:p/>
                </draw:line>
                <draw:line draw:style-name="gr1" draw:layer="layout" svg:x1="14.599cm" svg:y1="16.197cm" svg:x2="14.599cm" svg:y2="16.498cm">
                  <text:p/>
                </draw:line>
                <draw:line draw:style-name="gr1" draw:layer="layout" svg:x1="14.599cm" svg:y1="16.197cm" svg:x2="15.399cm" svg:y2="16.197cm">
                  <text:p/>
                </draw:line>
                <draw:line draw:style-name="gr1" draw:layer="layout" svg:x1="15.399cm" svg:y1="16.197cm" svg:x2="15.399cm" svg:y2="16.498cm">
                  <text:p/>
                </draw:line>
                <draw:line draw:style-name="gr1" draw:layer="layout" svg:x1="15.399cm" svg:y1="16.498cm" svg:x2="15.899cm" svg:y2="16.498cm">
                  <text:p/>
                </draw:line>
                <draw:line draw:style-name="gr1" draw:layer="layout" svg:x1="12.2cm" svg:y1="12.497cm" svg:x2="12.999cm" svg:y2="12.497cm">
                  <text:p/>
                </draw:line>
                <draw:line draw:style-name="gr1" draw:layer="layout" svg:x1="12.999cm" svg:y1="12.497cm" svg:x2="12.999cm" svg:y2="12.798cm">
                  <text:p/>
                </draw:line>
                <draw:line draw:style-name="gr1" draw:layer="layout" svg:x1="12.999cm" svg:y1="12.798cm" svg:x2="13.8cm" svg:y2="12.798cm">
                  <text:p/>
                </draw:line>
                <draw:line draw:style-name="gr1" draw:layer="layout" svg:x1="13.8cm" svg:y1="12.497cm" svg:x2="13.8cm" svg:y2="12.798cm">
                  <text:p/>
                </draw:line>
                <draw:line draw:style-name="gr1" draw:layer="layout" svg:x1="13.8cm" svg:y1="12.497cm" svg:x2="14.599cm" svg:y2="12.497cm">
                  <text:p/>
                </draw:line>
                <draw:line draw:style-name="gr1" draw:layer="layout" svg:x1="14.599cm" svg:y1="12.497cm" svg:x2="14.599cm" svg:y2="12.798cm">
                  <text:p/>
                </draw:line>
                <draw:line draw:style-name="gr1" draw:layer="layout" svg:x1="14.599cm" svg:y1="12.798cm" svg:x2="15.399cm" svg:y2="12.798cm">
                  <text:p/>
                </draw:line>
                <draw:line draw:style-name="gr1" draw:layer="layout" svg:x1="15.399cm" svg:y1="12.497cm" svg:x2="15.399cm" svg:y2="12.798cm">
                  <text:p/>
                </draw:line>
                <draw:line draw:style-name="gr1" draw:layer="layout" svg:x1="15.399cm" svg:y1="12.497cm" svg:x2="15.899cm" svg:y2="12.497cm">
                  <text:p/>
                </draw:line>
                <draw:line draw:style-name="gr1" draw:layer="layout" svg:x1="12.2cm" svg:y1="16.498cm" svg:x2="12.2cm" svg:y2="15.698cm">
                  <text:p/>
                </draw:line>
                <draw:line draw:style-name="gr1" draw:layer="layout" svg:x1="12.499cm" svg:y1="15.698cm" svg:x2="12.2cm" svg:y2="15.698cm">
                  <text:p/>
                </draw:line>
                <draw:line draw:style-name="gr1" draw:layer="layout" svg:x1="12.499cm" svg:y1="15.698cm" svg:x2="12.499cm" svg:y2="14.897cm">
                  <text:p/>
                </draw:line>
                <draw:line draw:style-name="gr1" draw:layer="layout" svg:x1="12.499cm" svg:y1="14.897cm" svg:x2="12.2cm" svg:y2="14.897cm">
                  <text:p/>
                </draw:line>
                <draw:line draw:style-name="gr1" draw:layer="layout" svg:x1="12.2cm" svg:y1="14.897cm" svg:x2="12.2cm" svg:y2="14.098cm">
                  <text:p/>
                </draw:line>
                <draw:line draw:style-name="gr1" draw:layer="layout" svg:x1="12.499cm" svg:y1="14.098cm" svg:x2="12.2cm" svg:y2="14.098cm">
                  <text:p/>
                </draw:line>
                <draw:line draw:style-name="gr1" draw:layer="layout" svg:x1="12.499cm" svg:y1="14.098cm" svg:x2="12.499cm" svg:y2="13.298cm">
                  <text:p/>
                </draw:line>
                <draw:line draw:style-name="gr1" draw:layer="layout" svg:x1="12.499cm" svg:y1="13.298cm" svg:x2="12.2cm" svg:y2="13.298cm">
                  <text:p/>
                </draw:line>
                <draw:line draw:style-name="gr1" draw:layer="layout" svg:x1="12.2cm" svg:y1="13.298cm" svg:x2="12.2cm" svg:y2="12.497cm">
                  <text:p/>
                </draw:line>
                <draw:line draw:style-name="gr1" draw:layer="layout" svg:x1="15.899cm" svg:y1="16.498cm" svg:x2="15.899cm" svg:y2="15.698cm">
                  <text:p/>
                </draw:line>
                <draw:line draw:style-name="gr1" draw:layer="layout" svg:x1="16.2cm" svg:y1="15.698cm" svg:x2="15.899cm" svg:y2="15.698cm">
                  <text:p/>
                </draw:line>
                <draw:line draw:style-name="gr1" draw:layer="layout" svg:x1="16.2cm" svg:y1="15.698cm" svg:x2="16.2cm" svg:y2="14.897cm">
                  <text:p/>
                </draw:line>
                <draw:line draw:style-name="gr1" draw:layer="layout" svg:x1="16.2cm" svg:y1="14.897cm" svg:x2="15.899cm" svg:y2="14.897cm">
                  <text:p/>
                </draw:line>
                <draw:line draw:style-name="gr1" draw:layer="layout" svg:x1="15.899cm" svg:y1="14.897cm" svg:x2="15.899cm" svg:y2="14.098cm">
                  <text:p/>
                </draw:line>
                <draw:line draw:style-name="gr1" draw:layer="layout" svg:x1="16.2cm" svg:y1="14.098cm" svg:x2="15.899cm" svg:y2="14.098cm">
                  <text:p/>
                </draw:line>
                <draw:line draw:style-name="gr1" draw:layer="layout" svg:x1="16.2cm" svg:y1="14.098cm" svg:x2="16.2cm" svg:y2="13.298cm">
                  <text:p/>
                </draw:line>
                <draw:line draw:style-name="gr1" draw:layer="layout" svg:x1="16.2cm" svg:y1="13.298cm" svg:x2="15.899cm" svg:y2="13.298cm">
                  <text:p/>
                </draw:line>
                <draw:line draw:style-name="gr1" draw:layer="layout" svg:x1="15.899cm" svg:y1="13.298cm" svg:x2="15.899cm" svg:y2="12.497cm">
                  <text:p/>
                </draw:line>
              </draw:g>
              <draw:line draw:style-name="gr1" draw:layer="layout" svg:x1="12.501cm" svg:y1="12.196cm" svg:x2="13cm" svg:y2="12.196cm">
                <text:p/>
              </draw:line>
              <draw:line draw:style-name="gr1" draw:layer="layout" svg:x1="13cm" svg:y1="12.196cm" svg:x2="13cm" svg:y2="12.497cm">
                <text:p/>
              </draw:line>
              <draw:line draw:style-name="gr1" draw:layer="layout" svg:x1="13cm" svg:y1="12.497cm" svg:x2="13.801cm" svg:y2="12.497cm">
                <text:p/>
              </draw:line>
              <draw:line draw:style-name="gr1" draw:layer="layout" svg:x1="13.801cm" svg:y1="12.196cm" svg:x2="13.801cm" svg:y2="12.497cm">
                <text:p/>
              </draw:line>
              <draw:line draw:style-name="gr1" draw:layer="layout" svg:x1="13.801cm" svg:y1="12.196cm" svg:x2="14.6cm" svg:y2="12.196cm">
                <text:p/>
              </draw:line>
              <draw:line draw:style-name="gr1" draw:layer="layout" svg:x1="14.6cm" svg:y1="12.196cm" svg:x2="14.6cm" svg:y2="12.497cm">
                <text:p/>
              </draw:line>
              <draw:line draw:style-name="gr1" draw:layer="layout" svg:x1="14.6cm" svg:y1="12.497cm" svg:x2="15.4cm" svg:y2="12.497cm">
                <text:p/>
              </draw:line>
              <draw:line draw:style-name="gr1" draw:layer="layout" svg:x1="15.4cm" svg:y1="12.196cm" svg:x2="15.4cm" svg:y2="12.497cm">
                <text:p/>
              </draw:line>
              <draw:line draw:style-name="gr1" draw:layer="layout" svg:x1="15.4cm" svg:y1="12.196cm" svg:x2="15.9cm" svg:y2="12.196cm">
                <text:p/>
              </draw:line>
              <draw:line draw:style-name="gr1" draw:layer="layout" svg:x1="12.501cm" svg:y1="8.797cm" svg:x2="13cm" svg:y2="8.797cm">
                <text:p/>
              </draw:line>
              <draw:line draw:style-name="gr1" draw:layer="layout" svg:x1="13cm" svg:y1="8.496cm" svg:x2="13cm" svg:y2="8.797cm">
                <text:p/>
              </draw:line>
              <draw:line draw:style-name="gr1" draw:layer="layout" svg:x1="13cm" svg:y1="8.496cm" svg:x2="13.801cm" svg:y2="8.496cm">
                <text:p/>
              </draw:line>
              <draw:line draw:style-name="gr1" draw:layer="layout" svg:x1="13.801cm" svg:y1="8.496cm" svg:x2="13.801cm" svg:y2="8.797cm">
                <text:p/>
              </draw:line>
              <draw:line draw:style-name="gr1" draw:layer="layout" svg:x1="13.801cm" svg:y1="8.797cm" svg:x2="14.6cm" svg:y2="8.797cm">
                <text:p/>
              </draw:line>
              <draw:line draw:style-name="gr1" draw:layer="layout" svg:x1="14.6cm" svg:y1="8.496cm" svg:x2="14.6cm" svg:y2="8.797cm">
                <text:p/>
              </draw:line>
              <draw:line draw:style-name="gr1" draw:layer="layout" svg:x1="14.6cm" svg:y1="8.496cm" svg:x2="15.4cm" svg:y2="8.496cm">
                <text:p/>
              </draw:line>
              <draw:line draw:style-name="gr1" draw:layer="layout" svg:x1="15.4cm" svg:y1="8.496cm" svg:x2="15.4cm" svg:y2="8.797cm">
                <text:p/>
              </draw:line>
              <draw:line draw:style-name="gr1" draw:layer="layout" svg:x1="15.4cm" svg:y1="8.797cm" svg:x2="15.9cm" svg:y2="8.797cm">
                <text:p/>
              </draw:line>
              <draw:line draw:style-name="gr1" draw:layer="layout" svg:x1="12.501cm" svg:y1="12.196cm" svg:x2="12.501cm" svg:y2="11.697cm">
                <text:p/>
              </draw:line>
              <draw:line draw:style-name="gr1" draw:layer="layout" svg:x1="12.501cm" svg:y1="11.697cm" svg:x2="12.2cm" svg:y2="11.697cm">
                <text:p/>
              </draw:line>
              <draw:line draw:style-name="gr1" draw:layer="layout" svg:x1="12.2cm" svg:y1="11.697cm" svg:x2="12.2cm" svg:y2="10.896cm">
                <text:p/>
              </draw:line>
              <draw:line draw:style-name="gr1" draw:layer="layout" svg:x1="12.501cm" svg:y1="10.896cm" svg:x2="12.2cm" svg:y2="10.896cm">
                <text:p/>
              </draw:line>
              <draw:line draw:style-name="gr1" draw:layer="layout" svg:x1="12.501cm" svg:y1="10.896cm" svg:x2="12.501cm" svg:y2="10.097cm">
                <text:p/>
              </draw:line>
              <draw:line draw:style-name="gr1" draw:layer="layout" svg:x1="12.501cm" svg:y1="10.097cm" svg:x2="12.2cm" svg:y2="10.097cm">
                <text:p/>
              </draw:line>
              <draw:line draw:style-name="gr1" draw:layer="layout" svg:x1="12.2cm" svg:y1="10.097cm" svg:x2="12.2cm" svg:y2="9.297cm">
                <text:p/>
              </draw:line>
              <draw:line draw:style-name="gr1" draw:layer="layout" svg:x1="12.501cm" svg:y1="9.297cm" svg:x2="12.2cm" svg:y2="9.297cm">
                <text:p/>
              </draw:line>
              <draw:line draw:style-name="gr1" draw:layer="layout" svg:x1="12.501cm" svg:y1="9.297cm" svg:x2="12.501cm" svg:y2="8.797cm">
                <text:p/>
              </draw:line>
              <draw:line draw:style-name="gr1" draw:layer="layout" svg:x1="15.9cm" svg:y1="12.196cm" svg:x2="15.9cm" svg:y2="11.697cm">
                <text:p/>
              </draw:line>
              <draw:line draw:style-name="gr1" draw:layer="layout" svg:x1="16.201cm" svg:y1="11.697cm" svg:x2="15.9cm" svg:y2="11.697cm">
                <text:p/>
              </draw:line>
              <draw:line draw:style-name="gr1" draw:layer="layout" svg:x1="16.201cm" svg:y1="11.697cm" svg:x2="16.201cm" svg:y2="10.896cm">
                <text:p/>
              </draw:line>
              <draw:line draw:style-name="gr1" draw:layer="layout" svg:x1="16.201cm" svg:y1="10.896cm" svg:x2="15.9cm" svg:y2="10.896cm">
                <text:p/>
              </draw:line>
              <draw:line draw:style-name="gr1" draw:layer="layout" svg:x1="15.9cm" svg:y1="10.896cm" svg:x2="15.9cm" svg:y2="10.097cm">
                <text:p/>
              </draw:line>
              <draw:line draw:style-name="gr1" draw:layer="layout" svg:x1="16.201cm" svg:y1="10.097cm" svg:x2="15.9cm" svg:y2="10.097cm">
                <text:p/>
              </draw:line>
              <draw:line draw:style-name="gr1" draw:layer="layout" svg:x1="16.201cm" svg:y1="10.097cm" svg:x2="16.201cm" svg:y2="9.297cm">
                <text:p/>
              </draw:line>
              <draw:line draw:style-name="gr1" draw:layer="layout" svg:x1="16.201cm" svg:y1="9.297cm" svg:x2="15.9cm" svg:y2="9.297cm">
                <text:p/>
              </draw:line>
              <draw:line draw:style-name="gr1" draw:layer="layout" svg:x1="15.9cm" svg:y1="9.297cm" svg:x2="15.9cm" svg:y2="8.797cm">
                <text:p/>
              </draw:line>
              <draw:g>
                <draw:path draw:style-name="gr123" draw:text-style-name="P1" draw:layer="layout" svg:width="0.726cm" svg:height="0.641cm" svg:x="12.7cm" svg:y="13.687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124" draw:text-style-name="P1" draw:layer="layout" svg:width="0.698cm" svg:height="0.62cm" svg:x="13.572cm" svg:y="13.698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125" draw:text-style-name="P1" draw:layer="layout" svg:width="0.316cm" svg:height="0.157cm" svg:x="13.729cm" svg:y="13.802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126" draw:text-style-name="P1" draw:layer="layout" svg:width="0.591cm" svg:height="0.62cm" svg:x="14.356cm" svg:y="13.698cm" svg:viewBox="0 0 592 621" draw:points="0,621 0,0 576,0 576,105 157,105 157,243 547,243 547,347 157,347 157,516 592,516 592,621">
                  <text:p/>
                </draw:polygon>
                <draw:polygon draw:style-name="gr127" draw:text-style-name="P1" draw:layer="layout" svg:width="0.616cm" svg:height="0.62cm" svg:x="15.083cm" svg:y="13.698cm" svg:viewBox="0 0 617 621" draw:points="0,621 0,0 153,0 471,415 471,0 617,0 617,621 459,621 146,216 146,621">
                  <text:p/>
                </draw:polygon>
                <draw:path draw:style-name="gr128" draw:text-style-name="P1" draw:layer="layout" svg:width="0.753cm" svg:height="0.641cm" svg:x="12.728cm" svg:y="14.655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129" draw:text-style-name="P1" draw:layer="layout" svg:width="0.65cm" svg:height="0.62cm" svg:x="13.605cm" svg:y="14.666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130" draw:text-style-name="P1" draw:layer="layout" svg:width="0.546cm" svg:height="0.615cm" svg:x="14.393cm" svg:y="14.67cm" svg:viewBox="0 0 547 616" draw:points="0,616 0,0 157,0 157,511 547,511 547,616">
                  <text:p/>
                </draw:polygon>
                <draw:polygon draw:style-name="gr131" draw:text-style-name="P1" draw:layer="layout" svg:width="0.591cm" svg:height="0.62cm" svg:x="15.053cm" svg:y="14.666cm" svg:viewBox="0 0 592 621" draw:points="0,621 0,0 576,0 576,105 157,105 157,243 547,243 547,347 157,347 157,516 592,516 592,621">
                  <text:p/>
                </draw:polygon>
                <draw:line draw:style-name="gr11" draw:text-style-name="P2" draw:layer="layout" svg:x1="13.73cm" svg:y1="13.803cm" svg:x2="13.73cm" svg:y2="13.961cm">
                  <text:p/>
                </draw:line>
                <draw:line draw:style-name="gr11" draw:text-style-name="P2" draw:layer="layout" svg:x1="13.572cm" svg:y1="14.319cm" svg:x2="13.729cm" svg:y2="14.319cm">
                  <text:p/>
                </draw:line>
                <draw:line draw:style-name="gr11" draw:text-style-name="P2" draw:layer="layout" svg:x1="13.089cm" svg:y1="14.091cm" svg:x2="13.269cm" svg:y2="14.091cm">
                  <text:p/>
                </draw:line>
                <draw:line draw:style-name="gr11" draw:text-style-name="P2" draw:layer="layout" svg:x1="13.606cm" svg:y1="14.658cm" svg:x2="13.606cm" svg:y2="15.288cm">
                  <text:p/>
                </draw:line>
                <draw:line draw:style-name="gr11" draw:text-style-name="P2" draw:layer="layout" svg:x1="13.762cm" svg:y1="14.768cm" svg:x2="13.852cm" svg:y2="14.768cm">
                  <text:p/>
                </draw:line>
                <draw:line draw:style-name="gr11" draw:text-style-name="P2" draw:layer="layout" svg:x1="13.762cm" svg:y1="14.768cm" svg:x2="13.852cm" svg:y2="14.768cm">
                  <text:p/>
                </draw:line>
                <draw:line draw:style-name="gr11" draw:text-style-name="P2" draw:layer="layout" svg:x1="13.762cm" svg:y1="15.017cm" svg:x2="13.897cm" svg:y2="15.017cm">
                  <text:p/>
                </draw:line>
              </draw:g>
              <draw:path draw:style-name="gr132" draw:text-style-name="P1" draw:layer="layout" svg:width="2.399cm" svg:height="2.559cm" svg:x="13cm" svg:y="9.237cm" svg:viewBox="0 0 2400 2560" svg:d="M1188 0c-587 0-1076 417-1188 970h489c100-286 372-491 692-491 406 0 734 329 734 734s-328 734-734 734c-320 0-593-205-693-492h-42-446c0 0 0 90 0 608s446 497 446 497v-390c205 159 462 254 742 254 669 0 1212-543 1212-1212s-543-1212-1212-1212z">
                <text:p/>
              </draw:path>
              <draw:g>
                <draw:line draw:style-name="gr1" draw:layer="layout" svg:x1="15.9cm" svg:y1="16.498cm" svg:x2="16.699cm" svg:y2="16.498cm">
                  <text:p/>
                </draw:line>
                <draw:line draw:style-name="gr1" draw:layer="layout" svg:x1="16.699cm" svg:y1="16.197cm" svg:x2="16.699cm" svg:y2="16.498cm">
                  <text:p/>
                </draw:line>
                <draw:line draw:style-name="gr1" draw:layer="layout" svg:x1="16.699cm" svg:y1="16.197cm" svg:x2="17.5cm" svg:y2="16.197cm">
                  <text:p/>
                </draw:line>
                <draw:line draw:style-name="gr1" draw:layer="layout" svg:x1="17.5cm" svg:y1="16.197cm" svg:x2="17.5cm" svg:y2="16.498cm">
                  <text:p/>
                </draw:line>
                <draw:line draw:style-name="gr1" draw:layer="layout" svg:x1="17.5cm" svg:y1="16.498cm" svg:x2="18.299cm" svg:y2="16.498cm">
                  <text:p/>
                </draw:line>
                <draw:line draw:style-name="gr1" draw:layer="layout" svg:x1="18.299cm" svg:y1="16.197cm" svg:x2="18.299cm" svg:y2="16.498cm">
                  <text:p/>
                </draw:line>
                <draw:line draw:style-name="gr1" draw:layer="layout" svg:x1="18.299cm" svg:y1="16.197cm" svg:x2="19.099cm" svg:y2="16.197cm">
                  <text:p/>
                </draw:line>
                <draw:line draw:style-name="gr1" draw:layer="layout" svg:x1="19.099cm" svg:y1="16.197cm" svg:x2="19.099cm" svg:y2="16.498cm">
                  <text:p/>
                </draw:line>
                <draw:line draw:style-name="gr1" draw:layer="layout" svg:x1="19.099cm" svg:y1="16.498cm" svg:x2="19.599cm" svg:y2="16.498cm">
                  <text:p/>
                </draw:line>
                <draw:line draw:style-name="gr1" draw:layer="layout" svg:x1="15.9cm" svg:y1="12.497cm" svg:x2="16.699cm" svg:y2="12.497cm">
                  <text:p/>
                </draw:line>
                <draw:line draw:style-name="gr1" draw:layer="layout" svg:x1="16.699cm" svg:y1="12.497cm" svg:x2="16.699cm" svg:y2="12.798cm">
                  <text:p/>
                </draw:line>
                <draw:line draw:style-name="gr1" draw:layer="layout" svg:x1="16.699cm" svg:y1="12.798cm" svg:x2="17.5cm" svg:y2="12.798cm">
                  <text:p/>
                </draw:line>
                <draw:line draw:style-name="gr1" draw:layer="layout" svg:x1="17.5cm" svg:y1="12.497cm" svg:x2="17.5cm" svg:y2="12.798cm">
                  <text:p/>
                </draw:line>
                <draw:line draw:style-name="gr1" draw:layer="layout" svg:x1="17.5cm" svg:y1="12.497cm" svg:x2="18.299cm" svg:y2="12.497cm">
                  <text:p/>
                </draw:line>
                <draw:line draw:style-name="gr1" draw:layer="layout" svg:x1="18.299cm" svg:y1="12.497cm" svg:x2="18.299cm" svg:y2="12.798cm">
                  <text:p/>
                </draw:line>
                <draw:line draw:style-name="gr1" draw:layer="layout" svg:x1="18.299cm" svg:y1="12.798cm" svg:x2="19.099cm" svg:y2="12.798cm">
                  <text:p/>
                </draw:line>
                <draw:line draw:style-name="gr1" draw:layer="layout" svg:x1="19.099cm" svg:y1="12.497cm" svg:x2="19.099cm" svg:y2="12.798cm">
                  <text:p/>
                </draw:line>
                <draw:line draw:style-name="gr1" draw:layer="layout" svg:x1="19.099cm" svg:y1="12.497cm" svg:x2="19.599cm" svg:y2="12.497cm">
                  <text:p/>
                </draw:line>
                <draw:line draw:style-name="gr1" draw:layer="layout" svg:x1="19.599cm" svg:y1="16.498cm" svg:x2="19.599cm" svg:y2="15.698cm">
                  <text:p/>
                </draw:line>
                <draw:line draw:style-name="gr1" draw:layer="layout" svg:x1="19.9cm" svg:y1="15.698cm" svg:x2="19.599cm" svg:y2="15.698cm">
                  <text:p/>
                </draw:line>
                <draw:line draw:style-name="gr1" draw:layer="layout" svg:x1="19.9cm" svg:y1="15.698cm" svg:x2="19.9cm" svg:y2="14.897cm">
                  <text:p/>
                </draw:line>
                <draw:line draw:style-name="gr1" draw:layer="layout" svg:x1="19.9cm" svg:y1="14.897cm" svg:x2="19.599cm" svg:y2="14.897cm">
                  <text:p/>
                </draw:line>
                <draw:line draw:style-name="gr1" draw:layer="layout" svg:x1="19.599cm" svg:y1="14.897cm" svg:x2="19.599cm" svg:y2="14.098cm">
                  <text:p/>
                </draw:line>
                <draw:line draw:style-name="gr1" draw:layer="layout" svg:x1="19.9cm" svg:y1="14.098cm" svg:x2="19.599cm" svg:y2="14.098cm">
                  <text:p/>
                </draw:line>
                <draw:line draw:style-name="gr1" draw:layer="layout" svg:x1="19.9cm" svg:y1="14.098cm" svg:x2="19.9cm" svg:y2="13.298cm">
                  <text:p/>
                </draw:line>
                <draw:line draw:style-name="gr1" draw:layer="layout" svg:x1="19.9cm" svg:y1="13.298cm" svg:x2="19.599cm" svg:y2="13.298cm">
                  <text:p/>
                </draw:line>
                <draw:line draw:style-name="gr1" draw:layer="layout" svg:x1="19.599cm" svg:y1="13.298cm" svg:x2="19.599cm" svg:y2="12.497cm">
                  <text:p/>
                </draw:line>
              </draw:g>
              <draw:g>
                <draw:line draw:style-name="gr1" draw:layer="layout" svg:x1="19.6cm" svg:y1="16.497cm" svg:x2="20.399cm" svg:y2="16.497cm">
                  <text:p/>
                </draw:line>
                <draw:line draw:style-name="gr1" draw:layer="layout" svg:x1="20.399cm" svg:y1="16.196cm" svg:x2="20.399cm" svg:y2="16.497cm">
                  <text:p/>
                </draw:line>
                <draw:line draw:style-name="gr1" draw:layer="layout" svg:x1="20.399cm" svg:y1="16.196cm" svg:x2="21.2cm" svg:y2="16.196cm">
                  <text:p/>
                </draw:line>
                <draw:line draw:style-name="gr1" draw:layer="layout" svg:x1="21.2cm" svg:y1="16.196cm" svg:x2="21.2cm" svg:y2="16.497cm">
                  <text:p/>
                </draw:line>
                <draw:line draw:style-name="gr1" draw:layer="layout" svg:x1="21.2cm" svg:y1="16.497cm" svg:x2="21.999cm" svg:y2="16.497cm">
                  <text:p/>
                </draw:line>
                <draw:line draw:style-name="gr1" draw:layer="layout" svg:x1="21.999cm" svg:y1="16.196cm" svg:x2="21.999cm" svg:y2="16.497cm">
                  <text:p/>
                </draw:line>
                <draw:line draw:style-name="gr1" draw:layer="layout" svg:x1="21.999cm" svg:y1="16.196cm" svg:x2="22.799cm" svg:y2="16.196cm">
                  <text:p/>
                </draw:line>
                <draw:line draw:style-name="gr1" draw:layer="layout" svg:x1="22.799cm" svg:y1="16.196cm" svg:x2="22.799cm" svg:y2="16.497cm">
                  <text:p/>
                </draw:line>
                <draw:line draw:style-name="gr1" draw:layer="layout" svg:x1="22.799cm" svg:y1="16.497cm" svg:x2="23.299cm" svg:y2="16.497cm">
                  <text:p/>
                </draw:line>
                <draw:line draw:style-name="gr1" draw:layer="layout" svg:x1="19.6cm" svg:y1="12.496cm" svg:x2="20.399cm" svg:y2="12.496cm">
                  <text:p/>
                </draw:line>
                <draw:line draw:style-name="gr1" draw:layer="layout" svg:x1="20.399cm" svg:y1="12.496cm" svg:x2="20.399cm" svg:y2="12.797cm">
                  <text:p/>
                </draw:line>
                <draw:line draw:style-name="gr1" draw:layer="layout" svg:x1="20.399cm" svg:y1="12.797cm" svg:x2="21.2cm" svg:y2="12.797cm">
                  <text:p/>
                </draw:line>
                <draw:line draw:style-name="gr1" draw:layer="layout" svg:x1="21.2cm" svg:y1="12.496cm" svg:x2="21.2cm" svg:y2="12.797cm">
                  <text:p/>
                </draw:line>
                <draw:line draw:style-name="gr1" draw:layer="layout" svg:x1="21.2cm" svg:y1="12.496cm" svg:x2="21.999cm" svg:y2="12.496cm">
                  <text:p/>
                </draw:line>
                <draw:line draw:style-name="gr1" draw:layer="layout" svg:x1="21.999cm" svg:y1="12.496cm" svg:x2="21.999cm" svg:y2="12.797cm">
                  <text:p/>
                </draw:line>
                <draw:line draw:style-name="gr1" draw:layer="layout" svg:x1="21.999cm" svg:y1="12.797cm" svg:x2="22.799cm" svg:y2="12.797cm">
                  <text:p/>
                </draw:line>
                <draw:line draw:style-name="gr1" draw:layer="layout" svg:x1="22.799cm" svg:y1="12.496cm" svg:x2="22.799cm" svg:y2="12.797cm">
                  <text:p/>
                </draw:line>
                <draw:line draw:style-name="gr1" draw:layer="layout" svg:x1="22.799cm" svg:y1="12.496cm" svg:x2="23.299cm" svg:y2="12.496cm">
                  <text:p/>
                </draw:line>
                <draw:line draw:style-name="gr1" draw:layer="layout" svg:x1="23.299cm" svg:y1="16.497cm" svg:x2="23.299cm" svg:y2="15.697cm">
                  <text:p/>
                </draw:line>
                <draw:line draw:style-name="gr1" draw:layer="layout" svg:x1="23.6cm" svg:y1="15.697cm" svg:x2="23.299cm" svg:y2="15.697cm">
                  <text:p/>
                </draw:line>
                <draw:line draw:style-name="gr1" draw:layer="layout" svg:x1="23.6cm" svg:y1="15.697cm" svg:x2="23.6cm" svg:y2="14.896cm">
                  <text:p/>
                </draw:line>
                <draw:line draw:style-name="gr1" draw:layer="layout" svg:x1="23.6cm" svg:y1="14.896cm" svg:x2="23.299cm" svg:y2="14.896cm">
                  <text:p/>
                </draw:line>
                <draw:line draw:style-name="gr1" draw:layer="layout" svg:x1="23.299cm" svg:y1="14.896cm" svg:x2="23.299cm" svg:y2="14.097cm">
                  <text:p/>
                </draw:line>
                <draw:line draw:style-name="gr1" draw:layer="layout" svg:x1="23.6cm" svg:y1="14.097cm" svg:x2="23.299cm" svg:y2="14.097cm">
                  <text:p/>
                </draw:line>
                <draw:line draw:style-name="gr1" draw:layer="layout" svg:x1="23.6cm" svg:y1="14.097cm" svg:x2="23.6cm" svg:y2="13.297cm">
                  <text:p/>
                </draw:line>
                <draw:line draw:style-name="gr1" draw:layer="layout" svg:x1="23.6cm" svg:y1="13.297cm" svg:x2="23.299cm" svg:y2="13.297cm">
                  <text:p/>
                </draw:line>
                <draw:line draw:style-name="gr1" draw:layer="layout" svg:x1="23.299cm" svg:y1="13.297cm" svg:x2="23.299cm" svg:y2="12.496cm">
                  <text:p/>
                </draw:line>
              </draw:g>
              <draw:g>
                <draw:path draw:style-name="gr133" draw:text-style-name="P1" draw:layer="layout" svg:width="0.726cm" svg:height="0.641cm" svg:x="20.1cm" svg:y="13.697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134" draw:text-style-name="P1" draw:layer="layout" svg:width="0.698cm" svg:height="0.62cm" svg:x="20.972cm" svg:y="13.708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135" draw:text-style-name="P1" draw:layer="layout" svg:width="0.316cm" svg:height="0.157cm" svg:x="21.129cm" svg:y="13.812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136" draw:text-style-name="P1" draw:layer="layout" svg:width="0.591cm" svg:height="0.62cm" svg:x="21.756cm" svg:y="13.708cm" svg:viewBox="0 0 592 621" draw:points="0,621 0,0 576,0 576,105 157,105 157,243 547,243 547,347 157,347 157,516 592,516 592,621">
                  <text:p/>
                </draw:polygon>
                <draw:polygon draw:style-name="gr137" draw:text-style-name="P1" draw:layer="layout" svg:width="0.616cm" svg:height="0.62cm" svg:x="22.483cm" svg:y="13.708cm" svg:viewBox="0 0 617 621" draw:points="0,621 0,0 153,0 471,415 471,0 617,0 617,621 459,621 146,216 146,621">
                  <text:p/>
                </draw:polygon>
                <draw:path draw:style-name="gr138" draw:text-style-name="P1" draw:layer="layout" svg:width="0.753cm" svg:height="0.641cm" svg:x="20.128cm" svg:y="14.665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139" draw:text-style-name="P1" draw:layer="layout" svg:width="0.65cm" svg:height="0.62cm" svg:x="21.005cm" svg:y="14.676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140" draw:text-style-name="P1" draw:layer="layout" svg:width="0.546cm" svg:height="0.615cm" svg:x="21.793cm" svg:y="14.68cm" svg:viewBox="0 0 547 616" draw:points="0,616 0,0 157,0 157,511 547,511 547,616">
                  <text:p/>
                </draw:polygon>
                <draw:polygon draw:style-name="gr141" draw:text-style-name="P1" draw:layer="layout" svg:width="0.591cm" svg:height="0.62cm" svg:x="22.453cm" svg:y="14.676cm" svg:viewBox="0 0 592 621" draw:points="0,621 0,0 576,0 576,105 157,105 157,243 547,243 547,347 157,347 157,516 592,516 592,621">
                  <text:p/>
                </draw:polygon>
                <draw:line draw:style-name="gr11" draw:text-style-name="P2" draw:layer="layout" svg:x1="21.13cm" svg:y1="13.813cm" svg:x2="21.13cm" svg:y2="13.971cm">
                  <text:p/>
                </draw:line>
                <draw:line draw:style-name="gr11" draw:text-style-name="P2" draw:layer="layout" svg:x1="20.972cm" svg:y1="14.329cm" svg:x2="21.129cm" svg:y2="14.329cm">
                  <text:p/>
                </draw:line>
                <draw:line draw:style-name="gr11" draw:text-style-name="P2" draw:layer="layout" svg:x1="20.489cm" svg:y1="14.101cm" svg:x2="20.669cm" svg:y2="14.101cm">
                  <text:p/>
                </draw:line>
                <draw:line draw:style-name="gr11" draw:text-style-name="P2" draw:layer="layout" svg:x1="21.006cm" svg:y1="14.668cm" svg:x2="21.006cm" svg:y2="15.298cm">
                  <text:p/>
                </draw:line>
                <draw:line draw:style-name="gr11" draw:text-style-name="P2" draw:layer="layout" svg:x1="21.162cm" svg:y1="14.778cm" svg:x2="21.252cm" svg:y2="14.778cm">
                  <text:p/>
                </draw:line>
                <draw:line draw:style-name="gr11" draw:text-style-name="P2" draw:layer="layout" svg:x1="21.162cm" svg:y1="14.778cm" svg:x2="21.252cm" svg:y2="14.778cm">
                  <text:p/>
                </draw:line>
                <draw:line draw:style-name="gr11" draw:text-style-name="P2" draw:layer="layout" svg:x1="21.162cm" svg:y1="15.027cm" svg:x2="21.297cm" svg:y2="15.027cm">
                  <text:p/>
                </draw:line>
              </draw:g>
              <draw:g>
                <draw:line draw:style-name="gr1" draw:layer="layout" svg:x1="19.9cm" svg:y1="12.497cm" svg:x2="20.699cm" svg:y2="12.497cm">
                  <text:p/>
                </draw:line>
                <draw:line draw:style-name="gr1" draw:layer="layout" svg:x1="20.699cm" svg:y1="12.196cm" svg:x2="20.699cm" svg:y2="12.497cm">
                  <text:p/>
                </draw:line>
                <draw:line draw:style-name="gr1" draw:layer="layout" svg:x1="20.699cm" svg:y1="12.196cm" svg:x2="21.5cm" svg:y2="12.196cm">
                  <text:p/>
                </draw:line>
                <draw:line draw:style-name="gr1" draw:layer="layout" svg:x1="21.5cm" svg:y1="12.196cm" svg:x2="21.5cm" svg:y2="12.497cm">
                  <text:p/>
                </draw:line>
                <draw:line draw:style-name="gr1" draw:layer="layout" svg:x1="21.5cm" svg:y1="12.497cm" svg:x2="22.299cm" svg:y2="12.497cm">
                  <text:p/>
                </draw:line>
                <draw:line draw:style-name="gr1" draw:layer="layout" svg:x1="22.299cm" svg:y1="12.196cm" svg:x2="22.299cm" svg:y2="12.497cm">
                  <text:p/>
                </draw:line>
                <draw:line draw:style-name="gr1" draw:layer="layout" svg:x1="22.299cm" svg:y1="12.196cm" svg:x2="23.099cm" svg:y2="12.196cm">
                  <text:p/>
                </draw:line>
                <draw:line draw:style-name="gr1" draw:layer="layout" svg:x1="23.099cm" svg:y1="12.196cm" svg:x2="23.099cm" svg:y2="12.497cm">
                  <text:p/>
                </draw:line>
                <draw:line draw:style-name="gr1" draw:layer="layout" svg:x1="23.099cm" svg:y1="12.497cm" svg:x2="23.599cm" svg:y2="12.497cm">
                  <text:p/>
                </draw:line>
                <draw:line draw:style-name="gr1" draw:layer="layout" svg:x1="19.9cm" svg:y1="8.496cm" svg:x2="20.699cm" svg:y2="8.496cm">
                  <text:p/>
                </draw:line>
                <draw:line draw:style-name="gr1" draw:layer="layout" svg:x1="20.699cm" svg:y1="8.496cm" svg:x2="20.699cm" svg:y2="8.797cm">
                  <text:p/>
                </draw:line>
                <draw:line draw:style-name="gr1" draw:layer="layout" svg:x1="20.699cm" svg:y1="8.797cm" svg:x2="21.5cm" svg:y2="8.797cm">
                  <text:p/>
                </draw:line>
                <draw:line draw:style-name="gr1" draw:layer="layout" svg:x1="21.5cm" svg:y1="8.496cm" svg:x2="21.5cm" svg:y2="8.797cm">
                  <text:p/>
                </draw:line>
                <draw:line draw:style-name="gr1" draw:layer="layout" svg:x1="21.5cm" svg:y1="8.496cm" svg:x2="22.299cm" svg:y2="8.496cm">
                  <text:p/>
                </draw:line>
                <draw:line draw:style-name="gr1" draw:layer="layout" svg:x1="22.299cm" svg:y1="8.496cm" svg:x2="22.299cm" svg:y2="8.797cm">
                  <text:p/>
                </draw:line>
                <draw:line draw:style-name="gr1" draw:layer="layout" svg:x1="22.299cm" svg:y1="8.797cm" svg:x2="23.099cm" svg:y2="8.797cm">
                  <text:p/>
                </draw:line>
                <draw:line draw:style-name="gr1" draw:layer="layout" svg:x1="23.099cm" svg:y1="8.496cm" svg:x2="23.099cm" svg:y2="8.797cm">
                  <text:p/>
                </draw:line>
                <draw:line draw:style-name="gr1" draw:layer="layout" svg:x1="23.099cm" svg:y1="8.496cm" svg:x2="23.599cm" svg:y2="8.496cm">
                  <text:p/>
                </draw:line>
                <draw:line draw:style-name="gr1" draw:layer="layout" svg:x1="19.9cm" svg:y1="12.497cm" svg:x2="19.9cm" svg:y2="11.697cm">
                  <text:p/>
                </draw:line>
                <draw:line draw:style-name="gr1" draw:layer="layout" svg:x1="20.199cm" svg:y1="11.697cm" svg:x2="19.9cm" svg:y2="11.697cm">
                  <text:p/>
                </draw:line>
                <draw:line draw:style-name="gr1" draw:layer="layout" svg:x1="20.199cm" svg:y1="11.697cm" svg:x2="20.199cm" svg:y2="10.896cm">
                  <text:p/>
                </draw:line>
                <draw:line draw:style-name="gr1" draw:layer="layout" svg:x1="20.199cm" svg:y1="10.896cm" svg:x2="19.9cm" svg:y2="10.896cm">
                  <text:p/>
                </draw:line>
                <draw:line draw:style-name="gr1" draw:layer="layout" svg:x1="19.9cm" svg:y1="10.896cm" svg:x2="19.9cm" svg:y2="10.097cm">
                  <text:p/>
                </draw:line>
                <draw:line draw:style-name="gr1" draw:layer="layout" svg:x1="20.199cm" svg:y1="10.097cm" svg:x2="19.9cm" svg:y2="10.097cm">
                  <text:p/>
                </draw:line>
                <draw:line draw:style-name="gr1" draw:layer="layout" svg:x1="20.199cm" svg:y1="10.097cm" svg:x2="20.199cm" svg:y2="9.297cm">
                  <text:p/>
                </draw:line>
                <draw:line draw:style-name="gr1" draw:layer="layout" svg:x1="20.199cm" svg:y1="9.297cm" svg:x2="19.9cm" svg:y2="9.297cm">
                  <text:p/>
                </draw:line>
                <draw:line draw:style-name="gr1" draw:layer="layout" svg:x1="19.9cm" svg:y1="9.297cm" svg:x2="19.9cm" svg:y2="8.496cm">
                  <text:p/>
                </draw:line>
                <draw:line draw:style-name="gr1" draw:layer="layout" svg:x1="23.599cm" svg:y1="12.497cm" svg:x2="23.599cm" svg:y2="11.697cm">
                  <text:p/>
                </draw:line>
                <draw:line draw:style-name="gr1" draw:layer="layout" svg:x1="23.9cm" svg:y1="11.697cm" svg:x2="23.599cm" svg:y2="11.697cm">
                  <text:p/>
                </draw:line>
                <draw:line draw:style-name="gr1" draw:layer="layout" svg:x1="23.9cm" svg:y1="11.697cm" svg:x2="23.9cm" svg:y2="10.896cm">
                  <text:p/>
                </draw:line>
                <draw:line draw:style-name="gr1" draw:layer="layout" svg:x1="23.9cm" svg:y1="10.896cm" svg:x2="23.599cm" svg:y2="10.896cm">
                  <text:p/>
                </draw:line>
                <draw:line draw:style-name="gr1" draw:layer="layout" svg:x1="23.599cm" svg:y1="10.896cm" svg:x2="23.599cm" svg:y2="10.097cm">
                  <text:p/>
                </draw:line>
                <draw:line draw:style-name="gr1" draw:layer="layout" svg:x1="23.9cm" svg:y1="10.097cm" svg:x2="23.599cm" svg:y2="10.097cm">
                  <text:p/>
                </draw:line>
                <draw:line draw:style-name="gr1" draw:layer="layout" svg:x1="23.9cm" svg:y1="10.097cm" svg:x2="23.9cm" svg:y2="9.297cm">
                  <text:p/>
                </draw:line>
                <draw:line draw:style-name="gr1" draw:layer="layout" svg:x1="23.9cm" svg:y1="9.297cm" svg:x2="23.599cm" svg:y2="9.297cm">
                  <text:p/>
                </draw:line>
                <draw:line draw:style-name="gr1" draw:layer="layout" svg:x1="23.599cm" svg:y1="9.297cm" svg:x2="23.599cm" svg:y2="8.496cm">
                  <text:p/>
                </draw:line>
              </draw:g>
              <draw:line draw:style-name="gr1" draw:layer="layout" svg:x1="16.502cm" svg:y1="12.197cm" svg:x2="17.001cm" svg:y2="12.197cm">
                <text:p/>
              </draw:line>
              <draw:line draw:style-name="gr1" draw:layer="layout" svg:x1="17.001cm" svg:y1="12.197cm" svg:x2="17.001cm" svg:y2="12.498cm">
                <text:p/>
              </draw:line>
              <draw:line draw:style-name="gr1" draw:layer="layout" svg:x1="17.001cm" svg:y1="12.498cm" svg:x2="17.802cm" svg:y2="12.498cm">
                <text:p/>
              </draw:line>
              <draw:line draw:style-name="gr1" draw:layer="layout" svg:x1="17.802cm" svg:y1="12.197cm" svg:x2="17.802cm" svg:y2="12.498cm">
                <text:p/>
              </draw:line>
              <draw:line draw:style-name="gr1" draw:layer="layout" svg:x1="17.802cm" svg:y1="12.197cm" svg:x2="18.601cm" svg:y2="12.197cm">
                <text:p/>
              </draw:line>
              <draw:line draw:style-name="gr1" draw:layer="layout" svg:x1="18.601cm" svg:y1="12.197cm" svg:x2="18.601cm" svg:y2="12.498cm">
                <text:p/>
              </draw:line>
              <draw:line draw:style-name="gr1" draw:layer="layout" svg:x1="18.601cm" svg:y1="12.498cm" svg:x2="19.401cm" svg:y2="12.498cm">
                <text:p/>
              </draw:line>
              <draw:line draw:style-name="gr1" draw:layer="layout" svg:x1="19.401cm" svg:y1="12.197cm" svg:x2="19.401cm" svg:y2="12.498cm">
                <text:p/>
              </draw:line>
              <draw:line draw:style-name="gr1" draw:layer="layout" svg:x1="19.401cm" svg:y1="12.197cm" svg:x2="19.901cm" svg:y2="12.197cm">
                <text:p/>
              </draw:line>
              <draw:line draw:style-name="gr1" draw:layer="layout" svg:x1="16.502cm" svg:y1="8.798cm" svg:x2="17.001cm" svg:y2="8.798cm">
                <text:p/>
              </draw:line>
              <draw:line draw:style-name="gr1" draw:layer="layout" svg:x1="17.001cm" svg:y1="8.497cm" svg:x2="17.001cm" svg:y2="8.798cm">
                <text:p/>
              </draw:line>
              <draw:line draw:style-name="gr1" draw:layer="layout" svg:x1="17.001cm" svg:y1="8.497cm" svg:x2="17.802cm" svg:y2="8.497cm">
                <text:p/>
              </draw:line>
              <draw:line draw:style-name="gr1" draw:layer="layout" svg:x1="17.802cm" svg:y1="8.497cm" svg:x2="17.802cm" svg:y2="8.798cm">
                <text:p/>
              </draw:line>
              <draw:line draw:style-name="gr1" draw:layer="layout" svg:x1="17.802cm" svg:y1="8.798cm" svg:x2="18.601cm" svg:y2="8.798cm">
                <text:p/>
              </draw:line>
              <draw:line draw:style-name="gr1" draw:layer="layout" svg:x1="18.601cm" svg:y1="8.497cm" svg:x2="18.601cm" svg:y2="8.798cm">
                <text:p/>
              </draw:line>
              <draw:line draw:style-name="gr1" draw:layer="layout" svg:x1="18.601cm" svg:y1="8.497cm" svg:x2="19.401cm" svg:y2="8.497cm">
                <text:p/>
              </draw:line>
              <draw:line draw:style-name="gr1" draw:layer="layout" svg:x1="19.401cm" svg:y1="8.497cm" svg:x2="19.401cm" svg:y2="8.798cm">
                <text:p/>
              </draw:line>
              <draw:line draw:style-name="gr1" draw:layer="layout" svg:x1="19.401cm" svg:y1="8.798cm" svg:x2="19.901cm" svg:y2="8.798cm">
                <text:p/>
              </draw:line>
              <draw:line draw:style-name="gr1" draw:layer="layout" svg:x1="16.502cm" svg:y1="12.197cm" svg:x2="16.502cm" svg:y2="11.698cm">
                <text:p/>
              </draw:line>
              <draw:line draw:style-name="gr1" draw:layer="layout" svg:x1="16.502cm" svg:y1="11.698cm" svg:x2="16.201cm" svg:y2="11.698cm">
                <text:p/>
              </draw:line>
              <draw:line draw:style-name="gr1" draw:layer="layout" svg:x1="16.201cm" svg:y1="11.698cm" svg:x2="16.201cm" svg:y2="10.897cm">
                <text:p/>
              </draw:line>
              <draw:line draw:style-name="gr1" draw:layer="layout" svg:x1="16.502cm" svg:y1="10.897cm" svg:x2="16.201cm" svg:y2="10.897cm">
                <text:p/>
              </draw:line>
              <draw:line draw:style-name="gr1" draw:layer="layout" svg:x1="16.502cm" svg:y1="10.897cm" svg:x2="16.502cm" svg:y2="10.098cm">
                <text:p/>
              </draw:line>
              <draw:line draw:style-name="gr1" draw:layer="layout" svg:x1="16.502cm" svg:y1="10.098cm" svg:x2="16.201cm" svg:y2="10.098cm">
                <text:p/>
              </draw:line>
              <draw:line draw:style-name="gr1" draw:layer="layout" svg:x1="16.201cm" svg:y1="10.098cm" svg:x2="16.201cm" svg:y2="9.298cm">
                <text:p/>
              </draw:line>
              <draw:line draw:style-name="gr1" draw:layer="layout" svg:x1="16.502cm" svg:y1="9.298cm" svg:x2="16.201cm" svg:y2="9.298cm">
                <text:p/>
              </draw:line>
              <draw:line draw:style-name="gr1" draw:layer="layout" svg:x1="16.502cm" svg:y1="9.298cm" svg:x2="16.502cm" svg:y2="8.798cm">
                <text:p/>
              </draw:line>
              <draw:line draw:style-name="gr1" draw:layer="layout" svg:x1="19.901cm" svg:y1="12.197cm" svg:x2="19.901cm" svg:y2="11.698cm">
                <text:p/>
              </draw:line>
              <draw:line draw:style-name="gr1" draw:layer="layout" svg:x1="20.202cm" svg:y1="11.698cm" svg:x2="19.901cm" svg:y2="11.698cm">
                <text:p/>
              </draw:line>
              <draw:line draw:style-name="gr1" draw:layer="layout" svg:x1="20.202cm" svg:y1="11.698cm" svg:x2="20.202cm" svg:y2="10.897cm">
                <text:p/>
              </draw:line>
              <draw:line draw:style-name="gr1" draw:layer="layout" svg:x1="20.202cm" svg:y1="10.897cm" svg:x2="19.901cm" svg:y2="10.897cm">
                <text:p/>
              </draw:line>
              <draw:line draw:style-name="gr1" draw:layer="layout" svg:x1="19.901cm" svg:y1="10.897cm" svg:x2="19.901cm" svg:y2="10.098cm">
                <text:p/>
              </draw:line>
              <draw:line draw:style-name="gr1" draw:layer="layout" svg:x1="20.202cm" svg:y1="10.098cm" svg:x2="19.901cm" svg:y2="10.098cm">
                <text:p/>
              </draw:line>
              <draw:line draw:style-name="gr1" draw:layer="layout" svg:x1="20.202cm" svg:y1="10.098cm" svg:x2="20.202cm" svg:y2="9.298cm">
                <text:p/>
              </draw:line>
              <draw:line draw:style-name="gr1" draw:layer="layout" svg:x1="20.202cm" svg:y1="9.298cm" svg:x2="19.901cm" svg:y2="9.298cm">
                <text:p/>
              </draw:line>
              <draw:line draw:style-name="gr1" draw:layer="layout" svg:x1="19.901cm" svg:y1="9.298cm" svg:x2="19.901cm" svg:y2="8.798cm">
                <text:p/>
              </draw:line>
              <draw:path draw:style-name="gr142" draw:text-style-name="P1" draw:layer="layout" svg:width="2.399cm" svg:height="2.559cm" svg:x="17.001cm" svg:y="9.238cm" svg:viewBox="0 0 2400 2560" svg:d="M1188 0c-587 0-1076 417-1188 970h489c100-286 372-491 692-491 406 0 734 329 734 734s-328 734-734 734c-320 0-593-205-693-492h-42-446c0 0 0 90 0 608s446 497 446 497v-390c205 159 462 254 742 254 669 0 1212-543 1212-1212s-543-1212-1212-1212z">
                <text:p/>
              </draw:path>
            </draw:g>
            <draw:g>
              <draw:g>
                <draw:line draw:style-name="gr1" draw:layer="layout" svg:x1="23.9cm" svg:y1="16.498cm" svg:x2="24.699cm" svg:y2="16.498cm">
                  <text:p/>
                </draw:line>
                <draw:line draw:style-name="gr1" draw:layer="layout" svg:x1="24.699cm" svg:y1="16.197cm" svg:x2="24.699cm" svg:y2="16.498cm">
                  <text:p/>
                </draw:line>
                <draw:line draw:style-name="gr1" draw:layer="layout" svg:x1="24.699cm" svg:y1="16.197cm" svg:x2="25.5cm" svg:y2="16.197cm">
                  <text:p/>
                </draw:line>
                <draw:line draw:style-name="gr1" draw:layer="layout" svg:x1="25.5cm" svg:y1="16.197cm" svg:x2="25.5cm" svg:y2="16.498cm">
                  <text:p/>
                </draw:line>
                <draw:line draw:style-name="gr1" draw:layer="layout" svg:x1="25.5cm" svg:y1="16.498cm" svg:x2="26.299cm" svg:y2="16.498cm">
                  <text:p/>
                </draw:line>
                <draw:line draw:style-name="gr1" draw:layer="layout" svg:x1="26.299cm" svg:y1="16.197cm" svg:x2="26.299cm" svg:y2="16.498cm">
                  <text:p/>
                </draw:line>
                <draw:line draw:style-name="gr1" draw:layer="layout" svg:x1="26.299cm" svg:y1="16.197cm" svg:x2="27.099cm" svg:y2="16.197cm">
                  <text:p/>
                </draw:line>
                <draw:line draw:style-name="gr1" draw:layer="layout" svg:x1="27.099cm" svg:y1="16.197cm" svg:x2="27.099cm" svg:y2="16.498cm">
                  <text:p/>
                </draw:line>
                <draw:line draw:style-name="gr1" draw:layer="layout" svg:x1="27.099cm" svg:y1="16.498cm" svg:x2="27.599cm" svg:y2="16.498cm">
                  <text:p/>
                </draw:line>
                <draw:line draw:style-name="gr1" draw:layer="layout" svg:x1="23.9cm" svg:y1="12.497cm" svg:x2="24.699cm" svg:y2="12.497cm">
                  <text:p/>
                </draw:line>
                <draw:line draw:style-name="gr1" draw:layer="layout" svg:x1="24.699cm" svg:y1="12.497cm" svg:x2="24.699cm" svg:y2="12.798cm">
                  <text:p/>
                </draw:line>
                <draw:line draw:style-name="gr1" draw:layer="layout" svg:x1="24.699cm" svg:y1="12.798cm" svg:x2="25.5cm" svg:y2="12.798cm">
                  <text:p/>
                </draw:line>
                <draw:line draw:style-name="gr1" draw:layer="layout" svg:x1="25.5cm" svg:y1="12.497cm" svg:x2="25.5cm" svg:y2="12.798cm">
                  <text:p/>
                </draw:line>
                <draw:line draw:style-name="gr1" draw:layer="layout" svg:x1="25.5cm" svg:y1="12.497cm" svg:x2="26.299cm" svg:y2="12.497cm">
                  <text:p/>
                </draw:line>
                <draw:line draw:style-name="gr1" draw:layer="layout" svg:x1="26.299cm" svg:y1="12.497cm" svg:x2="26.299cm" svg:y2="12.798cm">
                  <text:p/>
                </draw:line>
                <draw:line draw:style-name="gr1" draw:layer="layout" svg:x1="26.299cm" svg:y1="12.798cm" svg:x2="27.099cm" svg:y2="12.798cm">
                  <text:p/>
                </draw:line>
                <draw:line draw:style-name="gr1" draw:layer="layout" svg:x1="27.099cm" svg:y1="12.497cm" svg:x2="27.099cm" svg:y2="12.798cm">
                  <text:p/>
                </draw:line>
                <draw:line draw:style-name="gr1" draw:layer="layout" svg:x1="27.099cm" svg:y1="12.497cm" svg:x2="27.599cm" svg:y2="12.497cm">
                  <text:p/>
                </draw:line>
                <draw:line draw:style-name="gr1" draw:layer="layout" svg:x1="23.9cm" svg:y1="16.498cm" svg:x2="23.9cm" svg:y2="15.698cm">
                  <text:p/>
                </draw:line>
                <draw:line draw:style-name="gr1" draw:layer="layout" svg:x1="24.199cm" svg:y1="15.698cm" svg:x2="23.9cm" svg:y2="15.698cm">
                  <text:p/>
                </draw:line>
                <draw:line draw:style-name="gr1" draw:layer="layout" svg:x1="24.199cm" svg:y1="15.698cm" svg:x2="24.199cm" svg:y2="14.897cm">
                  <text:p/>
                </draw:line>
                <draw:line draw:style-name="gr1" draw:layer="layout" svg:x1="24.199cm" svg:y1="14.897cm" svg:x2="23.9cm" svg:y2="14.897cm">
                  <text:p/>
                </draw:line>
                <draw:line draw:style-name="gr1" draw:layer="layout" svg:x1="23.9cm" svg:y1="14.897cm" svg:x2="23.9cm" svg:y2="14.098cm">
                  <text:p/>
                </draw:line>
                <draw:line draw:style-name="gr1" draw:layer="layout" svg:x1="24.199cm" svg:y1="14.098cm" svg:x2="23.9cm" svg:y2="14.098cm">
                  <text:p/>
                </draw:line>
                <draw:line draw:style-name="gr1" draw:layer="layout" svg:x1="24.199cm" svg:y1="14.098cm" svg:x2="24.199cm" svg:y2="13.298cm">
                  <text:p/>
                </draw:line>
                <draw:line draw:style-name="gr1" draw:layer="layout" svg:x1="24.199cm" svg:y1="13.298cm" svg:x2="23.9cm" svg:y2="13.298cm">
                  <text:p/>
                </draw:line>
                <draw:line draw:style-name="gr1" draw:layer="layout" svg:x1="23.9cm" svg:y1="13.298cm" svg:x2="23.9cm" svg:y2="12.497cm">
                  <text:p/>
                </draw:line>
                <draw:line draw:style-name="gr1" draw:layer="layout" svg:x1="27.599cm" svg:y1="16.498cm" svg:x2="27.599cm" svg:y2="15.698cm">
                  <text:p/>
                </draw:line>
                <draw:line draw:style-name="gr1" draw:layer="layout" svg:x1="27.9cm" svg:y1="15.698cm" svg:x2="27.599cm" svg:y2="15.698cm">
                  <text:p/>
                </draw:line>
                <draw:line draw:style-name="gr1" draw:layer="layout" svg:x1="27.9cm" svg:y1="15.698cm" svg:x2="27.9cm" svg:y2="14.897cm">
                  <text:p/>
                </draw:line>
                <draw:line draw:style-name="gr1" draw:layer="layout" svg:x1="27.9cm" svg:y1="14.897cm" svg:x2="27.599cm" svg:y2="14.897cm">
                  <text:p/>
                </draw:line>
                <draw:line draw:style-name="gr1" draw:layer="layout" svg:x1="27.599cm" svg:y1="14.897cm" svg:x2="27.599cm" svg:y2="14.098cm">
                  <text:p/>
                </draw:line>
                <draw:line draw:style-name="gr1" draw:layer="layout" svg:x1="27.9cm" svg:y1="14.098cm" svg:x2="27.599cm" svg:y2="14.098cm">
                  <text:p/>
                </draw:line>
                <draw:line draw:style-name="gr1" draw:layer="layout" svg:x1="27.9cm" svg:y1="14.098cm" svg:x2="27.9cm" svg:y2="13.298cm">
                  <text:p/>
                </draw:line>
                <draw:line draw:style-name="gr1" draw:layer="layout" svg:x1="27.9cm" svg:y1="13.298cm" svg:x2="27.599cm" svg:y2="13.298cm">
                  <text:p/>
                </draw:line>
                <draw:line draw:style-name="gr1" draw:layer="layout" svg:x1="27.599cm" svg:y1="13.298cm" svg:x2="27.599cm" svg:y2="12.497cm">
                  <text:p/>
                </draw:line>
              </draw:g>
              <draw:line draw:style-name="gr1" draw:layer="layout" svg:x1="24.201cm" svg:y1="12.196cm" svg:x2="24.7cm" svg:y2="12.196cm">
                <text:p/>
              </draw:line>
              <draw:line draw:style-name="gr1" draw:layer="layout" svg:x1="24.7cm" svg:y1="12.196cm" svg:x2="24.7cm" svg:y2="12.497cm">
                <text:p/>
              </draw:line>
              <draw:line draw:style-name="gr1" draw:layer="layout" svg:x1="24.7cm" svg:y1="12.497cm" svg:x2="25.501cm" svg:y2="12.497cm">
                <text:p/>
              </draw:line>
              <draw:line draw:style-name="gr1" draw:layer="layout" svg:x1="25.501cm" svg:y1="12.196cm" svg:x2="25.501cm" svg:y2="12.497cm">
                <text:p/>
              </draw:line>
              <draw:line draw:style-name="gr1" draw:layer="layout" svg:x1="25.501cm" svg:y1="12.196cm" svg:x2="26.3cm" svg:y2="12.196cm">
                <text:p/>
              </draw:line>
              <draw:line draw:style-name="gr1" draw:layer="layout" svg:x1="26.3cm" svg:y1="12.196cm" svg:x2="26.3cm" svg:y2="12.497cm">
                <text:p/>
              </draw:line>
              <draw:line draw:style-name="gr1" draw:layer="layout" svg:x1="26.3cm" svg:y1="12.497cm" svg:x2="27.1cm" svg:y2="12.497cm">
                <text:p/>
              </draw:line>
              <draw:line draw:style-name="gr1" draw:layer="layout" svg:x1="27.1cm" svg:y1="12.196cm" svg:x2="27.1cm" svg:y2="12.497cm">
                <text:p/>
              </draw:line>
              <draw:line draw:style-name="gr1" draw:layer="layout" svg:x1="27.1cm" svg:y1="12.196cm" svg:x2="27.6cm" svg:y2="12.196cm">
                <text:p/>
              </draw:line>
              <draw:line draw:style-name="gr1" draw:layer="layout" svg:x1="24.201cm" svg:y1="8.797cm" svg:x2="24.7cm" svg:y2="8.797cm">
                <text:p/>
              </draw:line>
              <draw:line draw:style-name="gr1" draw:layer="layout" svg:x1="24.7cm" svg:y1="8.496cm" svg:x2="24.7cm" svg:y2="8.797cm">
                <text:p/>
              </draw:line>
              <draw:line draw:style-name="gr1" draw:layer="layout" svg:x1="24.7cm" svg:y1="8.496cm" svg:x2="25.501cm" svg:y2="8.496cm">
                <text:p/>
              </draw:line>
              <draw:line draw:style-name="gr1" draw:layer="layout" svg:x1="25.501cm" svg:y1="8.496cm" svg:x2="25.501cm" svg:y2="8.797cm">
                <text:p/>
              </draw:line>
              <draw:line draw:style-name="gr1" draw:layer="layout" svg:x1="25.501cm" svg:y1="8.797cm" svg:x2="26.3cm" svg:y2="8.797cm">
                <text:p/>
              </draw:line>
              <draw:line draw:style-name="gr1" draw:layer="layout" svg:x1="26.3cm" svg:y1="8.496cm" svg:x2="26.3cm" svg:y2="8.797cm">
                <text:p/>
              </draw:line>
              <draw:line draw:style-name="gr1" draw:layer="layout" svg:x1="26.3cm" svg:y1="8.496cm" svg:x2="27.1cm" svg:y2="8.496cm">
                <text:p/>
              </draw:line>
              <draw:line draw:style-name="gr1" draw:layer="layout" svg:x1="27.1cm" svg:y1="8.496cm" svg:x2="27.1cm" svg:y2="8.797cm">
                <text:p/>
              </draw:line>
              <draw:line draw:style-name="gr1" draw:layer="layout" svg:x1="27.1cm" svg:y1="8.797cm" svg:x2="27.6cm" svg:y2="8.797cm">
                <text:p/>
              </draw:line>
              <draw:line draw:style-name="gr1" draw:layer="layout" svg:x1="24.201cm" svg:y1="12.196cm" svg:x2="24.201cm" svg:y2="11.697cm">
                <text:p/>
              </draw:line>
              <draw:line draw:style-name="gr1" draw:layer="layout" svg:x1="24.201cm" svg:y1="11.697cm" svg:x2="23.9cm" svg:y2="11.697cm">
                <text:p/>
              </draw:line>
              <draw:line draw:style-name="gr1" draw:layer="layout" svg:x1="23.9cm" svg:y1="11.697cm" svg:x2="23.9cm" svg:y2="10.896cm">
                <text:p/>
              </draw:line>
              <draw:line draw:style-name="gr1" draw:layer="layout" svg:x1="24.201cm" svg:y1="10.896cm" svg:x2="23.9cm" svg:y2="10.896cm">
                <text:p/>
              </draw:line>
              <draw:line draw:style-name="gr1" draw:layer="layout" svg:x1="24.201cm" svg:y1="10.896cm" svg:x2="24.201cm" svg:y2="10.097cm">
                <text:p/>
              </draw:line>
              <draw:line draw:style-name="gr1" draw:layer="layout" svg:x1="24.201cm" svg:y1="10.097cm" svg:x2="23.9cm" svg:y2="10.097cm">
                <text:p/>
              </draw:line>
              <draw:line draw:style-name="gr1" draw:layer="layout" svg:x1="23.9cm" svg:y1="10.097cm" svg:x2="23.9cm" svg:y2="9.297cm">
                <text:p/>
              </draw:line>
              <draw:line draw:style-name="gr1" draw:layer="layout" svg:x1="24.201cm" svg:y1="9.297cm" svg:x2="23.9cm" svg:y2="9.297cm">
                <text:p/>
              </draw:line>
              <draw:line draw:style-name="gr1" draw:layer="layout" svg:x1="24.201cm" svg:y1="9.297cm" svg:x2="24.201cm" svg:y2="8.797cm">
                <text:p/>
              </draw:line>
              <draw:line draw:style-name="gr1" draw:layer="layout" svg:x1="27.6cm" svg:y1="12.196cm" svg:x2="27.6cm" svg:y2="11.697cm">
                <text:p/>
              </draw:line>
              <draw:line draw:style-name="gr1" draw:layer="layout" svg:x1="27.901cm" svg:y1="11.697cm" svg:x2="27.6cm" svg:y2="11.697cm">
                <text:p/>
              </draw:line>
              <draw:line draw:style-name="gr1" draw:layer="layout" svg:x1="27.901cm" svg:y1="11.697cm" svg:x2="27.901cm" svg:y2="10.896cm">
                <text:p/>
              </draw:line>
              <draw:line draw:style-name="gr1" draw:layer="layout" svg:x1="27.901cm" svg:y1="10.896cm" svg:x2="27.6cm" svg:y2="10.896cm">
                <text:p/>
              </draw:line>
              <draw:line draw:style-name="gr1" draw:layer="layout" svg:x1="27.6cm" svg:y1="10.896cm" svg:x2="27.6cm" svg:y2="10.097cm">
                <text:p/>
              </draw:line>
              <draw:line draw:style-name="gr1" draw:layer="layout" svg:x1="27.901cm" svg:y1="10.097cm" svg:x2="27.6cm" svg:y2="10.097cm">
                <text:p/>
              </draw:line>
              <draw:line draw:style-name="gr1" draw:layer="layout" svg:x1="27.901cm" svg:y1="10.097cm" svg:x2="27.901cm" svg:y2="9.297cm">
                <text:p/>
              </draw:line>
              <draw:line draw:style-name="gr1" draw:layer="layout" svg:x1="27.901cm" svg:y1="9.297cm" svg:x2="27.6cm" svg:y2="9.297cm">
                <text:p/>
              </draw:line>
              <draw:line draw:style-name="gr1" draw:layer="layout" svg:x1="27.6cm" svg:y1="9.297cm" svg:x2="27.6cm" svg:y2="8.797cm">
                <text:p/>
              </draw:line>
              <draw:g>
                <draw:path draw:style-name="gr143" draw:text-style-name="P1" draw:layer="layout" svg:width="0.726cm" svg:height="0.641cm" svg:x="24.4cm" svg:y="13.687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144" draw:text-style-name="P1" draw:layer="layout" svg:width="0.698cm" svg:height="0.62cm" svg:x="25.272cm" svg:y="13.698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145" draw:text-style-name="P1" draw:layer="layout" svg:width="0.316cm" svg:height="0.157cm" svg:x="25.429cm" svg:y="13.802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146" draw:text-style-name="P1" draw:layer="layout" svg:width="0.591cm" svg:height="0.62cm" svg:x="26.056cm" svg:y="13.698cm" svg:viewBox="0 0 592 621" draw:points="0,621 0,0 576,0 576,105 157,105 157,243 547,243 547,347 157,347 157,516 592,516 592,621">
                  <text:p/>
                </draw:polygon>
                <draw:polygon draw:style-name="gr147" draw:text-style-name="P1" draw:layer="layout" svg:width="0.616cm" svg:height="0.62cm" svg:x="26.783cm" svg:y="13.698cm" svg:viewBox="0 0 617 621" draw:points="0,621 0,0 153,0 471,415 471,0 617,0 617,621 459,621 146,216 146,621">
                  <text:p/>
                </draw:polygon>
                <draw:path draw:style-name="gr148" draw:text-style-name="P1" draw:layer="layout" svg:width="0.753cm" svg:height="0.641cm" svg:x="24.428cm" svg:y="14.655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149" draw:text-style-name="P1" draw:layer="layout" svg:width="0.65cm" svg:height="0.62cm" svg:x="25.305cm" svg:y="14.666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150" draw:text-style-name="P1" draw:layer="layout" svg:width="0.546cm" svg:height="0.615cm" svg:x="26.093cm" svg:y="14.67cm" svg:viewBox="0 0 547 616" draw:points="0,616 0,0 157,0 157,511 547,511 547,616">
                  <text:p/>
                </draw:polygon>
                <draw:polygon draw:style-name="gr151" draw:text-style-name="P1" draw:layer="layout" svg:width="0.591cm" svg:height="0.62cm" svg:x="26.753cm" svg:y="14.666cm" svg:viewBox="0 0 592 621" draw:points="0,621 0,0 576,0 576,105 157,105 157,243 547,243 547,347 157,347 157,516 592,516 592,621">
                  <text:p/>
                </draw:polygon>
                <draw:line draw:style-name="gr11" draw:text-style-name="P2" draw:layer="layout" svg:x1="25.43cm" svg:y1="13.803cm" svg:x2="25.43cm" svg:y2="13.961cm">
                  <text:p/>
                </draw:line>
                <draw:line draw:style-name="gr11" draw:text-style-name="P2" draw:layer="layout" svg:x1="25.272cm" svg:y1="14.319cm" svg:x2="25.429cm" svg:y2="14.319cm">
                  <text:p/>
                </draw:line>
                <draw:line draw:style-name="gr11" draw:text-style-name="P2" draw:layer="layout" svg:x1="24.789cm" svg:y1="14.091cm" svg:x2="24.969cm" svg:y2="14.091cm">
                  <text:p/>
                </draw:line>
                <draw:line draw:style-name="gr11" draw:text-style-name="P2" draw:layer="layout" svg:x1="25.306cm" svg:y1="14.658cm" svg:x2="25.306cm" svg:y2="15.288cm">
                  <text:p/>
                </draw:line>
                <draw:line draw:style-name="gr11" draw:text-style-name="P2" draw:layer="layout" svg:x1="25.462cm" svg:y1="14.768cm" svg:x2="25.552cm" svg:y2="14.768cm">
                  <text:p/>
                </draw:line>
                <draw:line draw:style-name="gr11" draw:text-style-name="P2" draw:layer="layout" svg:x1="25.462cm" svg:y1="14.768cm" svg:x2="25.552cm" svg:y2="14.768cm">
                  <text:p/>
                </draw:line>
                <draw:line draw:style-name="gr11" draw:text-style-name="P2" draw:layer="layout" svg:x1="25.462cm" svg:y1="15.017cm" svg:x2="25.597cm" svg:y2="15.017cm">
                  <text:p/>
                </draw:line>
              </draw:g>
              <draw:path draw:style-name="gr152" draw:text-style-name="P1" draw:layer="layout" svg:width="2.399cm" svg:height="2.559cm" svg:x="24.7cm" svg:y="9.237cm" svg:viewBox="0 0 2400 2560" svg:d="M1188 0c-587 0-1076 417-1188 970h489c100-286 372-491 692-491 406 0 734 329 734 734s-328 734-734 734c-320 0-593-205-693-492h-42-446c0 0 0 90 0 608s446 497 446 497v-390c205 159 462 254 742 254 669 0 1212-543 1212-1212s-543-1212-1212-1212z">
                <text:p/>
              </draw:path>
              <draw:g>
                <draw:line draw:style-name="gr1" draw:layer="layout" svg:x1="27.6cm" svg:y1="16.498cm" svg:x2="28.399cm" svg:y2="16.498cm">
                  <text:p/>
                </draw:line>
                <draw:line draw:style-name="gr1" draw:layer="layout" svg:x1="28.399cm" svg:y1="16.197cm" svg:x2="28.399cm" svg:y2="16.498cm">
                  <text:p/>
                </draw:line>
                <draw:line draw:style-name="gr1" draw:layer="layout" svg:x1="28.399cm" svg:y1="16.197cm" svg:x2="29.2cm" svg:y2="16.197cm">
                  <text:p/>
                </draw:line>
                <draw:line draw:style-name="gr1" draw:layer="layout" svg:x1="29.2cm" svg:y1="16.197cm" svg:x2="29.2cm" svg:y2="16.498cm">
                  <text:p/>
                </draw:line>
                <draw:line draw:style-name="gr1" draw:layer="layout" svg:x1="29.2cm" svg:y1="16.498cm" svg:x2="29.999cm" svg:y2="16.498cm">
                  <text:p/>
                </draw:line>
                <draw:line draw:style-name="gr1" draw:layer="layout" svg:x1="29.999cm" svg:y1="16.197cm" svg:x2="29.999cm" svg:y2="16.498cm">
                  <text:p/>
                </draw:line>
                <draw:line draw:style-name="gr1" draw:layer="layout" svg:x1="29.999cm" svg:y1="16.197cm" svg:x2="30.799cm" svg:y2="16.197cm">
                  <text:p/>
                </draw:line>
                <draw:line draw:style-name="gr1" draw:layer="layout" svg:x1="30.799cm" svg:y1="16.197cm" svg:x2="30.799cm" svg:y2="16.498cm">
                  <text:p/>
                </draw:line>
                <draw:line draw:style-name="gr1" draw:layer="layout" svg:x1="30.799cm" svg:y1="16.498cm" svg:x2="31.299cm" svg:y2="16.498cm">
                  <text:p/>
                </draw:line>
                <draw:line draw:style-name="gr1" draw:layer="layout" svg:x1="27.6cm" svg:y1="12.497cm" svg:x2="28.399cm" svg:y2="12.497cm">
                  <text:p/>
                </draw:line>
                <draw:line draw:style-name="gr1" draw:layer="layout" svg:x1="28.399cm" svg:y1="12.497cm" svg:x2="28.399cm" svg:y2="12.798cm">
                  <text:p/>
                </draw:line>
                <draw:line draw:style-name="gr1" draw:layer="layout" svg:x1="28.399cm" svg:y1="12.798cm" svg:x2="29.2cm" svg:y2="12.798cm">
                  <text:p/>
                </draw:line>
                <draw:line draw:style-name="gr1" draw:layer="layout" svg:x1="29.2cm" svg:y1="12.497cm" svg:x2="29.2cm" svg:y2="12.798cm">
                  <text:p/>
                </draw:line>
                <draw:line draw:style-name="gr1" draw:layer="layout" svg:x1="29.2cm" svg:y1="12.497cm" svg:x2="29.999cm" svg:y2="12.497cm">
                  <text:p/>
                </draw:line>
                <draw:line draw:style-name="gr1" draw:layer="layout" svg:x1="29.999cm" svg:y1="12.497cm" svg:x2="29.999cm" svg:y2="12.798cm">
                  <text:p/>
                </draw:line>
                <draw:line draw:style-name="gr1" draw:layer="layout" svg:x1="29.999cm" svg:y1="12.798cm" svg:x2="30.799cm" svg:y2="12.798cm">
                  <text:p/>
                </draw:line>
                <draw:line draw:style-name="gr1" draw:layer="layout" svg:x1="30.799cm" svg:y1="12.497cm" svg:x2="30.799cm" svg:y2="12.798cm">
                  <text:p/>
                </draw:line>
                <draw:line draw:style-name="gr1" draw:layer="layout" svg:x1="30.799cm" svg:y1="12.497cm" svg:x2="31.299cm" svg:y2="12.497cm">
                  <text:p/>
                </draw:line>
                <draw:line draw:style-name="gr1" draw:layer="layout" svg:x1="31.299cm" svg:y1="16.498cm" svg:x2="31.299cm" svg:y2="15.698cm">
                  <text:p/>
                </draw:line>
                <draw:line draw:style-name="gr1" draw:layer="layout" svg:x1="31.6cm" svg:y1="15.698cm" svg:x2="31.299cm" svg:y2="15.698cm">
                  <text:p/>
                </draw:line>
                <draw:line draw:style-name="gr1" draw:layer="layout" svg:x1="31.6cm" svg:y1="15.698cm" svg:x2="31.6cm" svg:y2="14.897cm">
                  <text:p/>
                </draw:line>
                <draw:line draw:style-name="gr1" draw:layer="layout" svg:x1="31.6cm" svg:y1="14.897cm" svg:x2="31.299cm" svg:y2="14.897cm">
                  <text:p/>
                </draw:line>
                <draw:line draw:style-name="gr1" draw:layer="layout" svg:x1="31.299cm" svg:y1="14.897cm" svg:x2="31.299cm" svg:y2="14.098cm">
                  <text:p/>
                </draw:line>
                <draw:line draw:style-name="gr1" draw:layer="layout" svg:x1="31.6cm" svg:y1="14.098cm" svg:x2="31.299cm" svg:y2="14.098cm">
                  <text:p/>
                </draw:line>
                <draw:line draw:style-name="gr1" draw:layer="layout" svg:x1="31.6cm" svg:y1="14.098cm" svg:x2="31.6cm" svg:y2="13.298cm">
                  <text:p/>
                </draw:line>
                <draw:line draw:style-name="gr1" draw:layer="layout" svg:x1="31.6cm" svg:y1="13.298cm" svg:x2="31.299cm" svg:y2="13.298cm">
                  <text:p/>
                </draw:line>
                <draw:line draw:style-name="gr1" draw:layer="layout" svg:x1="31.299cm" svg:y1="13.298cm" svg:x2="31.299cm" svg:y2="12.497cm">
                  <text:p/>
                </draw:line>
              </draw:g>
              <draw:g>
                <draw:line draw:style-name="gr1" draw:layer="layout" svg:x1="31.3cm" svg:y1="16.497cm" svg:x2="32.099cm" svg:y2="16.497cm">
                  <text:p/>
                </draw:line>
                <draw:line draw:style-name="gr1" draw:layer="layout" svg:x1="32.099cm" svg:y1="16.196cm" svg:x2="32.099cm" svg:y2="16.497cm">
                  <text:p/>
                </draw:line>
                <draw:line draw:style-name="gr1" draw:layer="layout" svg:x1="32.099cm" svg:y1="16.196cm" svg:x2="32.9cm" svg:y2="16.196cm">
                  <text:p/>
                </draw:line>
                <draw:line draw:style-name="gr1" draw:layer="layout" svg:x1="32.9cm" svg:y1="16.196cm" svg:x2="32.9cm" svg:y2="16.497cm">
                  <text:p/>
                </draw:line>
                <draw:line draw:style-name="gr1" draw:layer="layout" svg:x1="32.9cm" svg:y1="16.497cm" svg:x2="33.699cm" svg:y2="16.497cm">
                  <text:p/>
                </draw:line>
                <draw:line draw:style-name="gr1" draw:layer="layout" svg:x1="33.699cm" svg:y1="16.196cm" svg:x2="33.699cm" svg:y2="16.497cm">
                  <text:p/>
                </draw:line>
                <draw:line draw:style-name="gr1" draw:layer="layout" svg:x1="33.699cm" svg:y1="16.196cm" svg:x2="34.499cm" svg:y2="16.196cm">
                  <text:p/>
                </draw:line>
                <draw:line draw:style-name="gr1" draw:layer="layout" svg:x1="34.499cm" svg:y1="16.196cm" svg:x2="34.499cm" svg:y2="16.497cm">
                  <text:p/>
                </draw:line>
                <draw:line draw:style-name="gr1" draw:layer="layout" svg:x1="34.499cm" svg:y1="16.497cm" svg:x2="34.999cm" svg:y2="16.497cm">
                  <text:p/>
                </draw:line>
                <draw:line draw:style-name="gr1" draw:layer="layout" svg:x1="31.3cm" svg:y1="12.496cm" svg:x2="32.099cm" svg:y2="12.496cm">
                  <text:p/>
                </draw:line>
                <draw:line draw:style-name="gr1" draw:layer="layout" svg:x1="32.099cm" svg:y1="12.496cm" svg:x2="32.099cm" svg:y2="12.797cm">
                  <text:p/>
                </draw:line>
                <draw:line draw:style-name="gr1" draw:layer="layout" svg:x1="32.099cm" svg:y1="12.797cm" svg:x2="32.9cm" svg:y2="12.797cm">
                  <text:p/>
                </draw:line>
                <draw:line draw:style-name="gr1" draw:layer="layout" svg:x1="32.9cm" svg:y1="12.496cm" svg:x2="32.9cm" svg:y2="12.797cm">
                  <text:p/>
                </draw:line>
                <draw:line draw:style-name="gr1" draw:layer="layout" svg:x1="32.9cm" svg:y1="12.496cm" svg:x2="33.699cm" svg:y2="12.496cm">
                  <text:p/>
                </draw:line>
                <draw:line draw:style-name="gr1" draw:layer="layout" svg:x1="33.699cm" svg:y1="12.496cm" svg:x2="33.699cm" svg:y2="12.797cm">
                  <text:p/>
                </draw:line>
                <draw:line draw:style-name="gr1" draw:layer="layout" svg:x1="33.699cm" svg:y1="12.797cm" svg:x2="34.499cm" svg:y2="12.797cm">
                  <text:p/>
                </draw:line>
                <draw:line draw:style-name="gr1" draw:layer="layout" svg:x1="34.499cm" svg:y1="12.496cm" svg:x2="34.499cm" svg:y2="12.797cm">
                  <text:p/>
                </draw:line>
                <draw:line draw:style-name="gr1" draw:layer="layout" svg:x1="34.499cm" svg:y1="12.496cm" svg:x2="34.999cm" svg:y2="12.496cm">
                  <text:p/>
                </draw:line>
                <draw:line draw:style-name="gr1" draw:layer="layout" svg:x1="34.999cm" svg:y1="16.497cm" svg:x2="34.999cm" svg:y2="15.697cm">
                  <text:p/>
                </draw:line>
                <draw:line draw:style-name="gr1" draw:layer="layout" svg:x1="35.3cm" svg:y1="15.697cm" svg:x2="34.999cm" svg:y2="15.697cm">
                  <text:p/>
                </draw:line>
                <draw:line draw:style-name="gr1" draw:layer="layout" svg:x1="35.3cm" svg:y1="15.697cm" svg:x2="35.3cm" svg:y2="14.896cm">
                  <text:p/>
                </draw:line>
                <draw:line draw:style-name="gr1" draw:layer="layout" svg:x1="35.3cm" svg:y1="14.896cm" svg:x2="34.999cm" svg:y2="14.896cm">
                  <text:p/>
                </draw:line>
                <draw:line draw:style-name="gr1" draw:layer="layout" svg:x1="34.999cm" svg:y1="14.896cm" svg:x2="34.999cm" svg:y2="14.097cm">
                  <text:p/>
                </draw:line>
                <draw:line draw:style-name="gr1" draw:layer="layout" svg:x1="35.3cm" svg:y1="14.097cm" svg:x2="34.999cm" svg:y2="14.097cm">
                  <text:p/>
                </draw:line>
                <draw:line draw:style-name="gr1" draw:layer="layout" svg:x1="35.3cm" svg:y1="14.097cm" svg:x2="35.3cm" svg:y2="13.297cm">
                  <text:p/>
                </draw:line>
                <draw:line draw:style-name="gr1" draw:layer="layout" svg:x1="35.3cm" svg:y1="13.297cm" svg:x2="34.999cm" svg:y2="13.297cm">
                  <text:p/>
                </draw:line>
                <draw:line draw:style-name="gr1" draw:layer="layout" svg:x1="34.999cm" svg:y1="13.297cm" svg:x2="34.999cm" svg:y2="12.496cm">
                  <text:p/>
                </draw:line>
              </draw:g>
              <draw:g>
                <draw:path draw:style-name="gr153" draw:text-style-name="P1" draw:layer="layout" svg:width="0.726cm" svg:height="0.641cm" svg:x="31.8cm" svg:y="13.697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154" draw:text-style-name="P1" draw:layer="layout" svg:width="0.698cm" svg:height="0.62cm" svg:x="32.672cm" svg:y="13.708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155" draw:text-style-name="P1" draw:layer="layout" svg:width="0.316cm" svg:height="0.157cm" svg:x="32.829cm" svg:y="13.812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156" draw:text-style-name="P1" draw:layer="layout" svg:width="0.591cm" svg:height="0.62cm" svg:x="33.456cm" svg:y="13.708cm" svg:viewBox="0 0 592 621" draw:points="0,621 0,0 576,0 576,105 157,105 157,243 547,243 547,347 157,347 157,516 592,516 592,621">
                  <text:p/>
                </draw:polygon>
                <draw:polygon draw:style-name="gr157" draw:text-style-name="P1" draw:layer="layout" svg:width="0.616cm" svg:height="0.62cm" svg:x="34.183cm" svg:y="13.708cm" svg:viewBox="0 0 617 621" draw:points="0,621 0,0 153,0 471,415 471,0 617,0 617,621 459,621 146,216 146,621">
                  <text:p/>
                </draw:polygon>
                <draw:path draw:style-name="gr158" draw:text-style-name="P1" draw:layer="layout" svg:width="0.753cm" svg:height="0.641cm" svg:x="31.828cm" svg:y="14.665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159" draw:text-style-name="P1" draw:layer="layout" svg:width="0.65cm" svg:height="0.62cm" svg:x="32.705cm" svg:y="14.676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160" draw:text-style-name="P1" draw:layer="layout" svg:width="0.546cm" svg:height="0.615cm" svg:x="33.493cm" svg:y="14.68cm" svg:viewBox="0 0 547 616" draw:points="0,616 0,0 157,0 157,511 547,511 547,616">
                  <text:p/>
                </draw:polygon>
                <draw:polygon draw:style-name="gr161" draw:text-style-name="P1" draw:layer="layout" svg:width="0.591cm" svg:height="0.62cm" svg:x="34.153cm" svg:y="14.676cm" svg:viewBox="0 0 592 621" draw:points="0,621 0,0 576,0 576,105 157,105 157,243 547,243 547,347 157,347 157,516 592,516 592,621">
                  <text:p/>
                </draw:polygon>
                <draw:line draw:style-name="gr11" draw:text-style-name="P2" draw:layer="layout" svg:x1="32.83cm" svg:y1="13.813cm" svg:x2="32.83cm" svg:y2="13.971cm">
                  <text:p/>
                </draw:line>
                <draw:line draw:style-name="gr11" draw:text-style-name="P2" draw:layer="layout" svg:x1="32.672cm" svg:y1="14.329cm" svg:x2="32.829cm" svg:y2="14.329cm">
                  <text:p/>
                </draw:line>
                <draw:line draw:style-name="gr11" draw:text-style-name="P2" draw:layer="layout" svg:x1="32.189cm" svg:y1="14.101cm" svg:x2="32.369cm" svg:y2="14.101cm">
                  <text:p/>
                </draw:line>
                <draw:line draw:style-name="gr11" draw:text-style-name="P2" draw:layer="layout" svg:x1="32.706cm" svg:y1="14.668cm" svg:x2="32.706cm" svg:y2="15.298cm">
                  <text:p/>
                </draw:line>
                <draw:line draw:style-name="gr11" draw:text-style-name="P2" draw:layer="layout" svg:x1="32.862cm" svg:y1="14.778cm" svg:x2="32.952cm" svg:y2="14.778cm">
                  <text:p/>
                </draw:line>
                <draw:line draw:style-name="gr11" draw:text-style-name="P2" draw:layer="layout" svg:x1="32.862cm" svg:y1="14.778cm" svg:x2="32.952cm" svg:y2="14.778cm">
                  <text:p/>
                </draw:line>
                <draw:line draw:style-name="gr11" draw:text-style-name="P2" draw:layer="layout" svg:x1="32.862cm" svg:y1="15.027cm" svg:x2="32.997cm" svg:y2="15.027cm">
                  <text:p/>
                </draw:line>
              </draw:g>
              <draw:g>
                <draw:line draw:style-name="gr1" draw:layer="layout" svg:x1="31.6cm" svg:y1="12.497cm" svg:x2="32.399cm" svg:y2="12.497cm">
                  <text:p/>
                </draw:line>
                <draw:line draw:style-name="gr1" draw:layer="layout" svg:x1="32.399cm" svg:y1="12.196cm" svg:x2="32.399cm" svg:y2="12.497cm">
                  <text:p/>
                </draw:line>
                <draw:line draw:style-name="gr1" draw:layer="layout" svg:x1="32.399cm" svg:y1="12.196cm" svg:x2="33.2cm" svg:y2="12.196cm">
                  <text:p/>
                </draw:line>
                <draw:line draw:style-name="gr1" draw:layer="layout" svg:x1="33.2cm" svg:y1="12.196cm" svg:x2="33.2cm" svg:y2="12.497cm">
                  <text:p/>
                </draw:line>
                <draw:line draw:style-name="gr1" draw:layer="layout" svg:x1="33.2cm" svg:y1="12.497cm" svg:x2="33.999cm" svg:y2="12.497cm">
                  <text:p/>
                </draw:line>
                <draw:line draw:style-name="gr1" draw:layer="layout" svg:x1="33.999cm" svg:y1="12.196cm" svg:x2="33.999cm" svg:y2="12.497cm">
                  <text:p/>
                </draw:line>
                <draw:line draw:style-name="gr1" draw:layer="layout" svg:x1="33.999cm" svg:y1="12.196cm" svg:x2="34.799cm" svg:y2="12.196cm">
                  <text:p/>
                </draw:line>
                <draw:line draw:style-name="gr1" draw:layer="layout" svg:x1="34.799cm" svg:y1="12.196cm" svg:x2="34.799cm" svg:y2="12.497cm">
                  <text:p/>
                </draw:line>
                <draw:line draw:style-name="gr1" draw:layer="layout" svg:x1="34.799cm" svg:y1="12.497cm" svg:x2="35.299cm" svg:y2="12.497cm">
                  <text:p/>
                </draw:line>
                <draw:line draw:style-name="gr1" draw:layer="layout" svg:x1="31.6cm" svg:y1="8.496cm" svg:x2="32.399cm" svg:y2="8.496cm">
                  <text:p/>
                </draw:line>
                <draw:line draw:style-name="gr1" draw:layer="layout" svg:x1="32.399cm" svg:y1="8.496cm" svg:x2="32.399cm" svg:y2="8.797cm">
                  <text:p/>
                </draw:line>
                <draw:line draw:style-name="gr1" draw:layer="layout" svg:x1="32.399cm" svg:y1="8.797cm" svg:x2="33.2cm" svg:y2="8.797cm">
                  <text:p/>
                </draw:line>
                <draw:line draw:style-name="gr1" draw:layer="layout" svg:x1="33.2cm" svg:y1="8.496cm" svg:x2="33.2cm" svg:y2="8.797cm">
                  <text:p/>
                </draw:line>
                <draw:line draw:style-name="gr1" draw:layer="layout" svg:x1="33.2cm" svg:y1="8.496cm" svg:x2="33.999cm" svg:y2="8.496cm">
                  <text:p/>
                </draw:line>
                <draw:line draw:style-name="gr1" draw:layer="layout" svg:x1="33.999cm" svg:y1="8.496cm" svg:x2="33.999cm" svg:y2="8.797cm">
                  <text:p/>
                </draw:line>
                <draw:line draw:style-name="gr1" draw:layer="layout" svg:x1="33.999cm" svg:y1="8.797cm" svg:x2="34.799cm" svg:y2="8.797cm">
                  <text:p/>
                </draw:line>
                <draw:line draw:style-name="gr1" draw:layer="layout" svg:x1="34.799cm" svg:y1="8.496cm" svg:x2="34.799cm" svg:y2="8.797cm">
                  <text:p/>
                </draw:line>
                <draw:line draw:style-name="gr1" draw:layer="layout" svg:x1="34.799cm" svg:y1="8.496cm" svg:x2="35.299cm" svg:y2="8.496cm">
                  <text:p/>
                </draw:line>
                <draw:line draw:style-name="gr1" draw:layer="layout" svg:x1="31.6cm" svg:y1="12.497cm" svg:x2="31.6cm" svg:y2="11.697cm">
                  <text:p/>
                </draw:line>
                <draw:line draw:style-name="gr1" draw:layer="layout" svg:x1="31.899cm" svg:y1="11.697cm" svg:x2="31.6cm" svg:y2="11.697cm">
                  <text:p/>
                </draw:line>
                <draw:line draw:style-name="gr1" draw:layer="layout" svg:x1="31.899cm" svg:y1="11.697cm" svg:x2="31.899cm" svg:y2="10.896cm">
                  <text:p/>
                </draw:line>
                <draw:line draw:style-name="gr1" draw:layer="layout" svg:x1="31.899cm" svg:y1="10.896cm" svg:x2="31.6cm" svg:y2="10.896cm">
                  <text:p/>
                </draw:line>
                <draw:line draw:style-name="gr1" draw:layer="layout" svg:x1="31.6cm" svg:y1="10.896cm" svg:x2="31.6cm" svg:y2="10.097cm">
                  <text:p/>
                </draw:line>
                <draw:line draw:style-name="gr1" draw:layer="layout" svg:x1="31.899cm" svg:y1="10.097cm" svg:x2="31.6cm" svg:y2="10.097cm">
                  <text:p/>
                </draw:line>
                <draw:line draw:style-name="gr1" draw:layer="layout" svg:x1="31.899cm" svg:y1="10.097cm" svg:x2="31.899cm" svg:y2="9.297cm">
                  <text:p/>
                </draw:line>
                <draw:line draw:style-name="gr1" draw:layer="layout" svg:x1="31.899cm" svg:y1="9.297cm" svg:x2="31.6cm" svg:y2="9.297cm">
                  <text:p/>
                </draw:line>
                <draw:line draw:style-name="gr1" draw:layer="layout" svg:x1="31.6cm" svg:y1="9.297cm" svg:x2="31.6cm" svg:y2="8.496cm">
                  <text:p/>
                </draw:line>
                <draw:line draw:style-name="gr1" draw:layer="layout" svg:x1="35.299cm" svg:y1="12.497cm" svg:x2="35.299cm" svg:y2="11.697cm">
                  <text:p/>
                </draw:line>
                <draw:line draw:style-name="gr1" draw:layer="layout" svg:x1="35.6cm" svg:y1="11.697cm" svg:x2="35.299cm" svg:y2="11.697cm">
                  <text:p/>
                </draw:line>
                <draw:line draw:style-name="gr1" draw:layer="layout" svg:x1="35.6cm" svg:y1="11.697cm" svg:x2="35.6cm" svg:y2="10.896cm">
                  <text:p/>
                </draw:line>
                <draw:line draw:style-name="gr1" draw:layer="layout" svg:x1="35.6cm" svg:y1="10.896cm" svg:x2="35.299cm" svg:y2="10.896cm">
                  <text:p/>
                </draw:line>
                <draw:line draw:style-name="gr1" draw:layer="layout" svg:x1="35.299cm" svg:y1="10.896cm" svg:x2="35.299cm" svg:y2="10.097cm">
                  <text:p/>
                </draw:line>
                <draw:line draw:style-name="gr1" draw:layer="layout" svg:x1="35.6cm" svg:y1="10.097cm" svg:x2="35.299cm" svg:y2="10.097cm">
                  <text:p/>
                </draw:line>
                <draw:line draw:style-name="gr1" draw:layer="layout" svg:x1="35.6cm" svg:y1="10.097cm" svg:x2="35.6cm" svg:y2="9.297cm">
                  <text:p/>
                </draw:line>
                <draw:line draw:style-name="gr1" draw:layer="layout" svg:x1="35.6cm" svg:y1="9.297cm" svg:x2="35.299cm" svg:y2="9.297cm">
                  <text:p/>
                </draw:line>
                <draw:line draw:style-name="gr1" draw:layer="layout" svg:x1="35.299cm" svg:y1="9.297cm" svg:x2="35.299cm" svg:y2="8.496cm">
                  <text:p/>
                </draw:line>
              </draw:g>
              <draw:line draw:style-name="gr1" draw:layer="layout" svg:x1="28.202cm" svg:y1="12.197cm" svg:x2="28.701cm" svg:y2="12.197cm">
                <text:p/>
              </draw:line>
              <draw:line draw:style-name="gr1" draw:layer="layout" svg:x1="28.701cm" svg:y1="12.197cm" svg:x2="28.701cm" svg:y2="12.498cm">
                <text:p/>
              </draw:line>
              <draw:line draw:style-name="gr1" draw:layer="layout" svg:x1="28.701cm" svg:y1="12.498cm" svg:x2="29.502cm" svg:y2="12.498cm">
                <text:p/>
              </draw:line>
              <draw:line draw:style-name="gr1" draw:layer="layout" svg:x1="29.502cm" svg:y1="12.197cm" svg:x2="29.502cm" svg:y2="12.498cm">
                <text:p/>
              </draw:line>
              <draw:line draw:style-name="gr1" draw:layer="layout" svg:x1="29.502cm" svg:y1="12.197cm" svg:x2="30.301cm" svg:y2="12.197cm">
                <text:p/>
              </draw:line>
              <draw:line draw:style-name="gr1" draw:layer="layout" svg:x1="30.301cm" svg:y1="12.197cm" svg:x2="30.301cm" svg:y2="12.498cm">
                <text:p/>
              </draw:line>
              <draw:line draw:style-name="gr1" draw:layer="layout" svg:x1="30.301cm" svg:y1="12.498cm" svg:x2="31.101cm" svg:y2="12.498cm">
                <text:p/>
              </draw:line>
              <draw:line draw:style-name="gr1" draw:layer="layout" svg:x1="31.101cm" svg:y1="12.197cm" svg:x2="31.101cm" svg:y2="12.498cm">
                <text:p/>
              </draw:line>
              <draw:line draw:style-name="gr1" draw:layer="layout" svg:x1="31.101cm" svg:y1="12.197cm" svg:x2="31.601cm" svg:y2="12.197cm">
                <text:p/>
              </draw:line>
              <draw:line draw:style-name="gr1" draw:layer="layout" svg:x1="28.202cm" svg:y1="8.798cm" svg:x2="28.701cm" svg:y2="8.798cm">
                <text:p/>
              </draw:line>
              <draw:line draw:style-name="gr1" draw:layer="layout" svg:x1="28.701cm" svg:y1="8.497cm" svg:x2="28.701cm" svg:y2="8.798cm">
                <text:p/>
              </draw:line>
              <draw:line draw:style-name="gr1" draw:layer="layout" svg:x1="28.701cm" svg:y1="8.497cm" svg:x2="29.502cm" svg:y2="8.497cm">
                <text:p/>
              </draw:line>
              <draw:line draw:style-name="gr1" draw:layer="layout" svg:x1="29.502cm" svg:y1="8.497cm" svg:x2="29.502cm" svg:y2="8.798cm">
                <text:p/>
              </draw:line>
              <draw:line draw:style-name="gr1" draw:layer="layout" svg:x1="29.502cm" svg:y1="8.798cm" svg:x2="30.301cm" svg:y2="8.798cm">
                <text:p/>
              </draw:line>
              <draw:line draw:style-name="gr1" draw:layer="layout" svg:x1="30.301cm" svg:y1="8.497cm" svg:x2="30.301cm" svg:y2="8.798cm">
                <text:p/>
              </draw:line>
              <draw:line draw:style-name="gr1" draw:layer="layout" svg:x1="30.301cm" svg:y1="8.497cm" svg:x2="31.101cm" svg:y2="8.497cm">
                <text:p/>
              </draw:line>
              <draw:line draw:style-name="gr1" draw:layer="layout" svg:x1="31.101cm" svg:y1="8.497cm" svg:x2="31.101cm" svg:y2="8.798cm">
                <text:p/>
              </draw:line>
              <draw:line draw:style-name="gr1" draw:layer="layout" svg:x1="31.101cm" svg:y1="8.798cm" svg:x2="31.601cm" svg:y2="8.798cm">
                <text:p/>
              </draw:line>
              <draw:line draw:style-name="gr1" draw:layer="layout" svg:x1="28.202cm" svg:y1="12.197cm" svg:x2="28.202cm" svg:y2="11.698cm">
                <text:p/>
              </draw:line>
              <draw:line draw:style-name="gr1" draw:layer="layout" svg:x1="28.202cm" svg:y1="11.698cm" svg:x2="27.901cm" svg:y2="11.698cm">
                <text:p/>
              </draw:line>
              <draw:line draw:style-name="gr1" draw:layer="layout" svg:x1="27.901cm" svg:y1="11.698cm" svg:x2="27.901cm" svg:y2="10.897cm">
                <text:p/>
              </draw:line>
              <draw:line draw:style-name="gr1" draw:layer="layout" svg:x1="28.202cm" svg:y1="10.897cm" svg:x2="27.901cm" svg:y2="10.897cm">
                <text:p/>
              </draw:line>
              <draw:line draw:style-name="gr1" draw:layer="layout" svg:x1="28.202cm" svg:y1="10.897cm" svg:x2="28.202cm" svg:y2="10.098cm">
                <text:p/>
              </draw:line>
              <draw:line draw:style-name="gr1" draw:layer="layout" svg:x1="28.202cm" svg:y1="10.098cm" svg:x2="27.901cm" svg:y2="10.098cm">
                <text:p/>
              </draw:line>
              <draw:line draw:style-name="gr1" draw:layer="layout" svg:x1="27.901cm" svg:y1="10.098cm" svg:x2="27.901cm" svg:y2="9.298cm">
                <text:p/>
              </draw:line>
              <draw:line draw:style-name="gr1" draw:layer="layout" svg:x1="28.202cm" svg:y1="9.298cm" svg:x2="27.901cm" svg:y2="9.298cm">
                <text:p/>
              </draw:line>
              <draw:line draw:style-name="gr1" draw:layer="layout" svg:x1="28.202cm" svg:y1="9.298cm" svg:x2="28.202cm" svg:y2="8.798cm">
                <text:p/>
              </draw:line>
              <draw:line draw:style-name="gr1" draw:layer="layout" svg:x1="31.601cm" svg:y1="12.197cm" svg:x2="31.601cm" svg:y2="11.698cm">
                <text:p/>
              </draw:line>
              <draw:line draw:style-name="gr1" draw:layer="layout" svg:x1="31.902cm" svg:y1="11.698cm" svg:x2="31.601cm" svg:y2="11.698cm">
                <text:p/>
              </draw:line>
              <draw:line draw:style-name="gr1" draw:layer="layout" svg:x1="31.902cm" svg:y1="11.698cm" svg:x2="31.902cm" svg:y2="10.897cm">
                <text:p/>
              </draw:line>
              <draw:line draw:style-name="gr1" draw:layer="layout" svg:x1="31.902cm" svg:y1="10.897cm" svg:x2="31.601cm" svg:y2="10.897cm">
                <text:p/>
              </draw:line>
              <draw:line draw:style-name="gr1" draw:layer="layout" svg:x1="31.601cm" svg:y1="10.897cm" svg:x2="31.601cm" svg:y2="10.098cm">
                <text:p/>
              </draw:line>
              <draw:line draw:style-name="gr1" draw:layer="layout" svg:x1="31.902cm" svg:y1="10.098cm" svg:x2="31.601cm" svg:y2="10.098cm">
                <text:p/>
              </draw:line>
              <draw:line draw:style-name="gr1" draw:layer="layout" svg:x1="31.902cm" svg:y1="10.098cm" svg:x2="31.902cm" svg:y2="9.298cm">
                <text:p/>
              </draw:line>
              <draw:line draw:style-name="gr1" draw:layer="layout" svg:x1="31.902cm" svg:y1="9.298cm" svg:x2="31.601cm" svg:y2="9.298cm">
                <text:p/>
              </draw:line>
              <draw:line draw:style-name="gr1" draw:layer="layout" svg:x1="31.601cm" svg:y1="9.298cm" svg:x2="31.601cm" svg:y2="8.798cm">
                <text:p/>
              </draw:line>
              <draw:path draw:style-name="gr162" draw:text-style-name="P1" draw:layer="layout" svg:width="2.399cm" svg:height="2.559cm" svg:x="28.701cm" svg:y="9.238cm" svg:viewBox="0 0 2400 2560" svg:d="M1188 0c-587 0-1076 417-1188 970h489c100-286 372-491 692-491 406 0 734 329 734 734s-328 734-734 734c-320 0-593-205-693-492h-42-446c0 0 0 90 0 608s446 497 446 497v-390c205 159 462 254 742 254 669 0 1212-543 1212-1212s-543-1212-1212-1212z">
                <text:p/>
              </draw:path>
            </draw:g>
            <draw:g>
              <draw:g>
                <draw:line draw:style-name="gr1" draw:layer="layout" svg:x1="35.6cm" svg:y1="16.497cm" svg:x2="36.399cm" svg:y2="16.497cm">
                  <text:p/>
                </draw:line>
                <draw:line draw:style-name="gr1" draw:layer="layout" svg:x1="36.399cm" svg:y1="16.196cm" svg:x2="36.399cm" svg:y2="16.497cm">
                  <text:p/>
                </draw:line>
                <draw:line draw:style-name="gr1" draw:layer="layout" svg:x1="36.399cm" svg:y1="16.196cm" svg:x2="37.2cm" svg:y2="16.196cm">
                  <text:p/>
                </draw:line>
                <draw:line draw:style-name="gr1" draw:layer="layout" svg:x1="37.2cm" svg:y1="16.196cm" svg:x2="37.2cm" svg:y2="16.497cm">
                  <text:p/>
                </draw:line>
                <draw:line draw:style-name="gr1" draw:layer="layout" svg:x1="37.2cm" svg:y1="16.497cm" svg:x2="37.999cm" svg:y2="16.497cm">
                  <text:p/>
                </draw:line>
                <draw:line draw:style-name="gr1" draw:layer="layout" svg:x1="37.999cm" svg:y1="16.196cm" svg:x2="37.999cm" svg:y2="16.497cm">
                  <text:p/>
                </draw:line>
                <draw:line draw:style-name="gr1" draw:layer="layout" svg:x1="37.999cm" svg:y1="16.196cm" svg:x2="38.799cm" svg:y2="16.196cm">
                  <text:p/>
                </draw:line>
                <draw:line draw:style-name="gr1" draw:layer="layout" svg:x1="38.799cm" svg:y1="16.196cm" svg:x2="38.799cm" svg:y2="16.497cm">
                  <text:p/>
                </draw:line>
                <draw:line draw:style-name="gr1" draw:layer="layout" svg:x1="38.799cm" svg:y1="16.497cm" svg:x2="39.299cm" svg:y2="16.497cm">
                  <text:p/>
                </draw:line>
                <draw:line draw:style-name="gr1" draw:layer="layout" svg:x1="35.6cm" svg:y1="12.496cm" svg:x2="36.399cm" svg:y2="12.496cm">
                  <text:p/>
                </draw:line>
                <draw:line draw:style-name="gr1" draw:layer="layout" svg:x1="36.399cm" svg:y1="12.496cm" svg:x2="36.399cm" svg:y2="12.797cm">
                  <text:p/>
                </draw:line>
                <draw:line draw:style-name="gr1" draw:layer="layout" svg:x1="36.399cm" svg:y1="12.797cm" svg:x2="37.2cm" svg:y2="12.797cm">
                  <text:p/>
                </draw:line>
                <draw:line draw:style-name="gr1" draw:layer="layout" svg:x1="37.2cm" svg:y1="12.496cm" svg:x2="37.2cm" svg:y2="12.797cm">
                  <text:p/>
                </draw:line>
                <draw:line draw:style-name="gr1" draw:layer="layout" svg:x1="37.2cm" svg:y1="12.496cm" svg:x2="37.999cm" svg:y2="12.496cm">
                  <text:p/>
                </draw:line>
                <draw:line draw:style-name="gr1" draw:layer="layout" svg:x1="37.999cm" svg:y1="12.496cm" svg:x2="37.999cm" svg:y2="12.797cm">
                  <text:p/>
                </draw:line>
                <draw:line draw:style-name="gr1" draw:layer="layout" svg:x1="37.999cm" svg:y1="12.797cm" svg:x2="38.799cm" svg:y2="12.797cm">
                  <text:p/>
                </draw:line>
                <draw:line draw:style-name="gr1" draw:layer="layout" svg:x1="38.799cm" svg:y1="12.496cm" svg:x2="38.799cm" svg:y2="12.797cm">
                  <text:p/>
                </draw:line>
                <draw:line draw:style-name="gr1" draw:layer="layout" svg:x1="38.799cm" svg:y1="12.496cm" svg:x2="39.299cm" svg:y2="12.496cm">
                  <text:p/>
                </draw:line>
                <draw:line draw:style-name="gr1" draw:layer="layout" svg:x1="35.6cm" svg:y1="16.497cm" svg:x2="35.6cm" svg:y2="15.697cm">
                  <text:p/>
                </draw:line>
                <draw:line draw:style-name="gr1" draw:layer="layout" svg:x1="35.899cm" svg:y1="15.697cm" svg:x2="35.6cm" svg:y2="15.697cm">
                  <text:p/>
                </draw:line>
                <draw:line draw:style-name="gr1" draw:layer="layout" svg:x1="35.899cm" svg:y1="15.697cm" svg:x2="35.899cm" svg:y2="14.896cm">
                  <text:p/>
                </draw:line>
                <draw:line draw:style-name="gr1" draw:layer="layout" svg:x1="35.899cm" svg:y1="14.896cm" svg:x2="35.6cm" svg:y2="14.896cm">
                  <text:p/>
                </draw:line>
                <draw:line draw:style-name="gr1" draw:layer="layout" svg:x1="35.6cm" svg:y1="14.896cm" svg:x2="35.6cm" svg:y2="14.097cm">
                  <text:p/>
                </draw:line>
                <draw:line draw:style-name="gr1" draw:layer="layout" svg:x1="35.899cm" svg:y1="14.097cm" svg:x2="35.6cm" svg:y2="14.097cm">
                  <text:p/>
                </draw:line>
                <draw:line draw:style-name="gr1" draw:layer="layout" svg:x1="35.899cm" svg:y1="14.097cm" svg:x2="35.899cm" svg:y2="13.297cm">
                  <text:p/>
                </draw:line>
                <draw:line draw:style-name="gr1" draw:layer="layout" svg:x1="35.899cm" svg:y1="13.297cm" svg:x2="35.6cm" svg:y2="13.297cm">
                  <text:p/>
                </draw:line>
                <draw:line draw:style-name="gr1" draw:layer="layout" svg:x1="35.6cm" svg:y1="13.297cm" svg:x2="35.6cm" svg:y2="12.496cm">
                  <text:p/>
                </draw:line>
                <draw:line draw:style-name="gr1" draw:layer="layout" svg:x1="39.299cm" svg:y1="16.497cm" svg:x2="39.299cm" svg:y2="15.697cm">
                  <text:p/>
                </draw:line>
                <draw:line draw:style-name="gr1" draw:layer="layout" svg:x1="39.6cm" svg:y1="15.697cm" svg:x2="39.299cm" svg:y2="15.697cm">
                  <text:p/>
                </draw:line>
                <draw:line draw:style-name="gr1" draw:layer="layout" svg:x1="39.6cm" svg:y1="15.697cm" svg:x2="39.6cm" svg:y2="14.896cm">
                  <text:p/>
                </draw:line>
                <draw:line draw:style-name="gr1" draw:layer="layout" svg:x1="39.6cm" svg:y1="14.896cm" svg:x2="39.299cm" svg:y2="14.896cm">
                  <text:p/>
                </draw:line>
                <draw:line draw:style-name="gr1" draw:layer="layout" svg:x1="39.299cm" svg:y1="14.896cm" svg:x2="39.299cm" svg:y2="14.097cm">
                  <text:p/>
                </draw:line>
                <draw:line draw:style-name="gr1" draw:layer="layout" svg:x1="39.6cm" svg:y1="14.097cm" svg:x2="39.299cm" svg:y2="14.097cm">
                  <text:p/>
                </draw:line>
                <draw:line draw:style-name="gr1" draw:layer="layout" svg:x1="39.6cm" svg:y1="14.097cm" svg:x2="39.6cm" svg:y2="13.297cm">
                  <text:p/>
                </draw:line>
                <draw:line draw:style-name="gr1" draw:layer="layout" svg:x1="39.6cm" svg:y1="13.297cm" svg:x2="39.299cm" svg:y2="13.297cm">
                  <text:p/>
                </draw:line>
                <draw:line draw:style-name="gr1" draw:layer="layout" svg:x1="39.299cm" svg:y1="13.297cm" svg:x2="39.299cm" svg:y2="12.496cm">
                  <text:p/>
                </draw:line>
              </draw:g>
              <draw:line draw:style-name="gr1" draw:layer="layout" svg:x1="35.901cm" svg:y1="12.195cm" svg:x2="36.4cm" svg:y2="12.195cm">
                <text:p/>
              </draw:line>
              <draw:line draw:style-name="gr1" draw:layer="layout" svg:x1="36.4cm" svg:y1="12.195cm" svg:x2="36.4cm" svg:y2="12.496cm">
                <text:p/>
              </draw:line>
              <draw:line draw:style-name="gr1" draw:layer="layout" svg:x1="36.4cm" svg:y1="12.496cm" svg:x2="37.201cm" svg:y2="12.496cm">
                <text:p/>
              </draw:line>
              <draw:line draw:style-name="gr1" draw:layer="layout" svg:x1="37.201cm" svg:y1="12.195cm" svg:x2="37.201cm" svg:y2="12.496cm">
                <text:p/>
              </draw:line>
              <draw:line draw:style-name="gr1" draw:layer="layout" svg:x1="37.201cm" svg:y1="12.195cm" svg:x2="38cm" svg:y2="12.195cm">
                <text:p/>
              </draw:line>
              <draw:line draw:style-name="gr1" draw:layer="layout" svg:x1="38cm" svg:y1="12.195cm" svg:x2="38cm" svg:y2="12.496cm">
                <text:p/>
              </draw:line>
              <draw:line draw:style-name="gr1" draw:layer="layout" svg:x1="38cm" svg:y1="12.496cm" svg:x2="38.8cm" svg:y2="12.496cm">
                <text:p/>
              </draw:line>
              <draw:line draw:style-name="gr1" draw:layer="layout" svg:x1="38.8cm" svg:y1="12.195cm" svg:x2="38.8cm" svg:y2="12.496cm">
                <text:p/>
              </draw:line>
              <draw:line draw:style-name="gr1" draw:layer="layout" svg:x1="38.8cm" svg:y1="12.195cm" svg:x2="39.3cm" svg:y2="12.195cm">
                <text:p/>
              </draw:line>
              <draw:line draw:style-name="gr1" draw:layer="layout" svg:x1="35.901cm" svg:y1="8.796cm" svg:x2="36.4cm" svg:y2="8.796cm">
                <text:p/>
              </draw:line>
              <draw:line draw:style-name="gr1" draw:layer="layout" svg:x1="36.4cm" svg:y1="8.495cm" svg:x2="36.4cm" svg:y2="8.796cm">
                <text:p/>
              </draw:line>
              <draw:line draw:style-name="gr1" draw:layer="layout" svg:x1="36.4cm" svg:y1="8.495cm" svg:x2="37.201cm" svg:y2="8.495cm">
                <text:p/>
              </draw:line>
              <draw:line draw:style-name="gr1" draw:layer="layout" svg:x1="37.201cm" svg:y1="8.495cm" svg:x2="37.201cm" svg:y2="8.796cm">
                <text:p/>
              </draw:line>
              <draw:line draw:style-name="gr1" draw:layer="layout" svg:x1="37.201cm" svg:y1="8.796cm" svg:x2="38cm" svg:y2="8.796cm">
                <text:p/>
              </draw:line>
              <draw:line draw:style-name="gr1" draw:layer="layout" svg:x1="38cm" svg:y1="8.495cm" svg:x2="38cm" svg:y2="8.796cm">
                <text:p/>
              </draw:line>
              <draw:line draw:style-name="gr1" draw:layer="layout" svg:x1="38cm" svg:y1="8.495cm" svg:x2="38.8cm" svg:y2="8.495cm">
                <text:p/>
              </draw:line>
              <draw:line draw:style-name="gr1" draw:layer="layout" svg:x1="38.8cm" svg:y1="8.495cm" svg:x2="38.8cm" svg:y2="8.796cm">
                <text:p/>
              </draw:line>
              <draw:line draw:style-name="gr1" draw:layer="layout" svg:x1="38.8cm" svg:y1="8.796cm" svg:x2="39.3cm" svg:y2="8.796cm">
                <text:p/>
              </draw:line>
              <draw:line draw:style-name="gr1" draw:layer="layout" svg:x1="35.901cm" svg:y1="12.195cm" svg:x2="35.901cm" svg:y2="11.696cm">
                <text:p/>
              </draw:line>
              <draw:line draw:style-name="gr1" draw:layer="layout" svg:x1="35.901cm" svg:y1="11.696cm" svg:x2="35.6cm" svg:y2="11.696cm">
                <text:p/>
              </draw:line>
              <draw:line draw:style-name="gr1" draw:layer="layout" svg:x1="35.6cm" svg:y1="11.696cm" svg:x2="35.6cm" svg:y2="10.895cm">
                <text:p/>
              </draw:line>
              <draw:line draw:style-name="gr1" draw:layer="layout" svg:x1="35.901cm" svg:y1="10.895cm" svg:x2="35.6cm" svg:y2="10.895cm">
                <text:p/>
              </draw:line>
              <draw:line draw:style-name="gr1" draw:layer="layout" svg:x1="35.901cm" svg:y1="10.895cm" svg:x2="35.901cm" svg:y2="10.096cm">
                <text:p/>
              </draw:line>
              <draw:line draw:style-name="gr1" draw:layer="layout" svg:x1="35.901cm" svg:y1="10.096cm" svg:x2="35.6cm" svg:y2="10.096cm">
                <text:p/>
              </draw:line>
              <draw:line draw:style-name="gr1" draw:layer="layout" svg:x1="35.6cm" svg:y1="10.096cm" svg:x2="35.6cm" svg:y2="9.296cm">
                <text:p/>
              </draw:line>
              <draw:line draw:style-name="gr1" draw:layer="layout" svg:x1="35.901cm" svg:y1="9.296cm" svg:x2="35.6cm" svg:y2="9.296cm">
                <text:p/>
              </draw:line>
              <draw:line draw:style-name="gr1" draw:layer="layout" svg:x1="35.901cm" svg:y1="9.296cm" svg:x2="35.901cm" svg:y2="8.796cm">
                <text:p/>
              </draw:line>
              <draw:line draw:style-name="gr1" draw:layer="layout" svg:x1="39.3cm" svg:y1="12.195cm" svg:x2="39.3cm" svg:y2="11.696cm">
                <text:p/>
              </draw:line>
              <draw:line draw:style-name="gr1" draw:layer="layout" svg:x1="39.601cm" svg:y1="11.696cm" svg:x2="39.3cm" svg:y2="11.696cm">
                <text:p/>
              </draw:line>
              <draw:line draw:style-name="gr1" draw:layer="layout" svg:x1="39.601cm" svg:y1="11.696cm" svg:x2="39.601cm" svg:y2="10.895cm">
                <text:p/>
              </draw:line>
              <draw:line draw:style-name="gr1" draw:layer="layout" svg:x1="39.601cm" svg:y1="10.895cm" svg:x2="39.3cm" svg:y2="10.895cm">
                <text:p/>
              </draw:line>
              <draw:line draw:style-name="gr1" draw:layer="layout" svg:x1="39.3cm" svg:y1="10.895cm" svg:x2="39.3cm" svg:y2="10.096cm">
                <text:p/>
              </draw:line>
              <draw:line draw:style-name="gr1" draw:layer="layout" svg:x1="39.601cm" svg:y1="10.096cm" svg:x2="39.3cm" svg:y2="10.096cm">
                <text:p/>
              </draw:line>
              <draw:line draw:style-name="gr1" draw:layer="layout" svg:x1="39.601cm" svg:y1="10.096cm" svg:x2="39.601cm" svg:y2="9.296cm">
                <text:p/>
              </draw:line>
              <draw:line draw:style-name="gr1" draw:layer="layout" svg:x1="39.601cm" svg:y1="9.296cm" svg:x2="39.3cm" svg:y2="9.296cm">
                <text:p/>
              </draw:line>
              <draw:line draw:style-name="gr1" draw:layer="layout" svg:x1="39.3cm" svg:y1="9.296cm" svg:x2="39.3cm" svg:y2="8.796cm">
                <text:p/>
              </draw:line>
              <draw:g>
                <draw:path draw:style-name="gr163" draw:text-style-name="P1" draw:layer="layout" svg:width="0.726cm" svg:height="0.641cm" svg:x="36.1cm" svg:y="13.686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164" draw:text-style-name="P1" draw:layer="layout" svg:width="0.698cm" svg:height="0.62cm" svg:x="36.972cm" svg:y="13.697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165" draw:text-style-name="P1" draw:layer="layout" svg:width="0.316cm" svg:height="0.157cm" svg:x="37.129cm" svg:y="13.801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166" draw:text-style-name="P1" draw:layer="layout" svg:width="0.591cm" svg:height="0.62cm" svg:x="37.756cm" svg:y="13.697cm" svg:viewBox="0 0 592 621" draw:points="0,621 0,0 576,0 576,105 157,105 157,243 547,243 547,347 157,347 157,516 592,516 592,621">
                  <text:p/>
                </draw:polygon>
                <draw:polygon draw:style-name="gr167" draw:text-style-name="P1" draw:layer="layout" svg:width="0.616cm" svg:height="0.62cm" svg:x="38.483cm" svg:y="13.697cm" svg:viewBox="0 0 617 621" draw:points="0,621 0,0 153,0 471,415 471,0 617,0 617,621 459,621 146,216 146,621">
                  <text:p/>
                </draw:polygon>
                <draw:path draw:style-name="gr168" draw:text-style-name="P1" draw:layer="layout" svg:width="0.753cm" svg:height="0.641cm" svg:x="36.128cm" svg:y="14.654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169" draw:text-style-name="P1" draw:layer="layout" svg:width="0.65cm" svg:height="0.62cm" svg:x="37.005cm" svg:y="14.665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170" draw:text-style-name="P1" draw:layer="layout" svg:width="0.546cm" svg:height="0.615cm" svg:x="37.793cm" svg:y="14.669cm" svg:viewBox="0 0 547 616" draw:points="0,616 0,0 157,0 157,511 547,511 547,616">
                  <text:p/>
                </draw:polygon>
                <draw:polygon draw:style-name="gr171" draw:text-style-name="P1" draw:layer="layout" svg:width="0.591cm" svg:height="0.62cm" svg:x="38.453cm" svg:y="14.665cm" svg:viewBox="0 0 592 621" draw:points="0,621 0,0 576,0 576,105 157,105 157,243 547,243 547,347 157,347 157,516 592,516 592,621">
                  <text:p/>
                </draw:polygon>
                <draw:line draw:style-name="gr11" draw:text-style-name="P2" draw:layer="layout" svg:x1="37.13cm" svg:y1="13.802cm" svg:x2="37.13cm" svg:y2="13.96cm">
                  <text:p/>
                </draw:line>
                <draw:line draw:style-name="gr11" draw:text-style-name="P2" draw:layer="layout" svg:x1="36.972cm" svg:y1="14.318cm" svg:x2="37.129cm" svg:y2="14.318cm">
                  <text:p/>
                </draw:line>
                <draw:line draw:style-name="gr11" draw:text-style-name="P2" draw:layer="layout" svg:x1="36.489cm" svg:y1="14.09cm" svg:x2="36.669cm" svg:y2="14.09cm">
                  <text:p/>
                </draw:line>
                <draw:line draw:style-name="gr11" draw:text-style-name="P2" draw:layer="layout" svg:x1="37.006cm" svg:y1="14.657cm" svg:x2="37.006cm" svg:y2="15.287cm">
                  <text:p/>
                </draw:line>
                <draw:line draw:style-name="gr11" draw:text-style-name="P2" draw:layer="layout" svg:x1="37.162cm" svg:y1="14.767cm" svg:x2="37.252cm" svg:y2="14.767cm">
                  <text:p/>
                </draw:line>
                <draw:line draw:style-name="gr11" draw:text-style-name="P2" draw:layer="layout" svg:x1="37.162cm" svg:y1="14.767cm" svg:x2="37.252cm" svg:y2="14.767cm">
                  <text:p/>
                </draw:line>
                <draw:line draw:style-name="gr11" draw:text-style-name="P2" draw:layer="layout" svg:x1="37.162cm" svg:y1="15.016cm" svg:x2="37.297cm" svg:y2="15.016cm">
                  <text:p/>
                </draw:line>
              </draw:g>
              <draw:path draw:style-name="gr172" draw:text-style-name="P1" draw:layer="layout" svg:width="2.399cm" svg:height="2.559cm" svg:x="36.4cm" svg:y="9.236cm" svg:viewBox="0 0 2400 2560" svg:d="M1188 0c-587 0-1076 417-1188 970h489c100-286 372-491 692-491 406 0 734 329 734 734s-328 734-734 734c-320 0-593-205-693-492h-42-446c0 0 0 90 0 608s446 497 446 497v-390c205 159 462 254 742 254 669 0 1212-543 1212-1212s-543-1212-1212-1212z">
                <text:p/>
              </draw:path>
              <draw:g>
                <draw:line draw:style-name="gr1" draw:layer="layout" svg:x1="39.3cm" svg:y1="16.497cm" svg:x2="40.099cm" svg:y2="16.497cm">
                  <text:p/>
                </draw:line>
                <draw:line draw:style-name="gr1" draw:layer="layout" svg:x1="40.099cm" svg:y1="16.196cm" svg:x2="40.099cm" svg:y2="16.497cm">
                  <text:p/>
                </draw:line>
                <draw:line draw:style-name="gr1" draw:layer="layout" svg:x1="40.099cm" svg:y1="16.196cm" svg:x2="40.9cm" svg:y2="16.196cm">
                  <text:p/>
                </draw:line>
                <draw:line draw:style-name="gr1" draw:layer="layout" svg:x1="40.9cm" svg:y1="16.196cm" svg:x2="40.9cm" svg:y2="16.497cm">
                  <text:p/>
                </draw:line>
                <draw:line draw:style-name="gr1" draw:layer="layout" svg:x1="40.9cm" svg:y1="16.497cm" svg:x2="41.699cm" svg:y2="16.497cm">
                  <text:p/>
                </draw:line>
                <draw:line draw:style-name="gr1" draw:layer="layout" svg:x1="41.699cm" svg:y1="16.196cm" svg:x2="41.699cm" svg:y2="16.497cm">
                  <text:p/>
                </draw:line>
                <draw:line draw:style-name="gr1" draw:layer="layout" svg:x1="41.699cm" svg:y1="16.196cm" svg:x2="42.499cm" svg:y2="16.196cm">
                  <text:p/>
                </draw:line>
                <draw:line draw:style-name="gr1" draw:layer="layout" svg:x1="42.499cm" svg:y1="16.196cm" svg:x2="42.499cm" svg:y2="16.497cm">
                  <text:p/>
                </draw:line>
                <draw:line draw:style-name="gr1" draw:layer="layout" svg:x1="42.499cm" svg:y1="16.497cm" svg:x2="42.999cm" svg:y2="16.497cm">
                  <text:p/>
                </draw:line>
                <draw:line draw:style-name="gr1" draw:layer="layout" svg:x1="39.3cm" svg:y1="12.496cm" svg:x2="40.099cm" svg:y2="12.496cm">
                  <text:p/>
                </draw:line>
                <draw:line draw:style-name="gr1" draw:layer="layout" svg:x1="40.099cm" svg:y1="12.496cm" svg:x2="40.099cm" svg:y2="12.797cm">
                  <text:p/>
                </draw:line>
                <draw:line draw:style-name="gr1" draw:layer="layout" svg:x1="40.099cm" svg:y1="12.797cm" svg:x2="40.9cm" svg:y2="12.797cm">
                  <text:p/>
                </draw:line>
                <draw:line draw:style-name="gr1" draw:layer="layout" svg:x1="40.9cm" svg:y1="12.496cm" svg:x2="40.9cm" svg:y2="12.797cm">
                  <text:p/>
                </draw:line>
                <draw:line draw:style-name="gr1" draw:layer="layout" svg:x1="40.9cm" svg:y1="12.496cm" svg:x2="41.699cm" svg:y2="12.496cm">
                  <text:p/>
                </draw:line>
                <draw:line draw:style-name="gr1" draw:layer="layout" svg:x1="41.699cm" svg:y1="12.496cm" svg:x2="41.699cm" svg:y2="12.797cm">
                  <text:p/>
                </draw:line>
                <draw:line draw:style-name="gr1" draw:layer="layout" svg:x1="41.699cm" svg:y1="12.797cm" svg:x2="42.499cm" svg:y2="12.797cm">
                  <text:p/>
                </draw:line>
                <draw:line draw:style-name="gr1" draw:layer="layout" svg:x1="42.499cm" svg:y1="12.496cm" svg:x2="42.499cm" svg:y2="12.797cm">
                  <text:p/>
                </draw:line>
                <draw:line draw:style-name="gr1" draw:layer="layout" svg:x1="42.499cm" svg:y1="12.496cm" svg:x2="42.999cm" svg:y2="12.496cm">
                  <text:p/>
                </draw:line>
                <draw:line draw:style-name="gr1" draw:layer="layout" svg:x1="42.999cm" svg:y1="16.497cm" svg:x2="42.999cm" svg:y2="15.697cm">
                  <text:p/>
                </draw:line>
                <draw:line draw:style-name="gr1" draw:layer="layout" svg:x1="43.3cm" svg:y1="15.697cm" svg:x2="42.999cm" svg:y2="15.697cm">
                  <text:p/>
                </draw:line>
                <draw:line draw:style-name="gr1" draw:layer="layout" svg:x1="43.3cm" svg:y1="15.697cm" svg:x2="43.3cm" svg:y2="14.896cm">
                  <text:p/>
                </draw:line>
                <draw:line draw:style-name="gr1" draw:layer="layout" svg:x1="43.3cm" svg:y1="14.896cm" svg:x2="42.999cm" svg:y2="14.896cm">
                  <text:p/>
                </draw:line>
                <draw:line draw:style-name="gr1" draw:layer="layout" svg:x1="42.999cm" svg:y1="14.896cm" svg:x2="42.999cm" svg:y2="14.097cm">
                  <text:p/>
                </draw:line>
                <draw:line draw:style-name="gr1" draw:layer="layout" svg:x1="43.3cm" svg:y1="14.097cm" svg:x2="42.999cm" svg:y2="14.097cm">
                  <text:p/>
                </draw:line>
                <draw:line draw:style-name="gr1" draw:layer="layout" svg:x1="43.3cm" svg:y1="14.097cm" svg:x2="43.3cm" svg:y2="13.297cm">
                  <text:p/>
                </draw:line>
                <draw:line draw:style-name="gr1" draw:layer="layout" svg:x1="43.3cm" svg:y1="13.297cm" svg:x2="42.999cm" svg:y2="13.297cm">
                  <text:p/>
                </draw:line>
                <draw:line draw:style-name="gr1" draw:layer="layout" svg:x1="42.999cm" svg:y1="13.297cm" svg:x2="42.999cm" svg:y2="12.496cm">
                  <text:p/>
                </draw:line>
              </draw:g>
              <draw:g>
                <draw:line draw:style-name="gr1" draw:layer="layout" svg:x1="43cm" svg:y1="16.496cm" svg:x2="43.799cm" svg:y2="16.496cm">
                  <text:p/>
                </draw:line>
                <draw:line draw:style-name="gr1" draw:layer="layout" svg:x1="43.799cm" svg:y1="16.195cm" svg:x2="43.799cm" svg:y2="16.496cm">
                  <text:p/>
                </draw:line>
                <draw:line draw:style-name="gr1" draw:layer="layout" svg:x1="43.799cm" svg:y1="16.195cm" svg:x2="44.6cm" svg:y2="16.195cm">
                  <text:p/>
                </draw:line>
                <draw:line draw:style-name="gr1" draw:layer="layout" svg:x1="44.6cm" svg:y1="16.195cm" svg:x2="44.6cm" svg:y2="16.496cm">
                  <text:p/>
                </draw:line>
                <draw:line draw:style-name="gr1" draw:layer="layout" svg:x1="44.6cm" svg:y1="16.496cm" svg:x2="45.399cm" svg:y2="16.496cm">
                  <text:p/>
                </draw:line>
                <draw:line draw:style-name="gr1" draw:layer="layout" svg:x1="45.399cm" svg:y1="16.195cm" svg:x2="45.399cm" svg:y2="16.496cm">
                  <text:p/>
                </draw:line>
                <draw:line draw:style-name="gr1" draw:layer="layout" svg:x1="45.399cm" svg:y1="16.195cm" svg:x2="46.199cm" svg:y2="16.195cm">
                  <text:p/>
                </draw:line>
                <draw:line draw:style-name="gr1" draw:layer="layout" svg:x1="46.199cm" svg:y1="16.195cm" svg:x2="46.199cm" svg:y2="16.496cm">
                  <text:p/>
                </draw:line>
                <draw:line draw:style-name="gr1" draw:layer="layout" svg:x1="46.199cm" svg:y1="16.496cm" svg:x2="46.699cm" svg:y2="16.496cm">
                  <text:p/>
                </draw:line>
                <draw:line draw:style-name="gr1" draw:layer="layout" svg:x1="43cm" svg:y1="12.495cm" svg:x2="43.799cm" svg:y2="12.495cm">
                  <text:p/>
                </draw:line>
                <draw:line draw:style-name="gr1" draw:layer="layout" svg:x1="43.799cm" svg:y1="12.495cm" svg:x2="43.799cm" svg:y2="12.796cm">
                  <text:p/>
                </draw:line>
                <draw:line draw:style-name="gr1" draw:layer="layout" svg:x1="43.799cm" svg:y1="12.796cm" svg:x2="44.6cm" svg:y2="12.796cm">
                  <text:p/>
                </draw:line>
                <draw:line draw:style-name="gr1" draw:layer="layout" svg:x1="44.6cm" svg:y1="12.495cm" svg:x2="44.6cm" svg:y2="12.796cm">
                  <text:p/>
                </draw:line>
                <draw:line draw:style-name="gr1" draw:layer="layout" svg:x1="44.6cm" svg:y1="12.495cm" svg:x2="45.399cm" svg:y2="12.495cm">
                  <text:p/>
                </draw:line>
                <draw:line draw:style-name="gr1" draw:layer="layout" svg:x1="45.399cm" svg:y1="12.495cm" svg:x2="45.399cm" svg:y2="12.796cm">
                  <text:p/>
                </draw:line>
                <draw:line draw:style-name="gr1" draw:layer="layout" svg:x1="45.399cm" svg:y1="12.796cm" svg:x2="46.199cm" svg:y2="12.796cm">
                  <text:p/>
                </draw:line>
                <draw:line draw:style-name="gr1" draw:layer="layout" svg:x1="46.199cm" svg:y1="12.495cm" svg:x2="46.199cm" svg:y2="12.796cm">
                  <text:p/>
                </draw:line>
                <draw:line draw:style-name="gr1" draw:layer="layout" svg:x1="46.199cm" svg:y1="12.495cm" svg:x2="46.699cm" svg:y2="12.495cm">
                  <text:p/>
                </draw:line>
                <draw:line draw:style-name="gr1" draw:layer="layout" svg:x1="46.699cm" svg:y1="16.496cm" svg:x2="46.699cm" svg:y2="15.696cm">
                  <text:p/>
                </draw:line>
                <draw:line draw:style-name="gr1" draw:layer="layout" svg:x1="47cm" svg:y1="15.696cm" svg:x2="46.699cm" svg:y2="15.696cm">
                  <text:p/>
                </draw:line>
                <draw:line draw:style-name="gr1" draw:layer="layout" svg:x1="47cm" svg:y1="15.696cm" svg:x2="47cm" svg:y2="14.895cm">
                  <text:p/>
                </draw:line>
                <draw:line draw:style-name="gr1" draw:layer="layout" svg:x1="47cm" svg:y1="14.895cm" svg:x2="46.699cm" svg:y2="14.895cm">
                  <text:p/>
                </draw:line>
                <draw:line draw:style-name="gr1" draw:layer="layout" svg:x1="46.699cm" svg:y1="14.895cm" svg:x2="46.699cm" svg:y2="14.096cm">
                  <text:p/>
                </draw:line>
                <draw:line draw:style-name="gr1" draw:layer="layout" svg:x1="47cm" svg:y1="14.096cm" svg:x2="46.699cm" svg:y2="14.096cm">
                  <text:p/>
                </draw:line>
                <draw:line draw:style-name="gr1" draw:layer="layout" svg:x1="47cm" svg:y1="14.096cm" svg:x2="47cm" svg:y2="13.296cm">
                  <text:p/>
                </draw:line>
                <draw:line draw:style-name="gr1" draw:layer="layout" svg:x1="47cm" svg:y1="13.296cm" svg:x2="46.699cm" svg:y2="13.296cm">
                  <text:p/>
                </draw:line>
                <draw:line draw:style-name="gr1" draw:layer="layout" svg:x1="46.699cm" svg:y1="13.296cm" svg:x2="46.699cm" svg:y2="12.495cm">
                  <text:p/>
                </draw:line>
              </draw:g>
              <draw:g>
                <draw:path draw:style-name="gr173" draw:text-style-name="P1" draw:layer="layout" svg:width="0.726cm" svg:height="0.641cm" svg:x="43.5cm" svg:y="13.696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174" draw:text-style-name="P1" draw:layer="layout" svg:width="0.698cm" svg:height="0.62cm" svg:x="44.372cm" svg:y="13.707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175" draw:text-style-name="P1" draw:layer="layout" svg:width="0.316cm" svg:height="0.157cm" svg:x="44.529cm" svg:y="13.811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176" draw:text-style-name="P1" draw:layer="layout" svg:width="0.591cm" svg:height="0.62cm" svg:x="45.156cm" svg:y="13.707cm" svg:viewBox="0 0 592 621" draw:points="0,621 0,0 576,0 576,105 157,105 157,243 547,243 547,347 157,347 157,516 592,516 592,621">
                  <text:p/>
                </draw:polygon>
                <draw:polygon draw:style-name="gr177" draw:text-style-name="P1" draw:layer="layout" svg:width="0.616cm" svg:height="0.62cm" svg:x="45.883cm" svg:y="13.707cm" svg:viewBox="0 0 617 621" draw:points="0,621 0,0 153,0 471,415 471,0 617,0 617,621 459,621 146,216 146,621">
                  <text:p/>
                </draw:polygon>
                <draw:path draw:style-name="gr178" draw:text-style-name="P1" draw:layer="layout" svg:width="0.753cm" svg:height="0.641cm" svg:x="43.528cm" svg:y="14.664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179" draw:text-style-name="P1" draw:layer="layout" svg:width="0.65cm" svg:height="0.62cm" svg:x="44.405cm" svg:y="14.675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180" draw:text-style-name="P1" draw:layer="layout" svg:width="0.546cm" svg:height="0.615cm" svg:x="45.193cm" svg:y="14.679cm" svg:viewBox="0 0 547 616" draw:points="0,616 0,0 157,0 157,511 547,511 547,616">
                  <text:p/>
                </draw:polygon>
                <draw:polygon draw:style-name="gr181" draw:text-style-name="P1" draw:layer="layout" svg:width="0.591cm" svg:height="0.62cm" svg:x="45.853cm" svg:y="14.675cm" svg:viewBox="0 0 592 621" draw:points="0,621 0,0 576,0 576,105 157,105 157,243 547,243 547,347 157,347 157,516 592,516 592,621">
                  <text:p/>
                </draw:polygon>
                <draw:line draw:style-name="gr11" draw:text-style-name="P2" draw:layer="layout" svg:x1="44.53cm" svg:y1="13.812cm" svg:x2="44.53cm" svg:y2="13.97cm">
                  <text:p/>
                </draw:line>
                <draw:line draw:style-name="gr11" draw:text-style-name="P2" draw:layer="layout" svg:x1="44.372cm" svg:y1="14.328cm" svg:x2="44.529cm" svg:y2="14.328cm">
                  <text:p/>
                </draw:line>
                <draw:line draw:style-name="gr11" draw:text-style-name="P2" draw:layer="layout" svg:x1="43.889cm" svg:y1="14.1cm" svg:x2="44.069cm" svg:y2="14.1cm">
                  <text:p/>
                </draw:line>
                <draw:line draw:style-name="gr11" draw:text-style-name="P2" draw:layer="layout" svg:x1="44.406cm" svg:y1="14.667cm" svg:x2="44.406cm" svg:y2="15.297cm">
                  <text:p/>
                </draw:line>
                <draw:line draw:style-name="gr11" draw:text-style-name="P2" draw:layer="layout" svg:x1="44.562cm" svg:y1="14.777cm" svg:x2="44.652cm" svg:y2="14.777cm">
                  <text:p/>
                </draw:line>
                <draw:line draw:style-name="gr11" draw:text-style-name="P2" draw:layer="layout" svg:x1="44.562cm" svg:y1="14.777cm" svg:x2="44.652cm" svg:y2="14.777cm">
                  <text:p/>
                </draw:line>
                <draw:line draw:style-name="gr11" draw:text-style-name="P2" draw:layer="layout" svg:x1="44.562cm" svg:y1="15.026cm" svg:x2="44.697cm" svg:y2="15.026cm">
                  <text:p/>
                </draw:line>
              </draw:g>
              <draw:g>
                <draw:line draw:style-name="gr1" draw:layer="layout" svg:x1="43.3cm" svg:y1="12.496cm" svg:x2="44.099cm" svg:y2="12.496cm">
                  <text:p/>
                </draw:line>
                <draw:line draw:style-name="gr1" draw:layer="layout" svg:x1="44.099cm" svg:y1="12.195cm" svg:x2="44.099cm" svg:y2="12.496cm">
                  <text:p/>
                </draw:line>
                <draw:line draw:style-name="gr1" draw:layer="layout" svg:x1="44.099cm" svg:y1="12.195cm" svg:x2="44.9cm" svg:y2="12.195cm">
                  <text:p/>
                </draw:line>
                <draw:line draw:style-name="gr1" draw:layer="layout" svg:x1="44.9cm" svg:y1="12.195cm" svg:x2="44.9cm" svg:y2="12.496cm">
                  <text:p/>
                </draw:line>
                <draw:line draw:style-name="gr1" draw:layer="layout" svg:x1="44.9cm" svg:y1="12.496cm" svg:x2="45.699cm" svg:y2="12.496cm">
                  <text:p/>
                </draw:line>
                <draw:line draw:style-name="gr1" draw:layer="layout" svg:x1="45.699cm" svg:y1="12.195cm" svg:x2="45.699cm" svg:y2="12.496cm">
                  <text:p/>
                </draw:line>
                <draw:line draw:style-name="gr1" draw:layer="layout" svg:x1="45.699cm" svg:y1="12.195cm" svg:x2="46.499cm" svg:y2="12.195cm">
                  <text:p/>
                </draw:line>
                <draw:line draw:style-name="gr1" draw:layer="layout" svg:x1="46.499cm" svg:y1="12.195cm" svg:x2="46.499cm" svg:y2="12.496cm">
                  <text:p/>
                </draw:line>
                <draw:line draw:style-name="gr1" draw:layer="layout" svg:x1="46.499cm" svg:y1="12.496cm" svg:x2="46.999cm" svg:y2="12.496cm">
                  <text:p/>
                </draw:line>
                <draw:line draw:style-name="gr1" draw:layer="layout" svg:x1="43.3cm" svg:y1="8.495cm" svg:x2="44.099cm" svg:y2="8.495cm">
                  <text:p/>
                </draw:line>
                <draw:line draw:style-name="gr1" draw:layer="layout" svg:x1="44.099cm" svg:y1="8.495cm" svg:x2="44.099cm" svg:y2="8.796cm">
                  <text:p/>
                </draw:line>
                <draw:line draw:style-name="gr1" draw:layer="layout" svg:x1="44.099cm" svg:y1="8.796cm" svg:x2="44.9cm" svg:y2="8.796cm">
                  <text:p/>
                </draw:line>
                <draw:line draw:style-name="gr1" draw:layer="layout" svg:x1="44.9cm" svg:y1="8.495cm" svg:x2="44.9cm" svg:y2="8.796cm">
                  <text:p/>
                </draw:line>
                <draw:line draw:style-name="gr1" draw:layer="layout" svg:x1="44.9cm" svg:y1="8.495cm" svg:x2="45.699cm" svg:y2="8.495cm">
                  <text:p/>
                </draw:line>
                <draw:line draw:style-name="gr1" draw:layer="layout" svg:x1="45.699cm" svg:y1="8.495cm" svg:x2="45.699cm" svg:y2="8.796cm">
                  <text:p/>
                </draw:line>
                <draw:line draw:style-name="gr1" draw:layer="layout" svg:x1="45.699cm" svg:y1="8.796cm" svg:x2="46.499cm" svg:y2="8.796cm">
                  <text:p/>
                </draw:line>
                <draw:line draw:style-name="gr1" draw:layer="layout" svg:x1="46.499cm" svg:y1="8.495cm" svg:x2="46.499cm" svg:y2="8.796cm">
                  <text:p/>
                </draw:line>
                <draw:line draw:style-name="gr1" draw:layer="layout" svg:x1="46.499cm" svg:y1="8.495cm" svg:x2="46.999cm" svg:y2="8.495cm">
                  <text:p/>
                </draw:line>
                <draw:line draw:style-name="gr1" draw:layer="layout" svg:x1="43.3cm" svg:y1="12.496cm" svg:x2="43.3cm" svg:y2="11.696cm">
                  <text:p/>
                </draw:line>
                <draw:line draw:style-name="gr1" draw:layer="layout" svg:x1="43.599cm" svg:y1="11.696cm" svg:x2="43.3cm" svg:y2="11.696cm">
                  <text:p/>
                </draw:line>
                <draw:line draw:style-name="gr1" draw:layer="layout" svg:x1="43.599cm" svg:y1="11.696cm" svg:x2="43.599cm" svg:y2="10.895cm">
                  <text:p/>
                </draw:line>
                <draw:line draw:style-name="gr1" draw:layer="layout" svg:x1="43.599cm" svg:y1="10.895cm" svg:x2="43.3cm" svg:y2="10.895cm">
                  <text:p/>
                </draw:line>
                <draw:line draw:style-name="gr1" draw:layer="layout" svg:x1="43.3cm" svg:y1="10.895cm" svg:x2="43.3cm" svg:y2="10.096cm">
                  <text:p/>
                </draw:line>
                <draw:line draw:style-name="gr1" draw:layer="layout" svg:x1="43.599cm" svg:y1="10.096cm" svg:x2="43.3cm" svg:y2="10.096cm">
                  <text:p/>
                </draw:line>
                <draw:line draw:style-name="gr1" draw:layer="layout" svg:x1="43.599cm" svg:y1="10.096cm" svg:x2="43.599cm" svg:y2="9.296cm">
                  <text:p/>
                </draw:line>
                <draw:line draw:style-name="gr1" draw:layer="layout" svg:x1="43.599cm" svg:y1="9.296cm" svg:x2="43.3cm" svg:y2="9.296cm">
                  <text:p/>
                </draw:line>
                <draw:line draw:style-name="gr1" draw:layer="layout" svg:x1="43.3cm" svg:y1="9.296cm" svg:x2="43.3cm" svg:y2="8.495cm">
                  <text:p/>
                </draw:line>
                <draw:line draw:style-name="gr1" draw:layer="layout" svg:x1="46.999cm" svg:y1="12.496cm" svg:x2="46.999cm" svg:y2="11.696cm">
                  <text:p/>
                </draw:line>
                <draw:line draw:style-name="gr1" draw:layer="layout" svg:x1="47.3cm" svg:y1="11.696cm" svg:x2="46.999cm" svg:y2="11.696cm">
                  <text:p/>
                </draw:line>
                <draw:line draw:style-name="gr1" draw:layer="layout" svg:x1="47.3cm" svg:y1="11.696cm" svg:x2="47.3cm" svg:y2="10.895cm">
                  <text:p/>
                </draw:line>
                <draw:line draw:style-name="gr1" draw:layer="layout" svg:x1="47.3cm" svg:y1="10.895cm" svg:x2="46.999cm" svg:y2="10.895cm">
                  <text:p/>
                </draw:line>
                <draw:line draw:style-name="gr1" draw:layer="layout" svg:x1="46.999cm" svg:y1="10.895cm" svg:x2="46.999cm" svg:y2="10.096cm">
                  <text:p/>
                </draw:line>
                <draw:line draw:style-name="gr1" draw:layer="layout" svg:x1="47.3cm" svg:y1="10.096cm" svg:x2="46.999cm" svg:y2="10.096cm">
                  <text:p/>
                </draw:line>
                <draw:line draw:style-name="gr1" draw:layer="layout" svg:x1="47.3cm" svg:y1="10.096cm" svg:x2="47.3cm" svg:y2="9.296cm">
                  <text:p/>
                </draw:line>
                <draw:line draw:style-name="gr1" draw:layer="layout" svg:x1="47.3cm" svg:y1="9.296cm" svg:x2="46.999cm" svg:y2="9.296cm">
                  <text:p/>
                </draw:line>
                <draw:line draw:style-name="gr1" draw:layer="layout" svg:x1="46.999cm" svg:y1="9.296cm" svg:x2="46.999cm" svg:y2="8.495cm">
                  <text:p/>
                </draw:line>
              </draw:g>
              <draw:line draw:style-name="gr1" draw:layer="layout" svg:x1="39.902cm" svg:y1="12.196cm" svg:x2="40.401cm" svg:y2="12.196cm">
                <text:p/>
              </draw:line>
              <draw:line draw:style-name="gr1" draw:layer="layout" svg:x1="40.401cm" svg:y1="12.196cm" svg:x2="40.401cm" svg:y2="12.497cm">
                <text:p/>
              </draw:line>
              <draw:line draw:style-name="gr1" draw:layer="layout" svg:x1="40.401cm" svg:y1="12.497cm" svg:x2="41.202cm" svg:y2="12.497cm">
                <text:p/>
              </draw:line>
              <draw:line draw:style-name="gr1" draw:layer="layout" svg:x1="41.202cm" svg:y1="12.196cm" svg:x2="41.202cm" svg:y2="12.497cm">
                <text:p/>
              </draw:line>
              <draw:line draw:style-name="gr1" draw:layer="layout" svg:x1="41.202cm" svg:y1="12.196cm" svg:x2="42.001cm" svg:y2="12.196cm">
                <text:p/>
              </draw:line>
              <draw:line draw:style-name="gr1" draw:layer="layout" svg:x1="42.001cm" svg:y1="12.196cm" svg:x2="42.001cm" svg:y2="12.497cm">
                <text:p/>
              </draw:line>
              <draw:line draw:style-name="gr1" draw:layer="layout" svg:x1="42.001cm" svg:y1="12.497cm" svg:x2="42.801cm" svg:y2="12.497cm">
                <text:p/>
              </draw:line>
              <draw:line draw:style-name="gr1" draw:layer="layout" svg:x1="42.801cm" svg:y1="12.196cm" svg:x2="42.801cm" svg:y2="12.497cm">
                <text:p/>
              </draw:line>
              <draw:line draw:style-name="gr1" draw:layer="layout" svg:x1="42.801cm" svg:y1="12.196cm" svg:x2="43.301cm" svg:y2="12.196cm">
                <text:p/>
              </draw:line>
              <draw:line draw:style-name="gr1" draw:layer="layout" svg:x1="39.902cm" svg:y1="8.797cm" svg:x2="40.401cm" svg:y2="8.797cm">
                <text:p/>
              </draw:line>
              <draw:line draw:style-name="gr1" draw:layer="layout" svg:x1="40.401cm" svg:y1="8.496cm" svg:x2="40.401cm" svg:y2="8.797cm">
                <text:p/>
              </draw:line>
              <draw:line draw:style-name="gr1" draw:layer="layout" svg:x1="40.401cm" svg:y1="8.496cm" svg:x2="41.202cm" svg:y2="8.496cm">
                <text:p/>
              </draw:line>
              <draw:line draw:style-name="gr1" draw:layer="layout" svg:x1="41.202cm" svg:y1="8.496cm" svg:x2="41.202cm" svg:y2="8.797cm">
                <text:p/>
              </draw:line>
              <draw:line draw:style-name="gr1" draw:layer="layout" svg:x1="41.202cm" svg:y1="8.797cm" svg:x2="42.001cm" svg:y2="8.797cm">
                <text:p/>
              </draw:line>
              <draw:line draw:style-name="gr1" draw:layer="layout" svg:x1="42.001cm" svg:y1="8.496cm" svg:x2="42.001cm" svg:y2="8.797cm">
                <text:p/>
              </draw:line>
              <draw:line draw:style-name="gr1" draw:layer="layout" svg:x1="42.001cm" svg:y1="8.496cm" svg:x2="42.801cm" svg:y2="8.496cm">
                <text:p/>
              </draw:line>
              <draw:line draw:style-name="gr1" draw:layer="layout" svg:x1="42.801cm" svg:y1="8.496cm" svg:x2="42.801cm" svg:y2="8.797cm">
                <text:p/>
              </draw:line>
              <draw:line draw:style-name="gr1" draw:layer="layout" svg:x1="42.801cm" svg:y1="8.797cm" svg:x2="43.301cm" svg:y2="8.797cm">
                <text:p/>
              </draw:line>
              <draw:line draw:style-name="gr1" draw:layer="layout" svg:x1="39.902cm" svg:y1="12.196cm" svg:x2="39.902cm" svg:y2="11.697cm">
                <text:p/>
              </draw:line>
              <draw:line draw:style-name="gr1" draw:layer="layout" svg:x1="39.902cm" svg:y1="11.697cm" svg:x2="39.601cm" svg:y2="11.697cm">
                <text:p/>
              </draw:line>
              <draw:line draw:style-name="gr1" draw:layer="layout" svg:x1="39.601cm" svg:y1="11.697cm" svg:x2="39.601cm" svg:y2="10.896cm">
                <text:p/>
              </draw:line>
              <draw:line draw:style-name="gr1" draw:layer="layout" svg:x1="39.902cm" svg:y1="10.896cm" svg:x2="39.601cm" svg:y2="10.896cm">
                <text:p/>
              </draw:line>
              <draw:line draw:style-name="gr1" draw:layer="layout" svg:x1="39.902cm" svg:y1="10.896cm" svg:x2="39.902cm" svg:y2="10.097cm">
                <text:p/>
              </draw:line>
              <draw:line draw:style-name="gr1" draw:layer="layout" svg:x1="39.902cm" svg:y1="10.097cm" svg:x2="39.601cm" svg:y2="10.097cm">
                <text:p/>
              </draw:line>
              <draw:line draw:style-name="gr1" draw:layer="layout" svg:x1="39.601cm" svg:y1="10.097cm" svg:x2="39.601cm" svg:y2="9.297cm">
                <text:p/>
              </draw:line>
              <draw:line draw:style-name="gr1" draw:layer="layout" svg:x1="39.902cm" svg:y1="9.297cm" svg:x2="39.601cm" svg:y2="9.297cm">
                <text:p/>
              </draw:line>
              <draw:line draw:style-name="gr1" draw:layer="layout" svg:x1="39.902cm" svg:y1="9.297cm" svg:x2="39.902cm" svg:y2="8.797cm">
                <text:p/>
              </draw:line>
              <draw:line draw:style-name="gr1" draw:layer="layout" svg:x1="43.301cm" svg:y1="12.196cm" svg:x2="43.301cm" svg:y2="11.697cm">
                <text:p/>
              </draw:line>
              <draw:line draw:style-name="gr1" draw:layer="layout" svg:x1="43.602cm" svg:y1="11.697cm" svg:x2="43.301cm" svg:y2="11.697cm">
                <text:p/>
              </draw:line>
              <draw:line draw:style-name="gr1" draw:layer="layout" svg:x1="43.602cm" svg:y1="11.697cm" svg:x2="43.602cm" svg:y2="10.896cm">
                <text:p/>
              </draw:line>
              <draw:line draw:style-name="gr1" draw:layer="layout" svg:x1="43.602cm" svg:y1="10.896cm" svg:x2="43.301cm" svg:y2="10.896cm">
                <text:p/>
              </draw:line>
              <draw:line draw:style-name="gr1" draw:layer="layout" svg:x1="43.301cm" svg:y1="10.896cm" svg:x2="43.301cm" svg:y2="10.097cm">
                <text:p/>
              </draw:line>
              <draw:line draw:style-name="gr1" draw:layer="layout" svg:x1="43.602cm" svg:y1="10.097cm" svg:x2="43.301cm" svg:y2="10.097cm">
                <text:p/>
              </draw:line>
              <draw:line draw:style-name="gr1" draw:layer="layout" svg:x1="43.602cm" svg:y1="10.097cm" svg:x2="43.602cm" svg:y2="9.297cm">
                <text:p/>
              </draw:line>
              <draw:line draw:style-name="gr1" draw:layer="layout" svg:x1="43.602cm" svg:y1="9.297cm" svg:x2="43.301cm" svg:y2="9.297cm">
                <text:p/>
              </draw:line>
              <draw:line draw:style-name="gr1" draw:layer="layout" svg:x1="43.301cm" svg:y1="9.297cm" svg:x2="43.301cm" svg:y2="8.797cm">
                <text:p/>
              </draw:line>
              <draw:path draw:style-name="gr182" draw:text-style-name="P1" draw:layer="layout" svg:width="2.399cm" svg:height="2.559cm" svg:x="40.401cm" svg:y="9.237cm" svg:viewBox="0 0 2400 2560" svg:d="M1188 0c-587 0-1076 417-1188 970h489c100-286 372-491 692-491 406 0 734 329 734 734s-328 734-734 734c-320 0-593-205-693-492h-42-446c0 0 0 90 0 608s446 497 446 497v-390c205 159 462 254 742 254 669 0 1212-543 1212-1212s-543-1212-1212-1212z">
                <text:p/>
              </draw:path>
            </draw:g>
            <draw:g>
              <draw:g>
                <draw:line draw:style-name="gr1" draw:layer="layout" svg:x1="47.3cm" svg:y1="16.5cm" svg:x2="48.099cm" svg:y2="16.5cm">
                  <text:p/>
                </draw:line>
                <draw:line draw:style-name="gr1" draw:layer="layout" svg:x1="48.099cm" svg:y1="16.199cm" svg:x2="48.099cm" svg:y2="16.5cm">
                  <text:p/>
                </draw:line>
                <draw:line draw:style-name="gr1" draw:layer="layout" svg:x1="48.099cm" svg:y1="16.199cm" svg:x2="48.9cm" svg:y2="16.199cm">
                  <text:p/>
                </draw:line>
                <draw:line draw:style-name="gr1" draw:layer="layout" svg:x1="48.9cm" svg:y1="16.199cm" svg:x2="48.9cm" svg:y2="16.5cm">
                  <text:p/>
                </draw:line>
                <draw:line draw:style-name="gr1" draw:layer="layout" svg:x1="48.9cm" svg:y1="16.5cm" svg:x2="49.699cm" svg:y2="16.5cm">
                  <text:p/>
                </draw:line>
                <draw:line draw:style-name="gr1" draw:layer="layout" svg:x1="49.699cm" svg:y1="16.199cm" svg:x2="49.699cm" svg:y2="16.5cm">
                  <text:p/>
                </draw:line>
                <draw:line draw:style-name="gr1" draw:layer="layout" svg:x1="49.699cm" svg:y1="16.199cm" svg:x2="50.499cm" svg:y2="16.199cm">
                  <text:p/>
                </draw:line>
                <draw:line draw:style-name="gr1" draw:layer="layout" svg:x1="50.499cm" svg:y1="16.199cm" svg:x2="50.499cm" svg:y2="16.5cm">
                  <text:p/>
                </draw:line>
                <draw:line draw:style-name="gr1" draw:layer="layout" svg:x1="50.499cm" svg:y1="16.5cm" svg:x2="50.999cm" svg:y2="16.5cm">
                  <text:p/>
                </draw:line>
                <draw:line draw:style-name="gr1" draw:layer="layout" svg:x1="47.3cm" svg:y1="12.499cm" svg:x2="48.099cm" svg:y2="12.499cm">
                  <text:p/>
                </draw:line>
                <draw:line draw:style-name="gr1" draw:layer="layout" svg:x1="48.099cm" svg:y1="12.499cm" svg:x2="48.099cm" svg:y2="12.8cm">
                  <text:p/>
                </draw:line>
                <draw:line draw:style-name="gr1" draw:layer="layout" svg:x1="48.099cm" svg:y1="12.8cm" svg:x2="48.9cm" svg:y2="12.8cm">
                  <text:p/>
                </draw:line>
                <draw:line draw:style-name="gr1" draw:layer="layout" svg:x1="48.9cm" svg:y1="12.499cm" svg:x2="48.9cm" svg:y2="12.8cm">
                  <text:p/>
                </draw:line>
                <draw:line draw:style-name="gr1" draw:layer="layout" svg:x1="48.9cm" svg:y1="12.499cm" svg:x2="49.699cm" svg:y2="12.499cm">
                  <text:p/>
                </draw:line>
                <draw:line draw:style-name="gr1" draw:layer="layout" svg:x1="49.699cm" svg:y1="12.499cm" svg:x2="49.699cm" svg:y2="12.8cm">
                  <text:p/>
                </draw:line>
                <draw:line draw:style-name="gr1" draw:layer="layout" svg:x1="49.699cm" svg:y1="12.8cm" svg:x2="50.499cm" svg:y2="12.8cm">
                  <text:p/>
                </draw:line>
                <draw:line draw:style-name="gr1" draw:layer="layout" svg:x1="50.499cm" svg:y1="12.499cm" svg:x2="50.499cm" svg:y2="12.8cm">
                  <text:p/>
                </draw:line>
                <draw:line draw:style-name="gr1" draw:layer="layout" svg:x1="50.499cm" svg:y1="12.499cm" svg:x2="50.999cm" svg:y2="12.499cm">
                  <text:p/>
                </draw:line>
                <draw:line draw:style-name="gr1" draw:layer="layout" svg:x1="47.3cm" svg:y1="16.5cm" svg:x2="47.3cm" svg:y2="15.7cm">
                  <text:p/>
                </draw:line>
                <draw:line draw:style-name="gr1" draw:layer="layout" svg:x1="47.599cm" svg:y1="15.7cm" svg:x2="47.3cm" svg:y2="15.7cm">
                  <text:p/>
                </draw:line>
                <draw:line draw:style-name="gr1" draw:layer="layout" svg:x1="47.599cm" svg:y1="15.7cm" svg:x2="47.599cm" svg:y2="14.899cm">
                  <text:p/>
                </draw:line>
                <draw:line draw:style-name="gr1" draw:layer="layout" svg:x1="47.599cm" svg:y1="14.899cm" svg:x2="47.3cm" svg:y2="14.899cm">
                  <text:p/>
                </draw:line>
                <draw:line draw:style-name="gr1" draw:layer="layout" svg:x1="47.3cm" svg:y1="14.899cm" svg:x2="47.3cm" svg:y2="14.1cm">
                  <text:p/>
                </draw:line>
                <draw:line draw:style-name="gr1" draw:layer="layout" svg:x1="47.599cm" svg:y1="14.1cm" svg:x2="47.3cm" svg:y2="14.1cm">
                  <text:p/>
                </draw:line>
                <draw:line draw:style-name="gr1" draw:layer="layout" svg:x1="47.599cm" svg:y1="14.1cm" svg:x2="47.599cm" svg:y2="13.3cm">
                  <text:p/>
                </draw:line>
                <draw:line draw:style-name="gr1" draw:layer="layout" svg:x1="47.599cm" svg:y1="13.3cm" svg:x2="47.3cm" svg:y2="13.3cm">
                  <text:p/>
                </draw:line>
                <draw:line draw:style-name="gr1" draw:layer="layout" svg:x1="47.3cm" svg:y1="13.3cm" svg:x2="47.3cm" svg:y2="12.499cm">
                  <text:p/>
                </draw:line>
                <draw:line draw:style-name="gr1" draw:layer="layout" svg:x1="50.999cm" svg:y1="16.5cm" svg:x2="50.999cm" svg:y2="15.7cm">
                  <text:p/>
                </draw:line>
                <draw:line draw:style-name="gr1" draw:layer="layout" svg:x1="51.3cm" svg:y1="15.7cm" svg:x2="50.999cm" svg:y2="15.7cm">
                  <text:p/>
                </draw:line>
                <draw:line draw:style-name="gr1" draw:layer="layout" svg:x1="51.3cm" svg:y1="15.7cm" svg:x2="51.3cm" svg:y2="14.899cm">
                  <text:p/>
                </draw:line>
                <draw:line draw:style-name="gr1" draw:layer="layout" svg:x1="51.3cm" svg:y1="14.899cm" svg:x2="50.999cm" svg:y2="14.899cm">
                  <text:p/>
                </draw:line>
                <draw:line draw:style-name="gr1" draw:layer="layout" svg:x1="50.999cm" svg:y1="14.899cm" svg:x2="50.999cm" svg:y2="14.1cm">
                  <text:p/>
                </draw:line>
                <draw:line draw:style-name="gr1" draw:layer="layout" svg:x1="51.3cm" svg:y1="14.1cm" svg:x2="50.999cm" svg:y2="14.1cm">
                  <text:p/>
                </draw:line>
                <draw:line draw:style-name="gr1" draw:layer="layout" svg:x1="51.3cm" svg:y1="14.1cm" svg:x2="51.3cm" svg:y2="13.3cm">
                  <text:p/>
                </draw:line>
                <draw:line draw:style-name="gr1" draw:layer="layout" svg:x1="51.3cm" svg:y1="13.3cm" svg:x2="50.999cm" svg:y2="13.3cm">
                  <text:p/>
                </draw:line>
                <draw:line draw:style-name="gr1" draw:layer="layout" svg:x1="50.999cm" svg:y1="13.3cm" svg:x2="50.999cm" svg:y2="12.499cm">
                  <text:p/>
                </draw:line>
              </draw:g>
              <draw:line draw:style-name="gr1" draw:layer="layout" svg:x1="47.601cm" svg:y1="12.198cm" svg:x2="48.1cm" svg:y2="12.198cm">
                <text:p/>
              </draw:line>
              <draw:line draw:style-name="gr1" draw:layer="layout" svg:x1="48.1cm" svg:y1="12.198cm" svg:x2="48.1cm" svg:y2="12.499cm">
                <text:p/>
              </draw:line>
              <draw:line draw:style-name="gr1" draw:layer="layout" svg:x1="48.1cm" svg:y1="12.499cm" svg:x2="48.901cm" svg:y2="12.499cm">
                <text:p/>
              </draw:line>
              <draw:line draw:style-name="gr1" draw:layer="layout" svg:x1="48.901cm" svg:y1="12.198cm" svg:x2="48.901cm" svg:y2="12.499cm">
                <text:p/>
              </draw:line>
              <draw:line draw:style-name="gr1" draw:layer="layout" svg:x1="48.901cm" svg:y1="12.198cm" svg:x2="49.7cm" svg:y2="12.198cm">
                <text:p/>
              </draw:line>
              <draw:line draw:style-name="gr1" draw:layer="layout" svg:x1="49.7cm" svg:y1="12.198cm" svg:x2="49.7cm" svg:y2="12.499cm">
                <text:p/>
              </draw:line>
              <draw:line draw:style-name="gr1" draw:layer="layout" svg:x1="49.7cm" svg:y1="12.499cm" svg:x2="50.5cm" svg:y2="12.499cm">
                <text:p/>
              </draw:line>
              <draw:line draw:style-name="gr1" draw:layer="layout" svg:x1="50.5cm" svg:y1="12.198cm" svg:x2="50.5cm" svg:y2="12.499cm">
                <text:p/>
              </draw:line>
              <draw:line draw:style-name="gr1" draw:layer="layout" svg:x1="50.5cm" svg:y1="12.198cm" svg:x2="51cm" svg:y2="12.198cm">
                <text:p/>
              </draw:line>
              <draw:line draw:style-name="gr1" draw:layer="layout" svg:x1="47.601cm" svg:y1="8.799cm" svg:x2="48.1cm" svg:y2="8.799cm">
                <text:p/>
              </draw:line>
              <draw:line draw:style-name="gr1" draw:layer="layout" svg:x1="48.1cm" svg:y1="8.498cm" svg:x2="48.1cm" svg:y2="8.799cm">
                <text:p/>
              </draw:line>
              <draw:line draw:style-name="gr1" draw:layer="layout" svg:x1="48.1cm" svg:y1="8.498cm" svg:x2="48.901cm" svg:y2="8.498cm">
                <text:p/>
              </draw:line>
              <draw:line draw:style-name="gr1" draw:layer="layout" svg:x1="48.901cm" svg:y1="8.498cm" svg:x2="48.901cm" svg:y2="8.799cm">
                <text:p/>
              </draw:line>
              <draw:line draw:style-name="gr1" draw:layer="layout" svg:x1="48.901cm" svg:y1="8.799cm" svg:x2="49.7cm" svg:y2="8.799cm">
                <text:p/>
              </draw:line>
              <draw:line draw:style-name="gr1" draw:layer="layout" svg:x1="49.7cm" svg:y1="8.498cm" svg:x2="49.7cm" svg:y2="8.799cm">
                <text:p/>
              </draw:line>
              <draw:line draw:style-name="gr1" draw:layer="layout" svg:x1="49.7cm" svg:y1="8.498cm" svg:x2="50.5cm" svg:y2="8.498cm">
                <text:p/>
              </draw:line>
              <draw:line draw:style-name="gr1" draw:layer="layout" svg:x1="50.5cm" svg:y1="8.498cm" svg:x2="50.5cm" svg:y2="8.799cm">
                <text:p/>
              </draw:line>
              <draw:line draw:style-name="gr1" draw:layer="layout" svg:x1="50.5cm" svg:y1="8.799cm" svg:x2="51cm" svg:y2="8.799cm">
                <text:p/>
              </draw:line>
              <draw:line draw:style-name="gr1" draw:layer="layout" svg:x1="47.601cm" svg:y1="12.198cm" svg:x2="47.601cm" svg:y2="11.699cm">
                <text:p/>
              </draw:line>
              <draw:line draw:style-name="gr1" draw:layer="layout" svg:x1="47.601cm" svg:y1="11.699cm" svg:x2="47.3cm" svg:y2="11.699cm">
                <text:p/>
              </draw:line>
              <draw:line draw:style-name="gr1" draw:layer="layout" svg:x1="47.3cm" svg:y1="11.699cm" svg:x2="47.3cm" svg:y2="10.898cm">
                <text:p/>
              </draw:line>
              <draw:line draw:style-name="gr1" draw:layer="layout" svg:x1="47.601cm" svg:y1="10.898cm" svg:x2="47.3cm" svg:y2="10.898cm">
                <text:p/>
              </draw:line>
              <draw:line draw:style-name="gr1" draw:layer="layout" svg:x1="47.601cm" svg:y1="10.898cm" svg:x2="47.601cm" svg:y2="10.099cm">
                <text:p/>
              </draw:line>
              <draw:line draw:style-name="gr1" draw:layer="layout" svg:x1="47.601cm" svg:y1="10.099cm" svg:x2="47.3cm" svg:y2="10.099cm">
                <text:p/>
              </draw:line>
              <draw:line draw:style-name="gr1" draw:layer="layout" svg:x1="47.3cm" svg:y1="10.099cm" svg:x2="47.3cm" svg:y2="9.299cm">
                <text:p/>
              </draw:line>
              <draw:line draw:style-name="gr1" draw:layer="layout" svg:x1="47.601cm" svg:y1="9.299cm" svg:x2="47.3cm" svg:y2="9.299cm">
                <text:p/>
              </draw:line>
              <draw:line draw:style-name="gr1" draw:layer="layout" svg:x1="47.601cm" svg:y1="9.299cm" svg:x2="47.601cm" svg:y2="8.799cm">
                <text:p/>
              </draw:line>
              <draw:line draw:style-name="gr1" draw:layer="layout" svg:x1="51cm" svg:y1="12.198cm" svg:x2="51cm" svg:y2="11.699cm">
                <text:p/>
              </draw:line>
              <draw:line draw:style-name="gr1" draw:layer="layout" svg:x1="51.301cm" svg:y1="11.699cm" svg:x2="51cm" svg:y2="11.699cm">
                <text:p/>
              </draw:line>
              <draw:line draw:style-name="gr1" draw:layer="layout" svg:x1="51.301cm" svg:y1="11.699cm" svg:x2="51.301cm" svg:y2="10.898cm">
                <text:p/>
              </draw:line>
              <draw:line draw:style-name="gr1" draw:layer="layout" svg:x1="51.301cm" svg:y1="10.898cm" svg:x2="51cm" svg:y2="10.898cm">
                <text:p/>
              </draw:line>
              <draw:line draw:style-name="gr1" draw:layer="layout" svg:x1="51cm" svg:y1="10.898cm" svg:x2="51cm" svg:y2="10.099cm">
                <text:p/>
              </draw:line>
              <draw:line draw:style-name="gr1" draw:layer="layout" svg:x1="51.301cm" svg:y1="10.099cm" svg:x2="51cm" svg:y2="10.099cm">
                <text:p/>
              </draw:line>
              <draw:line draw:style-name="gr1" draw:layer="layout" svg:x1="51.301cm" svg:y1="10.099cm" svg:x2="51.301cm" svg:y2="9.299cm">
                <text:p/>
              </draw:line>
              <draw:line draw:style-name="gr1" draw:layer="layout" svg:x1="51.301cm" svg:y1="9.299cm" svg:x2="51cm" svg:y2="9.299cm">
                <text:p/>
              </draw:line>
              <draw:line draw:style-name="gr1" draw:layer="layout" svg:x1="51cm" svg:y1="9.299cm" svg:x2="51cm" svg:y2="8.799cm">
                <text:p/>
              </draw:line>
              <draw:g>
                <draw:path draw:style-name="gr183" draw:text-style-name="P1" draw:layer="layout" svg:width="0.726cm" svg:height="0.641cm" svg:x="47.8cm" svg:y="13.689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184" draw:text-style-name="P1" draw:layer="layout" svg:width="0.698cm" svg:height="0.62cm" svg:x="48.672cm" svg:y="13.7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185" draw:text-style-name="P1" draw:layer="layout" svg:width="0.316cm" svg:height="0.157cm" svg:x="48.829cm" svg:y="13.804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186" draw:text-style-name="P1" draw:layer="layout" svg:width="0.591cm" svg:height="0.62cm" svg:x="49.456cm" svg:y="13.7cm" svg:viewBox="0 0 592 621" draw:points="0,621 0,0 576,0 576,105 157,105 157,243 547,243 547,347 157,347 157,516 592,516 592,621">
                  <text:p/>
                </draw:polygon>
                <draw:polygon draw:style-name="gr187" draw:text-style-name="P1" draw:layer="layout" svg:width="0.616cm" svg:height="0.62cm" svg:x="50.183cm" svg:y="13.7cm" svg:viewBox="0 0 617 621" draw:points="0,621 0,0 153,0 471,415 471,0 617,0 617,621 459,621 146,216 146,621">
                  <text:p/>
                </draw:polygon>
                <draw:path draw:style-name="gr188" draw:text-style-name="P1" draw:layer="layout" svg:width="0.753cm" svg:height="0.641cm" svg:x="47.828cm" svg:y="14.657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189" draw:text-style-name="P1" draw:layer="layout" svg:width="0.65cm" svg:height="0.62cm" svg:x="48.705cm" svg:y="14.668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190" draw:text-style-name="P1" draw:layer="layout" svg:width="0.546cm" svg:height="0.615cm" svg:x="49.493cm" svg:y="14.672cm" svg:viewBox="0 0 547 616" draw:points="0,616 0,0 157,0 157,511 547,511 547,616">
                  <text:p/>
                </draw:polygon>
                <draw:polygon draw:style-name="gr191" draw:text-style-name="P1" draw:layer="layout" svg:width="0.591cm" svg:height="0.62cm" svg:x="50.153cm" svg:y="14.668cm" svg:viewBox="0 0 592 621" draw:points="0,621 0,0 576,0 576,105 157,105 157,243 547,243 547,347 157,347 157,516 592,516 592,621">
                  <text:p/>
                </draw:polygon>
                <draw:line draw:style-name="gr11" draw:text-style-name="P2" draw:layer="layout" svg:x1="48.83cm" svg:y1="13.805cm" svg:x2="48.83cm" svg:y2="13.963cm">
                  <text:p/>
                </draw:line>
                <draw:line draw:style-name="gr11" draw:text-style-name="P2" draw:layer="layout" svg:x1="48.672cm" svg:y1="14.321cm" svg:x2="48.829cm" svg:y2="14.321cm">
                  <text:p/>
                </draw:line>
                <draw:line draw:style-name="gr11" draw:text-style-name="P2" draw:layer="layout" svg:x1="48.189cm" svg:y1="14.093cm" svg:x2="48.369cm" svg:y2="14.093cm">
                  <text:p/>
                </draw:line>
                <draw:line draw:style-name="gr11" draw:text-style-name="P2" draw:layer="layout" svg:x1="48.706cm" svg:y1="14.66cm" svg:x2="48.706cm" svg:y2="15.29cm">
                  <text:p/>
                </draw:line>
                <draw:line draw:style-name="gr11" draw:text-style-name="P2" draw:layer="layout" svg:x1="48.862cm" svg:y1="14.77cm" svg:x2="48.952cm" svg:y2="14.77cm">
                  <text:p/>
                </draw:line>
                <draw:line draw:style-name="gr11" draw:text-style-name="P2" draw:layer="layout" svg:x1="48.862cm" svg:y1="14.77cm" svg:x2="48.952cm" svg:y2="14.77cm">
                  <text:p/>
                </draw:line>
                <draw:line draw:style-name="gr11" draw:text-style-name="P2" draw:layer="layout" svg:x1="48.862cm" svg:y1="15.019cm" svg:x2="48.997cm" svg:y2="15.019cm">
                  <text:p/>
                </draw:line>
              </draw:g>
              <draw:path draw:style-name="gr192" draw:text-style-name="P1" draw:layer="layout" svg:width="2.399cm" svg:height="2.559cm" svg:x="48.1cm" svg:y="9.239cm" svg:viewBox="0 0 2400 2560" svg:d="M1188 0c-587 0-1076 417-1188 970h489c100-286 372-491 692-491 406 0 734 329 734 734s-328 734-734 734c-320 0-593-205-693-492h-42-446c0 0 0 90 0 608s446 497 446 497v-390c205 159 462 254 742 254 669 0 1212-543 1212-1212s-543-1212-1212-1212z">
                <text:p/>
              </draw:path>
              <draw:g>
                <draw:line draw:style-name="gr1" draw:layer="layout" svg:x1="51cm" svg:y1="16.5cm" svg:x2="51.799cm" svg:y2="16.5cm">
                  <text:p/>
                </draw:line>
                <draw:line draw:style-name="gr1" draw:layer="layout" svg:x1="51.799cm" svg:y1="16.199cm" svg:x2="51.799cm" svg:y2="16.5cm">
                  <text:p/>
                </draw:line>
                <draw:line draw:style-name="gr1" draw:layer="layout" svg:x1="51.799cm" svg:y1="16.199cm" svg:x2="52.6cm" svg:y2="16.199cm">
                  <text:p/>
                </draw:line>
                <draw:line draw:style-name="gr1" draw:layer="layout" svg:x1="52.6cm" svg:y1="16.199cm" svg:x2="52.6cm" svg:y2="16.5cm">
                  <text:p/>
                </draw:line>
                <draw:line draw:style-name="gr1" draw:layer="layout" svg:x1="52.6cm" svg:y1="16.5cm" svg:x2="53.399cm" svg:y2="16.5cm">
                  <text:p/>
                </draw:line>
                <draw:line draw:style-name="gr1" draw:layer="layout" svg:x1="53.399cm" svg:y1="16.199cm" svg:x2="53.399cm" svg:y2="16.5cm">
                  <text:p/>
                </draw:line>
                <draw:line draw:style-name="gr1" draw:layer="layout" svg:x1="53.399cm" svg:y1="16.199cm" svg:x2="54.199cm" svg:y2="16.199cm">
                  <text:p/>
                </draw:line>
                <draw:line draw:style-name="gr1" draw:layer="layout" svg:x1="54.199cm" svg:y1="16.199cm" svg:x2="54.199cm" svg:y2="16.5cm">
                  <text:p/>
                </draw:line>
                <draw:line draw:style-name="gr1" draw:layer="layout" svg:x1="54.199cm" svg:y1="16.5cm" svg:x2="54.699cm" svg:y2="16.5cm">
                  <text:p/>
                </draw:line>
                <draw:line draw:style-name="gr1" draw:layer="layout" svg:x1="51cm" svg:y1="12.499cm" svg:x2="51.799cm" svg:y2="12.499cm">
                  <text:p/>
                </draw:line>
                <draw:line draw:style-name="gr1" draw:layer="layout" svg:x1="51.799cm" svg:y1="12.499cm" svg:x2="51.799cm" svg:y2="12.8cm">
                  <text:p/>
                </draw:line>
                <draw:line draw:style-name="gr1" draw:layer="layout" svg:x1="51.799cm" svg:y1="12.8cm" svg:x2="52.6cm" svg:y2="12.8cm">
                  <text:p/>
                </draw:line>
                <draw:line draw:style-name="gr1" draw:layer="layout" svg:x1="52.6cm" svg:y1="12.499cm" svg:x2="52.6cm" svg:y2="12.8cm">
                  <text:p/>
                </draw:line>
                <draw:line draw:style-name="gr1" draw:layer="layout" svg:x1="52.6cm" svg:y1="12.499cm" svg:x2="53.399cm" svg:y2="12.499cm">
                  <text:p/>
                </draw:line>
                <draw:line draw:style-name="gr1" draw:layer="layout" svg:x1="53.399cm" svg:y1="12.499cm" svg:x2="53.399cm" svg:y2="12.8cm">
                  <text:p/>
                </draw:line>
                <draw:line draw:style-name="gr1" draw:layer="layout" svg:x1="53.399cm" svg:y1="12.8cm" svg:x2="54.199cm" svg:y2="12.8cm">
                  <text:p/>
                </draw:line>
                <draw:line draw:style-name="gr1" draw:layer="layout" svg:x1="54.199cm" svg:y1="12.499cm" svg:x2="54.199cm" svg:y2="12.8cm">
                  <text:p/>
                </draw:line>
                <draw:line draw:style-name="gr1" draw:layer="layout" svg:x1="54.199cm" svg:y1="12.499cm" svg:x2="54.699cm" svg:y2="12.499cm">
                  <text:p/>
                </draw:line>
                <draw:line draw:style-name="gr1" draw:layer="layout" svg:x1="54.699cm" svg:y1="16.5cm" svg:x2="54.699cm" svg:y2="15.7cm">
                  <text:p/>
                </draw:line>
                <draw:line draw:style-name="gr1" draw:layer="layout" svg:x1="55cm" svg:y1="15.7cm" svg:x2="54.699cm" svg:y2="15.7cm">
                  <text:p/>
                </draw:line>
                <draw:line draw:style-name="gr1" draw:layer="layout" svg:x1="55cm" svg:y1="15.7cm" svg:x2="55cm" svg:y2="14.899cm">
                  <text:p/>
                </draw:line>
                <draw:line draw:style-name="gr1" draw:layer="layout" svg:x1="55cm" svg:y1="14.899cm" svg:x2="54.699cm" svg:y2="14.899cm">
                  <text:p/>
                </draw:line>
                <draw:line draw:style-name="gr1" draw:layer="layout" svg:x1="54.699cm" svg:y1="14.899cm" svg:x2="54.699cm" svg:y2="14.1cm">
                  <text:p/>
                </draw:line>
                <draw:line draw:style-name="gr1" draw:layer="layout" svg:x1="55cm" svg:y1="14.1cm" svg:x2="54.699cm" svg:y2="14.1cm">
                  <text:p/>
                </draw:line>
                <draw:line draw:style-name="gr1" draw:layer="layout" svg:x1="55cm" svg:y1="14.1cm" svg:x2="55cm" svg:y2="13.3cm">
                  <text:p/>
                </draw:line>
                <draw:line draw:style-name="gr1" draw:layer="layout" svg:x1="55cm" svg:y1="13.3cm" svg:x2="54.699cm" svg:y2="13.3cm">
                  <text:p/>
                </draw:line>
                <draw:line draw:style-name="gr1" draw:layer="layout" svg:x1="54.699cm" svg:y1="13.3cm" svg:x2="54.699cm" svg:y2="12.499cm">
                  <text:p/>
                </draw:line>
              </draw:g>
              <draw:g>
                <draw:line draw:style-name="gr1" draw:layer="layout" svg:x1="54.7cm" svg:y1="16.499cm" svg:x2="55.499cm" svg:y2="16.499cm">
                  <text:p/>
                </draw:line>
                <draw:line draw:style-name="gr1" draw:layer="layout" svg:x1="55.499cm" svg:y1="16.198cm" svg:x2="55.499cm" svg:y2="16.499cm">
                  <text:p/>
                </draw:line>
                <draw:line draw:style-name="gr1" draw:layer="layout" svg:x1="55.499cm" svg:y1="16.198cm" svg:x2="56.3cm" svg:y2="16.198cm">
                  <text:p/>
                </draw:line>
                <draw:line draw:style-name="gr1" draw:layer="layout" svg:x1="56.3cm" svg:y1="16.198cm" svg:x2="56.3cm" svg:y2="16.499cm">
                  <text:p/>
                </draw:line>
                <draw:line draw:style-name="gr1" draw:layer="layout" svg:x1="56.3cm" svg:y1="16.499cm" svg:x2="57.099cm" svg:y2="16.499cm">
                  <text:p/>
                </draw:line>
                <draw:line draw:style-name="gr1" draw:layer="layout" svg:x1="57.099cm" svg:y1="16.198cm" svg:x2="57.099cm" svg:y2="16.499cm">
                  <text:p/>
                </draw:line>
                <draw:line draw:style-name="gr1" draw:layer="layout" svg:x1="57.099cm" svg:y1="16.198cm" svg:x2="57.899cm" svg:y2="16.198cm">
                  <text:p/>
                </draw:line>
                <draw:line draw:style-name="gr1" draw:layer="layout" svg:x1="57.899cm" svg:y1="16.198cm" svg:x2="57.899cm" svg:y2="16.499cm">
                  <text:p/>
                </draw:line>
                <draw:line draw:style-name="gr1" draw:layer="layout" svg:x1="57.899cm" svg:y1="16.499cm" svg:x2="58.399cm" svg:y2="16.499cm">
                  <text:p/>
                </draw:line>
                <draw:line draw:style-name="gr1" draw:layer="layout" svg:x1="54.7cm" svg:y1="12.498cm" svg:x2="55.499cm" svg:y2="12.498cm">
                  <text:p/>
                </draw:line>
                <draw:line draw:style-name="gr1" draw:layer="layout" svg:x1="55.499cm" svg:y1="12.498cm" svg:x2="55.499cm" svg:y2="12.799cm">
                  <text:p/>
                </draw:line>
                <draw:line draw:style-name="gr1" draw:layer="layout" svg:x1="55.499cm" svg:y1="12.799cm" svg:x2="56.3cm" svg:y2="12.799cm">
                  <text:p/>
                </draw:line>
                <draw:line draw:style-name="gr1" draw:layer="layout" svg:x1="56.3cm" svg:y1="12.498cm" svg:x2="56.3cm" svg:y2="12.799cm">
                  <text:p/>
                </draw:line>
                <draw:line draw:style-name="gr1" draw:layer="layout" svg:x1="56.3cm" svg:y1="12.498cm" svg:x2="57.099cm" svg:y2="12.498cm">
                  <text:p/>
                </draw:line>
                <draw:line draw:style-name="gr1" draw:layer="layout" svg:x1="57.099cm" svg:y1="12.498cm" svg:x2="57.099cm" svg:y2="12.799cm">
                  <text:p/>
                </draw:line>
                <draw:line draw:style-name="gr1" draw:layer="layout" svg:x1="57.099cm" svg:y1="12.799cm" svg:x2="57.899cm" svg:y2="12.799cm">
                  <text:p/>
                </draw:line>
                <draw:line draw:style-name="gr1" draw:layer="layout" svg:x1="57.899cm" svg:y1="12.498cm" svg:x2="57.899cm" svg:y2="12.799cm">
                  <text:p/>
                </draw:line>
                <draw:line draw:style-name="gr1" draw:layer="layout" svg:x1="57.899cm" svg:y1="12.498cm" svg:x2="58.399cm" svg:y2="12.498cm">
                  <text:p/>
                </draw:line>
                <draw:line draw:style-name="gr1" draw:layer="layout" svg:x1="58.399cm" svg:y1="16.499cm" svg:x2="58.399cm" svg:y2="15.699cm">
                  <text:p/>
                </draw:line>
                <draw:line draw:style-name="gr1" draw:layer="layout" svg:x1="58.7cm" svg:y1="15.699cm" svg:x2="58.399cm" svg:y2="15.699cm">
                  <text:p/>
                </draw:line>
                <draw:line draw:style-name="gr1" draw:layer="layout" svg:x1="58.7cm" svg:y1="15.699cm" svg:x2="58.7cm" svg:y2="14.898cm">
                  <text:p/>
                </draw:line>
                <draw:line draw:style-name="gr1" draw:layer="layout" svg:x1="58.7cm" svg:y1="14.898cm" svg:x2="58.399cm" svg:y2="14.898cm">
                  <text:p/>
                </draw:line>
                <draw:line draw:style-name="gr1" draw:layer="layout" svg:x1="58.399cm" svg:y1="14.898cm" svg:x2="58.399cm" svg:y2="14.099cm">
                  <text:p/>
                </draw:line>
                <draw:line draw:style-name="gr1" draw:layer="layout" svg:x1="58.7cm" svg:y1="14.099cm" svg:x2="58.399cm" svg:y2="14.099cm">
                  <text:p/>
                </draw:line>
                <draw:line draw:style-name="gr1" draw:layer="layout" svg:x1="58.7cm" svg:y1="14.099cm" svg:x2="58.7cm" svg:y2="13.299cm">
                  <text:p/>
                </draw:line>
                <draw:line draw:style-name="gr1" draw:layer="layout" svg:x1="58.7cm" svg:y1="13.299cm" svg:x2="58.399cm" svg:y2="13.299cm">
                  <text:p/>
                </draw:line>
                <draw:line draw:style-name="gr1" draw:layer="layout" svg:x1="58.399cm" svg:y1="13.299cm" svg:x2="58.399cm" svg:y2="12.498cm">
                  <text:p/>
                </draw:line>
              </draw:g>
              <draw:g>
                <draw:path draw:style-name="gr193" draw:text-style-name="P1" draw:layer="layout" svg:width="0.726cm" svg:height="0.641cm" svg:x="55.2cm" svg:y="13.699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194" draw:text-style-name="P1" draw:layer="layout" svg:width="0.698cm" svg:height="0.62cm" svg:x="56.072cm" svg:y="13.71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195" draw:text-style-name="P1" draw:layer="layout" svg:width="0.316cm" svg:height="0.157cm" svg:x="56.229cm" svg:y="13.814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196" draw:text-style-name="P1" draw:layer="layout" svg:width="0.591cm" svg:height="0.62cm" svg:x="56.856cm" svg:y="13.71cm" svg:viewBox="0 0 592 621" draw:points="0,621 0,0 576,0 576,105 157,105 157,243 547,243 547,347 157,347 157,516 592,516 592,621">
                  <text:p/>
                </draw:polygon>
                <draw:polygon draw:style-name="gr197" draw:text-style-name="P1" draw:layer="layout" svg:width="0.616cm" svg:height="0.62cm" svg:x="57.583cm" svg:y="13.71cm" svg:viewBox="0 0 617 621" draw:points="0,621 0,0 153,0 471,415 471,0 617,0 617,621 459,621 146,216 146,621">
                  <text:p/>
                </draw:polygon>
                <draw:path draw:style-name="gr198" draw:text-style-name="P1" draw:layer="layout" svg:width="0.753cm" svg:height="0.641cm" svg:x="55.228cm" svg:y="14.667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199" draw:text-style-name="P1" draw:layer="layout" svg:width="0.65cm" svg:height="0.62cm" svg:x="56.105cm" svg:y="14.678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200" draw:text-style-name="P1" draw:layer="layout" svg:width="0.546cm" svg:height="0.615cm" svg:x="56.893cm" svg:y="14.682cm" svg:viewBox="0 0 547 616" draw:points="0,616 0,0 157,0 157,511 547,511 547,616">
                  <text:p/>
                </draw:polygon>
                <draw:polygon draw:style-name="gr201" draw:text-style-name="P1" draw:layer="layout" svg:width="0.591cm" svg:height="0.62cm" svg:x="57.553cm" svg:y="14.678cm" svg:viewBox="0 0 592 621" draw:points="0,621 0,0 576,0 576,105 157,105 157,243 547,243 547,347 157,347 157,516 592,516 592,621">
                  <text:p/>
                </draw:polygon>
                <draw:line draw:style-name="gr11" draw:text-style-name="P2" draw:layer="layout" svg:x1="56.23cm" svg:y1="13.815cm" svg:x2="56.23cm" svg:y2="13.973cm">
                  <text:p/>
                </draw:line>
                <draw:line draw:style-name="gr11" draw:text-style-name="P2" draw:layer="layout" svg:x1="56.072cm" svg:y1="14.331cm" svg:x2="56.229cm" svg:y2="14.331cm">
                  <text:p/>
                </draw:line>
                <draw:line draw:style-name="gr11" draw:text-style-name="P2" draw:layer="layout" svg:x1="55.589cm" svg:y1="14.103cm" svg:x2="55.769cm" svg:y2="14.103cm">
                  <text:p/>
                </draw:line>
                <draw:line draw:style-name="gr11" draw:text-style-name="P2" draw:layer="layout" svg:x1="56.106cm" svg:y1="14.67cm" svg:x2="56.106cm" svg:y2="15.3cm">
                  <text:p/>
                </draw:line>
                <draw:line draw:style-name="gr11" draw:text-style-name="P2" draw:layer="layout" svg:x1="56.262cm" svg:y1="14.78cm" svg:x2="56.352cm" svg:y2="14.78cm">
                  <text:p/>
                </draw:line>
                <draw:line draw:style-name="gr11" draw:text-style-name="P2" draw:layer="layout" svg:x1="56.262cm" svg:y1="14.78cm" svg:x2="56.352cm" svg:y2="14.78cm">
                  <text:p/>
                </draw:line>
                <draw:line draw:style-name="gr11" draw:text-style-name="P2" draw:layer="layout" svg:x1="56.262cm" svg:y1="15.029cm" svg:x2="56.397cm" svg:y2="15.029cm">
                  <text:p/>
                </draw:line>
              </draw:g>
              <draw:g>
                <draw:line draw:style-name="gr1" draw:layer="layout" svg:x1="55cm" svg:y1="12.499cm" svg:x2="55.799cm" svg:y2="12.499cm">
                  <text:p/>
                </draw:line>
                <draw:line draw:style-name="gr1" draw:layer="layout" svg:x1="55.799cm" svg:y1="12.198cm" svg:x2="55.799cm" svg:y2="12.499cm">
                  <text:p/>
                </draw:line>
                <draw:line draw:style-name="gr1" draw:layer="layout" svg:x1="55.799cm" svg:y1="12.198cm" svg:x2="56.6cm" svg:y2="12.198cm">
                  <text:p/>
                </draw:line>
                <draw:line draw:style-name="gr1" draw:layer="layout" svg:x1="56.6cm" svg:y1="12.198cm" svg:x2="56.6cm" svg:y2="12.499cm">
                  <text:p/>
                </draw:line>
                <draw:line draw:style-name="gr1" draw:layer="layout" svg:x1="56.6cm" svg:y1="12.499cm" svg:x2="57.399cm" svg:y2="12.499cm">
                  <text:p/>
                </draw:line>
                <draw:line draw:style-name="gr1" draw:layer="layout" svg:x1="57.399cm" svg:y1="12.198cm" svg:x2="57.399cm" svg:y2="12.499cm">
                  <text:p/>
                </draw:line>
                <draw:line draw:style-name="gr1" draw:layer="layout" svg:x1="57.399cm" svg:y1="12.198cm" svg:x2="58.199cm" svg:y2="12.198cm">
                  <text:p/>
                </draw:line>
                <draw:line draw:style-name="gr1" draw:layer="layout" svg:x1="58.199cm" svg:y1="12.198cm" svg:x2="58.199cm" svg:y2="12.499cm">
                  <text:p/>
                </draw:line>
                <draw:line draw:style-name="gr1" draw:layer="layout" svg:x1="58.199cm" svg:y1="12.499cm" svg:x2="58.699cm" svg:y2="12.499cm">
                  <text:p/>
                </draw:line>
                <draw:line draw:style-name="gr1" draw:layer="layout" svg:x1="55cm" svg:y1="8.498cm" svg:x2="55.799cm" svg:y2="8.498cm">
                  <text:p/>
                </draw:line>
                <draw:line draw:style-name="gr1" draw:layer="layout" svg:x1="55.799cm" svg:y1="8.498cm" svg:x2="55.799cm" svg:y2="8.799cm">
                  <text:p/>
                </draw:line>
                <draw:line draw:style-name="gr1" draw:layer="layout" svg:x1="55.799cm" svg:y1="8.799cm" svg:x2="56.6cm" svg:y2="8.799cm">
                  <text:p/>
                </draw:line>
                <draw:line draw:style-name="gr1" draw:layer="layout" svg:x1="56.6cm" svg:y1="8.498cm" svg:x2="56.6cm" svg:y2="8.799cm">
                  <text:p/>
                </draw:line>
                <draw:line draw:style-name="gr1" draw:layer="layout" svg:x1="56.6cm" svg:y1="8.498cm" svg:x2="57.399cm" svg:y2="8.498cm">
                  <text:p/>
                </draw:line>
                <draw:line draw:style-name="gr1" draw:layer="layout" svg:x1="57.399cm" svg:y1="8.498cm" svg:x2="57.399cm" svg:y2="8.799cm">
                  <text:p/>
                </draw:line>
                <draw:line draw:style-name="gr1" draw:layer="layout" svg:x1="57.399cm" svg:y1="8.799cm" svg:x2="58.199cm" svg:y2="8.799cm">
                  <text:p/>
                </draw:line>
                <draw:line draw:style-name="gr1" draw:layer="layout" svg:x1="58.199cm" svg:y1="8.498cm" svg:x2="58.199cm" svg:y2="8.799cm">
                  <text:p/>
                </draw:line>
                <draw:line draw:style-name="gr1" draw:layer="layout" svg:x1="58.199cm" svg:y1="8.498cm" svg:x2="58.699cm" svg:y2="8.498cm">
                  <text:p/>
                </draw:line>
                <draw:line draw:style-name="gr1" draw:layer="layout" svg:x1="55cm" svg:y1="12.499cm" svg:x2="55cm" svg:y2="11.699cm">
                  <text:p/>
                </draw:line>
                <draw:line draw:style-name="gr1" draw:layer="layout" svg:x1="55.299cm" svg:y1="11.699cm" svg:x2="55cm" svg:y2="11.699cm">
                  <text:p/>
                </draw:line>
                <draw:line draw:style-name="gr1" draw:layer="layout" svg:x1="55.299cm" svg:y1="11.699cm" svg:x2="55.299cm" svg:y2="10.898cm">
                  <text:p/>
                </draw:line>
                <draw:line draw:style-name="gr1" draw:layer="layout" svg:x1="55.299cm" svg:y1="10.898cm" svg:x2="55cm" svg:y2="10.898cm">
                  <text:p/>
                </draw:line>
                <draw:line draw:style-name="gr1" draw:layer="layout" svg:x1="55cm" svg:y1="10.898cm" svg:x2="55cm" svg:y2="10.099cm">
                  <text:p/>
                </draw:line>
                <draw:line draw:style-name="gr1" draw:layer="layout" svg:x1="55.299cm" svg:y1="10.099cm" svg:x2="55cm" svg:y2="10.099cm">
                  <text:p/>
                </draw:line>
                <draw:line draw:style-name="gr1" draw:layer="layout" svg:x1="55.299cm" svg:y1="10.099cm" svg:x2="55.299cm" svg:y2="9.299cm">
                  <text:p/>
                </draw:line>
                <draw:line draw:style-name="gr1" draw:layer="layout" svg:x1="55.299cm" svg:y1="9.299cm" svg:x2="55cm" svg:y2="9.299cm">
                  <text:p/>
                </draw:line>
                <draw:line draw:style-name="gr1" draw:layer="layout" svg:x1="55cm" svg:y1="9.299cm" svg:x2="55cm" svg:y2="8.498cm">
                  <text:p/>
                </draw:line>
                <draw:line draw:style-name="gr1" draw:layer="layout" svg:x1="58.699cm" svg:y1="12.499cm" svg:x2="58.699cm" svg:y2="11.699cm">
                  <text:p/>
                </draw:line>
                <draw:line draw:style-name="gr1" draw:layer="layout" svg:x1="59cm" svg:y1="11.699cm" svg:x2="58.699cm" svg:y2="11.699cm">
                  <text:p/>
                </draw:line>
                <draw:line draw:style-name="gr1" draw:layer="layout" svg:x1="59cm" svg:y1="11.699cm" svg:x2="59cm" svg:y2="10.898cm">
                  <text:p/>
                </draw:line>
                <draw:line draw:style-name="gr1" draw:layer="layout" svg:x1="59cm" svg:y1="10.898cm" svg:x2="58.699cm" svg:y2="10.898cm">
                  <text:p/>
                </draw:line>
                <draw:line draw:style-name="gr1" draw:layer="layout" svg:x1="58.699cm" svg:y1="10.898cm" svg:x2="58.699cm" svg:y2="10.099cm">
                  <text:p/>
                </draw:line>
                <draw:line draw:style-name="gr1" draw:layer="layout" svg:x1="59cm" svg:y1="10.099cm" svg:x2="58.699cm" svg:y2="10.099cm">
                  <text:p/>
                </draw:line>
                <draw:line draw:style-name="gr1" draw:layer="layout" svg:x1="59cm" svg:y1="10.099cm" svg:x2="59cm" svg:y2="9.299cm">
                  <text:p/>
                </draw:line>
                <draw:line draw:style-name="gr1" draw:layer="layout" svg:x1="59cm" svg:y1="9.299cm" svg:x2="58.699cm" svg:y2="9.299cm">
                  <text:p/>
                </draw:line>
                <draw:line draw:style-name="gr1" draw:layer="layout" svg:x1="58.699cm" svg:y1="9.299cm" svg:x2="58.699cm" svg:y2="8.498cm">
                  <text:p/>
                </draw:line>
              </draw:g>
              <draw:line draw:style-name="gr1" draw:layer="layout" svg:x1="51.602cm" svg:y1="12.199cm" svg:x2="52.101cm" svg:y2="12.199cm">
                <text:p/>
              </draw:line>
              <draw:line draw:style-name="gr1" draw:layer="layout" svg:x1="52.101cm" svg:y1="12.199cm" svg:x2="52.101cm" svg:y2="12.5cm">
                <text:p/>
              </draw:line>
              <draw:line draw:style-name="gr1" draw:layer="layout" svg:x1="52.101cm" svg:y1="12.5cm" svg:x2="52.902cm" svg:y2="12.5cm">
                <text:p/>
              </draw:line>
              <draw:line draw:style-name="gr1" draw:layer="layout" svg:x1="52.902cm" svg:y1="12.199cm" svg:x2="52.902cm" svg:y2="12.5cm">
                <text:p/>
              </draw:line>
              <draw:line draw:style-name="gr1" draw:layer="layout" svg:x1="52.902cm" svg:y1="12.199cm" svg:x2="53.701cm" svg:y2="12.199cm">
                <text:p/>
              </draw:line>
              <draw:line draw:style-name="gr1" draw:layer="layout" svg:x1="53.701cm" svg:y1="12.199cm" svg:x2="53.701cm" svg:y2="12.5cm">
                <text:p/>
              </draw:line>
              <draw:line draw:style-name="gr1" draw:layer="layout" svg:x1="53.701cm" svg:y1="12.5cm" svg:x2="54.501cm" svg:y2="12.5cm">
                <text:p/>
              </draw:line>
              <draw:line draw:style-name="gr1" draw:layer="layout" svg:x1="54.501cm" svg:y1="12.199cm" svg:x2="54.501cm" svg:y2="12.5cm">
                <text:p/>
              </draw:line>
              <draw:line draw:style-name="gr1" draw:layer="layout" svg:x1="54.501cm" svg:y1="12.199cm" svg:x2="55.001cm" svg:y2="12.199cm">
                <text:p/>
              </draw:line>
              <draw:line draw:style-name="gr1" draw:layer="layout" svg:x1="51.602cm" svg:y1="8.8cm" svg:x2="52.101cm" svg:y2="8.8cm">
                <text:p/>
              </draw:line>
              <draw:line draw:style-name="gr1" draw:layer="layout" svg:x1="52.101cm" svg:y1="8.499cm" svg:x2="52.101cm" svg:y2="8.8cm">
                <text:p/>
              </draw:line>
              <draw:line draw:style-name="gr1" draw:layer="layout" svg:x1="52.101cm" svg:y1="8.499cm" svg:x2="52.902cm" svg:y2="8.499cm">
                <text:p/>
              </draw:line>
              <draw:line draw:style-name="gr1" draw:layer="layout" svg:x1="52.902cm" svg:y1="8.499cm" svg:x2="52.902cm" svg:y2="8.8cm">
                <text:p/>
              </draw:line>
              <draw:line draw:style-name="gr1" draw:layer="layout" svg:x1="52.902cm" svg:y1="8.8cm" svg:x2="53.701cm" svg:y2="8.8cm">
                <text:p/>
              </draw:line>
              <draw:line draw:style-name="gr1" draw:layer="layout" svg:x1="53.701cm" svg:y1="8.499cm" svg:x2="53.701cm" svg:y2="8.8cm">
                <text:p/>
              </draw:line>
              <draw:line draw:style-name="gr1" draw:layer="layout" svg:x1="53.701cm" svg:y1="8.499cm" svg:x2="54.501cm" svg:y2="8.499cm">
                <text:p/>
              </draw:line>
              <draw:line draw:style-name="gr1" draw:layer="layout" svg:x1="54.501cm" svg:y1="8.499cm" svg:x2="54.501cm" svg:y2="8.8cm">
                <text:p/>
              </draw:line>
              <draw:line draw:style-name="gr1" draw:layer="layout" svg:x1="54.501cm" svg:y1="8.8cm" svg:x2="55.001cm" svg:y2="8.8cm">
                <text:p/>
              </draw:line>
              <draw:line draw:style-name="gr1" draw:layer="layout" svg:x1="51.602cm" svg:y1="12.199cm" svg:x2="51.602cm" svg:y2="11.7cm">
                <text:p/>
              </draw:line>
              <draw:line draw:style-name="gr1" draw:layer="layout" svg:x1="51.602cm" svg:y1="11.7cm" svg:x2="51.301cm" svg:y2="11.7cm">
                <text:p/>
              </draw:line>
              <draw:line draw:style-name="gr1" draw:layer="layout" svg:x1="51.301cm" svg:y1="11.7cm" svg:x2="51.301cm" svg:y2="10.899cm">
                <text:p/>
              </draw:line>
              <draw:line draw:style-name="gr1" draw:layer="layout" svg:x1="51.602cm" svg:y1="10.899cm" svg:x2="51.301cm" svg:y2="10.899cm">
                <text:p/>
              </draw:line>
              <draw:line draw:style-name="gr1" draw:layer="layout" svg:x1="51.602cm" svg:y1="10.899cm" svg:x2="51.602cm" svg:y2="10.1cm">
                <text:p/>
              </draw:line>
              <draw:line draw:style-name="gr1" draw:layer="layout" svg:x1="51.602cm" svg:y1="10.1cm" svg:x2="51.301cm" svg:y2="10.1cm">
                <text:p/>
              </draw:line>
              <draw:line draw:style-name="gr1" draw:layer="layout" svg:x1="51.301cm" svg:y1="10.1cm" svg:x2="51.301cm" svg:y2="9.3cm">
                <text:p/>
              </draw:line>
              <draw:line draw:style-name="gr1" draw:layer="layout" svg:x1="51.602cm" svg:y1="9.3cm" svg:x2="51.301cm" svg:y2="9.3cm">
                <text:p/>
              </draw:line>
              <draw:line draw:style-name="gr1" draw:layer="layout" svg:x1="51.602cm" svg:y1="9.3cm" svg:x2="51.602cm" svg:y2="8.8cm">
                <text:p/>
              </draw:line>
              <draw:line draw:style-name="gr1" draw:layer="layout" svg:x1="55.001cm" svg:y1="12.199cm" svg:x2="55.001cm" svg:y2="11.7cm">
                <text:p/>
              </draw:line>
              <draw:line draw:style-name="gr1" draw:layer="layout" svg:x1="55.302cm" svg:y1="11.7cm" svg:x2="55.001cm" svg:y2="11.7cm">
                <text:p/>
              </draw:line>
              <draw:line draw:style-name="gr1" draw:layer="layout" svg:x1="55.302cm" svg:y1="11.7cm" svg:x2="55.302cm" svg:y2="10.899cm">
                <text:p/>
              </draw:line>
              <draw:line draw:style-name="gr1" draw:layer="layout" svg:x1="55.302cm" svg:y1="10.899cm" svg:x2="55.001cm" svg:y2="10.899cm">
                <text:p/>
              </draw:line>
              <draw:line draw:style-name="gr1" draw:layer="layout" svg:x1="55.001cm" svg:y1="10.899cm" svg:x2="55.001cm" svg:y2="10.1cm">
                <text:p/>
              </draw:line>
              <draw:line draw:style-name="gr1" draw:layer="layout" svg:x1="55.302cm" svg:y1="10.1cm" svg:x2="55.001cm" svg:y2="10.1cm">
                <text:p/>
              </draw:line>
              <draw:line draw:style-name="gr1" draw:layer="layout" svg:x1="55.302cm" svg:y1="10.1cm" svg:x2="55.302cm" svg:y2="9.3cm">
                <text:p/>
              </draw:line>
              <draw:line draw:style-name="gr1" draw:layer="layout" svg:x1="55.302cm" svg:y1="9.3cm" svg:x2="55.001cm" svg:y2="9.3cm">
                <text:p/>
              </draw:line>
              <draw:line draw:style-name="gr1" draw:layer="layout" svg:x1="55.001cm" svg:y1="9.3cm" svg:x2="55.001cm" svg:y2="8.8cm">
                <text:p/>
              </draw:line>
              <draw:path draw:style-name="gr202" draw:text-style-name="P1" draw:layer="layout" svg:width="2.399cm" svg:height="2.559cm" svg:x="52.101cm" svg:y="9.24cm" svg:viewBox="0 0 2400 2560" svg:d="M1188 0c-587 0-1076 417-1188 970h489c100-286 372-491 692-491 406 0 734 329 734 734s-328 734-734 734c-320 0-593-205-693-492h-42-446c0 0 0 90 0 608s446 497 446 497v-390c205 159 462 254 742 254 669 0 1212-543 1212-1212s-543-1212-1212-1212z">
                <text:p/>
              </draw:path>
            </draw:g>
          </draw:g>
        </draw:g>
        <draw:g>
          <draw:g>
            <draw:g>
              <draw:g>
                <draw:line draw:style-name="gr1" draw:layer="layout" svg:x1="0.5cm" svg:y1="24.501cm" svg:x2="1.299cm" svg:y2="24.501cm">
                  <text:p/>
                </draw:line>
                <draw:line draw:style-name="gr1" draw:layer="layout" svg:x1="1.299cm" svg:y1="24.2cm" svg:x2="1.299cm" svg:y2="24.501cm">
                  <text:p/>
                </draw:line>
                <draw:line draw:style-name="gr1" draw:layer="layout" svg:x1="1.299cm" svg:y1="24.2cm" svg:x2="2.1cm" svg:y2="24.2cm">
                  <text:p/>
                </draw:line>
                <draw:line draw:style-name="gr1" draw:layer="layout" svg:x1="2.1cm" svg:y1="24.2cm" svg:x2="2.1cm" svg:y2="24.501cm">
                  <text:p/>
                </draw:line>
                <draw:line draw:style-name="gr1" draw:layer="layout" svg:x1="2.1cm" svg:y1="24.501cm" svg:x2="2.899cm" svg:y2="24.501cm">
                  <text:p/>
                </draw:line>
                <draw:line draw:style-name="gr1" draw:layer="layout" svg:x1="2.899cm" svg:y1="24.2cm" svg:x2="2.899cm" svg:y2="24.501cm">
                  <text:p/>
                </draw:line>
                <draw:line draw:style-name="gr1" draw:layer="layout" svg:x1="2.899cm" svg:y1="24.2cm" svg:x2="3.699cm" svg:y2="24.2cm">
                  <text:p/>
                </draw:line>
                <draw:line draw:style-name="gr1" draw:layer="layout" svg:x1="3.699cm" svg:y1="24.2cm" svg:x2="3.699cm" svg:y2="24.501cm">
                  <text:p/>
                </draw:line>
                <draw:line draw:style-name="gr1" draw:layer="layout" svg:x1="3.699cm" svg:y1="24.501cm" svg:x2="4.199cm" svg:y2="24.501cm">
                  <text:p/>
                </draw:line>
                <draw:line draw:style-name="gr1" draw:layer="layout" svg:x1="0.5cm" svg:y1="20.5cm" svg:x2="1.299cm" svg:y2="20.5cm">
                  <text:p/>
                </draw:line>
                <draw:line draw:style-name="gr1" draw:layer="layout" svg:x1="1.299cm" svg:y1="20.5cm" svg:x2="1.299cm" svg:y2="20.801cm">
                  <text:p/>
                </draw:line>
                <draw:line draw:style-name="gr1" draw:layer="layout" svg:x1="1.299cm" svg:y1="20.801cm" svg:x2="2.1cm" svg:y2="20.801cm">
                  <text:p/>
                </draw:line>
                <draw:line draw:style-name="gr1" draw:layer="layout" svg:x1="2.1cm" svg:y1="20.5cm" svg:x2="2.1cm" svg:y2="20.801cm">
                  <text:p/>
                </draw:line>
                <draw:line draw:style-name="gr1" draw:layer="layout" svg:x1="2.1cm" svg:y1="20.5cm" svg:x2="2.899cm" svg:y2="20.5cm">
                  <text:p/>
                </draw:line>
                <draw:line draw:style-name="gr1" draw:layer="layout" svg:x1="2.899cm" svg:y1="20.5cm" svg:x2="2.899cm" svg:y2="20.801cm">
                  <text:p/>
                </draw:line>
                <draw:line draw:style-name="gr1" draw:layer="layout" svg:x1="2.899cm" svg:y1="20.801cm" svg:x2="3.699cm" svg:y2="20.801cm">
                  <text:p/>
                </draw:line>
                <draw:line draw:style-name="gr1" draw:layer="layout" svg:x1="3.699cm" svg:y1="20.5cm" svg:x2="3.699cm" svg:y2="20.801cm">
                  <text:p/>
                </draw:line>
                <draw:line draw:style-name="gr1" draw:layer="layout" svg:x1="3.699cm" svg:y1="20.5cm" svg:x2="4.199cm" svg:y2="20.5cm">
                  <text:p/>
                </draw:line>
                <draw:line draw:style-name="gr1" draw:layer="layout" svg:x1="0.5cm" svg:y1="24.501cm" svg:x2="0.5cm" svg:y2="23.701cm">
                  <text:p/>
                </draw:line>
                <draw:line draw:style-name="gr1" draw:layer="layout" svg:x1="0.799cm" svg:y1="23.701cm" svg:x2="0.5cm" svg:y2="23.701cm">
                  <text:p/>
                </draw:line>
                <draw:line draw:style-name="gr1" draw:layer="layout" svg:x1="0.799cm" svg:y1="23.701cm" svg:x2="0.799cm" svg:y2="22.9cm">
                  <text:p/>
                </draw:line>
                <draw:line draw:style-name="gr1" draw:layer="layout" svg:x1="0.799cm" svg:y1="22.9cm" svg:x2="0.5cm" svg:y2="22.9cm">
                  <text:p/>
                </draw:line>
                <draw:line draw:style-name="gr1" draw:layer="layout" svg:x1="0.5cm" svg:y1="22.9cm" svg:x2="0.5cm" svg:y2="22.101cm">
                  <text:p/>
                </draw:line>
                <draw:line draw:style-name="gr1" draw:layer="layout" svg:x1="0.799cm" svg:y1="22.101cm" svg:x2="0.5cm" svg:y2="22.101cm">
                  <text:p/>
                </draw:line>
                <draw:line draw:style-name="gr1" draw:layer="layout" svg:x1="0.799cm" svg:y1="22.101cm" svg:x2="0.799cm" svg:y2="21.301cm">
                  <text:p/>
                </draw:line>
                <draw:line draw:style-name="gr1" draw:layer="layout" svg:x1="0.799cm" svg:y1="21.301cm" svg:x2="0.5cm" svg:y2="21.301cm">
                  <text:p/>
                </draw:line>
                <draw:line draw:style-name="gr1" draw:layer="layout" svg:x1="0.5cm" svg:y1="21.301cm" svg:x2="0.5cm" svg:y2="20.5cm">
                  <text:p/>
                </draw:line>
                <draw:line draw:style-name="gr1" draw:layer="layout" svg:x1="4.199cm" svg:y1="24.501cm" svg:x2="4.199cm" svg:y2="23.701cm">
                  <text:p/>
                </draw:line>
                <draw:line draw:style-name="gr1" draw:layer="layout" svg:x1="4.5cm" svg:y1="23.701cm" svg:x2="4.199cm" svg:y2="23.701cm">
                  <text:p/>
                </draw:line>
                <draw:line draw:style-name="gr1" draw:layer="layout" svg:x1="4.5cm" svg:y1="23.701cm" svg:x2="4.5cm" svg:y2="22.9cm">
                  <text:p/>
                </draw:line>
                <draw:line draw:style-name="gr1" draw:layer="layout" svg:x1="4.5cm" svg:y1="22.9cm" svg:x2="4.199cm" svg:y2="22.9cm">
                  <text:p/>
                </draw:line>
                <draw:line draw:style-name="gr1" draw:layer="layout" svg:x1="4.199cm" svg:y1="22.9cm" svg:x2="4.199cm" svg:y2="22.101cm">
                  <text:p/>
                </draw:line>
                <draw:line draw:style-name="gr1" draw:layer="layout" svg:x1="4.5cm" svg:y1="22.101cm" svg:x2="4.199cm" svg:y2="22.101cm">
                  <text:p/>
                </draw:line>
                <draw:line draw:style-name="gr1" draw:layer="layout" svg:x1="4.5cm" svg:y1="22.101cm" svg:x2="4.5cm" svg:y2="21.301cm">
                  <text:p/>
                </draw:line>
                <draw:line draw:style-name="gr1" draw:layer="layout" svg:x1="4.5cm" svg:y1="21.301cm" svg:x2="4.199cm" svg:y2="21.301cm">
                  <text:p/>
                </draw:line>
                <draw:line draw:style-name="gr1" draw:layer="layout" svg:x1="4.199cm" svg:y1="21.301cm" svg:x2="4.199cm" svg:y2="20.5cm">
                  <text:p/>
                </draw:line>
              </draw:g>
              <draw:line draw:style-name="gr1" draw:layer="layout" svg:x1="0.801cm" svg:y1="20.199cm" svg:x2="1.3cm" svg:y2="20.199cm">
                <text:p/>
              </draw:line>
              <draw:line draw:style-name="gr1" draw:layer="layout" svg:x1="1.3cm" svg:y1="20.199cm" svg:x2="1.3cm" svg:y2="20.5cm">
                <text:p/>
              </draw:line>
              <draw:line draw:style-name="gr1" draw:layer="layout" svg:x1="1.3cm" svg:y1="20.5cm" svg:x2="2.101cm" svg:y2="20.5cm">
                <text:p/>
              </draw:line>
              <draw:line draw:style-name="gr1" draw:layer="layout" svg:x1="2.101cm" svg:y1="20.199cm" svg:x2="2.101cm" svg:y2="20.5cm">
                <text:p/>
              </draw:line>
              <draw:line draw:style-name="gr1" draw:layer="layout" svg:x1="2.101cm" svg:y1="20.199cm" svg:x2="2.9cm" svg:y2="20.199cm">
                <text:p/>
              </draw:line>
              <draw:line draw:style-name="gr1" draw:layer="layout" svg:x1="2.9cm" svg:y1="20.199cm" svg:x2="2.9cm" svg:y2="20.5cm">
                <text:p/>
              </draw:line>
              <draw:line draw:style-name="gr1" draw:layer="layout" svg:x1="2.9cm" svg:y1="20.5cm" svg:x2="3.7cm" svg:y2="20.5cm">
                <text:p/>
              </draw:line>
              <draw:line draw:style-name="gr1" draw:layer="layout" svg:x1="3.7cm" svg:y1="20.199cm" svg:x2="3.7cm" svg:y2="20.5cm">
                <text:p/>
              </draw:line>
              <draw:line draw:style-name="gr1" draw:layer="layout" svg:x1="3.7cm" svg:y1="20.199cm" svg:x2="4.2cm" svg:y2="20.199cm">
                <text:p/>
              </draw:line>
              <draw:line draw:style-name="gr1" draw:layer="layout" svg:x1="0.801cm" svg:y1="16.8cm" svg:x2="1.3cm" svg:y2="16.8cm">
                <text:p/>
              </draw:line>
              <draw:line draw:style-name="gr1" draw:layer="layout" svg:x1="1.3cm" svg:y1="16.499cm" svg:x2="1.3cm" svg:y2="16.8cm">
                <text:p/>
              </draw:line>
              <draw:line draw:style-name="gr1" draw:layer="layout" svg:x1="1.3cm" svg:y1="16.499cm" svg:x2="2.101cm" svg:y2="16.499cm">
                <text:p/>
              </draw:line>
              <draw:line draw:style-name="gr1" draw:layer="layout" svg:x1="2.101cm" svg:y1="16.499cm" svg:x2="2.101cm" svg:y2="16.8cm">
                <text:p/>
              </draw:line>
              <draw:line draw:style-name="gr1" draw:layer="layout" svg:x1="2.101cm" svg:y1="16.8cm" svg:x2="2.9cm" svg:y2="16.8cm">
                <text:p/>
              </draw:line>
              <draw:line draw:style-name="gr1" draw:layer="layout" svg:x1="2.9cm" svg:y1="16.499cm" svg:x2="2.9cm" svg:y2="16.8cm">
                <text:p/>
              </draw:line>
              <draw:line draw:style-name="gr1" draw:layer="layout" svg:x1="2.9cm" svg:y1="16.499cm" svg:x2="3.7cm" svg:y2="16.499cm">
                <text:p/>
              </draw:line>
              <draw:line draw:style-name="gr1" draw:layer="layout" svg:x1="3.7cm" svg:y1="16.499cm" svg:x2="3.7cm" svg:y2="16.8cm">
                <text:p/>
              </draw:line>
              <draw:line draw:style-name="gr1" draw:layer="layout" svg:x1="3.7cm" svg:y1="16.8cm" svg:x2="4.2cm" svg:y2="16.8cm">
                <text:p/>
              </draw:line>
              <draw:line draw:style-name="gr1" draw:layer="layout" svg:x1="0.801cm" svg:y1="20.199cm" svg:x2="0.801cm" svg:y2="19.7cm">
                <text:p/>
              </draw:line>
              <draw:line draw:style-name="gr1" draw:layer="layout" svg:x1="0.801cm" svg:y1="19.7cm" svg:x2="0.5cm" svg:y2="19.7cm">
                <text:p/>
              </draw:line>
              <draw:line draw:style-name="gr1" draw:layer="layout" svg:x1="0.5cm" svg:y1="19.7cm" svg:x2="0.5cm" svg:y2="18.899cm">
                <text:p/>
              </draw:line>
              <draw:line draw:style-name="gr1" draw:layer="layout" svg:x1="0.801cm" svg:y1="18.899cm" svg:x2="0.5cm" svg:y2="18.899cm">
                <text:p/>
              </draw:line>
              <draw:line draw:style-name="gr1" draw:layer="layout" svg:x1="0.801cm" svg:y1="18.899cm" svg:x2="0.801cm" svg:y2="18.1cm">
                <text:p/>
              </draw:line>
              <draw:line draw:style-name="gr1" draw:layer="layout" svg:x1="0.801cm" svg:y1="18.1cm" svg:x2="0.5cm" svg:y2="18.1cm">
                <text:p/>
              </draw:line>
              <draw:line draw:style-name="gr1" draw:layer="layout" svg:x1="0.5cm" svg:y1="18.1cm" svg:x2="0.5cm" svg:y2="17.3cm">
                <text:p/>
              </draw:line>
              <draw:line draw:style-name="gr1" draw:layer="layout" svg:x1="0.801cm" svg:y1="17.3cm" svg:x2="0.5cm" svg:y2="17.3cm">
                <text:p/>
              </draw:line>
              <draw:line draw:style-name="gr1" draw:layer="layout" svg:x1="0.801cm" svg:y1="17.3cm" svg:x2="0.801cm" svg:y2="16.8cm">
                <text:p/>
              </draw:line>
              <draw:line draw:style-name="gr1" draw:layer="layout" svg:x1="4.2cm" svg:y1="20.199cm" svg:x2="4.2cm" svg:y2="19.7cm">
                <text:p/>
              </draw:line>
              <draw:line draw:style-name="gr1" draw:layer="layout" svg:x1="4.501cm" svg:y1="19.7cm" svg:x2="4.2cm" svg:y2="19.7cm">
                <text:p/>
              </draw:line>
              <draw:line draw:style-name="gr1" draw:layer="layout" svg:x1="4.501cm" svg:y1="19.7cm" svg:x2="4.501cm" svg:y2="18.899cm">
                <text:p/>
              </draw:line>
              <draw:line draw:style-name="gr1" draw:layer="layout" svg:x1="4.501cm" svg:y1="18.899cm" svg:x2="4.2cm" svg:y2="18.899cm">
                <text:p/>
              </draw:line>
              <draw:line draw:style-name="gr1" draw:layer="layout" svg:x1="4.2cm" svg:y1="18.899cm" svg:x2="4.2cm" svg:y2="18.1cm">
                <text:p/>
              </draw:line>
              <draw:line draw:style-name="gr1" draw:layer="layout" svg:x1="4.501cm" svg:y1="18.1cm" svg:x2="4.2cm" svg:y2="18.1cm">
                <text:p/>
              </draw:line>
              <draw:line draw:style-name="gr1" draw:layer="layout" svg:x1="4.501cm" svg:y1="18.1cm" svg:x2="4.501cm" svg:y2="17.3cm">
                <text:p/>
              </draw:line>
              <draw:line draw:style-name="gr1" draw:layer="layout" svg:x1="4.501cm" svg:y1="17.3cm" svg:x2="4.2cm" svg:y2="17.3cm">
                <text:p/>
              </draw:line>
              <draw:line draw:style-name="gr1" draw:layer="layout" svg:x1="4.2cm" svg:y1="17.3cm" svg:x2="4.2cm" svg:y2="16.8cm">
                <text:p/>
              </draw:line>
              <draw:g>
                <draw:path draw:style-name="gr203" draw:text-style-name="P1" draw:layer="layout" svg:width="0.726cm" svg:height="0.641cm" svg:x="1cm" svg:y="21.69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204" draw:text-style-name="P1" draw:layer="layout" svg:width="0.698cm" svg:height="0.62cm" svg:x="1.872cm" svg:y="21.701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205" draw:text-style-name="P1" draw:layer="layout" svg:width="0.316cm" svg:height="0.157cm" svg:x="2.029cm" svg:y="21.805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206" draw:text-style-name="P1" draw:layer="layout" svg:width="0.591cm" svg:height="0.62cm" svg:x="2.656cm" svg:y="21.701cm" svg:viewBox="0 0 592 621" draw:points="0,621 0,0 576,0 576,105 157,105 157,243 547,243 547,347 157,347 157,516 592,516 592,621">
                  <text:p/>
                </draw:polygon>
                <draw:polygon draw:style-name="gr207" draw:text-style-name="P1" draw:layer="layout" svg:width="0.616cm" svg:height="0.62cm" svg:x="3.383cm" svg:y="21.701cm" svg:viewBox="0 0 617 621" draw:points="0,621 0,0 153,0 471,415 471,0 617,0 617,621 459,621 146,216 146,621">
                  <text:p/>
                </draw:polygon>
                <draw:path draw:style-name="gr208" draw:text-style-name="P1" draw:layer="layout" svg:width="0.753cm" svg:height="0.641cm" svg:x="1.028cm" svg:y="22.658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209" draw:text-style-name="P1" draw:layer="layout" svg:width="0.65cm" svg:height="0.62cm" svg:x="1.905cm" svg:y="22.669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210" draw:text-style-name="P1" draw:layer="layout" svg:width="0.546cm" svg:height="0.615cm" svg:x="2.693cm" svg:y="22.673cm" svg:viewBox="0 0 547 616" draw:points="0,616 0,0 157,0 157,511 547,511 547,616">
                  <text:p/>
                </draw:polygon>
                <draw:polygon draw:style-name="gr211" draw:text-style-name="P1" draw:layer="layout" svg:width="0.591cm" svg:height="0.62cm" svg:x="3.353cm" svg:y="22.669cm" svg:viewBox="0 0 592 621" draw:points="0,621 0,0 576,0 576,105 157,105 157,243 547,243 547,347 157,347 157,516 592,516 592,621">
                  <text:p/>
                </draw:polygon>
                <draw:line draw:style-name="gr11" draw:text-style-name="P2" draw:layer="layout" svg:x1="2.03cm" svg:y1="21.806cm" svg:x2="2.03cm" svg:y2="21.964cm">
                  <text:p/>
                </draw:line>
                <draw:line draw:style-name="gr11" draw:text-style-name="P2" draw:layer="layout" svg:x1="1.872cm" svg:y1="22.322cm" svg:x2="2.029cm" svg:y2="22.322cm">
                  <text:p/>
                </draw:line>
                <draw:line draw:style-name="gr11" draw:text-style-name="P2" draw:layer="layout" svg:x1="1.389cm" svg:y1="22.094cm" svg:x2="1.569cm" svg:y2="22.094cm">
                  <text:p/>
                </draw:line>
                <draw:line draw:style-name="gr11" draw:text-style-name="P2" draw:layer="layout" svg:x1="1.906cm" svg:y1="22.661cm" svg:x2="1.906cm" svg:y2="23.291cm">
                  <text:p/>
                </draw:line>
                <draw:line draw:style-name="gr11" draw:text-style-name="P2" draw:layer="layout" svg:x1="2.062cm" svg:y1="22.771cm" svg:x2="2.152cm" svg:y2="22.771cm">
                  <text:p/>
                </draw:line>
                <draw:line draw:style-name="gr11" draw:text-style-name="P2" draw:layer="layout" svg:x1="2.062cm" svg:y1="22.771cm" svg:x2="2.152cm" svg:y2="22.771cm">
                  <text:p/>
                </draw:line>
                <draw:line draw:style-name="gr11" draw:text-style-name="P2" draw:layer="layout" svg:x1="2.062cm" svg:y1="23.02cm" svg:x2="2.197cm" svg:y2="23.02cm">
                  <text:p/>
                </draw:line>
              </draw:g>
              <draw:path draw:style-name="gr212" draw:text-style-name="P1" draw:layer="layout" svg:width="2.399cm" svg:height="2.559cm" svg:x="1.3cm" svg:y="17.24cm" svg:viewBox="0 0 2400 2560" svg:d="M1188 0c-587 0-1076 417-1188 970h489c100-286 372-491 692-491 406 0 734 329 734 734s-328 734-734 734c-320 0-593-205-693-492h-42-446c0 0 0 90 0 608s446 497 446 497v-390c205 159 462 254 742 254 669 0 1212-543 1212-1212s-543-1212-1212-1212z">
                <text:p/>
              </draw:path>
              <draw:g>
                <draw:line draw:style-name="gr1" draw:layer="layout" svg:x1="4.2cm" svg:y1="24.501cm" svg:x2="4.999cm" svg:y2="24.501cm">
                  <text:p/>
                </draw:line>
                <draw:line draw:style-name="gr1" draw:layer="layout" svg:x1="4.999cm" svg:y1="24.2cm" svg:x2="4.999cm" svg:y2="24.501cm">
                  <text:p/>
                </draw:line>
                <draw:line draw:style-name="gr1" draw:layer="layout" svg:x1="4.999cm" svg:y1="24.2cm" svg:x2="5.8cm" svg:y2="24.2cm">
                  <text:p/>
                </draw:line>
                <draw:line draw:style-name="gr1" draw:layer="layout" svg:x1="5.8cm" svg:y1="24.2cm" svg:x2="5.8cm" svg:y2="24.501cm">
                  <text:p/>
                </draw:line>
                <draw:line draw:style-name="gr1" draw:layer="layout" svg:x1="5.8cm" svg:y1="24.501cm" svg:x2="6.599cm" svg:y2="24.501cm">
                  <text:p/>
                </draw:line>
                <draw:line draw:style-name="gr1" draw:layer="layout" svg:x1="6.599cm" svg:y1="24.2cm" svg:x2="6.599cm" svg:y2="24.501cm">
                  <text:p/>
                </draw:line>
                <draw:line draw:style-name="gr1" draw:layer="layout" svg:x1="6.599cm" svg:y1="24.2cm" svg:x2="7.399cm" svg:y2="24.2cm">
                  <text:p/>
                </draw:line>
                <draw:line draw:style-name="gr1" draw:layer="layout" svg:x1="7.399cm" svg:y1="24.2cm" svg:x2="7.399cm" svg:y2="24.501cm">
                  <text:p/>
                </draw:line>
                <draw:line draw:style-name="gr1" draw:layer="layout" svg:x1="7.399cm" svg:y1="24.501cm" svg:x2="7.899cm" svg:y2="24.501cm">
                  <text:p/>
                </draw:line>
                <draw:line draw:style-name="gr1" draw:layer="layout" svg:x1="4.2cm" svg:y1="20.5cm" svg:x2="4.999cm" svg:y2="20.5cm">
                  <text:p/>
                </draw:line>
                <draw:line draw:style-name="gr1" draw:layer="layout" svg:x1="4.999cm" svg:y1="20.5cm" svg:x2="4.999cm" svg:y2="20.801cm">
                  <text:p/>
                </draw:line>
                <draw:line draw:style-name="gr1" draw:layer="layout" svg:x1="4.999cm" svg:y1="20.801cm" svg:x2="5.8cm" svg:y2="20.801cm">
                  <text:p/>
                </draw:line>
                <draw:line draw:style-name="gr1" draw:layer="layout" svg:x1="5.8cm" svg:y1="20.5cm" svg:x2="5.8cm" svg:y2="20.801cm">
                  <text:p/>
                </draw:line>
                <draw:line draw:style-name="gr1" draw:layer="layout" svg:x1="5.8cm" svg:y1="20.5cm" svg:x2="6.599cm" svg:y2="20.5cm">
                  <text:p/>
                </draw:line>
                <draw:line draw:style-name="gr1" draw:layer="layout" svg:x1="6.599cm" svg:y1="20.5cm" svg:x2="6.599cm" svg:y2="20.801cm">
                  <text:p/>
                </draw:line>
                <draw:line draw:style-name="gr1" draw:layer="layout" svg:x1="6.599cm" svg:y1="20.801cm" svg:x2="7.399cm" svg:y2="20.801cm">
                  <text:p/>
                </draw:line>
                <draw:line draw:style-name="gr1" draw:layer="layout" svg:x1="7.399cm" svg:y1="20.5cm" svg:x2="7.399cm" svg:y2="20.801cm">
                  <text:p/>
                </draw:line>
                <draw:line draw:style-name="gr1" draw:layer="layout" svg:x1="7.399cm" svg:y1="20.5cm" svg:x2="7.899cm" svg:y2="20.5cm">
                  <text:p/>
                </draw:line>
                <draw:line draw:style-name="gr1" draw:layer="layout" svg:x1="7.899cm" svg:y1="24.501cm" svg:x2="7.899cm" svg:y2="23.701cm">
                  <text:p/>
                </draw:line>
                <draw:line draw:style-name="gr1" draw:layer="layout" svg:x1="8.2cm" svg:y1="23.701cm" svg:x2="7.899cm" svg:y2="23.701cm">
                  <text:p/>
                </draw:line>
                <draw:line draw:style-name="gr1" draw:layer="layout" svg:x1="8.2cm" svg:y1="23.701cm" svg:x2="8.2cm" svg:y2="22.9cm">
                  <text:p/>
                </draw:line>
                <draw:line draw:style-name="gr1" draw:layer="layout" svg:x1="8.2cm" svg:y1="22.9cm" svg:x2="7.899cm" svg:y2="22.9cm">
                  <text:p/>
                </draw:line>
                <draw:line draw:style-name="gr1" draw:layer="layout" svg:x1="7.899cm" svg:y1="22.9cm" svg:x2="7.899cm" svg:y2="22.101cm">
                  <text:p/>
                </draw:line>
                <draw:line draw:style-name="gr1" draw:layer="layout" svg:x1="8.2cm" svg:y1="22.101cm" svg:x2="7.899cm" svg:y2="22.101cm">
                  <text:p/>
                </draw:line>
                <draw:line draw:style-name="gr1" draw:layer="layout" svg:x1="8.2cm" svg:y1="22.101cm" svg:x2="8.2cm" svg:y2="21.301cm">
                  <text:p/>
                </draw:line>
                <draw:line draw:style-name="gr1" draw:layer="layout" svg:x1="8.2cm" svg:y1="21.301cm" svg:x2="7.899cm" svg:y2="21.301cm">
                  <text:p/>
                </draw:line>
                <draw:line draw:style-name="gr1" draw:layer="layout" svg:x1="7.899cm" svg:y1="21.301cm" svg:x2="7.899cm" svg:y2="20.5cm">
                  <text:p/>
                </draw:line>
              </draw:g>
              <draw:g>
                <draw:line draw:style-name="gr1" draw:layer="layout" svg:x1="7.9cm" svg:y1="24.5cm" svg:x2="8.699cm" svg:y2="24.5cm">
                  <text:p/>
                </draw:line>
                <draw:line draw:style-name="gr1" draw:layer="layout" svg:x1="8.699cm" svg:y1="24.199cm" svg:x2="8.699cm" svg:y2="24.5cm">
                  <text:p/>
                </draw:line>
                <draw:line draw:style-name="gr1" draw:layer="layout" svg:x1="8.699cm" svg:y1="24.199cm" svg:x2="9.5cm" svg:y2="24.199cm">
                  <text:p/>
                </draw:line>
                <draw:line draw:style-name="gr1" draw:layer="layout" svg:x1="9.5cm" svg:y1="24.199cm" svg:x2="9.5cm" svg:y2="24.5cm">
                  <text:p/>
                </draw:line>
                <draw:line draw:style-name="gr1" draw:layer="layout" svg:x1="9.5cm" svg:y1="24.5cm" svg:x2="10.299cm" svg:y2="24.5cm">
                  <text:p/>
                </draw:line>
                <draw:line draw:style-name="gr1" draw:layer="layout" svg:x1="10.299cm" svg:y1="24.199cm" svg:x2="10.299cm" svg:y2="24.5cm">
                  <text:p/>
                </draw:line>
                <draw:line draw:style-name="gr1" draw:layer="layout" svg:x1="10.299cm" svg:y1="24.199cm" svg:x2="11.099cm" svg:y2="24.199cm">
                  <text:p/>
                </draw:line>
                <draw:line draw:style-name="gr1" draw:layer="layout" svg:x1="11.099cm" svg:y1="24.199cm" svg:x2="11.099cm" svg:y2="24.5cm">
                  <text:p/>
                </draw:line>
                <draw:line draw:style-name="gr1" draw:layer="layout" svg:x1="11.099cm" svg:y1="24.5cm" svg:x2="11.599cm" svg:y2="24.5cm">
                  <text:p/>
                </draw:line>
                <draw:line draw:style-name="gr1" draw:layer="layout" svg:x1="7.9cm" svg:y1="20.499cm" svg:x2="8.699cm" svg:y2="20.499cm">
                  <text:p/>
                </draw:line>
                <draw:line draw:style-name="gr1" draw:layer="layout" svg:x1="8.699cm" svg:y1="20.499cm" svg:x2="8.699cm" svg:y2="20.8cm">
                  <text:p/>
                </draw:line>
                <draw:line draw:style-name="gr1" draw:layer="layout" svg:x1="8.699cm" svg:y1="20.8cm" svg:x2="9.5cm" svg:y2="20.8cm">
                  <text:p/>
                </draw:line>
                <draw:line draw:style-name="gr1" draw:layer="layout" svg:x1="9.5cm" svg:y1="20.499cm" svg:x2="9.5cm" svg:y2="20.8cm">
                  <text:p/>
                </draw:line>
                <draw:line draw:style-name="gr1" draw:layer="layout" svg:x1="9.5cm" svg:y1="20.499cm" svg:x2="10.299cm" svg:y2="20.499cm">
                  <text:p/>
                </draw:line>
                <draw:line draw:style-name="gr1" draw:layer="layout" svg:x1="10.299cm" svg:y1="20.499cm" svg:x2="10.299cm" svg:y2="20.8cm">
                  <text:p/>
                </draw:line>
                <draw:line draw:style-name="gr1" draw:layer="layout" svg:x1="10.299cm" svg:y1="20.8cm" svg:x2="11.099cm" svg:y2="20.8cm">
                  <text:p/>
                </draw:line>
                <draw:line draw:style-name="gr1" draw:layer="layout" svg:x1="11.099cm" svg:y1="20.499cm" svg:x2="11.099cm" svg:y2="20.8cm">
                  <text:p/>
                </draw:line>
                <draw:line draw:style-name="gr1" draw:layer="layout" svg:x1="11.099cm" svg:y1="20.499cm" svg:x2="11.599cm" svg:y2="20.499cm">
                  <text:p/>
                </draw:line>
                <draw:line draw:style-name="gr1" draw:layer="layout" svg:x1="11.599cm" svg:y1="24.5cm" svg:x2="11.599cm" svg:y2="23.7cm">
                  <text:p/>
                </draw:line>
                <draw:line draw:style-name="gr1" draw:layer="layout" svg:x1="11.9cm" svg:y1="23.7cm" svg:x2="11.599cm" svg:y2="23.7cm">
                  <text:p/>
                </draw:line>
                <draw:line draw:style-name="gr1" draw:layer="layout" svg:x1="11.9cm" svg:y1="23.7cm" svg:x2="11.9cm" svg:y2="22.899cm">
                  <text:p/>
                </draw:line>
                <draw:line draw:style-name="gr1" draw:layer="layout" svg:x1="11.9cm" svg:y1="22.899cm" svg:x2="11.599cm" svg:y2="22.899cm">
                  <text:p/>
                </draw:line>
                <draw:line draw:style-name="gr1" draw:layer="layout" svg:x1="11.599cm" svg:y1="22.899cm" svg:x2="11.599cm" svg:y2="22.1cm">
                  <text:p/>
                </draw:line>
                <draw:line draw:style-name="gr1" draw:layer="layout" svg:x1="11.9cm" svg:y1="22.1cm" svg:x2="11.599cm" svg:y2="22.1cm">
                  <text:p/>
                </draw:line>
                <draw:line draw:style-name="gr1" draw:layer="layout" svg:x1="11.9cm" svg:y1="22.1cm" svg:x2="11.9cm" svg:y2="21.3cm">
                  <text:p/>
                </draw:line>
                <draw:line draw:style-name="gr1" draw:layer="layout" svg:x1="11.9cm" svg:y1="21.3cm" svg:x2="11.599cm" svg:y2="21.3cm">
                  <text:p/>
                </draw:line>
                <draw:line draw:style-name="gr1" draw:layer="layout" svg:x1="11.599cm" svg:y1="21.3cm" svg:x2="11.599cm" svg:y2="20.499cm">
                  <text:p/>
                </draw:line>
              </draw:g>
              <draw:g>
                <draw:path draw:style-name="gr213" draw:text-style-name="P1" draw:layer="layout" svg:width="0.726cm" svg:height="0.641cm" svg:x="8.4cm" svg:y="21.7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214" draw:text-style-name="P1" draw:layer="layout" svg:width="0.698cm" svg:height="0.62cm" svg:x="9.272cm" svg:y="21.711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215" draw:text-style-name="P1" draw:layer="layout" svg:width="0.316cm" svg:height="0.157cm" svg:x="9.429cm" svg:y="21.815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216" draw:text-style-name="P1" draw:layer="layout" svg:width="0.591cm" svg:height="0.62cm" svg:x="10.056cm" svg:y="21.711cm" svg:viewBox="0 0 592 621" draw:points="0,621 0,0 576,0 576,105 157,105 157,243 547,243 547,347 157,347 157,516 592,516 592,621">
                  <text:p/>
                </draw:polygon>
                <draw:polygon draw:style-name="gr217" draw:text-style-name="P1" draw:layer="layout" svg:width="0.616cm" svg:height="0.62cm" svg:x="10.783cm" svg:y="21.711cm" svg:viewBox="0 0 617 621" draw:points="0,621 0,0 153,0 471,415 471,0 617,0 617,621 459,621 146,216 146,621">
                  <text:p/>
                </draw:polygon>
                <draw:path draw:style-name="gr218" draw:text-style-name="P1" draw:layer="layout" svg:width="0.753cm" svg:height="0.641cm" svg:x="8.428cm" svg:y="22.668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219" draw:text-style-name="P1" draw:layer="layout" svg:width="0.65cm" svg:height="0.62cm" svg:x="9.305cm" svg:y="22.679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220" draw:text-style-name="P1" draw:layer="layout" svg:width="0.546cm" svg:height="0.615cm" svg:x="10.093cm" svg:y="22.683cm" svg:viewBox="0 0 547 616" draw:points="0,616 0,0 157,0 157,511 547,511 547,616">
                  <text:p/>
                </draw:polygon>
                <draw:polygon draw:style-name="gr221" draw:text-style-name="P1" draw:layer="layout" svg:width="0.591cm" svg:height="0.62cm" svg:x="10.753cm" svg:y="22.679cm" svg:viewBox="0 0 592 621" draw:points="0,621 0,0 576,0 576,105 157,105 157,243 547,243 547,347 157,347 157,516 592,516 592,621">
                  <text:p/>
                </draw:polygon>
                <draw:line draw:style-name="gr11" draw:text-style-name="P2" draw:layer="layout" svg:x1="9.43cm" svg:y1="21.816cm" svg:x2="9.43cm" svg:y2="21.974cm">
                  <text:p/>
                </draw:line>
                <draw:line draw:style-name="gr11" draw:text-style-name="P2" draw:layer="layout" svg:x1="9.272cm" svg:y1="22.332cm" svg:x2="9.429cm" svg:y2="22.332cm">
                  <text:p/>
                </draw:line>
                <draw:line draw:style-name="gr11" draw:text-style-name="P2" draw:layer="layout" svg:x1="8.789cm" svg:y1="22.104cm" svg:x2="8.969cm" svg:y2="22.104cm">
                  <text:p/>
                </draw:line>
                <draw:line draw:style-name="gr11" draw:text-style-name="P2" draw:layer="layout" svg:x1="9.306cm" svg:y1="22.671cm" svg:x2="9.306cm" svg:y2="23.301cm">
                  <text:p/>
                </draw:line>
                <draw:line draw:style-name="gr11" draw:text-style-name="P2" draw:layer="layout" svg:x1="9.462cm" svg:y1="22.781cm" svg:x2="9.552cm" svg:y2="22.781cm">
                  <text:p/>
                </draw:line>
                <draw:line draw:style-name="gr11" draw:text-style-name="P2" draw:layer="layout" svg:x1="9.462cm" svg:y1="22.781cm" svg:x2="9.552cm" svg:y2="22.781cm">
                  <text:p/>
                </draw:line>
                <draw:line draw:style-name="gr11" draw:text-style-name="P2" draw:layer="layout" svg:x1="9.462cm" svg:y1="23.03cm" svg:x2="9.597cm" svg:y2="23.03cm">
                  <text:p/>
                </draw:line>
              </draw:g>
              <draw:g>
                <draw:line draw:style-name="gr1" draw:layer="layout" svg:x1="8.2cm" svg:y1="20.5cm" svg:x2="8.999cm" svg:y2="20.5cm">
                  <text:p/>
                </draw:line>
                <draw:line draw:style-name="gr1" draw:layer="layout" svg:x1="8.999cm" svg:y1="20.199cm" svg:x2="8.999cm" svg:y2="20.5cm">
                  <text:p/>
                </draw:line>
                <draw:line draw:style-name="gr1" draw:layer="layout" svg:x1="8.999cm" svg:y1="20.199cm" svg:x2="9.8cm" svg:y2="20.199cm">
                  <text:p/>
                </draw:line>
                <draw:line draw:style-name="gr1" draw:layer="layout" svg:x1="9.8cm" svg:y1="20.199cm" svg:x2="9.8cm" svg:y2="20.5cm">
                  <text:p/>
                </draw:line>
                <draw:line draw:style-name="gr1" draw:layer="layout" svg:x1="9.8cm" svg:y1="20.5cm" svg:x2="10.599cm" svg:y2="20.5cm">
                  <text:p/>
                </draw:line>
                <draw:line draw:style-name="gr1" draw:layer="layout" svg:x1="10.599cm" svg:y1="20.199cm" svg:x2="10.599cm" svg:y2="20.5cm">
                  <text:p/>
                </draw:line>
                <draw:line draw:style-name="gr1" draw:layer="layout" svg:x1="10.599cm" svg:y1="20.199cm" svg:x2="11.399cm" svg:y2="20.199cm">
                  <text:p/>
                </draw:line>
                <draw:line draw:style-name="gr1" draw:layer="layout" svg:x1="11.399cm" svg:y1="20.199cm" svg:x2="11.399cm" svg:y2="20.5cm">
                  <text:p/>
                </draw:line>
                <draw:line draw:style-name="gr1" draw:layer="layout" svg:x1="11.399cm" svg:y1="20.5cm" svg:x2="11.899cm" svg:y2="20.5cm">
                  <text:p/>
                </draw:line>
                <draw:line draw:style-name="gr1" draw:layer="layout" svg:x1="8.2cm" svg:y1="16.499cm" svg:x2="8.999cm" svg:y2="16.499cm">
                  <text:p/>
                </draw:line>
                <draw:line draw:style-name="gr1" draw:layer="layout" svg:x1="8.999cm" svg:y1="16.499cm" svg:x2="8.999cm" svg:y2="16.8cm">
                  <text:p/>
                </draw:line>
                <draw:line draw:style-name="gr1" draw:layer="layout" svg:x1="8.999cm" svg:y1="16.8cm" svg:x2="9.8cm" svg:y2="16.8cm">
                  <text:p/>
                </draw:line>
                <draw:line draw:style-name="gr1" draw:layer="layout" svg:x1="9.8cm" svg:y1="16.499cm" svg:x2="9.8cm" svg:y2="16.8cm">
                  <text:p/>
                </draw:line>
                <draw:line draw:style-name="gr1" draw:layer="layout" svg:x1="9.8cm" svg:y1="16.499cm" svg:x2="10.599cm" svg:y2="16.499cm">
                  <text:p/>
                </draw:line>
                <draw:line draw:style-name="gr1" draw:layer="layout" svg:x1="10.599cm" svg:y1="16.499cm" svg:x2="10.599cm" svg:y2="16.8cm">
                  <text:p/>
                </draw:line>
                <draw:line draw:style-name="gr1" draw:layer="layout" svg:x1="10.599cm" svg:y1="16.8cm" svg:x2="11.399cm" svg:y2="16.8cm">
                  <text:p/>
                </draw:line>
                <draw:line draw:style-name="gr1" draw:layer="layout" svg:x1="11.399cm" svg:y1="16.499cm" svg:x2="11.399cm" svg:y2="16.8cm">
                  <text:p/>
                </draw:line>
                <draw:line draw:style-name="gr1" draw:layer="layout" svg:x1="11.399cm" svg:y1="16.499cm" svg:x2="11.899cm" svg:y2="16.499cm">
                  <text:p/>
                </draw:line>
                <draw:line draw:style-name="gr1" draw:layer="layout" svg:x1="8.2cm" svg:y1="20.5cm" svg:x2="8.2cm" svg:y2="19.7cm">
                  <text:p/>
                </draw:line>
                <draw:line draw:style-name="gr1" draw:layer="layout" svg:x1="8.499cm" svg:y1="19.7cm" svg:x2="8.2cm" svg:y2="19.7cm">
                  <text:p/>
                </draw:line>
                <draw:line draw:style-name="gr1" draw:layer="layout" svg:x1="8.499cm" svg:y1="19.7cm" svg:x2="8.499cm" svg:y2="18.899cm">
                  <text:p/>
                </draw:line>
                <draw:line draw:style-name="gr1" draw:layer="layout" svg:x1="8.499cm" svg:y1="18.899cm" svg:x2="8.2cm" svg:y2="18.899cm">
                  <text:p/>
                </draw:line>
                <draw:line draw:style-name="gr1" draw:layer="layout" svg:x1="8.2cm" svg:y1="18.899cm" svg:x2="8.2cm" svg:y2="18.1cm">
                  <text:p/>
                </draw:line>
                <draw:line draw:style-name="gr1" draw:layer="layout" svg:x1="8.499cm" svg:y1="18.1cm" svg:x2="8.2cm" svg:y2="18.1cm">
                  <text:p/>
                </draw:line>
                <draw:line draw:style-name="gr1" draw:layer="layout" svg:x1="8.499cm" svg:y1="18.1cm" svg:x2="8.499cm" svg:y2="17.3cm">
                  <text:p/>
                </draw:line>
                <draw:line draw:style-name="gr1" draw:layer="layout" svg:x1="8.499cm" svg:y1="17.3cm" svg:x2="8.2cm" svg:y2="17.3cm">
                  <text:p/>
                </draw:line>
                <draw:line draw:style-name="gr1" draw:layer="layout" svg:x1="8.2cm" svg:y1="17.3cm" svg:x2="8.2cm" svg:y2="16.499cm">
                  <text:p/>
                </draw:line>
                <draw:line draw:style-name="gr1" draw:layer="layout" svg:x1="11.899cm" svg:y1="20.5cm" svg:x2="11.899cm" svg:y2="19.7cm">
                  <text:p/>
                </draw:line>
                <draw:line draw:style-name="gr1" draw:layer="layout" svg:x1="12.2cm" svg:y1="19.7cm" svg:x2="11.899cm" svg:y2="19.7cm">
                  <text:p/>
                </draw:line>
                <draw:line draw:style-name="gr1" draw:layer="layout" svg:x1="12.2cm" svg:y1="19.7cm" svg:x2="12.2cm" svg:y2="18.899cm">
                  <text:p/>
                </draw:line>
                <draw:line draw:style-name="gr1" draw:layer="layout" svg:x1="12.2cm" svg:y1="18.899cm" svg:x2="11.899cm" svg:y2="18.899cm">
                  <text:p/>
                </draw:line>
                <draw:line draw:style-name="gr1" draw:layer="layout" svg:x1="11.899cm" svg:y1="18.899cm" svg:x2="11.899cm" svg:y2="18.1cm">
                  <text:p/>
                </draw:line>
                <draw:line draw:style-name="gr1" draw:layer="layout" svg:x1="12.2cm" svg:y1="18.1cm" svg:x2="11.899cm" svg:y2="18.1cm">
                  <text:p/>
                </draw:line>
                <draw:line draw:style-name="gr1" draw:layer="layout" svg:x1="12.2cm" svg:y1="18.1cm" svg:x2="12.2cm" svg:y2="17.3cm">
                  <text:p/>
                </draw:line>
                <draw:line draw:style-name="gr1" draw:layer="layout" svg:x1="12.2cm" svg:y1="17.3cm" svg:x2="11.899cm" svg:y2="17.3cm">
                  <text:p/>
                </draw:line>
                <draw:line draw:style-name="gr1" draw:layer="layout" svg:x1="11.899cm" svg:y1="17.3cm" svg:x2="11.899cm" svg:y2="16.499cm">
                  <text:p/>
                </draw:line>
              </draw:g>
              <draw:line draw:style-name="gr1" draw:layer="layout" svg:x1="4.802cm" svg:y1="20.2cm" svg:x2="5.301cm" svg:y2="20.2cm">
                <text:p/>
              </draw:line>
              <draw:line draw:style-name="gr1" draw:layer="layout" svg:x1="5.301cm" svg:y1="20.2cm" svg:x2="5.301cm" svg:y2="20.501cm">
                <text:p/>
              </draw:line>
              <draw:line draw:style-name="gr1" draw:layer="layout" svg:x1="5.301cm" svg:y1="20.501cm" svg:x2="6.102cm" svg:y2="20.501cm">
                <text:p/>
              </draw:line>
              <draw:line draw:style-name="gr1" draw:layer="layout" svg:x1="6.102cm" svg:y1="20.2cm" svg:x2="6.102cm" svg:y2="20.501cm">
                <text:p/>
              </draw:line>
              <draw:line draw:style-name="gr1" draw:layer="layout" svg:x1="6.102cm" svg:y1="20.2cm" svg:x2="6.901cm" svg:y2="20.2cm">
                <text:p/>
              </draw:line>
              <draw:line draw:style-name="gr1" draw:layer="layout" svg:x1="6.901cm" svg:y1="20.2cm" svg:x2="6.901cm" svg:y2="20.501cm">
                <text:p/>
              </draw:line>
              <draw:line draw:style-name="gr1" draw:layer="layout" svg:x1="6.901cm" svg:y1="20.501cm" svg:x2="7.701cm" svg:y2="20.501cm">
                <text:p/>
              </draw:line>
              <draw:line draw:style-name="gr1" draw:layer="layout" svg:x1="7.701cm" svg:y1="20.2cm" svg:x2="7.701cm" svg:y2="20.501cm">
                <text:p/>
              </draw:line>
              <draw:line draw:style-name="gr1" draw:layer="layout" svg:x1="7.701cm" svg:y1="20.2cm" svg:x2="8.201cm" svg:y2="20.2cm">
                <text:p/>
              </draw:line>
              <draw:line draw:style-name="gr1" draw:layer="layout" svg:x1="4.802cm" svg:y1="16.801cm" svg:x2="5.301cm" svg:y2="16.801cm">
                <text:p/>
              </draw:line>
              <draw:line draw:style-name="gr1" draw:layer="layout" svg:x1="5.301cm" svg:y1="16.5cm" svg:x2="5.301cm" svg:y2="16.801cm">
                <text:p/>
              </draw:line>
              <draw:line draw:style-name="gr1" draw:layer="layout" svg:x1="5.301cm" svg:y1="16.5cm" svg:x2="6.102cm" svg:y2="16.5cm">
                <text:p/>
              </draw:line>
              <draw:line draw:style-name="gr1" draw:layer="layout" svg:x1="6.102cm" svg:y1="16.5cm" svg:x2="6.102cm" svg:y2="16.801cm">
                <text:p/>
              </draw:line>
              <draw:line draw:style-name="gr1" draw:layer="layout" svg:x1="6.102cm" svg:y1="16.801cm" svg:x2="6.901cm" svg:y2="16.801cm">
                <text:p/>
              </draw:line>
              <draw:line draw:style-name="gr1" draw:layer="layout" svg:x1="6.901cm" svg:y1="16.5cm" svg:x2="6.901cm" svg:y2="16.801cm">
                <text:p/>
              </draw:line>
              <draw:line draw:style-name="gr1" draw:layer="layout" svg:x1="6.901cm" svg:y1="16.5cm" svg:x2="7.701cm" svg:y2="16.5cm">
                <text:p/>
              </draw:line>
              <draw:line draw:style-name="gr1" draw:layer="layout" svg:x1="7.701cm" svg:y1="16.5cm" svg:x2="7.701cm" svg:y2="16.801cm">
                <text:p/>
              </draw:line>
              <draw:line draw:style-name="gr1" draw:layer="layout" svg:x1="7.701cm" svg:y1="16.801cm" svg:x2="8.201cm" svg:y2="16.801cm">
                <text:p/>
              </draw:line>
              <draw:line draw:style-name="gr1" draw:layer="layout" svg:x1="4.802cm" svg:y1="20.2cm" svg:x2="4.802cm" svg:y2="19.701cm">
                <text:p/>
              </draw:line>
              <draw:line draw:style-name="gr1" draw:layer="layout" svg:x1="4.802cm" svg:y1="19.701cm" svg:x2="4.501cm" svg:y2="19.701cm">
                <text:p/>
              </draw:line>
              <draw:line draw:style-name="gr1" draw:layer="layout" svg:x1="4.501cm" svg:y1="19.701cm" svg:x2="4.501cm" svg:y2="18.9cm">
                <text:p/>
              </draw:line>
              <draw:line draw:style-name="gr1" draw:layer="layout" svg:x1="4.802cm" svg:y1="18.9cm" svg:x2="4.501cm" svg:y2="18.9cm">
                <text:p/>
              </draw:line>
              <draw:line draw:style-name="gr1" draw:layer="layout" svg:x1="4.802cm" svg:y1="18.9cm" svg:x2="4.802cm" svg:y2="18.101cm">
                <text:p/>
              </draw:line>
              <draw:line draw:style-name="gr1" draw:layer="layout" svg:x1="4.802cm" svg:y1="18.101cm" svg:x2="4.501cm" svg:y2="18.101cm">
                <text:p/>
              </draw:line>
              <draw:line draw:style-name="gr1" draw:layer="layout" svg:x1="4.501cm" svg:y1="18.101cm" svg:x2="4.501cm" svg:y2="17.301cm">
                <text:p/>
              </draw:line>
              <draw:line draw:style-name="gr1" draw:layer="layout" svg:x1="4.802cm" svg:y1="17.301cm" svg:x2="4.501cm" svg:y2="17.301cm">
                <text:p/>
              </draw:line>
              <draw:line draw:style-name="gr1" draw:layer="layout" svg:x1="4.802cm" svg:y1="17.301cm" svg:x2="4.802cm" svg:y2="16.801cm">
                <text:p/>
              </draw:line>
              <draw:line draw:style-name="gr1" draw:layer="layout" svg:x1="8.201cm" svg:y1="20.2cm" svg:x2="8.201cm" svg:y2="19.701cm">
                <text:p/>
              </draw:line>
              <draw:line draw:style-name="gr1" draw:layer="layout" svg:x1="8.502cm" svg:y1="19.701cm" svg:x2="8.201cm" svg:y2="19.701cm">
                <text:p/>
              </draw:line>
              <draw:line draw:style-name="gr1" draw:layer="layout" svg:x1="8.502cm" svg:y1="19.701cm" svg:x2="8.502cm" svg:y2="18.9cm">
                <text:p/>
              </draw:line>
              <draw:line draw:style-name="gr1" draw:layer="layout" svg:x1="8.502cm" svg:y1="18.9cm" svg:x2="8.201cm" svg:y2="18.9cm">
                <text:p/>
              </draw:line>
              <draw:line draw:style-name="gr1" draw:layer="layout" svg:x1="8.201cm" svg:y1="18.9cm" svg:x2="8.201cm" svg:y2="18.101cm">
                <text:p/>
              </draw:line>
              <draw:line draw:style-name="gr1" draw:layer="layout" svg:x1="8.502cm" svg:y1="18.101cm" svg:x2="8.201cm" svg:y2="18.101cm">
                <text:p/>
              </draw:line>
              <draw:line draw:style-name="gr1" draw:layer="layout" svg:x1="8.502cm" svg:y1="18.101cm" svg:x2="8.502cm" svg:y2="17.301cm">
                <text:p/>
              </draw:line>
              <draw:line draw:style-name="gr1" draw:layer="layout" svg:x1="8.502cm" svg:y1="17.301cm" svg:x2="8.201cm" svg:y2="17.301cm">
                <text:p/>
              </draw:line>
              <draw:line draw:style-name="gr1" draw:layer="layout" svg:x1="8.201cm" svg:y1="17.301cm" svg:x2="8.201cm" svg:y2="16.801cm">
                <text:p/>
              </draw:line>
              <draw:path draw:style-name="gr222" draw:text-style-name="P1" draw:layer="layout" svg:width="2.399cm" svg:height="2.559cm" svg:x="5.301cm" svg:y="17.241cm" svg:viewBox="0 0 2400 2560" svg:d="M1188 0c-587 0-1076 417-1188 970h489c100-286 372-491 692-491 406 0 734 329 734 734s-328 734-734 734c-320 0-593-205-693-492h-42-446c0 0 0 90 0 608s446 497 446 497v-390c205 159 462 254 742 254 669 0 1212-543 1212-1212s-543-1212-1212-1212z">
                <text:p/>
              </draw:path>
            </draw:g>
            <draw:g>
              <draw:g>
                <draw:line draw:style-name="gr1" draw:layer="layout" svg:x1="12.2cm" svg:y1="24.5cm" svg:x2="12.999cm" svg:y2="24.5cm">
                  <text:p/>
                </draw:line>
                <draw:line draw:style-name="gr1" draw:layer="layout" svg:x1="12.999cm" svg:y1="24.199cm" svg:x2="12.999cm" svg:y2="24.5cm">
                  <text:p/>
                </draw:line>
                <draw:line draw:style-name="gr1" draw:layer="layout" svg:x1="12.999cm" svg:y1="24.199cm" svg:x2="13.8cm" svg:y2="24.199cm">
                  <text:p/>
                </draw:line>
                <draw:line draw:style-name="gr1" draw:layer="layout" svg:x1="13.8cm" svg:y1="24.199cm" svg:x2="13.8cm" svg:y2="24.5cm">
                  <text:p/>
                </draw:line>
                <draw:line draw:style-name="gr1" draw:layer="layout" svg:x1="13.8cm" svg:y1="24.5cm" svg:x2="14.599cm" svg:y2="24.5cm">
                  <text:p/>
                </draw:line>
                <draw:line draw:style-name="gr1" draw:layer="layout" svg:x1="14.599cm" svg:y1="24.199cm" svg:x2="14.599cm" svg:y2="24.5cm">
                  <text:p/>
                </draw:line>
                <draw:line draw:style-name="gr1" draw:layer="layout" svg:x1="14.599cm" svg:y1="24.199cm" svg:x2="15.399cm" svg:y2="24.199cm">
                  <text:p/>
                </draw:line>
                <draw:line draw:style-name="gr1" draw:layer="layout" svg:x1="15.399cm" svg:y1="24.199cm" svg:x2="15.399cm" svg:y2="24.5cm">
                  <text:p/>
                </draw:line>
                <draw:line draw:style-name="gr1" draw:layer="layout" svg:x1="15.399cm" svg:y1="24.5cm" svg:x2="15.899cm" svg:y2="24.5cm">
                  <text:p/>
                </draw:line>
                <draw:line draw:style-name="gr1" draw:layer="layout" svg:x1="12.2cm" svg:y1="20.499cm" svg:x2="12.999cm" svg:y2="20.499cm">
                  <text:p/>
                </draw:line>
                <draw:line draw:style-name="gr1" draw:layer="layout" svg:x1="12.999cm" svg:y1="20.499cm" svg:x2="12.999cm" svg:y2="20.8cm">
                  <text:p/>
                </draw:line>
                <draw:line draw:style-name="gr1" draw:layer="layout" svg:x1="12.999cm" svg:y1="20.8cm" svg:x2="13.8cm" svg:y2="20.8cm">
                  <text:p/>
                </draw:line>
                <draw:line draw:style-name="gr1" draw:layer="layout" svg:x1="13.8cm" svg:y1="20.499cm" svg:x2="13.8cm" svg:y2="20.8cm">
                  <text:p/>
                </draw:line>
                <draw:line draw:style-name="gr1" draw:layer="layout" svg:x1="13.8cm" svg:y1="20.499cm" svg:x2="14.599cm" svg:y2="20.499cm">
                  <text:p/>
                </draw:line>
                <draw:line draw:style-name="gr1" draw:layer="layout" svg:x1="14.599cm" svg:y1="20.499cm" svg:x2="14.599cm" svg:y2="20.8cm">
                  <text:p/>
                </draw:line>
                <draw:line draw:style-name="gr1" draw:layer="layout" svg:x1="14.599cm" svg:y1="20.8cm" svg:x2="15.399cm" svg:y2="20.8cm">
                  <text:p/>
                </draw:line>
                <draw:line draw:style-name="gr1" draw:layer="layout" svg:x1="15.399cm" svg:y1="20.499cm" svg:x2="15.399cm" svg:y2="20.8cm">
                  <text:p/>
                </draw:line>
                <draw:line draw:style-name="gr1" draw:layer="layout" svg:x1="15.399cm" svg:y1="20.499cm" svg:x2="15.899cm" svg:y2="20.499cm">
                  <text:p/>
                </draw:line>
                <draw:line draw:style-name="gr1" draw:layer="layout" svg:x1="12.2cm" svg:y1="24.5cm" svg:x2="12.2cm" svg:y2="23.7cm">
                  <text:p/>
                </draw:line>
                <draw:line draw:style-name="gr1" draw:layer="layout" svg:x1="12.499cm" svg:y1="23.7cm" svg:x2="12.2cm" svg:y2="23.7cm">
                  <text:p/>
                </draw:line>
                <draw:line draw:style-name="gr1" draw:layer="layout" svg:x1="12.499cm" svg:y1="23.7cm" svg:x2="12.499cm" svg:y2="22.899cm">
                  <text:p/>
                </draw:line>
                <draw:line draw:style-name="gr1" draw:layer="layout" svg:x1="12.499cm" svg:y1="22.899cm" svg:x2="12.2cm" svg:y2="22.899cm">
                  <text:p/>
                </draw:line>
                <draw:line draw:style-name="gr1" draw:layer="layout" svg:x1="12.2cm" svg:y1="22.899cm" svg:x2="12.2cm" svg:y2="22.1cm">
                  <text:p/>
                </draw:line>
                <draw:line draw:style-name="gr1" draw:layer="layout" svg:x1="12.499cm" svg:y1="22.1cm" svg:x2="12.2cm" svg:y2="22.1cm">
                  <text:p/>
                </draw:line>
                <draw:line draw:style-name="gr1" draw:layer="layout" svg:x1="12.499cm" svg:y1="22.1cm" svg:x2="12.499cm" svg:y2="21.3cm">
                  <text:p/>
                </draw:line>
                <draw:line draw:style-name="gr1" draw:layer="layout" svg:x1="12.499cm" svg:y1="21.3cm" svg:x2="12.2cm" svg:y2="21.3cm">
                  <text:p/>
                </draw:line>
                <draw:line draw:style-name="gr1" draw:layer="layout" svg:x1="12.2cm" svg:y1="21.3cm" svg:x2="12.2cm" svg:y2="20.499cm">
                  <text:p/>
                </draw:line>
                <draw:line draw:style-name="gr1" draw:layer="layout" svg:x1="15.899cm" svg:y1="24.5cm" svg:x2="15.899cm" svg:y2="23.7cm">
                  <text:p/>
                </draw:line>
                <draw:line draw:style-name="gr1" draw:layer="layout" svg:x1="16.2cm" svg:y1="23.7cm" svg:x2="15.899cm" svg:y2="23.7cm">
                  <text:p/>
                </draw:line>
                <draw:line draw:style-name="gr1" draw:layer="layout" svg:x1="16.2cm" svg:y1="23.7cm" svg:x2="16.2cm" svg:y2="22.899cm">
                  <text:p/>
                </draw:line>
                <draw:line draw:style-name="gr1" draw:layer="layout" svg:x1="16.2cm" svg:y1="22.899cm" svg:x2="15.899cm" svg:y2="22.899cm">
                  <text:p/>
                </draw:line>
                <draw:line draw:style-name="gr1" draw:layer="layout" svg:x1="15.899cm" svg:y1="22.899cm" svg:x2="15.899cm" svg:y2="22.1cm">
                  <text:p/>
                </draw:line>
                <draw:line draw:style-name="gr1" draw:layer="layout" svg:x1="16.2cm" svg:y1="22.1cm" svg:x2="15.899cm" svg:y2="22.1cm">
                  <text:p/>
                </draw:line>
                <draw:line draw:style-name="gr1" draw:layer="layout" svg:x1="16.2cm" svg:y1="22.1cm" svg:x2="16.2cm" svg:y2="21.3cm">
                  <text:p/>
                </draw:line>
                <draw:line draw:style-name="gr1" draw:layer="layout" svg:x1="16.2cm" svg:y1="21.3cm" svg:x2="15.899cm" svg:y2="21.3cm">
                  <text:p/>
                </draw:line>
                <draw:line draw:style-name="gr1" draw:layer="layout" svg:x1="15.899cm" svg:y1="21.3cm" svg:x2="15.899cm" svg:y2="20.499cm">
                  <text:p/>
                </draw:line>
              </draw:g>
              <draw:line draw:style-name="gr1" draw:layer="layout" svg:x1="12.501cm" svg:y1="20.198cm" svg:x2="13cm" svg:y2="20.198cm">
                <text:p/>
              </draw:line>
              <draw:line draw:style-name="gr1" draw:layer="layout" svg:x1="13cm" svg:y1="20.198cm" svg:x2="13cm" svg:y2="20.499cm">
                <text:p/>
              </draw:line>
              <draw:line draw:style-name="gr1" draw:layer="layout" svg:x1="13cm" svg:y1="20.499cm" svg:x2="13.801cm" svg:y2="20.499cm">
                <text:p/>
              </draw:line>
              <draw:line draw:style-name="gr1" draw:layer="layout" svg:x1="13.801cm" svg:y1="20.198cm" svg:x2="13.801cm" svg:y2="20.499cm">
                <text:p/>
              </draw:line>
              <draw:line draw:style-name="gr1" draw:layer="layout" svg:x1="13.801cm" svg:y1="20.198cm" svg:x2="14.6cm" svg:y2="20.198cm">
                <text:p/>
              </draw:line>
              <draw:line draw:style-name="gr1" draw:layer="layout" svg:x1="14.6cm" svg:y1="20.198cm" svg:x2="14.6cm" svg:y2="20.499cm">
                <text:p/>
              </draw:line>
              <draw:line draw:style-name="gr1" draw:layer="layout" svg:x1="14.6cm" svg:y1="20.499cm" svg:x2="15.4cm" svg:y2="20.499cm">
                <text:p/>
              </draw:line>
              <draw:line draw:style-name="gr1" draw:layer="layout" svg:x1="15.4cm" svg:y1="20.198cm" svg:x2="15.4cm" svg:y2="20.499cm">
                <text:p/>
              </draw:line>
              <draw:line draw:style-name="gr1" draw:layer="layout" svg:x1="15.4cm" svg:y1="20.198cm" svg:x2="15.9cm" svg:y2="20.198cm">
                <text:p/>
              </draw:line>
              <draw:line draw:style-name="gr1" draw:layer="layout" svg:x1="12.501cm" svg:y1="16.799cm" svg:x2="13cm" svg:y2="16.799cm">
                <text:p/>
              </draw:line>
              <draw:line draw:style-name="gr1" draw:layer="layout" svg:x1="13cm" svg:y1="16.498cm" svg:x2="13cm" svg:y2="16.799cm">
                <text:p/>
              </draw:line>
              <draw:line draw:style-name="gr1" draw:layer="layout" svg:x1="13cm" svg:y1="16.498cm" svg:x2="13.801cm" svg:y2="16.498cm">
                <text:p/>
              </draw:line>
              <draw:line draw:style-name="gr1" draw:layer="layout" svg:x1="13.801cm" svg:y1="16.498cm" svg:x2="13.801cm" svg:y2="16.799cm">
                <text:p/>
              </draw:line>
              <draw:line draw:style-name="gr1" draw:layer="layout" svg:x1="13.801cm" svg:y1="16.799cm" svg:x2="14.6cm" svg:y2="16.799cm">
                <text:p/>
              </draw:line>
              <draw:line draw:style-name="gr1" draw:layer="layout" svg:x1="14.6cm" svg:y1="16.498cm" svg:x2="14.6cm" svg:y2="16.799cm">
                <text:p/>
              </draw:line>
              <draw:line draw:style-name="gr1" draw:layer="layout" svg:x1="14.6cm" svg:y1="16.498cm" svg:x2="15.4cm" svg:y2="16.498cm">
                <text:p/>
              </draw:line>
              <draw:line draw:style-name="gr1" draw:layer="layout" svg:x1="15.4cm" svg:y1="16.498cm" svg:x2="15.4cm" svg:y2="16.799cm">
                <text:p/>
              </draw:line>
              <draw:line draw:style-name="gr1" draw:layer="layout" svg:x1="15.4cm" svg:y1="16.799cm" svg:x2="15.9cm" svg:y2="16.799cm">
                <text:p/>
              </draw:line>
              <draw:line draw:style-name="gr1" draw:layer="layout" svg:x1="12.501cm" svg:y1="20.198cm" svg:x2="12.501cm" svg:y2="19.699cm">
                <text:p/>
              </draw:line>
              <draw:line draw:style-name="gr1" draw:layer="layout" svg:x1="12.501cm" svg:y1="19.699cm" svg:x2="12.2cm" svg:y2="19.699cm">
                <text:p/>
              </draw:line>
              <draw:line draw:style-name="gr1" draw:layer="layout" svg:x1="12.2cm" svg:y1="19.699cm" svg:x2="12.2cm" svg:y2="18.898cm">
                <text:p/>
              </draw:line>
              <draw:line draw:style-name="gr1" draw:layer="layout" svg:x1="12.501cm" svg:y1="18.898cm" svg:x2="12.2cm" svg:y2="18.898cm">
                <text:p/>
              </draw:line>
              <draw:line draw:style-name="gr1" draw:layer="layout" svg:x1="12.501cm" svg:y1="18.898cm" svg:x2="12.501cm" svg:y2="18.099cm">
                <text:p/>
              </draw:line>
              <draw:line draw:style-name="gr1" draw:layer="layout" svg:x1="12.501cm" svg:y1="18.099cm" svg:x2="12.2cm" svg:y2="18.099cm">
                <text:p/>
              </draw:line>
              <draw:line draw:style-name="gr1" draw:layer="layout" svg:x1="12.2cm" svg:y1="18.099cm" svg:x2="12.2cm" svg:y2="17.299cm">
                <text:p/>
              </draw:line>
              <draw:line draw:style-name="gr1" draw:layer="layout" svg:x1="12.501cm" svg:y1="17.299cm" svg:x2="12.2cm" svg:y2="17.299cm">
                <text:p/>
              </draw:line>
              <draw:line draw:style-name="gr1" draw:layer="layout" svg:x1="12.501cm" svg:y1="17.299cm" svg:x2="12.501cm" svg:y2="16.799cm">
                <text:p/>
              </draw:line>
              <draw:line draw:style-name="gr1" draw:layer="layout" svg:x1="15.9cm" svg:y1="20.198cm" svg:x2="15.9cm" svg:y2="19.699cm">
                <text:p/>
              </draw:line>
              <draw:line draw:style-name="gr1" draw:layer="layout" svg:x1="16.201cm" svg:y1="19.699cm" svg:x2="15.9cm" svg:y2="19.699cm">
                <text:p/>
              </draw:line>
              <draw:line draw:style-name="gr1" draw:layer="layout" svg:x1="16.201cm" svg:y1="19.699cm" svg:x2="16.201cm" svg:y2="18.898cm">
                <text:p/>
              </draw:line>
              <draw:line draw:style-name="gr1" draw:layer="layout" svg:x1="16.201cm" svg:y1="18.898cm" svg:x2="15.9cm" svg:y2="18.898cm">
                <text:p/>
              </draw:line>
              <draw:line draw:style-name="gr1" draw:layer="layout" svg:x1="15.9cm" svg:y1="18.898cm" svg:x2="15.9cm" svg:y2="18.099cm">
                <text:p/>
              </draw:line>
              <draw:line draw:style-name="gr1" draw:layer="layout" svg:x1="16.201cm" svg:y1="18.099cm" svg:x2="15.9cm" svg:y2="18.099cm">
                <text:p/>
              </draw:line>
              <draw:line draw:style-name="gr1" draw:layer="layout" svg:x1="16.201cm" svg:y1="18.099cm" svg:x2="16.201cm" svg:y2="17.299cm">
                <text:p/>
              </draw:line>
              <draw:line draw:style-name="gr1" draw:layer="layout" svg:x1="16.201cm" svg:y1="17.299cm" svg:x2="15.9cm" svg:y2="17.299cm">
                <text:p/>
              </draw:line>
              <draw:line draw:style-name="gr1" draw:layer="layout" svg:x1="15.9cm" svg:y1="17.299cm" svg:x2="15.9cm" svg:y2="16.799cm">
                <text:p/>
              </draw:line>
              <draw:g>
                <draw:path draw:style-name="gr223" draw:text-style-name="P1" draw:layer="layout" svg:width="0.726cm" svg:height="0.641cm" svg:x="12.7cm" svg:y="21.689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224" draw:text-style-name="P1" draw:layer="layout" svg:width="0.698cm" svg:height="0.62cm" svg:x="13.572cm" svg:y="21.7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225" draw:text-style-name="P1" draw:layer="layout" svg:width="0.316cm" svg:height="0.157cm" svg:x="13.729cm" svg:y="21.804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226" draw:text-style-name="P1" draw:layer="layout" svg:width="0.591cm" svg:height="0.62cm" svg:x="14.356cm" svg:y="21.7cm" svg:viewBox="0 0 592 621" draw:points="0,621 0,0 576,0 576,105 157,105 157,243 547,243 547,347 157,347 157,516 592,516 592,621">
                  <text:p/>
                </draw:polygon>
                <draw:polygon draw:style-name="gr227" draw:text-style-name="P1" draw:layer="layout" svg:width="0.616cm" svg:height="0.62cm" svg:x="15.083cm" svg:y="21.7cm" svg:viewBox="0 0 617 621" draw:points="0,621 0,0 153,0 471,415 471,0 617,0 617,621 459,621 146,216 146,621">
                  <text:p/>
                </draw:polygon>
                <draw:path draw:style-name="gr228" draw:text-style-name="P1" draw:layer="layout" svg:width="0.753cm" svg:height="0.641cm" svg:x="12.728cm" svg:y="22.657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229" draw:text-style-name="P1" draw:layer="layout" svg:width="0.65cm" svg:height="0.62cm" svg:x="13.605cm" svg:y="22.668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230" draw:text-style-name="P1" draw:layer="layout" svg:width="0.546cm" svg:height="0.615cm" svg:x="14.393cm" svg:y="22.672cm" svg:viewBox="0 0 547 616" draw:points="0,616 0,0 157,0 157,511 547,511 547,616">
                  <text:p/>
                </draw:polygon>
                <draw:polygon draw:style-name="gr231" draw:text-style-name="P1" draw:layer="layout" svg:width="0.591cm" svg:height="0.62cm" svg:x="15.053cm" svg:y="22.668cm" svg:viewBox="0 0 592 621" draw:points="0,621 0,0 576,0 576,105 157,105 157,243 547,243 547,347 157,347 157,516 592,516 592,621">
                  <text:p/>
                </draw:polygon>
                <draw:line draw:style-name="gr11" draw:text-style-name="P2" draw:layer="layout" svg:x1="13.73cm" svg:y1="21.805cm" svg:x2="13.73cm" svg:y2="21.963cm">
                  <text:p/>
                </draw:line>
                <draw:line draw:style-name="gr11" draw:text-style-name="P2" draw:layer="layout" svg:x1="13.572cm" svg:y1="22.321cm" svg:x2="13.729cm" svg:y2="22.321cm">
                  <text:p/>
                </draw:line>
                <draw:line draw:style-name="gr11" draw:text-style-name="P2" draw:layer="layout" svg:x1="13.089cm" svg:y1="22.093cm" svg:x2="13.269cm" svg:y2="22.093cm">
                  <text:p/>
                </draw:line>
                <draw:line draw:style-name="gr11" draw:text-style-name="P2" draw:layer="layout" svg:x1="13.606cm" svg:y1="22.66cm" svg:x2="13.606cm" svg:y2="23.29cm">
                  <text:p/>
                </draw:line>
                <draw:line draw:style-name="gr11" draw:text-style-name="P2" draw:layer="layout" svg:x1="13.762cm" svg:y1="22.77cm" svg:x2="13.852cm" svg:y2="22.77cm">
                  <text:p/>
                </draw:line>
                <draw:line draw:style-name="gr11" draw:text-style-name="P2" draw:layer="layout" svg:x1="13.762cm" svg:y1="22.77cm" svg:x2="13.852cm" svg:y2="22.77cm">
                  <text:p/>
                </draw:line>
                <draw:line draw:style-name="gr11" draw:text-style-name="P2" draw:layer="layout" svg:x1="13.762cm" svg:y1="23.019cm" svg:x2="13.897cm" svg:y2="23.019cm">
                  <text:p/>
                </draw:line>
              </draw:g>
              <draw:path draw:style-name="gr232" draw:text-style-name="P1" draw:layer="layout" svg:width="2.399cm" svg:height="2.559cm" svg:x="13cm" svg:y="17.239cm" svg:viewBox="0 0 2400 2560" svg:d="M1188 0c-587 0-1076 417-1188 970h489c100-286 372-491 692-491 406 0 734 329 734 734s-328 734-734 734c-320 0-593-205-693-492h-42-446c0 0 0 90 0 608s446 497 446 497v-390c205 159 462 254 742 254 669 0 1212-543 1212-1212s-543-1212-1212-1212z">
                <text:p/>
              </draw:path>
              <draw:g>
                <draw:line draw:style-name="gr1" draw:layer="layout" svg:x1="15.9cm" svg:y1="24.5cm" svg:x2="16.699cm" svg:y2="24.5cm">
                  <text:p/>
                </draw:line>
                <draw:line draw:style-name="gr1" draw:layer="layout" svg:x1="16.699cm" svg:y1="24.199cm" svg:x2="16.699cm" svg:y2="24.5cm">
                  <text:p/>
                </draw:line>
                <draw:line draw:style-name="gr1" draw:layer="layout" svg:x1="16.699cm" svg:y1="24.199cm" svg:x2="17.5cm" svg:y2="24.199cm">
                  <text:p/>
                </draw:line>
                <draw:line draw:style-name="gr1" draw:layer="layout" svg:x1="17.5cm" svg:y1="24.199cm" svg:x2="17.5cm" svg:y2="24.5cm">
                  <text:p/>
                </draw:line>
                <draw:line draw:style-name="gr1" draw:layer="layout" svg:x1="17.5cm" svg:y1="24.5cm" svg:x2="18.299cm" svg:y2="24.5cm">
                  <text:p/>
                </draw:line>
                <draw:line draw:style-name="gr1" draw:layer="layout" svg:x1="18.299cm" svg:y1="24.199cm" svg:x2="18.299cm" svg:y2="24.5cm">
                  <text:p/>
                </draw:line>
                <draw:line draw:style-name="gr1" draw:layer="layout" svg:x1="18.299cm" svg:y1="24.199cm" svg:x2="19.099cm" svg:y2="24.199cm">
                  <text:p/>
                </draw:line>
                <draw:line draw:style-name="gr1" draw:layer="layout" svg:x1="19.099cm" svg:y1="24.199cm" svg:x2="19.099cm" svg:y2="24.5cm">
                  <text:p/>
                </draw:line>
                <draw:line draw:style-name="gr1" draw:layer="layout" svg:x1="19.099cm" svg:y1="24.5cm" svg:x2="19.599cm" svg:y2="24.5cm">
                  <text:p/>
                </draw:line>
                <draw:line draw:style-name="gr1" draw:layer="layout" svg:x1="15.9cm" svg:y1="20.499cm" svg:x2="16.699cm" svg:y2="20.499cm">
                  <text:p/>
                </draw:line>
                <draw:line draw:style-name="gr1" draw:layer="layout" svg:x1="16.699cm" svg:y1="20.499cm" svg:x2="16.699cm" svg:y2="20.8cm">
                  <text:p/>
                </draw:line>
                <draw:line draw:style-name="gr1" draw:layer="layout" svg:x1="16.699cm" svg:y1="20.8cm" svg:x2="17.5cm" svg:y2="20.8cm">
                  <text:p/>
                </draw:line>
                <draw:line draw:style-name="gr1" draw:layer="layout" svg:x1="17.5cm" svg:y1="20.499cm" svg:x2="17.5cm" svg:y2="20.8cm">
                  <text:p/>
                </draw:line>
                <draw:line draw:style-name="gr1" draw:layer="layout" svg:x1="17.5cm" svg:y1="20.499cm" svg:x2="18.299cm" svg:y2="20.499cm">
                  <text:p/>
                </draw:line>
                <draw:line draw:style-name="gr1" draw:layer="layout" svg:x1="18.299cm" svg:y1="20.499cm" svg:x2="18.299cm" svg:y2="20.8cm">
                  <text:p/>
                </draw:line>
                <draw:line draw:style-name="gr1" draw:layer="layout" svg:x1="18.299cm" svg:y1="20.8cm" svg:x2="19.099cm" svg:y2="20.8cm">
                  <text:p/>
                </draw:line>
                <draw:line draw:style-name="gr1" draw:layer="layout" svg:x1="19.099cm" svg:y1="20.499cm" svg:x2="19.099cm" svg:y2="20.8cm">
                  <text:p/>
                </draw:line>
                <draw:line draw:style-name="gr1" draw:layer="layout" svg:x1="19.099cm" svg:y1="20.499cm" svg:x2="19.599cm" svg:y2="20.499cm">
                  <text:p/>
                </draw:line>
                <draw:line draw:style-name="gr1" draw:layer="layout" svg:x1="19.599cm" svg:y1="24.5cm" svg:x2="19.599cm" svg:y2="23.7cm">
                  <text:p/>
                </draw:line>
                <draw:line draw:style-name="gr1" draw:layer="layout" svg:x1="19.9cm" svg:y1="23.7cm" svg:x2="19.599cm" svg:y2="23.7cm">
                  <text:p/>
                </draw:line>
                <draw:line draw:style-name="gr1" draw:layer="layout" svg:x1="19.9cm" svg:y1="23.7cm" svg:x2="19.9cm" svg:y2="22.899cm">
                  <text:p/>
                </draw:line>
                <draw:line draw:style-name="gr1" draw:layer="layout" svg:x1="19.9cm" svg:y1="22.899cm" svg:x2="19.599cm" svg:y2="22.899cm">
                  <text:p/>
                </draw:line>
                <draw:line draw:style-name="gr1" draw:layer="layout" svg:x1="19.599cm" svg:y1="22.899cm" svg:x2="19.599cm" svg:y2="22.1cm">
                  <text:p/>
                </draw:line>
                <draw:line draw:style-name="gr1" draw:layer="layout" svg:x1="19.9cm" svg:y1="22.1cm" svg:x2="19.599cm" svg:y2="22.1cm">
                  <text:p/>
                </draw:line>
                <draw:line draw:style-name="gr1" draw:layer="layout" svg:x1="19.9cm" svg:y1="22.1cm" svg:x2="19.9cm" svg:y2="21.3cm">
                  <text:p/>
                </draw:line>
                <draw:line draw:style-name="gr1" draw:layer="layout" svg:x1="19.9cm" svg:y1="21.3cm" svg:x2="19.599cm" svg:y2="21.3cm">
                  <text:p/>
                </draw:line>
                <draw:line draw:style-name="gr1" draw:layer="layout" svg:x1="19.599cm" svg:y1="21.3cm" svg:x2="19.599cm" svg:y2="20.499cm">
                  <text:p/>
                </draw:line>
              </draw:g>
              <draw:g>
                <draw:line draw:style-name="gr1" draw:layer="layout" svg:x1="19.6cm" svg:y1="24.499cm" svg:x2="20.399cm" svg:y2="24.499cm">
                  <text:p/>
                </draw:line>
                <draw:line draw:style-name="gr1" draw:layer="layout" svg:x1="20.399cm" svg:y1="24.198cm" svg:x2="20.399cm" svg:y2="24.499cm">
                  <text:p/>
                </draw:line>
                <draw:line draw:style-name="gr1" draw:layer="layout" svg:x1="20.399cm" svg:y1="24.198cm" svg:x2="21.2cm" svg:y2="24.198cm">
                  <text:p/>
                </draw:line>
                <draw:line draw:style-name="gr1" draw:layer="layout" svg:x1="21.2cm" svg:y1="24.198cm" svg:x2="21.2cm" svg:y2="24.499cm">
                  <text:p/>
                </draw:line>
                <draw:line draw:style-name="gr1" draw:layer="layout" svg:x1="21.2cm" svg:y1="24.499cm" svg:x2="21.999cm" svg:y2="24.499cm">
                  <text:p/>
                </draw:line>
                <draw:line draw:style-name="gr1" draw:layer="layout" svg:x1="21.999cm" svg:y1="24.198cm" svg:x2="21.999cm" svg:y2="24.499cm">
                  <text:p/>
                </draw:line>
                <draw:line draw:style-name="gr1" draw:layer="layout" svg:x1="21.999cm" svg:y1="24.198cm" svg:x2="22.799cm" svg:y2="24.198cm">
                  <text:p/>
                </draw:line>
                <draw:line draw:style-name="gr1" draw:layer="layout" svg:x1="22.799cm" svg:y1="24.198cm" svg:x2="22.799cm" svg:y2="24.499cm">
                  <text:p/>
                </draw:line>
                <draw:line draw:style-name="gr1" draw:layer="layout" svg:x1="22.799cm" svg:y1="24.499cm" svg:x2="23.299cm" svg:y2="24.499cm">
                  <text:p/>
                </draw:line>
                <draw:line draw:style-name="gr1" draw:layer="layout" svg:x1="19.6cm" svg:y1="20.498cm" svg:x2="20.399cm" svg:y2="20.498cm">
                  <text:p/>
                </draw:line>
                <draw:line draw:style-name="gr1" draw:layer="layout" svg:x1="20.399cm" svg:y1="20.498cm" svg:x2="20.399cm" svg:y2="20.799cm">
                  <text:p/>
                </draw:line>
                <draw:line draw:style-name="gr1" draw:layer="layout" svg:x1="20.399cm" svg:y1="20.799cm" svg:x2="21.2cm" svg:y2="20.799cm">
                  <text:p/>
                </draw:line>
                <draw:line draw:style-name="gr1" draw:layer="layout" svg:x1="21.2cm" svg:y1="20.498cm" svg:x2="21.2cm" svg:y2="20.799cm">
                  <text:p/>
                </draw:line>
                <draw:line draw:style-name="gr1" draw:layer="layout" svg:x1="21.2cm" svg:y1="20.498cm" svg:x2="21.999cm" svg:y2="20.498cm">
                  <text:p/>
                </draw:line>
                <draw:line draw:style-name="gr1" draw:layer="layout" svg:x1="21.999cm" svg:y1="20.498cm" svg:x2="21.999cm" svg:y2="20.799cm">
                  <text:p/>
                </draw:line>
                <draw:line draw:style-name="gr1" draw:layer="layout" svg:x1="21.999cm" svg:y1="20.799cm" svg:x2="22.799cm" svg:y2="20.799cm">
                  <text:p/>
                </draw:line>
                <draw:line draw:style-name="gr1" draw:layer="layout" svg:x1="22.799cm" svg:y1="20.498cm" svg:x2="22.799cm" svg:y2="20.799cm">
                  <text:p/>
                </draw:line>
                <draw:line draw:style-name="gr1" draw:layer="layout" svg:x1="22.799cm" svg:y1="20.498cm" svg:x2="23.299cm" svg:y2="20.498cm">
                  <text:p/>
                </draw:line>
                <draw:line draw:style-name="gr1" draw:layer="layout" svg:x1="23.299cm" svg:y1="24.499cm" svg:x2="23.299cm" svg:y2="23.699cm">
                  <text:p/>
                </draw:line>
                <draw:line draw:style-name="gr1" draw:layer="layout" svg:x1="23.6cm" svg:y1="23.699cm" svg:x2="23.299cm" svg:y2="23.699cm">
                  <text:p/>
                </draw:line>
                <draw:line draw:style-name="gr1" draw:layer="layout" svg:x1="23.6cm" svg:y1="23.699cm" svg:x2="23.6cm" svg:y2="22.898cm">
                  <text:p/>
                </draw:line>
                <draw:line draw:style-name="gr1" draw:layer="layout" svg:x1="23.6cm" svg:y1="22.898cm" svg:x2="23.299cm" svg:y2="22.898cm">
                  <text:p/>
                </draw:line>
                <draw:line draw:style-name="gr1" draw:layer="layout" svg:x1="23.299cm" svg:y1="22.898cm" svg:x2="23.299cm" svg:y2="22.099cm">
                  <text:p/>
                </draw:line>
                <draw:line draw:style-name="gr1" draw:layer="layout" svg:x1="23.6cm" svg:y1="22.099cm" svg:x2="23.299cm" svg:y2="22.099cm">
                  <text:p/>
                </draw:line>
                <draw:line draw:style-name="gr1" draw:layer="layout" svg:x1="23.6cm" svg:y1="22.099cm" svg:x2="23.6cm" svg:y2="21.299cm">
                  <text:p/>
                </draw:line>
                <draw:line draw:style-name="gr1" draw:layer="layout" svg:x1="23.6cm" svg:y1="21.299cm" svg:x2="23.299cm" svg:y2="21.299cm">
                  <text:p/>
                </draw:line>
                <draw:line draw:style-name="gr1" draw:layer="layout" svg:x1="23.299cm" svg:y1="21.299cm" svg:x2="23.299cm" svg:y2="20.498cm">
                  <text:p/>
                </draw:line>
              </draw:g>
              <draw:g>
                <draw:path draw:style-name="gr233" draw:text-style-name="P1" draw:layer="layout" svg:width="0.726cm" svg:height="0.641cm" svg:x="20.1cm" svg:y="21.699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234" draw:text-style-name="P1" draw:layer="layout" svg:width="0.698cm" svg:height="0.62cm" svg:x="20.972cm" svg:y="21.71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235" draw:text-style-name="P1" draw:layer="layout" svg:width="0.316cm" svg:height="0.157cm" svg:x="21.129cm" svg:y="21.814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236" draw:text-style-name="P1" draw:layer="layout" svg:width="0.591cm" svg:height="0.62cm" svg:x="21.756cm" svg:y="21.71cm" svg:viewBox="0 0 592 621" draw:points="0,621 0,0 576,0 576,105 157,105 157,243 547,243 547,347 157,347 157,516 592,516 592,621">
                  <text:p/>
                </draw:polygon>
                <draw:polygon draw:style-name="gr237" draw:text-style-name="P1" draw:layer="layout" svg:width="0.616cm" svg:height="0.62cm" svg:x="22.483cm" svg:y="21.71cm" svg:viewBox="0 0 617 621" draw:points="0,621 0,0 153,0 471,415 471,0 617,0 617,621 459,621 146,216 146,621">
                  <text:p/>
                </draw:polygon>
                <draw:path draw:style-name="gr238" draw:text-style-name="P1" draw:layer="layout" svg:width="0.753cm" svg:height="0.641cm" svg:x="20.128cm" svg:y="22.667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239" draw:text-style-name="P1" draw:layer="layout" svg:width="0.65cm" svg:height="0.62cm" svg:x="21.005cm" svg:y="22.678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240" draw:text-style-name="P1" draw:layer="layout" svg:width="0.546cm" svg:height="0.615cm" svg:x="21.793cm" svg:y="22.682cm" svg:viewBox="0 0 547 616" draw:points="0,616 0,0 157,0 157,511 547,511 547,616">
                  <text:p/>
                </draw:polygon>
                <draw:polygon draw:style-name="gr241" draw:text-style-name="P1" draw:layer="layout" svg:width="0.591cm" svg:height="0.62cm" svg:x="22.453cm" svg:y="22.678cm" svg:viewBox="0 0 592 621" draw:points="0,621 0,0 576,0 576,105 157,105 157,243 547,243 547,347 157,347 157,516 592,516 592,621">
                  <text:p/>
                </draw:polygon>
                <draw:line draw:style-name="gr11" draw:text-style-name="P2" draw:layer="layout" svg:x1="21.13cm" svg:y1="21.815cm" svg:x2="21.13cm" svg:y2="21.973cm">
                  <text:p/>
                </draw:line>
                <draw:line draw:style-name="gr11" draw:text-style-name="P2" draw:layer="layout" svg:x1="20.972cm" svg:y1="22.331cm" svg:x2="21.129cm" svg:y2="22.331cm">
                  <text:p/>
                </draw:line>
                <draw:line draw:style-name="gr11" draw:text-style-name="P2" draw:layer="layout" svg:x1="20.489cm" svg:y1="22.103cm" svg:x2="20.669cm" svg:y2="22.103cm">
                  <text:p/>
                </draw:line>
                <draw:line draw:style-name="gr11" draw:text-style-name="P2" draw:layer="layout" svg:x1="21.006cm" svg:y1="22.67cm" svg:x2="21.006cm" svg:y2="23.3cm">
                  <text:p/>
                </draw:line>
                <draw:line draw:style-name="gr11" draw:text-style-name="P2" draw:layer="layout" svg:x1="21.162cm" svg:y1="22.78cm" svg:x2="21.252cm" svg:y2="22.78cm">
                  <text:p/>
                </draw:line>
                <draw:line draw:style-name="gr11" draw:text-style-name="P2" draw:layer="layout" svg:x1="21.162cm" svg:y1="22.78cm" svg:x2="21.252cm" svg:y2="22.78cm">
                  <text:p/>
                </draw:line>
                <draw:line draw:style-name="gr11" draw:text-style-name="P2" draw:layer="layout" svg:x1="21.162cm" svg:y1="23.029cm" svg:x2="21.297cm" svg:y2="23.029cm">
                  <text:p/>
                </draw:line>
              </draw:g>
              <draw:g>
                <draw:line draw:style-name="gr1" draw:layer="layout" svg:x1="19.9cm" svg:y1="20.499cm" svg:x2="20.699cm" svg:y2="20.499cm">
                  <text:p/>
                </draw:line>
                <draw:line draw:style-name="gr1" draw:layer="layout" svg:x1="20.699cm" svg:y1="20.198cm" svg:x2="20.699cm" svg:y2="20.499cm">
                  <text:p/>
                </draw:line>
                <draw:line draw:style-name="gr1" draw:layer="layout" svg:x1="20.699cm" svg:y1="20.198cm" svg:x2="21.5cm" svg:y2="20.198cm">
                  <text:p/>
                </draw:line>
                <draw:line draw:style-name="gr1" draw:layer="layout" svg:x1="21.5cm" svg:y1="20.198cm" svg:x2="21.5cm" svg:y2="20.499cm">
                  <text:p/>
                </draw:line>
                <draw:line draw:style-name="gr1" draw:layer="layout" svg:x1="21.5cm" svg:y1="20.499cm" svg:x2="22.299cm" svg:y2="20.499cm">
                  <text:p/>
                </draw:line>
                <draw:line draw:style-name="gr1" draw:layer="layout" svg:x1="22.299cm" svg:y1="20.198cm" svg:x2="22.299cm" svg:y2="20.499cm">
                  <text:p/>
                </draw:line>
                <draw:line draw:style-name="gr1" draw:layer="layout" svg:x1="22.299cm" svg:y1="20.198cm" svg:x2="23.099cm" svg:y2="20.198cm">
                  <text:p/>
                </draw:line>
                <draw:line draw:style-name="gr1" draw:layer="layout" svg:x1="23.099cm" svg:y1="20.198cm" svg:x2="23.099cm" svg:y2="20.499cm">
                  <text:p/>
                </draw:line>
                <draw:line draw:style-name="gr1" draw:layer="layout" svg:x1="23.099cm" svg:y1="20.499cm" svg:x2="23.599cm" svg:y2="20.499cm">
                  <text:p/>
                </draw:line>
                <draw:line draw:style-name="gr1" draw:layer="layout" svg:x1="19.9cm" svg:y1="16.498cm" svg:x2="20.699cm" svg:y2="16.498cm">
                  <text:p/>
                </draw:line>
                <draw:line draw:style-name="gr1" draw:layer="layout" svg:x1="20.699cm" svg:y1="16.498cm" svg:x2="20.699cm" svg:y2="16.799cm">
                  <text:p/>
                </draw:line>
                <draw:line draw:style-name="gr1" draw:layer="layout" svg:x1="20.699cm" svg:y1="16.799cm" svg:x2="21.5cm" svg:y2="16.799cm">
                  <text:p/>
                </draw:line>
                <draw:line draw:style-name="gr1" draw:layer="layout" svg:x1="21.5cm" svg:y1="16.498cm" svg:x2="21.5cm" svg:y2="16.799cm">
                  <text:p/>
                </draw:line>
                <draw:line draw:style-name="gr1" draw:layer="layout" svg:x1="21.5cm" svg:y1="16.498cm" svg:x2="22.299cm" svg:y2="16.498cm">
                  <text:p/>
                </draw:line>
                <draw:line draw:style-name="gr1" draw:layer="layout" svg:x1="22.299cm" svg:y1="16.498cm" svg:x2="22.299cm" svg:y2="16.799cm">
                  <text:p/>
                </draw:line>
                <draw:line draw:style-name="gr1" draw:layer="layout" svg:x1="22.299cm" svg:y1="16.799cm" svg:x2="23.099cm" svg:y2="16.799cm">
                  <text:p/>
                </draw:line>
                <draw:line draw:style-name="gr1" draw:layer="layout" svg:x1="23.099cm" svg:y1="16.498cm" svg:x2="23.099cm" svg:y2="16.799cm">
                  <text:p/>
                </draw:line>
                <draw:line draw:style-name="gr1" draw:layer="layout" svg:x1="23.099cm" svg:y1="16.498cm" svg:x2="23.599cm" svg:y2="16.498cm">
                  <text:p/>
                </draw:line>
                <draw:line draw:style-name="gr1" draw:layer="layout" svg:x1="19.9cm" svg:y1="20.499cm" svg:x2="19.9cm" svg:y2="19.699cm">
                  <text:p/>
                </draw:line>
                <draw:line draw:style-name="gr1" draw:layer="layout" svg:x1="20.199cm" svg:y1="19.699cm" svg:x2="19.9cm" svg:y2="19.699cm">
                  <text:p/>
                </draw:line>
                <draw:line draw:style-name="gr1" draw:layer="layout" svg:x1="20.199cm" svg:y1="19.699cm" svg:x2="20.199cm" svg:y2="18.898cm">
                  <text:p/>
                </draw:line>
                <draw:line draw:style-name="gr1" draw:layer="layout" svg:x1="20.199cm" svg:y1="18.898cm" svg:x2="19.9cm" svg:y2="18.898cm">
                  <text:p/>
                </draw:line>
                <draw:line draw:style-name="gr1" draw:layer="layout" svg:x1="19.9cm" svg:y1="18.898cm" svg:x2="19.9cm" svg:y2="18.099cm">
                  <text:p/>
                </draw:line>
                <draw:line draw:style-name="gr1" draw:layer="layout" svg:x1="20.199cm" svg:y1="18.099cm" svg:x2="19.9cm" svg:y2="18.099cm">
                  <text:p/>
                </draw:line>
                <draw:line draw:style-name="gr1" draw:layer="layout" svg:x1="20.199cm" svg:y1="18.099cm" svg:x2="20.199cm" svg:y2="17.299cm">
                  <text:p/>
                </draw:line>
                <draw:line draw:style-name="gr1" draw:layer="layout" svg:x1="20.199cm" svg:y1="17.299cm" svg:x2="19.9cm" svg:y2="17.299cm">
                  <text:p/>
                </draw:line>
                <draw:line draw:style-name="gr1" draw:layer="layout" svg:x1="19.9cm" svg:y1="17.299cm" svg:x2="19.9cm" svg:y2="16.498cm">
                  <text:p/>
                </draw:line>
                <draw:line draw:style-name="gr1" draw:layer="layout" svg:x1="23.599cm" svg:y1="20.499cm" svg:x2="23.599cm" svg:y2="19.699cm">
                  <text:p/>
                </draw:line>
                <draw:line draw:style-name="gr1" draw:layer="layout" svg:x1="23.9cm" svg:y1="19.699cm" svg:x2="23.599cm" svg:y2="19.699cm">
                  <text:p/>
                </draw:line>
                <draw:line draw:style-name="gr1" draw:layer="layout" svg:x1="23.9cm" svg:y1="19.699cm" svg:x2="23.9cm" svg:y2="18.898cm">
                  <text:p/>
                </draw:line>
                <draw:line draw:style-name="gr1" draw:layer="layout" svg:x1="23.9cm" svg:y1="18.898cm" svg:x2="23.599cm" svg:y2="18.898cm">
                  <text:p/>
                </draw:line>
                <draw:line draw:style-name="gr1" draw:layer="layout" svg:x1="23.599cm" svg:y1="18.898cm" svg:x2="23.599cm" svg:y2="18.099cm">
                  <text:p/>
                </draw:line>
                <draw:line draw:style-name="gr1" draw:layer="layout" svg:x1="23.9cm" svg:y1="18.099cm" svg:x2="23.599cm" svg:y2="18.099cm">
                  <text:p/>
                </draw:line>
                <draw:line draw:style-name="gr1" draw:layer="layout" svg:x1="23.9cm" svg:y1="18.099cm" svg:x2="23.9cm" svg:y2="17.299cm">
                  <text:p/>
                </draw:line>
                <draw:line draw:style-name="gr1" draw:layer="layout" svg:x1="23.9cm" svg:y1="17.299cm" svg:x2="23.599cm" svg:y2="17.299cm">
                  <text:p/>
                </draw:line>
                <draw:line draw:style-name="gr1" draw:layer="layout" svg:x1="23.599cm" svg:y1="17.299cm" svg:x2="23.599cm" svg:y2="16.498cm">
                  <text:p/>
                </draw:line>
              </draw:g>
              <draw:line draw:style-name="gr1" draw:layer="layout" svg:x1="16.502cm" svg:y1="20.199cm" svg:x2="17.001cm" svg:y2="20.199cm">
                <text:p/>
              </draw:line>
              <draw:line draw:style-name="gr1" draw:layer="layout" svg:x1="17.001cm" svg:y1="20.199cm" svg:x2="17.001cm" svg:y2="20.5cm">
                <text:p/>
              </draw:line>
              <draw:line draw:style-name="gr1" draw:layer="layout" svg:x1="17.001cm" svg:y1="20.5cm" svg:x2="17.802cm" svg:y2="20.5cm">
                <text:p/>
              </draw:line>
              <draw:line draw:style-name="gr1" draw:layer="layout" svg:x1="17.802cm" svg:y1="20.199cm" svg:x2="17.802cm" svg:y2="20.5cm">
                <text:p/>
              </draw:line>
              <draw:line draw:style-name="gr1" draw:layer="layout" svg:x1="17.802cm" svg:y1="20.199cm" svg:x2="18.601cm" svg:y2="20.199cm">
                <text:p/>
              </draw:line>
              <draw:line draw:style-name="gr1" draw:layer="layout" svg:x1="18.601cm" svg:y1="20.199cm" svg:x2="18.601cm" svg:y2="20.5cm">
                <text:p/>
              </draw:line>
              <draw:line draw:style-name="gr1" draw:layer="layout" svg:x1="18.601cm" svg:y1="20.5cm" svg:x2="19.401cm" svg:y2="20.5cm">
                <text:p/>
              </draw:line>
              <draw:line draw:style-name="gr1" draw:layer="layout" svg:x1="19.401cm" svg:y1="20.199cm" svg:x2="19.401cm" svg:y2="20.5cm">
                <text:p/>
              </draw:line>
              <draw:line draw:style-name="gr1" draw:layer="layout" svg:x1="19.401cm" svg:y1="20.199cm" svg:x2="19.901cm" svg:y2="20.199cm">
                <text:p/>
              </draw:line>
              <draw:line draw:style-name="gr1" draw:layer="layout" svg:x1="16.502cm" svg:y1="16.8cm" svg:x2="17.001cm" svg:y2="16.8cm">
                <text:p/>
              </draw:line>
              <draw:line draw:style-name="gr1" draw:layer="layout" svg:x1="17.001cm" svg:y1="16.499cm" svg:x2="17.001cm" svg:y2="16.8cm">
                <text:p/>
              </draw:line>
              <draw:line draw:style-name="gr1" draw:layer="layout" svg:x1="17.001cm" svg:y1="16.499cm" svg:x2="17.802cm" svg:y2="16.499cm">
                <text:p/>
              </draw:line>
              <draw:line draw:style-name="gr1" draw:layer="layout" svg:x1="17.802cm" svg:y1="16.499cm" svg:x2="17.802cm" svg:y2="16.8cm">
                <text:p/>
              </draw:line>
              <draw:line draw:style-name="gr1" draw:layer="layout" svg:x1="17.802cm" svg:y1="16.8cm" svg:x2="18.601cm" svg:y2="16.8cm">
                <text:p/>
              </draw:line>
              <draw:line draw:style-name="gr1" draw:layer="layout" svg:x1="18.601cm" svg:y1="16.499cm" svg:x2="18.601cm" svg:y2="16.8cm">
                <text:p/>
              </draw:line>
              <draw:line draw:style-name="gr1" draw:layer="layout" svg:x1="18.601cm" svg:y1="16.499cm" svg:x2="19.401cm" svg:y2="16.499cm">
                <text:p/>
              </draw:line>
              <draw:line draw:style-name="gr1" draw:layer="layout" svg:x1="19.401cm" svg:y1="16.499cm" svg:x2="19.401cm" svg:y2="16.8cm">
                <text:p/>
              </draw:line>
              <draw:line draw:style-name="gr1" draw:layer="layout" svg:x1="19.401cm" svg:y1="16.8cm" svg:x2="19.901cm" svg:y2="16.8cm">
                <text:p/>
              </draw:line>
              <draw:line draw:style-name="gr1" draw:layer="layout" svg:x1="16.502cm" svg:y1="20.199cm" svg:x2="16.502cm" svg:y2="19.7cm">
                <text:p/>
              </draw:line>
              <draw:line draw:style-name="gr1" draw:layer="layout" svg:x1="16.502cm" svg:y1="19.7cm" svg:x2="16.201cm" svg:y2="19.7cm">
                <text:p/>
              </draw:line>
              <draw:line draw:style-name="gr1" draw:layer="layout" svg:x1="16.201cm" svg:y1="19.7cm" svg:x2="16.201cm" svg:y2="18.899cm">
                <text:p/>
              </draw:line>
              <draw:line draw:style-name="gr1" draw:layer="layout" svg:x1="16.502cm" svg:y1="18.899cm" svg:x2="16.201cm" svg:y2="18.899cm">
                <text:p/>
              </draw:line>
              <draw:line draw:style-name="gr1" draw:layer="layout" svg:x1="16.502cm" svg:y1="18.899cm" svg:x2="16.502cm" svg:y2="18.1cm">
                <text:p/>
              </draw:line>
              <draw:line draw:style-name="gr1" draw:layer="layout" svg:x1="16.502cm" svg:y1="18.1cm" svg:x2="16.201cm" svg:y2="18.1cm">
                <text:p/>
              </draw:line>
              <draw:line draw:style-name="gr1" draw:layer="layout" svg:x1="16.201cm" svg:y1="18.1cm" svg:x2="16.201cm" svg:y2="17.3cm">
                <text:p/>
              </draw:line>
              <draw:line draw:style-name="gr1" draw:layer="layout" svg:x1="16.502cm" svg:y1="17.3cm" svg:x2="16.201cm" svg:y2="17.3cm">
                <text:p/>
              </draw:line>
              <draw:line draw:style-name="gr1" draw:layer="layout" svg:x1="16.502cm" svg:y1="17.3cm" svg:x2="16.502cm" svg:y2="16.8cm">
                <text:p/>
              </draw:line>
              <draw:line draw:style-name="gr1" draw:layer="layout" svg:x1="19.901cm" svg:y1="20.199cm" svg:x2="19.901cm" svg:y2="19.7cm">
                <text:p/>
              </draw:line>
              <draw:line draw:style-name="gr1" draw:layer="layout" svg:x1="20.202cm" svg:y1="19.7cm" svg:x2="19.901cm" svg:y2="19.7cm">
                <text:p/>
              </draw:line>
              <draw:line draw:style-name="gr1" draw:layer="layout" svg:x1="20.202cm" svg:y1="19.7cm" svg:x2="20.202cm" svg:y2="18.899cm">
                <text:p/>
              </draw:line>
              <draw:line draw:style-name="gr1" draw:layer="layout" svg:x1="20.202cm" svg:y1="18.899cm" svg:x2="19.901cm" svg:y2="18.899cm">
                <text:p/>
              </draw:line>
              <draw:line draw:style-name="gr1" draw:layer="layout" svg:x1="19.901cm" svg:y1="18.899cm" svg:x2="19.901cm" svg:y2="18.1cm">
                <text:p/>
              </draw:line>
              <draw:line draw:style-name="gr1" draw:layer="layout" svg:x1="20.202cm" svg:y1="18.1cm" svg:x2="19.901cm" svg:y2="18.1cm">
                <text:p/>
              </draw:line>
              <draw:line draw:style-name="gr1" draw:layer="layout" svg:x1="20.202cm" svg:y1="18.1cm" svg:x2="20.202cm" svg:y2="17.3cm">
                <text:p/>
              </draw:line>
              <draw:line draw:style-name="gr1" draw:layer="layout" svg:x1="20.202cm" svg:y1="17.3cm" svg:x2="19.901cm" svg:y2="17.3cm">
                <text:p/>
              </draw:line>
              <draw:line draw:style-name="gr1" draw:layer="layout" svg:x1="19.901cm" svg:y1="17.3cm" svg:x2="19.901cm" svg:y2="16.8cm">
                <text:p/>
              </draw:line>
              <draw:path draw:style-name="gr242" draw:text-style-name="P1" draw:layer="layout" svg:width="2.399cm" svg:height="2.559cm" svg:x="17.001cm" svg:y="17.24cm" svg:viewBox="0 0 2400 2560" svg:d="M1188 0c-587 0-1076 417-1188 970h489c100-286 372-491 692-491 406 0 734 329 734 734s-328 734-734 734c-320 0-593-205-693-492h-42-446c0 0 0 90 0 608s446 497 446 497v-390c205 159 462 254 742 254 669 0 1212-543 1212-1212s-543-1212-1212-1212z">
                <text:p/>
              </draw:path>
            </draw:g>
            <draw:g>
              <draw:g>
                <draw:line draw:style-name="gr1" draw:layer="layout" svg:x1="23.9cm" svg:y1="24.5cm" svg:x2="24.699cm" svg:y2="24.5cm">
                  <text:p/>
                </draw:line>
                <draw:line draw:style-name="gr1" draw:layer="layout" svg:x1="24.699cm" svg:y1="24.199cm" svg:x2="24.699cm" svg:y2="24.5cm">
                  <text:p/>
                </draw:line>
                <draw:line draw:style-name="gr1" draw:layer="layout" svg:x1="24.699cm" svg:y1="24.199cm" svg:x2="25.5cm" svg:y2="24.199cm">
                  <text:p/>
                </draw:line>
                <draw:line draw:style-name="gr1" draw:layer="layout" svg:x1="25.5cm" svg:y1="24.199cm" svg:x2="25.5cm" svg:y2="24.5cm">
                  <text:p/>
                </draw:line>
                <draw:line draw:style-name="gr1" draw:layer="layout" svg:x1="25.5cm" svg:y1="24.5cm" svg:x2="26.299cm" svg:y2="24.5cm">
                  <text:p/>
                </draw:line>
                <draw:line draw:style-name="gr1" draw:layer="layout" svg:x1="26.299cm" svg:y1="24.199cm" svg:x2="26.299cm" svg:y2="24.5cm">
                  <text:p/>
                </draw:line>
                <draw:line draw:style-name="gr1" draw:layer="layout" svg:x1="26.299cm" svg:y1="24.199cm" svg:x2="27.099cm" svg:y2="24.199cm">
                  <text:p/>
                </draw:line>
                <draw:line draw:style-name="gr1" draw:layer="layout" svg:x1="27.099cm" svg:y1="24.199cm" svg:x2="27.099cm" svg:y2="24.5cm">
                  <text:p/>
                </draw:line>
                <draw:line draw:style-name="gr1" draw:layer="layout" svg:x1="27.099cm" svg:y1="24.5cm" svg:x2="27.599cm" svg:y2="24.5cm">
                  <text:p/>
                </draw:line>
                <draw:line draw:style-name="gr1" draw:layer="layout" svg:x1="23.9cm" svg:y1="20.499cm" svg:x2="24.699cm" svg:y2="20.499cm">
                  <text:p/>
                </draw:line>
                <draw:line draw:style-name="gr1" draw:layer="layout" svg:x1="24.699cm" svg:y1="20.499cm" svg:x2="24.699cm" svg:y2="20.8cm">
                  <text:p/>
                </draw:line>
                <draw:line draw:style-name="gr1" draw:layer="layout" svg:x1="24.699cm" svg:y1="20.8cm" svg:x2="25.5cm" svg:y2="20.8cm">
                  <text:p/>
                </draw:line>
                <draw:line draw:style-name="gr1" draw:layer="layout" svg:x1="25.5cm" svg:y1="20.499cm" svg:x2="25.5cm" svg:y2="20.8cm">
                  <text:p/>
                </draw:line>
                <draw:line draw:style-name="gr1" draw:layer="layout" svg:x1="25.5cm" svg:y1="20.499cm" svg:x2="26.299cm" svg:y2="20.499cm">
                  <text:p/>
                </draw:line>
                <draw:line draw:style-name="gr1" draw:layer="layout" svg:x1="26.299cm" svg:y1="20.499cm" svg:x2="26.299cm" svg:y2="20.8cm">
                  <text:p/>
                </draw:line>
                <draw:line draw:style-name="gr1" draw:layer="layout" svg:x1="26.299cm" svg:y1="20.8cm" svg:x2="27.099cm" svg:y2="20.8cm">
                  <text:p/>
                </draw:line>
                <draw:line draw:style-name="gr1" draw:layer="layout" svg:x1="27.099cm" svg:y1="20.499cm" svg:x2="27.099cm" svg:y2="20.8cm">
                  <text:p/>
                </draw:line>
                <draw:line draw:style-name="gr1" draw:layer="layout" svg:x1="27.099cm" svg:y1="20.499cm" svg:x2="27.599cm" svg:y2="20.499cm">
                  <text:p/>
                </draw:line>
                <draw:line draw:style-name="gr1" draw:layer="layout" svg:x1="23.9cm" svg:y1="24.5cm" svg:x2="23.9cm" svg:y2="23.7cm">
                  <text:p/>
                </draw:line>
                <draw:line draw:style-name="gr1" draw:layer="layout" svg:x1="24.199cm" svg:y1="23.7cm" svg:x2="23.9cm" svg:y2="23.7cm">
                  <text:p/>
                </draw:line>
                <draw:line draw:style-name="gr1" draw:layer="layout" svg:x1="24.199cm" svg:y1="23.7cm" svg:x2="24.199cm" svg:y2="22.899cm">
                  <text:p/>
                </draw:line>
                <draw:line draw:style-name="gr1" draw:layer="layout" svg:x1="24.199cm" svg:y1="22.899cm" svg:x2="23.9cm" svg:y2="22.899cm">
                  <text:p/>
                </draw:line>
                <draw:line draw:style-name="gr1" draw:layer="layout" svg:x1="23.9cm" svg:y1="22.899cm" svg:x2="23.9cm" svg:y2="22.1cm">
                  <text:p/>
                </draw:line>
                <draw:line draw:style-name="gr1" draw:layer="layout" svg:x1="24.199cm" svg:y1="22.1cm" svg:x2="23.9cm" svg:y2="22.1cm">
                  <text:p/>
                </draw:line>
                <draw:line draw:style-name="gr1" draw:layer="layout" svg:x1="24.199cm" svg:y1="22.1cm" svg:x2="24.199cm" svg:y2="21.3cm">
                  <text:p/>
                </draw:line>
                <draw:line draw:style-name="gr1" draw:layer="layout" svg:x1="24.199cm" svg:y1="21.3cm" svg:x2="23.9cm" svg:y2="21.3cm">
                  <text:p/>
                </draw:line>
                <draw:line draw:style-name="gr1" draw:layer="layout" svg:x1="23.9cm" svg:y1="21.3cm" svg:x2="23.9cm" svg:y2="20.499cm">
                  <text:p/>
                </draw:line>
                <draw:line draw:style-name="gr1" draw:layer="layout" svg:x1="27.599cm" svg:y1="24.5cm" svg:x2="27.599cm" svg:y2="23.7cm">
                  <text:p/>
                </draw:line>
                <draw:line draw:style-name="gr1" draw:layer="layout" svg:x1="27.9cm" svg:y1="23.7cm" svg:x2="27.599cm" svg:y2="23.7cm">
                  <text:p/>
                </draw:line>
                <draw:line draw:style-name="gr1" draw:layer="layout" svg:x1="27.9cm" svg:y1="23.7cm" svg:x2="27.9cm" svg:y2="22.899cm">
                  <text:p/>
                </draw:line>
                <draw:line draw:style-name="gr1" draw:layer="layout" svg:x1="27.9cm" svg:y1="22.899cm" svg:x2="27.599cm" svg:y2="22.899cm">
                  <text:p/>
                </draw:line>
                <draw:line draw:style-name="gr1" draw:layer="layout" svg:x1="27.599cm" svg:y1="22.899cm" svg:x2="27.599cm" svg:y2="22.1cm">
                  <text:p/>
                </draw:line>
                <draw:line draw:style-name="gr1" draw:layer="layout" svg:x1="27.9cm" svg:y1="22.1cm" svg:x2="27.599cm" svg:y2="22.1cm">
                  <text:p/>
                </draw:line>
                <draw:line draw:style-name="gr1" draw:layer="layout" svg:x1="27.9cm" svg:y1="22.1cm" svg:x2="27.9cm" svg:y2="21.3cm">
                  <text:p/>
                </draw:line>
                <draw:line draw:style-name="gr1" draw:layer="layout" svg:x1="27.9cm" svg:y1="21.3cm" svg:x2="27.599cm" svg:y2="21.3cm">
                  <text:p/>
                </draw:line>
                <draw:line draw:style-name="gr1" draw:layer="layout" svg:x1="27.599cm" svg:y1="21.3cm" svg:x2="27.599cm" svg:y2="20.499cm">
                  <text:p/>
                </draw:line>
              </draw:g>
              <draw:line draw:style-name="gr1" draw:layer="layout" svg:x1="24.201cm" svg:y1="20.198cm" svg:x2="24.7cm" svg:y2="20.198cm">
                <text:p/>
              </draw:line>
              <draw:line draw:style-name="gr1" draw:layer="layout" svg:x1="24.7cm" svg:y1="20.198cm" svg:x2="24.7cm" svg:y2="20.499cm">
                <text:p/>
              </draw:line>
              <draw:line draw:style-name="gr1" draw:layer="layout" svg:x1="24.7cm" svg:y1="20.499cm" svg:x2="25.501cm" svg:y2="20.499cm">
                <text:p/>
              </draw:line>
              <draw:line draw:style-name="gr1" draw:layer="layout" svg:x1="25.501cm" svg:y1="20.198cm" svg:x2="25.501cm" svg:y2="20.499cm">
                <text:p/>
              </draw:line>
              <draw:line draw:style-name="gr1" draw:layer="layout" svg:x1="25.501cm" svg:y1="20.198cm" svg:x2="26.3cm" svg:y2="20.198cm">
                <text:p/>
              </draw:line>
              <draw:line draw:style-name="gr1" draw:layer="layout" svg:x1="26.3cm" svg:y1="20.198cm" svg:x2="26.3cm" svg:y2="20.499cm">
                <text:p/>
              </draw:line>
              <draw:line draw:style-name="gr1" draw:layer="layout" svg:x1="26.3cm" svg:y1="20.499cm" svg:x2="27.1cm" svg:y2="20.499cm">
                <text:p/>
              </draw:line>
              <draw:line draw:style-name="gr1" draw:layer="layout" svg:x1="27.1cm" svg:y1="20.198cm" svg:x2="27.1cm" svg:y2="20.499cm">
                <text:p/>
              </draw:line>
              <draw:line draw:style-name="gr1" draw:layer="layout" svg:x1="27.1cm" svg:y1="20.198cm" svg:x2="27.6cm" svg:y2="20.198cm">
                <text:p/>
              </draw:line>
              <draw:line draw:style-name="gr1" draw:layer="layout" svg:x1="24.201cm" svg:y1="16.799cm" svg:x2="24.7cm" svg:y2="16.799cm">
                <text:p/>
              </draw:line>
              <draw:line draw:style-name="gr1" draw:layer="layout" svg:x1="24.7cm" svg:y1="16.498cm" svg:x2="24.7cm" svg:y2="16.799cm">
                <text:p/>
              </draw:line>
              <draw:line draw:style-name="gr1" draw:layer="layout" svg:x1="24.7cm" svg:y1="16.498cm" svg:x2="25.501cm" svg:y2="16.498cm">
                <text:p/>
              </draw:line>
              <draw:line draw:style-name="gr1" draw:layer="layout" svg:x1="25.501cm" svg:y1="16.498cm" svg:x2="25.501cm" svg:y2="16.799cm">
                <text:p/>
              </draw:line>
              <draw:line draw:style-name="gr1" draw:layer="layout" svg:x1="25.501cm" svg:y1="16.799cm" svg:x2="26.3cm" svg:y2="16.799cm">
                <text:p/>
              </draw:line>
              <draw:line draw:style-name="gr1" draw:layer="layout" svg:x1="26.3cm" svg:y1="16.498cm" svg:x2="26.3cm" svg:y2="16.799cm">
                <text:p/>
              </draw:line>
              <draw:line draw:style-name="gr1" draw:layer="layout" svg:x1="26.3cm" svg:y1="16.498cm" svg:x2="27.1cm" svg:y2="16.498cm">
                <text:p/>
              </draw:line>
              <draw:line draw:style-name="gr1" draw:layer="layout" svg:x1="27.1cm" svg:y1="16.498cm" svg:x2="27.1cm" svg:y2="16.799cm">
                <text:p/>
              </draw:line>
              <draw:line draw:style-name="gr1" draw:layer="layout" svg:x1="27.1cm" svg:y1="16.799cm" svg:x2="27.6cm" svg:y2="16.799cm">
                <text:p/>
              </draw:line>
              <draw:line draw:style-name="gr1" draw:layer="layout" svg:x1="24.201cm" svg:y1="20.198cm" svg:x2="24.201cm" svg:y2="19.699cm">
                <text:p/>
              </draw:line>
              <draw:line draw:style-name="gr1" draw:layer="layout" svg:x1="24.201cm" svg:y1="19.699cm" svg:x2="23.9cm" svg:y2="19.699cm">
                <text:p/>
              </draw:line>
              <draw:line draw:style-name="gr1" draw:layer="layout" svg:x1="23.9cm" svg:y1="19.699cm" svg:x2="23.9cm" svg:y2="18.898cm">
                <text:p/>
              </draw:line>
              <draw:line draw:style-name="gr1" draw:layer="layout" svg:x1="24.201cm" svg:y1="18.898cm" svg:x2="23.9cm" svg:y2="18.898cm">
                <text:p/>
              </draw:line>
              <draw:line draw:style-name="gr1" draw:layer="layout" svg:x1="24.201cm" svg:y1="18.898cm" svg:x2="24.201cm" svg:y2="18.099cm">
                <text:p/>
              </draw:line>
              <draw:line draw:style-name="gr1" draw:layer="layout" svg:x1="24.201cm" svg:y1="18.099cm" svg:x2="23.9cm" svg:y2="18.099cm">
                <text:p/>
              </draw:line>
              <draw:line draw:style-name="gr1" draw:layer="layout" svg:x1="23.9cm" svg:y1="18.099cm" svg:x2="23.9cm" svg:y2="17.299cm">
                <text:p/>
              </draw:line>
              <draw:line draw:style-name="gr1" draw:layer="layout" svg:x1="24.201cm" svg:y1="17.299cm" svg:x2="23.9cm" svg:y2="17.299cm">
                <text:p/>
              </draw:line>
              <draw:line draw:style-name="gr1" draw:layer="layout" svg:x1="24.201cm" svg:y1="17.299cm" svg:x2="24.201cm" svg:y2="16.799cm">
                <text:p/>
              </draw:line>
              <draw:line draw:style-name="gr1" draw:layer="layout" svg:x1="27.6cm" svg:y1="20.198cm" svg:x2="27.6cm" svg:y2="19.699cm">
                <text:p/>
              </draw:line>
              <draw:line draw:style-name="gr1" draw:layer="layout" svg:x1="27.901cm" svg:y1="19.699cm" svg:x2="27.6cm" svg:y2="19.699cm">
                <text:p/>
              </draw:line>
              <draw:line draw:style-name="gr1" draw:layer="layout" svg:x1="27.901cm" svg:y1="19.699cm" svg:x2="27.901cm" svg:y2="18.898cm">
                <text:p/>
              </draw:line>
              <draw:line draw:style-name="gr1" draw:layer="layout" svg:x1="27.901cm" svg:y1="18.898cm" svg:x2="27.6cm" svg:y2="18.898cm">
                <text:p/>
              </draw:line>
              <draw:line draw:style-name="gr1" draw:layer="layout" svg:x1="27.6cm" svg:y1="18.898cm" svg:x2="27.6cm" svg:y2="18.099cm">
                <text:p/>
              </draw:line>
              <draw:line draw:style-name="gr1" draw:layer="layout" svg:x1="27.901cm" svg:y1="18.099cm" svg:x2="27.6cm" svg:y2="18.099cm">
                <text:p/>
              </draw:line>
              <draw:line draw:style-name="gr1" draw:layer="layout" svg:x1="27.901cm" svg:y1="18.099cm" svg:x2="27.901cm" svg:y2="17.299cm">
                <text:p/>
              </draw:line>
              <draw:line draw:style-name="gr1" draw:layer="layout" svg:x1="27.901cm" svg:y1="17.299cm" svg:x2="27.6cm" svg:y2="17.299cm">
                <text:p/>
              </draw:line>
              <draw:line draw:style-name="gr1" draw:layer="layout" svg:x1="27.6cm" svg:y1="17.299cm" svg:x2="27.6cm" svg:y2="16.799cm">
                <text:p/>
              </draw:line>
              <draw:g>
                <draw:path draw:style-name="gr243" draw:text-style-name="P1" draw:layer="layout" svg:width="0.726cm" svg:height="0.641cm" svg:x="24.4cm" svg:y="21.689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244" draw:text-style-name="P1" draw:layer="layout" svg:width="0.698cm" svg:height="0.62cm" svg:x="25.272cm" svg:y="21.7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245" draw:text-style-name="P1" draw:layer="layout" svg:width="0.316cm" svg:height="0.157cm" svg:x="25.429cm" svg:y="21.804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246" draw:text-style-name="P1" draw:layer="layout" svg:width="0.591cm" svg:height="0.62cm" svg:x="26.056cm" svg:y="21.7cm" svg:viewBox="0 0 592 621" draw:points="0,621 0,0 576,0 576,105 157,105 157,243 547,243 547,347 157,347 157,516 592,516 592,621">
                  <text:p/>
                </draw:polygon>
                <draw:polygon draw:style-name="gr247" draw:text-style-name="P1" draw:layer="layout" svg:width="0.616cm" svg:height="0.62cm" svg:x="26.783cm" svg:y="21.7cm" svg:viewBox="0 0 617 621" draw:points="0,621 0,0 153,0 471,415 471,0 617,0 617,621 459,621 146,216 146,621">
                  <text:p/>
                </draw:polygon>
                <draw:path draw:style-name="gr248" draw:text-style-name="P1" draw:layer="layout" svg:width="0.753cm" svg:height="0.641cm" svg:x="24.428cm" svg:y="22.657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249" draw:text-style-name="P1" draw:layer="layout" svg:width="0.65cm" svg:height="0.62cm" svg:x="25.305cm" svg:y="22.668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250" draw:text-style-name="P1" draw:layer="layout" svg:width="0.546cm" svg:height="0.615cm" svg:x="26.093cm" svg:y="22.672cm" svg:viewBox="0 0 547 616" draw:points="0,616 0,0 157,0 157,511 547,511 547,616">
                  <text:p/>
                </draw:polygon>
                <draw:polygon draw:style-name="gr251" draw:text-style-name="P1" draw:layer="layout" svg:width="0.591cm" svg:height="0.62cm" svg:x="26.753cm" svg:y="22.668cm" svg:viewBox="0 0 592 621" draw:points="0,621 0,0 576,0 576,105 157,105 157,243 547,243 547,347 157,347 157,516 592,516 592,621">
                  <text:p/>
                </draw:polygon>
                <draw:line draw:style-name="gr11" draw:text-style-name="P2" draw:layer="layout" svg:x1="25.43cm" svg:y1="21.805cm" svg:x2="25.43cm" svg:y2="21.963cm">
                  <text:p/>
                </draw:line>
                <draw:line draw:style-name="gr11" draw:text-style-name="P2" draw:layer="layout" svg:x1="25.272cm" svg:y1="22.321cm" svg:x2="25.429cm" svg:y2="22.321cm">
                  <text:p/>
                </draw:line>
                <draw:line draw:style-name="gr11" draw:text-style-name="P2" draw:layer="layout" svg:x1="24.789cm" svg:y1="22.093cm" svg:x2="24.969cm" svg:y2="22.093cm">
                  <text:p/>
                </draw:line>
                <draw:line draw:style-name="gr11" draw:text-style-name="P2" draw:layer="layout" svg:x1="25.306cm" svg:y1="22.66cm" svg:x2="25.306cm" svg:y2="23.29cm">
                  <text:p/>
                </draw:line>
                <draw:line draw:style-name="gr11" draw:text-style-name="P2" draw:layer="layout" svg:x1="25.462cm" svg:y1="22.77cm" svg:x2="25.552cm" svg:y2="22.77cm">
                  <text:p/>
                </draw:line>
                <draw:line draw:style-name="gr11" draw:text-style-name="P2" draw:layer="layout" svg:x1="25.462cm" svg:y1="22.77cm" svg:x2="25.552cm" svg:y2="22.77cm">
                  <text:p/>
                </draw:line>
                <draw:line draw:style-name="gr11" draw:text-style-name="P2" draw:layer="layout" svg:x1="25.462cm" svg:y1="23.019cm" svg:x2="25.597cm" svg:y2="23.019cm">
                  <text:p/>
                </draw:line>
              </draw:g>
              <draw:path draw:style-name="gr252" draw:text-style-name="P1" draw:layer="layout" svg:width="2.399cm" svg:height="2.559cm" svg:x="24.7cm" svg:y="17.239cm" svg:viewBox="0 0 2400 2560" svg:d="M1188 0c-587 0-1076 417-1188 970h489c100-286 372-491 692-491 406 0 734 329 734 734s-328 734-734 734c-320 0-593-205-693-492h-42-446c0 0 0 90 0 608s446 497 446 497v-390c205 159 462 254 742 254 669 0 1212-543 1212-1212s-543-1212-1212-1212z">
                <text:p/>
              </draw:path>
              <draw:g>
                <draw:line draw:style-name="gr1" draw:layer="layout" svg:x1="27.6cm" svg:y1="24.5cm" svg:x2="28.399cm" svg:y2="24.5cm">
                  <text:p/>
                </draw:line>
                <draw:line draw:style-name="gr1" draw:layer="layout" svg:x1="28.399cm" svg:y1="24.199cm" svg:x2="28.399cm" svg:y2="24.5cm">
                  <text:p/>
                </draw:line>
                <draw:line draw:style-name="gr1" draw:layer="layout" svg:x1="28.399cm" svg:y1="24.199cm" svg:x2="29.2cm" svg:y2="24.199cm">
                  <text:p/>
                </draw:line>
                <draw:line draw:style-name="gr1" draw:layer="layout" svg:x1="29.2cm" svg:y1="24.199cm" svg:x2="29.2cm" svg:y2="24.5cm">
                  <text:p/>
                </draw:line>
                <draw:line draw:style-name="gr1" draw:layer="layout" svg:x1="29.2cm" svg:y1="24.5cm" svg:x2="29.999cm" svg:y2="24.5cm">
                  <text:p/>
                </draw:line>
                <draw:line draw:style-name="gr1" draw:layer="layout" svg:x1="29.999cm" svg:y1="24.199cm" svg:x2="29.999cm" svg:y2="24.5cm">
                  <text:p/>
                </draw:line>
                <draw:line draw:style-name="gr1" draw:layer="layout" svg:x1="29.999cm" svg:y1="24.199cm" svg:x2="30.799cm" svg:y2="24.199cm">
                  <text:p/>
                </draw:line>
                <draw:line draw:style-name="gr1" draw:layer="layout" svg:x1="30.799cm" svg:y1="24.199cm" svg:x2="30.799cm" svg:y2="24.5cm">
                  <text:p/>
                </draw:line>
                <draw:line draw:style-name="gr1" draw:layer="layout" svg:x1="30.799cm" svg:y1="24.5cm" svg:x2="31.299cm" svg:y2="24.5cm">
                  <text:p/>
                </draw:line>
                <draw:line draw:style-name="gr1" draw:layer="layout" svg:x1="27.6cm" svg:y1="20.499cm" svg:x2="28.399cm" svg:y2="20.499cm">
                  <text:p/>
                </draw:line>
                <draw:line draw:style-name="gr1" draw:layer="layout" svg:x1="28.399cm" svg:y1="20.499cm" svg:x2="28.399cm" svg:y2="20.8cm">
                  <text:p/>
                </draw:line>
                <draw:line draw:style-name="gr1" draw:layer="layout" svg:x1="28.399cm" svg:y1="20.8cm" svg:x2="29.2cm" svg:y2="20.8cm">
                  <text:p/>
                </draw:line>
                <draw:line draw:style-name="gr1" draw:layer="layout" svg:x1="29.2cm" svg:y1="20.499cm" svg:x2="29.2cm" svg:y2="20.8cm">
                  <text:p/>
                </draw:line>
                <draw:line draw:style-name="gr1" draw:layer="layout" svg:x1="29.2cm" svg:y1="20.499cm" svg:x2="29.999cm" svg:y2="20.499cm">
                  <text:p/>
                </draw:line>
                <draw:line draw:style-name="gr1" draw:layer="layout" svg:x1="29.999cm" svg:y1="20.499cm" svg:x2="29.999cm" svg:y2="20.8cm">
                  <text:p/>
                </draw:line>
                <draw:line draw:style-name="gr1" draw:layer="layout" svg:x1="29.999cm" svg:y1="20.8cm" svg:x2="30.799cm" svg:y2="20.8cm">
                  <text:p/>
                </draw:line>
                <draw:line draw:style-name="gr1" draw:layer="layout" svg:x1="30.799cm" svg:y1="20.499cm" svg:x2="30.799cm" svg:y2="20.8cm">
                  <text:p/>
                </draw:line>
                <draw:line draw:style-name="gr1" draw:layer="layout" svg:x1="30.799cm" svg:y1="20.499cm" svg:x2="31.299cm" svg:y2="20.499cm">
                  <text:p/>
                </draw:line>
                <draw:line draw:style-name="gr1" draw:layer="layout" svg:x1="31.299cm" svg:y1="24.5cm" svg:x2="31.299cm" svg:y2="23.7cm">
                  <text:p/>
                </draw:line>
                <draw:line draw:style-name="gr1" draw:layer="layout" svg:x1="31.6cm" svg:y1="23.7cm" svg:x2="31.299cm" svg:y2="23.7cm">
                  <text:p/>
                </draw:line>
                <draw:line draw:style-name="gr1" draw:layer="layout" svg:x1="31.6cm" svg:y1="23.7cm" svg:x2="31.6cm" svg:y2="22.899cm">
                  <text:p/>
                </draw:line>
                <draw:line draw:style-name="gr1" draw:layer="layout" svg:x1="31.6cm" svg:y1="22.899cm" svg:x2="31.299cm" svg:y2="22.899cm">
                  <text:p/>
                </draw:line>
                <draw:line draw:style-name="gr1" draw:layer="layout" svg:x1="31.299cm" svg:y1="22.899cm" svg:x2="31.299cm" svg:y2="22.1cm">
                  <text:p/>
                </draw:line>
                <draw:line draw:style-name="gr1" draw:layer="layout" svg:x1="31.6cm" svg:y1="22.1cm" svg:x2="31.299cm" svg:y2="22.1cm">
                  <text:p/>
                </draw:line>
                <draw:line draw:style-name="gr1" draw:layer="layout" svg:x1="31.6cm" svg:y1="22.1cm" svg:x2="31.6cm" svg:y2="21.3cm">
                  <text:p/>
                </draw:line>
                <draw:line draw:style-name="gr1" draw:layer="layout" svg:x1="31.6cm" svg:y1="21.3cm" svg:x2="31.299cm" svg:y2="21.3cm">
                  <text:p/>
                </draw:line>
                <draw:line draw:style-name="gr1" draw:layer="layout" svg:x1="31.299cm" svg:y1="21.3cm" svg:x2="31.299cm" svg:y2="20.499cm">
                  <text:p/>
                </draw:line>
              </draw:g>
              <draw:g>
                <draw:line draw:style-name="gr1" draw:layer="layout" svg:x1="31.3cm" svg:y1="24.499cm" svg:x2="32.099cm" svg:y2="24.499cm">
                  <text:p/>
                </draw:line>
                <draw:line draw:style-name="gr1" draw:layer="layout" svg:x1="32.099cm" svg:y1="24.198cm" svg:x2="32.099cm" svg:y2="24.499cm">
                  <text:p/>
                </draw:line>
                <draw:line draw:style-name="gr1" draw:layer="layout" svg:x1="32.099cm" svg:y1="24.198cm" svg:x2="32.9cm" svg:y2="24.198cm">
                  <text:p/>
                </draw:line>
                <draw:line draw:style-name="gr1" draw:layer="layout" svg:x1="32.9cm" svg:y1="24.198cm" svg:x2="32.9cm" svg:y2="24.499cm">
                  <text:p/>
                </draw:line>
                <draw:line draw:style-name="gr1" draw:layer="layout" svg:x1="32.9cm" svg:y1="24.499cm" svg:x2="33.699cm" svg:y2="24.499cm">
                  <text:p/>
                </draw:line>
                <draw:line draw:style-name="gr1" draw:layer="layout" svg:x1="33.699cm" svg:y1="24.198cm" svg:x2="33.699cm" svg:y2="24.499cm">
                  <text:p/>
                </draw:line>
                <draw:line draw:style-name="gr1" draw:layer="layout" svg:x1="33.699cm" svg:y1="24.198cm" svg:x2="34.499cm" svg:y2="24.198cm">
                  <text:p/>
                </draw:line>
                <draw:line draw:style-name="gr1" draw:layer="layout" svg:x1="34.499cm" svg:y1="24.198cm" svg:x2="34.499cm" svg:y2="24.499cm">
                  <text:p/>
                </draw:line>
                <draw:line draw:style-name="gr1" draw:layer="layout" svg:x1="34.499cm" svg:y1="24.499cm" svg:x2="34.999cm" svg:y2="24.499cm">
                  <text:p/>
                </draw:line>
                <draw:line draw:style-name="gr1" draw:layer="layout" svg:x1="31.3cm" svg:y1="20.498cm" svg:x2="32.099cm" svg:y2="20.498cm">
                  <text:p/>
                </draw:line>
                <draw:line draw:style-name="gr1" draw:layer="layout" svg:x1="32.099cm" svg:y1="20.498cm" svg:x2="32.099cm" svg:y2="20.799cm">
                  <text:p/>
                </draw:line>
                <draw:line draw:style-name="gr1" draw:layer="layout" svg:x1="32.099cm" svg:y1="20.799cm" svg:x2="32.9cm" svg:y2="20.799cm">
                  <text:p/>
                </draw:line>
                <draw:line draw:style-name="gr1" draw:layer="layout" svg:x1="32.9cm" svg:y1="20.498cm" svg:x2="32.9cm" svg:y2="20.799cm">
                  <text:p/>
                </draw:line>
                <draw:line draw:style-name="gr1" draw:layer="layout" svg:x1="32.9cm" svg:y1="20.498cm" svg:x2="33.699cm" svg:y2="20.498cm">
                  <text:p/>
                </draw:line>
                <draw:line draw:style-name="gr1" draw:layer="layout" svg:x1="33.699cm" svg:y1="20.498cm" svg:x2="33.699cm" svg:y2="20.799cm">
                  <text:p/>
                </draw:line>
                <draw:line draw:style-name="gr1" draw:layer="layout" svg:x1="33.699cm" svg:y1="20.799cm" svg:x2="34.499cm" svg:y2="20.799cm">
                  <text:p/>
                </draw:line>
                <draw:line draw:style-name="gr1" draw:layer="layout" svg:x1="34.499cm" svg:y1="20.498cm" svg:x2="34.499cm" svg:y2="20.799cm">
                  <text:p/>
                </draw:line>
                <draw:line draw:style-name="gr1" draw:layer="layout" svg:x1="34.499cm" svg:y1="20.498cm" svg:x2="34.999cm" svg:y2="20.498cm">
                  <text:p/>
                </draw:line>
                <draw:line draw:style-name="gr1" draw:layer="layout" svg:x1="34.999cm" svg:y1="24.499cm" svg:x2="34.999cm" svg:y2="23.699cm">
                  <text:p/>
                </draw:line>
                <draw:line draw:style-name="gr1" draw:layer="layout" svg:x1="35.3cm" svg:y1="23.699cm" svg:x2="34.999cm" svg:y2="23.699cm">
                  <text:p/>
                </draw:line>
                <draw:line draw:style-name="gr1" draw:layer="layout" svg:x1="35.3cm" svg:y1="23.699cm" svg:x2="35.3cm" svg:y2="22.898cm">
                  <text:p/>
                </draw:line>
                <draw:line draw:style-name="gr1" draw:layer="layout" svg:x1="35.3cm" svg:y1="22.898cm" svg:x2="34.999cm" svg:y2="22.898cm">
                  <text:p/>
                </draw:line>
                <draw:line draw:style-name="gr1" draw:layer="layout" svg:x1="34.999cm" svg:y1="22.898cm" svg:x2="34.999cm" svg:y2="22.099cm">
                  <text:p/>
                </draw:line>
                <draw:line draw:style-name="gr1" draw:layer="layout" svg:x1="35.3cm" svg:y1="22.099cm" svg:x2="34.999cm" svg:y2="22.099cm">
                  <text:p/>
                </draw:line>
                <draw:line draw:style-name="gr1" draw:layer="layout" svg:x1="35.3cm" svg:y1="22.099cm" svg:x2="35.3cm" svg:y2="21.299cm">
                  <text:p/>
                </draw:line>
                <draw:line draw:style-name="gr1" draw:layer="layout" svg:x1="35.3cm" svg:y1="21.299cm" svg:x2="34.999cm" svg:y2="21.299cm">
                  <text:p/>
                </draw:line>
                <draw:line draw:style-name="gr1" draw:layer="layout" svg:x1="34.999cm" svg:y1="21.299cm" svg:x2="34.999cm" svg:y2="20.498cm">
                  <text:p/>
                </draw:line>
              </draw:g>
              <draw:g>
                <draw:path draw:style-name="gr253" draw:text-style-name="P1" draw:layer="layout" svg:width="0.726cm" svg:height="0.641cm" svg:x="31.8cm" svg:y="21.699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254" draw:text-style-name="P1" draw:layer="layout" svg:width="0.698cm" svg:height="0.62cm" svg:x="32.672cm" svg:y="21.71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255" draw:text-style-name="P1" draw:layer="layout" svg:width="0.316cm" svg:height="0.157cm" svg:x="32.829cm" svg:y="21.814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256" draw:text-style-name="P1" draw:layer="layout" svg:width="0.591cm" svg:height="0.62cm" svg:x="33.456cm" svg:y="21.71cm" svg:viewBox="0 0 592 621" draw:points="0,621 0,0 576,0 576,105 157,105 157,243 547,243 547,347 157,347 157,516 592,516 592,621">
                  <text:p/>
                </draw:polygon>
                <draw:polygon draw:style-name="gr257" draw:text-style-name="P1" draw:layer="layout" svg:width="0.616cm" svg:height="0.62cm" svg:x="34.183cm" svg:y="21.71cm" svg:viewBox="0 0 617 621" draw:points="0,621 0,0 153,0 471,415 471,0 617,0 617,621 459,621 146,216 146,621">
                  <text:p/>
                </draw:polygon>
                <draw:path draw:style-name="gr258" draw:text-style-name="P1" draw:layer="layout" svg:width="0.753cm" svg:height="0.641cm" svg:x="31.828cm" svg:y="22.667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259" draw:text-style-name="P1" draw:layer="layout" svg:width="0.65cm" svg:height="0.62cm" svg:x="32.705cm" svg:y="22.678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260" draw:text-style-name="P1" draw:layer="layout" svg:width="0.546cm" svg:height="0.615cm" svg:x="33.493cm" svg:y="22.682cm" svg:viewBox="0 0 547 616" draw:points="0,616 0,0 157,0 157,511 547,511 547,616">
                  <text:p/>
                </draw:polygon>
                <draw:polygon draw:style-name="gr261" draw:text-style-name="P1" draw:layer="layout" svg:width="0.591cm" svg:height="0.62cm" svg:x="34.153cm" svg:y="22.678cm" svg:viewBox="0 0 592 621" draw:points="0,621 0,0 576,0 576,105 157,105 157,243 547,243 547,347 157,347 157,516 592,516 592,621">
                  <text:p/>
                </draw:polygon>
                <draw:line draw:style-name="gr11" draw:text-style-name="P2" draw:layer="layout" svg:x1="32.83cm" svg:y1="21.815cm" svg:x2="32.83cm" svg:y2="21.973cm">
                  <text:p/>
                </draw:line>
                <draw:line draw:style-name="gr11" draw:text-style-name="P2" draw:layer="layout" svg:x1="32.672cm" svg:y1="22.331cm" svg:x2="32.829cm" svg:y2="22.331cm">
                  <text:p/>
                </draw:line>
                <draw:line draw:style-name="gr11" draw:text-style-name="P2" draw:layer="layout" svg:x1="32.189cm" svg:y1="22.103cm" svg:x2="32.369cm" svg:y2="22.103cm">
                  <text:p/>
                </draw:line>
                <draw:line draw:style-name="gr11" draw:text-style-name="P2" draw:layer="layout" svg:x1="32.706cm" svg:y1="22.67cm" svg:x2="32.706cm" svg:y2="23.3cm">
                  <text:p/>
                </draw:line>
                <draw:line draw:style-name="gr11" draw:text-style-name="P2" draw:layer="layout" svg:x1="32.862cm" svg:y1="22.78cm" svg:x2="32.952cm" svg:y2="22.78cm">
                  <text:p/>
                </draw:line>
                <draw:line draw:style-name="gr11" draw:text-style-name="P2" draw:layer="layout" svg:x1="32.862cm" svg:y1="22.78cm" svg:x2="32.952cm" svg:y2="22.78cm">
                  <text:p/>
                </draw:line>
                <draw:line draw:style-name="gr11" draw:text-style-name="P2" draw:layer="layout" svg:x1="32.862cm" svg:y1="23.029cm" svg:x2="32.997cm" svg:y2="23.029cm">
                  <text:p/>
                </draw:line>
              </draw:g>
              <draw:g>
                <draw:line draw:style-name="gr1" draw:layer="layout" svg:x1="31.6cm" svg:y1="20.499cm" svg:x2="32.399cm" svg:y2="20.499cm">
                  <text:p/>
                </draw:line>
                <draw:line draw:style-name="gr1" draw:layer="layout" svg:x1="32.399cm" svg:y1="20.198cm" svg:x2="32.399cm" svg:y2="20.499cm">
                  <text:p/>
                </draw:line>
                <draw:line draw:style-name="gr1" draw:layer="layout" svg:x1="32.399cm" svg:y1="20.198cm" svg:x2="33.2cm" svg:y2="20.198cm">
                  <text:p/>
                </draw:line>
                <draw:line draw:style-name="gr1" draw:layer="layout" svg:x1="33.2cm" svg:y1="20.198cm" svg:x2="33.2cm" svg:y2="20.499cm">
                  <text:p/>
                </draw:line>
                <draw:line draw:style-name="gr1" draw:layer="layout" svg:x1="33.2cm" svg:y1="20.499cm" svg:x2="33.999cm" svg:y2="20.499cm">
                  <text:p/>
                </draw:line>
                <draw:line draw:style-name="gr1" draw:layer="layout" svg:x1="33.999cm" svg:y1="20.198cm" svg:x2="33.999cm" svg:y2="20.499cm">
                  <text:p/>
                </draw:line>
                <draw:line draw:style-name="gr1" draw:layer="layout" svg:x1="33.999cm" svg:y1="20.198cm" svg:x2="34.799cm" svg:y2="20.198cm">
                  <text:p/>
                </draw:line>
                <draw:line draw:style-name="gr1" draw:layer="layout" svg:x1="34.799cm" svg:y1="20.198cm" svg:x2="34.799cm" svg:y2="20.499cm">
                  <text:p/>
                </draw:line>
                <draw:line draw:style-name="gr1" draw:layer="layout" svg:x1="34.799cm" svg:y1="20.499cm" svg:x2="35.299cm" svg:y2="20.499cm">
                  <text:p/>
                </draw:line>
                <draw:line draw:style-name="gr1" draw:layer="layout" svg:x1="31.6cm" svg:y1="16.498cm" svg:x2="32.399cm" svg:y2="16.498cm">
                  <text:p/>
                </draw:line>
                <draw:line draw:style-name="gr1" draw:layer="layout" svg:x1="32.399cm" svg:y1="16.498cm" svg:x2="32.399cm" svg:y2="16.799cm">
                  <text:p/>
                </draw:line>
                <draw:line draw:style-name="gr1" draw:layer="layout" svg:x1="32.399cm" svg:y1="16.799cm" svg:x2="33.2cm" svg:y2="16.799cm">
                  <text:p/>
                </draw:line>
                <draw:line draw:style-name="gr1" draw:layer="layout" svg:x1="33.2cm" svg:y1="16.498cm" svg:x2="33.2cm" svg:y2="16.799cm">
                  <text:p/>
                </draw:line>
                <draw:line draw:style-name="gr1" draw:layer="layout" svg:x1="33.2cm" svg:y1="16.498cm" svg:x2="33.999cm" svg:y2="16.498cm">
                  <text:p/>
                </draw:line>
                <draw:line draw:style-name="gr1" draw:layer="layout" svg:x1="33.999cm" svg:y1="16.498cm" svg:x2="33.999cm" svg:y2="16.799cm">
                  <text:p/>
                </draw:line>
                <draw:line draw:style-name="gr1" draw:layer="layout" svg:x1="33.999cm" svg:y1="16.799cm" svg:x2="34.799cm" svg:y2="16.799cm">
                  <text:p/>
                </draw:line>
                <draw:line draw:style-name="gr1" draw:layer="layout" svg:x1="34.799cm" svg:y1="16.498cm" svg:x2="34.799cm" svg:y2="16.799cm">
                  <text:p/>
                </draw:line>
                <draw:line draw:style-name="gr1" draw:layer="layout" svg:x1="34.799cm" svg:y1="16.498cm" svg:x2="35.299cm" svg:y2="16.498cm">
                  <text:p/>
                </draw:line>
                <draw:line draw:style-name="gr1" draw:layer="layout" svg:x1="31.6cm" svg:y1="20.499cm" svg:x2="31.6cm" svg:y2="19.699cm">
                  <text:p/>
                </draw:line>
                <draw:line draw:style-name="gr1" draw:layer="layout" svg:x1="31.899cm" svg:y1="19.699cm" svg:x2="31.6cm" svg:y2="19.699cm">
                  <text:p/>
                </draw:line>
                <draw:line draw:style-name="gr1" draw:layer="layout" svg:x1="31.899cm" svg:y1="19.699cm" svg:x2="31.899cm" svg:y2="18.898cm">
                  <text:p/>
                </draw:line>
                <draw:line draw:style-name="gr1" draw:layer="layout" svg:x1="31.899cm" svg:y1="18.898cm" svg:x2="31.6cm" svg:y2="18.898cm">
                  <text:p/>
                </draw:line>
                <draw:line draw:style-name="gr1" draw:layer="layout" svg:x1="31.6cm" svg:y1="18.898cm" svg:x2="31.6cm" svg:y2="18.099cm">
                  <text:p/>
                </draw:line>
                <draw:line draw:style-name="gr1" draw:layer="layout" svg:x1="31.899cm" svg:y1="18.099cm" svg:x2="31.6cm" svg:y2="18.099cm">
                  <text:p/>
                </draw:line>
                <draw:line draw:style-name="gr1" draw:layer="layout" svg:x1="31.899cm" svg:y1="18.099cm" svg:x2="31.899cm" svg:y2="17.299cm">
                  <text:p/>
                </draw:line>
                <draw:line draw:style-name="gr1" draw:layer="layout" svg:x1="31.899cm" svg:y1="17.299cm" svg:x2="31.6cm" svg:y2="17.299cm">
                  <text:p/>
                </draw:line>
                <draw:line draw:style-name="gr1" draw:layer="layout" svg:x1="31.6cm" svg:y1="17.299cm" svg:x2="31.6cm" svg:y2="16.498cm">
                  <text:p/>
                </draw:line>
                <draw:line draw:style-name="gr1" draw:layer="layout" svg:x1="35.299cm" svg:y1="20.499cm" svg:x2="35.299cm" svg:y2="19.699cm">
                  <text:p/>
                </draw:line>
                <draw:line draw:style-name="gr1" draw:layer="layout" svg:x1="35.6cm" svg:y1="19.699cm" svg:x2="35.299cm" svg:y2="19.699cm">
                  <text:p/>
                </draw:line>
                <draw:line draw:style-name="gr1" draw:layer="layout" svg:x1="35.6cm" svg:y1="19.699cm" svg:x2="35.6cm" svg:y2="18.898cm">
                  <text:p/>
                </draw:line>
                <draw:line draw:style-name="gr1" draw:layer="layout" svg:x1="35.6cm" svg:y1="18.898cm" svg:x2="35.299cm" svg:y2="18.898cm">
                  <text:p/>
                </draw:line>
                <draw:line draw:style-name="gr1" draw:layer="layout" svg:x1="35.299cm" svg:y1="18.898cm" svg:x2="35.299cm" svg:y2="18.099cm">
                  <text:p/>
                </draw:line>
                <draw:line draw:style-name="gr1" draw:layer="layout" svg:x1="35.6cm" svg:y1="18.099cm" svg:x2="35.299cm" svg:y2="18.099cm">
                  <text:p/>
                </draw:line>
                <draw:line draw:style-name="gr1" draw:layer="layout" svg:x1="35.6cm" svg:y1="18.099cm" svg:x2="35.6cm" svg:y2="17.299cm">
                  <text:p/>
                </draw:line>
                <draw:line draw:style-name="gr1" draw:layer="layout" svg:x1="35.6cm" svg:y1="17.299cm" svg:x2="35.299cm" svg:y2="17.299cm">
                  <text:p/>
                </draw:line>
                <draw:line draw:style-name="gr1" draw:layer="layout" svg:x1="35.299cm" svg:y1="17.299cm" svg:x2="35.299cm" svg:y2="16.498cm">
                  <text:p/>
                </draw:line>
              </draw:g>
              <draw:line draw:style-name="gr1" draw:layer="layout" svg:x1="28.202cm" svg:y1="20.199cm" svg:x2="28.701cm" svg:y2="20.199cm">
                <text:p/>
              </draw:line>
              <draw:line draw:style-name="gr1" draw:layer="layout" svg:x1="28.701cm" svg:y1="20.199cm" svg:x2="28.701cm" svg:y2="20.5cm">
                <text:p/>
              </draw:line>
              <draw:line draw:style-name="gr1" draw:layer="layout" svg:x1="28.701cm" svg:y1="20.5cm" svg:x2="29.502cm" svg:y2="20.5cm">
                <text:p/>
              </draw:line>
              <draw:line draw:style-name="gr1" draw:layer="layout" svg:x1="29.502cm" svg:y1="20.199cm" svg:x2="29.502cm" svg:y2="20.5cm">
                <text:p/>
              </draw:line>
              <draw:line draw:style-name="gr1" draw:layer="layout" svg:x1="29.502cm" svg:y1="20.199cm" svg:x2="30.301cm" svg:y2="20.199cm">
                <text:p/>
              </draw:line>
              <draw:line draw:style-name="gr1" draw:layer="layout" svg:x1="30.301cm" svg:y1="20.199cm" svg:x2="30.301cm" svg:y2="20.5cm">
                <text:p/>
              </draw:line>
              <draw:line draw:style-name="gr1" draw:layer="layout" svg:x1="30.301cm" svg:y1="20.5cm" svg:x2="31.101cm" svg:y2="20.5cm">
                <text:p/>
              </draw:line>
              <draw:line draw:style-name="gr1" draw:layer="layout" svg:x1="31.101cm" svg:y1="20.199cm" svg:x2="31.101cm" svg:y2="20.5cm">
                <text:p/>
              </draw:line>
              <draw:line draw:style-name="gr1" draw:layer="layout" svg:x1="31.101cm" svg:y1="20.199cm" svg:x2="31.601cm" svg:y2="20.199cm">
                <text:p/>
              </draw:line>
              <draw:line draw:style-name="gr1" draw:layer="layout" svg:x1="28.202cm" svg:y1="16.8cm" svg:x2="28.701cm" svg:y2="16.8cm">
                <text:p/>
              </draw:line>
              <draw:line draw:style-name="gr1" draw:layer="layout" svg:x1="28.701cm" svg:y1="16.499cm" svg:x2="28.701cm" svg:y2="16.8cm">
                <text:p/>
              </draw:line>
              <draw:line draw:style-name="gr1" draw:layer="layout" svg:x1="28.701cm" svg:y1="16.499cm" svg:x2="29.502cm" svg:y2="16.499cm">
                <text:p/>
              </draw:line>
              <draw:line draw:style-name="gr1" draw:layer="layout" svg:x1="29.502cm" svg:y1="16.499cm" svg:x2="29.502cm" svg:y2="16.8cm">
                <text:p/>
              </draw:line>
              <draw:line draw:style-name="gr1" draw:layer="layout" svg:x1="29.502cm" svg:y1="16.8cm" svg:x2="30.301cm" svg:y2="16.8cm">
                <text:p/>
              </draw:line>
              <draw:line draw:style-name="gr1" draw:layer="layout" svg:x1="30.301cm" svg:y1="16.499cm" svg:x2="30.301cm" svg:y2="16.8cm">
                <text:p/>
              </draw:line>
              <draw:line draw:style-name="gr1" draw:layer="layout" svg:x1="30.301cm" svg:y1="16.499cm" svg:x2="31.101cm" svg:y2="16.499cm">
                <text:p/>
              </draw:line>
              <draw:line draw:style-name="gr1" draw:layer="layout" svg:x1="31.101cm" svg:y1="16.499cm" svg:x2="31.101cm" svg:y2="16.8cm">
                <text:p/>
              </draw:line>
              <draw:line draw:style-name="gr1" draw:layer="layout" svg:x1="31.101cm" svg:y1="16.8cm" svg:x2="31.601cm" svg:y2="16.8cm">
                <text:p/>
              </draw:line>
              <draw:line draw:style-name="gr1" draw:layer="layout" svg:x1="28.202cm" svg:y1="20.199cm" svg:x2="28.202cm" svg:y2="19.7cm">
                <text:p/>
              </draw:line>
              <draw:line draw:style-name="gr1" draw:layer="layout" svg:x1="28.202cm" svg:y1="19.7cm" svg:x2="27.901cm" svg:y2="19.7cm">
                <text:p/>
              </draw:line>
              <draw:line draw:style-name="gr1" draw:layer="layout" svg:x1="27.901cm" svg:y1="19.7cm" svg:x2="27.901cm" svg:y2="18.899cm">
                <text:p/>
              </draw:line>
              <draw:line draw:style-name="gr1" draw:layer="layout" svg:x1="28.202cm" svg:y1="18.899cm" svg:x2="27.901cm" svg:y2="18.899cm">
                <text:p/>
              </draw:line>
              <draw:line draw:style-name="gr1" draw:layer="layout" svg:x1="28.202cm" svg:y1="18.899cm" svg:x2="28.202cm" svg:y2="18.1cm">
                <text:p/>
              </draw:line>
              <draw:line draw:style-name="gr1" draw:layer="layout" svg:x1="28.202cm" svg:y1="18.1cm" svg:x2="27.901cm" svg:y2="18.1cm">
                <text:p/>
              </draw:line>
              <draw:line draw:style-name="gr1" draw:layer="layout" svg:x1="27.901cm" svg:y1="18.1cm" svg:x2="27.901cm" svg:y2="17.3cm">
                <text:p/>
              </draw:line>
              <draw:line draw:style-name="gr1" draw:layer="layout" svg:x1="28.202cm" svg:y1="17.3cm" svg:x2="27.901cm" svg:y2="17.3cm">
                <text:p/>
              </draw:line>
              <draw:line draw:style-name="gr1" draw:layer="layout" svg:x1="28.202cm" svg:y1="17.3cm" svg:x2="28.202cm" svg:y2="16.8cm">
                <text:p/>
              </draw:line>
              <draw:line draw:style-name="gr1" draw:layer="layout" svg:x1="31.601cm" svg:y1="20.199cm" svg:x2="31.601cm" svg:y2="19.7cm">
                <text:p/>
              </draw:line>
              <draw:line draw:style-name="gr1" draw:layer="layout" svg:x1="31.902cm" svg:y1="19.7cm" svg:x2="31.601cm" svg:y2="19.7cm">
                <text:p/>
              </draw:line>
              <draw:line draw:style-name="gr1" draw:layer="layout" svg:x1="31.902cm" svg:y1="19.7cm" svg:x2="31.902cm" svg:y2="18.899cm">
                <text:p/>
              </draw:line>
              <draw:line draw:style-name="gr1" draw:layer="layout" svg:x1="31.902cm" svg:y1="18.899cm" svg:x2="31.601cm" svg:y2="18.899cm">
                <text:p/>
              </draw:line>
              <draw:line draw:style-name="gr1" draw:layer="layout" svg:x1="31.601cm" svg:y1="18.899cm" svg:x2="31.601cm" svg:y2="18.1cm">
                <text:p/>
              </draw:line>
              <draw:line draw:style-name="gr1" draw:layer="layout" svg:x1="31.902cm" svg:y1="18.1cm" svg:x2="31.601cm" svg:y2="18.1cm">
                <text:p/>
              </draw:line>
              <draw:line draw:style-name="gr1" draw:layer="layout" svg:x1="31.902cm" svg:y1="18.1cm" svg:x2="31.902cm" svg:y2="17.3cm">
                <text:p/>
              </draw:line>
              <draw:line draw:style-name="gr1" draw:layer="layout" svg:x1="31.902cm" svg:y1="17.3cm" svg:x2="31.601cm" svg:y2="17.3cm">
                <text:p/>
              </draw:line>
              <draw:line draw:style-name="gr1" draw:layer="layout" svg:x1="31.601cm" svg:y1="17.3cm" svg:x2="31.601cm" svg:y2="16.8cm">
                <text:p/>
              </draw:line>
              <draw:path draw:style-name="gr262" draw:text-style-name="P1" draw:layer="layout" svg:width="2.399cm" svg:height="2.559cm" svg:x="28.701cm" svg:y="17.24cm" svg:viewBox="0 0 2400 2560" svg:d="M1188 0c-587 0-1076 417-1188 970h489c100-286 372-491 692-491 406 0 734 329 734 734s-328 734-734 734c-320 0-593-205-693-492h-42-446c0 0 0 90 0 608s446 497 446 497v-390c205 159 462 254 742 254 669 0 1212-543 1212-1212s-543-1212-1212-1212z">
                <text:p/>
              </draw:path>
            </draw:g>
            <draw:g>
              <draw:g>
                <draw:line draw:style-name="gr1" draw:layer="layout" svg:x1="35.6cm" svg:y1="24.499cm" svg:x2="36.399cm" svg:y2="24.499cm">
                  <text:p/>
                </draw:line>
                <draw:line draw:style-name="gr1" draw:layer="layout" svg:x1="36.399cm" svg:y1="24.198cm" svg:x2="36.399cm" svg:y2="24.499cm">
                  <text:p/>
                </draw:line>
                <draw:line draw:style-name="gr1" draw:layer="layout" svg:x1="36.399cm" svg:y1="24.198cm" svg:x2="37.2cm" svg:y2="24.198cm">
                  <text:p/>
                </draw:line>
                <draw:line draw:style-name="gr1" draw:layer="layout" svg:x1="37.2cm" svg:y1="24.198cm" svg:x2="37.2cm" svg:y2="24.499cm">
                  <text:p/>
                </draw:line>
                <draw:line draw:style-name="gr1" draw:layer="layout" svg:x1="37.2cm" svg:y1="24.499cm" svg:x2="37.999cm" svg:y2="24.499cm">
                  <text:p/>
                </draw:line>
                <draw:line draw:style-name="gr1" draw:layer="layout" svg:x1="37.999cm" svg:y1="24.198cm" svg:x2="37.999cm" svg:y2="24.499cm">
                  <text:p/>
                </draw:line>
                <draw:line draw:style-name="gr1" draw:layer="layout" svg:x1="37.999cm" svg:y1="24.198cm" svg:x2="38.799cm" svg:y2="24.198cm">
                  <text:p/>
                </draw:line>
                <draw:line draw:style-name="gr1" draw:layer="layout" svg:x1="38.799cm" svg:y1="24.198cm" svg:x2="38.799cm" svg:y2="24.499cm">
                  <text:p/>
                </draw:line>
                <draw:line draw:style-name="gr1" draw:layer="layout" svg:x1="38.799cm" svg:y1="24.499cm" svg:x2="39.299cm" svg:y2="24.499cm">
                  <text:p/>
                </draw:line>
                <draw:line draw:style-name="gr1" draw:layer="layout" svg:x1="35.6cm" svg:y1="20.498cm" svg:x2="36.399cm" svg:y2="20.498cm">
                  <text:p/>
                </draw:line>
                <draw:line draw:style-name="gr1" draw:layer="layout" svg:x1="36.399cm" svg:y1="20.498cm" svg:x2="36.399cm" svg:y2="20.799cm">
                  <text:p/>
                </draw:line>
                <draw:line draw:style-name="gr1" draw:layer="layout" svg:x1="36.399cm" svg:y1="20.799cm" svg:x2="37.2cm" svg:y2="20.799cm">
                  <text:p/>
                </draw:line>
                <draw:line draw:style-name="gr1" draw:layer="layout" svg:x1="37.2cm" svg:y1="20.498cm" svg:x2="37.2cm" svg:y2="20.799cm">
                  <text:p/>
                </draw:line>
                <draw:line draw:style-name="gr1" draw:layer="layout" svg:x1="37.2cm" svg:y1="20.498cm" svg:x2="37.999cm" svg:y2="20.498cm">
                  <text:p/>
                </draw:line>
                <draw:line draw:style-name="gr1" draw:layer="layout" svg:x1="37.999cm" svg:y1="20.498cm" svg:x2="37.999cm" svg:y2="20.799cm">
                  <text:p/>
                </draw:line>
                <draw:line draw:style-name="gr1" draw:layer="layout" svg:x1="37.999cm" svg:y1="20.799cm" svg:x2="38.799cm" svg:y2="20.799cm">
                  <text:p/>
                </draw:line>
                <draw:line draw:style-name="gr1" draw:layer="layout" svg:x1="38.799cm" svg:y1="20.498cm" svg:x2="38.799cm" svg:y2="20.799cm">
                  <text:p/>
                </draw:line>
                <draw:line draw:style-name="gr1" draw:layer="layout" svg:x1="38.799cm" svg:y1="20.498cm" svg:x2="39.299cm" svg:y2="20.498cm">
                  <text:p/>
                </draw:line>
                <draw:line draw:style-name="gr1" draw:layer="layout" svg:x1="35.6cm" svg:y1="24.499cm" svg:x2="35.6cm" svg:y2="23.699cm">
                  <text:p/>
                </draw:line>
                <draw:line draw:style-name="gr1" draw:layer="layout" svg:x1="35.899cm" svg:y1="23.699cm" svg:x2="35.6cm" svg:y2="23.699cm">
                  <text:p/>
                </draw:line>
                <draw:line draw:style-name="gr1" draw:layer="layout" svg:x1="35.899cm" svg:y1="23.699cm" svg:x2="35.899cm" svg:y2="22.898cm">
                  <text:p/>
                </draw:line>
                <draw:line draw:style-name="gr1" draw:layer="layout" svg:x1="35.899cm" svg:y1="22.898cm" svg:x2="35.6cm" svg:y2="22.898cm">
                  <text:p/>
                </draw:line>
                <draw:line draw:style-name="gr1" draw:layer="layout" svg:x1="35.6cm" svg:y1="22.898cm" svg:x2="35.6cm" svg:y2="22.099cm">
                  <text:p/>
                </draw:line>
                <draw:line draw:style-name="gr1" draw:layer="layout" svg:x1="35.899cm" svg:y1="22.099cm" svg:x2="35.6cm" svg:y2="22.099cm">
                  <text:p/>
                </draw:line>
                <draw:line draw:style-name="gr1" draw:layer="layout" svg:x1="35.899cm" svg:y1="22.099cm" svg:x2="35.899cm" svg:y2="21.299cm">
                  <text:p/>
                </draw:line>
                <draw:line draw:style-name="gr1" draw:layer="layout" svg:x1="35.899cm" svg:y1="21.299cm" svg:x2="35.6cm" svg:y2="21.299cm">
                  <text:p/>
                </draw:line>
                <draw:line draw:style-name="gr1" draw:layer="layout" svg:x1="35.6cm" svg:y1="21.299cm" svg:x2="35.6cm" svg:y2="20.498cm">
                  <text:p/>
                </draw:line>
                <draw:line draw:style-name="gr1" draw:layer="layout" svg:x1="39.299cm" svg:y1="24.499cm" svg:x2="39.299cm" svg:y2="23.699cm">
                  <text:p/>
                </draw:line>
                <draw:line draw:style-name="gr1" draw:layer="layout" svg:x1="39.6cm" svg:y1="23.699cm" svg:x2="39.299cm" svg:y2="23.699cm">
                  <text:p/>
                </draw:line>
                <draw:line draw:style-name="gr1" draw:layer="layout" svg:x1="39.6cm" svg:y1="23.699cm" svg:x2="39.6cm" svg:y2="22.898cm">
                  <text:p/>
                </draw:line>
                <draw:line draw:style-name="gr1" draw:layer="layout" svg:x1="39.6cm" svg:y1="22.898cm" svg:x2="39.299cm" svg:y2="22.898cm">
                  <text:p/>
                </draw:line>
                <draw:line draw:style-name="gr1" draw:layer="layout" svg:x1="39.299cm" svg:y1="22.898cm" svg:x2="39.299cm" svg:y2="22.099cm">
                  <text:p/>
                </draw:line>
                <draw:line draw:style-name="gr1" draw:layer="layout" svg:x1="39.6cm" svg:y1="22.099cm" svg:x2="39.299cm" svg:y2="22.099cm">
                  <text:p/>
                </draw:line>
                <draw:line draw:style-name="gr1" draw:layer="layout" svg:x1="39.6cm" svg:y1="22.099cm" svg:x2="39.6cm" svg:y2="21.299cm">
                  <text:p/>
                </draw:line>
                <draw:line draw:style-name="gr1" draw:layer="layout" svg:x1="39.6cm" svg:y1="21.299cm" svg:x2="39.299cm" svg:y2="21.299cm">
                  <text:p/>
                </draw:line>
                <draw:line draw:style-name="gr1" draw:layer="layout" svg:x1="39.299cm" svg:y1="21.299cm" svg:x2="39.299cm" svg:y2="20.498cm">
                  <text:p/>
                </draw:line>
              </draw:g>
              <draw:line draw:style-name="gr1" draw:layer="layout" svg:x1="35.901cm" svg:y1="20.197cm" svg:x2="36.4cm" svg:y2="20.197cm">
                <text:p/>
              </draw:line>
              <draw:line draw:style-name="gr1" draw:layer="layout" svg:x1="36.4cm" svg:y1="20.197cm" svg:x2="36.4cm" svg:y2="20.498cm">
                <text:p/>
              </draw:line>
              <draw:line draw:style-name="gr1" draw:layer="layout" svg:x1="36.4cm" svg:y1="20.498cm" svg:x2="37.201cm" svg:y2="20.498cm">
                <text:p/>
              </draw:line>
              <draw:line draw:style-name="gr1" draw:layer="layout" svg:x1="37.201cm" svg:y1="20.197cm" svg:x2="37.201cm" svg:y2="20.498cm">
                <text:p/>
              </draw:line>
              <draw:line draw:style-name="gr1" draw:layer="layout" svg:x1="37.201cm" svg:y1="20.197cm" svg:x2="38cm" svg:y2="20.197cm">
                <text:p/>
              </draw:line>
              <draw:line draw:style-name="gr1" draw:layer="layout" svg:x1="38cm" svg:y1="20.197cm" svg:x2="38cm" svg:y2="20.498cm">
                <text:p/>
              </draw:line>
              <draw:line draw:style-name="gr1" draw:layer="layout" svg:x1="38cm" svg:y1="20.498cm" svg:x2="38.8cm" svg:y2="20.498cm">
                <text:p/>
              </draw:line>
              <draw:line draw:style-name="gr1" draw:layer="layout" svg:x1="38.8cm" svg:y1="20.197cm" svg:x2="38.8cm" svg:y2="20.498cm">
                <text:p/>
              </draw:line>
              <draw:line draw:style-name="gr1" draw:layer="layout" svg:x1="38.8cm" svg:y1="20.197cm" svg:x2="39.3cm" svg:y2="20.197cm">
                <text:p/>
              </draw:line>
              <draw:line draw:style-name="gr1" draw:layer="layout" svg:x1="35.901cm" svg:y1="16.798cm" svg:x2="36.4cm" svg:y2="16.798cm">
                <text:p/>
              </draw:line>
              <draw:line draw:style-name="gr1" draw:layer="layout" svg:x1="36.4cm" svg:y1="16.497cm" svg:x2="36.4cm" svg:y2="16.798cm">
                <text:p/>
              </draw:line>
              <draw:line draw:style-name="gr1" draw:layer="layout" svg:x1="36.4cm" svg:y1="16.497cm" svg:x2="37.201cm" svg:y2="16.497cm">
                <text:p/>
              </draw:line>
              <draw:line draw:style-name="gr1" draw:layer="layout" svg:x1="37.201cm" svg:y1="16.497cm" svg:x2="37.201cm" svg:y2="16.798cm">
                <text:p/>
              </draw:line>
              <draw:line draw:style-name="gr1" draw:layer="layout" svg:x1="37.201cm" svg:y1="16.798cm" svg:x2="38cm" svg:y2="16.798cm">
                <text:p/>
              </draw:line>
              <draw:line draw:style-name="gr1" draw:layer="layout" svg:x1="38cm" svg:y1="16.497cm" svg:x2="38cm" svg:y2="16.798cm">
                <text:p/>
              </draw:line>
              <draw:line draw:style-name="gr1" draw:layer="layout" svg:x1="38cm" svg:y1="16.497cm" svg:x2="38.8cm" svg:y2="16.497cm">
                <text:p/>
              </draw:line>
              <draw:line draw:style-name="gr1" draw:layer="layout" svg:x1="38.8cm" svg:y1="16.497cm" svg:x2="38.8cm" svg:y2="16.798cm">
                <text:p/>
              </draw:line>
              <draw:line draw:style-name="gr1" draw:layer="layout" svg:x1="38.8cm" svg:y1="16.798cm" svg:x2="39.3cm" svg:y2="16.798cm">
                <text:p/>
              </draw:line>
              <draw:line draw:style-name="gr1" draw:layer="layout" svg:x1="35.901cm" svg:y1="20.197cm" svg:x2="35.901cm" svg:y2="19.698cm">
                <text:p/>
              </draw:line>
              <draw:line draw:style-name="gr1" draw:layer="layout" svg:x1="35.901cm" svg:y1="19.698cm" svg:x2="35.6cm" svg:y2="19.698cm">
                <text:p/>
              </draw:line>
              <draw:line draw:style-name="gr1" draw:layer="layout" svg:x1="35.6cm" svg:y1="19.698cm" svg:x2="35.6cm" svg:y2="18.897cm">
                <text:p/>
              </draw:line>
              <draw:line draw:style-name="gr1" draw:layer="layout" svg:x1="35.901cm" svg:y1="18.897cm" svg:x2="35.6cm" svg:y2="18.897cm">
                <text:p/>
              </draw:line>
              <draw:line draw:style-name="gr1" draw:layer="layout" svg:x1="35.901cm" svg:y1="18.897cm" svg:x2="35.901cm" svg:y2="18.098cm">
                <text:p/>
              </draw:line>
              <draw:line draw:style-name="gr1" draw:layer="layout" svg:x1="35.901cm" svg:y1="18.098cm" svg:x2="35.6cm" svg:y2="18.098cm">
                <text:p/>
              </draw:line>
              <draw:line draw:style-name="gr1" draw:layer="layout" svg:x1="35.6cm" svg:y1="18.098cm" svg:x2="35.6cm" svg:y2="17.298cm">
                <text:p/>
              </draw:line>
              <draw:line draw:style-name="gr1" draw:layer="layout" svg:x1="35.901cm" svg:y1="17.298cm" svg:x2="35.6cm" svg:y2="17.298cm">
                <text:p/>
              </draw:line>
              <draw:line draw:style-name="gr1" draw:layer="layout" svg:x1="35.901cm" svg:y1="17.298cm" svg:x2="35.901cm" svg:y2="16.798cm">
                <text:p/>
              </draw:line>
              <draw:line draw:style-name="gr1" draw:layer="layout" svg:x1="39.3cm" svg:y1="20.197cm" svg:x2="39.3cm" svg:y2="19.698cm">
                <text:p/>
              </draw:line>
              <draw:line draw:style-name="gr1" draw:layer="layout" svg:x1="39.601cm" svg:y1="19.698cm" svg:x2="39.3cm" svg:y2="19.698cm">
                <text:p/>
              </draw:line>
              <draw:line draw:style-name="gr1" draw:layer="layout" svg:x1="39.601cm" svg:y1="19.698cm" svg:x2="39.601cm" svg:y2="18.897cm">
                <text:p/>
              </draw:line>
              <draw:line draw:style-name="gr1" draw:layer="layout" svg:x1="39.601cm" svg:y1="18.897cm" svg:x2="39.3cm" svg:y2="18.897cm">
                <text:p/>
              </draw:line>
              <draw:line draw:style-name="gr1" draw:layer="layout" svg:x1="39.3cm" svg:y1="18.897cm" svg:x2="39.3cm" svg:y2="18.098cm">
                <text:p/>
              </draw:line>
              <draw:line draw:style-name="gr1" draw:layer="layout" svg:x1="39.601cm" svg:y1="18.098cm" svg:x2="39.3cm" svg:y2="18.098cm">
                <text:p/>
              </draw:line>
              <draw:line draw:style-name="gr1" draw:layer="layout" svg:x1="39.601cm" svg:y1="18.098cm" svg:x2="39.601cm" svg:y2="17.298cm">
                <text:p/>
              </draw:line>
              <draw:line draw:style-name="gr1" draw:layer="layout" svg:x1="39.601cm" svg:y1="17.298cm" svg:x2="39.3cm" svg:y2="17.298cm">
                <text:p/>
              </draw:line>
              <draw:line draw:style-name="gr1" draw:layer="layout" svg:x1="39.3cm" svg:y1="17.298cm" svg:x2="39.3cm" svg:y2="16.798cm">
                <text:p/>
              </draw:line>
              <draw:g>
                <draw:path draw:style-name="gr263" draw:text-style-name="P1" draw:layer="layout" svg:width="0.726cm" svg:height="0.641cm" svg:x="36.1cm" svg:y="21.688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264" draw:text-style-name="P1" draw:layer="layout" svg:width="0.698cm" svg:height="0.62cm" svg:x="36.972cm" svg:y="21.699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265" draw:text-style-name="P1" draw:layer="layout" svg:width="0.316cm" svg:height="0.157cm" svg:x="37.129cm" svg:y="21.803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266" draw:text-style-name="P1" draw:layer="layout" svg:width="0.591cm" svg:height="0.62cm" svg:x="37.756cm" svg:y="21.699cm" svg:viewBox="0 0 592 621" draw:points="0,621 0,0 576,0 576,105 157,105 157,243 547,243 547,347 157,347 157,516 592,516 592,621">
                  <text:p/>
                </draw:polygon>
                <draw:polygon draw:style-name="gr267" draw:text-style-name="P1" draw:layer="layout" svg:width="0.616cm" svg:height="0.62cm" svg:x="38.483cm" svg:y="21.699cm" svg:viewBox="0 0 617 621" draw:points="0,621 0,0 153,0 471,415 471,0 617,0 617,621 459,621 146,216 146,621">
                  <text:p/>
                </draw:polygon>
                <draw:path draw:style-name="gr268" draw:text-style-name="P1" draw:layer="layout" svg:width="0.753cm" svg:height="0.641cm" svg:x="36.128cm" svg:y="22.656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269" draw:text-style-name="P1" draw:layer="layout" svg:width="0.65cm" svg:height="0.62cm" svg:x="37.005cm" svg:y="22.667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270" draw:text-style-name="P1" draw:layer="layout" svg:width="0.546cm" svg:height="0.615cm" svg:x="37.793cm" svg:y="22.671cm" svg:viewBox="0 0 547 616" draw:points="0,616 0,0 157,0 157,511 547,511 547,616">
                  <text:p/>
                </draw:polygon>
                <draw:polygon draw:style-name="gr271" draw:text-style-name="P1" draw:layer="layout" svg:width="0.591cm" svg:height="0.62cm" svg:x="38.453cm" svg:y="22.667cm" svg:viewBox="0 0 592 621" draw:points="0,621 0,0 576,0 576,105 157,105 157,243 547,243 547,347 157,347 157,516 592,516 592,621">
                  <text:p/>
                </draw:polygon>
                <draw:line draw:style-name="gr11" draw:text-style-name="P2" draw:layer="layout" svg:x1="37.13cm" svg:y1="21.804cm" svg:x2="37.13cm" svg:y2="21.962cm">
                  <text:p/>
                </draw:line>
                <draw:line draw:style-name="gr11" draw:text-style-name="P2" draw:layer="layout" svg:x1="36.972cm" svg:y1="22.32cm" svg:x2="37.129cm" svg:y2="22.32cm">
                  <text:p/>
                </draw:line>
                <draw:line draw:style-name="gr11" draw:text-style-name="P2" draw:layer="layout" svg:x1="36.489cm" svg:y1="22.092cm" svg:x2="36.669cm" svg:y2="22.092cm">
                  <text:p/>
                </draw:line>
                <draw:line draw:style-name="gr11" draw:text-style-name="P2" draw:layer="layout" svg:x1="37.006cm" svg:y1="22.659cm" svg:x2="37.006cm" svg:y2="23.289cm">
                  <text:p/>
                </draw:line>
                <draw:line draw:style-name="gr11" draw:text-style-name="P2" draw:layer="layout" svg:x1="37.162cm" svg:y1="22.769cm" svg:x2="37.252cm" svg:y2="22.769cm">
                  <text:p/>
                </draw:line>
                <draw:line draw:style-name="gr11" draw:text-style-name="P2" draw:layer="layout" svg:x1="37.162cm" svg:y1="22.769cm" svg:x2="37.252cm" svg:y2="22.769cm">
                  <text:p/>
                </draw:line>
                <draw:line draw:style-name="gr11" draw:text-style-name="P2" draw:layer="layout" svg:x1="37.162cm" svg:y1="23.018cm" svg:x2="37.297cm" svg:y2="23.018cm">
                  <text:p/>
                </draw:line>
              </draw:g>
              <draw:path draw:style-name="gr272" draw:text-style-name="P1" draw:layer="layout" svg:width="2.399cm" svg:height="2.559cm" svg:x="36.4cm" svg:y="17.238cm" svg:viewBox="0 0 2400 2560" svg:d="M1188 0c-587 0-1076 417-1188 970h489c100-286 372-491 692-491 406 0 734 329 734 734s-328 734-734 734c-320 0-593-205-693-492h-42-446c0 0 0 90 0 608s446 497 446 497v-390c205 159 462 254 742 254 669 0 1212-543 1212-1212s-543-1212-1212-1212z">
                <text:p/>
              </draw:path>
              <draw:g>
                <draw:line draw:style-name="gr1" draw:layer="layout" svg:x1="39.3cm" svg:y1="24.499cm" svg:x2="40.099cm" svg:y2="24.499cm">
                  <text:p/>
                </draw:line>
                <draw:line draw:style-name="gr1" draw:layer="layout" svg:x1="40.099cm" svg:y1="24.198cm" svg:x2="40.099cm" svg:y2="24.499cm">
                  <text:p/>
                </draw:line>
                <draw:line draw:style-name="gr1" draw:layer="layout" svg:x1="40.099cm" svg:y1="24.198cm" svg:x2="40.9cm" svg:y2="24.198cm">
                  <text:p/>
                </draw:line>
                <draw:line draw:style-name="gr1" draw:layer="layout" svg:x1="40.9cm" svg:y1="24.198cm" svg:x2="40.9cm" svg:y2="24.499cm">
                  <text:p/>
                </draw:line>
                <draw:line draw:style-name="gr1" draw:layer="layout" svg:x1="40.9cm" svg:y1="24.499cm" svg:x2="41.699cm" svg:y2="24.499cm">
                  <text:p/>
                </draw:line>
                <draw:line draw:style-name="gr1" draw:layer="layout" svg:x1="41.699cm" svg:y1="24.198cm" svg:x2="41.699cm" svg:y2="24.499cm">
                  <text:p/>
                </draw:line>
                <draw:line draw:style-name="gr1" draw:layer="layout" svg:x1="41.699cm" svg:y1="24.198cm" svg:x2="42.499cm" svg:y2="24.198cm">
                  <text:p/>
                </draw:line>
                <draw:line draw:style-name="gr1" draw:layer="layout" svg:x1="42.499cm" svg:y1="24.198cm" svg:x2="42.499cm" svg:y2="24.499cm">
                  <text:p/>
                </draw:line>
                <draw:line draw:style-name="gr1" draw:layer="layout" svg:x1="42.499cm" svg:y1="24.499cm" svg:x2="42.999cm" svg:y2="24.499cm">
                  <text:p/>
                </draw:line>
                <draw:line draw:style-name="gr1" draw:layer="layout" svg:x1="39.3cm" svg:y1="20.498cm" svg:x2="40.099cm" svg:y2="20.498cm">
                  <text:p/>
                </draw:line>
                <draw:line draw:style-name="gr1" draw:layer="layout" svg:x1="40.099cm" svg:y1="20.498cm" svg:x2="40.099cm" svg:y2="20.799cm">
                  <text:p/>
                </draw:line>
                <draw:line draw:style-name="gr1" draw:layer="layout" svg:x1="40.099cm" svg:y1="20.799cm" svg:x2="40.9cm" svg:y2="20.799cm">
                  <text:p/>
                </draw:line>
                <draw:line draw:style-name="gr1" draw:layer="layout" svg:x1="40.9cm" svg:y1="20.498cm" svg:x2="40.9cm" svg:y2="20.799cm">
                  <text:p/>
                </draw:line>
                <draw:line draw:style-name="gr1" draw:layer="layout" svg:x1="40.9cm" svg:y1="20.498cm" svg:x2="41.699cm" svg:y2="20.498cm">
                  <text:p/>
                </draw:line>
                <draw:line draw:style-name="gr1" draw:layer="layout" svg:x1="41.699cm" svg:y1="20.498cm" svg:x2="41.699cm" svg:y2="20.799cm">
                  <text:p/>
                </draw:line>
                <draw:line draw:style-name="gr1" draw:layer="layout" svg:x1="41.699cm" svg:y1="20.799cm" svg:x2="42.499cm" svg:y2="20.799cm">
                  <text:p/>
                </draw:line>
                <draw:line draw:style-name="gr1" draw:layer="layout" svg:x1="42.499cm" svg:y1="20.498cm" svg:x2="42.499cm" svg:y2="20.799cm">
                  <text:p/>
                </draw:line>
                <draw:line draw:style-name="gr1" draw:layer="layout" svg:x1="42.499cm" svg:y1="20.498cm" svg:x2="42.999cm" svg:y2="20.498cm">
                  <text:p/>
                </draw:line>
                <draw:line draw:style-name="gr1" draw:layer="layout" svg:x1="42.999cm" svg:y1="24.499cm" svg:x2="42.999cm" svg:y2="23.699cm">
                  <text:p/>
                </draw:line>
                <draw:line draw:style-name="gr1" draw:layer="layout" svg:x1="43.3cm" svg:y1="23.699cm" svg:x2="42.999cm" svg:y2="23.699cm">
                  <text:p/>
                </draw:line>
                <draw:line draw:style-name="gr1" draw:layer="layout" svg:x1="43.3cm" svg:y1="23.699cm" svg:x2="43.3cm" svg:y2="22.898cm">
                  <text:p/>
                </draw:line>
                <draw:line draw:style-name="gr1" draw:layer="layout" svg:x1="43.3cm" svg:y1="22.898cm" svg:x2="42.999cm" svg:y2="22.898cm">
                  <text:p/>
                </draw:line>
                <draw:line draw:style-name="gr1" draw:layer="layout" svg:x1="42.999cm" svg:y1="22.898cm" svg:x2="42.999cm" svg:y2="22.099cm">
                  <text:p/>
                </draw:line>
                <draw:line draw:style-name="gr1" draw:layer="layout" svg:x1="43.3cm" svg:y1="22.099cm" svg:x2="42.999cm" svg:y2="22.099cm">
                  <text:p/>
                </draw:line>
                <draw:line draw:style-name="gr1" draw:layer="layout" svg:x1="43.3cm" svg:y1="22.099cm" svg:x2="43.3cm" svg:y2="21.299cm">
                  <text:p/>
                </draw:line>
                <draw:line draw:style-name="gr1" draw:layer="layout" svg:x1="43.3cm" svg:y1="21.299cm" svg:x2="42.999cm" svg:y2="21.299cm">
                  <text:p/>
                </draw:line>
                <draw:line draw:style-name="gr1" draw:layer="layout" svg:x1="42.999cm" svg:y1="21.299cm" svg:x2="42.999cm" svg:y2="20.498cm">
                  <text:p/>
                </draw:line>
              </draw:g>
              <draw:g>
                <draw:line draw:style-name="gr1" draw:layer="layout" svg:x1="43cm" svg:y1="24.498cm" svg:x2="43.799cm" svg:y2="24.498cm">
                  <text:p/>
                </draw:line>
                <draw:line draw:style-name="gr1" draw:layer="layout" svg:x1="43.799cm" svg:y1="24.197cm" svg:x2="43.799cm" svg:y2="24.498cm">
                  <text:p/>
                </draw:line>
                <draw:line draw:style-name="gr1" draw:layer="layout" svg:x1="43.799cm" svg:y1="24.197cm" svg:x2="44.6cm" svg:y2="24.197cm">
                  <text:p/>
                </draw:line>
                <draw:line draw:style-name="gr1" draw:layer="layout" svg:x1="44.6cm" svg:y1="24.197cm" svg:x2="44.6cm" svg:y2="24.498cm">
                  <text:p/>
                </draw:line>
                <draw:line draw:style-name="gr1" draw:layer="layout" svg:x1="44.6cm" svg:y1="24.498cm" svg:x2="45.399cm" svg:y2="24.498cm">
                  <text:p/>
                </draw:line>
                <draw:line draw:style-name="gr1" draw:layer="layout" svg:x1="45.399cm" svg:y1="24.197cm" svg:x2="45.399cm" svg:y2="24.498cm">
                  <text:p/>
                </draw:line>
                <draw:line draw:style-name="gr1" draw:layer="layout" svg:x1="45.399cm" svg:y1="24.197cm" svg:x2="46.199cm" svg:y2="24.197cm">
                  <text:p/>
                </draw:line>
                <draw:line draw:style-name="gr1" draw:layer="layout" svg:x1="46.199cm" svg:y1="24.197cm" svg:x2="46.199cm" svg:y2="24.498cm">
                  <text:p/>
                </draw:line>
                <draw:line draw:style-name="gr1" draw:layer="layout" svg:x1="46.199cm" svg:y1="24.498cm" svg:x2="46.699cm" svg:y2="24.498cm">
                  <text:p/>
                </draw:line>
                <draw:line draw:style-name="gr1" draw:layer="layout" svg:x1="43cm" svg:y1="20.497cm" svg:x2="43.799cm" svg:y2="20.497cm">
                  <text:p/>
                </draw:line>
                <draw:line draw:style-name="gr1" draw:layer="layout" svg:x1="43.799cm" svg:y1="20.497cm" svg:x2="43.799cm" svg:y2="20.798cm">
                  <text:p/>
                </draw:line>
                <draw:line draw:style-name="gr1" draw:layer="layout" svg:x1="43.799cm" svg:y1="20.798cm" svg:x2="44.6cm" svg:y2="20.798cm">
                  <text:p/>
                </draw:line>
                <draw:line draw:style-name="gr1" draw:layer="layout" svg:x1="44.6cm" svg:y1="20.497cm" svg:x2="44.6cm" svg:y2="20.798cm">
                  <text:p/>
                </draw:line>
                <draw:line draw:style-name="gr1" draw:layer="layout" svg:x1="44.6cm" svg:y1="20.497cm" svg:x2="45.399cm" svg:y2="20.497cm">
                  <text:p/>
                </draw:line>
                <draw:line draw:style-name="gr1" draw:layer="layout" svg:x1="45.399cm" svg:y1="20.497cm" svg:x2="45.399cm" svg:y2="20.798cm">
                  <text:p/>
                </draw:line>
                <draw:line draw:style-name="gr1" draw:layer="layout" svg:x1="45.399cm" svg:y1="20.798cm" svg:x2="46.199cm" svg:y2="20.798cm">
                  <text:p/>
                </draw:line>
                <draw:line draw:style-name="gr1" draw:layer="layout" svg:x1="46.199cm" svg:y1="20.497cm" svg:x2="46.199cm" svg:y2="20.798cm">
                  <text:p/>
                </draw:line>
                <draw:line draw:style-name="gr1" draw:layer="layout" svg:x1="46.199cm" svg:y1="20.497cm" svg:x2="46.699cm" svg:y2="20.497cm">
                  <text:p/>
                </draw:line>
                <draw:line draw:style-name="gr1" draw:layer="layout" svg:x1="46.699cm" svg:y1="24.498cm" svg:x2="46.699cm" svg:y2="23.698cm">
                  <text:p/>
                </draw:line>
                <draw:line draw:style-name="gr1" draw:layer="layout" svg:x1="47cm" svg:y1="23.698cm" svg:x2="46.699cm" svg:y2="23.698cm">
                  <text:p/>
                </draw:line>
                <draw:line draw:style-name="gr1" draw:layer="layout" svg:x1="47cm" svg:y1="23.698cm" svg:x2="47cm" svg:y2="22.897cm">
                  <text:p/>
                </draw:line>
                <draw:line draw:style-name="gr1" draw:layer="layout" svg:x1="47cm" svg:y1="22.897cm" svg:x2="46.699cm" svg:y2="22.897cm">
                  <text:p/>
                </draw:line>
                <draw:line draw:style-name="gr1" draw:layer="layout" svg:x1="46.699cm" svg:y1="22.897cm" svg:x2="46.699cm" svg:y2="22.098cm">
                  <text:p/>
                </draw:line>
                <draw:line draw:style-name="gr1" draw:layer="layout" svg:x1="47cm" svg:y1="22.098cm" svg:x2="46.699cm" svg:y2="22.098cm">
                  <text:p/>
                </draw:line>
                <draw:line draw:style-name="gr1" draw:layer="layout" svg:x1="47cm" svg:y1="22.098cm" svg:x2="47cm" svg:y2="21.298cm">
                  <text:p/>
                </draw:line>
                <draw:line draw:style-name="gr1" draw:layer="layout" svg:x1="47cm" svg:y1="21.298cm" svg:x2="46.699cm" svg:y2="21.298cm">
                  <text:p/>
                </draw:line>
                <draw:line draw:style-name="gr1" draw:layer="layout" svg:x1="46.699cm" svg:y1="21.298cm" svg:x2="46.699cm" svg:y2="20.497cm">
                  <text:p/>
                </draw:line>
              </draw:g>
              <draw:g>
                <draw:path draw:style-name="gr273" draw:text-style-name="P1" draw:layer="layout" svg:width="0.726cm" svg:height="0.641cm" svg:x="43.5cm" svg:y="21.698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274" draw:text-style-name="P1" draw:layer="layout" svg:width="0.698cm" svg:height="0.62cm" svg:x="44.372cm" svg:y="21.709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275" draw:text-style-name="P1" draw:layer="layout" svg:width="0.316cm" svg:height="0.157cm" svg:x="44.529cm" svg:y="21.813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276" draw:text-style-name="P1" draw:layer="layout" svg:width="0.591cm" svg:height="0.62cm" svg:x="45.156cm" svg:y="21.709cm" svg:viewBox="0 0 592 621" draw:points="0,621 0,0 576,0 576,105 157,105 157,243 547,243 547,347 157,347 157,516 592,516 592,621">
                  <text:p/>
                </draw:polygon>
                <draw:polygon draw:style-name="gr277" draw:text-style-name="P1" draw:layer="layout" svg:width="0.616cm" svg:height="0.62cm" svg:x="45.883cm" svg:y="21.709cm" svg:viewBox="0 0 617 621" draw:points="0,621 0,0 153,0 471,415 471,0 617,0 617,621 459,621 146,216 146,621">
                  <text:p/>
                </draw:polygon>
                <draw:path draw:style-name="gr278" draw:text-style-name="P1" draw:layer="layout" svg:width="0.753cm" svg:height="0.641cm" svg:x="43.528cm" svg:y="22.666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279" draw:text-style-name="P1" draw:layer="layout" svg:width="0.65cm" svg:height="0.62cm" svg:x="44.405cm" svg:y="22.677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280" draw:text-style-name="P1" draw:layer="layout" svg:width="0.546cm" svg:height="0.615cm" svg:x="45.193cm" svg:y="22.681cm" svg:viewBox="0 0 547 616" draw:points="0,616 0,0 157,0 157,511 547,511 547,616">
                  <text:p/>
                </draw:polygon>
                <draw:polygon draw:style-name="gr281" draw:text-style-name="P1" draw:layer="layout" svg:width="0.591cm" svg:height="0.62cm" svg:x="45.853cm" svg:y="22.677cm" svg:viewBox="0 0 592 621" draw:points="0,621 0,0 576,0 576,105 157,105 157,243 547,243 547,347 157,347 157,516 592,516 592,621">
                  <text:p/>
                </draw:polygon>
                <draw:line draw:style-name="gr11" draw:text-style-name="P2" draw:layer="layout" svg:x1="44.53cm" svg:y1="21.814cm" svg:x2="44.53cm" svg:y2="21.972cm">
                  <text:p/>
                </draw:line>
                <draw:line draw:style-name="gr11" draw:text-style-name="P2" draw:layer="layout" svg:x1="44.372cm" svg:y1="22.33cm" svg:x2="44.529cm" svg:y2="22.33cm">
                  <text:p/>
                </draw:line>
                <draw:line draw:style-name="gr11" draw:text-style-name="P2" draw:layer="layout" svg:x1="43.889cm" svg:y1="22.102cm" svg:x2="44.069cm" svg:y2="22.102cm">
                  <text:p/>
                </draw:line>
                <draw:line draw:style-name="gr11" draw:text-style-name="P2" draw:layer="layout" svg:x1="44.406cm" svg:y1="22.669cm" svg:x2="44.406cm" svg:y2="23.299cm">
                  <text:p/>
                </draw:line>
                <draw:line draw:style-name="gr11" draw:text-style-name="P2" draw:layer="layout" svg:x1="44.562cm" svg:y1="22.779cm" svg:x2="44.652cm" svg:y2="22.779cm">
                  <text:p/>
                </draw:line>
                <draw:line draw:style-name="gr11" draw:text-style-name="P2" draw:layer="layout" svg:x1="44.562cm" svg:y1="22.779cm" svg:x2="44.652cm" svg:y2="22.779cm">
                  <text:p/>
                </draw:line>
                <draw:line draw:style-name="gr11" draw:text-style-name="P2" draw:layer="layout" svg:x1="44.562cm" svg:y1="23.028cm" svg:x2="44.697cm" svg:y2="23.028cm">
                  <text:p/>
                </draw:line>
              </draw:g>
              <draw:g>
                <draw:line draw:style-name="gr1" draw:layer="layout" svg:x1="43.3cm" svg:y1="20.498cm" svg:x2="44.099cm" svg:y2="20.498cm">
                  <text:p/>
                </draw:line>
                <draw:line draw:style-name="gr1" draw:layer="layout" svg:x1="44.099cm" svg:y1="20.197cm" svg:x2="44.099cm" svg:y2="20.498cm">
                  <text:p/>
                </draw:line>
                <draw:line draw:style-name="gr1" draw:layer="layout" svg:x1="44.099cm" svg:y1="20.197cm" svg:x2="44.9cm" svg:y2="20.197cm">
                  <text:p/>
                </draw:line>
                <draw:line draw:style-name="gr1" draw:layer="layout" svg:x1="44.9cm" svg:y1="20.197cm" svg:x2="44.9cm" svg:y2="20.498cm">
                  <text:p/>
                </draw:line>
                <draw:line draw:style-name="gr1" draw:layer="layout" svg:x1="44.9cm" svg:y1="20.498cm" svg:x2="45.699cm" svg:y2="20.498cm">
                  <text:p/>
                </draw:line>
                <draw:line draw:style-name="gr1" draw:layer="layout" svg:x1="45.699cm" svg:y1="20.197cm" svg:x2="45.699cm" svg:y2="20.498cm">
                  <text:p/>
                </draw:line>
                <draw:line draw:style-name="gr1" draw:layer="layout" svg:x1="45.699cm" svg:y1="20.197cm" svg:x2="46.499cm" svg:y2="20.197cm">
                  <text:p/>
                </draw:line>
                <draw:line draw:style-name="gr1" draw:layer="layout" svg:x1="46.499cm" svg:y1="20.197cm" svg:x2="46.499cm" svg:y2="20.498cm">
                  <text:p/>
                </draw:line>
                <draw:line draw:style-name="gr1" draw:layer="layout" svg:x1="46.499cm" svg:y1="20.498cm" svg:x2="46.999cm" svg:y2="20.498cm">
                  <text:p/>
                </draw:line>
                <draw:line draw:style-name="gr1" draw:layer="layout" svg:x1="43.3cm" svg:y1="16.497cm" svg:x2="44.099cm" svg:y2="16.497cm">
                  <text:p/>
                </draw:line>
                <draw:line draw:style-name="gr1" draw:layer="layout" svg:x1="44.099cm" svg:y1="16.497cm" svg:x2="44.099cm" svg:y2="16.798cm">
                  <text:p/>
                </draw:line>
                <draw:line draw:style-name="gr1" draw:layer="layout" svg:x1="44.099cm" svg:y1="16.798cm" svg:x2="44.9cm" svg:y2="16.798cm">
                  <text:p/>
                </draw:line>
                <draw:line draw:style-name="gr1" draw:layer="layout" svg:x1="44.9cm" svg:y1="16.497cm" svg:x2="44.9cm" svg:y2="16.798cm">
                  <text:p/>
                </draw:line>
                <draw:line draw:style-name="gr1" draw:layer="layout" svg:x1="44.9cm" svg:y1="16.497cm" svg:x2="45.699cm" svg:y2="16.497cm">
                  <text:p/>
                </draw:line>
                <draw:line draw:style-name="gr1" draw:layer="layout" svg:x1="45.699cm" svg:y1="16.497cm" svg:x2="45.699cm" svg:y2="16.798cm">
                  <text:p/>
                </draw:line>
                <draw:line draw:style-name="gr1" draw:layer="layout" svg:x1="45.699cm" svg:y1="16.798cm" svg:x2="46.499cm" svg:y2="16.798cm">
                  <text:p/>
                </draw:line>
                <draw:line draw:style-name="gr1" draw:layer="layout" svg:x1="46.499cm" svg:y1="16.497cm" svg:x2="46.499cm" svg:y2="16.798cm">
                  <text:p/>
                </draw:line>
                <draw:line draw:style-name="gr1" draw:layer="layout" svg:x1="46.499cm" svg:y1="16.497cm" svg:x2="46.999cm" svg:y2="16.497cm">
                  <text:p/>
                </draw:line>
                <draw:line draw:style-name="gr1" draw:layer="layout" svg:x1="43.3cm" svg:y1="20.498cm" svg:x2="43.3cm" svg:y2="19.698cm">
                  <text:p/>
                </draw:line>
                <draw:line draw:style-name="gr1" draw:layer="layout" svg:x1="43.599cm" svg:y1="19.698cm" svg:x2="43.3cm" svg:y2="19.698cm">
                  <text:p/>
                </draw:line>
                <draw:line draw:style-name="gr1" draw:layer="layout" svg:x1="43.599cm" svg:y1="19.698cm" svg:x2="43.599cm" svg:y2="18.897cm">
                  <text:p/>
                </draw:line>
                <draw:line draw:style-name="gr1" draw:layer="layout" svg:x1="43.599cm" svg:y1="18.897cm" svg:x2="43.3cm" svg:y2="18.897cm">
                  <text:p/>
                </draw:line>
                <draw:line draw:style-name="gr1" draw:layer="layout" svg:x1="43.3cm" svg:y1="18.897cm" svg:x2="43.3cm" svg:y2="18.098cm">
                  <text:p/>
                </draw:line>
                <draw:line draw:style-name="gr1" draw:layer="layout" svg:x1="43.599cm" svg:y1="18.098cm" svg:x2="43.3cm" svg:y2="18.098cm">
                  <text:p/>
                </draw:line>
                <draw:line draw:style-name="gr1" draw:layer="layout" svg:x1="43.599cm" svg:y1="18.098cm" svg:x2="43.599cm" svg:y2="17.298cm">
                  <text:p/>
                </draw:line>
                <draw:line draw:style-name="gr1" draw:layer="layout" svg:x1="43.599cm" svg:y1="17.298cm" svg:x2="43.3cm" svg:y2="17.298cm">
                  <text:p/>
                </draw:line>
                <draw:line draw:style-name="gr1" draw:layer="layout" svg:x1="43.3cm" svg:y1="17.298cm" svg:x2="43.3cm" svg:y2="16.497cm">
                  <text:p/>
                </draw:line>
                <draw:line draw:style-name="gr1" draw:layer="layout" svg:x1="46.999cm" svg:y1="20.498cm" svg:x2="46.999cm" svg:y2="19.698cm">
                  <text:p/>
                </draw:line>
                <draw:line draw:style-name="gr1" draw:layer="layout" svg:x1="47.3cm" svg:y1="19.698cm" svg:x2="46.999cm" svg:y2="19.698cm">
                  <text:p/>
                </draw:line>
                <draw:line draw:style-name="gr1" draw:layer="layout" svg:x1="47.3cm" svg:y1="19.698cm" svg:x2="47.3cm" svg:y2="18.897cm">
                  <text:p/>
                </draw:line>
                <draw:line draw:style-name="gr1" draw:layer="layout" svg:x1="47.3cm" svg:y1="18.897cm" svg:x2="46.999cm" svg:y2="18.897cm">
                  <text:p/>
                </draw:line>
                <draw:line draw:style-name="gr1" draw:layer="layout" svg:x1="46.999cm" svg:y1="18.897cm" svg:x2="46.999cm" svg:y2="18.098cm">
                  <text:p/>
                </draw:line>
                <draw:line draw:style-name="gr1" draw:layer="layout" svg:x1="47.3cm" svg:y1="18.098cm" svg:x2="46.999cm" svg:y2="18.098cm">
                  <text:p/>
                </draw:line>
                <draw:line draw:style-name="gr1" draw:layer="layout" svg:x1="47.3cm" svg:y1="18.098cm" svg:x2="47.3cm" svg:y2="17.298cm">
                  <text:p/>
                </draw:line>
                <draw:line draw:style-name="gr1" draw:layer="layout" svg:x1="47.3cm" svg:y1="17.298cm" svg:x2="46.999cm" svg:y2="17.298cm">
                  <text:p/>
                </draw:line>
                <draw:line draw:style-name="gr1" draw:layer="layout" svg:x1="46.999cm" svg:y1="17.298cm" svg:x2="46.999cm" svg:y2="16.497cm">
                  <text:p/>
                </draw:line>
              </draw:g>
              <draw:line draw:style-name="gr1" draw:layer="layout" svg:x1="39.902cm" svg:y1="20.198cm" svg:x2="40.401cm" svg:y2="20.198cm">
                <text:p/>
              </draw:line>
              <draw:line draw:style-name="gr1" draw:layer="layout" svg:x1="40.401cm" svg:y1="20.198cm" svg:x2="40.401cm" svg:y2="20.499cm">
                <text:p/>
              </draw:line>
              <draw:line draw:style-name="gr1" draw:layer="layout" svg:x1="40.401cm" svg:y1="20.499cm" svg:x2="41.202cm" svg:y2="20.499cm">
                <text:p/>
              </draw:line>
              <draw:line draw:style-name="gr1" draw:layer="layout" svg:x1="41.202cm" svg:y1="20.198cm" svg:x2="41.202cm" svg:y2="20.499cm">
                <text:p/>
              </draw:line>
              <draw:line draw:style-name="gr1" draw:layer="layout" svg:x1="41.202cm" svg:y1="20.198cm" svg:x2="42.001cm" svg:y2="20.198cm">
                <text:p/>
              </draw:line>
              <draw:line draw:style-name="gr1" draw:layer="layout" svg:x1="42.001cm" svg:y1="20.198cm" svg:x2="42.001cm" svg:y2="20.499cm">
                <text:p/>
              </draw:line>
              <draw:line draw:style-name="gr1" draw:layer="layout" svg:x1="42.001cm" svg:y1="20.499cm" svg:x2="42.801cm" svg:y2="20.499cm">
                <text:p/>
              </draw:line>
              <draw:line draw:style-name="gr1" draw:layer="layout" svg:x1="42.801cm" svg:y1="20.198cm" svg:x2="42.801cm" svg:y2="20.499cm">
                <text:p/>
              </draw:line>
              <draw:line draw:style-name="gr1" draw:layer="layout" svg:x1="42.801cm" svg:y1="20.198cm" svg:x2="43.301cm" svg:y2="20.198cm">
                <text:p/>
              </draw:line>
              <draw:line draw:style-name="gr1" draw:layer="layout" svg:x1="39.902cm" svg:y1="16.799cm" svg:x2="40.401cm" svg:y2="16.799cm">
                <text:p/>
              </draw:line>
              <draw:line draw:style-name="gr1" draw:layer="layout" svg:x1="40.401cm" svg:y1="16.498cm" svg:x2="40.401cm" svg:y2="16.799cm">
                <text:p/>
              </draw:line>
              <draw:line draw:style-name="gr1" draw:layer="layout" svg:x1="40.401cm" svg:y1="16.498cm" svg:x2="41.202cm" svg:y2="16.498cm">
                <text:p/>
              </draw:line>
              <draw:line draw:style-name="gr1" draw:layer="layout" svg:x1="41.202cm" svg:y1="16.498cm" svg:x2="41.202cm" svg:y2="16.799cm">
                <text:p/>
              </draw:line>
              <draw:line draw:style-name="gr1" draw:layer="layout" svg:x1="41.202cm" svg:y1="16.799cm" svg:x2="42.001cm" svg:y2="16.799cm">
                <text:p/>
              </draw:line>
              <draw:line draw:style-name="gr1" draw:layer="layout" svg:x1="42.001cm" svg:y1="16.498cm" svg:x2="42.001cm" svg:y2="16.799cm">
                <text:p/>
              </draw:line>
              <draw:line draw:style-name="gr1" draw:layer="layout" svg:x1="42.001cm" svg:y1="16.498cm" svg:x2="42.801cm" svg:y2="16.498cm">
                <text:p/>
              </draw:line>
              <draw:line draw:style-name="gr1" draw:layer="layout" svg:x1="42.801cm" svg:y1="16.498cm" svg:x2="42.801cm" svg:y2="16.799cm">
                <text:p/>
              </draw:line>
              <draw:line draw:style-name="gr1" draw:layer="layout" svg:x1="42.801cm" svg:y1="16.799cm" svg:x2="43.301cm" svg:y2="16.799cm">
                <text:p/>
              </draw:line>
              <draw:line draw:style-name="gr1" draw:layer="layout" svg:x1="39.902cm" svg:y1="20.198cm" svg:x2="39.902cm" svg:y2="19.699cm">
                <text:p/>
              </draw:line>
              <draw:line draw:style-name="gr1" draw:layer="layout" svg:x1="39.902cm" svg:y1="19.699cm" svg:x2="39.601cm" svg:y2="19.699cm">
                <text:p/>
              </draw:line>
              <draw:line draw:style-name="gr1" draw:layer="layout" svg:x1="39.601cm" svg:y1="19.699cm" svg:x2="39.601cm" svg:y2="18.898cm">
                <text:p/>
              </draw:line>
              <draw:line draw:style-name="gr1" draw:layer="layout" svg:x1="39.902cm" svg:y1="18.898cm" svg:x2="39.601cm" svg:y2="18.898cm">
                <text:p/>
              </draw:line>
              <draw:line draw:style-name="gr1" draw:layer="layout" svg:x1="39.902cm" svg:y1="18.898cm" svg:x2="39.902cm" svg:y2="18.099cm">
                <text:p/>
              </draw:line>
              <draw:line draw:style-name="gr1" draw:layer="layout" svg:x1="39.902cm" svg:y1="18.099cm" svg:x2="39.601cm" svg:y2="18.099cm">
                <text:p/>
              </draw:line>
              <draw:line draw:style-name="gr1" draw:layer="layout" svg:x1="39.601cm" svg:y1="18.099cm" svg:x2="39.601cm" svg:y2="17.299cm">
                <text:p/>
              </draw:line>
              <draw:line draw:style-name="gr1" draw:layer="layout" svg:x1="39.902cm" svg:y1="17.299cm" svg:x2="39.601cm" svg:y2="17.299cm">
                <text:p/>
              </draw:line>
              <draw:line draw:style-name="gr1" draw:layer="layout" svg:x1="39.902cm" svg:y1="17.299cm" svg:x2="39.902cm" svg:y2="16.799cm">
                <text:p/>
              </draw:line>
              <draw:line draw:style-name="gr1" draw:layer="layout" svg:x1="43.301cm" svg:y1="20.198cm" svg:x2="43.301cm" svg:y2="19.699cm">
                <text:p/>
              </draw:line>
              <draw:line draw:style-name="gr1" draw:layer="layout" svg:x1="43.602cm" svg:y1="19.699cm" svg:x2="43.301cm" svg:y2="19.699cm">
                <text:p/>
              </draw:line>
              <draw:line draw:style-name="gr1" draw:layer="layout" svg:x1="43.602cm" svg:y1="19.699cm" svg:x2="43.602cm" svg:y2="18.898cm">
                <text:p/>
              </draw:line>
              <draw:line draw:style-name="gr1" draw:layer="layout" svg:x1="43.602cm" svg:y1="18.898cm" svg:x2="43.301cm" svg:y2="18.898cm">
                <text:p/>
              </draw:line>
              <draw:line draw:style-name="gr1" draw:layer="layout" svg:x1="43.301cm" svg:y1="18.898cm" svg:x2="43.301cm" svg:y2="18.099cm">
                <text:p/>
              </draw:line>
              <draw:line draw:style-name="gr1" draw:layer="layout" svg:x1="43.602cm" svg:y1="18.099cm" svg:x2="43.301cm" svg:y2="18.099cm">
                <text:p/>
              </draw:line>
              <draw:line draw:style-name="gr1" draw:layer="layout" svg:x1="43.602cm" svg:y1="18.099cm" svg:x2="43.602cm" svg:y2="17.299cm">
                <text:p/>
              </draw:line>
              <draw:line draw:style-name="gr1" draw:layer="layout" svg:x1="43.602cm" svg:y1="17.299cm" svg:x2="43.301cm" svg:y2="17.299cm">
                <text:p/>
              </draw:line>
              <draw:line draw:style-name="gr1" draw:layer="layout" svg:x1="43.301cm" svg:y1="17.299cm" svg:x2="43.301cm" svg:y2="16.799cm">
                <text:p/>
              </draw:line>
              <draw:path draw:style-name="gr282" draw:text-style-name="P1" draw:layer="layout" svg:width="2.399cm" svg:height="2.559cm" svg:x="40.401cm" svg:y="17.239cm" svg:viewBox="0 0 2400 2560" svg:d="M1188 0c-587 0-1076 417-1188 970h489c100-286 372-491 692-491 406 0 734 329 734 734s-328 734-734 734c-320 0-593-205-693-492h-42-446c0 0 0 90 0 608s446 497 446 497v-390c205 159 462 254 742 254 669 0 1212-543 1212-1212s-543-1212-1212-1212z">
                <text:p/>
              </draw:path>
            </draw:g>
            <draw:g>
              <draw:g>
                <draw:line draw:style-name="gr1" draw:layer="layout" svg:x1="47.3cm" svg:y1="24.502cm" svg:x2="48.099cm" svg:y2="24.502cm">
                  <text:p/>
                </draw:line>
                <draw:line draw:style-name="gr1" draw:layer="layout" svg:x1="48.099cm" svg:y1="24.201cm" svg:x2="48.099cm" svg:y2="24.502cm">
                  <text:p/>
                </draw:line>
                <draw:line draw:style-name="gr1" draw:layer="layout" svg:x1="48.099cm" svg:y1="24.201cm" svg:x2="48.9cm" svg:y2="24.201cm">
                  <text:p/>
                </draw:line>
                <draw:line draw:style-name="gr1" draw:layer="layout" svg:x1="48.9cm" svg:y1="24.201cm" svg:x2="48.9cm" svg:y2="24.502cm">
                  <text:p/>
                </draw:line>
                <draw:line draw:style-name="gr1" draw:layer="layout" svg:x1="48.9cm" svg:y1="24.502cm" svg:x2="49.699cm" svg:y2="24.502cm">
                  <text:p/>
                </draw:line>
                <draw:line draw:style-name="gr1" draw:layer="layout" svg:x1="49.699cm" svg:y1="24.201cm" svg:x2="49.699cm" svg:y2="24.502cm">
                  <text:p/>
                </draw:line>
                <draw:line draw:style-name="gr1" draw:layer="layout" svg:x1="49.699cm" svg:y1="24.201cm" svg:x2="50.499cm" svg:y2="24.201cm">
                  <text:p/>
                </draw:line>
                <draw:line draw:style-name="gr1" draw:layer="layout" svg:x1="50.499cm" svg:y1="24.201cm" svg:x2="50.499cm" svg:y2="24.502cm">
                  <text:p/>
                </draw:line>
                <draw:line draw:style-name="gr1" draw:layer="layout" svg:x1="50.499cm" svg:y1="24.502cm" svg:x2="50.999cm" svg:y2="24.502cm">
                  <text:p/>
                </draw:line>
                <draw:line draw:style-name="gr1" draw:layer="layout" svg:x1="47.3cm" svg:y1="20.501cm" svg:x2="48.099cm" svg:y2="20.501cm">
                  <text:p/>
                </draw:line>
                <draw:line draw:style-name="gr1" draw:layer="layout" svg:x1="48.099cm" svg:y1="20.501cm" svg:x2="48.099cm" svg:y2="20.802cm">
                  <text:p/>
                </draw:line>
                <draw:line draw:style-name="gr1" draw:layer="layout" svg:x1="48.099cm" svg:y1="20.802cm" svg:x2="48.9cm" svg:y2="20.802cm">
                  <text:p/>
                </draw:line>
                <draw:line draw:style-name="gr1" draw:layer="layout" svg:x1="48.9cm" svg:y1="20.501cm" svg:x2="48.9cm" svg:y2="20.802cm">
                  <text:p/>
                </draw:line>
                <draw:line draw:style-name="gr1" draw:layer="layout" svg:x1="48.9cm" svg:y1="20.501cm" svg:x2="49.699cm" svg:y2="20.501cm">
                  <text:p/>
                </draw:line>
                <draw:line draw:style-name="gr1" draw:layer="layout" svg:x1="49.699cm" svg:y1="20.501cm" svg:x2="49.699cm" svg:y2="20.802cm">
                  <text:p/>
                </draw:line>
                <draw:line draw:style-name="gr1" draw:layer="layout" svg:x1="49.699cm" svg:y1="20.802cm" svg:x2="50.499cm" svg:y2="20.802cm">
                  <text:p/>
                </draw:line>
                <draw:line draw:style-name="gr1" draw:layer="layout" svg:x1="50.499cm" svg:y1="20.501cm" svg:x2="50.499cm" svg:y2="20.802cm">
                  <text:p/>
                </draw:line>
                <draw:line draw:style-name="gr1" draw:layer="layout" svg:x1="50.499cm" svg:y1="20.501cm" svg:x2="50.999cm" svg:y2="20.501cm">
                  <text:p/>
                </draw:line>
                <draw:line draw:style-name="gr1" draw:layer="layout" svg:x1="47.3cm" svg:y1="24.502cm" svg:x2="47.3cm" svg:y2="23.702cm">
                  <text:p/>
                </draw:line>
                <draw:line draw:style-name="gr1" draw:layer="layout" svg:x1="47.599cm" svg:y1="23.702cm" svg:x2="47.3cm" svg:y2="23.702cm">
                  <text:p/>
                </draw:line>
                <draw:line draw:style-name="gr1" draw:layer="layout" svg:x1="47.599cm" svg:y1="23.702cm" svg:x2="47.599cm" svg:y2="22.901cm">
                  <text:p/>
                </draw:line>
                <draw:line draw:style-name="gr1" draw:layer="layout" svg:x1="47.599cm" svg:y1="22.901cm" svg:x2="47.3cm" svg:y2="22.901cm">
                  <text:p/>
                </draw:line>
                <draw:line draw:style-name="gr1" draw:layer="layout" svg:x1="47.3cm" svg:y1="22.901cm" svg:x2="47.3cm" svg:y2="22.102cm">
                  <text:p/>
                </draw:line>
                <draw:line draw:style-name="gr1" draw:layer="layout" svg:x1="47.599cm" svg:y1="22.102cm" svg:x2="47.3cm" svg:y2="22.102cm">
                  <text:p/>
                </draw:line>
                <draw:line draw:style-name="gr1" draw:layer="layout" svg:x1="47.599cm" svg:y1="22.102cm" svg:x2="47.599cm" svg:y2="21.302cm">
                  <text:p/>
                </draw:line>
                <draw:line draw:style-name="gr1" draw:layer="layout" svg:x1="47.599cm" svg:y1="21.302cm" svg:x2="47.3cm" svg:y2="21.302cm">
                  <text:p/>
                </draw:line>
                <draw:line draw:style-name="gr1" draw:layer="layout" svg:x1="47.3cm" svg:y1="21.302cm" svg:x2="47.3cm" svg:y2="20.501cm">
                  <text:p/>
                </draw:line>
                <draw:line draw:style-name="gr1" draw:layer="layout" svg:x1="50.999cm" svg:y1="24.502cm" svg:x2="50.999cm" svg:y2="23.702cm">
                  <text:p/>
                </draw:line>
                <draw:line draw:style-name="gr1" draw:layer="layout" svg:x1="51.3cm" svg:y1="23.702cm" svg:x2="50.999cm" svg:y2="23.702cm">
                  <text:p/>
                </draw:line>
                <draw:line draw:style-name="gr1" draw:layer="layout" svg:x1="51.3cm" svg:y1="23.702cm" svg:x2="51.3cm" svg:y2="22.901cm">
                  <text:p/>
                </draw:line>
                <draw:line draw:style-name="gr1" draw:layer="layout" svg:x1="51.3cm" svg:y1="22.901cm" svg:x2="50.999cm" svg:y2="22.901cm">
                  <text:p/>
                </draw:line>
                <draw:line draw:style-name="gr1" draw:layer="layout" svg:x1="50.999cm" svg:y1="22.901cm" svg:x2="50.999cm" svg:y2="22.102cm">
                  <text:p/>
                </draw:line>
                <draw:line draw:style-name="gr1" draw:layer="layout" svg:x1="51.3cm" svg:y1="22.102cm" svg:x2="50.999cm" svg:y2="22.102cm">
                  <text:p/>
                </draw:line>
                <draw:line draw:style-name="gr1" draw:layer="layout" svg:x1="51.3cm" svg:y1="22.102cm" svg:x2="51.3cm" svg:y2="21.302cm">
                  <text:p/>
                </draw:line>
                <draw:line draw:style-name="gr1" draw:layer="layout" svg:x1="51.3cm" svg:y1="21.302cm" svg:x2="50.999cm" svg:y2="21.302cm">
                  <text:p/>
                </draw:line>
                <draw:line draw:style-name="gr1" draw:layer="layout" svg:x1="50.999cm" svg:y1="21.302cm" svg:x2="50.999cm" svg:y2="20.501cm">
                  <text:p/>
                </draw:line>
              </draw:g>
              <draw:line draw:style-name="gr1" draw:layer="layout" svg:x1="47.601cm" svg:y1="20.2cm" svg:x2="48.1cm" svg:y2="20.2cm">
                <text:p/>
              </draw:line>
              <draw:line draw:style-name="gr1" draw:layer="layout" svg:x1="48.1cm" svg:y1="20.2cm" svg:x2="48.1cm" svg:y2="20.501cm">
                <text:p/>
              </draw:line>
              <draw:line draw:style-name="gr1" draw:layer="layout" svg:x1="48.1cm" svg:y1="20.501cm" svg:x2="48.901cm" svg:y2="20.501cm">
                <text:p/>
              </draw:line>
              <draw:line draw:style-name="gr1" draw:layer="layout" svg:x1="48.901cm" svg:y1="20.2cm" svg:x2="48.901cm" svg:y2="20.501cm">
                <text:p/>
              </draw:line>
              <draw:line draw:style-name="gr1" draw:layer="layout" svg:x1="48.901cm" svg:y1="20.2cm" svg:x2="49.7cm" svg:y2="20.2cm">
                <text:p/>
              </draw:line>
              <draw:line draw:style-name="gr1" draw:layer="layout" svg:x1="49.7cm" svg:y1="20.2cm" svg:x2="49.7cm" svg:y2="20.501cm">
                <text:p/>
              </draw:line>
              <draw:line draw:style-name="gr1" draw:layer="layout" svg:x1="49.7cm" svg:y1="20.501cm" svg:x2="50.5cm" svg:y2="20.501cm">
                <text:p/>
              </draw:line>
              <draw:line draw:style-name="gr1" draw:layer="layout" svg:x1="50.5cm" svg:y1="20.2cm" svg:x2="50.5cm" svg:y2="20.501cm">
                <text:p/>
              </draw:line>
              <draw:line draw:style-name="gr1" draw:layer="layout" svg:x1="50.5cm" svg:y1="20.2cm" svg:x2="51cm" svg:y2="20.2cm">
                <text:p/>
              </draw:line>
              <draw:line draw:style-name="gr1" draw:layer="layout" svg:x1="47.601cm" svg:y1="16.801cm" svg:x2="48.1cm" svg:y2="16.801cm">
                <text:p/>
              </draw:line>
              <draw:line draw:style-name="gr1" draw:layer="layout" svg:x1="48.1cm" svg:y1="16.5cm" svg:x2="48.1cm" svg:y2="16.801cm">
                <text:p/>
              </draw:line>
              <draw:line draw:style-name="gr1" draw:layer="layout" svg:x1="48.1cm" svg:y1="16.5cm" svg:x2="48.901cm" svg:y2="16.5cm">
                <text:p/>
              </draw:line>
              <draw:line draw:style-name="gr1" draw:layer="layout" svg:x1="48.901cm" svg:y1="16.5cm" svg:x2="48.901cm" svg:y2="16.801cm">
                <text:p/>
              </draw:line>
              <draw:line draw:style-name="gr1" draw:layer="layout" svg:x1="48.901cm" svg:y1="16.801cm" svg:x2="49.7cm" svg:y2="16.801cm">
                <text:p/>
              </draw:line>
              <draw:line draw:style-name="gr1" draw:layer="layout" svg:x1="49.7cm" svg:y1="16.5cm" svg:x2="49.7cm" svg:y2="16.801cm">
                <text:p/>
              </draw:line>
              <draw:line draw:style-name="gr1" draw:layer="layout" svg:x1="49.7cm" svg:y1="16.5cm" svg:x2="50.5cm" svg:y2="16.5cm">
                <text:p/>
              </draw:line>
              <draw:line draw:style-name="gr1" draw:layer="layout" svg:x1="50.5cm" svg:y1="16.5cm" svg:x2="50.5cm" svg:y2="16.801cm">
                <text:p/>
              </draw:line>
              <draw:line draw:style-name="gr1" draw:layer="layout" svg:x1="50.5cm" svg:y1="16.801cm" svg:x2="51cm" svg:y2="16.801cm">
                <text:p/>
              </draw:line>
              <draw:line draw:style-name="gr1" draw:layer="layout" svg:x1="47.601cm" svg:y1="20.2cm" svg:x2="47.601cm" svg:y2="19.701cm">
                <text:p/>
              </draw:line>
              <draw:line draw:style-name="gr1" draw:layer="layout" svg:x1="47.601cm" svg:y1="19.701cm" svg:x2="47.3cm" svg:y2="19.701cm">
                <text:p/>
              </draw:line>
              <draw:line draw:style-name="gr1" draw:layer="layout" svg:x1="47.3cm" svg:y1="19.701cm" svg:x2="47.3cm" svg:y2="18.9cm">
                <text:p/>
              </draw:line>
              <draw:line draw:style-name="gr1" draw:layer="layout" svg:x1="47.601cm" svg:y1="18.9cm" svg:x2="47.3cm" svg:y2="18.9cm">
                <text:p/>
              </draw:line>
              <draw:line draw:style-name="gr1" draw:layer="layout" svg:x1="47.601cm" svg:y1="18.9cm" svg:x2="47.601cm" svg:y2="18.101cm">
                <text:p/>
              </draw:line>
              <draw:line draw:style-name="gr1" draw:layer="layout" svg:x1="47.601cm" svg:y1="18.101cm" svg:x2="47.3cm" svg:y2="18.101cm">
                <text:p/>
              </draw:line>
              <draw:line draw:style-name="gr1" draw:layer="layout" svg:x1="47.3cm" svg:y1="18.101cm" svg:x2="47.3cm" svg:y2="17.301cm">
                <text:p/>
              </draw:line>
              <draw:line draw:style-name="gr1" draw:layer="layout" svg:x1="47.601cm" svg:y1="17.301cm" svg:x2="47.3cm" svg:y2="17.301cm">
                <text:p/>
              </draw:line>
              <draw:line draw:style-name="gr1" draw:layer="layout" svg:x1="47.601cm" svg:y1="17.301cm" svg:x2="47.601cm" svg:y2="16.801cm">
                <text:p/>
              </draw:line>
              <draw:line draw:style-name="gr1" draw:layer="layout" svg:x1="51cm" svg:y1="20.2cm" svg:x2="51cm" svg:y2="19.701cm">
                <text:p/>
              </draw:line>
              <draw:line draw:style-name="gr1" draw:layer="layout" svg:x1="51.301cm" svg:y1="19.701cm" svg:x2="51cm" svg:y2="19.701cm">
                <text:p/>
              </draw:line>
              <draw:line draw:style-name="gr1" draw:layer="layout" svg:x1="51.301cm" svg:y1="19.701cm" svg:x2="51.301cm" svg:y2="18.9cm">
                <text:p/>
              </draw:line>
              <draw:line draw:style-name="gr1" draw:layer="layout" svg:x1="51.301cm" svg:y1="18.9cm" svg:x2="51cm" svg:y2="18.9cm">
                <text:p/>
              </draw:line>
              <draw:line draw:style-name="gr1" draw:layer="layout" svg:x1="51cm" svg:y1="18.9cm" svg:x2="51cm" svg:y2="18.101cm">
                <text:p/>
              </draw:line>
              <draw:line draw:style-name="gr1" draw:layer="layout" svg:x1="51.301cm" svg:y1="18.101cm" svg:x2="51cm" svg:y2="18.101cm">
                <text:p/>
              </draw:line>
              <draw:line draw:style-name="gr1" draw:layer="layout" svg:x1="51.301cm" svg:y1="18.101cm" svg:x2="51.301cm" svg:y2="17.301cm">
                <text:p/>
              </draw:line>
              <draw:line draw:style-name="gr1" draw:layer="layout" svg:x1="51.301cm" svg:y1="17.301cm" svg:x2="51cm" svg:y2="17.301cm">
                <text:p/>
              </draw:line>
              <draw:line draw:style-name="gr1" draw:layer="layout" svg:x1="51cm" svg:y1="17.301cm" svg:x2="51cm" svg:y2="16.801cm">
                <text:p/>
              </draw:line>
              <draw:g>
                <draw:path draw:style-name="gr283" draw:text-style-name="P1" draw:layer="layout" svg:width="0.726cm" svg:height="0.641cm" svg:x="47.8cm" svg:y="21.691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284" draw:text-style-name="P1" draw:layer="layout" svg:width="0.698cm" svg:height="0.62cm" svg:x="48.672cm" svg:y="21.702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285" draw:text-style-name="P1" draw:layer="layout" svg:width="0.316cm" svg:height="0.157cm" svg:x="48.829cm" svg:y="21.806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286" draw:text-style-name="P1" draw:layer="layout" svg:width="0.591cm" svg:height="0.62cm" svg:x="49.456cm" svg:y="21.702cm" svg:viewBox="0 0 592 621" draw:points="0,621 0,0 576,0 576,105 157,105 157,243 547,243 547,347 157,347 157,516 592,516 592,621">
                  <text:p/>
                </draw:polygon>
                <draw:polygon draw:style-name="gr287" draw:text-style-name="P1" draw:layer="layout" svg:width="0.616cm" svg:height="0.62cm" svg:x="50.183cm" svg:y="21.702cm" svg:viewBox="0 0 617 621" draw:points="0,621 0,0 153,0 471,415 471,0 617,0 617,621 459,621 146,216 146,621">
                  <text:p/>
                </draw:polygon>
                <draw:path draw:style-name="gr288" draw:text-style-name="P1" draw:layer="layout" svg:width="0.753cm" svg:height="0.641cm" svg:x="47.828cm" svg:y="22.659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289" draw:text-style-name="P1" draw:layer="layout" svg:width="0.65cm" svg:height="0.62cm" svg:x="48.705cm" svg:y="22.67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290" draw:text-style-name="P1" draw:layer="layout" svg:width="0.546cm" svg:height="0.615cm" svg:x="49.493cm" svg:y="22.674cm" svg:viewBox="0 0 547 616" draw:points="0,616 0,0 157,0 157,511 547,511 547,616">
                  <text:p/>
                </draw:polygon>
                <draw:polygon draw:style-name="gr291" draw:text-style-name="P1" draw:layer="layout" svg:width="0.591cm" svg:height="0.62cm" svg:x="50.153cm" svg:y="22.67cm" svg:viewBox="0 0 592 621" draw:points="0,621 0,0 576,0 576,105 157,105 157,243 547,243 547,347 157,347 157,516 592,516 592,621">
                  <text:p/>
                </draw:polygon>
                <draw:line draw:style-name="gr11" draw:text-style-name="P2" draw:layer="layout" svg:x1="48.83cm" svg:y1="21.807cm" svg:x2="48.83cm" svg:y2="21.965cm">
                  <text:p/>
                </draw:line>
                <draw:line draw:style-name="gr11" draw:text-style-name="P2" draw:layer="layout" svg:x1="48.672cm" svg:y1="22.323cm" svg:x2="48.829cm" svg:y2="22.323cm">
                  <text:p/>
                </draw:line>
                <draw:line draw:style-name="gr11" draw:text-style-name="P2" draw:layer="layout" svg:x1="48.189cm" svg:y1="22.095cm" svg:x2="48.369cm" svg:y2="22.095cm">
                  <text:p/>
                </draw:line>
                <draw:line draw:style-name="gr11" draw:text-style-name="P2" draw:layer="layout" svg:x1="48.706cm" svg:y1="22.662cm" svg:x2="48.706cm" svg:y2="23.292cm">
                  <text:p/>
                </draw:line>
                <draw:line draw:style-name="gr11" draw:text-style-name="P2" draw:layer="layout" svg:x1="48.862cm" svg:y1="22.772cm" svg:x2="48.952cm" svg:y2="22.772cm">
                  <text:p/>
                </draw:line>
                <draw:line draw:style-name="gr11" draw:text-style-name="P2" draw:layer="layout" svg:x1="48.862cm" svg:y1="22.772cm" svg:x2="48.952cm" svg:y2="22.772cm">
                  <text:p/>
                </draw:line>
                <draw:line draw:style-name="gr11" draw:text-style-name="P2" draw:layer="layout" svg:x1="48.862cm" svg:y1="23.021cm" svg:x2="48.997cm" svg:y2="23.021cm">
                  <text:p/>
                </draw:line>
              </draw:g>
              <draw:path draw:style-name="gr292" draw:text-style-name="P1" draw:layer="layout" svg:width="2.399cm" svg:height="2.559cm" svg:x="48.1cm" svg:y="17.241cm" svg:viewBox="0 0 2400 2560" svg:d="M1188 0c-587 0-1076 417-1188 970h489c100-286 372-491 692-491 406 0 734 329 734 734s-328 734-734 734c-320 0-593-205-693-492h-42-446c0 0 0 90 0 608s446 497 446 497v-390c205 159 462 254 742 254 669 0 1212-543 1212-1212s-543-1212-1212-1212z">
                <text:p/>
              </draw:path>
              <draw:g>
                <draw:line draw:style-name="gr1" draw:layer="layout" svg:x1="51cm" svg:y1="24.502cm" svg:x2="51.799cm" svg:y2="24.502cm">
                  <text:p/>
                </draw:line>
                <draw:line draw:style-name="gr1" draw:layer="layout" svg:x1="51.799cm" svg:y1="24.201cm" svg:x2="51.799cm" svg:y2="24.502cm">
                  <text:p/>
                </draw:line>
                <draw:line draw:style-name="gr1" draw:layer="layout" svg:x1="51.799cm" svg:y1="24.201cm" svg:x2="52.6cm" svg:y2="24.201cm">
                  <text:p/>
                </draw:line>
                <draw:line draw:style-name="gr1" draw:layer="layout" svg:x1="52.6cm" svg:y1="24.201cm" svg:x2="52.6cm" svg:y2="24.502cm">
                  <text:p/>
                </draw:line>
                <draw:line draw:style-name="gr1" draw:layer="layout" svg:x1="52.6cm" svg:y1="24.502cm" svg:x2="53.399cm" svg:y2="24.502cm">
                  <text:p/>
                </draw:line>
                <draw:line draw:style-name="gr1" draw:layer="layout" svg:x1="53.399cm" svg:y1="24.201cm" svg:x2="53.399cm" svg:y2="24.502cm">
                  <text:p/>
                </draw:line>
                <draw:line draw:style-name="gr1" draw:layer="layout" svg:x1="53.399cm" svg:y1="24.201cm" svg:x2="54.199cm" svg:y2="24.201cm">
                  <text:p/>
                </draw:line>
                <draw:line draw:style-name="gr1" draw:layer="layout" svg:x1="54.199cm" svg:y1="24.201cm" svg:x2="54.199cm" svg:y2="24.502cm">
                  <text:p/>
                </draw:line>
                <draw:line draw:style-name="gr1" draw:layer="layout" svg:x1="54.199cm" svg:y1="24.502cm" svg:x2="54.699cm" svg:y2="24.502cm">
                  <text:p/>
                </draw:line>
                <draw:line draw:style-name="gr1" draw:layer="layout" svg:x1="51cm" svg:y1="20.501cm" svg:x2="51.799cm" svg:y2="20.501cm">
                  <text:p/>
                </draw:line>
                <draw:line draw:style-name="gr1" draw:layer="layout" svg:x1="51.799cm" svg:y1="20.501cm" svg:x2="51.799cm" svg:y2="20.802cm">
                  <text:p/>
                </draw:line>
                <draw:line draw:style-name="gr1" draw:layer="layout" svg:x1="51.799cm" svg:y1="20.802cm" svg:x2="52.6cm" svg:y2="20.802cm">
                  <text:p/>
                </draw:line>
                <draw:line draw:style-name="gr1" draw:layer="layout" svg:x1="52.6cm" svg:y1="20.501cm" svg:x2="52.6cm" svg:y2="20.802cm">
                  <text:p/>
                </draw:line>
                <draw:line draw:style-name="gr1" draw:layer="layout" svg:x1="52.6cm" svg:y1="20.501cm" svg:x2="53.399cm" svg:y2="20.501cm">
                  <text:p/>
                </draw:line>
                <draw:line draw:style-name="gr1" draw:layer="layout" svg:x1="53.399cm" svg:y1="20.501cm" svg:x2="53.399cm" svg:y2="20.802cm">
                  <text:p/>
                </draw:line>
                <draw:line draw:style-name="gr1" draw:layer="layout" svg:x1="53.399cm" svg:y1="20.802cm" svg:x2="54.199cm" svg:y2="20.802cm">
                  <text:p/>
                </draw:line>
                <draw:line draw:style-name="gr1" draw:layer="layout" svg:x1="54.199cm" svg:y1="20.501cm" svg:x2="54.199cm" svg:y2="20.802cm">
                  <text:p/>
                </draw:line>
                <draw:line draw:style-name="gr1" draw:layer="layout" svg:x1="54.199cm" svg:y1="20.501cm" svg:x2="54.699cm" svg:y2="20.501cm">
                  <text:p/>
                </draw:line>
                <draw:line draw:style-name="gr1" draw:layer="layout" svg:x1="54.699cm" svg:y1="24.502cm" svg:x2="54.699cm" svg:y2="23.702cm">
                  <text:p/>
                </draw:line>
                <draw:line draw:style-name="gr1" draw:layer="layout" svg:x1="55cm" svg:y1="23.702cm" svg:x2="54.699cm" svg:y2="23.702cm">
                  <text:p/>
                </draw:line>
                <draw:line draw:style-name="gr1" draw:layer="layout" svg:x1="55cm" svg:y1="23.702cm" svg:x2="55cm" svg:y2="22.901cm">
                  <text:p/>
                </draw:line>
                <draw:line draw:style-name="gr1" draw:layer="layout" svg:x1="55cm" svg:y1="22.901cm" svg:x2="54.699cm" svg:y2="22.901cm">
                  <text:p/>
                </draw:line>
                <draw:line draw:style-name="gr1" draw:layer="layout" svg:x1="54.699cm" svg:y1="22.901cm" svg:x2="54.699cm" svg:y2="22.102cm">
                  <text:p/>
                </draw:line>
                <draw:line draw:style-name="gr1" draw:layer="layout" svg:x1="55cm" svg:y1="22.102cm" svg:x2="54.699cm" svg:y2="22.102cm">
                  <text:p/>
                </draw:line>
                <draw:line draw:style-name="gr1" draw:layer="layout" svg:x1="55cm" svg:y1="22.102cm" svg:x2="55cm" svg:y2="21.302cm">
                  <text:p/>
                </draw:line>
                <draw:line draw:style-name="gr1" draw:layer="layout" svg:x1="55cm" svg:y1="21.302cm" svg:x2="54.699cm" svg:y2="21.302cm">
                  <text:p/>
                </draw:line>
                <draw:line draw:style-name="gr1" draw:layer="layout" svg:x1="54.699cm" svg:y1="21.302cm" svg:x2="54.699cm" svg:y2="20.501cm">
                  <text:p/>
                </draw:line>
              </draw:g>
              <draw:g>
                <draw:line draw:style-name="gr1" draw:layer="layout" svg:x1="54.7cm" svg:y1="24.501cm" svg:x2="55.499cm" svg:y2="24.501cm">
                  <text:p/>
                </draw:line>
                <draw:line draw:style-name="gr1" draw:layer="layout" svg:x1="55.499cm" svg:y1="24.2cm" svg:x2="55.499cm" svg:y2="24.501cm">
                  <text:p/>
                </draw:line>
                <draw:line draw:style-name="gr1" draw:layer="layout" svg:x1="55.499cm" svg:y1="24.2cm" svg:x2="56.3cm" svg:y2="24.2cm">
                  <text:p/>
                </draw:line>
                <draw:line draw:style-name="gr1" draw:layer="layout" svg:x1="56.3cm" svg:y1="24.2cm" svg:x2="56.3cm" svg:y2="24.501cm">
                  <text:p/>
                </draw:line>
                <draw:line draw:style-name="gr1" draw:layer="layout" svg:x1="56.3cm" svg:y1="24.501cm" svg:x2="57.099cm" svg:y2="24.501cm">
                  <text:p/>
                </draw:line>
                <draw:line draw:style-name="gr1" draw:layer="layout" svg:x1="57.099cm" svg:y1="24.2cm" svg:x2="57.099cm" svg:y2="24.501cm">
                  <text:p/>
                </draw:line>
                <draw:line draw:style-name="gr1" draw:layer="layout" svg:x1="57.099cm" svg:y1="24.2cm" svg:x2="57.899cm" svg:y2="24.2cm">
                  <text:p/>
                </draw:line>
                <draw:line draw:style-name="gr1" draw:layer="layout" svg:x1="57.899cm" svg:y1="24.2cm" svg:x2="57.899cm" svg:y2="24.501cm">
                  <text:p/>
                </draw:line>
                <draw:line draw:style-name="gr1" draw:layer="layout" svg:x1="57.899cm" svg:y1="24.501cm" svg:x2="58.399cm" svg:y2="24.501cm">
                  <text:p/>
                </draw:line>
                <draw:line draw:style-name="gr1" draw:layer="layout" svg:x1="54.7cm" svg:y1="20.5cm" svg:x2="55.499cm" svg:y2="20.5cm">
                  <text:p/>
                </draw:line>
                <draw:line draw:style-name="gr1" draw:layer="layout" svg:x1="55.499cm" svg:y1="20.5cm" svg:x2="55.499cm" svg:y2="20.801cm">
                  <text:p/>
                </draw:line>
                <draw:line draw:style-name="gr1" draw:layer="layout" svg:x1="55.499cm" svg:y1="20.801cm" svg:x2="56.3cm" svg:y2="20.801cm">
                  <text:p/>
                </draw:line>
                <draw:line draw:style-name="gr1" draw:layer="layout" svg:x1="56.3cm" svg:y1="20.5cm" svg:x2="56.3cm" svg:y2="20.801cm">
                  <text:p/>
                </draw:line>
                <draw:line draw:style-name="gr1" draw:layer="layout" svg:x1="56.3cm" svg:y1="20.5cm" svg:x2="57.099cm" svg:y2="20.5cm">
                  <text:p/>
                </draw:line>
                <draw:line draw:style-name="gr1" draw:layer="layout" svg:x1="57.099cm" svg:y1="20.5cm" svg:x2="57.099cm" svg:y2="20.801cm">
                  <text:p/>
                </draw:line>
                <draw:line draw:style-name="gr1" draw:layer="layout" svg:x1="57.099cm" svg:y1="20.801cm" svg:x2="57.899cm" svg:y2="20.801cm">
                  <text:p/>
                </draw:line>
                <draw:line draw:style-name="gr1" draw:layer="layout" svg:x1="57.899cm" svg:y1="20.5cm" svg:x2="57.899cm" svg:y2="20.801cm">
                  <text:p/>
                </draw:line>
                <draw:line draw:style-name="gr1" draw:layer="layout" svg:x1="57.899cm" svg:y1="20.5cm" svg:x2="58.399cm" svg:y2="20.5cm">
                  <text:p/>
                </draw:line>
                <draw:line draw:style-name="gr1" draw:layer="layout" svg:x1="58.399cm" svg:y1="24.501cm" svg:x2="58.399cm" svg:y2="23.701cm">
                  <text:p/>
                </draw:line>
                <draw:line draw:style-name="gr1" draw:layer="layout" svg:x1="58.7cm" svg:y1="23.701cm" svg:x2="58.399cm" svg:y2="23.701cm">
                  <text:p/>
                </draw:line>
                <draw:line draw:style-name="gr1" draw:layer="layout" svg:x1="58.7cm" svg:y1="23.701cm" svg:x2="58.7cm" svg:y2="22.9cm">
                  <text:p/>
                </draw:line>
                <draw:line draw:style-name="gr1" draw:layer="layout" svg:x1="58.7cm" svg:y1="22.9cm" svg:x2="58.399cm" svg:y2="22.9cm">
                  <text:p/>
                </draw:line>
                <draw:line draw:style-name="gr1" draw:layer="layout" svg:x1="58.399cm" svg:y1="22.9cm" svg:x2="58.399cm" svg:y2="22.101cm">
                  <text:p/>
                </draw:line>
                <draw:line draw:style-name="gr1" draw:layer="layout" svg:x1="58.7cm" svg:y1="22.101cm" svg:x2="58.399cm" svg:y2="22.101cm">
                  <text:p/>
                </draw:line>
                <draw:line draw:style-name="gr1" draw:layer="layout" svg:x1="58.7cm" svg:y1="22.101cm" svg:x2="58.7cm" svg:y2="21.301cm">
                  <text:p/>
                </draw:line>
                <draw:line draw:style-name="gr1" draw:layer="layout" svg:x1="58.7cm" svg:y1="21.301cm" svg:x2="58.399cm" svg:y2="21.301cm">
                  <text:p/>
                </draw:line>
                <draw:line draw:style-name="gr1" draw:layer="layout" svg:x1="58.399cm" svg:y1="21.301cm" svg:x2="58.399cm" svg:y2="20.5cm">
                  <text:p/>
                </draw:line>
              </draw:g>
              <draw:g>
                <draw:path draw:style-name="gr293" draw:text-style-name="P1" draw:layer="layout" svg:width="0.726cm" svg:height="0.641cm" svg:x="55.2cm" svg:y="21.701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294" draw:text-style-name="P1" draw:layer="layout" svg:width="0.698cm" svg:height="0.62cm" svg:x="56.072cm" svg:y="21.712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295" draw:text-style-name="P1" draw:layer="layout" svg:width="0.316cm" svg:height="0.157cm" svg:x="56.229cm" svg:y="21.816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296" draw:text-style-name="P1" draw:layer="layout" svg:width="0.591cm" svg:height="0.62cm" svg:x="56.856cm" svg:y="21.712cm" svg:viewBox="0 0 592 621" draw:points="0,621 0,0 576,0 576,105 157,105 157,243 547,243 547,347 157,347 157,516 592,516 592,621">
                  <text:p/>
                </draw:polygon>
                <draw:polygon draw:style-name="gr297" draw:text-style-name="P1" draw:layer="layout" svg:width="0.616cm" svg:height="0.62cm" svg:x="57.583cm" svg:y="21.712cm" svg:viewBox="0 0 617 621" draw:points="0,621 0,0 153,0 471,415 471,0 617,0 617,621 459,621 146,216 146,621">
                  <text:p/>
                </draw:polygon>
                <draw:path draw:style-name="gr298" draw:text-style-name="P1" draw:layer="layout" svg:width="0.753cm" svg:height="0.641cm" svg:x="55.228cm" svg:y="22.669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299" draw:text-style-name="P1" draw:layer="layout" svg:width="0.65cm" svg:height="0.62cm" svg:x="56.105cm" svg:y="22.68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300" draw:text-style-name="P1" draw:layer="layout" svg:width="0.546cm" svg:height="0.615cm" svg:x="56.893cm" svg:y="22.684cm" svg:viewBox="0 0 547 616" draw:points="0,616 0,0 157,0 157,511 547,511 547,616">
                  <text:p/>
                </draw:polygon>
                <draw:polygon draw:style-name="gr301" draw:text-style-name="P1" draw:layer="layout" svg:width="0.591cm" svg:height="0.62cm" svg:x="57.553cm" svg:y="22.68cm" svg:viewBox="0 0 592 621" draw:points="0,621 0,0 576,0 576,105 157,105 157,243 547,243 547,347 157,347 157,516 592,516 592,621">
                  <text:p/>
                </draw:polygon>
                <draw:line draw:style-name="gr11" draw:text-style-name="P2" draw:layer="layout" svg:x1="56.23cm" svg:y1="21.817cm" svg:x2="56.23cm" svg:y2="21.975cm">
                  <text:p/>
                </draw:line>
                <draw:line draw:style-name="gr11" draw:text-style-name="P2" draw:layer="layout" svg:x1="56.072cm" svg:y1="22.333cm" svg:x2="56.229cm" svg:y2="22.333cm">
                  <text:p/>
                </draw:line>
                <draw:line draw:style-name="gr11" draw:text-style-name="P2" draw:layer="layout" svg:x1="55.589cm" svg:y1="22.105cm" svg:x2="55.769cm" svg:y2="22.105cm">
                  <text:p/>
                </draw:line>
                <draw:line draw:style-name="gr11" draw:text-style-name="P2" draw:layer="layout" svg:x1="56.106cm" svg:y1="22.672cm" svg:x2="56.106cm" svg:y2="23.302cm">
                  <text:p/>
                </draw:line>
                <draw:line draw:style-name="gr11" draw:text-style-name="P2" draw:layer="layout" svg:x1="56.262cm" svg:y1="22.782cm" svg:x2="56.352cm" svg:y2="22.782cm">
                  <text:p/>
                </draw:line>
                <draw:line draw:style-name="gr11" draw:text-style-name="P2" draw:layer="layout" svg:x1="56.262cm" svg:y1="22.782cm" svg:x2="56.352cm" svg:y2="22.782cm">
                  <text:p/>
                </draw:line>
                <draw:line draw:style-name="gr11" draw:text-style-name="P2" draw:layer="layout" svg:x1="56.262cm" svg:y1="23.031cm" svg:x2="56.397cm" svg:y2="23.031cm">
                  <text:p/>
                </draw:line>
              </draw:g>
              <draw:g>
                <draw:line draw:style-name="gr1" draw:layer="layout" svg:x1="55cm" svg:y1="20.501cm" svg:x2="55.799cm" svg:y2="20.501cm">
                  <text:p/>
                </draw:line>
                <draw:line draw:style-name="gr1" draw:layer="layout" svg:x1="55.799cm" svg:y1="20.2cm" svg:x2="55.799cm" svg:y2="20.501cm">
                  <text:p/>
                </draw:line>
                <draw:line draw:style-name="gr1" draw:layer="layout" svg:x1="55.799cm" svg:y1="20.2cm" svg:x2="56.6cm" svg:y2="20.2cm">
                  <text:p/>
                </draw:line>
                <draw:line draw:style-name="gr1" draw:layer="layout" svg:x1="56.6cm" svg:y1="20.2cm" svg:x2="56.6cm" svg:y2="20.501cm">
                  <text:p/>
                </draw:line>
                <draw:line draw:style-name="gr1" draw:layer="layout" svg:x1="56.6cm" svg:y1="20.501cm" svg:x2="57.399cm" svg:y2="20.501cm">
                  <text:p/>
                </draw:line>
                <draw:line draw:style-name="gr1" draw:layer="layout" svg:x1="57.399cm" svg:y1="20.2cm" svg:x2="57.399cm" svg:y2="20.501cm">
                  <text:p/>
                </draw:line>
                <draw:line draw:style-name="gr1" draw:layer="layout" svg:x1="57.399cm" svg:y1="20.2cm" svg:x2="58.199cm" svg:y2="20.2cm">
                  <text:p/>
                </draw:line>
                <draw:line draw:style-name="gr1" draw:layer="layout" svg:x1="58.199cm" svg:y1="20.2cm" svg:x2="58.199cm" svg:y2="20.501cm">
                  <text:p/>
                </draw:line>
                <draw:line draw:style-name="gr1" draw:layer="layout" svg:x1="58.199cm" svg:y1="20.501cm" svg:x2="58.699cm" svg:y2="20.501cm">
                  <text:p/>
                </draw:line>
                <draw:line draw:style-name="gr1" draw:layer="layout" svg:x1="55cm" svg:y1="16.5cm" svg:x2="55.799cm" svg:y2="16.5cm">
                  <text:p/>
                </draw:line>
                <draw:line draw:style-name="gr1" draw:layer="layout" svg:x1="55.799cm" svg:y1="16.5cm" svg:x2="55.799cm" svg:y2="16.801cm">
                  <text:p/>
                </draw:line>
                <draw:line draw:style-name="gr1" draw:layer="layout" svg:x1="55.799cm" svg:y1="16.801cm" svg:x2="56.6cm" svg:y2="16.801cm">
                  <text:p/>
                </draw:line>
                <draw:line draw:style-name="gr1" draw:layer="layout" svg:x1="56.6cm" svg:y1="16.5cm" svg:x2="56.6cm" svg:y2="16.801cm">
                  <text:p/>
                </draw:line>
                <draw:line draw:style-name="gr1" draw:layer="layout" svg:x1="56.6cm" svg:y1="16.5cm" svg:x2="57.399cm" svg:y2="16.5cm">
                  <text:p/>
                </draw:line>
                <draw:line draw:style-name="gr1" draw:layer="layout" svg:x1="57.399cm" svg:y1="16.5cm" svg:x2="57.399cm" svg:y2="16.801cm">
                  <text:p/>
                </draw:line>
                <draw:line draw:style-name="gr1" draw:layer="layout" svg:x1="57.399cm" svg:y1="16.801cm" svg:x2="58.199cm" svg:y2="16.801cm">
                  <text:p/>
                </draw:line>
                <draw:line draw:style-name="gr1" draw:layer="layout" svg:x1="58.199cm" svg:y1="16.5cm" svg:x2="58.199cm" svg:y2="16.801cm">
                  <text:p/>
                </draw:line>
                <draw:line draw:style-name="gr1" draw:layer="layout" svg:x1="58.199cm" svg:y1="16.5cm" svg:x2="58.699cm" svg:y2="16.5cm">
                  <text:p/>
                </draw:line>
                <draw:line draw:style-name="gr1" draw:layer="layout" svg:x1="55cm" svg:y1="20.501cm" svg:x2="55cm" svg:y2="19.701cm">
                  <text:p/>
                </draw:line>
                <draw:line draw:style-name="gr1" draw:layer="layout" svg:x1="55.299cm" svg:y1="19.701cm" svg:x2="55cm" svg:y2="19.701cm">
                  <text:p/>
                </draw:line>
                <draw:line draw:style-name="gr1" draw:layer="layout" svg:x1="55.299cm" svg:y1="19.701cm" svg:x2="55.299cm" svg:y2="18.9cm">
                  <text:p/>
                </draw:line>
                <draw:line draw:style-name="gr1" draw:layer="layout" svg:x1="55.299cm" svg:y1="18.9cm" svg:x2="55cm" svg:y2="18.9cm">
                  <text:p/>
                </draw:line>
                <draw:line draw:style-name="gr1" draw:layer="layout" svg:x1="55cm" svg:y1="18.9cm" svg:x2="55cm" svg:y2="18.101cm">
                  <text:p/>
                </draw:line>
                <draw:line draw:style-name="gr1" draw:layer="layout" svg:x1="55.299cm" svg:y1="18.101cm" svg:x2="55cm" svg:y2="18.101cm">
                  <text:p/>
                </draw:line>
                <draw:line draw:style-name="gr1" draw:layer="layout" svg:x1="55.299cm" svg:y1="18.101cm" svg:x2="55.299cm" svg:y2="17.301cm">
                  <text:p/>
                </draw:line>
                <draw:line draw:style-name="gr1" draw:layer="layout" svg:x1="55.299cm" svg:y1="17.301cm" svg:x2="55cm" svg:y2="17.301cm">
                  <text:p/>
                </draw:line>
                <draw:line draw:style-name="gr1" draw:layer="layout" svg:x1="55cm" svg:y1="17.301cm" svg:x2="55cm" svg:y2="16.5cm">
                  <text:p/>
                </draw:line>
                <draw:line draw:style-name="gr1" draw:layer="layout" svg:x1="58.699cm" svg:y1="20.501cm" svg:x2="58.699cm" svg:y2="19.701cm">
                  <text:p/>
                </draw:line>
                <draw:line draw:style-name="gr1" draw:layer="layout" svg:x1="59cm" svg:y1="19.701cm" svg:x2="58.699cm" svg:y2="19.701cm">
                  <text:p/>
                </draw:line>
                <draw:line draw:style-name="gr1" draw:layer="layout" svg:x1="59cm" svg:y1="19.701cm" svg:x2="59cm" svg:y2="18.9cm">
                  <text:p/>
                </draw:line>
                <draw:line draw:style-name="gr1" draw:layer="layout" svg:x1="59cm" svg:y1="18.9cm" svg:x2="58.699cm" svg:y2="18.9cm">
                  <text:p/>
                </draw:line>
                <draw:line draw:style-name="gr1" draw:layer="layout" svg:x1="58.699cm" svg:y1="18.9cm" svg:x2="58.699cm" svg:y2="18.101cm">
                  <text:p/>
                </draw:line>
                <draw:line draw:style-name="gr1" draw:layer="layout" svg:x1="59cm" svg:y1="18.101cm" svg:x2="58.699cm" svg:y2="18.101cm">
                  <text:p/>
                </draw:line>
                <draw:line draw:style-name="gr1" draw:layer="layout" svg:x1="59cm" svg:y1="18.101cm" svg:x2="59cm" svg:y2="17.301cm">
                  <text:p/>
                </draw:line>
                <draw:line draw:style-name="gr1" draw:layer="layout" svg:x1="59cm" svg:y1="17.301cm" svg:x2="58.699cm" svg:y2="17.301cm">
                  <text:p/>
                </draw:line>
                <draw:line draw:style-name="gr1" draw:layer="layout" svg:x1="58.699cm" svg:y1="17.301cm" svg:x2="58.699cm" svg:y2="16.5cm">
                  <text:p/>
                </draw:line>
              </draw:g>
              <draw:line draw:style-name="gr1" draw:layer="layout" svg:x1="51.602cm" svg:y1="20.201cm" svg:x2="52.101cm" svg:y2="20.201cm">
                <text:p/>
              </draw:line>
              <draw:line draw:style-name="gr1" draw:layer="layout" svg:x1="52.101cm" svg:y1="20.201cm" svg:x2="52.101cm" svg:y2="20.502cm">
                <text:p/>
              </draw:line>
              <draw:line draw:style-name="gr1" draw:layer="layout" svg:x1="52.101cm" svg:y1="20.502cm" svg:x2="52.902cm" svg:y2="20.502cm">
                <text:p/>
              </draw:line>
              <draw:line draw:style-name="gr1" draw:layer="layout" svg:x1="52.902cm" svg:y1="20.201cm" svg:x2="52.902cm" svg:y2="20.502cm">
                <text:p/>
              </draw:line>
              <draw:line draw:style-name="gr1" draw:layer="layout" svg:x1="52.902cm" svg:y1="20.201cm" svg:x2="53.701cm" svg:y2="20.201cm">
                <text:p/>
              </draw:line>
              <draw:line draw:style-name="gr1" draw:layer="layout" svg:x1="53.701cm" svg:y1="20.201cm" svg:x2="53.701cm" svg:y2="20.502cm">
                <text:p/>
              </draw:line>
              <draw:line draw:style-name="gr1" draw:layer="layout" svg:x1="53.701cm" svg:y1="20.502cm" svg:x2="54.501cm" svg:y2="20.502cm">
                <text:p/>
              </draw:line>
              <draw:line draw:style-name="gr1" draw:layer="layout" svg:x1="54.501cm" svg:y1="20.201cm" svg:x2="54.501cm" svg:y2="20.502cm">
                <text:p/>
              </draw:line>
              <draw:line draw:style-name="gr1" draw:layer="layout" svg:x1="54.501cm" svg:y1="20.201cm" svg:x2="55.001cm" svg:y2="20.201cm">
                <text:p/>
              </draw:line>
              <draw:line draw:style-name="gr1" draw:layer="layout" svg:x1="51.602cm" svg:y1="16.802cm" svg:x2="52.101cm" svg:y2="16.802cm">
                <text:p/>
              </draw:line>
              <draw:line draw:style-name="gr1" draw:layer="layout" svg:x1="52.101cm" svg:y1="16.501cm" svg:x2="52.101cm" svg:y2="16.802cm">
                <text:p/>
              </draw:line>
              <draw:line draw:style-name="gr1" draw:layer="layout" svg:x1="52.101cm" svg:y1="16.501cm" svg:x2="52.902cm" svg:y2="16.501cm">
                <text:p/>
              </draw:line>
              <draw:line draw:style-name="gr1" draw:layer="layout" svg:x1="52.902cm" svg:y1="16.501cm" svg:x2="52.902cm" svg:y2="16.802cm">
                <text:p/>
              </draw:line>
              <draw:line draw:style-name="gr1" draw:layer="layout" svg:x1="52.902cm" svg:y1="16.802cm" svg:x2="53.701cm" svg:y2="16.802cm">
                <text:p/>
              </draw:line>
              <draw:line draw:style-name="gr1" draw:layer="layout" svg:x1="53.701cm" svg:y1="16.501cm" svg:x2="53.701cm" svg:y2="16.802cm">
                <text:p/>
              </draw:line>
              <draw:line draw:style-name="gr1" draw:layer="layout" svg:x1="53.701cm" svg:y1="16.501cm" svg:x2="54.501cm" svg:y2="16.501cm">
                <text:p/>
              </draw:line>
              <draw:line draw:style-name="gr1" draw:layer="layout" svg:x1="54.501cm" svg:y1="16.501cm" svg:x2="54.501cm" svg:y2="16.802cm">
                <text:p/>
              </draw:line>
              <draw:line draw:style-name="gr1" draw:layer="layout" svg:x1="54.501cm" svg:y1="16.802cm" svg:x2="55.001cm" svg:y2="16.802cm">
                <text:p/>
              </draw:line>
              <draw:line draw:style-name="gr1" draw:layer="layout" svg:x1="51.602cm" svg:y1="20.201cm" svg:x2="51.602cm" svg:y2="19.702cm">
                <text:p/>
              </draw:line>
              <draw:line draw:style-name="gr1" draw:layer="layout" svg:x1="51.602cm" svg:y1="19.702cm" svg:x2="51.301cm" svg:y2="19.702cm">
                <text:p/>
              </draw:line>
              <draw:line draw:style-name="gr1" draw:layer="layout" svg:x1="51.301cm" svg:y1="19.702cm" svg:x2="51.301cm" svg:y2="18.901cm">
                <text:p/>
              </draw:line>
              <draw:line draw:style-name="gr1" draw:layer="layout" svg:x1="51.602cm" svg:y1="18.901cm" svg:x2="51.301cm" svg:y2="18.901cm">
                <text:p/>
              </draw:line>
              <draw:line draw:style-name="gr1" draw:layer="layout" svg:x1="51.602cm" svg:y1="18.901cm" svg:x2="51.602cm" svg:y2="18.102cm">
                <text:p/>
              </draw:line>
              <draw:line draw:style-name="gr1" draw:layer="layout" svg:x1="51.602cm" svg:y1="18.102cm" svg:x2="51.301cm" svg:y2="18.102cm">
                <text:p/>
              </draw:line>
              <draw:line draw:style-name="gr1" draw:layer="layout" svg:x1="51.301cm" svg:y1="18.102cm" svg:x2="51.301cm" svg:y2="17.302cm">
                <text:p/>
              </draw:line>
              <draw:line draw:style-name="gr1" draw:layer="layout" svg:x1="51.602cm" svg:y1="17.302cm" svg:x2="51.301cm" svg:y2="17.302cm">
                <text:p/>
              </draw:line>
              <draw:line draw:style-name="gr1" draw:layer="layout" svg:x1="51.602cm" svg:y1="17.302cm" svg:x2="51.602cm" svg:y2="16.802cm">
                <text:p/>
              </draw:line>
              <draw:line draw:style-name="gr1" draw:layer="layout" svg:x1="55.001cm" svg:y1="20.201cm" svg:x2="55.001cm" svg:y2="19.702cm">
                <text:p/>
              </draw:line>
              <draw:line draw:style-name="gr1" draw:layer="layout" svg:x1="55.302cm" svg:y1="19.702cm" svg:x2="55.001cm" svg:y2="19.702cm">
                <text:p/>
              </draw:line>
              <draw:line draw:style-name="gr1" draw:layer="layout" svg:x1="55.302cm" svg:y1="19.702cm" svg:x2="55.302cm" svg:y2="18.901cm">
                <text:p/>
              </draw:line>
              <draw:line draw:style-name="gr1" draw:layer="layout" svg:x1="55.302cm" svg:y1="18.901cm" svg:x2="55.001cm" svg:y2="18.901cm">
                <text:p/>
              </draw:line>
              <draw:line draw:style-name="gr1" draw:layer="layout" svg:x1="55.001cm" svg:y1="18.901cm" svg:x2="55.001cm" svg:y2="18.102cm">
                <text:p/>
              </draw:line>
              <draw:line draw:style-name="gr1" draw:layer="layout" svg:x1="55.302cm" svg:y1="18.102cm" svg:x2="55.001cm" svg:y2="18.102cm">
                <text:p/>
              </draw:line>
              <draw:line draw:style-name="gr1" draw:layer="layout" svg:x1="55.302cm" svg:y1="18.102cm" svg:x2="55.302cm" svg:y2="17.302cm">
                <text:p/>
              </draw:line>
              <draw:line draw:style-name="gr1" draw:layer="layout" svg:x1="55.302cm" svg:y1="17.302cm" svg:x2="55.001cm" svg:y2="17.302cm">
                <text:p/>
              </draw:line>
              <draw:line draw:style-name="gr1" draw:layer="layout" svg:x1="55.001cm" svg:y1="17.302cm" svg:x2="55.001cm" svg:y2="16.802cm">
                <text:p/>
              </draw:line>
              <draw:path draw:style-name="gr302" draw:text-style-name="P1" draw:layer="layout" svg:width="2.399cm" svg:height="2.559cm" svg:x="52.101cm" svg:y="17.242cm" svg:viewBox="0 0 2400 2560" svg:d="M1188 0c-587 0-1076 417-1188 970h489c100-286 372-491 692-491 406 0 734 329 734 734s-328 734-734 734c-320 0-593-205-693-492h-42-446c0 0 0 90 0 608s446 497 446 497v-390c205 159 462 254 742 254 669 0 1212-543 1212-1212s-543-1212-1212-1212z">
                <text:p/>
              </draw:path>
            </draw:g>
          </draw:g>
          <draw:g>
            <draw:g>
              <draw:g>
                <draw:line draw:style-name="gr1" draw:layer="layout" svg:x1="0.5cm" svg:y1="32.499cm" svg:x2="1.299cm" svg:y2="32.499cm">
                  <text:p/>
                </draw:line>
                <draw:line draw:style-name="gr1" draw:layer="layout" svg:x1="1.299cm" svg:y1="32.198cm" svg:x2="1.299cm" svg:y2="32.499cm">
                  <text:p/>
                </draw:line>
                <draw:line draw:style-name="gr1" draw:layer="layout" svg:x1="1.299cm" svg:y1="32.198cm" svg:x2="2.1cm" svg:y2="32.198cm">
                  <text:p/>
                </draw:line>
                <draw:line draw:style-name="gr1" draw:layer="layout" svg:x1="2.1cm" svg:y1="32.198cm" svg:x2="2.1cm" svg:y2="32.499cm">
                  <text:p/>
                </draw:line>
                <draw:line draw:style-name="gr1" draw:layer="layout" svg:x1="2.1cm" svg:y1="32.499cm" svg:x2="2.899cm" svg:y2="32.499cm">
                  <text:p/>
                </draw:line>
                <draw:line draw:style-name="gr1" draw:layer="layout" svg:x1="2.899cm" svg:y1="32.198cm" svg:x2="2.899cm" svg:y2="32.499cm">
                  <text:p/>
                </draw:line>
                <draw:line draw:style-name="gr1" draw:layer="layout" svg:x1="2.899cm" svg:y1="32.198cm" svg:x2="3.699cm" svg:y2="32.198cm">
                  <text:p/>
                </draw:line>
                <draw:line draw:style-name="gr1" draw:layer="layout" svg:x1="3.699cm" svg:y1="32.198cm" svg:x2="3.699cm" svg:y2="32.499cm">
                  <text:p/>
                </draw:line>
                <draw:line draw:style-name="gr1" draw:layer="layout" svg:x1="3.699cm" svg:y1="32.499cm" svg:x2="4.199cm" svg:y2="32.499cm">
                  <text:p/>
                </draw:line>
                <draw:line draw:style-name="gr1" draw:layer="layout" svg:x1="0.5cm" svg:y1="28.498cm" svg:x2="1.299cm" svg:y2="28.498cm">
                  <text:p/>
                </draw:line>
                <draw:line draw:style-name="gr1" draw:layer="layout" svg:x1="1.299cm" svg:y1="28.498cm" svg:x2="1.299cm" svg:y2="28.799cm">
                  <text:p/>
                </draw:line>
                <draw:line draw:style-name="gr1" draw:layer="layout" svg:x1="1.299cm" svg:y1="28.799cm" svg:x2="2.1cm" svg:y2="28.799cm">
                  <text:p/>
                </draw:line>
                <draw:line draw:style-name="gr1" draw:layer="layout" svg:x1="2.1cm" svg:y1="28.498cm" svg:x2="2.1cm" svg:y2="28.799cm">
                  <text:p/>
                </draw:line>
                <draw:line draw:style-name="gr1" draw:layer="layout" svg:x1="2.1cm" svg:y1="28.498cm" svg:x2="2.899cm" svg:y2="28.498cm">
                  <text:p/>
                </draw:line>
                <draw:line draw:style-name="gr1" draw:layer="layout" svg:x1="2.899cm" svg:y1="28.498cm" svg:x2="2.899cm" svg:y2="28.799cm">
                  <text:p/>
                </draw:line>
                <draw:line draw:style-name="gr1" draw:layer="layout" svg:x1="2.899cm" svg:y1="28.799cm" svg:x2="3.699cm" svg:y2="28.799cm">
                  <text:p/>
                </draw:line>
                <draw:line draw:style-name="gr1" draw:layer="layout" svg:x1="3.699cm" svg:y1="28.498cm" svg:x2="3.699cm" svg:y2="28.799cm">
                  <text:p/>
                </draw:line>
                <draw:line draw:style-name="gr1" draw:layer="layout" svg:x1="3.699cm" svg:y1="28.498cm" svg:x2="4.199cm" svg:y2="28.498cm">
                  <text:p/>
                </draw:line>
                <draw:line draw:style-name="gr1" draw:layer="layout" svg:x1="0.5cm" svg:y1="32.499cm" svg:x2="0.5cm" svg:y2="31.699cm">
                  <text:p/>
                </draw:line>
                <draw:line draw:style-name="gr1" draw:layer="layout" svg:x1="0.799cm" svg:y1="31.699cm" svg:x2="0.5cm" svg:y2="31.699cm">
                  <text:p/>
                </draw:line>
                <draw:line draw:style-name="gr1" draw:layer="layout" svg:x1="0.799cm" svg:y1="31.699cm" svg:x2="0.799cm" svg:y2="30.898cm">
                  <text:p/>
                </draw:line>
                <draw:line draw:style-name="gr1" draw:layer="layout" svg:x1="0.799cm" svg:y1="30.898cm" svg:x2="0.5cm" svg:y2="30.898cm">
                  <text:p/>
                </draw:line>
                <draw:line draw:style-name="gr1" draw:layer="layout" svg:x1="0.5cm" svg:y1="30.898cm" svg:x2="0.5cm" svg:y2="30.099cm">
                  <text:p/>
                </draw:line>
                <draw:line draw:style-name="gr1" draw:layer="layout" svg:x1="0.799cm" svg:y1="30.099cm" svg:x2="0.5cm" svg:y2="30.099cm">
                  <text:p/>
                </draw:line>
                <draw:line draw:style-name="gr1" draw:layer="layout" svg:x1="0.799cm" svg:y1="30.099cm" svg:x2="0.799cm" svg:y2="29.299cm">
                  <text:p/>
                </draw:line>
                <draw:line draw:style-name="gr1" draw:layer="layout" svg:x1="0.799cm" svg:y1="29.299cm" svg:x2="0.5cm" svg:y2="29.299cm">
                  <text:p/>
                </draw:line>
                <draw:line draw:style-name="gr1" draw:layer="layout" svg:x1="0.5cm" svg:y1="29.299cm" svg:x2="0.5cm" svg:y2="28.498cm">
                  <text:p/>
                </draw:line>
                <draw:line draw:style-name="gr1" draw:layer="layout" svg:x1="4.199cm" svg:y1="32.499cm" svg:x2="4.199cm" svg:y2="31.699cm">
                  <text:p/>
                </draw:line>
                <draw:line draw:style-name="gr1" draw:layer="layout" svg:x1="4.5cm" svg:y1="31.699cm" svg:x2="4.199cm" svg:y2="31.699cm">
                  <text:p/>
                </draw:line>
                <draw:line draw:style-name="gr1" draw:layer="layout" svg:x1="4.5cm" svg:y1="31.699cm" svg:x2="4.5cm" svg:y2="30.898cm">
                  <text:p/>
                </draw:line>
                <draw:line draw:style-name="gr1" draw:layer="layout" svg:x1="4.5cm" svg:y1="30.898cm" svg:x2="4.199cm" svg:y2="30.898cm">
                  <text:p/>
                </draw:line>
                <draw:line draw:style-name="gr1" draw:layer="layout" svg:x1="4.199cm" svg:y1="30.898cm" svg:x2="4.199cm" svg:y2="30.099cm">
                  <text:p/>
                </draw:line>
                <draw:line draw:style-name="gr1" draw:layer="layout" svg:x1="4.5cm" svg:y1="30.099cm" svg:x2="4.199cm" svg:y2="30.099cm">
                  <text:p/>
                </draw:line>
                <draw:line draw:style-name="gr1" draw:layer="layout" svg:x1="4.5cm" svg:y1="30.099cm" svg:x2="4.5cm" svg:y2="29.299cm">
                  <text:p/>
                </draw:line>
                <draw:line draw:style-name="gr1" draw:layer="layout" svg:x1="4.5cm" svg:y1="29.299cm" svg:x2="4.199cm" svg:y2="29.299cm">
                  <text:p/>
                </draw:line>
                <draw:line draw:style-name="gr1" draw:layer="layout" svg:x1="4.199cm" svg:y1="29.299cm" svg:x2="4.199cm" svg:y2="28.498cm">
                  <text:p/>
                </draw:line>
              </draw:g>
              <draw:line draw:style-name="gr1" draw:layer="layout" svg:x1="0.801cm" svg:y1="28.197cm" svg:x2="1.3cm" svg:y2="28.197cm">
                <text:p/>
              </draw:line>
              <draw:line draw:style-name="gr1" draw:layer="layout" svg:x1="1.3cm" svg:y1="28.197cm" svg:x2="1.3cm" svg:y2="28.498cm">
                <text:p/>
              </draw:line>
              <draw:line draw:style-name="gr1" draw:layer="layout" svg:x1="1.3cm" svg:y1="28.498cm" svg:x2="2.101cm" svg:y2="28.498cm">
                <text:p/>
              </draw:line>
              <draw:line draw:style-name="gr1" draw:layer="layout" svg:x1="2.101cm" svg:y1="28.197cm" svg:x2="2.101cm" svg:y2="28.498cm">
                <text:p/>
              </draw:line>
              <draw:line draw:style-name="gr1" draw:layer="layout" svg:x1="2.101cm" svg:y1="28.197cm" svg:x2="2.9cm" svg:y2="28.197cm">
                <text:p/>
              </draw:line>
              <draw:line draw:style-name="gr1" draw:layer="layout" svg:x1="2.9cm" svg:y1="28.197cm" svg:x2="2.9cm" svg:y2="28.498cm">
                <text:p/>
              </draw:line>
              <draw:line draw:style-name="gr1" draw:layer="layout" svg:x1="2.9cm" svg:y1="28.498cm" svg:x2="3.7cm" svg:y2="28.498cm">
                <text:p/>
              </draw:line>
              <draw:line draw:style-name="gr1" draw:layer="layout" svg:x1="3.7cm" svg:y1="28.197cm" svg:x2="3.7cm" svg:y2="28.498cm">
                <text:p/>
              </draw:line>
              <draw:line draw:style-name="gr1" draw:layer="layout" svg:x1="3.7cm" svg:y1="28.197cm" svg:x2="4.2cm" svg:y2="28.197cm">
                <text:p/>
              </draw:line>
              <draw:line draw:style-name="gr1" draw:layer="layout" svg:x1="0.801cm" svg:y1="24.798cm" svg:x2="1.3cm" svg:y2="24.798cm">
                <text:p/>
              </draw:line>
              <draw:line draw:style-name="gr1" draw:layer="layout" svg:x1="1.3cm" svg:y1="24.497cm" svg:x2="1.3cm" svg:y2="24.798cm">
                <text:p/>
              </draw:line>
              <draw:line draw:style-name="gr1" draw:layer="layout" svg:x1="1.3cm" svg:y1="24.497cm" svg:x2="2.101cm" svg:y2="24.497cm">
                <text:p/>
              </draw:line>
              <draw:line draw:style-name="gr1" draw:layer="layout" svg:x1="2.101cm" svg:y1="24.497cm" svg:x2="2.101cm" svg:y2="24.798cm">
                <text:p/>
              </draw:line>
              <draw:line draw:style-name="gr1" draw:layer="layout" svg:x1="2.101cm" svg:y1="24.798cm" svg:x2="2.9cm" svg:y2="24.798cm">
                <text:p/>
              </draw:line>
              <draw:line draw:style-name="gr1" draw:layer="layout" svg:x1="2.9cm" svg:y1="24.497cm" svg:x2="2.9cm" svg:y2="24.798cm">
                <text:p/>
              </draw:line>
              <draw:line draw:style-name="gr1" draw:layer="layout" svg:x1="2.9cm" svg:y1="24.497cm" svg:x2="3.7cm" svg:y2="24.497cm">
                <text:p/>
              </draw:line>
              <draw:line draw:style-name="gr1" draw:layer="layout" svg:x1="3.7cm" svg:y1="24.497cm" svg:x2="3.7cm" svg:y2="24.798cm">
                <text:p/>
              </draw:line>
              <draw:line draw:style-name="gr1" draw:layer="layout" svg:x1="3.7cm" svg:y1="24.798cm" svg:x2="4.2cm" svg:y2="24.798cm">
                <text:p/>
              </draw:line>
              <draw:line draw:style-name="gr1" draw:layer="layout" svg:x1="0.801cm" svg:y1="28.197cm" svg:x2="0.801cm" svg:y2="27.698cm">
                <text:p/>
              </draw:line>
              <draw:line draw:style-name="gr1" draw:layer="layout" svg:x1="0.801cm" svg:y1="27.698cm" svg:x2="0.5cm" svg:y2="27.698cm">
                <text:p/>
              </draw:line>
              <draw:line draw:style-name="gr1" draw:layer="layout" svg:x1="0.5cm" svg:y1="27.698cm" svg:x2="0.5cm" svg:y2="26.897cm">
                <text:p/>
              </draw:line>
              <draw:line draw:style-name="gr1" draw:layer="layout" svg:x1="0.801cm" svg:y1="26.897cm" svg:x2="0.5cm" svg:y2="26.897cm">
                <text:p/>
              </draw:line>
              <draw:line draw:style-name="gr1" draw:layer="layout" svg:x1="0.801cm" svg:y1="26.897cm" svg:x2="0.801cm" svg:y2="26.098cm">
                <text:p/>
              </draw:line>
              <draw:line draw:style-name="gr1" draw:layer="layout" svg:x1="0.801cm" svg:y1="26.098cm" svg:x2="0.5cm" svg:y2="26.098cm">
                <text:p/>
              </draw:line>
              <draw:line draw:style-name="gr1" draw:layer="layout" svg:x1="0.5cm" svg:y1="26.098cm" svg:x2="0.5cm" svg:y2="25.298cm">
                <text:p/>
              </draw:line>
              <draw:line draw:style-name="gr1" draw:layer="layout" svg:x1="0.801cm" svg:y1="25.298cm" svg:x2="0.5cm" svg:y2="25.298cm">
                <text:p/>
              </draw:line>
              <draw:line draw:style-name="gr1" draw:layer="layout" svg:x1="0.801cm" svg:y1="25.298cm" svg:x2="0.801cm" svg:y2="24.798cm">
                <text:p/>
              </draw:line>
              <draw:line draw:style-name="gr1" draw:layer="layout" svg:x1="4.2cm" svg:y1="28.197cm" svg:x2="4.2cm" svg:y2="27.698cm">
                <text:p/>
              </draw:line>
              <draw:line draw:style-name="gr1" draw:layer="layout" svg:x1="4.501cm" svg:y1="27.698cm" svg:x2="4.2cm" svg:y2="27.698cm">
                <text:p/>
              </draw:line>
              <draw:line draw:style-name="gr1" draw:layer="layout" svg:x1="4.501cm" svg:y1="27.698cm" svg:x2="4.501cm" svg:y2="26.897cm">
                <text:p/>
              </draw:line>
              <draw:line draw:style-name="gr1" draw:layer="layout" svg:x1="4.501cm" svg:y1="26.897cm" svg:x2="4.2cm" svg:y2="26.897cm">
                <text:p/>
              </draw:line>
              <draw:line draw:style-name="gr1" draw:layer="layout" svg:x1="4.2cm" svg:y1="26.897cm" svg:x2="4.2cm" svg:y2="26.098cm">
                <text:p/>
              </draw:line>
              <draw:line draw:style-name="gr1" draw:layer="layout" svg:x1="4.501cm" svg:y1="26.098cm" svg:x2="4.2cm" svg:y2="26.098cm">
                <text:p/>
              </draw:line>
              <draw:line draw:style-name="gr1" draw:layer="layout" svg:x1="4.501cm" svg:y1="26.098cm" svg:x2="4.501cm" svg:y2="25.298cm">
                <text:p/>
              </draw:line>
              <draw:line draw:style-name="gr1" draw:layer="layout" svg:x1="4.501cm" svg:y1="25.298cm" svg:x2="4.2cm" svg:y2="25.298cm">
                <text:p/>
              </draw:line>
              <draw:line draw:style-name="gr1" draw:layer="layout" svg:x1="4.2cm" svg:y1="25.298cm" svg:x2="4.2cm" svg:y2="24.798cm">
                <text:p/>
              </draw:line>
              <draw:g>
                <draw:path draw:style-name="gr303" draw:text-style-name="P1" draw:layer="layout" svg:width="0.726cm" svg:height="0.641cm" svg:x="1cm" svg:y="29.688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304" draw:text-style-name="P1" draw:layer="layout" svg:width="0.698cm" svg:height="0.62cm" svg:x="1.872cm" svg:y="29.699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305" draw:text-style-name="P1" draw:layer="layout" svg:width="0.316cm" svg:height="0.157cm" svg:x="2.029cm" svg:y="29.803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306" draw:text-style-name="P1" draw:layer="layout" svg:width="0.591cm" svg:height="0.62cm" svg:x="2.656cm" svg:y="29.699cm" svg:viewBox="0 0 592 621" draw:points="0,621 0,0 576,0 576,105 157,105 157,243 547,243 547,347 157,347 157,516 592,516 592,621">
                  <text:p/>
                </draw:polygon>
                <draw:polygon draw:style-name="gr307" draw:text-style-name="P1" draw:layer="layout" svg:width="0.616cm" svg:height="0.62cm" svg:x="3.383cm" svg:y="29.699cm" svg:viewBox="0 0 617 621" draw:points="0,621 0,0 153,0 471,415 471,0 617,0 617,621 459,621 146,216 146,621">
                  <text:p/>
                </draw:polygon>
                <draw:path draw:style-name="gr308" draw:text-style-name="P1" draw:layer="layout" svg:width="0.753cm" svg:height="0.641cm" svg:x="1.028cm" svg:y="30.656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309" draw:text-style-name="P1" draw:layer="layout" svg:width="0.65cm" svg:height="0.62cm" svg:x="1.905cm" svg:y="30.667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310" draw:text-style-name="P1" draw:layer="layout" svg:width="0.546cm" svg:height="0.615cm" svg:x="2.693cm" svg:y="30.671cm" svg:viewBox="0 0 547 616" draw:points="0,616 0,0 157,0 157,511 547,511 547,616">
                  <text:p/>
                </draw:polygon>
                <draw:polygon draw:style-name="gr311" draw:text-style-name="P1" draw:layer="layout" svg:width="0.591cm" svg:height="0.62cm" svg:x="3.353cm" svg:y="30.667cm" svg:viewBox="0 0 592 621" draw:points="0,621 0,0 576,0 576,105 157,105 157,243 547,243 547,347 157,347 157,516 592,516 592,621">
                  <text:p/>
                </draw:polygon>
                <draw:line draw:style-name="gr11" draw:text-style-name="P2" draw:layer="layout" svg:x1="2.03cm" svg:y1="29.804cm" svg:x2="2.03cm" svg:y2="29.962cm">
                  <text:p/>
                </draw:line>
                <draw:line draw:style-name="gr11" draw:text-style-name="P2" draw:layer="layout" svg:x1="1.872cm" svg:y1="30.32cm" svg:x2="2.029cm" svg:y2="30.32cm">
                  <text:p/>
                </draw:line>
                <draw:line draw:style-name="gr11" draw:text-style-name="P2" draw:layer="layout" svg:x1="1.389cm" svg:y1="30.092cm" svg:x2="1.569cm" svg:y2="30.092cm">
                  <text:p/>
                </draw:line>
                <draw:line draw:style-name="gr11" draw:text-style-name="P2" draw:layer="layout" svg:x1="1.906cm" svg:y1="30.659cm" svg:x2="1.906cm" svg:y2="31.289cm">
                  <text:p/>
                </draw:line>
                <draw:line draw:style-name="gr11" draw:text-style-name="P2" draw:layer="layout" svg:x1="2.062cm" svg:y1="30.769cm" svg:x2="2.152cm" svg:y2="30.769cm">
                  <text:p/>
                </draw:line>
                <draw:line draw:style-name="gr11" draw:text-style-name="P2" draw:layer="layout" svg:x1="2.062cm" svg:y1="30.769cm" svg:x2="2.152cm" svg:y2="30.769cm">
                  <text:p/>
                </draw:line>
                <draw:line draw:style-name="gr11" draw:text-style-name="P2" draw:layer="layout" svg:x1="2.062cm" svg:y1="31.018cm" svg:x2="2.197cm" svg:y2="31.018cm">
                  <text:p/>
                </draw:line>
              </draw:g>
              <draw:path draw:style-name="gr312" draw:text-style-name="P1" draw:layer="layout" svg:width="2.399cm" svg:height="2.559cm" svg:x="1.3cm" svg:y="25.238cm" svg:viewBox="0 0 2400 2560" svg:d="M1188 0c-587 0-1076 417-1188 970h489c100-286 372-491 692-491 406 0 734 329 734 734s-328 734-734 734c-320 0-593-205-693-492h-42-446c0 0 0 90 0 608s446 497 446 497v-390c205 159 462 254 742 254 669 0 1212-543 1212-1212s-543-1212-1212-1212z">
                <text:p/>
              </draw:path>
              <draw:g>
                <draw:line draw:style-name="gr1" draw:layer="layout" svg:x1="4.2cm" svg:y1="32.499cm" svg:x2="4.999cm" svg:y2="32.499cm">
                  <text:p/>
                </draw:line>
                <draw:line draw:style-name="gr1" draw:layer="layout" svg:x1="4.999cm" svg:y1="32.198cm" svg:x2="4.999cm" svg:y2="32.499cm">
                  <text:p/>
                </draw:line>
                <draw:line draw:style-name="gr1" draw:layer="layout" svg:x1="4.999cm" svg:y1="32.198cm" svg:x2="5.8cm" svg:y2="32.198cm">
                  <text:p/>
                </draw:line>
                <draw:line draw:style-name="gr1" draw:layer="layout" svg:x1="5.8cm" svg:y1="32.198cm" svg:x2="5.8cm" svg:y2="32.499cm">
                  <text:p/>
                </draw:line>
                <draw:line draw:style-name="gr1" draw:layer="layout" svg:x1="5.8cm" svg:y1="32.499cm" svg:x2="6.599cm" svg:y2="32.499cm">
                  <text:p/>
                </draw:line>
                <draw:line draw:style-name="gr1" draw:layer="layout" svg:x1="6.599cm" svg:y1="32.198cm" svg:x2="6.599cm" svg:y2="32.499cm">
                  <text:p/>
                </draw:line>
                <draw:line draw:style-name="gr1" draw:layer="layout" svg:x1="6.599cm" svg:y1="32.198cm" svg:x2="7.399cm" svg:y2="32.198cm">
                  <text:p/>
                </draw:line>
                <draw:line draw:style-name="gr1" draw:layer="layout" svg:x1="7.399cm" svg:y1="32.198cm" svg:x2="7.399cm" svg:y2="32.499cm">
                  <text:p/>
                </draw:line>
                <draw:line draw:style-name="gr1" draw:layer="layout" svg:x1="7.399cm" svg:y1="32.499cm" svg:x2="7.899cm" svg:y2="32.499cm">
                  <text:p/>
                </draw:line>
                <draw:line draw:style-name="gr1" draw:layer="layout" svg:x1="4.2cm" svg:y1="28.498cm" svg:x2="4.999cm" svg:y2="28.498cm">
                  <text:p/>
                </draw:line>
                <draw:line draw:style-name="gr1" draw:layer="layout" svg:x1="4.999cm" svg:y1="28.498cm" svg:x2="4.999cm" svg:y2="28.799cm">
                  <text:p/>
                </draw:line>
                <draw:line draw:style-name="gr1" draw:layer="layout" svg:x1="4.999cm" svg:y1="28.799cm" svg:x2="5.8cm" svg:y2="28.799cm">
                  <text:p/>
                </draw:line>
                <draw:line draw:style-name="gr1" draw:layer="layout" svg:x1="5.8cm" svg:y1="28.498cm" svg:x2="5.8cm" svg:y2="28.799cm">
                  <text:p/>
                </draw:line>
                <draw:line draw:style-name="gr1" draw:layer="layout" svg:x1="5.8cm" svg:y1="28.498cm" svg:x2="6.599cm" svg:y2="28.498cm">
                  <text:p/>
                </draw:line>
                <draw:line draw:style-name="gr1" draw:layer="layout" svg:x1="6.599cm" svg:y1="28.498cm" svg:x2="6.599cm" svg:y2="28.799cm">
                  <text:p/>
                </draw:line>
                <draw:line draw:style-name="gr1" draw:layer="layout" svg:x1="6.599cm" svg:y1="28.799cm" svg:x2="7.399cm" svg:y2="28.799cm">
                  <text:p/>
                </draw:line>
                <draw:line draw:style-name="gr1" draw:layer="layout" svg:x1="7.399cm" svg:y1="28.498cm" svg:x2="7.399cm" svg:y2="28.799cm">
                  <text:p/>
                </draw:line>
                <draw:line draw:style-name="gr1" draw:layer="layout" svg:x1="7.399cm" svg:y1="28.498cm" svg:x2="7.899cm" svg:y2="28.498cm">
                  <text:p/>
                </draw:line>
                <draw:line draw:style-name="gr1" draw:layer="layout" svg:x1="7.899cm" svg:y1="32.499cm" svg:x2="7.899cm" svg:y2="31.699cm">
                  <text:p/>
                </draw:line>
                <draw:line draw:style-name="gr1" draw:layer="layout" svg:x1="8.2cm" svg:y1="31.699cm" svg:x2="7.899cm" svg:y2="31.699cm">
                  <text:p/>
                </draw:line>
                <draw:line draw:style-name="gr1" draw:layer="layout" svg:x1="8.2cm" svg:y1="31.699cm" svg:x2="8.2cm" svg:y2="30.898cm">
                  <text:p/>
                </draw:line>
                <draw:line draw:style-name="gr1" draw:layer="layout" svg:x1="8.2cm" svg:y1="30.898cm" svg:x2="7.899cm" svg:y2="30.898cm">
                  <text:p/>
                </draw:line>
                <draw:line draw:style-name="gr1" draw:layer="layout" svg:x1="7.899cm" svg:y1="30.898cm" svg:x2="7.899cm" svg:y2="30.099cm">
                  <text:p/>
                </draw:line>
                <draw:line draw:style-name="gr1" draw:layer="layout" svg:x1="8.2cm" svg:y1="30.099cm" svg:x2="7.899cm" svg:y2="30.099cm">
                  <text:p/>
                </draw:line>
                <draw:line draw:style-name="gr1" draw:layer="layout" svg:x1="8.2cm" svg:y1="30.099cm" svg:x2="8.2cm" svg:y2="29.299cm">
                  <text:p/>
                </draw:line>
                <draw:line draw:style-name="gr1" draw:layer="layout" svg:x1="8.2cm" svg:y1="29.299cm" svg:x2="7.899cm" svg:y2="29.299cm">
                  <text:p/>
                </draw:line>
                <draw:line draw:style-name="gr1" draw:layer="layout" svg:x1="7.899cm" svg:y1="29.299cm" svg:x2="7.899cm" svg:y2="28.498cm">
                  <text:p/>
                </draw:line>
              </draw:g>
              <draw:g>
                <draw:line draw:style-name="gr1" draw:layer="layout" svg:x1="7.9cm" svg:y1="32.498cm" svg:x2="8.699cm" svg:y2="32.498cm">
                  <text:p/>
                </draw:line>
                <draw:line draw:style-name="gr1" draw:layer="layout" svg:x1="8.699cm" svg:y1="32.197cm" svg:x2="8.699cm" svg:y2="32.498cm">
                  <text:p/>
                </draw:line>
                <draw:line draw:style-name="gr1" draw:layer="layout" svg:x1="8.699cm" svg:y1="32.197cm" svg:x2="9.5cm" svg:y2="32.197cm">
                  <text:p/>
                </draw:line>
                <draw:line draw:style-name="gr1" draw:layer="layout" svg:x1="9.5cm" svg:y1="32.197cm" svg:x2="9.5cm" svg:y2="32.498cm">
                  <text:p/>
                </draw:line>
                <draw:line draw:style-name="gr1" draw:layer="layout" svg:x1="9.5cm" svg:y1="32.498cm" svg:x2="10.299cm" svg:y2="32.498cm">
                  <text:p/>
                </draw:line>
                <draw:line draw:style-name="gr1" draw:layer="layout" svg:x1="10.299cm" svg:y1="32.197cm" svg:x2="10.299cm" svg:y2="32.498cm">
                  <text:p/>
                </draw:line>
                <draw:line draw:style-name="gr1" draw:layer="layout" svg:x1="10.299cm" svg:y1="32.197cm" svg:x2="11.099cm" svg:y2="32.197cm">
                  <text:p/>
                </draw:line>
                <draw:line draw:style-name="gr1" draw:layer="layout" svg:x1="11.099cm" svg:y1="32.197cm" svg:x2="11.099cm" svg:y2="32.498cm">
                  <text:p/>
                </draw:line>
                <draw:line draw:style-name="gr1" draw:layer="layout" svg:x1="11.099cm" svg:y1="32.498cm" svg:x2="11.599cm" svg:y2="32.498cm">
                  <text:p/>
                </draw:line>
                <draw:line draw:style-name="gr1" draw:layer="layout" svg:x1="7.9cm" svg:y1="28.497cm" svg:x2="8.699cm" svg:y2="28.497cm">
                  <text:p/>
                </draw:line>
                <draw:line draw:style-name="gr1" draw:layer="layout" svg:x1="8.699cm" svg:y1="28.497cm" svg:x2="8.699cm" svg:y2="28.798cm">
                  <text:p/>
                </draw:line>
                <draw:line draw:style-name="gr1" draw:layer="layout" svg:x1="8.699cm" svg:y1="28.798cm" svg:x2="9.5cm" svg:y2="28.798cm">
                  <text:p/>
                </draw:line>
                <draw:line draw:style-name="gr1" draw:layer="layout" svg:x1="9.5cm" svg:y1="28.497cm" svg:x2="9.5cm" svg:y2="28.798cm">
                  <text:p/>
                </draw:line>
                <draw:line draw:style-name="gr1" draw:layer="layout" svg:x1="9.5cm" svg:y1="28.497cm" svg:x2="10.299cm" svg:y2="28.497cm">
                  <text:p/>
                </draw:line>
                <draw:line draw:style-name="gr1" draw:layer="layout" svg:x1="10.299cm" svg:y1="28.497cm" svg:x2="10.299cm" svg:y2="28.798cm">
                  <text:p/>
                </draw:line>
                <draw:line draw:style-name="gr1" draw:layer="layout" svg:x1="10.299cm" svg:y1="28.798cm" svg:x2="11.099cm" svg:y2="28.798cm">
                  <text:p/>
                </draw:line>
                <draw:line draw:style-name="gr1" draw:layer="layout" svg:x1="11.099cm" svg:y1="28.497cm" svg:x2="11.099cm" svg:y2="28.798cm">
                  <text:p/>
                </draw:line>
                <draw:line draw:style-name="gr1" draw:layer="layout" svg:x1="11.099cm" svg:y1="28.497cm" svg:x2="11.599cm" svg:y2="28.497cm">
                  <text:p/>
                </draw:line>
                <draw:line draw:style-name="gr1" draw:layer="layout" svg:x1="11.599cm" svg:y1="32.498cm" svg:x2="11.599cm" svg:y2="31.698cm">
                  <text:p/>
                </draw:line>
                <draw:line draw:style-name="gr1" draw:layer="layout" svg:x1="11.9cm" svg:y1="31.698cm" svg:x2="11.599cm" svg:y2="31.698cm">
                  <text:p/>
                </draw:line>
                <draw:line draw:style-name="gr1" draw:layer="layout" svg:x1="11.9cm" svg:y1="31.698cm" svg:x2="11.9cm" svg:y2="30.897cm">
                  <text:p/>
                </draw:line>
                <draw:line draw:style-name="gr1" draw:layer="layout" svg:x1="11.9cm" svg:y1="30.897cm" svg:x2="11.599cm" svg:y2="30.897cm">
                  <text:p/>
                </draw:line>
                <draw:line draw:style-name="gr1" draw:layer="layout" svg:x1="11.599cm" svg:y1="30.897cm" svg:x2="11.599cm" svg:y2="30.098cm">
                  <text:p/>
                </draw:line>
                <draw:line draw:style-name="gr1" draw:layer="layout" svg:x1="11.9cm" svg:y1="30.098cm" svg:x2="11.599cm" svg:y2="30.098cm">
                  <text:p/>
                </draw:line>
                <draw:line draw:style-name="gr1" draw:layer="layout" svg:x1="11.9cm" svg:y1="30.098cm" svg:x2="11.9cm" svg:y2="29.298cm">
                  <text:p/>
                </draw:line>
                <draw:line draw:style-name="gr1" draw:layer="layout" svg:x1="11.9cm" svg:y1="29.298cm" svg:x2="11.599cm" svg:y2="29.298cm">
                  <text:p/>
                </draw:line>
                <draw:line draw:style-name="gr1" draw:layer="layout" svg:x1="11.599cm" svg:y1="29.298cm" svg:x2="11.599cm" svg:y2="28.497cm">
                  <text:p/>
                </draw:line>
              </draw:g>
              <draw:g>
                <draw:path draw:style-name="gr313" draw:text-style-name="P1" draw:layer="layout" svg:width="0.726cm" svg:height="0.641cm" svg:x="8.4cm" svg:y="29.698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314" draw:text-style-name="P1" draw:layer="layout" svg:width="0.698cm" svg:height="0.62cm" svg:x="9.272cm" svg:y="29.709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315" draw:text-style-name="P1" draw:layer="layout" svg:width="0.316cm" svg:height="0.157cm" svg:x="9.429cm" svg:y="29.813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316" draw:text-style-name="P1" draw:layer="layout" svg:width="0.591cm" svg:height="0.62cm" svg:x="10.056cm" svg:y="29.709cm" svg:viewBox="0 0 592 621" draw:points="0,621 0,0 576,0 576,105 157,105 157,243 547,243 547,347 157,347 157,516 592,516 592,621">
                  <text:p/>
                </draw:polygon>
                <draw:polygon draw:style-name="gr317" draw:text-style-name="P1" draw:layer="layout" svg:width="0.616cm" svg:height="0.62cm" svg:x="10.783cm" svg:y="29.709cm" svg:viewBox="0 0 617 621" draw:points="0,621 0,0 153,0 471,415 471,0 617,0 617,621 459,621 146,216 146,621">
                  <text:p/>
                </draw:polygon>
                <draw:path draw:style-name="gr318" draw:text-style-name="P1" draw:layer="layout" svg:width="0.753cm" svg:height="0.641cm" svg:x="8.428cm" svg:y="30.666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319" draw:text-style-name="P1" draw:layer="layout" svg:width="0.65cm" svg:height="0.62cm" svg:x="9.305cm" svg:y="30.677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320" draw:text-style-name="P1" draw:layer="layout" svg:width="0.546cm" svg:height="0.615cm" svg:x="10.093cm" svg:y="30.681cm" svg:viewBox="0 0 547 616" draw:points="0,616 0,0 157,0 157,511 547,511 547,616">
                  <text:p/>
                </draw:polygon>
                <draw:polygon draw:style-name="gr321" draw:text-style-name="P1" draw:layer="layout" svg:width="0.591cm" svg:height="0.62cm" svg:x="10.753cm" svg:y="30.677cm" svg:viewBox="0 0 592 621" draw:points="0,621 0,0 576,0 576,105 157,105 157,243 547,243 547,347 157,347 157,516 592,516 592,621">
                  <text:p/>
                </draw:polygon>
                <draw:line draw:style-name="gr11" draw:text-style-name="P2" draw:layer="layout" svg:x1="9.43cm" svg:y1="29.814cm" svg:x2="9.43cm" svg:y2="29.972cm">
                  <text:p/>
                </draw:line>
                <draw:line draw:style-name="gr11" draw:text-style-name="P2" draw:layer="layout" svg:x1="9.272cm" svg:y1="30.33cm" svg:x2="9.429cm" svg:y2="30.33cm">
                  <text:p/>
                </draw:line>
                <draw:line draw:style-name="gr11" draw:text-style-name="P2" draw:layer="layout" svg:x1="8.789cm" svg:y1="30.102cm" svg:x2="8.969cm" svg:y2="30.102cm">
                  <text:p/>
                </draw:line>
                <draw:line draw:style-name="gr11" draw:text-style-name="P2" draw:layer="layout" svg:x1="9.306cm" svg:y1="30.669cm" svg:x2="9.306cm" svg:y2="31.299cm">
                  <text:p/>
                </draw:line>
                <draw:line draw:style-name="gr11" draw:text-style-name="P2" draw:layer="layout" svg:x1="9.462cm" svg:y1="30.779cm" svg:x2="9.552cm" svg:y2="30.779cm">
                  <text:p/>
                </draw:line>
                <draw:line draw:style-name="gr11" draw:text-style-name="P2" draw:layer="layout" svg:x1="9.462cm" svg:y1="30.779cm" svg:x2="9.552cm" svg:y2="30.779cm">
                  <text:p/>
                </draw:line>
                <draw:line draw:style-name="gr11" draw:text-style-name="P2" draw:layer="layout" svg:x1="9.462cm" svg:y1="31.028cm" svg:x2="9.597cm" svg:y2="31.028cm">
                  <text:p/>
                </draw:line>
              </draw:g>
              <draw:g>
                <draw:line draw:style-name="gr1" draw:layer="layout" svg:x1="8.2cm" svg:y1="28.498cm" svg:x2="8.999cm" svg:y2="28.498cm">
                  <text:p/>
                </draw:line>
                <draw:line draw:style-name="gr1" draw:layer="layout" svg:x1="8.999cm" svg:y1="28.197cm" svg:x2="8.999cm" svg:y2="28.498cm">
                  <text:p/>
                </draw:line>
                <draw:line draw:style-name="gr1" draw:layer="layout" svg:x1="8.999cm" svg:y1="28.197cm" svg:x2="9.8cm" svg:y2="28.197cm">
                  <text:p/>
                </draw:line>
                <draw:line draw:style-name="gr1" draw:layer="layout" svg:x1="9.8cm" svg:y1="28.197cm" svg:x2="9.8cm" svg:y2="28.498cm">
                  <text:p/>
                </draw:line>
                <draw:line draw:style-name="gr1" draw:layer="layout" svg:x1="9.8cm" svg:y1="28.498cm" svg:x2="10.599cm" svg:y2="28.498cm">
                  <text:p/>
                </draw:line>
                <draw:line draw:style-name="gr1" draw:layer="layout" svg:x1="10.599cm" svg:y1="28.197cm" svg:x2="10.599cm" svg:y2="28.498cm">
                  <text:p/>
                </draw:line>
                <draw:line draw:style-name="gr1" draw:layer="layout" svg:x1="10.599cm" svg:y1="28.197cm" svg:x2="11.399cm" svg:y2="28.197cm">
                  <text:p/>
                </draw:line>
                <draw:line draw:style-name="gr1" draw:layer="layout" svg:x1="11.399cm" svg:y1="28.197cm" svg:x2="11.399cm" svg:y2="28.498cm">
                  <text:p/>
                </draw:line>
                <draw:line draw:style-name="gr1" draw:layer="layout" svg:x1="11.399cm" svg:y1="28.498cm" svg:x2="11.899cm" svg:y2="28.498cm">
                  <text:p/>
                </draw:line>
                <draw:line draw:style-name="gr1" draw:layer="layout" svg:x1="8.2cm" svg:y1="24.497cm" svg:x2="8.999cm" svg:y2="24.497cm">
                  <text:p/>
                </draw:line>
                <draw:line draw:style-name="gr1" draw:layer="layout" svg:x1="8.999cm" svg:y1="24.497cm" svg:x2="8.999cm" svg:y2="24.798cm">
                  <text:p/>
                </draw:line>
                <draw:line draw:style-name="gr1" draw:layer="layout" svg:x1="8.999cm" svg:y1="24.798cm" svg:x2="9.8cm" svg:y2="24.798cm">
                  <text:p/>
                </draw:line>
                <draw:line draw:style-name="gr1" draw:layer="layout" svg:x1="9.8cm" svg:y1="24.497cm" svg:x2="9.8cm" svg:y2="24.798cm">
                  <text:p/>
                </draw:line>
                <draw:line draw:style-name="gr1" draw:layer="layout" svg:x1="9.8cm" svg:y1="24.497cm" svg:x2="10.599cm" svg:y2="24.497cm">
                  <text:p/>
                </draw:line>
                <draw:line draw:style-name="gr1" draw:layer="layout" svg:x1="10.599cm" svg:y1="24.497cm" svg:x2="10.599cm" svg:y2="24.798cm">
                  <text:p/>
                </draw:line>
                <draw:line draw:style-name="gr1" draw:layer="layout" svg:x1="10.599cm" svg:y1="24.798cm" svg:x2="11.399cm" svg:y2="24.798cm">
                  <text:p/>
                </draw:line>
                <draw:line draw:style-name="gr1" draw:layer="layout" svg:x1="11.399cm" svg:y1="24.497cm" svg:x2="11.399cm" svg:y2="24.798cm">
                  <text:p/>
                </draw:line>
                <draw:line draw:style-name="gr1" draw:layer="layout" svg:x1="11.399cm" svg:y1="24.497cm" svg:x2="11.899cm" svg:y2="24.497cm">
                  <text:p/>
                </draw:line>
                <draw:line draw:style-name="gr1" draw:layer="layout" svg:x1="8.2cm" svg:y1="28.498cm" svg:x2="8.2cm" svg:y2="27.698cm">
                  <text:p/>
                </draw:line>
                <draw:line draw:style-name="gr1" draw:layer="layout" svg:x1="8.499cm" svg:y1="27.698cm" svg:x2="8.2cm" svg:y2="27.698cm">
                  <text:p/>
                </draw:line>
                <draw:line draw:style-name="gr1" draw:layer="layout" svg:x1="8.499cm" svg:y1="27.698cm" svg:x2="8.499cm" svg:y2="26.897cm">
                  <text:p/>
                </draw:line>
                <draw:line draw:style-name="gr1" draw:layer="layout" svg:x1="8.499cm" svg:y1="26.897cm" svg:x2="8.2cm" svg:y2="26.897cm">
                  <text:p/>
                </draw:line>
                <draw:line draw:style-name="gr1" draw:layer="layout" svg:x1="8.2cm" svg:y1="26.897cm" svg:x2="8.2cm" svg:y2="26.098cm">
                  <text:p/>
                </draw:line>
                <draw:line draw:style-name="gr1" draw:layer="layout" svg:x1="8.499cm" svg:y1="26.098cm" svg:x2="8.2cm" svg:y2="26.098cm">
                  <text:p/>
                </draw:line>
                <draw:line draw:style-name="gr1" draw:layer="layout" svg:x1="8.499cm" svg:y1="26.098cm" svg:x2="8.499cm" svg:y2="25.298cm">
                  <text:p/>
                </draw:line>
                <draw:line draw:style-name="gr1" draw:layer="layout" svg:x1="8.499cm" svg:y1="25.298cm" svg:x2="8.2cm" svg:y2="25.298cm">
                  <text:p/>
                </draw:line>
                <draw:line draw:style-name="gr1" draw:layer="layout" svg:x1="8.2cm" svg:y1="25.298cm" svg:x2="8.2cm" svg:y2="24.497cm">
                  <text:p/>
                </draw:line>
                <draw:line draw:style-name="gr1" draw:layer="layout" svg:x1="11.899cm" svg:y1="28.498cm" svg:x2="11.899cm" svg:y2="27.698cm">
                  <text:p/>
                </draw:line>
                <draw:line draw:style-name="gr1" draw:layer="layout" svg:x1="12.2cm" svg:y1="27.698cm" svg:x2="11.899cm" svg:y2="27.698cm">
                  <text:p/>
                </draw:line>
                <draw:line draw:style-name="gr1" draw:layer="layout" svg:x1="12.2cm" svg:y1="27.698cm" svg:x2="12.2cm" svg:y2="26.897cm">
                  <text:p/>
                </draw:line>
                <draw:line draw:style-name="gr1" draw:layer="layout" svg:x1="12.2cm" svg:y1="26.897cm" svg:x2="11.899cm" svg:y2="26.897cm">
                  <text:p/>
                </draw:line>
                <draw:line draw:style-name="gr1" draw:layer="layout" svg:x1="11.899cm" svg:y1="26.897cm" svg:x2="11.899cm" svg:y2="26.098cm">
                  <text:p/>
                </draw:line>
                <draw:line draw:style-name="gr1" draw:layer="layout" svg:x1="12.2cm" svg:y1="26.098cm" svg:x2="11.899cm" svg:y2="26.098cm">
                  <text:p/>
                </draw:line>
                <draw:line draw:style-name="gr1" draw:layer="layout" svg:x1="12.2cm" svg:y1="26.098cm" svg:x2="12.2cm" svg:y2="25.298cm">
                  <text:p/>
                </draw:line>
                <draw:line draw:style-name="gr1" draw:layer="layout" svg:x1="12.2cm" svg:y1="25.298cm" svg:x2="11.899cm" svg:y2="25.298cm">
                  <text:p/>
                </draw:line>
                <draw:line draw:style-name="gr1" draw:layer="layout" svg:x1="11.899cm" svg:y1="25.298cm" svg:x2="11.899cm" svg:y2="24.497cm">
                  <text:p/>
                </draw:line>
              </draw:g>
              <draw:line draw:style-name="gr1" draw:layer="layout" svg:x1="4.802cm" svg:y1="28.198cm" svg:x2="5.301cm" svg:y2="28.198cm">
                <text:p/>
              </draw:line>
              <draw:line draw:style-name="gr1" draw:layer="layout" svg:x1="5.301cm" svg:y1="28.198cm" svg:x2="5.301cm" svg:y2="28.499cm">
                <text:p/>
              </draw:line>
              <draw:line draw:style-name="gr1" draw:layer="layout" svg:x1="5.301cm" svg:y1="28.499cm" svg:x2="6.102cm" svg:y2="28.499cm">
                <text:p/>
              </draw:line>
              <draw:line draw:style-name="gr1" draw:layer="layout" svg:x1="6.102cm" svg:y1="28.198cm" svg:x2="6.102cm" svg:y2="28.499cm">
                <text:p/>
              </draw:line>
              <draw:line draw:style-name="gr1" draw:layer="layout" svg:x1="6.102cm" svg:y1="28.198cm" svg:x2="6.901cm" svg:y2="28.198cm">
                <text:p/>
              </draw:line>
              <draw:line draw:style-name="gr1" draw:layer="layout" svg:x1="6.901cm" svg:y1="28.198cm" svg:x2="6.901cm" svg:y2="28.499cm">
                <text:p/>
              </draw:line>
              <draw:line draw:style-name="gr1" draw:layer="layout" svg:x1="6.901cm" svg:y1="28.499cm" svg:x2="7.701cm" svg:y2="28.499cm">
                <text:p/>
              </draw:line>
              <draw:line draw:style-name="gr1" draw:layer="layout" svg:x1="7.701cm" svg:y1="28.198cm" svg:x2="7.701cm" svg:y2="28.499cm">
                <text:p/>
              </draw:line>
              <draw:line draw:style-name="gr1" draw:layer="layout" svg:x1="7.701cm" svg:y1="28.198cm" svg:x2="8.201cm" svg:y2="28.198cm">
                <text:p/>
              </draw:line>
              <draw:line draw:style-name="gr1" draw:layer="layout" svg:x1="4.802cm" svg:y1="24.799cm" svg:x2="5.301cm" svg:y2="24.799cm">
                <text:p/>
              </draw:line>
              <draw:line draw:style-name="gr1" draw:layer="layout" svg:x1="5.301cm" svg:y1="24.498cm" svg:x2="5.301cm" svg:y2="24.799cm">
                <text:p/>
              </draw:line>
              <draw:line draw:style-name="gr1" draw:layer="layout" svg:x1="5.301cm" svg:y1="24.498cm" svg:x2="6.102cm" svg:y2="24.498cm">
                <text:p/>
              </draw:line>
              <draw:line draw:style-name="gr1" draw:layer="layout" svg:x1="6.102cm" svg:y1="24.498cm" svg:x2="6.102cm" svg:y2="24.799cm">
                <text:p/>
              </draw:line>
              <draw:line draw:style-name="gr1" draw:layer="layout" svg:x1="6.102cm" svg:y1="24.799cm" svg:x2="6.901cm" svg:y2="24.799cm">
                <text:p/>
              </draw:line>
              <draw:line draw:style-name="gr1" draw:layer="layout" svg:x1="6.901cm" svg:y1="24.498cm" svg:x2="6.901cm" svg:y2="24.799cm">
                <text:p/>
              </draw:line>
              <draw:line draw:style-name="gr1" draw:layer="layout" svg:x1="6.901cm" svg:y1="24.498cm" svg:x2="7.701cm" svg:y2="24.498cm">
                <text:p/>
              </draw:line>
              <draw:line draw:style-name="gr1" draw:layer="layout" svg:x1="7.701cm" svg:y1="24.498cm" svg:x2="7.701cm" svg:y2="24.799cm">
                <text:p/>
              </draw:line>
              <draw:line draw:style-name="gr1" draw:layer="layout" svg:x1="7.701cm" svg:y1="24.799cm" svg:x2="8.201cm" svg:y2="24.799cm">
                <text:p/>
              </draw:line>
              <draw:line draw:style-name="gr1" draw:layer="layout" svg:x1="4.802cm" svg:y1="28.198cm" svg:x2="4.802cm" svg:y2="27.699cm">
                <text:p/>
              </draw:line>
              <draw:line draw:style-name="gr1" draw:layer="layout" svg:x1="4.802cm" svg:y1="27.699cm" svg:x2="4.501cm" svg:y2="27.699cm">
                <text:p/>
              </draw:line>
              <draw:line draw:style-name="gr1" draw:layer="layout" svg:x1="4.501cm" svg:y1="27.699cm" svg:x2="4.501cm" svg:y2="26.898cm">
                <text:p/>
              </draw:line>
              <draw:line draw:style-name="gr1" draw:layer="layout" svg:x1="4.802cm" svg:y1="26.898cm" svg:x2="4.501cm" svg:y2="26.898cm">
                <text:p/>
              </draw:line>
              <draw:line draw:style-name="gr1" draw:layer="layout" svg:x1="4.802cm" svg:y1="26.898cm" svg:x2="4.802cm" svg:y2="26.099cm">
                <text:p/>
              </draw:line>
              <draw:line draw:style-name="gr1" draw:layer="layout" svg:x1="4.802cm" svg:y1="26.099cm" svg:x2="4.501cm" svg:y2="26.099cm">
                <text:p/>
              </draw:line>
              <draw:line draw:style-name="gr1" draw:layer="layout" svg:x1="4.501cm" svg:y1="26.099cm" svg:x2="4.501cm" svg:y2="25.299cm">
                <text:p/>
              </draw:line>
              <draw:line draw:style-name="gr1" draw:layer="layout" svg:x1="4.802cm" svg:y1="25.299cm" svg:x2="4.501cm" svg:y2="25.299cm">
                <text:p/>
              </draw:line>
              <draw:line draw:style-name="gr1" draw:layer="layout" svg:x1="4.802cm" svg:y1="25.299cm" svg:x2="4.802cm" svg:y2="24.799cm">
                <text:p/>
              </draw:line>
              <draw:line draw:style-name="gr1" draw:layer="layout" svg:x1="8.201cm" svg:y1="28.198cm" svg:x2="8.201cm" svg:y2="27.699cm">
                <text:p/>
              </draw:line>
              <draw:line draw:style-name="gr1" draw:layer="layout" svg:x1="8.502cm" svg:y1="27.699cm" svg:x2="8.201cm" svg:y2="27.699cm">
                <text:p/>
              </draw:line>
              <draw:line draw:style-name="gr1" draw:layer="layout" svg:x1="8.502cm" svg:y1="27.699cm" svg:x2="8.502cm" svg:y2="26.898cm">
                <text:p/>
              </draw:line>
              <draw:line draw:style-name="gr1" draw:layer="layout" svg:x1="8.502cm" svg:y1="26.898cm" svg:x2="8.201cm" svg:y2="26.898cm">
                <text:p/>
              </draw:line>
              <draw:line draw:style-name="gr1" draw:layer="layout" svg:x1="8.201cm" svg:y1="26.898cm" svg:x2="8.201cm" svg:y2="26.099cm">
                <text:p/>
              </draw:line>
              <draw:line draw:style-name="gr1" draw:layer="layout" svg:x1="8.502cm" svg:y1="26.099cm" svg:x2="8.201cm" svg:y2="26.099cm">
                <text:p/>
              </draw:line>
              <draw:line draw:style-name="gr1" draw:layer="layout" svg:x1="8.502cm" svg:y1="26.099cm" svg:x2="8.502cm" svg:y2="25.299cm">
                <text:p/>
              </draw:line>
              <draw:line draw:style-name="gr1" draw:layer="layout" svg:x1="8.502cm" svg:y1="25.299cm" svg:x2="8.201cm" svg:y2="25.299cm">
                <text:p/>
              </draw:line>
              <draw:line draw:style-name="gr1" draw:layer="layout" svg:x1="8.201cm" svg:y1="25.299cm" svg:x2="8.201cm" svg:y2="24.799cm">
                <text:p/>
              </draw:line>
              <draw:path draw:style-name="gr322" draw:text-style-name="P1" draw:layer="layout" svg:width="2.399cm" svg:height="2.559cm" svg:x="5.301cm" svg:y="25.239cm" svg:viewBox="0 0 2400 2560" svg:d="M1188 0c-587 0-1076 417-1188 970h489c100-286 372-491 692-491 406 0 734 329 734 734s-328 734-734 734c-320 0-593-205-693-492h-42-446c0 0 0 90 0 608s446 497 446 497v-390c205 159 462 254 742 254 669 0 1212-543 1212-1212s-543-1212-1212-1212z">
                <text:p/>
              </draw:path>
            </draw:g>
            <draw:g>
              <draw:g>
                <draw:line draw:style-name="gr1" draw:layer="layout" svg:x1="12.2cm" svg:y1="32.498cm" svg:x2="12.999cm" svg:y2="32.498cm">
                  <text:p/>
                </draw:line>
                <draw:line draw:style-name="gr1" draw:layer="layout" svg:x1="12.999cm" svg:y1="32.197cm" svg:x2="12.999cm" svg:y2="32.498cm">
                  <text:p/>
                </draw:line>
                <draw:line draw:style-name="gr1" draw:layer="layout" svg:x1="12.999cm" svg:y1="32.197cm" svg:x2="13.8cm" svg:y2="32.197cm">
                  <text:p/>
                </draw:line>
                <draw:line draw:style-name="gr1" draw:layer="layout" svg:x1="13.8cm" svg:y1="32.197cm" svg:x2="13.8cm" svg:y2="32.498cm">
                  <text:p/>
                </draw:line>
                <draw:line draw:style-name="gr1" draw:layer="layout" svg:x1="13.8cm" svg:y1="32.498cm" svg:x2="14.599cm" svg:y2="32.498cm">
                  <text:p/>
                </draw:line>
                <draw:line draw:style-name="gr1" draw:layer="layout" svg:x1="14.599cm" svg:y1="32.197cm" svg:x2="14.599cm" svg:y2="32.498cm">
                  <text:p/>
                </draw:line>
                <draw:line draw:style-name="gr1" draw:layer="layout" svg:x1="14.599cm" svg:y1="32.197cm" svg:x2="15.399cm" svg:y2="32.197cm">
                  <text:p/>
                </draw:line>
                <draw:line draw:style-name="gr1" draw:layer="layout" svg:x1="15.399cm" svg:y1="32.197cm" svg:x2="15.399cm" svg:y2="32.498cm">
                  <text:p/>
                </draw:line>
                <draw:line draw:style-name="gr1" draw:layer="layout" svg:x1="15.399cm" svg:y1="32.498cm" svg:x2="15.899cm" svg:y2="32.498cm">
                  <text:p/>
                </draw:line>
                <draw:line draw:style-name="gr1" draw:layer="layout" svg:x1="12.2cm" svg:y1="28.497cm" svg:x2="12.999cm" svg:y2="28.497cm">
                  <text:p/>
                </draw:line>
                <draw:line draw:style-name="gr1" draw:layer="layout" svg:x1="12.999cm" svg:y1="28.497cm" svg:x2="12.999cm" svg:y2="28.798cm">
                  <text:p/>
                </draw:line>
                <draw:line draw:style-name="gr1" draw:layer="layout" svg:x1="12.999cm" svg:y1="28.798cm" svg:x2="13.8cm" svg:y2="28.798cm">
                  <text:p/>
                </draw:line>
                <draw:line draw:style-name="gr1" draw:layer="layout" svg:x1="13.8cm" svg:y1="28.497cm" svg:x2="13.8cm" svg:y2="28.798cm">
                  <text:p/>
                </draw:line>
                <draw:line draw:style-name="gr1" draw:layer="layout" svg:x1="13.8cm" svg:y1="28.497cm" svg:x2="14.599cm" svg:y2="28.497cm">
                  <text:p/>
                </draw:line>
                <draw:line draw:style-name="gr1" draw:layer="layout" svg:x1="14.599cm" svg:y1="28.497cm" svg:x2="14.599cm" svg:y2="28.798cm">
                  <text:p/>
                </draw:line>
                <draw:line draw:style-name="gr1" draw:layer="layout" svg:x1="14.599cm" svg:y1="28.798cm" svg:x2="15.399cm" svg:y2="28.798cm">
                  <text:p/>
                </draw:line>
                <draw:line draw:style-name="gr1" draw:layer="layout" svg:x1="15.399cm" svg:y1="28.497cm" svg:x2="15.399cm" svg:y2="28.798cm">
                  <text:p/>
                </draw:line>
                <draw:line draw:style-name="gr1" draw:layer="layout" svg:x1="15.399cm" svg:y1="28.497cm" svg:x2="15.899cm" svg:y2="28.497cm">
                  <text:p/>
                </draw:line>
                <draw:line draw:style-name="gr1" draw:layer="layout" svg:x1="12.2cm" svg:y1="32.498cm" svg:x2="12.2cm" svg:y2="31.698cm">
                  <text:p/>
                </draw:line>
                <draw:line draw:style-name="gr1" draw:layer="layout" svg:x1="12.499cm" svg:y1="31.698cm" svg:x2="12.2cm" svg:y2="31.698cm">
                  <text:p/>
                </draw:line>
                <draw:line draw:style-name="gr1" draw:layer="layout" svg:x1="12.499cm" svg:y1="31.698cm" svg:x2="12.499cm" svg:y2="30.897cm">
                  <text:p/>
                </draw:line>
                <draw:line draw:style-name="gr1" draw:layer="layout" svg:x1="12.499cm" svg:y1="30.897cm" svg:x2="12.2cm" svg:y2="30.897cm">
                  <text:p/>
                </draw:line>
                <draw:line draw:style-name="gr1" draw:layer="layout" svg:x1="12.2cm" svg:y1="30.897cm" svg:x2="12.2cm" svg:y2="30.098cm">
                  <text:p/>
                </draw:line>
                <draw:line draw:style-name="gr1" draw:layer="layout" svg:x1="12.499cm" svg:y1="30.098cm" svg:x2="12.2cm" svg:y2="30.098cm">
                  <text:p/>
                </draw:line>
                <draw:line draw:style-name="gr1" draw:layer="layout" svg:x1="12.499cm" svg:y1="30.098cm" svg:x2="12.499cm" svg:y2="29.298cm">
                  <text:p/>
                </draw:line>
                <draw:line draw:style-name="gr1" draw:layer="layout" svg:x1="12.499cm" svg:y1="29.298cm" svg:x2="12.2cm" svg:y2="29.298cm">
                  <text:p/>
                </draw:line>
                <draw:line draw:style-name="gr1" draw:layer="layout" svg:x1="12.2cm" svg:y1="29.298cm" svg:x2="12.2cm" svg:y2="28.497cm">
                  <text:p/>
                </draw:line>
                <draw:line draw:style-name="gr1" draw:layer="layout" svg:x1="15.899cm" svg:y1="32.498cm" svg:x2="15.899cm" svg:y2="31.698cm">
                  <text:p/>
                </draw:line>
                <draw:line draw:style-name="gr1" draw:layer="layout" svg:x1="16.2cm" svg:y1="31.698cm" svg:x2="15.899cm" svg:y2="31.698cm">
                  <text:p/>
                </draw:line>
                <draw:line draw:style-name="gr1" draw:layer="layout" svg:x1="16.2cm" svg:y1="31.698cm" svg:x2="16.2cm" svg:y2="30.897cm">
                  <text:p/>
                </draw:line>
                <draw:line draw:style-name="gr1" draw:layer="layout" svg:x1="16.2cm" svg:y1="30.897cm" svg:x2="15.899cm" svg:y2="30.897cm">
                  <text:p/>
                </draw:line>
                <draw:line draw:style-name="gr1" draw:layer="layout" svg:x1="15.899cm" svg:y1="30.897cm" svg:x2="15.899cm" svg:y2="30.098cm">
                  <text:p/>
                </draw:line>
                <draw:line draw:style-name="gr1" draw:layer="layout" svg:x1="16.2cm" svg:y1="30.098cm" svg:x2="15.899cm" svg:y2="30.098cm">
                  <text:p/>
                </draw:line>
                <draw:line draw:style-name="gr1" draw:layer="layout" svg:x1="16.2cm" svg:y1="30.098cm" svg:x2="16.2cm" svg:y2="29.298cm">
                  <text:p/>
                </draw:line>
                <draw:line draw:style-name="gr1" draw:layer="layout" svg:x1="16.2cm" svg:y1="29.298cm" svg:x2="15.899cm" svg:y2="29.298cm">
                  <text:p/>
                </draw:line>
                <draw:line draw:style-name="gr1" draw:layer="layout" svg:x1="15.899cm" svg:y1="29.298cm" svg:x2="15.899cm" svg:y2="28.497cm">
                  <text:p/>
                </draw:line>
              </draw:g>
              <draw:line draw:style-name="gr1" draw:layer="layout" svg:x1="12.501cm" svg:y1="28.196cm" svg:x2="13cm" svg:y2="28.196cm">
                <text:p/>
              </draw:line>
              <draw:line draw:style-name="gr1" draw:layer="layout" svg:x1="13cm" svg:y1="28.196cm" svg:x2="13cm" svg:y2="28.497cm">
                <text:p/>
              </draw:line>
              <draw:line draw:style-name="gr1" draw:layer="layout" svg:x1="13cm" svg:y1="28.497cm" svg:x2="13.801cm" svg:y2="28.497cm">
                <text:p/>
              </draw:line>
              <draw:line draw:style-name="gr1" draw:layer="layout" svg:x1="13.801cm" svg:y1="28.196cm" svg:x2="13.801cm" svg:y2="28.497cm">
                <text:p/>
              </draw:line>
              <draw:line draw:style-name="gr1" draw:layer="layout" svg:x1="13.801cm" svg:y1="28.196cm" svg:x2="14.6cm" svg:y2="28.196cm">
                <text:p/>
              </draw:line>
              <draw:line draw:style-name="gr1" draw:layer="layout" svg:x1="14.6cm" svg:y1="28.196cm" svg:x2="14.6cm" svg:y2="28.497cm">
                <text:p/>
              </draw:line>
              <draw:line draw:style-name="gr1" draw:layer="layout" svg:x1="14.6cm" svg:y1="28.497cm" svg:x2="15.4cm" svg:y2="28.497cm">
                <text:p/>
              </draw:line>
              <draw:line draw:style-name="gr1" draw:layer="layout" svg:x1="15.4cm" svg:y1="28.196cm" svg:x2="15.4cm" svg:y2="28.497cm">
                <text:p/>
              </draw:line>
              <draw:line draw:style-name="gr1" draw:layer="layout" svg:x1="15.4cm" svg:y1="28.196cm" svg:x2="15.9cm" svg:y2="28.196cm">
                <text:p/>
              </draw:line>
              <draw:line draw:style-name="gr1" draw:layer="layout" svg:x1="12.501cm" svg:y1="24.797cm" svg:x2="13cm" svg:y2="24.797cm">
                <text:p/>
              </draw:line>
              <draw:line draw:style-name="gr1" draw:layer="layout" svg:x1="13cm" svg:y1="24.496cm" svg:x2="13cm" svg:y2="24.797cm">
                <text:p/>
              </draw:line>
              <draw:line draw:style-name="gr1" draw:layer="layout" svg:x1="13cm" svg:y1="24.496cm" svg:x2="13.801cm" svg:y2="24.496cm">
                <text:p/>
              </draw:line>
              <draw:line draw:style-name="gr1" draw:layer="layout" svg:x1="13.801cm" svg:y1="24.496cm" svg:x2="13.801cm" svg:y2="24.797cm">
                <text:p/>
              </draw:line>
              <draw:line draw:style-name="gr1" draw:layer="layout" svg:x1="13.801cm" svg:y1="24.797cm" svg:x2="14.6cm" svg:y2="24.797cm">
                <text:p/>
              </draw:line>
              <draw:line draw:style-name="gr1" draw:layer="layout" svg:x1="14.6cm" svg:y1="24.496cm" svg:x2="14.6cm" svg:y2="24.797cm">
                <text:p/>
              </draw:line>
              <draw:line draw:style-name="gr1" draw:layer="layout" svg:x1="14.6cm" svg:y1="24.496cm" svg:x2="15.4cm" svg:y2="24.496cm">
                <text:p/>
              </draw:line>
              <draw:line draw:style-name="gr1" draw:layer="layout" svg:x1="15.4cm" svg:y1="24.496cm" svg:x2="15.4cm" svg:y2="24.797cm">
                <text:p/>
              </draw:line>
              <draw:line draw:style-name="gr1" draw:layer="layout" svg:x1="15.4cm" svg:y1="24.797cm" svg:x2="15.9cm" svg:y2="24.797cm">
                <text:p/>
              </draw:line>
              <draw:line draw:style-name="gr1" draw:layer="layout" svg:x1="12.501cm" svg:y1="28.196cm" svg:x2="12.501cm" svg:y2="27.697cm">
                <text:p/>
              </draw:line>
              <draw:line draw:style-name="gr1" draw:layer="layout" svg:x1="12.501cm" svg:y1="27.697cm" svg:x2="12.2cm" svg:y2="27.697cm">
                <text:p/>
              </draw:line>
              <draw:line draw:style-name="gr1" draw:layer="layout" svg:x1="12.2cm" svg:y1="27.697cm" svg:x2="12.2cm" svg:y2="26.896cm">
                <text:p/>
              </draw:line>
              <draw:line draw:style-name="gr1" draw:layer="layout" svg:x1="12.501cm" svg:y1="26.896cm" svg:x2="12.2cm" svg:y2="26.896cm">
                <text:p/>
              </draw:line>
              <draw:line draw:style-name="gr1" draw:layer="layout" svg:x1="12.501cm" svg:y1="26.896cm" svg:x2="12.501cm" svg:y2="26.097cm">
                <text:p/>
              </draw:line>
              <draw:line draw:style-name="gr1" draw:layer="layout" svg:x1="12.501cm" svg:y1="26.097cm" svg:x2="12.2cm" svg:y2="26.097cm">
                <text:p/>
              </draw:line>
              <draw:line draw:style-name="gr1" draw:layer="layout" svg:x1="12.2cm" svg:y1="26.097cm" svg:x2="12.2cm" svg:y2="25.297cm">
                <text:p/>
              </draw:line>
              <draw:line draw:style-name="gr1" draw:layer="layout" svg:x1="12.501cm" svg:y1="25.297cm" svg:x2="12.2cm" svg:y2="25.297cm">
                <text:p/>
              </draw:line>
              <draw:line draw:style-name="gr1" draw:layer="layout" svg:x1="12.501cm" svg:y1="25.297cm" svg:x2="12.501cm" svg:y2="24.797cm">
                <text:p/>
              </draw:line>
              <draw:line draw:style-name="gr1" draw:layer="layout" svg:x1="15.9cm" svg:y1="28.196cm" svg:x2="15.9cm" svg:y2="27.697cm">
                <text:p/>
              </draw:line>
              <draw:line draw:style-name="gr1" draw:layer="layout" svg:x1="16.201cm" svg:y1="27.697cm" svg:x2="15.9cm" svg:y2="27.697cm">
                <text:p/>
              </draw:line>
              <draw:line draw:style-name="gr1" draw:layer="layout" svg:x1="16.201cm" svg:y1="27.697cm" svg:x2="16.201cm" svg:y2="26.896cm">
                <text:p/>
              </draw:line>
              <draw:line draw:style-name="gr1" draw:layer="layout" svg:x1="16.201cm" svg:y1="26.896cm" svg:x2="15.9cm" svg:y2="26.896cm">
                <text:p/>
              </draw:line>
              <draw:line draw:style-name="gr1" draw:layer="layout" svg:x1="15.9cm" svg:y1="26.896cm" svg:x2="15.9cm" svg:y2="26.097cm">
                <text:p/>
              </draw:line>
              <draw:line draw:style-name="gr1" draw:layer="layout" svg:x1="16.201cm" svg:y1="26.097cm" svg:x2="15.9cm" svg:y2="26.097cm">
                <text:p/>
              </draw:line>
              <draw:line draw:style-name="gr1" draw:layer="layout" svg:x1="16.201cm" svg:y1="26.097cm" svg:x2="16.201cm" svg:y2="25.297cm">
                <text:p/>
              </draw:line>
              <draw:line draw:style-name="gr1" draw:layer="layout" svg:x1="16.201cm" svg:y1="25.297cm" svg:x2="15.9cm" svg:y2="25.297cm">
                <text:p/>
              </draw:line>
              <draw:line draw:style-name="gr1" draw:layer="layout" svg:x1="15.9cm" svg:y1="25.297cm" svg:x2="15.9cm" svg:y2="24.797cm">
                <text:p/>
              </draw:line>
              <draw:g>
                <draw:path draw:style-name="gr323" draw:text-style-name="P1" draw:layer="layout" svg:width="0.726cm" svg:height="0.641cm" svg:x="12.7cm" svg:y="29.687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324" draw:text-style-name="P1" draw:layer="layout" svg:width="0.698cm" svg:height="0.62cm" svg:x="13.572cm" svg:y="29.698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325" draw:text-style-name="P1" draw:layer="layout" svg:width="0.316cm" svg:height="0.157cm" svg:x="13.729cm" svg:y="29.802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326" draw:text-style-name="P1" draw:layer="layout" svg:width="0.591cm" svg:height="0.62cm" svg:x="14.356cm" svg:y="29.698cm" svg:viewBox="0 0 592 621" draw:points="0,621 0,0 576,0 576,105 157,105 157,243 547,243 547,347 157,347 157,516 592,516 592,621">
                  <text:p/>
                </draw:polygon>
                <draw:polygon draw:style-name="gr327" draw:text-style-name="P1" draw:layer="layout" svg:width="0.616cm" svg:height="0.62cm" svg:x="15.083cm" svg:y="29.698cm" svg:viewBox="0 0 617 621" draw:points="0,621 0,0 153,0 471,415 471,0 617,0 617,621 459,621 146,216 146,621">
                  <text:p/>
                </draw:polygon>
                <draw:path draw:style-name="gr328" draw:text-style-name="P1" draw:layer="layout" svg:width="0.753cm" svg:height="0.641cm" svg:x="12.728cm" svg:y="30.655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329" draw:text-style-name="P1" draw:layer="layout" svg:width="0.65cm" svg:height="0.62cm" svg:x="13.605cm" svg:y="30.666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330" draw:text-style-name="P1" draw:layer="layout" svg:width="0.546cm" svg:height="0.615cm" svg:x="14.393cm" svg:y="30.67cm" svg:viewBox="0 0 547 616" draw:points="0,616 0,0 157,0 157,511 547,511 547,616">
                  <text:p/>
                </draw:polygon>
                <draw:polygon draw:style-name="gr331" draw:text-style-name="P1" draw:layer="layout" svg:width="0.591cm" svg:height="0.62cm" svg:x="15.053cm" svg:y="30.666cm" svg:viewBox="0 0 592 621" draw:points="0,621 0,0 576,0 576,105 157,105 157,243 547,243 547,347 157,347 157,516 592,516 592,621">
                  <text:p/>
                </draw:polygon>
                <draw:line draw:style-name="gr11" draw:text-style-name="P2" draw:layer="layout" svg:x1="13.73cm" svg:y1="29.803cm" svg:x2="13.73cm" svg:y2="29.961cm">
                  <text:p/>
                </draw:line>
                <draw:line draw:style-name="gr11" draw:text-style-name="P2" draw:layer="layout" svg:x1="13.572cm" svg:y1="30.319cm" svg:x2="13.729cm" svg:y2="30.319cm">
                  <text:p/>
                </draw:line>
                <draw:line draw:style-name="gr11" draw:text-style-name="P2" draw:layer="layout" svg:x1="13.089cm" svg:y1="30.091cm" svg:x2="13.269cm" svg:y2="30.091cm">
                  <text:p/>
                </draw:line>
                <draw:line draw:style-name="gr11" draw:text-style-name="P2" draw:layer="layout" svg:x1="13.606cm" svg:y1="30.658cm" svg:x2="13.606cm" svg:y2="31.288cm">
                  <text:p/>
                </draw:line>
                <draw:line draw:style-name="gr11" draw:text-style-name="P2" draw:layer="layout" svg:x1="13.762cm" svg:y1="30.768cm" svg:x2="13.852cm" svg:y2="30.768cm">
                  <text:p/>
                </draw:line>
                <draw:line draw:style-name="gr11" draw:text-style-name="P2" draw:layer="layout" svg:x1="13.762cm" svg:y1="30.768cm" svg:x2="13.852cm" svg:y2="30.768cm">
                  <text:p/>
                </draw:line>
                <draw:line draw:style-name="gr11" draw:text-style-name="P2" draw:layer="layout" svg:x1="13.762cm" svg:y1="31.017cm" svg:x2="13.897cm" svg:y2="31.017cm">
                  <text:p/>
                </draw:line>
              </draw:g>
              <draw:path draw:style-name="gr332" draw:text-style-name="P1" draw:layer="layout" svg:width="2.399cm" svg:height="2.559cm" svg:x="13cm" svg:y="25.237cm" svg:viewBox="0 0 2400 2560" svg:d="M1188 0c-587 0-1076 417-1188 970h489c100-286 372-491 692-491 406 0 734 329 734 734s-328 734-734 734c-320 0-593-205-693-492h-42-446c0 0 0 90 0 608s446 497 446 497v-390c205 159 462 254 742 254 669 0 1212-543 1212-1212s-543-1212-1212-1212z">
                <text:p/>
              </draw:path>
              <draw:g>
                <draw:line draw:style-name="gr1" draw:layer="layout" svg:x1="15.9cm" svg:y1="32.498cm" svg:x2="16.699cm" svg:y2="32.498cm">
                  <text:p/>
                </draw:line>
                <draw:line draw:style-name="gr1" draw:layer="layout" svg:x1="16.699cm" svg:y1="32.197cm" svg:x2="16.699cm" svg:y2="32.498cm">
                  <text:p/>
                </draw:line>
                <draw:line draw:style-name="gr1" draw:layer="layout" svg:x1="16.699cm" svg:y1="32.197cm" svg:x2="17.5cm" svg:y2="32.197cm">
                  <text:p/>
                </draw:line>
                <draw:line draw:style-name="gr1" draw:layer="layout" svg:x1="17.5cm" svg:y1="32.197cm" svg:x2="17.5cm" svg:y2="32.498cm">
                  <text:p/>
                </draw:line>
                <draw:line draw:style-name="gr1" draw:layer="layout" svg:x1="17.5cm" svg:y1="32.498cm" svg:x2="18.299cm" svg:y2="32.498cm">
                  <text:p/>
                </draw:line>
                <draw:line draw:style-name="gr1" draw:layer="layout" svg:x1="18.299cm" svg:y1="32.197cm" svg:x2="18.299cm" svg:y2="32.498cm">
                  <text:p/>
                </draw:line>
                <draw:line draw:style-name="gr1" draw:layer="layout" svg:x1="18.299cm" svg:y1="32.197cm" svg:x2="19.099cm" svg:y2="32.197cm">
                  <text:p/>
                </draw:line>
                <draw:line draw:style-name="gr1" draw:layer="layout" svg:x1="19.099cm" svg:y1="32.197cm" svg:x2="19.099cm" svg:y2="32.498cm">
                  <text:p/>
                </draw:line>
                <draw:line draw:style-name="gr1" draw:layer="layout" svg:x1="19.099cm" svg:y1="32.498cm" svg:x2="19.599cm" svg:y2="32.498cm">
                  <text:p/>
                </draw:line>
                <draw:line draw:style-name="gr1" draw:layer="layout" svg:x1="15.9cm" svg:y1="28.497cm" svg:x2="16.699cm" svg:y2="28.497cm">
                  <text:p/>
                </draw:line>
                <draw:line draw:style-name="gr1" draw:layer="layout" svg:x1="16.699cm" svg:y1="28.497cm" svg:x2="16.699cm" svg:y2="28.798cm">
                  <text:p/>
                </draw:line>
                <draw:line draw:style-name="gr1" draw:layer="layout" svg:x1="16.699cm" svg:y1="28.798cm" svg:x2="17.5cm" svg:y2="28.798cm">
                  <text:p/>
                </draw:line>
                <draw:line draw:style-name="gr1" draw:layer="layout" svg:x1="17.5cm" svg:y1="28.497cm" svg:x2="17.5cm" svg:y2="28.798cm">
                  <text:p/>
                </draw:line>
                <draw:line draw:style-name="gr1" draw:layer="layout" svg:x1="17.5cm" svg:y1="28.497cm" svg:x2="18.299cm" svg:y2="28.497cm">
                  <text:p/>
                </draw:line>
                <draw:line draw:style-name="gr1" draw:layer="layout" svg:x1="18.299cm" svg:y1="28.497cm" svg:x2="18.299cm" svg:y2="28.798cm">
                  <text:p/>
                </draw:line>
                <draw:line draw:style-name="gr1" draw:layer="layout" svg:x1="18.299cm" svg:y1="28.798cm" svg:x2="19.099cm" svg:y2="28.798cm">
                  <text:p/>
                </draw:line>
                <draw:line draw:style-name="gr1" draw:layer="layout" svg:x1="19.099cm" svg:y1="28.497cm" svg:x2="19.099cm" svg:y2="28.798cm">
                  <text:p/>
                </draw:line>
                <draw:line draw:style-name="gr1" draw:layer="layout" svg:x1="19.099cm" svg:y1="28.497cm" svg:x2="19.599cm" svg:y2="28.497cm">
                  <text:p/>
                </draw:line>
                <draw:line draw:style-name="gr1" draw:layer="layout" svg:x1="19.599cm" svg:y1="32.498cm" svg:x2="19.599cm" svg:y2="31.698cm">
                  <text:p/>
                </draw:line>
                <draw:line draw:style-name="gr1" draw:layer="layout" svg:x1="19.9cm" svg:y1="31.698cm" svg:x2="19.599cm" svg:y2="31.698cm">
                  <text:p/>
                </draw:line>
                <draw:line draw:style-name="gr1" draw:layer="layout" svg:x1="19.9cm" svg:y1="31.698cm" svg:x2="19.9cm" svg:y2="30.897cm">
                  <text:p/>
                </draw:line>
                <draw:line draw:style-name="gr1" draw:layer="layout" svg:x1="19.9cm" svg:y1="30.897cm" svg:x2="19.599cm" svg:y2="30.897cm">
                  <text:p/>
                </draw:line>
                <draw:line draw:style-name="gr1" draw:layer="layout" svg:x1="19.599cm" svg:y1="30.897cm" svg:x2="19.599cm" svg:y2="30.098cm">
                  <text:p/>
                </draw:line>
                <draw:line draw:style-name="gr1" draw:layer="layout" svg:x1="19.9cm" svg:y1="30.098cm" svg:x2="19.599cm" svg:y2="30.098cm">
                  <text:p/>
                </draw:line>
                <draw:line draw:style-name="gr1" draw:layer="layout" svg:x1="19.9cm" svg:y1="30.098cm" svg:x2="19.9cm" svg:y2="29.298cm">
                  <text:p/>
                </draw:line>
                <draw:line draw:style-name="gr1" draw:layer="layout" svg:x1="19.9cm" svg:y1="29.298cm" svg:x2="19.599cm" svg:y2="29.298cm">
                  <text:p/>
                </draw:line>
                <draw:line draw:style-name="gr1" draw:layer="layout" svg:x1="19.599cm" svg:y1="29.298cm" svg:x2="19.599cm" svg:y2="28.497cm">
                  <text:p/>
                </draw:line>
              </draw:g>
              <draw:g>
                <draw:line draw:style-name="gr1" draw:layer="layout" svg:x1="19.6cm" svg:y1="32.497cm" svg:x2="20.399cm" svg:y2="32.497cm">
                  <text:p/>
                </draw:line>
                <draw:line draw:style-name="gr1" draw:layer="layout" svg:x1="20.399cm" svg:y1="32.196cm" svg:x2="20.399cm" svg:y2="32.497cm">
                  <text:p/>
                </draw:line>
                <draw:line draw:style-name="gr1" draw:layer="layout" svg:x1="20.399cm" svg:y1="32.196cm" svg:x2="21.2cm" svg:y2="32.196cm">
                  <text:p/>
                </draw:line>
                <draw:line draw:style-name="gr1" draw:layer="layout" svg:x1="21.2cm" svg:y1="32.196cm" svg:x2="21.2cm" svg:y2="32.497cm">
                  <text:p/>
                </draw:line>
                <draw:line draw:style-name="gr1" draw:layer="layout" svg:x1="21.2cm" svg:y1="32.497cm" svg:x2="21.999cm" svg:y2="32.497cm">
                  <text:p/>
                </draw:line>
                <draw:line draw:style-name="gr1" draw:layer="layout" svg:x1="21.999cm" svg:y1="32.196cm" svg:x2="21.999cm" svg:y2="32.497cm">
                  <text:p/>
                </draw:line>
                <draw:line draw:style-name="gr1" draw:layer="layout" svg:x1="21.999cm" svg:y1="32.196cm" svg:x2="22.799cm" svg:y2="32.196cm">
                  <text:p/>
                </draw:line>
                <draw:line draw:style-name="gr1" draw:layer="layout" svg:x1="22.799cm" svg:y1="32.196cm" svg:x2="22.799cm" svg:y2="32.497cm">
                  <text:p/>
                </draw:line>
                <draw:line draw:style-name="gr1" draw:layer="layout" svg:x1="22.799cm" svg:y1="32.497cm" svg:x2="23.299cm" svg:y2="32.497cm">
                  <text:p/>
                </draw:line>
                <draw:line draw:style-name="gr1" draw:layer="layout" svg:x1="19.6cm" svg:y1="28.496cm" svg:x2="20.399cm" svg:y2="28.496cm">
                  <text:p/>
                </draw:line>
                <draw:line draw:style-name="gr1" draw:layer="layout" svg:x1="20.399cm" svg:y1="28.496cm" svg:x2="20.399cm" svg:y2="28.797cm">
                  <text:p/>
                </draw:line>
                <draw:line draw:style-name="gr1" draw:layer="layout" svg:x1="20.399cm" svg:y1="28.797cm" svg:x2="21.2cm" svg:y2="28.797cm">
                  <text:p/>
                </draw:line>
                <draw:line draw:style-name="gr1" draw:layer="layout" svg:x1="21.2cm" svg:y1="28.496cm" svg:x2="21.2cm" svg:y2="28.797cm">
                  <text:p/>
                </draw:line>
                <draw:line draw:style-name="gr1" draw:layer="layout" svg:x1="21.2cm" svg:y1="28.496cm" svg:x2="21.999cm" svg:y2="28.496cm">
                  <text:p/>
                </draw:line>
                <draw:line draw:style-name="gr1" draw:layer="layout" svg:x1="21.999cm" svg:y1="28.496cm" svg:x2="21.999cm" svg:y2="28.797cm">
                  <text:p/>
                </draw:line>
                <draw:line draw:style-name="gr1" draw:layer="layout" svg:x1="21.999cm" svg:y1="28.797cm" svg:x2="22.799cm" svg:y2="28.797cm">
                  <text:p/>
                </draw:line>
                <draw:line draw:style-name="gr1" draw:layer="layout" svg:x1="22.799cm" svg:y1="28.496cm" svg:x2="22.799cm" svg:y2="28.797cm">
                  <text:p/>
                </draw:line>
                <draw:line draw:style-name="gr1" draw:layer="layout" svg:x1="22.799cm" svg:y1="28.496cm" svg:x2="23.299cm" svg:y2="28.496cm">
                  <text:p/>
                </draw:line>
                <draw:line draw:style-name="gr1" draw:layer="layout" svg:x1="23.299cm" svg:y1="32.497cm" svg:x2="23.299cm" svg:y2="31.697cm">
                  <text:p/>
                </draw:line>
                <draw:line draw:style-name="gr1" draw:layer="layout" svg:x1="23.6cm" svg:y1="31.697cm" svg:x2="23.299cm" svg:y2="31.697cm">
                  <text:p/>
                </draw:line>
                <draw:line draw:style-name="gr1" draw:layer="layout" svg:x1="23.6cm" svg:y1="31.697cm" svg:x2="23.6cm" svg:y2="30.896cm">
                  <text:p/>
                </draw:line>
                <draw:line draw:style-name="gr1" draw:layer="layout" svg:x1="23.6cm" svg:y1="30.896cm" svg:x2="23.299cm" svg:y2="30.896cm">
                  <text:p/>
                </draw:line>
                <draw:line draw:style-name="gr1" draw:layer="layout" svg:x1="23.299cm" svg:y1="30.896cm" svg:x2="23.299cm" svg:y2="30.097cm">
                  <text:p/>
                </draw:line>
                <draw:line draw:style-name="gr1" draw:layer="layout" svg:x1="23.6cm" svg:y1="30.097cm" svg:x2="23.299cm" svg:y2="30.097cm">
                  <text:p/>
                </draw:line>
                <draw:line draw:style-name="gr1" draw:layer="layout" svg:x1="23.6cm" svg:y1="30.097cm" svg:x2="23.6cm" svg:y2="29.297cm">
                  <text:p/>
                </draw:line>
                <draw:line draw:style-name="gr1" draw:layer="layout" svg:x1="23.6cm" svg:y1="29.297cm" svg:x2="23.299cm" svg:y2="29.297cm">
                  <text:p/>
                </draw:line>
                <draw:line draw:style-name="gr1" draw:layer="layout" svg:x1="23.299cm" svg:y1="29.297cm" svg:x2="23.299cm" svg:y2="28.496cm">
                  <text:p/>
                </draw:line>
              </draw:g>
              <draw:g>
                <draw:path draw:style-name="gr333" draw:text-style-name="P1" draw:layer="layout" svg:width="0.726cm" svg:height="0.641cm" svg:x="20.1cm" svg:y="29.697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334" draw:text-style-name="P1" draw:layer="layout" svg:width="0.698cm" svg:height="0.62cm" svg:x="20.972cm" svg:y="29.708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335" draw:text-style-name="P1" draw:layer="layout" svg:width="0.316cm" svg:height="0.157cm" svg:x="21.129cm" svg:y="29.812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336" draw:text-style-name="P1" draw:layer="layout" svg:width="0.591cm" svg:height="0.62cm" svg:x="21.756cm" svg:y="29.708cm" svg:viewBox="0 0 592 621" draw:points="0,621 0,0 576,0 576,105 157,105 157,243 547,243 547,347 157,347 157,516 592,516 592,621">
                  <text:p/>
                </draw:polygon>
                <draw:polygon draw:style-name="gr337" draw:text-style-name="P1" draw:layer="layout" svg:width="0.616cm" svg:height="0.62cm" svg:x="22.483cm" svg:y="29.708cm" svg:viewBox="0 0 617 621" draw:points="0,621 0,0 153,0 471,415 471,0 617,0 617,621 459,621 146,216 146,621">
                  <text:p/>
                </draw:polygon>
                <draw:path draw:style-name="gr338" draw:text-style-name="P1" draw:layer="layout" svg:width="0.753cm" svg:height="0.641cm" svg:x="20.128cm" svg:y="30.665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339" draw:text-style-name="P1" draw:layer="layout" svg:width="0.65cm" svg:height="0.62cm" svg:x="21.005cm" svg:y="30.676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340" draw:text-style-name="P1" draw:layer="layout" svg:width="0.546cm" svg:height="0.615cm" svg:x="21.793cm" svg:y="30.68cm" svg:viewBox="0 0 547 616" draw:points="0,616 0,0 157,0 157,511 547,511 547,616">
                  <text:p/>
                </draw:polygon>
                <draw:polygon draw:style-name="gr341" draw:text-style-name="P1" draw:layer="layout" svg:width="0.591cm" svg:height="0.62cm" svg:x="22.453cm" svg:y="30.676cm" svg:viewBox="0 0 592 621" draw:points="0,621 0,0 576,0 576,105 157,105 157,243 547,243 547,347 157,347 157,516 592,516 592,621">
                  <text:p/>
                </draw:polygon>
                <draw:line draw:style-name="gr11" draw:text-style-name="P2" draw:layer="layout" svg:x1="21.13cm" svg:y1="29.813cm" svg:x2="21.13cm" svg:y2="29.971cm">
                  <text:p/>
                </draw:line>
                <draw:line draw:style-name="gr11" draw:text-style-name="P2" draw:layer="layout" svg:x1="20.972cm" svg:y1="30.329cm" svg:x2="21.129cm" svg:y2="30.329cm">
                  <text:p/>
                </draw:line>
                <draw:line draw:style-name="gr11" draw:text-style-name="P2" draw:layer="layout" svg:x1="20.489cm" svg:y1="30.101cm" svg:x2="20.669cm" svg:y2="30.101cm">
                  <text:p/>
                </draw:line>
                <draw:line draw:style-name="gr11" draw:text-style-name="P2" draw:layer="layout" svg:x1="21.006cm" svg:y1="30.668cm" svg:x2="21.006cm" svg:y2="31.298cm">
                  <text:p/>
                </draw:line>
                <draw:line draw:style-name="gr11" draw:text-style-name="P2" draw:layer="layout" svg:x1="21.162cm" svg:y1="30.778cm" svg:x2="21.252cm" svg:y2="30.778cm">
                  <text:p/>
                </draw:line>
                <draw:line draw:style-name="gr11" draw:text-style-name="P2" draw:layer="layout" svg:x1="21.162cm" svg:y1="30.778cm" svg:x2="21.252cm" svg:y2="30.778cm">
                  <text:p/>
                </draw:line>
                <draw:line draw:style-name="gr11" draw:text-style-name="P2" draw:layer="layout" svg:x1="21.162cm" svg:y1="31.027cm" svg:x2="21.297cm" svg:y2="31.027cm">
                  <text:p/>
                </draw:line>
              </draw:g>
              <draw:g>
                <draw:line draw:style-name="gr1" draw:layer="layout" svg:x1="19.9cm" svg:y1="28.497cm" svg:x2="20.699cm" svg:y2="28.497cm">
                  <text:p/>
                </draw:line>
                <draw:line draw:style-name="gr1" draw:layer="layout" svg:x1="20.699cm" svg:y1="28.196cm" svg:x2="20.699cm" svg:y2="28.497cm">
                  <text:p/>
                </draw:line>
                <draw:line draw:style-name="gr1" draw:layer="layout" svg:x1="20.699cm" svg:y1="28.196cm" svg:x2="21.5cm" svg:y2="28.196cm">
                  <text:p/>
                </draw:line>
                <draw:line draw:style-name="gr1" draw:layer="layout" svg:x1="21.5cm" svg:y1="28.196cm" svg:x2="21.5cm" svg:y2="28.497cm">
                  <text:p/>
                </draw:line>
                <draw:line draw:style-name="gr1" draw:layer="layout" svg:x1="21.5cm" svg:y1="28.497cm" svg:x2="22.299cm" svg:y2="28.497cm">
                  <text:p/>
                </draw:line>
                <draw:line draw:style-name="gr1" draw:layer="layout" svg:x1="22.299cm" svg:y1="28.196cm" svg:x2="22.299cm" svg:y2="28.497cm">
                  <text:p/>
                </draw:line>
                <draw:line draw:style-name="gr1" draw:layer="layout" svg:x1="22.299cm" svg:y1="28.196cm" svg:x2="23.099cm" svg:y2="28.196cm">
                  <text:p/>
                </draw:line>
                <draw:line draw:style-name="gr1" draw:layer="layout" svg:x1="23.099cm" svg:y1="28.196cm" svg:x2="23.099cm" svg:y2="28.497cm">
                  <text:p/>
                </draw:line>
                <draw:line draw:style-name="gr1" draw:layer="layout" svg:x1="23.099cm" svg:y1="28.497cm" svg:x2="23.599cm" svg:y2="28.497cm">
                  <text:p/>
                </draw:line>
                <draw:line draw:style-name="gr1" draw:layer="layout" svg:x1="19.9cm" svg:y1="24.496cm" svg:x2="20.699cm" svg:y2="24.496cm">
                  <text:p/>
                </draw:line>
                <draw:line draw:style-name="gr1" draw:layer="layout" svg:x1="20.699cm" svg:y1="24.496cm" svg:x2="20.699cm" svg:y2="24.797cm">
                  <text:p/>
                </draw:line>
                <draw:line draw:style-name="gr1" draw:layer="layout" svg:x1="20.699cm" svg:y1="24.797cm" svg:x2="21.5cm" svg:y2="24.797cm">
                  <text:p/>
                </draw:line>
                <draw:line draw:style-name="gr1" draw:layer="layout" svg:x1="21.5cm" svg:y1="24.496cm" svg:x2="21.5cm" svg:y2="24.797cm">
                  <text:p/>
                </draw:line>
                <draw:line draw:style-name="gr1" draw:layer="layout" svg:x1="21.5cm" svg:y1="24.496cm" svg:x2="22.299cm" svg:y2="24.496cm">
                  <text:p/>
                </draw:line>
                <draw:line draw:style-name="gr1" draw:layer="layout" svg:x1="22.299cm" svg:y1="24.496cm" svg:x2="22.299cm" svg:y2="24.797cm">
                  <text:p/>
                </draw:line>
                <draw:line draw:style-name="gr1" draw:layer="layout" svg:x1="22.299cm" svg:y1="24.797cm" svg:x2="23.099cm" svg:y2="24.797cm">
                  <text:p/>
                </draw:line>
                <draw:line draw:style-name="gr1" draw:layer="layout" svg:x1="23.099cm" svg:y1="24.496cm" svg:x2="23.099cm" svg:y2="24.797cm">
                  <text:p/>
                </draw:line>
                <draw:line draw:style-name="gr1" draw:layer="layout" svg:x1="23.099cm" svg:y1="24.496cm" svg:x2="23.599cm" svg:y2="24.496cm">
                  <text:p/>
                </draw:line>
                <draw:line draw:style-name="gr1" draw:layer="layout" svg:x1="19.9cm" svg:y1="28.497cm" svg:x2="19.9cm" svg:y2="27.697cm">
                  <text:p/>
                </draw:line>
                <draw:line draw:style-name="gr1" draw:layer="layout" svg:x1="20.199cm" svg:y1="27.697cm" svg:x2="19.9cm" svg:y2="27.697cm">
                  <text:p/>
                </draw:line>
                <draw:line draw:style-name="gr1" draw:layer="layout" svg:x1="20.199cm" svg:y1="27.697cm" svg:x2="20.199cm" svg:y2="26.896cm">
                  <text:p/>
                </draw:line>
                <draw:line draw:style-name="gr1" draw:layer="layout" svg:x1="20.199cm" svg:y1="26.896cm" svg:x2="19.9cm" svg:y2="26.896cm">
                  <text:p/>
                </draw:line>
                <draw:line draw:style-name="gr1" draw:layer="layout" svg:x1="19.9cm" svg:y1="26.896cm" svg:x2="19.9cm" svg:y2="26.097cm">
                  <text:p/>
                </draw:line>
                <draw:line draw:style-name="gr1" draw:layer="layout" svg:x1="20.199cm" svg:y1="26.097cm" svg:x2="19.9cm" svg:y2="26.097cm">
                  <text:p/>
                </draw:line>
                <draw:line draw:style-name="gr1" draw:layer="layout" svg:x1="20.199cm" svg:y1="26.097cm" svg:x2="20.199cm" svg:y2="25.297cm">
                  <text:p/>
                </draw:line>
                <draw:line draw:style-name="gr1" draw:layer="layout" svg:x1="20.199cm" svg:y1="25.297cm" svg:x2="19.9cm" svg:y2="25.297cm">
                  <text:p/>
                </draw:line>
                <draw:line draw:style-name="gr1" draw:layer="layout" svg:x1="19.9cm" svg:y1="25.297cm" svg:x2="19.9cm" svg:y2="24.496cm">
                  <text:p/>
                </draw:line>
                <draw:line draw:style-name="gr1" draw:layer="layout" svg:x1="23.599cm" svg:y1="28.497cm" svg:x2="23.599cm" svg:y2="27.697cm">
                  <text:p/>
                </draw:line>
                <draw:line draw:style-name="gr1" draw:layer="layout" svg:x1="23.9cm" svg:y1="27.697cm" svg:x2="23.599cm" svg:y2="27.697cm">
                  <text:p/>
                </draw:line>
                <draw:line draw:style-name="gr1" draw:layer="layout" svg:x1="23.9cm" svg:y1="27.697cm" svg:x2="23.9cm" svg:y2="26.896cm">
                  <text:p/>
                </draw:line>
                <draw:line draw:style-name="gr1" draw:layer="layout" svg:x1="23.9cm" svg:y1="26.896cm" svg:x2="23.599cm" svg:y2="26.896cm">
                  <text:p/>
                </draw:line>
                <draw:line draw:style-name="gr1" draw:layer="layout" svg:x1="23.599cm" svg:y1="26.896cm" svg:x2="23.599cm" svg:y2="26.097cm">
                  <text:p/>
                </draw:line>
                <draw:line draw:style-name="gr1" draw:layer="layout" svg:x1="23.9cm" svg:y1="26.097cm" svg:x2="23.599cm" svg:y2="26.097cm">
                  <text:p/>
                </draw:line>
                <draw:line draw:style-name="gr1" draw:layer="layout" svg:x1="23.9cm" svg:y1="26.097cm" svg:x2="23.9cm" svg:y2="25.297cm">
                  <text:p/>
                </draw:line>
                <draw:line draw:style-name="gr1" draw:layer="layout" svg:x1="23.9cm" svg:y1="25.297cm" svg:x2="23.599cm" svg:y2="25.297cm">
                  <text:p/>
                </draw:line>
                <draw:line draw:style-name="gr1" draw:layer="layout" svg:x1="23.599cm" svg:y1="25.297cm" svg:x2="23.599cm" svg:y2="24.496cm">
                  <text:p/>
                </draw:line>
              </draw:g>
              <draw:line draw:style-name="gr1" draw:layer="layout" svg:x1="16.502cm" svg:y1="28.197cm" svg:x2="17.001cm" svg:y2="28.197cm">
                <text:p/>
              </draw:line>
              <draw:line draw:style-name="gr1" draw:layer="layout" svg:x1="17.001cm" svg:y1="28.197cm" svg:x2="17.001cm" svg:y2="28.498cm">
                <text:p/>
              </draw:line>
              <draw:line draw:style-name="gr1" draw:layer="layout" svg:x1="17.001cm" svg:y1="28.498cm" svg:x2="17.802cm" svg:y2="28.498cm">
                <text:p/>
              </draw:line>
              <draw:line draw:style-name="gr1" draw:layer="layout" svg:x1="17.802cm" svg:y1="28.197cm" svg:x2="17.802cm" svg:y2="28.498cm">
                <text:p/>
              </draw:line>
              <draw:line draw:style-name="gr1" draw:layer="layout" svg:x1="17.802cm" svg:y1="28.197cm" svg:x2="18.601cm" svg:y2="28.197cm">
                <text:p/>
              </draw:line>
              <draw:line draw:style-name="gr1" draw:layer="layout" svg:x1="18.601cm" svg:y1="28.197cm" svg:x2="18.601cm" svg:y2="28.498cm">
                <text:p/>
              </draw:line>
              <draw:line draw:style-name="gr1" draw:layer="layout" svg:x1="18.601cm" svg:y1="28.498cm" svg:x2="19.401cm" svg:y2="28.498cm">
                <text:p/>
              </draw:line>
              <draw:line draw:style-name="gr1" draw:layer="layout" svg:x1="19.401cm" svg:y1="28.197cm" svg:x2="19.401cm" svg:y2="28.498cm">
                <text:p/>
              </draw:line>
              <draw:line draw:style-name="gr1" draw:layer="layout" svg:x1="19.401cm" svg:y1="28.197cm" svg:x2="19.901cm" svg:y2="28.197cm">
                <text:p/>
              </draw:line>
              <draw:line draw:style-name="gr1" draw:layer="layout" svg:x1="16.502cm" svg:y1="24.798cm" svg:x2="17.001cm" svg:y2="24.798cm">
                <text:p/>
              </draw:line>
              <draw:line draw:style-name="gr1" draw:layer="layout" svg:x1="17.001cm" svg:y1="24.497cm" svg:x2="17.001cm" svg:y2="24.798cm">
                <text:p/>
              </draw:line>
              <draw:line draw:style-name="gr1" draw:layer="layout" svg:x1="17.001cm" svg:y1="24.497cm" svg:x2="17.802cm" svg:y2="24.497cm">
                <text:p/>
              </draw:line>
              <draw:line draw:style-name="gr1" draw:layer="layout" svg:x1="17.802cm" svg:y1="24.497cm" svg:x2="17.802cm" svg:y2="24.798cm">
                <text:p/>
              </draw:line>
              <draw:line draw:style-name="gr1" draw:layer="layout" svg:x1="17.802cm" svg:y1="24.798cm" svg:x2="18.601cm" svg:y2="24.798cm">
                <text:p/>
              </draw:line>
              <draw:line draw:style-name="gr1" draw:layer="layout" svg:x1="18.601cm" svg:y1="24.497cm" svg:x2="18.601cm" svg:y2="24.798cm">
                <text:p/>
              </draw:line>
              <draw:line draw:style-name="gr1" draw:layer="layout" svg:x1="18.601cm" svg:y1="24.497cm" svg:x2="19.401cm" svg:y2="24.497cm">
                <text:p/>
              </draw:line>
              <draw:line draw:style-name="gr1" draw:layer="layout" svg:x1="19.401cm" svg:y1="24.497cm" svg:x2="19.401cm" svg:y2="24.798cm">
                <text:p/>
              </draw:line>
              <draw:line draw:style-name="gr1" draw:layer="layout" svg:x1="19.401cm" svg:y1="24.798cm" svg:x2="19.901cm" svg:y2="24.798cm">
                <text:p/>
              </draw:line>
              <draw:line draw:style-name="gr1" draw:layer="layout" svg:x1="16.502cm" svg:y1="28.197cm" svg:x2="16.502cm" svg:y2="27.698cm">
                <text:p/>
              </draw:line>
              <draw:line draw:style-name="gr1" draw:layer="layout" svg:x1="16.502cm" svg:y1="27.698cm" svg:x2="16.201cm" svg:y2="27.698cm">
                <text:p/>
              </draw:line>
              <draw:line draw:style-name="gr1" draw:layer="layout" svg:x1="16.201cm" svg:y1="27.698cm" svg:x2="16.201cm" svg:y2="26.897cm">
                <text:p/>
              </draw:line>
              <draw:line draw:style-name="gr1" draw:layer="layout" svg:x1="16.502cm" svg:y1="26.897cm" svg:x2="16.201cm" svg:y2="26.897cm">
                <text:p/>
              </draw:line>
              <draw:line draw:style-name="gr1" draw:layer="layout" svg:x1="16.502cm" svg:y1="26.897cm" svg:x2="16.502cm" svg:y2="26.098cm">
                <text:p/>
              </draw:line>
              <draw:line draw:style-name="gr1" draw:layer="layout" svg:x1="16.502cm" svg:y1="26.098cm" svg:x2="16.201cm" svg:y2="26.098cm">
                <text:p/>
              </draw:line>
              <draw:line draw:style-name="gr1" draw:layer="layout" svg:x1="16.201cm" svg:y1="26.098cm" svg:x2="16.201cm" svg:y2="25.298cm">
                <text:p/>
              </draw:line>
              <draw:line draw:style-name="gr1" draw:layer="layout" svg:x1="16.502cm" svg:y1="25.298cm" svg:x2="16.201cm" svg:y2="25.298cm">
                <text:p/>
              </draw:line>
              <draw:line draw:style-name="gr1" draw:layer="layout" svg:x1="16.502cm" svg:y1="25.298cm" svg:x2="16.502cm" svg:y2="24.798cm">
                <text:p/>
              </draw:line>
              <draw:line draw:style-name="gr1" draw:layer="layout" svg:x1="19.901cm" svg:y1="28.197cm" svg:x2="19.901cm" svg:y2="27.698cm">
                <text:p/>
              </draw:line>
              <draw:line draw:style-name="gr1" draw:layer="layout" svg:x1="20.202cm" svg:y1="27.698cm" svg:x2="19.901cm" svg:y2="27.698cm">
                <text:p/>
              </draw:line>
              <draw:line draw:style-name="gr1" draw:layer="layout" svg:x1="20.202cm" svg:y1="27.698cm" svg:x2="20.202cm" svg:y2="26.897cm">
                <text:p/>
              </draw:line>
              <draw:line draw:style-name="gr1" draw:layer="layout" svg:x1="20.202cm" svg:y1="26.897cm" svg:x2="19.901cm" svg:y2="26.897cm">
                <text:p/>
              </draw:line>
              <draw:line draw:style-name="gr1" draw:layer="layout" svg:x1="19.901cm" svg:y1="26.897cm" svg:x2="19.901cm" svg:y2="26.098cm">
                <text:p/>
              </draw:line>
              <draw:line draw:style-name="gr1" draw:layer="layout" svg:x1="20.202cm" svg:y1="26.098cm" svg:x2="19.901cm" svg:y2="26.098cm">
                <text:p/>
              </draw:line>
              <draw:line draw:style-name="gr1" draw:layer="layout" svg:x1="20.202cm" svg:y1="26.098cm" svg:x2="20.202cm" svg:y2="25.298cm">
                <text:p/>
              </draw:line>
              <draw:line draw:style-name="gr1" draw:layer="layout" svg:x1="20.202cm" svg:y1="25.298cm" svg:x2="19.901cm" svg:y2="25.298cm">
                <text:p/>
              </draw:line>
              <draw:line draw:style-name="gr1" draw:layer="layout" svg:x1="19.901cm" svg:y1="25.298cm" svg:x2="19.901cm" svg:y2="24.798cm">
                <text:p/>
              </draw:line>
              <draw:path draw:style-name="gr342" draw:text-style-name="P1" draw:layer="layout" svg:width="2.399cm" svg:height="2.559cm" svg:x="17.001cm" svg:y="25.238cm" svg:viewBox="0 0 2400 2560" svg:d="M1188 0c-587 0-1076 417-1188 970h489c100-286 372-491 692-491 406 0 734 329 734 734s-328 734-734 734c-320 0-593-205-693-492h-42-446c0 0 0 90 0 608s446 497 446 497v-390c205 159 462 254 742 254 669 0 1212-543 1212-1212s-543-1212-1212-1212z">
                <text:p/>
              </draw:path>
            </draw:g>
            <draw:g>
              <draw:g>
                <draw:line draw:style-name="gr1" draw:layer="layout" svg:x1="23.9cm" svg:y1="32.498cm" svg:x2="24.699cm" svg:y2="32.498cm">
                  <text:p/>
                </draw:line>
                <draw:line draw:style-name="gr1" draw:layer="layout" svg:x1="24.699cm" svg:y1="32.197cm" svg:x2="24.699cm" svg:y2="32.498cm">
                  <text:p/>
                </draw:line>
                <draw:line draw:style-name="gr1" draw:layer="layout" svg:x1="24.699cm" svg:y1="32.197cm" svg:x2="25.5cm" svg:y2="32.197cm">
                  <text:p/>
                </draw:line>
                <draw:line draw:style-name="gr1" draw:layer="layout" svg:x1="25.5cm" svg:y1="32.197cm" svg:x2="25.5cm" svg:y2="32.498cm">
                  <text:p/>
                </draw:line>
                <draw:line draw:style-name="gr1" draw:layer="layout" svg:x1="25.5cm" svg:y1="32.498cm" svg:x2="26.299cm" svg:y2="32.498cm">
                  <text:p/>
                </draw:line>
                <draw:line draw:style-name="gr1" draw:layer="layout" svg:x1="26.299cm" svg:y1="32.197cm" svg:x2="26.299cm" svg:y2="32.498cm">
                  <text:p/>
                </draw:line>
                <draw:line draw:style-name="gr1" draw:layer="layout" svg:x1="26.299cm" svg:y1="32.197cm" svg:x2="27.099cm" svg:y2="32.197cm">
                  <text:p/>
                </draw:line>
                <draw:line draw:style-name="gr1" draw:layer="layout" svg:x1="27.099cm" svg:y1="32.197cm" svg:x2="27.099cm" svg:y2="32.498cm">
                  <text:p/>
                </draw:line>
                <draw:line draw:style-name="gr1" draw:layer="layout" svg:x1="27.099cm" svg:y1="32.498cm" svg:x2="27.599cm" svg:y2="32.498cm">
                  <text:p/>
                </draw:line>
                <draw:line draw:style-name="gr1" draw:layer="layout" svg:x1="23.9cm" svg:y1="28.497cm" svg:x2="24.699cm" svg:y2="28.497cm">
                  <text:p/>
                </draw:line>
                <draw:line draw:style-name="gr1" draw:layer="layout" svg:x1="24.699cm" svg:y1="28.497cm" svg:x2="24.699cm" svg:y2="28.798cm">
                  <text:p/>
                </draw:line>
                <draw:line draw:style-name="gr1" draw:layer="layout" svg:x1="24.699cm" svg:y1="28.798cm" svg:x2="25.5cm" svg:y2="28.798cm">
                  <text:p/>
                </draw:line>
                <draw:line draw:style-name="gr1" draw:layer="layout" svg:x1="25.5cm" svg:y1="28.497cm" svg:x2="25.5cm" svg:y2="28.798cm">
                  <text:p/>
                </draw:line>
                <draw:line draw:style-name="gr1" draw:layer="layout" svg:x1="25.5cm" svg:y1="28.497cm" svg:x2="26.299cm" svg:y2="28.497cm">
                  <text:p/>
                </draw:line>
                <draw:line draw:style-name="gr1" draw:layer="layout" svg:x1="26.299cm" svg:y1="28.497cm" svg:x2="26.299cm" svg:y2="28.798cm">
                  <text:p/>
                </draw:line>
                <draw:line draw:style-name="gr1" draw:layer="layout" svg:x1="26.299cm" svg:y1="28.798cm" svg:x2="27.099cm" svg:y2="28.798cm">
                  <text:p/>
                </draw:line>
                <draw:line draw:style-name="gr1" draw:layer="layout" svg:x1="27.099cm" svg:y1="28.497cm" svg:x2="27.099cm" svg:y2="28.798cm">
                  <text:p/>
                </draw:line>
                <draw:line draw:style-name="gr1" draw:layer="layout" svg:x1="27.099cm" svg:y1="28.497cm" svg:x2="27.599cm" svg:y2="28.497cm">
                  <text:p/>
                </draw:line>
                <draw:line draw:style-name="gr1" draw:layer="layout" svg:x1="23.9cm" svg:y1="32.498cm" svg:x2="23.9cm" svg:y2="31.698cm">
                  <text:p/>
                </draw:line>
                <draw:line draw:style-name="gr1" draw:layer="layout" svg:x1="24.199cm" svg:y1="31.698cm" svg:x2="23.9cm" svg:y2="31.698cm">
                  <text:p/>
                </draw:line>
                <draw:line draw:style-name="gr1" draw:layer="layout" svg:x1="24.199cm" svg:y1="31.698cm" svg:x2="24.199cm" svg:y2="30.897cm">
                  <text:p/>
                </draw:line>
                <draw:line draw:style-name="gr1" draw:layer="layout" svg:x1="24.199cm" svg:y1="30.897cm" svg:x2="23.9cm" svg:y2="30.897cm">
                  <text:p/>
                </draw:line>
                <draw:line draw:style-name="gr1" draw:layer="layout" svg:x1="23.9cm" svg:y1="30.897cm" svg:x2="23.9cm" svg:y2="30.098cm">
                  <text:p/>
                </draw:line>
                <draw:line draw:style-name="gr1" draw:layer="layout" svg:x1="24.199cm" svg:y1="30.098cm" svg:x2="23.9cm" svg:y2="30.098cm">
                  <text:p/>
                </draw:line>
                <draw:line draw:style-name="gr1" draw:layer="layout" svg:x1="24.199cm" svg:y1="30.098cm" svg:x2="24.199cm" svg:y2="29.298cm">
                  <text:p/>
                </draw:line>
                <draw:line draw:style-name="gr1" draw:layer="layout" svg:x1="24.199cm" svg:y1="29.298cm" svg:x2="23.9cm" svg:y2="29.298cm">
                  <text:p/>
                </draw:line>
                <draw:line draw:style-name="gr1" draw:layer="layout" svg:x1="23.9cm" svg:y1="29.298cm" svg:x2="23.9cm" svg:y2="28.497cm">
                  <text:p/>
                </draw:line>
                <draw:line draw:style-name="gr1" draw:layer="layout" svg:x1="27.599cm" svg:y1="32.498cm" svg:x2="27.599cm" svg:y2="31.698cm">
                  <text:p/>
                </draw:line>
                <draw:line draw:style-name="gr1" draw:layer="layout" svg:x1="27.9cm" svg:y1="31.698cm" svg:x2="27.599cm" svg:y2="31.698cm">
                  <text:p/>
                </draw:line>
                <draw:line draw:style-name="gr1" draw:layer="layout" svg:x1="27.9cm" svg:y1="31.698cm" svg:x2="27.9cm" svg:y2="30.897cm">
                  <text:p/>
                </draw:line>
                <draw:line draw:style-name="gr1" draw:layer="layout" svg:x1="27.9cm" svg:y1="30.897cm" svg:x2="27.599cm" svg:y2="30.897cm">
                  <text:p/>
                </draw:line>
                <draw:line draw:style-name="gr1" draw:layer="layout" svg:x1="27.599cm" svg:y1="30.897cm" svg:x2="27.599cm" svg:y2="30.098cm">
                  <text:p/>
                </draw:line>
                <draw:line draw:style-name="gr1" draw:layer="layout" svg:x1="27.9cm" svg:y1="30.098cm" svg:x2="27.599cm" svg:y2="30.098cm">
                  <text:p/>
                </draw:line>
                <draw:line draw:style-name="gr1" draw:layer="layout" svg:x1="27.9cm" svg:y1="30.098cm" svg:x2="27.9cm" svg:y2="29.298cm">
                  <text:p/>
                </draw:line>
                <draw:line draw:style-name="gr1" draw:layer="layout" svg:x1="27.9cm" svg:y1="29.298cm" svg:x2="27.599cm" svg:y2="29.298cm">
                  <text:p/>
                </draw:line>
                <draw:line draw:style-name="gr1" draw:layer="layout" svg:x1="27.599cm" svg:y1="29.298cm" svg:x2="27.599cm" svg:y2="28.497cm">
                  <text:p/>
                </draw:line>
              </draw:g>
              <draw:line draw:style-name="gr1" draw:layer="layout" svg:x1="24.201cm" svg:y1="28.196cm" svg:x2="24.7cm" svg:y2="28.196cm">
                <text:p/>
              </draw:line>
              <draw:line draw:style-name="gr1" draw:layer="layout" svg:x1="24.7cm" svg:y1="28.196cm" svg:x2="24.7cm" svg:y2="28.497cm">
                <text:p/>
              </draw:line>
              <draw:line draw:style-name="gr1" draw:layer="layout" svg:x1="24.7cm" svg:y1="28.497cm" svg:x2="25.501cm" svg:y2="28.497cm">
                <text:p/>
              </draw:line>
              <draw:line draw:style-name="gr1" draw:layer="layout" svg:x1="25.501cm" svg:y1="28.196cm" svg:x2="25.501cm" svg:y2="28.497cm">
                <text:p/>
              </draw:line>
              <draw:line draw:style-name="gr1" draw:layer="layout" svg:x1="25.501cm" svg:y1="28.196cm" svg:x2="26.3cm" svg:y2="28.196cm">
                <text:p/>
              </draw:line>
              <draw:line draw:style-name="gr1" draw:layer="layout" svg:x1="26.3cm" svg:y1="28.196cm" svg:x2="26.3cm" svg:y2="28.497cm">
                <text:p/>
              </draw:line>
              <draw:line draw:style-name="gr1" draw:layer="layout" svg:x1="26.3cm" svg:y1="28.497cm" svg:x2="27.1cm" svg:y2="28.497cm">
                <text:p/>
              </draw:line>
              <draw:line draw:style-name="gr1" draw:layer="layout" svg:x1="27.1cm" svg:y1="28.196cm" svg:x2="27.1cm" svg:y2="28.497cm">
                <text:p/>
              </draw:line>
              <draw:line draw:style-name="gr1" draw:layer="layout" svg:x1="27.1cm" svg:y1="28.196cm" svg:x2="27.6cm" svg:y2="28.196cm">
                <text:p/>
              </draw:line>
              <draw:line draw:style-name="gr1" draw:layer="layout" svg:x1="24.201cm" svg:y1="24.797cm" svg:x2="24.7cm" svg:y2="24.797cm">
                <text:p/>
              </draw:line>
              <draw:line draw:style-name="gr1" draw:layer="layout" svg:x1="24.7cm" svg:y1="24.496cm" svg:x2="24.7cm" svg:y2="24.797cm">
                <text:p/>
              </draw:line>
              <draw:line draw:style-name="gr1" draw:layer="layout" svg:x1="24.7cm" svg:y1="24.496cm" svg:x2="25.501cm" svg:y2="24.496cm">
                <text:p/>
              </draw:line>
              <draw:line draw:style-name="gr1" draw:layer="layout" svg:x1="25.501cm" svg:y1="24.496cm" svg:x2="25.501cm" svg:y2="24.797cm">
                <text:p/>
              </draw:line>
              <draw:line draw:style-name="gr1" draw:layer="layout" svg:x1="25.501cm" svg:y1="24.797cm" svg:x2="26.3cm" svg:y2="24.797cm">
                <text:p/>
              </draw:line>
              <draw:line draw:style-name="gr1" draw:layer="layout" svg:x1="26.3cm" svg:y1="24.496cm" svg:x2="26.3cm" svg:y2="24.797cm">
                <text:p/>
              </draw:line>
              <draw:line draw:style-name="gr1" draw:layer="layout" svg:x1="26.3cm" svg:y1="24.496cm" svg:x2="27.1cm" svg:y2="24.496cm">
                <text:p/>
              </draw:line>
              <draw:line draw:style-name="gr1" draw:layer="layout" svg:x1="27.1cm" svg:y1="24.496cm" svg:x2="27.1cm" svg:y2="24.797cm">
                <text:p/>
              </draw:line>
              <draw:line draw:style-name="gr1" draw:layer="layout" svg:x1="27.1cm" svg:y1="24.797cm" svg:x2="27.6cm" svg:y2="24.797cm">
                <text:p/>
              </draw:line>
              <draw:line draw:style-name="gr1" draw:layer="layout" svg:x1="24.201cm" svg:y1="28.196cm" svg:x2="24.201cm" svg:y2="27.697cm">
                <text:p/>
              </draw:line>
              <draw:line draw:style-name="gr1" draw:layer="layout" svg:x1="24.201cm" svg:y1="27.697cm" svg:x2="23.9cm" svg:y2="27.697cm">
                <text:p/>
              </draw:line>
              <draw:line draw:style-name="gr1" draw:layer="layout" svg:x1="23.9cm" svg:y1="27.697cm" svg:x2="23.9cm" svg:y2="26.896cm">
                <text:p/>
              </draw:line>
              <draw:line draw:style-name="gr1" draw:layer="layout" svg:x1="24.201cm" svg:y1="26.896cm" svg:x2="23.9cm" svg:y2="26.896cm">
                <text:p/>
              </draw:line>
              <draw:line draw:style-name="gr1" draw:layer="layout" svg:x1="24.201cm" svg:y1="26.896cm" svg:x2="24.201cm" svg:y2="26.097cm">
                <text:p/>
              </draw:line>
              <draw:line draw:style-name="gr1" draw:layer="layout" svg:x1="24.201cm" svg:y1="26.097cm" svg:x2="23.9cm" svg:y2="26.097cm">
                <text:p/>
              </draw:line>
              <draw:line draw:style-name="gr1" draw:layer="layout" svg:x1="23.9cm" svg:y1="26.097cm" svg:x2="23.9cm" svg:y2="25.297cm">
                <text:p/>
              </draw:line>
              <draw:line draw:style-name="gr1" draw:layer="layout" svg:x1="24.201cm" svg:y1="25.297cm" svg:x2="23.9cm" svg:y2="25.297cm">
                <text:p/>
              </draw:line>
              <draw:line draw:style-name="gr1" draw:layer="layout" svg:x1="24.201cm" svg:y1="25.297cm" svg:x2="24.201cm" svg:y2="24.797cm">
                <text:p/>
              </draw:line>
              <draw:line draw:style-name="gr1" draw:layer="layout" svg:x1="27.6cm" svg:y1="28.196cm" svg:x2="27.6cm" svg:y2="27.697cm">
                <text:p/>
              </draw:line>
              <draw:line draw:style-name="gr1" draw:layer="layout" svg:x1="27.901cm" svg:y1="27.697cm" svg:x2="27.6cm" svg:y2="27.697cm">
                <text:p/>
              </draw:line>
              <draw:line draw:style-name="gr1" draw:layer="layout" svg:x1="27.901cm" svg:y1="27.697cm" svg:x2="27.901cm" svg:y2="26.896cm">
                <text:p/>
              </draw:line>
              <draw:line draw:style-name="gr1" draw:layer="layout" svg:x1="27.901cm" svg:y1="26.896cm" svg:x2="27.6cm" svg:y2="26.896cm">
                <text:p/>
              </draw:line>
              <draw:line draw:style-name="gr1" draw:layer="layout" svg:x1="27.6cm" svg:y1="26.896cm" svg:x2="27.6cm" svg:y2="26.097cm">
                <text:p/>
              </draw:line>
              <draw:line draw:style-name="gr1" draw:layer="layout" svg:x1="27.901cm" svg:y1="26.097cm" svg:x2="27.6cm" svg:y2="26.097cm">
                <text:p/>
              </draw:line>
              <draw:line draw:style-name="gr1" draw:layer="layout" svg:x1="27.901cm" svg:y1="26.097cm" svg:x2="27.901cm" svg:y2="25.297cm">
                <text:p/>
              </draw:line>
              <draw:line draw:style-name="gr1" draw:layer="layout" svg:x1="27.901cm" svg:y1="25.297cm" svg:x2="27.6cm" svg:y2="25.297cm">
                <text:p/>
              </draw:line>
              <draw:line draw:style-name="gr1" draw:layer="layout" svg:x1="27.6cm" svg:y1="25.297cm" svg:x2="27.6cm" svg:y2="24.797cm">
                <text:p/>
              </draw:line>
              <draw:g>
                <draw:path draw:style-name="gr343" draw:text-style-name="P1" draw:layer="layout" svg:width="0.726cm" svg:height="0.641cm" svg:x="24.4cm" svg:y="29.687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344" draw:text-style-name="P1" draw:layer="layout" svg:width="0.698cm" svg:height="0.62cm" svg:x="25.272cm" svg:y="29.698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345" draw:text-style-name="P1" draw:layer="layout" svg:width="0.316cm" svg:height="0.157cm" svg:x="25.429cm" svg:y="29.802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346" draw:text-style-name="P1" draw:layer="layout" svg:width="0.591cm" svg:height="0.62cm" svg:x="26.056cm" svg:y="29.698cm" svg:viewBox="0 0 592 621" draw:points="0,621 0,0 576,0 576,105 157,105 157,243 547,243 547,347 157,347 157,516 592,516 592,621">
                  <text:p/>
                </draw:polygon>
                <draw:polygon draw:style-name="gr347" draw:text-style-name="P1" draw:layer="layout" svg:width="0.616cm" svg:height="0.62cm" svg:x="26.783cm" svg:y="29.698cm" svg:viewBox="0 0 617 621" draw:points="0,621 0,0 153,0 471,415 471,0 617,0 617,621 459,621 146,216 146,621">
                  <text:p/>
                </draw:polygon>
                <draw:path draw:style-name="gr348" draw:text-style-name="P1" draw:layer="layout" svg:width="0.753cm" svg:height="0.641cm" svg:x="24.428cm" svg:y="30.655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349" draw:text-style-name="P1" draw:layer="layout" svg:width="0.65cm" svg:height="0.62cm" svg:x="25.305cm" svg:y="30.666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350" draw:text-style-name="P1" draw:layer="layout" svg:width="0.546cm" svg:height="0.615cm" svg:x="26.093cm" svg:y="30.67cm" svg:viewBox="0 0 547 616" draw:points="0,616 0,0 157,0 157,511 547,511 547,616">
                  <text:p/>
                </draw:polygon>
                <draw:polygon draw:style-name="gr351" draw:text-style-name="P1" draw:layer="layout" svg:width="0.591cm" svg:height="0.62cm" svg:x="26.753cm" svg:y="30.666cm" svg:viewBox="0 0 592 621" draw:points="0,621 0,0 576,0 576,105 157,105 157,243 547,243 547,347 157,347 157,516 592,516 592,621">
                  <text:p/>
                </draw:polygon>
                <draw:line draw:style-name="gr11" draw:text-style-name="P2" draw:layer="layout" svg:x1="25.43cm" svg:y1="29.803cm" svg:x2="25.43cm" svg:y2="29.961cm">
                  <text:p/>
                </draw:line>
                <draw:line draw:style-name="gr11" draw:text-style-name="P2" draw:layer="layout" svg:x1="25.272cm" svg:y1="30.319cm" svg:x2="25.429cm" svg:y2="30.319cm">
                  <text:p/>
                </draw:line>
                <draw:line draw:style-name="gr11" draw:text-style-name="P2" draw:layer="layout" svg:x1="24.789cm" svg:y1="30.091cm" svg:x2="24.969cm" svg:y2="30.091cm">
                  <text:p/>
                </draw:line>
                <draw:line draw:style-name="gr11" draw:text-style-name="P2" draw:layer="layout" svg:x1="25.306cm" svg:y1="30.658cm" svg:x2="25.306cm" svg:y2="31.288cm">
                  <text:p/>
                </draw:line>
                <draw:line draw:style-name="gr11" draw:text-style-name="P2" draw:layer="layout" svg:x1="25.462cm" svg:y1="30.768cm" svg:x2="25.552cm" svg:y2="30.768cm">
                  <text:p/>
                </draw:line>
                <draw:line draw:style-name="gr11" draw:text-style-name="P2" draw:layer="layout" svg:x1="25.462cm" svg:y1="30.768cm" svg:x2="25.552cm" svg:y2="30.768cm">
                  <text:p/>
                </draw:line>
                <draw:line draw:style-name="gr11" draw:text-style-name="P2" draw:layer="layout" svg:x1="25.462cm" svg:y1="31.017cm" svg:x2="25.597cm" svg:y2="31.017cm">
                  <text:p/>
                </draw:line>
              </draw:g>
              <draw:path draw:style-name="gr352" draw:text-style-name="P1" draw:layer="layout" svg:width="2.399cm" svg:height="2.559cm" svg:x="24.7cm" svg:y="25.237cm" svg:viewBox="0 0 2400 2560" svg:d="M1188 0c-587 0-1076 417-1188 970h489c100-286 372-491 692-491 406 0 734 329 734 734s-328 734-734 734c-320 0-593-205-693-492h-42-446c0 0 0 90 0 608s446 497 446 497v-390c205 159 462 254 742 254 669 0 1212-543 1212-1212s-543-1212-1212-1212z">
                <text:p/>
              </draw:path>
              <draw:g>
                <draw:line draw:style-name="gr1" draw:layer="layout" svg:x1="27.6cm" svg:y1="32.498cm" svg:x2="28.399cm" svg:y2="32.498cm">
                  <text:p/>
                </draw:line>
                <draw:line draw:style-name="gr1" draw:layer="layout" svg:x1="28.399cm" svg:y1="32.197cm" svg:x2="28.399cm" svg:y2="32.498cm">
                  <text:p/>
                </draw:line>
                <draw:line draw:style-name="gr1" draw:layer="layout" svg:x1="28.399cm" svg:y1="32.197cm" svg:x2="29.2cm" svg:y2="32.197cm">
                  <text:p/>
                </draw:line>
                <draw:line draw:style-name="gr1" draw:layer="layout" svg:x1="29.2cm" svg:y1="32.197cm" svg:x2="29.2cm" svg:y2="32.498cm">
                  <text:p/>
                </draw:line>
                <draw:line draw:style-name="gr1" draw:layer="layout" svg:x1="29.2cm" svg:y1="32.498cm" svg:x2="29.999cm" svg:y2="32.498cm">
                  <text:p/>
                </draw:line>
                <draw:line draw:style-name="gr1" draw:layer="layout" svg:x1="29.999cm" svg:y1="32.197cm" svg:x2="29.999cm" svg:y2="32.498cm">
                  <text:p/>
                </draw:line>
                <draw:line draw:style-name="gr1" draw:layer="layout" svg:x1="29.999cm" svg:y1="32.197cm" svg:x2="30.799cm" svg:y2="32.197cm">
                  <text:p/>
                </draw:line>
                <draw:line draw:style-name="gr1" draw:layer="layout" svg:x1="30.799cm" svg:y1="32.197cm" svg:x2="30.799cm" svg:y2="32.498cm">
                  <text:p/>
                </draw:line>
                <draw:line draw:style-name="gr1" draw:layer="layout" svg:x1="30.799cm" svg:y1="32.498cm" svg:x2="31.299cm" svg:y2="32.498cm">
                  <text:p/>
                </draw:line>
                <draw:line draw:style-name="gr1" draw:layer="layout" svg:x1="27.6cm" svg:y1="28.497cm" svg:x2="28.399cm" svg:y2="28.497cm">
                  <text:p/>
                </draw:line>
                <draw:line draw:style-name="gr1" draw:layer="layout" svg:x1="28.399cm" svg:y1="28.497cm" svg:x2="28.399cm" svg:y2="28.798cm">
                  <text:p/>
                </draw:line>
                <draw:line draw:style-name="gr1" draw:layer="layout" svg:x1="28.399cm" svg:y1="28.798cm" svg:x2="29.2cm" svg:y2="28.798cm">
                  <text:p/>
                </draw:line>
                <draw:line draw:style-name="gr1" draw:layer="layout" svg:x1="29.2cm" svg:y1="28.497cm" svg:x2="29.2cm" svg:y2="28.798cm">
                  <text:p/>
                </draw:line>
                <draw:line draw:style-name="gr1" draw:layer="layout" svg:x1="29.2cm" svg:y1="28.497cm" svg:x2="29.999cm" svg:y2="28.497cm">
                  <text:p/>
                </draw:line>
                <draw:line draw:style-name="gr1" draw:layer="layout" svg:x1="29.999cm" svg:y1="28.497cm" svg:x2="29.999cm" svg:y2="28.798cm">
                  <text:p/>
                </draw:line>
                <draw:line draw:style-name="gr1" draw:layer="layout" svg:x1="29.999cm" svg:y1="28.798cm" svg:x2="30.799cm" svg:y2="28.798cm">
                  <text:p/>
                </draw:line>
                <draw:line draw:style-name="gr1" draw:layer="layout" svg:x1="30.799cm" svg:y1="28.497cm" svg:x2="30.799cm" svg:y2="28.798cm">
                  <text:p/>
                </draw:line>
                <draw:line draw:style-name="gr1" draw:layer="layout" svg:x1="30.799cm" svg:y1="28.497cm" svg:x2="31.299cm" svg:y2="28.497cm">
                  <text:p/>
                </draw:line>
                <draw:line draw:style-name="gr1" draw:layer="layout" svg:x1="31.299cm" svg:y1="32.498cm" svg:x2="31.299cm" svg:y2="31.698cm">
                  <text:p/>
                </draw:line>
                <draw:line draw:style-name="gr1" draw:layer="layout" svg:x1="31.6cm" svg:y1="31.698cm" svg:x2="31.299cm" svg:y2="31.698cm">
                  <text:p/>
                </draw:line>
                <draw:line draw:style-name="gr1" draw:layer="layout" svg:x1="31.6cm" svg:y1="31.698cm" svg:x2="31.6cm" svg:y2="30.897cm">
                  <text:p/>
                </draw:line>
                <draw:line draw:style-name="gr1" draw:layer="layout" svg:x1="31.6cm" svg:y1="30.897cm" svg:x2="31.299cm" svg:y2="30.897cm">
                  <text:p/>
                </draw:line>
                <draw:line draw:style-name="gr1" draw:layer="layout" svg:x1="31.299cm" svg:y1="30.897cm" svg:x2="31.299cm" svg:y2="30.098cm">
                  <text:p/>
                </draw:line>
                <draw:line draw:style-name="gr1" draw:layer="layout" svg:x1="31.6cm" svg:y1="30.098cm" svg:x2="31.299cm" svg:y2="30.098cm">
                  <text:p/>
                </draw:line>
                <draw:line draw:style-name="gr1" draw:layer="layout" svg:x1="31.6cm" svg:y1="30.098cm" svg:x2="31.6cm" svg:y2="29.298cm">
                  <text:p/>
                </draw:line>
                <draw:line draw:style-name="gr1" draw:layer="layout" svg:x1="31.6cm" svg:y1="29.298cm" svg:x2="31.299cm" svg:y2="29.298cm">
                  <text:p/>
                </draw:line>
                <draw:line draw:style-name="gr1" draw:layer="layout" svg:x1="31.299cm" svg:y1="29.298cm" svg:x2="31.299cm" svg:y2="28.497cm">
                  <text:p/>
                </draw:line>
              </draw:g>
              <draw:g>
                <draw:line draw:style-name="gr1" draw:layer="layout" svg:x1="31.3cm" svg:y1="32.497cm" svg:x2="32.099cm" svg:y2="32.497cm">
                  <text:p/>
                </draw:line>
                <draw:line draw:style-name="gr1" draw:layer="layout" svg:x1="32.099cm" svg:y1="32.196cm" svg:x2="32.099cm" svg:y2="32.497cm">
                  <text:p/>
                </draw:line>
                <draw:line draw:style-name="gr1" draw:layer="layout" svg:x1="32.099cm" svg:y1="32.196cm" svg:x2="32.9cm" svg:y2="32.196cm">
                  <text:p/>
                </draw:line>
                <draw:line draw:style-name="gr1" draw:layer="layout" svg:x1="32.9cm" svg:y1="32.196cm" svg:x2="32.9cm" svg:y2="32.497cm">
                  <text:p/>
                </draw:line>
                <draw:line draw:style-name="gr1" draw:layer="layout" svg:x1="32.9cm" svg:y1="32.497cm" svg:x2="33.699cm" svg:y2="32.497cm">
                  <text:p/>
                </draw:line>
                <draw:line draw:style-name="gr1" draw:layer="layout" svg:x1="33.699cm" svg:y1="32.196cm" svg:x2="33.699cm" svg:y2="32.497cm">
                  <text:p/>
                </draw:line>
                <draw:line draw:style-name="gr1" draw:layer="layout" svg:x1="33.699cm" svg:y1="32.196cm" svg:x2="34.499cm" svg:y2="32.196cm">
                  <text:p/>
                </draw:line>
                <draw:line draw:style-name="gr1" draw:layer="layout" svg:x1="34.499cm" svg:y1="32.196cm" svg:x2="34.499cm" svg:y2="32.497cm">
                  <text:p/>
                </draw:line>
                <draw:line draw:style-name="gr1" draw:layer="layout" svg:x1="34.499cm" svg:y1="32.497cm" svg:x2="34.999cm" svg:y2="32.497cm">
                  <text:p/>
                </draw:line>
                <draw:line draw:style-name="gr1" draw:layer="layout" svg:x1="31.3cm" svg:y1="28.496cm" svg:x2="32.099cm" svg:y2="28.496cm">
                  <text:p/>
                </draw:line>
                <draw:line draw:style-name="gr1" draw:layer="layout" svg:x1="32.099cm" svg:y1="28.496cm" svg:x2="32.099cm" svg:y2="28.797cm">
                  <text:p/>
                </draw:line>
                <draw:line draw:style-name="gr1" draw:layer="layout" svg:x1="32.099cm" svg:y1="28.797cm" svg:x2="32.9cm" svg:y2="28.797cm">
                  <text:p/>
                </draw:line>
                <draw:line draw:style-name="gr1" draw:layer="layout" svg:x1="32.9cm" svg:y1="28.496cm" svg:x2="32.9cm" svg:y2="28.797cm">
                  <text:p/>
                </draw:line>
                <draw:line draw:style-name="gr1" draw:layer="layout" svg:x1="32.9cm" svg:y1="28.496cm" svg:x2="33.699cm" svg:y2="28.496cm">
                  <text:p/>
                </draw:line>
                <draw:line draw:style-name="gr1" draw:layer="layout" svg:x1="33.699cm" svg:y1="28.496cm" svg:x2="33.699cm" svg:y2="28.797cm">
                  <text:p/>
                </draw:line>
                <draw:line draw:style-name="gr1" draw:layer="layout" svg:x1="33.699cm" svg:y1="28.797cm" svg:x2="34.499cm" svg:y2="28.797cm">
                  <text:p/>
                </draw:line>
                <draw:line draw:style-name="gr1" draw:layer="layout" svg:x1="34.499cm" svg:y1="28.496cm" svg:x2="34.499cm" svg:y2="28.797cm">
                  <text:p/>
                </draw:line>
                <draw:line draw:style-name="gr1" draw:layer="layout" svg:x1="34.499cm" svg:y1="28.496cm" svg:x2="34.999cm" svg:y2="28.496cm">
                  <text:p/>
                </draw:line>
                <draw:line draw:style-name="gr1" draw:layer="layout" svg:x1="34.999cm" svg:y1="32.497cm" svg:x2="34.999cm" svg:y2="31.697cm">
                  <text:p/>
                </draw:line>
                <draw:line draw:style-name="gr1" draw:layer="layout" svg:x1="35.3cm" svg:y1="31.697cm" svg:x2="34.999cm" svg:y2="31.697cm">
                  <text:p/>
                </draw:line>
                <draw:line draw:style-name="gr1" draw:layer="layout" svg:x1="35.3cm" svg:y1="31.697cm" svg:x2="35.3cm" svg:y2="30.896cm">
                  <text:p/>
                </draw:line>
                <draw:line draw:style-name="gr1" draw:layer="layout" svg:x1="35.3cm" svg:y1="30.896cm" svg:x2="34.999cm" svg:y2="30.896cm">
                  <text:p/>
                </draw:line>
                <draw:line draw:style-name="gr1" draw:layer="layout" svg:x1="34.999cm" svg:y1="30.896cm" svg:x2="34.999cm" svg:y2="30.097cm">
                  <text:p/>
                </draw:line>
                <draw:line draw:style-name="gr1" draw:layer="layout" svg:x1="35.3cm" svg:y1="30.097cm" svg:x2="34.999cm" svg:y2="30.097cm">
                  <text:p/>
                </draw:line>
                <draw:line draw:style-name="gr1" draw:layer="layout" svg:x1="35.3cm" svg:y1="30.097cm" svg:x2="35.3cm" svg:y2="29.297cm">
                  <text:p/>
                </draw:line>
                <draw:line draw:style-name="gr1" draw:layer="layout" svg:x1="35.3cm" svg:y1="29.297cm" svg:x2="34.999cm" svg:y2="29.297cm">
                  <text:p/>
                </draw:line>
                <draw:line draw:style-name="gr1" draw:layer="layout" svg:x1="34.999cm" svg:y1="29.297cm" svg:x2="34.999cm" svg:y2="28.496cm">
                  <text:p/>
                </draw:line>
              </draw:g>
              <draw:g>
                <draw:path draw:style-name="gr353" draw:text-style-name="P1" draw:layer="layout" svg:width="0.726cm" svg:height="0.641cm" svg:x="31.8cm" svg:y="29.697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354" draw:text-style-name="P1" draw:layer="layout" svg:width="0.698cm" svg:height="0.62cm" svg:x="32.672cm" svg:y="29.708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355" draw:text-style-name="P1" draw:layer="layout" svg:width="0.316cm" svg:height="0.157cm" svg:x="32.829cm" svg:y="29.812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356" draw:text-style-name="P1" draw:layer="layout" svg:width="0.591cm" svg:height="0.62cm" svg:x="33.456cm" svg:y="29.708cm" svg:viewBox="0 0 592 621" draw:points="0,621 0,0 576,0 576,105 157,105 157,243 547,243 547,347 157,347 157,516 592,516 592,621">
                  <text:p/>
                </draw:polygon>
                <draw:polygon draw:style-name="gr357" draw:text-style-name="P1" draw:layer="layout" svg:width="0.616cm" svg:height="0.62cm" svg:x="34.183cm" svg:y="29.708cm" svg:viewBox="0 0 617 621" draw:points="0,621 0,0 153,0 471,415 471,0 617,0 617,621 459,621 146,216 146,621">
                  <text:p/>
                </draw:polygon>
                <draw:path draw:style-name="gr358" draw:text-style-name="P1" draw:layer="layout" svg:width="0.753cm" svg:height="0.641cm" svg:x="31.828cm" svg:y="30.665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359" draw:text-style-name="P1" draw:layer="layout" svg:width="0.65cm" svg:height="0.62cm" svg:x="32.705cm" svg:y="30.676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360" draw:text-style-name="P1" draw:layer="layout" svg:width="0.546cm" svg:height="0.615cm" svg:x="33.493cm" svg:y="30.68cm" svg:viewBox="0 0 547 616" draw:points="0,616 0,0 157,0 157,511 547,511 547,616">
                  <text:p/>
                </draw:polygon>
                <draw:polygon draw:style-name="gr361" draw:text-style-name="P1" draw:layer="layout" svg:width="0.591cm" svg:height="0.62cm" svg:x="34.153cm" svg:y="30.676cm" svg:viewBox="0 0 592 621" draw:points="0,621 0,0 576,0 576,105 157,105 157,243 547,243 547,347 157,347 157,516 592,516 592,621">
                  <text:p/>
                </draw:polygon>
                <draw:line draw:style-name="gr11" draw:text-style-name="P2" draw:layer="layout" svg:x1="32.83cm" svg:y1="29.813cm" svg:x2="32.83cm" svg:y2="29.971cm">
                  <text:p/>
                </draw:line>
                <draw:line draw:style-name="gr11" draw:text-style-name="P2" draw:layer="layout" svg:x1="32.672cm" svg:y1="30.329cm" svg:x2="32.829cm" svg:y2="30.329cm">
                  <text:p/>
                </draw:line>
                <draw:line draw:style-name="gr11" draw:text-style-name="P2" draw:layer="layout" svg:x1="32.189cm" svg:y1="30.101cm" svg:x2="32.369cm" svg:y2="30.101cm">
                  <text:p/>
                </draw:line>
                <draw:line draw:style-name="gr11" draw:text-style-name="P2" draw:layer="layout" svg:x1="32.706cm" svg:y1="30.668cm" svg:x2="32.706cm" svg:y2="31.298cm">
                  <text:p/>
                </draw:line>
                <draw:line draw:style-name="gr11" draw:text-style-name="P2" draw:layer="layout" svg:x1="32.862cm" svg:y1="30.778cm" svg:x2="32.952cm" svg:y2="30.778cm">
                  <text:p/>
                </draw:line>
                <draw:line draw:style-name="gr11" draw:text-style-name="P2" draw:layer="layout" svg:x1="32.862cm" svg:y1="30.778cm" svg:x2="32.952cm" svg:y2="30.778cm">
                  <text:p/>
                </draw:line>
                <draw:line draw:style-name="gr11" draw:text-style-name="P2" draw:layer="layout" svg:x1="32.862cm" svg:y1="31.027cm" svg:x2="32.997cm" svg:y2="31.027cm">
                  <text:p/>
                </draw:line>
              </draw:g>
              <draw:g>
                <draw:line draw:style-name="gr1" draw:layer="layout" svg:x1="31.6cm" svg:y1="28.497cm" svg:x2="32.399cm" svg:y2="28.497cm">
                  <text:p/>
                </draw:line>
                <draw:line draw:style-name="gr1" draw:layer="layout" svg:x1="32.399cm" svg:y1="28.196cm" svg:x2="32.399cm" svg:y2="28.497cm">
                  <text:p/>
                </draw:line>
                <draw:line draw:style-name="gr1" draw:layer="layout" svg:x1="32.399cm" svg:y1="28.196cm" svg:x2="33.2cm" svg:y2="28.196cm">
                  <text:p/>
                </draw:line>
                <draw:line draw:style-name="gr1" draw:layer="layout" svg:x1="33.2cm" svg:y1="28.196cm" svg:x2="33.2cm" svg:y2="28.497cm">
                  <text:p/>
                </draw:line>
                <draw:line draw:style-name="gr1" draw:layer="layout" svg:x1="33.2cm" svg:y1="28.497cm" svg:x2="33.999cm" svg:y2="28.497cm">
                  <text:p/>
                </draw:line>
                <draw:line draw:style-name="gr1" draw:layer="layout" svg:x1="33.999cm" svg:y1="28.196cm" svg:x2="33.999cm" svg:y2="28.497cm">
                  <text:p/>
                </draw:line>
                <draw:line draw:style-name="gr1" draw:layer="layout" svg:x1="33.999cm" svg:y1="28.196cm" svg:x2="34.799cm" svg:y2="28.196cm">
                  <text:p/>
                </draw:line>
                <draw:line draw:style-name="gr1" draw:layer="layout" svg:x1="34.799cm" svg:y1="28.196cm" svg:x2="34.799cm" svg:y2="28.497cm">
                  <text:p/>
                </draw:line>
                <draw:line draw:style-name="gr1" draw:layer="layout" svg:x1="34.799cm" svg:y1="28.497cm" svg:x2="35.299cm" svg:y2="28.497cm">
                  <text:p/>
                </draw:line>
                <draw:line draw:style-name="gr1" draw:layer="layout" svg:x1="31.6cm" svg:y1="24.496cm" svg:x2="32.399cm" svg:y2="24.496cm">
                  <text:p/>
                </draw:line>
                <draw:line draw:style-name="gr1" draw:layer="layout" svg:x1="32.399cm" svg:y1="24.496cm" svg:x2="32.399cm" svg:y2="24.797cm">
                  <text:p/>
                </draw:line>
                <draw:line draw:style-name="gr1" draw:layer="layout" svg:x1="32.399cm" svg:y1="24.797cm" svg:x2="33.2cm" svg:y2="24.797cm">
                  <text:p/>
                </draw:line>
                <draw:line draw:style-name="gr1" draw:layer="layout" svg:x1="33.2cm" svg:y1="24.496cm" svg:x2="33.2cm" svg:y2="24.797cm">
                  <text:p/>
                </draw:line>
                <draw:line draw:style-name="gr1" draw:layer="layout" svg:x1="33.2cm" svg:y1="24.496cm" svg:x2="33.999cm" svg:y2="24.496cm">
                  <text:p/>
                </draw:line>
                <draw:line draw:style-name="gr1" draw:layer="layout" svg:x1="33.999cm" svg:y1="24.496cm" svg:x2="33.999cm" svg:y2="24.797cm">
                  <text:p/>
                </draw:line>
                <draw:line draw:style-name="gr1" draw:layer="layout" svg:x1="33.999cm" svg:y1="24.797cm" svg:x2="34.799cm" svg:y2="24.797cm">
                  <text:p/>
                </draw:line>
                <draw:line draw:style-name="gr1" draw:layer="layout" svg:x1="34.799cm" svg:y1="24.496cm" svg:x2="34.799cm" svg:y2="24.797cm">
                  <text:p/>
                </draw:line>
                <draw:line draw:style-name="gr1" draw:layer="layout" svg:x1="34.799cm" svg:y1="24.496cm" svg:x2="35.299cm" svg:y2="24.496cm">
                  <text:p/>
                </draw:line>
                <draw:line draw:style-name="gr1" draw:layer="layout" svg:x1="31.6cm" svg:y1="28.497cm" svg:x2="31.6cm" svg:y2="27.697cm">
                  <text:p/>
                </draw:line>
                <draw:line draw:style-name="gr1" draw:layer="layout" svg:x1="31.899cm" svg:y1="27.697cm" svg:x2="31.6cm" svg:y2="27.697cm">
                  <text:p/>
                </draw:line>
                <draw:line draw:style-name="gr1" draw:layer="layout" svg:x1="31.899cm" svg:y1="27.697cm" svg:x2="31.899cm" svg:y2="26.896cm">
                  <text:p/>
                </draw:line>
                <draw:line draw:style-name="gr1" draw:layer="layout" svg:x1="31.899cm" svg:y1="26.896cm" svg:x2="31.6cm" svg:y2="26.896cm">
                  <text:p/>
                </draw:line>
                <draw:line draw:style-name="gr1" draw:layer="layout" svg:x1="31.6cm" svg:y1="26.896cm" svg:x2="31.6cm" svg:y2="26.097cm">
                  <text:p/>
                </draw:line>
                <draw:line draw:style-name="gr1" draw:layer="layout" svg:x1="31.899cm" svg:y1="26.097cm" svg:x2="31.6cm" svg:y2="26.097cm">
                  <text:p/>
                </draw:line>
                <draw:line draw:style-name="gr1" draw:layer="layout" svg:x1="31.899cm" svg:y1="26.097cm" svg:x2="31.899cm" svg:y2="25.297cm">
                  <text:p/>
                </draw:line>
                <draw:line draw:style-name="gr1" draw:layer="layout" svg:x1="31.899cm" svg:y1="25.297cm" svg:x2="31.6cm" svg:y2="25.297cm">
                  <text:p/>
                </draw:line>
                <draw:line draw:style-name="gr1" draw:layer="layout" svg:x1="31.6cm" svg:y1="25.297cm" svg:x2="31.6cm" svg:y2="24.496cm">
                  <text:p/>
                </draw:line>
                <draw:line draw:style-name="gr1" draw:layer="layout" svg:x1="35.299cm" svg:y1="28.497cm" svg:x2="35.299cm" svg:y2="27.697cm">
                  <text:p/>
                </draw:line>
                <draw:line draw:style-name="gr1" draw:layer="layout" svg:x1="35.6cm" svg:y1="27.697cm" svg:x2="35.299cm" svg:y2="27.697cm">
                  <text:p/>
                </draw:line>
                <draw:line draw:style-name="gr1" draw:layer="layout" svg:x1="35.6cm" svg:y1="27.697cm" svg:x2="35.6cm" svg:y2="26.896cm">
                  <text:p/>
                </draw:line>
                <draw:line draw:style-name="gr1" draw:layer="layout" svg:x1="35.6cm" svg:y1="26.896cm" svg:x2="35.299cm" svg:y2="26.896cm">
                  <text:p/>
                </draw:line>
                <draw:line draw:style-name="gr1" draw:layer="layout" svg:x1="35.299cm" svg:y1="26.896cm" svg:x2="35.299cm" svg:y2="26.097cm">
                  <text:p/>
                </draw:line>
                <draw:line draw:style-name="gr1" draw:layer="layout" svg:x1="35.6cm" svg:y1="26.097cm" svg:x2="35.299cm" svg:y2="26.097cm">
                  <text:p/>
                </draw:line>
                <draw:line draw:style-name="gr1" draw:layer="layout" svg:x1="35.6cm" svg:y1="26.097cm" svg:x2="35.6cm" svg:y2="25.297cm">
                  <text:p/>
                </draw:line>
                <draw:line draw:style-name="gr1" draw:layer="layout" svg:x1="35.6cm" svg:y1="25.297cm" svg:x2="35.299cm" svg:y2="25.297cm">
                  <text:p/>
                </draw:line>
                <draw:line draw:style-name="gr1" draw:layer="layout" svg:x1="35.299cm" svg:y1="25.297cm" svg:x2="35.299cm" svg:y2="24.496cm">
                  <text:p/>
                </draw:line>
              </draw:g>
              <draw:line draw:style-name="gr1" draw:layer="layout" svg:x1="28.202cm" svg:y1="28.197cm" svg:x2="28.701cm" svg:y2="28.197cm">
                <text:p/>
              </draw:line>
              <draw:line draw:style-name="gr1" draw:layer="layout" svg:x1="28.701cm" svg:y1="28.197cm" svg:x2="28.701cm" svg:y2="28.498cm">
                <text:p/>
              </draw:line>
              <draw:line draw:style-name="gr1" draw:layer="layout" svg:x1="28.701cm" svg:y1="28.498cm" svg:x2="29.502cm" svg:y2="28.498cm">
                <text:p/>
              </draw:line>
              <draw:line draw:style-name="gr1" draw:layer="layout" svg:x1="29.502cm" svg:y1="28.197cm" svg:x2="29.502cm" svg:y2="28.498cm">
                <text:p/>
              </draw:line>
              <draw:line draw:style-name="gr1" draw:layer="layout" svg:x1="29.502cm" svg:y1="28.197cm" svg:x2="30.301cm" svg:y2="28.197cm">
                <text:p/>
              </draw:line>
              <draw:line draw:style-name="gr1" draw:layer="layout" svg:x1="30.301cm" svg:y1="28.197cm" svg:x2="30.301cm" svg:y2="28.498cm">
                <text:p/>
              </draw:line>
              <draw:line draw:style-name="gr1" draw:layer="layout" svg:x1="30.301cm" svg:y1="28.498cm" svg:x2="31.101cm" svg:y2="28.498cm">
                <text:p/>
              </draw:line>
              <draw:line draw:style-name="gr1" draw:layer="layout" svg:x1="31.101cm" svg:y1="28.197cm" svg:x2="31.101cm" svg:y2="28.498cm">
                <text:p/>
              </draw:line>
              <draw:line draw:style-name="gr1" draw:layer="layout" svg:x1="31.101cm" svg:y1="28.197cm" svg:x2="31.601cm" svg:y2="28.197cm">
                <text:p/>
              </draw:line>
              <draw:line draw:style-name="gr1" draw:layer="layout" svg:x1="28.202cm" svg:y1="24.798cm" svg:x2="28.701cm" svg:y2="24.798cm">
                <text:p/>
              </draw:line>
              <draw:line draw:style-name="gr1" draw:layer="layout" svg:x1="28.701cm" svg:y1="24.497cm" svg:x2="28.701cm" svg:y2="24.798cm">
                <text:p/>
              </draw:line>
              <draw:line draw:style-name="gr1" draw:layer="layout" svg:x1="28.701cm" svg:y1="24.497cm" svg:x2="29.502cm" svg:y2="24.497cm">
                <text:p/>
              </draw:line>
              <draw:line draw:style-name="gr1" draw:layer="layout" svg:x1="29.502cm" svg:y1="24.497cm" svg:x2="29.502cm" svg:y2="24.798cm">
                <text:p/>
              </draw:line>
              <draw:line draw:style-name="gr1" draw:layer="layout" svg:x1="29.502cm" svg:y1="24.798cm" svg:x2="30.301cm" svg:y2="24.798cm">
                <text:p/>
              </draw:line>
              <draw:line draw:style-name="gr1" draw:layer="layout" svg:x1="30.301cm" svg:y1="24.497cm" svg:x2="30.301cm" svg:y2="24.798cm">
                <text:p/>
              </draw:line>
              <draw:line draw:style-name="gr1" draw:layer="layout" svg:x1="30.301cm" svg:y1="24.497cm" svg:x2="31.101cm" svg:y2="24.497cm">
                <text:p/>
              </draw:line>
              <draw:line draw:style-name="gr1" draw:layer="layout" svg:x1="31.101cm" svg:y1="24.497cm" svg:x2="31.101cm" svg:y2="24.798cm">
                <text:p/>
              </draw:line>
              <draw:line draw:style-name="gr1" draw:layer="layout" svg:x1="31.101cm" svg:y1="24.798cm" svg:x2="31.601cm" svg:y2="24.798cm">
                <text:p/>
              </draw:line>
              <draw:line draw:style-name="gr1" draw:layer="layout" svg:x1="28.202cm" svg:y1="28.197cm" svg:x2="28.202cm" svg:y2="27.698cm">
                <text:p/>
              </draw:line>
              <draw:line draw:style-name="gr1" draw:layer="layout" svg:x1="28.202cm" svg:y1="27.698cm" svg:x2="27.901cm" svg:y2="27.698cm">
                <text:p/>
              </draw:line>
              <draw:line draw:style-name="gr1" draw:layer="layout" svg:x1="27.901cm" svg:y1="27.698cm" svg:x2="27.901cm" svg:y2="26.897cm">
                <text:p/>
              </draw:line>
              <draw:line draw:style-name="gr1" draw:layer="layout" svg:x1="28.202cm" svg:y1="26.897cm" svg:x2="27.901cm" svg:y2="26.897cm">
                <text:p/>
              </draw:line>
              <draw:line draw:style-name="gr1" draw:layer="layout" svg:x1="28.202cm" svg:y1="26.897cm" svg:x2="28.202cm" svg:y2="26.098cm">
                <text:p/>
              </draw:line>
              <draw:line draw:style-name="gr1" draw:layer="layout" svg:x1="28.202cm" svg:y1="26.098cm" svg:x2="27.901cm" svg:y2="26.098cm">
                <text:p/>
              </draw:line>
              <draw:line draw:style-name="gr1" draw:layer="layout" svg:x1="27.901cm" svg:y1="26.098cm" svg:x2="27.901cm" svg:y2="25.298cm">
                <text:p/>
              </draw:line>
              <draw:line draw:style-name="gr1" draw:layer="layout" svg:x1="28.202cm" svg:y1="25.298cm" svg:x2="27.901cm" svg:y2="25.298cm">
                <text:p/>
              </draw:line>
              <draw:line draw:style-name="gr1" draw:layer="layout" svg:x1="28.202cm" svg:y1="25.298cm" svg:x2="28.202cm" svg:y2="24.798cm">
                <text:p/>
              </draw:line>
              <draw:line draw:style-name="gr1" draw:layer="layout" svg:x1="31.601cm" svg:y1="28.197cm" svg:x2="31.601cm" svg:y2="27.698cm">
                <text:p/>
              </draw:line>
              <draw:line draw:style-name="gr1" draw:layer="layout" svg:x1="31.902cm" svg:y1="27.698cm" svg:x2="31.601cm" svg:y2="27.698cm">
                <text:p/>
              </draw:line>
              <draw:line draw:style-name="gr1" draw:layer="layout" svg:x1="31.902cm" svg:y1="27.698cm" svg:x2="31.902cm" svg:y2="26.897cm">
                <text:p/>
              </draw:line>
              <draw:line draw:style-name="gr1" draw:layer="layout" svg:x1="31.902cm" svg:y1="26.897cm" svg:x2="31.601cm" svg:y2="26.897cm">
                <text:p/>
              </draw:line>
              <draw:line draw:style-name="gr1" draw:layer="layout" svg:x1="31.601cm" svg:y1="26.897cm" svg:x2="31.601cm" svg:y2="26.098cm">
                <text:p/>
              </draw:line>
              <draw:line draw:style-name="gr1" draw:layer="layout" svg:x1="31.902cm" svg:y1="26.098cm" svg:x2="31.601cm" svg:y2="26.098cm">
                <text:p/>
              </draw:line>
              <draw:line draw:style-name="gr1" draw:layer="layout" svg:x1="31.902cm" svg:y1="26.098cm" svg:x2="31.902cm" svg:y2="25.298cm">
                <text:p/>
              </draw:line>
              <draw:line draw:style-name="gr1" draw:layer="layout" svg:x1="31.902cm" svg:y1="25.298cm" svg:x2="31.601cm" svg:y2="25.298cm">
                <text:p/>
              </draw:line>
              <draw:line draw:style-name="gr1" draw:layer="layout" svg:x1="31.601cm" svg:y1="25.298cm" svg:x2="31.601cm" svg:y2="24.798cm">
                <text:p/>
              </draw:line>
              <draw:path draw:style-name="gr362" draw:text-style-name="P1" draw:layer="layout" svg:width="2.399cm" svg:height="2.559cm" svg:x="28.701cm" svg:y="25.238cm" svg:viewBox="0 0 2400 2560" svg:d="M1188 0c-587 0-1076 417-1188 970h489c100-286 372-491 692-491 406 0 734 329 734 734s-328 734-734 734c-320 0-593-205-693-492h-42-446c0 0 0 90 0 608s446 497 446 497v-390c205 159 462 254 742 254 669 0 1212-543 1212-1212s-543-1212-1212-1212z">
                <text:p/>
              </draw:path>
            </draw:g>
            <draw:g>
              <draw:g>
                <draw:line draw:style-name="gr1" draw:layer="layout" svg:x1="35.6cm" svg:y1="32.497cm" svg:x2="36.399cm" svg:y2="32.497cm">
                  <text:p/>
                </draw:line>
                <draw:line draw:style-name="gr1" draw:layer="layout" svg:x1="36.399cm" svg:y1="32.196cm" svg:x2="36.399cm" svg:y2="32.497cm">
                  <text:p/>
                </draw:line>
                <draw:line draw:style-name="gr1" draw:layer="layout" svg:x1="36.399cm" svg:y1="32.196cm" svg:x2="37.2cm" svg:y2="32.196cm">
                  <text:p/>
                </draw:line>
                <draw:line draw:style-name="gr1" draw:layer="layout" svg:x1="37.2cm" svg:y1="32.196cm" svg:x2="37.2cm" svg:y2="32.497cm">
                  <text:p/>
                </draw:line>
                <draw:line draw:style-name="gr1" draw:layer="layout" svg:x1="37.2cm" svg:y1="32.497cm" svg:x2="37.999cm" svg:y2="32.497cm">
                  <text:p/>
                </draw:line>
                <draw:line draw:style-name="gr1" draw:layer="layout" svg:x1="37.999cm" svg:y1="32.196cm" svg:x2="37.999cm" svg:y2="32.497cm">
                  <text:p/>
                </draw:line>
                <draw:line draw:style-name="gr1" draw:layer="layout" svg:x1="37.999cm" svg:y1="32.196cm" svg:x2="38.799cm" svg:y2="32.196cm">
                  <text:p/>
                </draw:line>
                <draw:line draw:style-name="gr1" draw:layer="layout" svg:x1="38.799cm" svg:y1="32.196cm" svg:x2="38.799cm" svg:y2="32.497cm">
                  <text:p/>
                </draw:line>
                <draw:line draw:style-name="gr1" draw:layer="layout" svg:x1="38.799cm" svg:y1="32.497cm" svg:x2="39.299cm" svg:y2="32.497cm">
                  <text:p/>
                </draw:line>
                <draw:line draw:style-name="gr1" draw:layer="layout" svg:x1="35.6cm" svg:y1="28.496cm" svg:x2="36.399cm" svg:y2="28.496cm">
                  <text:p/>
                </draw:line>
                <draw:line draw:style-name="gr1" draw:layer="layout" svg:x1="36.399cm" svg:y1="28.496cm" svg:x2="36.399cm" svg:y2="28.797cm">
                  <text:p/>
                </draw:line>
                <draw:line draw:style-name="gr1" draw:layer="layout" svg:x1="36.399cm" svg:y1="28.797cm" svg:x2="37.2cm" svg:y2="28.797cm">
                  <text:p/>
                </draw:line>
                <draw:line draw:style-name="gr1" draw:layer="layout" svg:x1="37.2cm" svg:y1="28.496cm" svg:x2="37.2cm" svg:y2="28.797cm">
                  <text:p/>
                </draw:line>
                <draw:line draw:style-name="gr1" draw:layer="layout" svg:x1="37.2cm" svg:y1="28.496cm" svg:x2="37.999cm" svg:y2="28.496cm">
                  <text:p/>
                </draw:line>
                <draw:line draw:style-name="gr1" draw:layer="layout" svg:x1="37.999cm" svg:y1="28.496cm" svg:x2="37.999cm" svg:y2="28.797cm">
                  <text:p/>
                </draw:line>
                <draw:line draw:style-name="gr1" draw:layer="layout" svg:x1="37.999cm" svg:y1="28.797cm" svg:x2="38.799cm" svg:y2="28.797cm">
                  <text:p/>
                </draw:line>
                <draw:line draw:style-name="gr1" draw:layer="layout" svg:x1="38.799cm" svg:y1="28.496cm" svg:x2="38.799cm" svg:y2="28.797cm">
                  <text:p/>
                </draw:line>
                <draw:line draw:style-name="gr1" draw:layer="layout" svg:x1="38.799cm" svg:y1="28.496cm" svg:x2="39.299cm" svg:y2="28.496cm">
                  <text:p/>
                </draw:line>
                <draw:line draw:style-name="gr1" draw:layer="layout" svg:x1="35.6cm" svg:y1="32.497cm" svg:x2="35.6cm" svg:y2="31.697cm">
                  <text:p/>
                </draw:line>
                <draw:line draw:style-name="gr1" draw:layer="layout" svg:x1="35.899cm" svg:y1="31.697cm" svg:x2="35.6cm" svg:y2="31.697cm">
                  <text:p/>
                </draw:line>
                <draw:line draw:style-name="gr1" draw:layer="layout" svg:x1="35.899cm" svg:y1="31.697cm" svg:x2="35.899cm" svg:y2="30.896cm">
                  <text:p/>
                </draw:line>
                <draw:line draw:style-name="gr1" draw:layer="layout" svg:x1="35.899cm" svg:y1="30.896cm" svg:x2="35.6cm" svg:y2="30.896cm">
                  <text:p/>
                </draw:line>
                <draw:line draw:style-name="gr1" draw:layer="layout" svg:x1="35.6cm" svg:y1="30.896cm" svg:x2="35.6cm" svg:y2="30.097cm">
                  <text:p/>
                </draw:line>
                <draw:line draw:style-name="gr1" draw:layer="layout" svg:x1="35.899cm" svg:y1="30.097cm" svg:x2="35.6cm" svg:y2="30.097cm">
                  <text:p/>
                </draw:line>
                <draw:line draw:style-name="gr1" draw:layer="layout" svg:x1="35.899cm" svg:y1="30.097cm" svg:x2="35.899cm" svg:y2="29.297cm">
                  <text:p/>
                </draw:line>
                <draw:line draw:style-name="gr1" draw:layer="layout" svg:x1="35.899cm" svg:y1="29.297cm" svg:x2="35.6cm" svg:y2="29.297cm">
                  <text:p/>
                </draw:line>
                <draw:line draw:style-name="gr1" draw:layer="layout" svg:x1="35.6cm" svg:y1="29.297cm" svg:x2="35.6cm" svg:y2="28.496cm">
                  <text:p/>
                </draw:line>
                <draw:line draw:style-name="gr1" draw:layer="layout" svg:x1="39.299cm" svg:y1="32.497cm" svg:x2="39.299cm" svg:y2="31.697cm">
                  <text:p/>
                </draw:line>
                <draw:line draw:style-name="gr1" draw:layer="layout" svg:x1="39.6cm" svg:y1="31.697cm" svg:x2="39.299cm" svg:y2="31.697cm">
                  <text:p/>
                </draw:line>
                <draw:line draw:style-name="gr1" draw:layer="layout" svg:x1="39.6cm" svg:y1="31.697cm" svg:x2="39.6cm" svg:y2="30.896cm">
                  <text:p/>
                </draw:line>
                <draw:line draw:style-name="gr1" draw:layer="layout" svg:x1="39.6cm" svg:y1="30.896cm" svg:x2="39.299cm" svg:y2="30.896cm">
                  <text:p/>
                </draw:line>
                <draw:line draw:style-name="gr1" draw:layer="layout" svg:x1="39.299cm" svg:y1="30.896cm" svg:x2="39.299cm" svg:y2="30.097cm">
                  <text:p/>
                </draw:line>
                <draw:line draw:style-name="gr1" draw:layer="layout" svg:x1="39.6cm" svg:y1="30.097cm" svg:x2="39.299cm" svg:y2="30.097cm">
                  <text:p/>
                </draw:line>
                <draw:line draw:style-name="gr1" draw:layer="layout" svg:x1="39.6cm" svg:y1="30.097cm" svg:x2="39.6cm" svg:y2="29.297cm">
                  <text:p/>
                </draw:line>
                <draw:line draw:style-name="gr1" draw:layer="layout" svg:x1="39.6cm" svg:y1="29.297cm" svg:x2="39.299cm" svg:y2="29.297cm">
                  <text:p/>
                </draw:line>
                <draw:line draw:style-name="gr1" draw:layer="layout" svg:x1="39.299cm" svg:y1="29.297cm" svg:x2="39.299cm" svg:y2="28.496cm">
                  <text:p/>
                </draw:line>
              </draw:g>
              <draw:line draw:style-name="gr1" draw:layer="layout" svg:x1="35.901cm" svg:y1="28.195cm" svg:x2="36.4cm" svg:y2="28.195cm">
                <text:p/>
              </draw:line>
              <draw:line draw:style-name="gr1" draw:layer="layout" svg:x1="36.4cm" svg:y1="28.195cm" svg:x2="36.4cm" svg:y2="28.496cm">
                <text:p/>
              </draw:line>
              <draw:line draw:style-name="gr1" draw:layer="layout" svg:x1="36.4cm" svg:y1="28.496cm" svg:x2="37.201cm" svg:y2="28.496cm">
                <text:p/>
              </draw:line>
              <draw:line draw:style-name="gr1" draw:layer="layout" svg:x1="37.201cm" svg:y1="28.195cm" svg:x2="37.201cm" svg:y2="28.496cm">
                <text:p/>
              </draw:line>
              <draw:line draw:style-name="gr1" draw:layer="layout" svg:x1="37.201cm" svg:y1="28.195cm" svg:x2="38cm" svg:y2="28.195cm">
                <text:p/>
              </draw:line>
              <draw:line draw:style-name="gr1" draw:layer="layout" svg:x1="38cm" svg:y1="28.195cm" svg:x2="38cm" svg:y2="28.496cm">
                <text:p/>
              </draw:line>
              <draw:line draw:style-name="gr1" draw:layer="layout" svg:x1="38cm" svg:y1="28.496cm" svg:x2="38.8cm" svg:y2="28.496cm">
                <text:p/>
              </draw:line>
              <draw:line draw:style-name="gr1" draw:layer="layout" svg:x1="38.8cm" svg:y1="28.195cm" svg:x2="38.8cm" svg:y2="28.496cm">
                <text:p/>
              </draw:line>
              <draw:line draw:style-name="gr1" draw:layer="layout" svg:x1="38.8cm" svg:y1="28.195cm" svg:x2="39.3cm" svg:y2="28.195cm">
                <text:p/>
              </draw:line>
              <draw:line draw:style-name="gr1" draw:layer="layout" svg:x1="35.901cm" svg:y1="24.796cm" svg:x2="36.4cm" svg:y2="24.796cm">
                <text:p/>
              </draw:line>
              <draw:line draw:style-name="gr1" draw:layer="layout" svg:x1="36.4cm" svg:y1="24.495cm" svg:x2="36.4cm" svg:y2="24.796cm">
                <text:p/>
              </draw:line>
              <draw:line draw:style-name="gr1" draw:layer="layout" svg:x1="36.4cm" svg:y1="24.495cm" svg:x2="37.201cm" svg:y2="24.495cm">
                <text:p/>
              </draw:line>
              <draw:line draw:style-name="gr1" draw:layer="layout" svg:x1="37.201cm" svg:y1="24.495cm" svg:x2="37.201cm" svg:y2="24.796cm">
                <text:p/>
              </draw:line>
              <draw:line draw:style-name="gr1" draw:layer="layout" svg:x1="37.201cm" svg:y1="24.796cm" svg:x2="38cm" svg:y2="24.796cm">
                <text:p/>
              </draw:line>
              <draw:line draw:style-name="gr1" draw:layer="layout" svg:x1="38cm" svg:y1="24.495cm" svg:x2="38cm" svg:y2="24.796cm">
                <text:p/>
              </draw:line>
              <draw:line draw:style-name="gr1" draw:layer="layout" svg:x1="38cm" svg:y1="24.495cm" svg:x2="38.8cm" svg:y2="24.495cm">
                <text:p/>
              </draw:line>
              <draw:line draw:style-name="gr1" draw:layer="layout" svg:x1="38.8cm" svg:y1="24.495cm" svg:x2="38.8cm" svg:y2="24.796cm">
                <text:p/>
              </draw:line>
              <draw:line draw:style-name="gr1" draw:layer="layout" svg:x1="38.8cm" svg:y1="24.796cm" svg:x2="39.3cm" svg:y2="24.796cm">
                <text:p/>
              </draw:line>
              <draw:line draw:style-name="gr1" draw:layer="layout" svg:x1="35.901cm" svg:y1="28.195cm" svg:x2="35.901cm" svg:y2="27.696cm">
                <text:p/>
              </draw:line>
              <draw:line draw:style-name="gr1" draw:layer="layout" svg:x1="35.901cm" svg:y1="27.696cm" svg:x2="35.6cm" svg:y2="27.696cm">
                <text:p/>
              </draw:line>
              <draw:line draw:style-name="gr1" draw:layer="layout" svg:x1="35.6cm" svg:y1="27.696cm" svg:x2="35.6cm" svg:y2="26.895cm">
                <text:p/>
              </draw:line>
              <draw:line draw:style-name="gr1" draw:layer="layout" svg:x1="35.901cm" svg:y1="26.895cm" svg:x2="35.6cm" svg:y2="26.895cm">
                <text:p/>
              </draw:line>
              <draw:line draw:style-name="gr1" draw:layer="layout" svg:x1="35.901cm" svg:y1="26.895cm" svg:x2="35.901cm" svg:y2="26.096cm">
                <text:p/>
              </draw:line>
              <draw:line draw:style-name="gr1" draw:layer="layout" svg:x1="35.901cm" svg:y1="26.096cm" svg:x2="35.6cm" svg:y2="26.096cm">
                <text:p/>
              </draw:line>
              <draw:line draw:style-name="gr1" draw:layer="layout" svg:x1="35.6cm" svg:y1="26.096cm" svg:x2="35.6cm" svg:y2="25.296cm">
                <text:p/>
              </draw:line>
              <draw:line draw:style-name="gr1" draw:layer="layout" svg:x1="35.901cm" svg:y1="25.296cm" svg:x2="35.6cm" svg:y2="25.296cm">
                <text:p/>
              </draw:line>
              <draw:line draw:style-name="gr1" draw:layer="layout" svg:x1="35.901cm" svg:y1="25.296cm" svg:x2="35.901cm" svg:y2="24.796cm">
                <text:p/>
              </draw:line>
              <draw:line draw:style-name="gr1" draw:layer="layout" svg:x1="39.3cm" svg:y1="28.195cm" svg:x2="39.3cm" svg:y2="27.696cm">
                <text:p/>
              </draw:line>
              <draw:line draw:style-name="gr1" draw:layer="layout" svg:x1="39.601cm" svg:y1="27.696cm" svg:x2="39.3cm" svg:y2="27.696cm">
                <text:p/>
              </draw:line>
              <draw:line draw:style-name="gr1" draw:layer="layout" svg:x1="39.601cm" svg:y1="27.696cm" svg:x2="39.601cm" svg:y2="26.895cm">
                <text:p/>
              </draw:line>
              <draw:line draw:style-name="gr1" draw:layer="layout" svg:x1="39.601cm" svg:y1="26.895cm" svg:x2="39.3cm" svg:y2="26.895cm">
                <text:p/>
              </draw:line>
              <draw:line draw:style-name="gr1" draw:layer="layout" svg:x1="39.3cm" svg:y1="26.895cm" svg:x2="39.3cm" svg:y2="26.096cm">
                <text:p/>
              </draw:line>
              <draw:line draw:style-name="gr1" draw:layer="layout" svg:x1="39.601cm" svg:y1="26.096cm" svg:x2="39.3cm" svg:y2="26.096cm">
                <text:p/>
              </draw:line>
              <draw:line draw:style-name="gr1" draw:layer="layout" svg:x1="39.601cm" svg:y1="26.096cm" svg:x2="39.601cm" svg:y2="25.296cm">
                <text:p/>
              </draw:line>
              <draw:line draw:style-name="gr1" draw:layer="layout" svg:x1="39.601cm" svg:y1="25.296cm" svg:x2="39.3cm" svg:y2="25.296cm">
                <text:p/>
              </draw:line>
              <draw:line draw:style-name="gr1" draw:layer="layout" svg:x1="39.3cm" svg:y1="25.296cm" svg:x2="39.3cm" svg:y2="24.796cm">
                <text:p/>
              </draw:line>
              <draw:g>
                <draw:path draw:style-name="gr363" draw:text-style-name="P1" draw:layer="layout" svg:width="0.726cm" svg:height="0.641cm" svg:x="36.1cm" svg:y="29.686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364" draw:text-style-name="P1" draw:layer="layout" svg:width="0.698cm" svg:height="0.62cm" svg:x="36.972cm" svg:y="29.697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365" draw:text-style-name="P1" draw:layer="layout" svg:width="0.316cm" svg:height="0.157cm" svg:x="37.129cm" svg:y="29.801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366" draw:text-style-name="P1" draw:layer="layout" svg:width="0.591cm" svg:height="0.62cm" svg:x="37.756cm" svg:y="29.697cm" svg:viewBox="0 0 592 621" draw:points="0,621 0,0 576,0 576,105 157,105 157,243 547,243 547,347 157,347 157,516 592,516 592,621">
                  <text:p/>
                </draw:polygon>
                <draw:polygon draw:style-name="gr367" draw:text-style-name="P1" draw:layer="layout" svg:width="0.616cm" svg:height="0.62cm" svg:x="38.483cm" svg:y="29.697cm" svg:viewBox="0 0 617 621" draw:points="0,621 0,0 153,0 471,415 471,0 617,0 617,621 459,621 146,216 146,621">
                  <text:p/>
                </draw:polygon>
                <draw:path draw:style-name="gr368" draw:text-style-name="P1" draw:layer="layout" svg:width="0.753cm" svg:height="0.641cm" svg:x="36.128cm" svg:y="30.654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369" draw:text-style-name="P1" draw:layer="layout" svg:width="0.65cm" svg:height="0.62cm" svg:x="37.005cm" svg:y="30.665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370" draw:text-style-name="P1" draw:layer="layout" svg:width="0.546cm" svg:height="0.615cm" svg:x="37.793cm" svg:y="30.669cm" svg:viewBox="0 0 547 616" draw:points="0,616 0,0 157,0 157,511 547,511 547,616">
                  <text:p/>
                </draw:polygon>
                <draw:polygon draw:style-name="gr371" draw:text-style-name="P1" draw:layer="layout" svg:width="0.591cm" svg:height="0.62cm" svg:x="38.453cm" svg:y="30.665cm" svg:viewBox="0 0 592 621" draw:points="0,621 0,0 576,0 576,105 157,105 157,243 547,243 547,347 157,347 157,516 592,516 592,621">
                  <text:p/>
                </draw:polygon>
                <draw:line draw:style-name="gr11" draw:text-style-name="P2" draw:layer="layout" svg:x1="37.13cm" svg:y1="29.802cm" svg:x2="37.13cm" svg:y2="29.96cm">
                  <text:p/>
                </draw:line>
                <draw:line draw:style-name="gr11" draw:text-style-name="P2" draw:layer="layout" svg:x1="36.972cm" svg:y1="30.318cm" svg:x2="37.129cm" svg:y2="30.318cm">
                  <text:p/>
                </draw:line>
                <draw:line draw:style-name="gr11" draw:text-style-name="P2" draw:layer="layout" svg:x1="36.489cm" svg:y1="30.09cm" svg:x2="36.669cm" svg:y2="30.09cm">
                  <text:p/>
                </draw:line>
                <draw:line draw:style-name="gr11" draw:text-style-name="P2" draw:layer="layout" svg:x1="37.006cm" svg:y1="30.657cm" svg:x2="37.006cm" svg:y2="31.287cm">
                  <text:p/>
                </draw:line>
                <draw:line draw:style-name="gr11" draw:text-style-name="P2" draw:layer="layout" svg:x1="37.162cm" svg:y1="30.767cm" svg:x2="37.252cm" svg:y2="30.767cm">
                  <text:p/>
                </draw:line>
                <draw:line draw:style-name="gr11" draw:text-style-name="P2" draw:layer="layout" svg:x1="37.162cm" svg:y1="30.767cm" svg:x2="37.252cm" svg:y2="30.767cm">
                  <text:p/>
                </draw:line>
                <draw:line draw:style-name="gr11" draw:text-style-name="P2" draw:layer="layout" svg:x1="37.162cm" svg:y1="31.016cm" svg:x2="37.297cm" svg:y2="31.016cm">
                  <text:p/>
                </draw:line>
              </draw:g>
              <draw:path draw:style-name="gr372" draw:text-style-name="P1" draw:layer="layout" svg:width="2.399cm" svg:height="2.559cm" svg:x="36.4cm" svg:y="25.236cm" svg:viewBox="0 0 2400 2560" svg:d="M1188 0c-587 0-1076 417-1188 970h489c100-286 372-491 692-491 406 0 734 329 734 734s-328 734-734 734c-320 0-593-205-693-492h-42-446c0 0 0 90 0 608s446 497 446 497v-390c205 159 462 254 742 254 669 0 1212-543 1212-1212s-543-1212-1212-1212z">
                <text:p/>
              </draw:path>
              <draw:g>
                <draw:line draw:style-name="gr1" draw:layer="layout" svg:x1="39.3cm" svg:y1="32.497cm" svg:x2="40.099cm" svg:y2="32.497cm">
                  <text:p/>
                </draw:line>
                <draw:line draw:style-name="gr1" draw:layer="layout" svg:x1="40.099cm" svg:y1="32.196cm" svg:x2="40.099cm" svg:y2="32.497cm">
                  <text:p/>
                </draw:line>
                <draw:line draw:style-name="gr1" draw:layer="layout" svg:x1="40.099cm" svg:y1="32.196cm" svg:x2="40.9cm" svg:y2="32.196cm">
                  <text:p/>
                </draw:line>
                <draw:line draw:style-name="gr1" draw:layer="layout" svg:x1="40.9cm" svg:y1="32.196cm" svg:x2="40.9cm" svg:y2="32.497cm">
                  <text:p/>
                </draw:line>
                <draw:line draw:style-name="gr1" draw:layer="layout" svg:x1="40.9cm" svg:y1="32.497cm" svg:x2="41.699cm" svg:y2="32.497cm">
                  <text:p/>
                </draw:line>
                <draw:line draw:style-name="gr1" draw:layer="layout" svg:x1="41.699cm" svg:y1="32.196cm" svg:x2="41.699cm" svg:y2="32.497cm">
                  <text:p/>
                </draw:line>
                <draw:line draw:style-name="gr1" draw:layer="layout" svg:x1="41.699cm" svg:y1="32.196cm" svg:x2="42.499cm" svg:y2="32.196cm">
                  <text:p/>
                </draw:line>
                <draw:line draw:style-name="gr1" draw:layer="layout" svg:x1="42.499cm" svg:y1="32.196cm" svg:x2="42.499cm" svg:y2="32.497cm">
                  <text:p/>
                </draw:line>
                <draw:line draw:style-name="gr1" draw:layer="layout" svg:x1="42.499cm" svg:y1="32.497cm" svg:x2="42.999cm" svg:y2="32.497cm">
                  <text:p/>
                </draw:line>
                <draw:line draw:style-name="gr1" draw:layer="layout" svg:x1="39.3cm" svg:y1="28.496cm" svg:x2="40.099cm" svg:y2="28.496cm">
                  <text:p/>
                </draw:line>
                <draw:line draw:style-name="gr1" draw:layer="layout" svg:x1="40.099cm" svg:y1="28.496cm" svg:x2="40.099cm" svg:y2="28.797cm">
                  <text:p/>
                </draw:line>
                <draw:line draw:style-name="gr1" draw:layer="layout" svg:x1="40.099cm" svg:y1="28.797cm" svg:x2="40.9cm" svg:y2="28.797cm">
                  <text:p/>
                </draw:line>
                <draw:line draw:style-name="gr1" draw:layer="layout" svg:x1="40.9cm" svg:y1="28.496cm" svg:x2="40.9cm" svg:y2="28.797cm">
                  <text:p/>
                </draw:line>
                <draw:line draw:style-name="gr1" draw:layer="layout" svg:x1="40.9cm" svg:y1="28.496cm" svg:x2="41.699cm" svg:y2="28.496cm">
                  <text:p/>
                </draw:line>
                <draw:line draw:style-name="gr1" draw:layer="layout" svg:x1="41.699cm" svg:y1="28.496cm" svg:x2="41.699cm" svg:y2="28.797cm">
                  <text:p/>
                </draw:line>
                <draw:line draw:style-name="gr1" draw:layer="layout" svg:x1="41.699cm" svg:y1="28.797cm" svg:x2="42.499cm" svg:y2="28.797cm">
                  <text:p/>
                </draw:line>
                <draw:line draw:style-name="gr1" draw:layer="layout" svg:x1="42.499cm" svg:y1="28.496cm" svg:x2="42.499cm" svg:y2="28.797cm">
                  <text:p/>
                </draw:line>
                <draw:line draw:style-name="gr1" draw:layer="layout" svg:x1="42.499cm" svg:y1="28.496cm" svg:x2="42.999cm" svg:y2="28.496cm">
                  <text:p/>
                </draw:line>
                <draw:line draw:style-name="gr1" draw:layer="layout" svg:x1="42.999cm" svg:y1="32.497cm" svg:x2="42.999cm" svg:y2="31.697cm">
                  <text:p/>
                </draw:line>
                <draw:line draw:style-name="gr1" draw:layer="layout" svg:x1="43.3cm" svg:y1="31.697cm" svg:x2="42.999cm" svg:y2="31.697cm">
                  <text:p/>
                </draw:line>
                <draw:line draw:style-name="gr1" draw:layer="layout" svg:x1="43.3cm" svg:y1="31.697cm" svg:x2="43.3cm" svg:y2="30.896cm">
                  <text:p/>
                </draw:line>
                <draw:line draw:style-name="gr1" draw:layer="layout" svg:x1="43.3cm" svg:y1="30.896cm" svg:x2="42.999cm" svg:y2="30.896cm">
                  <text:p/>
                </draw:line>
                <draw:line draw:style-name="gr1" draw:layer="layout" svg:x1="42.999cm" svg:y1="30.896cm" svg:x2="42.999cm" svg:y2="30.097cm">
                  <text:p/>
                </draw:line>
                <draw:line draw:style-name="gr1" draw:layer="layout" svg:x1="43.3cm" svg:y1="30.097cm" svg:x2="42.999cm" svg:y2="30.097cm">
                  <text:p/>
                </draw:line>
                <draw:line draw:style-name="gr1" draw:layer="layout" svg:x1="43.3cm" svg:y1="30.097cm" svg:x2="43.3cm" svg:y2="29.297cm">
                  <text:p/>
                </draw:line>
                <draw:line draw:style-name="gr1" draw:layer="layout" svg:x1="43.3cm" svg:y1="29.297cm" svg:x2="42.999cm" svg:y2="29.297cm">
                  <text:p/>
                </draw:line>
                <draw:line draw:style-name="gr1" draw:layer="layout" svg:x1="42.999cm" svg:y1="29.297cm" svg:x2="42.999cm" svg:y2="28.496cm">
                  <text:p/>
                </draw:line>
              </draw:g>
              <draw:g>
                <draw:line draw:style-name="gr1" draw:layer="layout" svg:x1="43cm" svg:y1="32.496cm" svg:x2="43.799cm" svg:y2="32.496cm">
                  <text:p/>
                </draw:line>
                <draw:line draw:style-name="gr1" draw:layer="layout" svg:x1="43.799cm" svg:y1="32.195cm" svg:x2="43.799cm" svg:y2="32.496cm">
                  <text:p/>
                </draw:line>
                <draw:line draw:style-name="gr1" draw:layer="layout" svg:x1="43.799cm" svg:y1="32.195cm" svg:x2="44.6cm" svg:y2="32.195cm">
                  <text:p/>
                </draw:line>
                <draw:line draw:style-name="gr1" draw:layer="layout" svg:x1="44.6cm" svg:y1="32.195cm" svg:x2="44.6cm" svg:y2="32.496cm">
                  <text:p/>
                </draw:line>
                <draw:line draw:style-name="gr1" draw:layer="layout" svg:x1="44.6cm" svg:y1="32.496cm" svg:x2="45.399cm" svg:y2="32.496cm">
                  <text:p/>
                </draw:line>
                <draw:line draw:style-name="gr1" draw:layer="layout" svg:x1="45.399cm" svg:y1="32.195cm" svg:x2="45.399cm" svg:y2="32.496cm">
                  <text:p/>
                </draw:line>
                <draw:line draw:style-name="gr1" draw:layer="layout" svg:x1="45.399cm" svg:y1="32.195cm" svg:x2="46.199cm" svg:y2="32.195cm">
                  <text:p/>
                </draw:line>
                <draw:line draw:style-name="gr1" draw:layer="layout" svg:x1="46.199cm" svg:y1="32.195cm" svg:x2="46.199cm" svg:y2="32.496cm">
                  <text:p/>
                </draw:line>
                <draw:line draw:style-name="gr1" draw:layer="layout" svg:x1="46.199cm" svg:y1="32.496cm" svg:x2="46.699cm" svg:y2="32.496cm">
                  <text:p/>
                </draw:line>
                <draw:line draw:style-name="gr1" draw:layer="layout" svg:x1="43cm" svg:y1="28.495cm" svg:x2="43.799cm" svg:y2="28.495cm">
                  <text:p/>
                </draw:line>
                <draw:line draw:style-name="gr1" draw:layer="layout" svg:x1="43.799cm" svg:y1="28.495cm" svg:x2="43.799cm" svg:y2="28.796cm">
                  <text:p/>
                </draw:line>
                <draw:line draw:style-name="gr1" draw:layer="layout" svg:x1="43.799cm" svg:y1="28.796cm" svg:x2="44.6cm" svg:y2="28.796cm">
                  <text:p/>
                </draw:line>
                <draw:line draw:style-name="gr1" draw:layer="layout" svg:x1="44.6cm" svg:y1="28.495cm" svg:x2="44.6cm" svg:y2="28.796cm">
                  <text:p/>
                </draw:line>
                <draw:line draw:style-name="gr1" draw:layer="layout" svg:x1="44.6cm" svg:y1="28.495cm" svg:x2="45.399cm" svg:y2="28.495cm">
                  <text:p/>
                </draw:line>
                <draw:line draw:style-name="gr1" draw:layer="layout" svg:x1="45.399cm" svg:y1="28.495cm" svg:x2="45.399cm" svg:y2="28.796cm">
                  <text:p/>
                </draw:line>
                <draw:line draw:style-name="gr1" draw:layer="layout" svg:x1="45.399cm" svg:y1="28.796cm" svg:x2="46.199cm" svg:y2="28.796cm">
                  <text:p/>
                </draw:line>
                <draw:line draw:style-name="gr1" draw:layer="layout" svg:x1="46.199cm" svg:y1="28.495cm" svg:x2="46.199cm" svg:y2="28.796cm">
                  <text:p/>
                </draw:line>
                <draw:line draw:style-name="gr1" draw:layer="layout" svg:x1="46.199cm" svg:y1="28.495cm" svg:x2="46.699cm" svg:y2="28.495cm">
                  <text:p/>
                </draw:line>
                <draw:line draw:style-name="gr1" draw:layer="layout" svg:x1="46.699cm" svg:y1="32.496cm" svg:x2="46.699cm" svg:y2="31.696cm">
                  <text:p/>
                </draw:line>
                <draw:line draw:style-name="gr1" draw:layer="layout" svg:x1="47cm" svg:y1="31.696cm" svg:x2="46.699cm" svg:y2="31.696cm">
                  <text:p/>
                </draw:line>
                <draw:line draw:style-name="gr1" draw:layer="layout" svg:x1="47cm" svg:y1="31.696cm" svg:x2="47cm" svg:y2="30.895cm">
                  <text:p/>
                </draw:line>
                <draw:line draw:style-name="gr1" draw:layer="layout" svg:x1="47cm" svg:y1="30.895cm" svg:x2="46.699cm" svg:y2="30.895cm">
                  <text:p/>
                </draw:line>
                <draw:line draw:style-name="gr1" draw:layer="layout" svg:x1="46.699cm" svg:y1="30.895cm" svg:x2="46.699cm" svg:y2="30.096cm">
                  <text:p/>
                </draw:line>
                <draw:line draw:style-name="gr1" draw:layer="layout" svg:x1="47cm" svg:y1="30.096cm" svg:x2="46.699cm" svg:y2="30.096cm">
                  <text:p/>
                </draw:line>
                <draw:line draw:style-name="gr1" draw:layer="layout" svg:x1="47cm" svg:y1="30.096cm" svg:x2="47cm" svg:y2="29.296cm">
                  <text:p/>
                </draw:line>
                <draw:line draw:style-name="gr1" draw:layer="layout" svg:x1="47cm" svg:y1="29.296cm" svg:x2="46.699cm" svg:y2="29.296cm">
                  <text:p/>
                </draw:line>
                <draw:line draw:style-name="gr1" draw:layer="layout" svg:x1="46.699cm" svg:y1="29.296cm" svg:x2="46.699cm" svg:y2="28.495cm">
                  <text:p/>
                </draw:line>
              </draw:g>
              <draw:g>
                <draw:path draw:style-name="gr373" draw:text-style-name="P1" draw:layer="layout" svg:width="0.726cm" svg:height="0.641cm" svg:x="43.5cm" svg:y="29.696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374" draw:text-style-name="P1" draw:layer="layout" svg:width="0.698cm" svg:height="0.62cm" svg:x="44.372cm" svg:y="29.707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375" draw:text-style-name="P1" draw:layer="layout" svg:width="0.316cm" svg:height="0.157cm" svg:x="44.529cm" svg:y="29.811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376" draw:text-style-name="P1" draw:layer="layout" svg:width="0.591cm" svg:height="0.62cm" svg:x="45.156cm" svg:y="29.707cm" svg:viewBox="0 0 592 621" draw:points="0,621 0,0 576,0 576,105 157,105 157,243 547,243 547,347 157,347 157,516 592,516 592,621">
                  <text:p/>
                </draw:polygon>
                <draw:polygon draw:style-name="gr377" draw:text-style-name="P1" draw:layer="layout" svg:width="0.616cm" svg:height="0.62cm" svg:x="45.883cm" svg:y="29.707cm" svg:viewBox="0 0 617 621" draw:points="0,621 0,0 153,0 471,415 471,0 617,0 617,621 459,621 146,216 146,621">
                  <text:p/>
                </draw:polygon>
                <draw:path draw:style-name="gr378" draw:text-style-name="P1" draw:layer="layout" svg:width="0.753cm" svg:height="0.641cm" svg:x="43.528cm" svg:y="30.664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379" draw:text-style-name="P1" draw:layer="layout" svg:width="0.65cm" svg:height="0.62cm" svg:x="44.405cm" svg:y="30.675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380" draw:text-style-name="P1" draw:layer="layout" svg:width="0.546cm" svg:height="0.615cm" svg:x="45.193cm" svg:y="30.679cm" svg:viewBox="0 0 547 616" draw:points="0,616 0,0 157,0 157,511 547,511 547,616">
                  <text:p/>
                </draw:polygon>
                <draw:polygon draw:style-name="gr381" draw:text-style-name="P1" draw:layer="layout" svg:width="0.591cm" svg:height="0.62cm" svg:x="45.853cm" svg:y="30.675cm" svg:viewBox="0 0 592 621" draw:points="0,621 0,0 576,0 576,105 157,105 157,243 547,243 547,347 157,347 157,516 592,516 592,621">
                  <text:p/>
                </draw:polygon>
                <draw:line draw:style-name="gr11" draw:text-style-name="P2" draw:layer="layout" svg:x1="44.53cm" svg:y1="29.812cm" svg:x2="44.53cm" svg:y2="29.97cm">
                  <text:p/>
                </draw:line>
                <draw:line draw:style-name="gr11" draw:text-style-name="P2" draw:layer="layout" svg:x1="44.372cm" svg:y1="30.328cm" svg:x2="44.529cm" svg:y2="30.328cm">
                  <text:p/>
                </draw:line>
                <draw:line draw:style-name="gr11" draw:text-style-name="P2" draw:layer="layout" svg:x1="43.889cm" svg:y1="30.1cm" svg:x2="44.069cm" svg:y2="30.1cm">
                  <text:p/>
                </draw:line>
                <draw:line draw:style-name="gr11" draw:text-style-name="P2" draw:layer="layout" svg:x1="44.406cm" svg:y1="30.667cm" svg:x2="44.406cm" svg:y2="31.297cm">
                  <text:p/>
                </draw:line>
                <draw:line draw:style-name="gr11" draw:text-style-name="P2" draw:layer="layout" svg:x1="44.562cm" svg:y1="30.777cm" svg:x2="44.652cm" svg:y2="30.777cm">
                  <text:p/>
                </draw:line>
                <draw:line draw:style-name="gr11" draw:text-style-name="P2" draw:layer="layout" svg:x1="44.562cm" svg:y1="30.777cm" svg:x2="44.652cm" svg:y2="30.777cm">
                  <text:p/>
                </draw:line>
                <draw:line draw:style-name="gr11" draw:text-style-name="P2" draw:layer="layout" svg:x1="44.562cm" svg:y1="31.026cm" svg:x2="44.697cm" svg:y2="31.026cm">
                  <text:p/>
                </draw:line>
              </draw:g>
              <draw:g>
                <draw:line draw:style-name="gr1" draw:layer="layout" svg:x1="43.3cm" svg:y1="28.496cm" svg:x2="44.099cm" svg:y2="28.496cm">
                  <text:p/>
                </draw:line>
                <draw:line draw:style-name="gr1" draw:layer="layout" svg:x1="44.099cm" svg:y1="28.195cm" svg:x2="44.099cm" svg:y2="28.496cm">
                  <text:p/>
                </draw:line>
                <draw:line draw:style-name="gr1" draw:layer="layout" svg:x1="44.099cm" svg:y1="28.195cm" svg:x2="44.9cm" svg:y2="28.195cm">
                  <text:p/>
                </draw:line>
                <draw:line draw:style-name="gr1" draw:layer="layout" svg:x1="44.9cm" svg:y1="28.195cm" svg:x2="44.9cm" svg:y2="28.496cm">
                  <text:p/>
                </draw:line>
                <draw:line draw:style-name="gr1" draw:layer="layout" svg:x1="44.9cm" svg:y1="28.496cm" svg:x2="45.699cm" svg:y2="28.496cm">
                  <text:p/>
                </draw:line>
                <draw:line draw:style-name="gr1" draw:layer="layout" svg:x1="45.699cm" svg:y1="28.195cm" svg:x2="45.699cm" svg:y2="28.496cm">
                  <text:p/>
                </draw:line>
                <draw:line draw:style-name="gr1" draw:layer="layout" svg:x1="45.699cm" svg:y1="28.195cm" svg:x2="46.499cm" svg:y2="28.195cm">
                  <text:p/>
                </draw:line>
                <draw:line draw:style-name="gr1" draw:layer="layout" svg:x1="46.499cm" svg:y1="28.195cm" svg:x2="46.499cm" svg:y2="28.496cm">
                  <text:p/>
                </draw:line>
                <draw:line draw:style-name="gr1" draw:layer="layout" svg:x1="46.499cm" svg:y1="28.496cm" svg:x2="46.999cm" svg:y2="28.496cm">
                  <text:p/>
                </draw:line>
                <draw:line draw:style-name="gr1" draw:layer="layout" svg:x1="43.3cm" svg:y1="24.495cm" svg:x2="44.099cm" svg:y2="24.495cm">
                  <text:p/>
                </draw:line>
                <draw:line draw:style-name="gr1" draw:layer="layout" svg:x1="44.099cm" svg:y1="24.495cm" svg:x2="44.099cm" svg:y2="24.796cm">
                  <text:p/>
                </draw:line>
                <draw:line draw:style-name="gr1" draw:layer="layout" svg:x1="44.099cm" svg:y1="24.796cm" svg:x2="44.9cm" svg:y2="24.796cm">
                  <text:p/>
                </draw:line>
                <draw:line draw:style-name="gr1" draw:layer="layout" svg:x1="44.9cm" svg:y1="24.495cm" svg:x2="44.9cm" svg:y2="24.796cm">
                  <text:p/>
                </draw:line>
                <draw:line draw:style-name="gr1" draw:layer="layout" svg:x1="44.9cm" svg:y1="24.495cm" svg:x2="45.699cm" svg:y2="24.495cm">
                  <text:p/>
                </draw:line>
                <draw:line draw:style-name="gr1" draw:layer="layout" svg:x1="45.699cm" svg:y1="24.495cm" svg:x2="45.699cm" svg:y2="24.796cm">
                  <text:p/>
                </draw:line>
                <draw:line draw:style-name="gr1" draw:layer="layout" svg:x1="45.699cm" svg:y1="24.796cm" svg:x2="46.499cm" svg:y2="24.796cm">
                  <text:p/>
                </draw:line>
                <draw:line draw:style-name="gr1" draw:layer="layout" svg:x1="46.499cm" svg:y1="24.495cm" svg:x2="46.499cm" svg:y2="24.796cm">
                  <text:p/>
                </draw:line>
                <draw:line draw:style-name="gr1" draw:layer="layout" svg:x1="46.499cm" svg:y1="24.495cm" svg:x2="46.999cm" svg:y2="24.495cm">
                  <text:p/>
                </draw:line>
                <draw:line draw:style-name="gr1" draw:layer="layout" svg:x1="43.3cm" svg:y1="28.496cm" svg:x2="43.3cm" svg:y2="27.696cm">
                  <text:p/>
                </draw:line>
                <draw:line draw:style-name="gr1" draw:layer="layout" svg:x1="43.599cm" svg:y1="27.696cm" svg:x2="43.3cm" svg:y2="27.696cm">
                  <text:p/>
                </draw:line>
                <draw:line draw:style-name="gr1" draw:layer="layout" svg:x1="43.599cm" svg:y1="27.696cm" svg:x2="43.599cm" svg:y2="26.895cm">
                  <text:p/>
                </draw:line>
                <draw:line draw:style-name="gr1" draw:layer="layout" svg:x1="43.599cm" svg:y1="26.895cm" svg:x2="43.3cm" svg:y2="26.895cm">
                  <text:p/>
                </draw:line>
                <draw:line draw:style-name="gr1" draw:layer="layout" svg:x1="43.3cm" svg:y1="26.895cm" svg:x2="43.3cm" svg:y2="26.096cm">
                  <text:p/>
                </draw:line>
                <draw:line draw:style-name="gr1" draw:layer="layout" svg:x1="43.599cm" svg:y1="26.096cm" svg:x2="43.3cm" svg:y2="26.096cm">
                  <text:p/>
                </draw:line>
                <draw:line draw:style-name="gr1" draw:layer="layout" svg:x1="43.599cm" svg:y1="26.096cm" svg:x2="43.599cm" svg:y2="25.296cm">
                  <text:p/>
                </draw:line>
                <draw:line draw:style-name="gr1" draw:layer="layout" svg:x1="43.599cm" svg:y1="25.296cm" svg:x2="43.3cm" svg:y2="25.296cm">
                  <text:p/>
                </draw:line>
                <draw:line draw:style-name="gr1" draw:layer="layout" svg:x1="43.3cm" svg:y1="25.296cm" svg:x2="43.3cm" svg:y2="24.495cm">
                  <text:p/>
                </draw:line>
                <draw:line draw:style-name="gr1" draw:layer="layout" svg:x1="46.999cm" svg:y1="28.496cm" svg:x2="46.999cm" svg:y2="27.696cm">
                  <text:p/>
                </draw:line>
                <draw:line draw:style-name="gr1" draw:layer="layout" svg:x1="47.3cm" svg:y1="27.696cm" svg:x2="46.999cm" svg:y2="27.696cm">
                  <text:p/>
                </draw:line>
                <draw:line draw:style-name="gr1" draw:layer="layout" svg:x1="47.3cm" svg:y1="27.696cm" svg:x2="47.3cm" svg:y2="26.895cm">
                  <text:p/>
                </draw:line>
                <draw:line draw:style-name="gr1" draw:layer="layout" svg:x1="47.3cm" svg:y1="26.895cm" svg:x2="46.999cm" svg:y2="26.895cm">
                  <text:p/>
                </draw:line>
                <draw:line draw:style-name="gr1" draw:layer="layout" svg:x1="46.999cm" svg:y1="26.895cm" svg:x2="46.999cm" svg:y2="26.096cm">
                  <text:p/>
                </draw:line>
                <draw:line draw:style-name="gr1" draw:layer="layout" svg:x1="47.3cm" svg:y1="26.096cm" svg:x2="46.999cm" svg:y2="26.096cm">
                  <text:p/>
                </draw:line>
                <draw:line draw:style-name="gr1" draw:layer="layout" svg:x1="47.3cm" svg:y1="26.096cm" svg:x2="47.3cm" svg:y2="25.296cm">
                  <text:p/>
                </draw:line>
                <draw:line draw:style-name="gr1" draw:layer="layout" svg:x1="47.3cm" svg:y1="25.296cm" svg:x2="46.999cm" svg:y2="25.296cm">
                  <text:p/>
                </draw:line>
                <draw:line draw:style-name="gr1" draw:layer="layout" svg:x1="46.999cm" svg:y1="25.296cm" svg:x2="46.999cm" svg:y2="24.495cm">
                  <text:p/>
                </draw:line>
              </draw:g>
              <draw:line draw:style-name="gr1" draw:layer="layout" svg:x1="39.902cm" svg:y1="28.196cm" svg:x2="40.401cm" svg:y2="28.196cm">
                <text:p/>
              </draw:line>
              <draw:line draw:style-name="gr1" draw:layer="layout" svg:x1="40.401cm" svg:y1="28.196cm" svg:x2="40.401cm" svg:y2="28.497cm">
                <text:p/>
              </draw:line>
              <draw:line draw:style-name="gr1" draw:layer="layout" svg:x1="40.401cm" svg:y1="28.497cm" svg:x2="41.202cm" svg:y2="28.497cm">
                <text:p/>
              </draw:line>
              <draw:line draw:style-name="gr1" draw:layer="layout" svg:x1="41.202cm" svg:y1="28.196cm" svg:x2="41.202cm" svg:y2="28.497cm">
                <text:p/>
              </draw:line>
              <draw:line draw:style-name="gr1" draw:layer="layout" svg:x1="41.202cm" svg:y1="28.196cm" svg:x2="42.001cm" svg:y2="28.196cm">
                <text:p/>
              </draw:line>
              <draw:line draw:style-name="gr1" draw:layer="layout" svg:x1="42.001cm" svg:y1="28.196cm" svg:x2="42.001cm" svg:y2="28.497cm">
                <text:p/>
              </draw:line>
              <draw:line draw:style-name="gr1" draw:layer="layout" svg:x1="42.001cm" svg:y1="28.497cm" svg:x2="42.801cm" svg:y2="28.497cm">
                <text:p/>
              </draw:line>
              <draw:line draw:style-name="gr1" draw:layer="layout" svg:x1="42.801cm" svg:y1="28.196cm" svg:x2="42.801cm" svg:y2="28.497cm">
                <text:p/>
              </draw:line>
              <draw:line draw:style-name="gr1" draw:layer="layout" svg:x1="42.801cm" svg:y1="28.196cm" svg:x2="43.301cm" svg:y2="28.196cm">
                <text:p/>
              </draw:line>
              <draw:line draw:style-name="gr1" draw:layer="layout" svg:x1="39.902cm" svg:y1="24.797cm" svg:x2="40.401cm" svg:y2="24.797cm">
                <text:p/>
              </draw:line>
              <draw:line draw:style-name="gr1" draw:layer="layout" svg:x1="40.401cm" svg:y1="24.496cm" svg:x2="40.401cm" svg:y2="24.797cm">
                <text:p/>
              </draw:line>
              <draw:line draw:style-name="gr1" draw:layer="layout" svg:x1="40.401cm" svg:y1="24.496cm" svg:x2="41.202cm" svg:y2="24.496cm">
                <text:p/>
              </draw:line>
              <draw:line draw:style-name="gr1" draw:layer="layout" svg:x1="41.202cm" svg:y1="24.496cm" svg:x2="41.202cm" svg:y2="24.797cm">
                <text:p/>
              </draw:line>
              <draw:line draw:style-name="gr1" draw:layer="layout" svg:x1="41.202cm" svg:y1="24.797cm" svg:x2="42.001cm" svg:y2="24.797cm">
                <text:p/>
              </draw:line>
              <draw:line draw:style-name="gr1" draw:layer="layout" svg:x1="42.001cm" svg:y1="24.496cm" svg:x2="42.001cm" svg:y2="24.797cm">
                <text:p/>
              </draw:line>
              <draw:line draw:style-name="gr1" draw:layer="layout" svg:x1="42.001cm" svg:y1="24.496cm" svg:x2="42.801cm" svg:y2="24.496cm">
                <text:p/>
              </draw:line>
              <draw:line draw:style-name="gr1" draw:layer="layout" svg:x1="42.801cm" svg:y1="24.496cm" svg:x2="42.801cm" svg:y2="24.797cm">
                <text:p/>
              </draw:line>
              <draw:line draw:style-name="gr1" draw:layer="layout" svg:x1="42.801cm" svg:y1="24.797cm" svg:x2="43.301cm" svg:y2="24.797cm">
                <text:p/>
              </draw:line>
              <draw:line draw:style-name="gr1" draw:layer="layout" svg:x1="39.902cm" svg:y1="28.196cm" svg:x2="39.902cm" svg:y2="27.697cm">
                <text:p/>
              </draw:line>
              <draw:line draw:style-name="gr1" draw:layer="layout" svg:x1="39.902cm" svg:y1="27.697cm" svg:x2="39.601cm" svg:y2="27.697cm">
                <text:p/>
              </draw:line>
              <draw:line draw:style-name="gr1" draw:layer="layout" svg:x1="39.601cm" svg:y1="27.697cm" svg:x2="39.601cm" svg:y2="26.896cm">
                <text:p/>
              </draw:line>
              <draw:line draw:style-name="gr1" draw:layer="layout" svg:x1="39.902cm" svg:y1="26.896cm" svg:x2="39.601cm" svg:y2="26.896cm">
                <text:p/>
              </draw:line>
              <draw:line draw:style-name="gr1" draw:layer="layout" svg:x1="39.902cm" svg:y1="26.896cm" svg:x2="39.902cm" svg:y2="26.097cm">
                <text:p/>
              </draw:line>
              <draw:line draw:style-name="gr1" draw:layer="layout" svg:x1="39.902cm" svg:y1="26.097cm" svg:x2="39.601cm" svg:y2="26.097cm">
                <text:p/>
              </draw:line>
              <draw:line draw:style-name="gr1" draw:layer="layout" svg:x1="39.601cm" svg:y1="26.097cm" svg:x2="39.601cm" svg:y2="25.297cm">
                <text:p/>
              </draw:line>
              <draw:line draw:style-name="gr1" draw:layer="layout" svg:x1="39.902cm" svg:y1="25.297cm" svg:x2="39.601cm" svg:y2="25.297cm">
                <text:p/>
              </draw:line>
              <draw:line draw:style-name="gr1" draw:layer="layout" svg:x1="39.902cm" svg:y1="25.297cm" svg:x2="39.902cm" svg:y2="24.797cm">
                <text:p/>
              </draw:line>
              <draw:line draw:style-name="gr1" draw:layer="layout" svg:x1="43.301cm" svg:y1="28.196cm" svg:x2="43.301cm" svg:y2="27.697cm">
                <text:p/>
              </draw:line>
              <draw:line draw:style-name="gr1" draw:layer="layout" svg:x1="43.602cm" svg:y1="27.697cm" svg:x2="43.301cm" svg:y2="27.697cm">
                <text:p/>
              </draw:line>
              <draw:line draw:style-name="gr1" draw:layer="layout" svg:x1="43.602cm" svg:y1="27.697cm" svg:x2="43.602cm" svg:y2="26.896cm">
                <text:p/>
              </draw:line>
              <draw:line draw:style-name="gr1" draw:layer="layout" svg:x1="43.602cm" svg:y1="26.896cm" svg:x2="43.301cm" svg:y2="26.896cm">
                <text:p/>
              </draw:line>
              <draw:line draw:style-name="gr1" draw:layer="layout" svg:x1="43.301cm" svg:y1="26.896cm" svg:x2="43.301cm" svg:y2="26.097cm">
                <text:p/>
              </draw:line>
              <draw:line draw:style-name="gr1" draw:layer="layout" svg:x1="43.602cm" svg:y1="26.097cm" svg:x2="43.301cm" svg:y2="26.097cm">
                <text:p/>
              </draw:line>
              <draw:line draw:style-name="gr1" draw:layer="layout" svg:x1="43.602cm" svg:y1="26.097cm" svg:x2="43.602cm" svg:y2="25.297cm">
                <text:p/>
              </draw:line>
              <draw:line draw:style-name="gr1" draw:layer="layout" svg:x1="43.602cm" svg:y1="25.297cm" svg:x2="43.301cm" svg:y2="25.297cm">
                <text:p/>
              </draw:line>
              <draw:line draw:style-name="gr1" draw:layer="layout" svg:x1="43.301cm" svg:y1="25.297cm" svg:x2="43.301cm" svg:y2="24.797cm">
                <text:p/>
              </draw:line>
              <draw:path draw:style-name="gr382" draw:text-style-name="P1" draw:layer="layout" svg:width="2.399cm" svg:height="2.559cm" svg:x="40.401cm" svg:y="25.237cm" svg:viewBox="0 0 2400 2560" svg:d="M1188 0c-587 0-1076 417-1188 970h489c100-286 372-491 692-491 406 0 734 329 734 734s-328 734-734 734c-320 0-593-205-693-492h-42-446c0 0 0 90 0 608s446 497 446 497v-390c205 159 462 254 742 254 669 0 1212-543 1212-1212s-543-1212-1212-1212z">
                <text:p/>
              </draw:path>
            </draw:g>
            <draw:g>
              <draw:g>
                <draw:line draw:style-name="gr1" draw:layer="layout" svg:x1="47.3cm" svg:y1="32.5cm" svg:x2="48.099cm" svg:y2="32.5cm">
                  <text:p/>
                </draw:line>
                <draw:line draw:style-name="gr1" draw:layer="layout" svg:x1="48.099cm" svg:y1="32.199cm" svg:x2="48.099cm" svg:y2="32.5cm">
                  <text:p/>
                </draw:line>
                <draw:line draw:style-name="gr1" draw:layer="layout" svg:x1="48.099cm" svg:y1="32.199cm" svg:x2="48.9cm" svg:y2="32.199cm">
                  <text:p/>
                </draw:line>
                <draw:line draw:style-name="gr1" draw:layer="layout" svg:x1="48.9cm" svg:y1="32.199cm" svg:x2="48.9cm" svg:y2="32.5cm">
                  <text:p/>
                </draw:line>
                <draw:line draw:style-name="gr1" draw:layer="layout" svg:x1="48.9cm" svg:y1="32.5cm" svg:x2="49.699cm" svg:y2="32.5cm">
                  <text:p/>
                </draw:line>
                <draw:line draw:style-name="gr1" draw:layer="layout" svg:x1="49.699cm" svg:y1="32.199cm" svg:x2="49.699cm" svg:y2="32.5cm">
                  <text:p/>
                </draw:line>
                <draw:line draw:style-name="gr1" draw:layer="layout" svg:x1="49.699cm" svg:y1="32.199cm" svg:x2="50.499cm" svg:y2="32.199cm">
                  <text:p/>
                </draw:line>
                <draw:line draw:style-name="gr1" draw:layer="layout" svg:x1="50.499cm" svg:y1="32.199cm" svg:x2="50.499cm" svg:y2="32.5cm">
                  <text:p/>
                </draw:line>
                <draw:line draw:style-name="gr1" draw:layer="layout" svg:x1="50.499cm" svg:y1="32.5cm" svg:x2="50.999cm" svg:y2="32.5cm">
                  <text:p/>
                </draw:line>
                <draw:line draw:style-name="gr1" draw:layer="layout" svg:x1="47.3cm" svg:y1="28.499cm" svg:x2="48.099cm" svg:y2="28.499cm">
                  <text:p/>
                </draw:line>
                <draw:line draw:style-name="gr1" draw:layer="layout" svg:x1="48.099cm" svg:y1="28.499cm" svg:x2="48.099cm" svg:y2="28.8cm">
                  <text:p/>
                </draw:line>
                <draw:line draw:style-name="gr1" draw:layer="layout" svg:x1="48.099cm" svg:y1="28.8cm" svg:x2="48.9cm" svg:y2="28.8cm">
                  <text:p/>
                </draw:line>
                <draw:line draw:style-name="gr1" draw:layer="layout" svg:x1="48.9cm" svg:y1="28.499cm" svg:x2="48.9cm" svg:y2="28.8cm">
                  <text:p/>
                </draw:line>
                <draw:line draw:style-name="gr1" draw:layer="layout" svg:x1="48.9cm" svg:y1="28.499cm" svg:x2="49.699cm" svg:y2="28.499cm">
                  <text:p/>
                </draw:line>
                <draw:line draw:style-name="gr1" draw:layer="layout" svg:x1="49.699cm" svg:y1="28.499cm" svg:x2="49.699cm" svg:y2="28.8cm">
                  <text:p/>
                </draw:line>
                <draw:line draw:style-name="gr1" draw:layer="layout" svg:x1="49.699cm" svg:y1="28.8cm" svg:x2="50.499cm" svg:y2="28.8cm">
                  <text:p/>
                </draw:line>
                <draw:line draw:style-name="gr1" draw:layer="layout" svg:x1="50.499cm" svg:y1="28.499cm" svg:x2="50.499cm" svg:y2="28.8cm">
                  <text:p/>
                </draw:line>
                <draw:line draw:style-name="gr1" draw:layer="layout" svg:x1="50.499cm" svg:y1="28.499cm" svg:x2="50.999cm" svg:y2="28.499cm">
                  <text:p/>
                </draw:line>
                <draw:line draw:style-name="gr1" draw:layer="layout" svg:x1="47.3cm" svg:y1="32.5cm" svg:x2="47.3cm" svg:y2="31.7cm">
                  <text:p/>
                </draw:line>
                <draw:line draw:style-name="gr1" draw:layer="layout" svg:x1="47.599cm" svg:y1="31.7cm" svg:x2="47.3cm" svg:y2="31.7cm">
                  <text:p/>
                </draw:line>
                <draw:line draw:style-name="gr1" draw:layer="layout" svg:x1="47.599cm" svg:y1="31.7cm" svg:x2="47.599cm" svg:y2="30.899cm">
                  <text:p/>
                </draw:line>
                <draw:line draw:style-name="gr1" draw:layer="layout" svg:x1="47.599cm" svg:y1="30.899cm" svg:x2="47.3cm" svg:y2="30.899cm">
                  <text:p/>
                </draw:line>
                <draw:line draw:style-name="gr1" draw:layer="layout" svg:x1="47.3cm" svg:y1="30.899cm" svg:x2="47.3cm" svg:y2="30.1cm">
                  <text:p/>
                </draw:line>
                <draw:line draw:style-name="gr1" draw:layer="layout" svg:x1="47.599cm" svg:y1="30.1cm" svg:x2="47.3cm" svg:y2="30.1cm">
                  <text:p/>
                </draw:line>
                <draw:line draw:style-name="gr1" draw:layer="layout" svg:x1="47.599cm" svg:y1="30.1cm" svg:x2="47.599cm" svg:y2="29.3cm">
                  <text:p/>
                </draw:line>
                <draw:line draw:style-name="gr1" draw:layer="layout" svg:x1="47.599cm" svg:y1="29.3cm" svg:x2="47.3cm" svg:y2="29.3cm">
                  <text:p/>
                </draw:line>
                <draw:line draw:style-name="gr1" draw:layer="layout" svg:x1="47.3cm" svg:y1="29.3cm" svg:x2="47.3cm" svg:y2="28.499cm">
                  <text:p/>
                </draw:line>
                <draw:line draw:style-name="gr1" draw:layer="layout" svg:x1="50.999cm" svg:y1="32.5cm" svg:x2="50.999cm" svg:y2="31.7cm">
                  <text:p/>
                </draw:line>
                <draw:line draw:style-name="gr1" draw:layer="layout" svg:x1="51.3cm" svg:y1="31.7cm" svg:x2="50.999cm" svg:y2="31.7cm">
                  <text:p/>
                </draw:line>
                <draw:line draw:style-name="gr1" draw:layer="layout" svg:x1="51.3cm" svg:y1="31.7cm" svg:x2="51.3cm" svg:y2="30.899cm">
                  <text:p/>
                </draw:line>
                <draw:line draw:style-name="gr1" draw:layer="layout" svg:x1="51.3cm" svg:y1="30.899cm" svg:x2="50.999cm" svg:y2="30.899cm">
                  <text:p/>
                </draw:line>
                <draw:line draw:style-name="gr1" draw:layer="layout" svg:x1="50.999cm" svg:y1="30.899cm" svg:x2="50.999cm" svg:y2="30.1cm">
                  <text:p/>
                </draw:line>
                <draw:line draw:style-name="gr1" draw:layer="layout" svg:x1="51.3cm" svg:y1="30.1cm" svg:x2="50.999cm" svg:y2="30.1cm">
                  <text:p/>
                </draw:line>
                <draw:line draw:style-name="gr1" draw:layer="layout" svg:x1="51.3cm" svg:y1="30.1cm" svg:x2="51.3cm" svg:y2="29.3cm">
                  <text:p/>
                </draw:line>
                <draw:line draw:style-name="gr1" draw:layer="layout" svg:x1="51.3cm" svg:y1="29.3cm" svg:x2="50.999cm" svg:y2="29.3cm">
                  <text:p/>
                </draw:line>
                <draw:line draw:style-name="gr1" draw:layer="layout" svg:x1="50.999cm" svg:y1="29.3cm" svg:x2="50.999cm" svg:y2="28.499cm">
                  <text:p/>
                </draw:line>
              </draw:g>
              <draw:line draw:style-name="gr1" draw:layer="layout" svg:x1="47.601cm" svg:y1="28.198cm" svg:x2="48.1cm" svg:y2="28.198cm">
                <text:p/>
              </draw:line>
              <draw:line draw:style-name="gr1" draw:layer="layout" svg:x1="48.1cm" svg:y1="28.198cm" svg:x2="48.1cm" svg:y2="28.499cm">
                <text:p/>
              </draw:line>
              <draw:line draw:style-name="gr1" draw:layer="layout" svg:x1="48.1cm" svg:y1="28.499cm" svg:x2="48.901cm" svg:y2="28.499cm">
                <text:p/>
              </draw:line>
              <draw:line draw:style-name="gr1" draw:layer="layout" svg:x1="48.901cm" svg:y1="28.198cm" svg:x2="48.901cm" svg:y2="28.499cm">
                <text:p/>
              </draw:line>
              <draw:line draw:style-name="gr1" draw:layer="layout" svg:x1="48.901cm" svg:y1="28.198cm" svg:x2="49.7cm" svg:y2="28.198cm">
                <text:p/>
              </draw:line>
              <draw:line draw:style-name="gr1" draw:layer="layout" svg:x1="49.7cm" svg:y1="28.198cm" svg:x2="49.7cm" svg:y2="28.499cm">
                <text:p/>
              </draw:line>
              <draw:line draw:style-name="gr1" draw:layer="layout" svg:x1="49.7cm" svg:y1="28.499cm" svg:x2="50.5cm" svg:y2="28.499cm">
                <text:p/>
              </draw:line>
              <draw:line draw:style-name="gr1" draw:layer="layout" svg:x1="50.5cm" svg:y1="28.198cm" svg:x2="50.5cm" svg:y2="28.499cm">
                <text:p/>
              </draw:line>
              <draw:line draw:style-name="gr1" draw:layer="layout" svg:x1="50.5cm" svg:y1="28.198cm" svg:x2="51cm" svg:y2="28.198cm">
                <text:p/>
              </draw:line>
              <draw:line draw:style-name="gr1" draw:layer="layout" svg:x1="47.601cm" svg:y1="24.799cm" svg:x2="48.1cm" svg:y2="24.799cm">
                <text:p/>
              </draw:line>
              <draw:line draw:style-name="gr1" draw:layer="layout" svg:x1="48.1cm" svg:y1="24.498cm" svg:x2="48.1cm" svg:y2="24.799cm">
                <text:p/>
              </draw:line>
              <draw:line draw:style-name="gr1" draw:layer="layout" svg:x1="48.1cm" svg:y1="24.498cm" svg:x2="48.901cm" svg:y2="24.498cm">
                <text:p/>
              </draw:line>
              <draw:line draw:style-name="gr1" draw:layer="layout" svg:x1="48.901cm" svg:y1="24.498cm" svg:x2="48.901cm" svg:y2="24.799cm">
                <text:p/>
              </draw:line>
              <draw:line draw:style-name="gr1" draw:layer="layout" svg:x1="48.901cm" svg:y1="24.799cm" svg:x2="49.7cm" svg:y2="24.799cm">
                <text:p/>
              </draw:line>
              <draw:line draw:style-name="gr1" draw:layer="layout" svg:x1="49.7cm" svg:y1="24.498cm" svg:x2="49.7cm" svg:y2="24.799cm">
                <text:p/>
              </draw:line>
              <draw:line draw:style-name="gr1" draw:layer="layout" svg:x1="49.7cm" svg:y1="24.498cm" svg:x2="50.5cm" svg:y2="24.498cm">
                <text:p/>
              </draw:line>
              <draw:line draw:style-name="gr1" draw:layer="layout" svg:x1="50.5cm" svg:y1="24.498cm" svg:x2="50.5cm" svg:y2="24.799cm">
                <text:p/>
              </draw:line>
              <draw:line draw:style-name="gr1" draw:layer="layout" svg:x1="50.5cm" svg:y1="24.799cm" svg:x2="51cm" svg:y2="24.799cm">
                <text:p/>
              </draw:line>
              <draw:line draw:style-name="gr1" draw:layer="layout" svg:x1="47.601cm" svg:y1="28.198cm" svg:x2="47.601cm" svg:y2="27.699cm">
                <text:p/>
              </draw:line>
              <draw:line draw:style-name="gr1" draw:layer="layout" svg:x1="47.601cm" svg:y1="27.699cm" svg:x2="47.3cm" svg:y2="27.699cm">
                <text:p/>
              </draw:line>
              <draw:line draw:style-name="gr1" draw:layer="layout" svg:x1="47.3cm" svg:y1="27.699cm" svg:x2="47.3cm" svg:y2="26.898cm">
                <text:p/>
              </draw:line>
              <draw:line draw:style-name="gr1" draw:layer="layout" svg:x1="47.601cm" svg:y1="26.898cm" svg:x2="47.3cm" svg:y2="26.898cm">
                <text:p/>
              </draw:line>
              <draw:line draw:style-name="gr1" draw:layer="layout" svg:x1="47.601cm" svg:y1="26.898cm" svg:x2="47.601cm" svg:y2="26.099cm">
                <text:p/>
              </draw:line>
              <draw:line draw:style-name="gr1" draw:layer="layout" svg:x1="47.601cm" svg:y1="26.099cm" svg:x2="47.3cm" svg:y2="26.099cm">
                <text:p/>
              </draw:line>
              <draw:line draw:style-name="gr1" draw:layer="layout" svg:x1="47.3cm" svg:y1="26.099cm" svg:x2="47.3cm" svg:y2="25.299cm">
                <text:p/>
              </draw:line>
              <draw:line draw:style-name="gr1" draw:layer="layout" svg:x1="47.601cm" svg:y1="25.299cm" svg:x2="47.3cm" svg:y2="25.299cm">
                <text:p/>
              </draw:line>
              <draw:line draw:style-name="gr1" draw:layer="layout" svg:x1="47.601cm" svg:y1="25.299cm" svg:x2="47.601cm" svg:y2="24.799cm">
                <text:p/>
              </draw:line>
              <draw:line draw:style-name="gr1" draw:layer="layout" svg:x1="51cm" svg:y1="28.198cm" svg:x2="51cm" svg:y2="27.699cm">
                <text:p/>
              </draw:line>
              <draw:line draw:style-name="gr1" draw:layer="layout" svg:x1="51.301cm" svg:y1="27.699cm" svg:x2="51cm" svg:y2="27.699cm">
                <text:p/>
              </draw:line>
              <draw:line draw:style-name="gr1" draw:layer="layout" svg:x1="51.301cm" svg:y1="27.699cm" svg:x2="51.301cm" svg:y2="26.898cm">
                <text:p/>
              </draw:line>
              <draw:line draw:style-name="gr1" draw:layer="layout" svg:x1="51.301cm" svg:y1="26.898cm" svg:x2="51cm" svg:y2="26.898cm">
                <text:p/>
              </draw:line>
              <draw:line draw:style-name="gr1" draw:layer="layout" svg:x1="51cm" svg:y1="26.898cm" svg:x2="51cm" svg:y2="26.099cm">
                <text:p/>
              </draw:line>
              <draw:line draw:style-name="gr1" draw:layer="layout" svg:x1="51.301cm" svg:y1="26.099cm" svg:x2="51cm" svg:y2="26.099cm">
                <text:p/>
              </draw:line>
              <draw:line draw:style-name="gr1" draw:layer="layout" svg:x1="51.301cm" svg:y1="26.099cm" svg:x2="51.301cm" svg:y2="25.299cm">
                <text:p/>
              </draw:line>
              <draw:line draw:style-name="gr1" draw:layer="layout" svg:x1="51.301cm" svg:y1="25.299cm" svg:x2="51cm" svg:y2="25.299cm">
                <text:p/>
              </draw:line>
              <draw:line draw:style-name="gr1" draw:layer="layout" svg:x1="51cm" svg:y1="25.299cm" svg:x2="51cm" svg:y2="24.799cm">
                <text:p/>
              </draw:line>
              <draw:g>
                <draw:path draw:style-name="gr383" draw:text-style-name="P1" draw:layer="layout" svg:width="0.726cm" svg:height="0.641cm" svg:x="47.8cm" svg:y="29.689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384" draw:text-style-name="P1" draw:layer="layout" svg:width="0.698cm" svg:height="0.62cm" svg:x="48.672cm" svg:y="29.7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385" draw:text-style-name="P1" draw:layer="layout" svg:width="0.316cm" svg:height="0.157cm" svg:x="48.829cm" svg:y="29.804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386" draw:text-style-name="P1" draw:layer="layout" svg:width="0.591cm" svg:height="0.62cm" svg:x="49.456cm" svg:y="29.7cm" svg:viewBox="0 0 592 621" draw:points="0,621 0,0 576,0 576,105 157,105 157,243 547,243 547,347 157,347 157,516 592,516 592,621">
                  <text:p/>
                </draw:polygon>
                <draw:polygon draw:style-name="gr387" draw:text-style-name="P1" draw:layer="layout" svg:width="0.616cm" svg:height="0.62cm" svg:x="50.183cm" svg:y="29.7cm" svg:viewBox="0 0 617 621" draw:points="0,621 0,0 153,0 471,415 471,0 617,0 617,621 459,621 146,216 146,621">
                  <text:p/>
                </draw:polygon>
                <draw:path draw:style-name="gr388" draw:text-style-name="P1" draw:layer="layout" svg:width="0.753cm" svg:height="0.641cm" svg:x="47.828cm" svg:y="30.657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389" draw:text-style-name="P1" draw:layer="layout" svg:width="0.65cm" svg:height="0.62cm" svg:x="48.705cm" svg:y="30.668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390" draw:text-style-name="P1" draw:layer="layout" svg:width="0.546cm" svg:height="0.615cm" svg:x="49.493cm" svg:y="30.672cm" svg:viewBox="0 0 547 616" draw:points="0,616 0,0 157,0 157,511 547,511 547,616">
                  <text:p/>
                </draw:polygon>
                <draw:polygon draw:style-name="gr391" draw:text-style-name="P1" draw:layer="layout" svg:width="0.591cm" svg:height="0.62cm" svg:x="50.153cm" svg:y="30.668cm" svg:viewBox="0 0 592 621" draw:points="0,621 0,0 576,0 576,105 157,105 157,243 547,243 547,347 157,347 157,516 592,516 592,621">
                  <text:p/>
                </draw:polygon>
                <draw:line draw:style-name="gr11" draw:text-style-name="P2" draw:layer="layout" svg:x1="48.83cm" svg:y1="29.805cm" svg:x2="48.83cm" svg:y2="29.963cm">
                  <text:p/>
                </draw:line>
                <draw:line draw:style-name="gr11" draw:text-style-name="P2" draw:layer="layout" svg:x1="48.672cm" svg:y1="30.321cm" svg:x2="48.829cm" svg:y2="30.321cm">
                  <text:p/>
                </draw:line>
                <draw:line draw:style-name="gr11" draw:text-style-name="P2" draw:layer="layout" svg:x1="48.189cm" svg:y1="30.093cm" svg:x2="48.369cm" svg:y2="30.093cm">
                  <text:p/>
                </draw:line>
                <draw:line draw:style-name="gr11" draw:text-style-name="P2" draw:layer="layout" svg:x1="48.706cm" svg:y1="30.66cm" svg:x2="48.706cm" svg:y2="31.29cm">
                  <text:p/>
                </draw:line>
                <draw:line draw:style-name="gr11" draw:text-style-name="P2" draw:layer="layout" svg:x1="48.862cm" svg:y1="30.77cm" svg:x2="48.952cm" svg:y2="30.77cm">
                  <text:p/>
                </draw:line>
                <draw:line draw:style-name="gr11" draw:text-style-name="P2" draw:layer="layout" svg:x1="48.862cm" svg:y1="30.77cm" svg:x2="48.952cm" svg:y2="30.77cm">
                  <text:p/>
                </draw:line>
                <draw:line draw:style-name="gr11" draw:text-style-name="P2" draw:layer="layout" svg:x1="48.862cm" svg:y1="31.019cm" svg:x2="48.997cm" svg:y2="31.019cm">
                  <text:p/>
                </draw:line>
              </draw:g>
              <draw:path draw:style-name="gr392" draw:text-style-name="P1" draw:layer="layout" svg:width="2.399cm" svg:height="2.559cm" svg:x="48.1cm" svg:y="25.239cm" svg:viewBox="0 0 2400 2560" svg:d="M1188 0c-587 0-1076 417-1188 970h489c100-286 372-491 692-491 406 0 734 329 734 734s-328 734-734 734c-320 0-593-205-693-492h-42-446c0 0 0 90 0 608s446 497 446 497v-390c205 159 462 254 742 254 669 0 1212-543 1212-1212s-543-1212-1212-1212z">
                <text:p/>
              </draw:path>
              <draw:g>
                <draw:line draw:style-name="gr1" draw:layer="layout" svg:x1="51cm" svg:y1="32.5cm" svg:x2="51.799cm" svg:y2="32.5cm">
                  <text:p/>
                </draw:line>
                <draw:line draw:style-name="gr1" draw:layer="layout" svg:x1="51.799cm" svg:y1="32.199cm" svg:x2="51.799cm" svg:y2="32.5cm">
                  <text:p/>
                </draw:line>
                <draw:line draw:style-name="gr1" draw:layer="layout" svg:x1="51.799cm" svg:y1="32.199cm" svg:x2="52.6cm" svg:y2="32.199cm">
                  <text:p/>
                </draw:line>
                <draw:line draw:style-name="gr1" draw:layer="layout" svg:x1="52.6cm" svg:y1="32.199cm" svg:x2="52.6cm" svg:y2="32.5cm">
                  <text:p/>
                </draw:line>
                <draw:line draw:style-name="gr1" draw:layer="layout" svg:x1="52.6cm" svg:y1="32.5cm" svg:x2="53.399cm" svg:y2="32.5cm">
                  <text:p/>
                </draw:line>
                <draw:line draw:style-name="gr1" draw:layer="layout" svg:x1="53.399cm" svg:y1="32.199cm" svg:x2="53.399cm" svg:y2="32.5cm">
                  <text:p/>
                </draw:line>
                <draw:line draw:style-name="gr1" draw:layer="layout" svg:x1="53.399cm" svg:y1="32.199cm" svg:x2="54.199cm" svg:y2="32.199cm">
                  <text:p/>
                </draw:line>
                <draw:line draw:style-name="gr1" draw:layer="layout" svg:x1="54.199cm" svg:y1="32.199cm" svg:x2="54.199cm" svg:y2="32.5cm">
                  <text:p/>
                </draw:line>
                <draw:line draw:style-name="gr1" draw:layer="layout" svg:x1="54.199cm" svg:y1="32.5cm" svg:x2="54.699cm" svg:y2="32.5cm">
                  <text:p/>
                </draw:line>
                <draw:line draw:style-name="gr1" draw:layer="layout" svg:x1="51cm" svg:y1="28.499cm" svg:x2="51.799cm" svg:y2="28.499cm">
                  <text:p/>
                </draw:line>
                <draw:line draw:style-name="gr1" draw:layer="layout" svg:x1="51.799cm" svg:y1="28.499cm" svg:x2="51.799cm" svg:y2="28.8cm">
                  <text:p/>
                </draw:line>
                <draw:line draw:style-name="gr1" draw:layer="layout" svg:x1="51.799cm" svg:y1="28.8cm" svg:x2="52.6cm" svg:y2="28.8cm">
                  <text:p/>
                </draw:line>
                <draw:line draw:style-name="gr1" draw:layer="layout" svg:x1="52.6cm" svg:y1="28.499cm" svg:x2="52.6cm" svg:y2="28.8cm">
                  <text:p/>
                </draw:line>
                <draw:line draw:style-name="gr1" draw:layer="layout" svg:x1="52.6cm" svg:y1="28.499cm" svg:x2="53.399cm" svg:y2="28.499cm">
                  <text:p/>
                </draw:line>
                <draw:line draw:style-name="gr1" draw:layer="layout" svg:x1="53.399cm" svg:y1="28.499cm" svg:x2="53.399cm" svg:y2="28.8cm">
                  <text:p/>
                </draw:line>
                <draw:line draw:style-name="gr1" draw:layer="layout" svg:x1="53.399cm" svg:y1="28.8cm" svg:x2="54.199cm" svg:y2="28.8cm">
                  <text:p/>
                </draw:line>
                <draw:line draw:style-name="gr1" draw:layer="layout" svg:x1="54.199cm" svg:y1="28.499cm" svg:x2="54.199cm" svg:y2="28.8cm">
                  <text:p/>
                </draw:line>
                <draw:line draw:style-name="gr1" draw:layer="layout" svg:x1="54.199cm" svg:y1="28.499cm" svg:x2="54.699cm" svg:y2="28.499cm">
                  <text:p/>
                </draw:line>
                <draw:line draw:style-name="gr1" draw:layer="layout" svg:x1="54.699cm" svg:y1="32.5cm" svg:x2="54.699cm" svg:y2="31.7cm">
                  <text:p/>
                </draw:line>
                <draw:line draw:style-name="gr1" draw:layer="layout" svg:x1="55cm" svg:y1="31.7cm" svg:x2="54.699cm" svg:y2="31.7cm">
                  <text:p/>
                </draw:line>
                <draw:line draw:style-name="gr1" draw:layer="layout" svg:x1="55cm" svg:y1="31.7cm" svg:x2="55cm" svg:y2="30.899cm">
                  <text:p/>
                </draw:line>
                <draw:line draw:style-name="gr1" draw:layer="layout" svg:x1="55cm" svg:y1="30.899cm" svg:x2="54.699cm" svg:y2="30.899cm">
                  <text:p/>
                </draw:line>
                <draw:line draw:style-name="gr1" draw:layer="layout" svg:x1="54.699cm" svg:y1="30.899cm" svg:x2="54.699cm" svg:y2="30.1cm">
                  <text:p/>
                </draw:line>
                <draw:line draw:style-name="gr1" draw:layer="layout" svg:x1="55cm" svg:y1="30.1cm" svg:x2="54.699cm" svg:y2="30.1cm">
                  <text:p/>
                </draw:line>
                <draw:line draw:style-name="gr1" draw:layer="layout" svg:x1="55cm" svg:y1="30.1cm" svg:x2="55cm" svg:y2="29.3cm">
                  <text:p/>
                </draw:line>
                <draw:line draw:style-name="gr1" draw:layer="layout" svg:x1="55cm" svg:y1="29.3cm" svg:x2="54.699cm" svg:y2="29.3cm">
                  <text:p/>
                </draw:line>
                <draw:line draw:style-name="gr1" draw:layer="layout" svg:x1="54.699cm" svg:y1="29.3cm" svg:x2="54.699cm" svg:y2="28.499cm">
                  <text:p/>
                </draw:line>
              </draw:g>
              <draw:g>
                <draw:line draw:style-name="gr1" draw:layer="layout" svg:x1="54.7cm" svg:y1="32.499cm" svg:x2="55.499cm" svg:y2="32.499cm">
                  <text:p/>
                </draw:line>
                <draw:line draw:style-name="gr1" draw:layer="layout" svg:x1="55.499cm" svg:y1="32.198cm" svg:x2="55.499cm" svg:y2="32.499cm">
                  <text:p/>
                </draw:line>
                <draw:line draw:style-name="gr1" draw:layer="layout" svg:x1="55.499cm" svg:y1="32.198cm" svg:x2="56.3cm" svg:y2="32.198cm">
                  <text:p/>
                </draw:line>
                <draw:line draw:style-name="gr1" draw:layer="layout" svg:x1="56.3cm" svg:y1="32.198cm" svg:x2="56.3cm" svg:y2="32.499cm">
                  <text:p/>
                </draw:line>
                <draw:line draw:style-name="gr1" draw:layer="layout" svg:x1="56.3cm" svg:y1="32.499cm" svg:x2="57.099cm" svg:y2="32.499cm">
                  <text:p/>
                </draw:line>
                <draw:line draw:style-name="gr1" draw:layer="layout" svg:x1="57.099cm" svg:y1="32.198cm" svg:x2="57.099cm" svg:y2="32.499cm">
                  <text:p/>
                </draw:line>
                <draw:line draw:style-name="gr1" draw:layer="layout" svg:x1="57.099cm" svg:y1="32.198cm" svg:x2="57.899cm" svg:y2="32.198cm">
                  <text:p/>
                </draw:line>
                <draw:line draw:style-name="gr1" draw:layer="layout" svg:x1="57.899cm" svg:y1="32.198cm" svg:x2="57.899cm" svg:y2="32.499cm">
                  <text:p/>
                </draw:line>
                <draw:line draw:style-name="gr1" draw:layer="layout" svg:x1="57.899cm" svg:y1="32.499cm" svg:x2="58.399cm" svg:y2="32.499cm">
                  <text:p/>
                </draw:line>
                <draw:line draw:style-name="gr1" draw:layer="layout" svg:x1="54.7cm" svg:y1="28.498cm" svg:x2="55.499cm" svg:y2="28.498cm">
                  <text:p/>
                </draw:line>
                <draw:line draw:style-name="gr1" draw:layer="layout" svg:x1="55.499cm" svg:y1="28.498cm" svg:x2="55.499cm" svg:y2="28.799cm">
                  <text:p/>
                </draw:line>
                <draw:line draw:style-name="gr1" draw:layer="layout" svg:x1="55.499cm" svg:y1="28.799cm" svg:x2="56.3cm" svg:y2="28.799cm">
                  <text:p/>
                </draw:line>
                <draw:line draw:style-name="gr1" draw:layer="layout" svg:x1="56.3cm" svg:y1="28.498cm" svg:x2="56.3cm" svg:y2="28.799cm">
                  <text:p/>
                </draw:line>
                <draw:line draw:style-name="gr1" draw:layer="layout" svg:x1="56.3cm" svg:y1="28.498cm" svg:x2="57.099cm" svg:y2="28.498cm">
                  <text:p/>
                </draw:line>
                <draw:line draw:style-name="gr1" draw:layer="layout" svg:x1="57.099cm" svg:y1="28.498cm" svg:x2="57.099cm" svg:y2="28.799cm">
                  <text:p/>
                </draw:line>
                <draw:line draw:style-name="gr1" draw:layer="layout" svg:x1="57.099cm" svg:y1="28.799cm" svg:x2="57.899cm" svg:y2="28.799cm">
                  <text:p/>
                </draw:line>
                <draw:line draw:style-name="gr1" draw:layer="layout" svg:x1="57.899cm" svg:y1="28.498cm" svg:x2="57.899cm" svg:y2="28.799cm">
                  <text:p/>
                </draw:line>
                <draw:line draw:style-name="gr1" draw:layer="layout" svg:x1="57.899cm" svg:y1="28.498cm" svg:x2="58.399cm" svg:y2="28.498cm">
                  <text:p/>
                </draw:line>
                <draw:line draw:style-name="gr1" draw:layer="layout" svg:x1="58.399cm" svg:y1="32.499cm" svg:x2="58.399cm" svg:y2="31.699cm">
                  <text:p/>
                </draw:line>
                <draw:line draw:style-name="gr1" draw:layer="layout" svg:x1="58.7cm" svg:y1="31.699cm" svg:x2="58.399cm" svg:y2="31.699cm">
                  <text:p/>
                </draw:line>
                <draw:line draw:style-name="gr1" draw:layer="layout" svg:x1="58.7cm" svg:y1="31.699cm" svg:x2="58.7cm" svg:y2="30.898cm">
                  <text:p/>
                </draw:line>
                <draw:line draw:style-name="gr1" draw:layer="layout" svg:x1="58.7cm" svg:y1="30.898cm" svg:x2="58.399cm" svg:y2="30.898cm">
                  <text:p/>
                </draw:line>
                <draw:line draw:style-name="gr1" draw:layer="layout" svg:x1="58.399cm" svg:y1="30.898cm" svg:x2="58.399cm" svg:y2="30.099cm">
                  <text:p/>
                </draw:line>
                <draw:line draw:style-name="gr1" draw:layer="layout" svg:x1="58.7cm" svg:y1="30.099cm" svg:x2="58.399cm" svg:y2="30.099cm">
                  <text:p/>
                </draw:line>
                <draw:line draw:style-name="gr1" draw:layer="layout" svg:x1="58.7cm" svg:y1="30.099cm" svg:x2="58.7cm" svg:y2="29.299cm">
                  <text:p/>
                </draw:line>
                <draw:line draw:style-name="gr1" draw:layer="layout" svg:x1="58.7cm" svg:y1="29.299cm" svg:x2="58.399cm" svg:y2="29.299cm">
                  <text:p/>
                </draw:line>
                <draw:line draw:style-name="gr1" draw:layer="layout" svg:x1="58.399cm" svg:y1="29.299cm" svg:x2="58.399cm" svg:y2="28.498cm">
                  <text:p/>
                </draw:line>
              </draw:g>
              <draw:g>
                <draw:path draw:style-name="gr393" draw:text-style-name="P1" draw:layer="layout" svg:width="0.726cm" svg:height="0.641cm" svg:x="55.2cm" svg:y="29.699cm" svg:viewBox="0 0 727 642" svg:d="M388 403v-105h339v248c-33 26-80 48-143 67-62 20-125 29-189 29-82 0-153-13-213-41-61-27-106-66-136-117-31-50-46-106-46-165 0-65 17-122 51-172 34-51 84-89 149-116 50-21 112-31 186-31 96 0 172 16 226 49 54 32 90 77 105 134l-156 23c-11-31-32-55-62-72-30-18-68-27-113-27-69 0-123 17-164 52-40 35-60 87-60 155 0 74 20 129 61 166s95 55 162 55c32 0 65-5 98-15 34-11 62-23 85-38v-79">
                  <text:p/>
                </draw:path>
                <draw:polyline draw:style-name="gr394" draw:text-style-name="P1" draw:layer="layout" svg:width="0.698cm" svg:height="0.62cm" svg:x="56.072cm" svg:y="29.71cm" svg:viewBox="0 0 699 621" draw:points="0,621 0,0 330,0 388,1 438,4 459,7 479,10 496,13 511,17 525,22 538,27 551,33 562,40 573,48 584,56 593,66 602,76 610,87 617,98 623,110 627,122 631,135 634,147 635,161 636,174 635,191 634,199 633,208 631,215 629,223 626,231 623,238 620,245 616,252 611,259 607,265 602,272 596,278 584,290 578,295 571,301 556,310 539,319 520,327 500,333 479,339 455,344 431,347 455,359 466,365 477,372 487,378 497,385 506,392 514,399 523,407 533,416 553,439 577,466 604,500 699,621 511,621 398,486 347,427 328,407 321,400 315,395 309,390 304,386 298,382 292,379 286,376 280,373 274,371 268,369 261,367 254,366 245,364 236,364 214,362 189,362 157,362 157,621">
                  <text:p/>
                </draw:polyline>
                <draw:polyline draw:style-name="gr395" draw:text-style-name="P1" draw:layer="layout" svg:width="0.316cm" svg:height="0.157cm" svg:x="56.229cm" svg:y="29.814cm" svg:viewBox="0 0 317 158" draw:points="0,158 116,158 167,157 208,156 238,154 249,152 257,150 264,148 270,146 276,143 282,140 288,136 292,133 297,128 301,124 305,119 308,114 311,109 313,103 314,97 316,91 316,84 317,77 316,70 315,62 315,59 314,56 313,52 312,49 310,46 309,43 307,40 305,37 303,34 301,32 299,29 296,27 290,22 284,18 278,14 271,11 263,8 255,6 246,4 237,2 223,1 199,1 122,0 0,0">
                  <text:p/>
                </draw:polyline>
                <draw:polygon draw:style-name="gr396" draw:text-style-name="P1" draw:layer="layout" svg:width="0.591cm" svg:height="0.62cm" svg:x="56.856cm" svg:y="29.71cm" svg:viewBox="0 0 592 621" draw:points="0,621 0,0 576,0 576,105 157,105 157,243 547,243 547,347 157,347 157,516 592,516 592,621">
                  <text:p/>
                </draw:polygon>
                <draw:polygon draw:style-name="gr397" draw:text-style-name="P1" draw:layer="layout" svg:width="0.616cm" svg:height="0.62cm" svg:x="57.583cm" svg:y="29.71cm" svg:viewBox="0 0 617 621" draw:points="0,621 0,0 153,0 471,415 471,0 617,0 617,621 459,621 146,216 146,621">
                  <text:p/>
                </draw:polygon>
                <draw:path draw:style-name="gr398" draw:text-style-name="P1" draw:layer="layout" svg:width="0.753cm" svg:height="0.641cm" svg:x="55.228cm" svg:y="30.667cm" svg:viewBox="0 0 754 642" svg:d="M0 325c0-63 12-116 36-159 17-32 41-60 72-85 30-26 64-44 100-57 49-16 105-24 168-24 114 0 206 29 275 85 69 57 103 136 103 237 0 100-34 179-102 235-68 57-159 85-274 85-116 0-207-28-275-84-69-57-103-134-103-233zM162 321c0 70 20 123 61 160 40 36 92 54 155 54 62 0 113-18 153-54 41-36 61-90 61-162 0-71-20-124-59-159-39-36-91-53-155-53-65 0-117 18-157 54-39 35-59 88-59 160z">
                  <text:p/>
                </draw:path>
                <draw:path draw:style-name="gr399" draw:text-style-name="P1" draw:layer="layout" svg:width="0.65cm" svg:height="0.62cm" svg:x="56.105cm" svg:y="30.678cm" svg:viewBox="0 0 651 621" svg:d="M0 0h311c61 0 107 2 137 7 31 3 58 12 81 25 24 13 44 30 60 52 16 21 24 45 24 72 0 29-10 56-29 80-20 25-47 43-80 55 47 11 84 30 109 56 26 27 38 58 38 94 0 28-8 56-25 83-16 26-38 48-67 64-28 15-63 25-105 29-26 2-89 3-189 4h-265M157 103v144h103c61 0 99-1 114-2 27-3 48-10 63-22 15-13 23-29 23-49 0-19-6-34-20-47-13-12-32-19-59-22-15-1-60-2-134-2M157 350v166h145c57 0 93-1 108-3 23-4 42-12 57-25s22-31 22-53c0-19-5-34-17-47-11-13-28-23-49-29-22-6-68-9-139-9">
                  <text:p/>
                </draw:path>
                <draw:polygon draw:style-name="gr400" draw:text-style-name="P1" draw:layer="layout" svg:width="0.546cm" svg:height="0.615cm" svg:x="56.893cm" svg:y="30.682cm" svg:viewBox="0 0 547 616" draw:points="0,616 0,0 157,0 157,511 547,511 547,616">
                  <text:p/>
                </draw:polygon>
                <draw:polygon draw:style-name="gr401" draw:text-style-name="P1" draw:layer="layout" svg:width="0.591cm" svg:height="0.62cm" svg:x="57.553cm" svg:y="30.678cm" svg:viewBox="0 0 592 621" draw:points="0,621 0,0 576,0 576,105 157,105 157,243 547,243 547,347 157,347 157,516 592,516 592,621">
                  <text:p/>
                </draw:polygon>
                <draw:line draw:style-name="gr11" draw:text-style-name="P2" draw:layer="layout" svg:x1="56.23cm" svg:y1="29.815cm" svg:x2="56.23cm" svg:y2="29.973cm">
                  <text:p/>
                </draw:line>
                <draw:line draw:style-name="gr11" draw:text-style-name="P2" draw:layer="layout" svg:x1="56.072cm" svg:y1="30.331cm" svg:x2="56.229cm" svg:y2="30.331cm">
                  <text:p/>
                </draw:line>
                <draw:line draw:style-name="gr11" draw:text-style-name="P2" draw:layer="layout" svg:x1="55.589cm" svg:y1="30.103cm" svg:x2="55.769cm" svg:y2="30.103cm">
                  <text:p/>
                </draw:line>
                <draw:line draw:style-name="gr11" draw:text-style-name="P2" draw:layer="layout" svg:x1="56.106cm" svg:y1="30.67cm" svg:x2="56.106cm" svg:y2="31.3cm">
                  <text:p/>
                </draw:line>
                <draw:line draw:style-name="gr11" draw:text-style-name="P2" draw:layer="layout" svg:x1="56.262cm" svg:y1="30.78cm" svg:x2="56.352cm" svg:y2="30.78cm">
                  <text:p/>
                </draw:line>
                <draw:line draw:style-name="gr11" draw:text-style-name="P2" draw:layer="layout" svg:x1="56.262cm" svg:y1="30.78cm" svg:x2="56.352cm" svg:y2="30.78cm">
                  <text:p/>
                </draw:line>
                <draw:line draw:style-name="gr11" draw:text-style-name="P2" draw:layer="layout" svg:x1="56.262cm" svg:y1="31.029cm" svg:x2="56.397cm" svg:y2="31.029cm">
                  <text:p/>
                </draw:line>
              </draw:g>
              <draw:g>
                <draw:line draw:style-name="gr1" draw:layer="layout" svg:x1="55cm" svg:y1="28.499cm" svg:x2="55.799cm" svg:y2="28.499cm">
                  <text:p/>
                </draw:line>
                <draw:line draw:style-name="gr1" draw:layer="layout" svg:x1="55.799cm" svg:y1="28.198cm" svg:x2="55.799cm" svg:y2="28.499cm">
                  <text:p/>
                </draw:line>
                <draw:line draw:style-name="gr1" draw:layer="layout" svg:x1="55.799cm" svg:y1="28.198cm" svg:x2="56.6cm" svg:y2="28.198cm">
                  <text:p/>
                </draw:line>
                <draw:line draw:style-name="gr1" draw:layer="layout" svg:x1="56.6cm" svg:y1="28.198cm" svg:x2="56.6cm" svg:y2="28.499cm">
                  <text:p/>
                </draw:line>
                <draw:line draw:style-name="gr1" draw:layer="layout" svg:x1="56.6cm" svg:y1="28.499cm" svg:x2="57.399cm" svg:y2="28.499cm">
                  <text:p/>
                </draw:line>
                <draw:line draw:style-name="gr1" draw:layer="layout" svg:x1="57.399cm" svg:y1="28.198cm" svg:x2="57.399cm" svg:y2="28.499cm">
                  <text:p/>
                </draw:line>
                <draw:line draw:style-name="gr1" draw:layer="layout" svg:x1="57.399cm" svg:y1="28.198cm" svg:x2="58.199cm" svg:y2="28.198cm">
                  <text:p/>
                </draw:line>
                <draw:line draw:style-name="gr1" draw:layer="layout" svg:x1="58.199cm" svg:y1="28.198cm" svg:x2="58.199cm" svg:y2="28.499cm">
                  <text:p/>
                </draw:line>
                <draw:line draw:style-name="gr1" draw:layer="layout" svg:x1="58.199cm" svg:y1="28.499cm" svg:x2="58.699cm" svg:y2="28.499cm">
                  <text:p/>
                </draw:line>
                <draw:line draw:style-name="gr1" draw:layer="layout" svg:x1="55cm" svg:y1="24.498cm" svg:x2="55.799cm" svg:y2="24.498cm">
                  <text:p/>
                </draw:line>
                <draw:line draw:style-name="gr1" draw:layer="layout" svg:x1="55.799cm" svg:y1="24.498cm" svg:x2="55.799cm" svg:y2="24.799cm">
                  <text:p/>
                </draw:line>
                <draw:line draw:style-name="gr1" draw:layer="layout" svg:x1="55.799cm" svg:y1="24.799cm" svg:x2="56.6cm" svg:y2="24.799cm">
                  <text:p/>
                </draw:line>
                <draw:line draw:style-name="gr1" draw:layer="layout" svg:x1="56.6cm" svg:y1="24.498cm" svg:x2="56.6cm" svg:y2="24.799cm">
                  <text:p/>
                </draw:line>
                <draw:line draw:style-name="gr1" draw:layer="layout" svg:x1="56.6cm" svg:y1="24.498cm" svg:x2="57.399cm" svg:y2="24.498cm">
                  <text:p/>
                </draw:line>
                <draw:line draw:style-name="gr1" draw:layer="layout" svg:x1="57.399cm" svg:y1="24.498cm" svg:x2="57.399cm" svg:y2="24.799cm">
                  <text:p/>
                </draw:line>
                <draw:line draw:style-name="gr1" draw:layer="layout" svg:x1="57.399cm" svg:y1="24.799cm" svg:x2="58.199cm" svg:y2="24.799cm">
                  <text:p/>
                </draw:line>
                <draw:line draw:style-name="gr1" draw:layer="layout" svg:x1="58.199cm" svg:y1="24.498cm" svg:x2="58.199cm" svg:y2="24.799cm">
                  <text:p/>
                </draw:line>
                <draw:line draw:style-name="gr1" draw:layer="layout" svg:x1="58.199cm" svg:y1="24.498cm" svg:x2="58.699cm" svg:y2="24.498cm">
                  <text:p/>
                </draw:line>
                <draw:line draw:style-name="gr1" draw:layer="layout" svg:x1="55cm" svg:y1="28.499cm" svg:x2="55cm" svg:y2="27.699cm">
                  <text:p/>
                </draw:line>
                <draw:line draw:style-name="gr1" draw:layer="layout" svg:x1="55.299cm" svg:y1="27.699cm" svg:x2="55cm" svg:y2="27.699cm">
                  <text:p/>
                </draw:line>
                <draw:line draw:style-name="gr1" draw:layer="layout" svg:x1="55.299cm" svg:y1="27.699cm" svg:x2="55.299cm" svg:y2="26.898cm">
                  <text:p/>
                </draw:line>
                <draw:line draw:style-name="gr1" draw:layer="layout" svg:x1="55.299cm" svg:y1="26.898cm" svg:x2="55cm" svg:y2="26.898cm">
                  <text:p/>
                </draw:line>
                <draw:line draw:style-name="gr1" draw:layer="layout" svg:x1="55cm" svg:y1="26.898cm" svg:x2="55cm" svg:y2="26.099cm">
                  <text:p/>
                </draw:line>
                <draw:line draw:style-name="gr1" draw:layer="layout" svg:x1="55.299cm" svg:y1="26.099cm" svg:x2="55cm" svg:y2="26.099cm">
                  <text:p/>
                </draw:line>
                <draw:line draw:style-name="gr1" draw:layer="layout" svg:x1="55.299cm" svg:y1="26.099cm" svg:x2="55.299cm" svg:y2="25.299cm">
                  <text:p/>
                </draw:line>
                <draw:line draw:style-name="gr1" draw:layer="layout" svg:x1="55.299cm" svg:y1="25.299cm" svg:x2="55cm" svg:y2="25.299cm">
                  <text:p/>
                </draw:line>
                <draw:line draw:style-name="gr1" draw:layer="layout" svg:x1="55cm" svg:y1="25.299cm" svg:x2="55cm" svg:y2="24.498cm">
                  <text:p/>
                </draw:line>
                <draw:line draw:style-name="gr1" draw:layer="layout" svg:x1="58.699cm" svg:y1="28.499cm" svg:x2="58.699cm" svg:y2="27.699cm">
                  <text:p/>
                </draw:line>
                <draw:line draw:style-name="gr1" draw:layer="layout" svg:x1="59cm" svg:y1="27.699cm" svg:x2="58.699cm" svg:y2="27.699cm">
                  <text:p/>
                </draw:line>
                <draw:line draw:style-name="gr1" draw:layer="layout" svg:x1="59cm" svg:y1="27.699cm" svg:x2="59cm" svg:y2="26.898cm">
                  <text:p/>
                </draw:line>
                <draw:line draw:style-name="gr1" draw:layer="layout" svg:x1="59cm" svg:y1="26.898cm" svg:x2="58.699cm" svg:y2="26.898cm">
                  <text:p/>
                </draw:line>
                <draw:line draw:style-name="gr1" draw:layer="layout" svg:x1="58.699cm" svg:y1="26.898cm" svg:x2="58.699cm" svg:y2="26.099cm">
                  <text:p/>
                </draw:line>
                <draw:line draw:style-name="gr1" draw:layer="layout" svg:x1="59cm" svg:y1="26.099cm" svg:x2="58.699cm" svg:y2="26.099cm">
                  <text:p/>
                </draw:line>
                <draw:line draw:style-name="gr1" draw:layer="layout" svg:x1="59cm" svg:y1="26.099cm" svg:x2="59cm" svg:y2="25.299cm">
                  <text:p/>
                </draw:line>
                <draw:line draw:style-name="gr1" draw:layer="layout" svg:x1="59cm" svg:y1="25.299cm" svg:x2="58.699cm" svg:y2="25.299cm">
                  <text:p/>
                </draw:line>
                <draw:line draw:style-name="gr1" draw:layer="layout" svg:x1="58.699cm" svg:y1="25.299cm" svg:x2="58.699cm" svg:y2="24.498cm">
                  <text:p/>
                </draw:line>
              </draw:g>
              <draw:line draw:style-name="gr1" draw:layer="layout" svg:x1="51.602cm" svg:y1="28.199cm" svg:x2="52.101cm" svg:y2="28.199cm">
                <text:p/>
              </draw:line>
              <draw:line draw:style-name="gr1" draw:layer="layout" svg:x1="52.101cm" svg:y1="28.199cm" svg:x2="52.101cm" svg:y2="28.5cm">
                <text:p/>
              </draw:line>
              <draw:line draw:style-name="gr1" draw:layer="layout" svg:x1="52.101cm" svg:y1="28.5cm" svg:x2="52.902cm" svg:y2="28.5cm">
                <text:p/>
              </draw:line>
              <draw:line draw:style-name="gr1" draw:layer="layout" svg:x1="52.902cm" svg:y1="28.199cm" svg:x2="52.902cm" svg:y2="28.5cm">
                <text:p/>
              </draw:line>
              <draw:line draw:style-name="gr1" draw:layer="layout" svg:x1="52.902cm" svg:y1="28.199cm" svg:x2="53.701cm" svg:y2="28.199cm">
                <text:p/>
              </draw:line>
              <draw:line draw:style-name="gr1" draw:layer="layout" svg:x1="53.701cm" svg:y1="28.199cm" svg:x2="53.701cm" svg:y2="28.5cm">
                <text:p/>
              </draw:line>
              <draw:line draw:style-name="gr1" draw:layer="layout" svg:x1="53.701cm" svg:y1="28.5cm" svg:x2="54.501cm" svg:y2="28.5cm">
                <text:p/>
              </draw:line>
              <draw:line draw:style-name="gr1" draw:layer="layout" svg:x1="54.501cm" svg:y1="28.199cm" svg:x2="54.501cm" svg:y2="28.5cm">
                <text:p/>
              </draw:line>
              <draw:line draw:style-name="gr1" draw:layer="layout" svg:x1="54.501cm" svg:y1="28.199cm" svg:x2="55.001cm" svg:y2="28.199cm">
                <text:p/>
              </draw:line>
              <draw:line draw:style-name="gr1" draw:layer="layout" svg:x1="51.602cm" svg:y1="24.8cm" svg:x2="52.101cm" svg:y2="24.8cm">
                <text:p/>
              </draw:line>
              <draw:line draw:style-name="gr1" draw:layer="layout" svg:x1="52.101cm" svg:y1="24.499cm" svg:x2="52.101cm" svg:y2="24.8cm">
                <text:p/>
              </draw:line>
              <draw:line draw:style-name="gr1" draw:layer="layout" svg:x1="52.101cm" svg:y1="24.499cm" svg:x2="52.902cm" svg:y2="24.499cm">
                <text:p/>
              </draw:line>
              <draw:line draw:style-name="gr1" draw:layer="layout" svg:x1="52.902cm" svg:y1="24.499cm" svg:x2="52.902cm" svg:y2="24.8cm">
                <text:p/>
              </draw:line>
              <draw:line draw:style-name="gr1" draw:layer="layout" svg:x1="52.902cm" svg:y1="24.8cm" svg:x2="53.701cm" svg:y2="24.8cm">
                <text:p/>
              </draw:line>
              <draw:line draw:style-name="gr1" draw:layer="layout" svg:x1="53.701cm" svg:y1="24.499cm" svg:x2="53.701cm" svg:y2="24.8cm">
                <text:p/>
              </draw:line>
              <draw:line draw:style-name="gr1" draw:layer="layout" svg:x1="53.701cm" svg:y1="24.499cm" svg:x2="54.501cm" svg:y2="24.499cm">
                <text:p/>
              </draw:line>
              <draw:line draw:style-name="gr1" draw:layer="layout" svg:x1="54.501cm" svg:y1="24.499cm" svg:x2="54.501cm" svg:y2="24.8cm">
                <text:p/>
              </draw:line>
              <draw:line draw:style-name="gr1" draw:layer="layout" svg:x1="54.501cm" svg:y1="24.8cm" svg:x2="55.001cm" svg:y2="24.8cm">
                <text:p/>
              </draw:line>
              <draw:line draw:style-name="gr1" draw:layer="layout" svg:x1="51.602cm" svg:y1="28.199cm" svg:x2="51.602cm" svg:y2="27.7cm">
                <text:p/>
              </draw:line>
              <draw:line draw:style-name="gr1" draw:layer="layout" svg:x1="51.602cm" svg:y1="27.7cm" svg:x2="51.301cm" svg:y2="27.7cm">
                <text:p/>
              </draw:line>
              <draw:line draw:style-name="gr1" draw:layer="layout" svg:x1="51.301cm" svg:y1="27.7cm" svg:x2="51.301cm" svg:y2="26.899cm">
                <text:p/>
              </draw:line>
              <draw:line draw:style-name="gr1" draw:layer="layout" svg:x1="51.602cm" svg:y1="26.899cm" svg:x2="51.301cm" svg:y2="26.899cm">
                <text:p/>
              </draw:line>
              <draw:line draw:style-name="gr1" draw:layer="layout" svg:x1="51.602cm" svg:y1="26.899cm" svg:x2="51.602cm" svg:y2="26.1cm">
                <text:p/>
              </draw:line>
              <draw:line draw:style-name="gr1" draw:layer="layout" svg:x1="51.602cm" svg:y1="26.1cm" svg:x2="51.301cm" svg:y2="26.1cm">
                <text:p/>
              </draw:line>
              <draw:line draw:style-name="gr1" draw:layer="layout" svg:x1="51.301cm" svg:y1="26.1cm" svg:x2="51.301cm" svg:y2="25.3cm">
                <text:p/>
              </draw:line>
              <draw:line draw:style-name="gr1" draw:layer="layout" svg:x1="51.602cm" svg:y1="25.3cm" svg:x2="51.301cm" svg:y2="25.3cm">
                <text:p/>
              </draw:line>
              <draw:line draw:style-name="gr1" draw:layer="layout" svg:x1="51.602cm" svg:y1="25.3cm" svg:x2="51.602cm" svg:y2="24.8cm">
                <text:p/>
              </draw:line>
              <draw:line draw:style-name="gr1" draw:layer="layout" svg:x1="55.001cm" svg:y1="28.199cm" svg:x2="55.001cm" svg:y2="27.7cm">
                <text:p/>
              </draw:line>
              <draw:line draw:style-name="gr1" draw:layer="layout" svg:x1="55.302cm" svg:y1="27.7cm" svg:x2="55.001cm" svg:y2="27.7cm">
                <text:p/>
              </draw:line>
              <draw:line draw:style-name="gr1" draw:layer="layout" svg:x1="55.302cm" svg:y1="27.7cm" svg:x2="55.302cm" svg:y2="26.899cm">
                <text:p/>
              </draw:line>
              <draw:line draw:style-name="gr1" draw:layer="layout" svg:x1="55.302cm" svg:y1="26.899cm" svg:x2="55.001cm" svg:y2="26.899cm">
                <text:p/>
              </draw:line>
              <draw:line draw:style-name="gr1" draw:layer="layout" svg:x1="55.001cm" svg:y1="26.899cm" svg:x2="55.001cm" svg:y2="26.1cm">
                <text:p/>
              </draw:line>
              <draw:line draw:style-name="gr1" draw:layer="layout" svg:x1="55.302cm" svg:y1="26.1cm" svg:x2="55.001cm" svg:y2="26.1cm">
                <text:p/>
              </draw:line>
              <draw:line draw:style-name="gr1" draw:layer="layout" svg:x1="55.302cm" svg:y1="26.1cm" svg:x2="55.302cm" svg:y2="25.3cm">
                <text:p/>
              </draw:line>
              <draw:line draw:style-name="gr1" draw:layer="layout" svg:x1="55.302cm" svg:y1="25.3cm" svg:x2="55.001cm" svg:y2="25.3cm">
                <text:p/>
              </draw:line>
              <draw:line draw:style-name="gr1" draw:layer="layout" svg:x1="55.001cm" svg:y1="25.3cm" svg:x2="55.001cm" svg:y2="24.8cm">
                <text:p/>
              </draw:line>
              <draw:path draw:style-name="gr402" draw:text-style-name="P1" draw:layer="layout" svg:width="2.399cm" svg:height="2.559cm" svg:x="52.101cm" svg:y="25.24cm" svg:viewBox="0 0 2400 2560" svg:d="M1188 0c-587 0-1076 417-1188 970h489c100-286 372-491 692-491 406 0 734 329 734 734s-328 734-734 734c-320 0-593-205-693-492h-42-446c0 0 0 90 0 608s446 497 446 497v-390c205 159 462 254 742 254 669 0 1212-543 1212-1212s-543-1212-1212-1212z">
                <text:p/>
              </draw:path>
            </draw:g>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60cm" fo:page-height="4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idier Donsez</meta:initial-creator>
    <meta:creation-date>2015-05-18T14:16:29.383250000</meta:creation-date>
    <dc:date>2015-05-18T14:20:25.197905000</dc:date>
    <dc:creator>Didier Donsez</dc:creator>
    <meta:editing-duration>P0D</meta:editing-duration>
    <meta:editing-cycles>1</meta:editing-cycles>
    <meta:document-statistic meta:object-count="4786"/>
    <meta:generator>LibreOffice/4.2.7.2$MacOSX_X86_64 LibreOffice_project/933c0aa564ec4f8883ed5732c866db48dca4dac5</meta:generator>
  </office:meta>
</office:document-meta>
</file>